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441cm"/>
    </style:style>
    <style:style style:name="co13" style:family="table-column">
      <style:table-column-properties fo:break-before="auto" style:column-width="1.109cm"/>
    </style:style>
    <style:style style:name="co11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0.582cm"/>
    </style:style>
    <style:style style:name="co20" style:family="table-column">
      <style:table-column-properties fo:break-before="auto" style:column-width="1.485cm"/>
    </style:style>
    <style:style style:name="co21" style:family="table-column">
      <style:table-column-properties fo:break-before="auto" style:column-width="1.886cm"/>
    </style:style>
    <style:style style:name="co8" style:family="table-column">
      <style:table-column-properties fo:break-before="auto" style:column-width="2.325cm"/>
    </style:style>
    <style:style style:name="co9" style:family="table-column">
      <style:table-column-properties fo:break-before="auto" style:column-width="2.191cm"/>
    </style:style>
    <style:style style:name="co10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.304cm"/>
    </style:style>
    <style:style style:name="co16" style:family="table-column">
      <style:table-column-properties fo:break-before="auto" style:column-width="1.221cm"/>
    </style:style>
    <style:style style:name="co17" style:family="table-column">
      <style:table-column-properties fo:break-before="auto" style:column-width="1.774cm"/>
    </style:style>
    <style:style style:name="co22" style:family="table-column">
      <style:table-column-properties fo:break-before="auto" style:column-width="3cm"/>
    </style:style>
    <style:style style:name="co23" style:family="table-column">
      <style:table-column-properties fo:break-before="auto" style:column-width="1.748cm"/>
    </style:style>
    <style:style style:name="co24" style:family="table-column">
      <style:table-column-properties fo:break-before="auto" style:column-width="1.692cm"/>
    </style:style>
    <style:style style:name="co25" style:family="table-column">
      <style:table-column-properties fo:break-before="auto" style:column-width="1.386cm"/>
    </style:style>
    <style:style style:name="co26" style:family="table-column">
      <style:table-column-properties fo:break-before="auto" style:column-width="1.803cm"/>
    </style:style>
    <style:style style:name="co27" style:family="table-column">
      <style:table-column-properties fo:break-before="auto" style:column-width="0.859cm"/>
    </style:style>
    <style:style style:name="co28" style:family="table-column">
      <style:table-column-properties fo:break-before="auto" style:column-width="2.605cm"/>
    </style:style>
    <style:style style:name="co29" style:family="table-column">
      <style:table-column-properties fo:break-before="auto" style:column-width="1.192cm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order="0.035cm solid #000000"/>
    </style:style>
    <style:style style:name="ce16" style:family="table-cell" style:parent-style-name="Default">
      <style:text-properties style:font-name="Arial" style:font-name-asian="ＭＳ Ｐゴシック1" style:font-name-complex="Mang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0.035cm solid #000000" fo:border-right="none" fo:border-top="none"/>
    </style:style>
    <style:style style:name="ce12" style:family="table-cell" style:parent-style-name="Default">
      <style:table-cell-properties fo:border-bottom="none" fo:border-left="none" fo:border-right="0.035cm solid #000000" fo:border-top="none"/>
    </style:style>
    <style:style style:name="ce17" style:family="table-cell" style:parent-style-name="Default">
      <style:table-cell-properties fo:border-bottom="none" fo:border-left="0.035cm solid #000000" fo:border-right="none" fo:border-top="0.035cm solid #000000"/>
    </style:style>
    <style:style style:name="ce18" style:family="table-cell" style:parent-style-name="Default">
      <style:table-cell-properties fo:border-bottom="0.035cm solid #000000" fo:border-left="0.035cm solid #000000" fo:border-right="none" fo:border-top="none"/>
    </style:style>
    <style:style style:name="ce19" style:family="table-cell" style:parent-style-name="Default">
      <style:table-cell-properties fo:border-bottom="none" fo:border-left="none" fo:border-right="0.035cm solid #000000" fo:border-top="0.035cm solid #000000"/>
    </style:style>
    <style:style style:name="ce20" style:family="table-cell" style:parent-style-name="Default">
      <style:table-cell-properties fo:border-bottom="0.035cm solid #000000" fo:border-left="none" fo:border-right="0.035cm solid #000000" fo:border-top="none"/>
    </style:style>
    <style:style style:name="ce10" style:family="table-cell" style:parent-style-name="Default" style:data-style-name="N109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ＭＳ Ｐゴシック" style:font-name-asian="ＭＳ Ｐゴシック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ＭＳ Ｐゴシック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tyle="normal" style:font-style-asian="normal" style:font-style-complex="normal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種族表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2" table:number-columns-repeated="2" table:default-cell-style-name="ce14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number-columns-repeated="2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26" table:number-columns-repeated="2" table:default-cell-style-name="Default"/>
        <table:table-column table:style-name="co13" table:default-cell-style-name="ce11"/>
        <table:table-column table:style-name="co13" table:number-columns-repeated="4" table:default-cell-style-name="Default"/>
        <table:table-column table:style-name="co13" table:default-cell-style-name="ce12"/>
        <table:table-column table:style-name="co27" table:number-columns-repeated="17" table:default-cell-style-name="Default"/>
        <table:table-column table:style-name="co9" table:default-cell-style-name="Default"/>
        <table:table-column table:style-name="co14" table:number-columns-repeated="2" table:default-cell-style-name="Default"/>
        <table:table-column table:style-name="co14" table:number-columns-repeated="3" table:default-cell-style-name="ce25"/>
        <table:table-column table:style-name="co28" table:default-cell-style-name="ce25"/>
        <table:table-column table:style-name="co9" table:default-cell-style-name="Default"/>
        <table:table-column table:style-name="co29" table:number-columns-repeated="9" table:default-cell-style-name="Default"/>
        <table:table-column table:style-name="co9" table:default-cell-style-name="Default"/>
        <table:table-column table:style-name="co14" table:default-cell-style-name="Default"/>
        <table:table-row table:style-name="ro5">
          <table:table-cell table:style-name="ce10" office:value-type="date" office:date-value="2013-01-28">
            <text:p>1月28日</text:p>
          </table:table-cell>
          <table:table-cell office:value-type="string">
            <text:p>名前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S</text:p>
          </table:table-cell>
          <table:table-cell office:value-type="string">
            <text:p>合計</text:p>
          </table:table-cell>
          <table:table-cell office:value-type="string">
            <text:p>属性1</text:p>
          </table:table-cell>
          <table:table-cell office:value-type="string">
            <text:p>属性2</text:p>
          </table:table-cell>
          <table:table-cell office:value-type="string">
            <text:p>新情報</text:p>
          </table:table-cell>
          <table:table-cell office:value-type="string">
            <text:p>尖合計</text:p>
          </table:table-cell>
          <table:table-cell office:value-type="string">
            <text:p>AC低い方</text:p>
          </table:table-cell>
          <table:table-cell office:value-type="string">
            <text:p>スキル1</text:p>
          </table:table-cell>
          <table:table-cell office:value-type="string">
            <text:p>スキル2</text:p>
          </table:table-cell>
          <table:table-cell office:value-type="string">
            <text:p>名前</text:p>
          </table:table-cell>
          <table:table-cell table:style-name="ce24" office:value-type="string">
            <text:p>継続技</text:p>
          </table:table-cell>
          <table:table-cell table:style-name="ce25" office:value-type="string">
            <text:p>固定D</text:p>
          </table:table-cell>
          <table:table-cell table:style-name="ce25" office:value-type="string">
            <text:p>回避技</text:p>
          </table:table-cell>
          <table:table-cell table:style-name="ce25" office:value-type="string">
            <text:p>先制技</text:p>
          </table:table-cell>
          <table:table-cell office:value-type="string">
            <text:p>タイプ</text:p>
          </table:table-cell>
          <table:table-cell office:value-type="string">
            <text:p>種類</text:p>
          </table:table-cell>
          <table:table-cell office:value-type="string">
            <text:p>威力</text:p>
          </table:table-cell>
          <table:table-cell office:value-type="string">
            <text:p>先制威力目安</text:p>
          </table:table-cell>
          <table:table-cell office:value-type="string">
            <text:p>名前</text:p>
          </table:table-cell>
          <table:table-cell office:value-type="string">
            <text:p>属性＼</text:p>
          </table:table-cell>
          <table:table-cell office:value-type="string">
            <text:p>攻撃属性</text:p>
          </table:table-cell>
          <table:table-cell office:value-type="string">
            <text:p>攻属1</text:p>
          </table:table-cell>
          <table:table-cell office:value-type="string">
            <text:p>攻属2</text:p>
          </table:table-cell>
          <table:table-cell office:value-type="string">
            <text:p>攻属3</text:p>
          </table:table-cell>
          <table:table-cell office:value-type="string">
            <text:p>攻属4</text:p>
          </table:table-cell>
          <table:table-cell office:value-type="string">
            <text:p>攻属5</text:p>
          </table:table-cell>
          <table:table-cell office:value-type="string">
            <text:p>攻属6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鋼</text:p>
          </table:table-cell>
          <table:table-cell office:value-type="string">
            <text:p>名前</text:p>
          </table:table-cell>
          <table:table-cell office:value-type="string">
            <office:annotation draw:style-name="gr1" draw:text-style-name="P1" svg:width="2.899cm" svg:height="0.949cm" svg:x="71.285cm" svg:y="0cm" draw:caption-point-x="-0.61cm" draw:caption-point-y="0.01cm">
              <dc:date>2013-01-16T00:00:00</dc:date>
              <text:p text:style-name="P1"><text:span text:style-name="T1">物理耐久</text:span><text:span text:style-name="T1">+</text:span><text:span text:style-name="T1">特殊耐久</text:span></text:p>
            </office:annotation>
            <text:p>総合耐久</text:p>
          </table:table-cell>
          <table:table-cell office:value-type="string">
            <office:annotation draw:style-name="gr1" draw:text-style-name="P1" svg:width="2.899cm" svg:height="0.596cm" svg:x="73.543cm" svg:y="0cm" draw:caption-point-x="-0.61cm" draw:caption-point-y="0.01cm">
              <dc:date>2013-01-16T00:00:00</dc:date>
              <text:p text:style-name="P1"><text:span text:style-name="T1">H64</text:span><text:span text:style-name="T1">振り時の</text:span><text:span text:style-name="T1">H×B</text:span></text:p>
            </office:annotation>
            <text:p>物理耐久</text:p>
          </table:table-cell>
          <table:table-cell office:value-type="string">
            <office:annotation draw:style-name="gr1" draw:text-style-name="P1" svg:width="2.899cm" svg:height="0.596cm" svg:x="75.801cm" svg:y="0cm" draw:caption-point-x="-0.61cm" draw:caption-point-y="0.01cm">
              <dc:date>2013-01-16T00:00:00</dc:date>
              <text:p text:style-name="P1"><text:span text:style-name="T1">H64</text:span><text:span text:style-name="T1">振り時の</text:span><text:span text:style-name="T1">H×D</text:span></text:p>
            </office:annotation>
            <text:p>特殊耐久</text:p>
          </table:table-cell>
          <table:table-cell office:value-type="string">
            <office:annotation draw:style-name="gr1" draw:text-style-name="P1" svg:width="2.899cm" svg:height="0.991cm" svg:x="78.059cm" svg:y="0cm" draw:caption-point-x="-0.61cm" draw:caption-point-y="0.01cm">
              <dc:date>2013-01-16T00:00:00</dc:date>
              <text:p text:style-name="P1"><text:span text:style-name="T1">AS64</text:span><text:span text:style-name="T1">振り時の</text:span><text:span text:style-name="T1">A×S</text:span></text:p>
            </office:annotation>
            <text:p>物AT指数</text:p>
          </table:table-cell>
          <table:table-cell office:value-type="string">
            <office:annotation draw:style-name="gr1" draw:text-style-name="P1" svg:width="2.899cm" svg:height="0.991cm" svg:x="80.318cm" svg:y="0cm" draw:caption-point-x="-0.61cm" draw:caption-point-y="0.01cm">
              <dc:date>2013-01-16T00:00:00</dc:date>
              <text:p text:style-name="P1"><text:span text:style-name="T1">CS64</text:span><text:span text:style-name="T1">振り時の</text:span><text:span text:style-name="T1">C×S</text:span></text:p>
            </office:annotation>
            <text:p>特AT指数</text:p>
          </table:table-cell>
          <table:table-cell office:value-type="string">
            <office:annotation draw:style-name="gr1" draw:text-style-name="P1" svg:width="2.899cm" svg:height="0.949cm" svg:x="82.913cm" svg:y="0cm" draw:caption-point-x="-0.61cm" draw:caption-point-y="0.01cm">
              <dc:date>2013-01-16T00:00:00</dc:date>
              <text:p text:style-name="P1"><text:span text:style-name="T1">AC</text:span><text:span text:style-name="T1">高い方</text:span><text:span text:style-name="T1">×</text:span><text:span text:style-name="T1">総合耐久</text:span></text:p>
            </office:annotation>
            <text:p>殴り合い指数</text:p>
          </table:table-cell>
          <table:table-cell office:value-type="string">
            <text:p>名前</text:p>
          </table:table-cell>
          <table:table-cell office:value-type="string">
            <text:p>非ちび</text:p>
          </table:table-cell>
          <table:table-cell table:style-name="ce2" office:value-type="string">
            <text:p>霊珠 </text:p>
          </table:table-cell>
          <table:table-cell table:style-name="ce27" office:value-type="string">
            <text:p>力</text:p>
          </table:table-cell>
          <table:table-cell table:style-name="ce27" office:value-type="string">
            <text:p>守</text:p>
          </table:table-cell>
          <table:table-cell table:style-name="ce27" office:value-type="string">
            <text:p>疾風</text:p>
          </table:table-cell>
          <table:table-cell table:style-name="ce27" office:value-type="string">
            <text:p>祝福</text:p>
          </table:table-cell>
          <table:table-cell table:style-name="ce27" office:value-type="string">
            <text:p>技</text:p>
          </table:table-cell>
          <table:table-cell table:style-name="ce27" office:value-type="string">
            <text:p>一夜</text:p>
          </table:table-cell>
          <table:table-cell table:style-name="ce27" office:value-type="string">
            <text:p>奇跡</text:p>
          </table:table-cell>
          <table:table-cell office:value-type="string">
            <text:p>名前</text:p>
          </table:table-cell>
          <table:table-cell office:value-type="string">
            <text:p>髪（主観による目安）</text:p>
          </table:table-cell>
        </table:table-row>
        <table:table-row table:style-name="ro5">
          <table:table-cell office:value-type="float" office:value="1">
            <text:p>1</text:p>
          </table:table-cell>
          <table:table-cell table:style-name="ce2" office:value-type="string">
            <text:p><text:a xlink:href="http://www14.atwiki.jp/tamakagura/pages/143.html">秋姉妹</text:a>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table:formula="of:=SUM([.C2:.H2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2]-[.N2]" office:value-type="float" office:value="455">
            <text:p>455</text:p>
          </table:table-cell>
          <table:table-cell table:formula="of:=MIN([.D2]; [.F2])" office:value-type="float" office:value="105">
            <text:p>105</text:p>
          </table:table-cell>
          <table:table-cell table:style-name="ce21" office:value-type="string">
            <text:p>味25%状態回復</text:p>
          </table:table-cell>
          <table:table-cell table:style-name="ce21" office:value-type="string">
            <text:p>敵VP4%減少</text:p>
          </table:table-cell>
          <table:table-cell table:style-name="ce2" office:value-type="string">
            <text:p><text:a xlink:href="http://www14.atwiki.jp/tamakagura/pages/143.html">秋姉妹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3.html">秋姉妹</text:a>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9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43.html">秋姉妹</text:a></text:p>
          </table:table-cell>
          <table:table-cell table:formula="of:=[.BB2]+[.BC2]" office:value-type="float" office:value="157560">
            <text:p>157560</text:p>
          </table:table-cell>
          <table:table-cell table:formula="of:=([.C2]*2+64+130)*([.E2]*2+25)" office:value-type="float" office:value="78780">
            <text:p>78780</text:p>
          </table:table-cell>
          <table:table-cell table:formula="of:=([.C2]*2+64+130)*([.G2]*2+25)" office:value-type="float" office:value="78780">
            <text:p>78780</text:p>
          </table:table-cell>
          <table:table-cell table:formula="of:=([.D2]*2+89)*([.H2]*2+89)" office:value-type="float" office:value="71461">
            <text:p>71461</text:p>
          </table:table-cell>
          <table:table-cell table:formula="of:=([.F2]*2+89)*([.H2]*2+89)" office:value-type="float" office:value="71461">
            <text:p>71461</text:p>
          </table:table-cell>
          <table:table-cell table:formula="of:=[.BA2]*(MAX([.D2]; [.F2])*2+89)" office:value-type="float" office:value="47110440">
            <text:p>47110440</text:p>
          </table:table-cell>
          <table:table-cell table:style-name="ce2" office:value-type="string">
            <text:p><text:a xlink:href="http://www14.atwiki.jp/tamakagura/pages/143.html">秋姉妹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5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43.html">秋姉妹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2">
            <text:p>2</text:p>
          </table:table-cell>
          <table:table-cell table:style-name="ce2" office:value-type="string">
            <text:p><text:a xlink:href="http://www14.atwiki.jp/tamakagura/pages/94.html">阿求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0">
            <text:p>30</text:p>
          </table:table-cell>
          <table:table-cell table:style-name="ce2" table:formula="of:=SUM([.C3:.H3])" office:value-type="float" office:value="260">
            <text:p>26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]-[.N3]" office:value-type="float" office:value="230">
            <text:p>230</text:p>
          </table:table-cell>
          <table:table-cell table:formula="of:=MIN([.D3]; [.F3])" office:value-type="float" office:value="30">
            <text:p>30</text:p>
          </table:table-cell>
          <table:table-cell table:style-name="ce21" office:value-type="string">
            <text:p>全コピー</text:p>
          </table:table-cell>
          <table:table-cell table:style-name="ce21"/>
          <table:table-cell table:style-name="ce2" office:value-type="string">
            <text:p><text:a xlink:href="http://www14.atwiki.jp/tamakagura/pages/94.html">阿求</text:a></text:p>
          </table:table-cell>
          <table:table-cell table:number-columns-repeated="8"/>
          <table:table-cell table:style-name="ce2" office:value-type="string">
            <text:p><text:a xlink:href="http://www14.atwiki.jp/tamakagura/pages/94.html">阿求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table:number-columns-repeated="23"/>
          <table:table-cell table:style-name="ce2" office:value-type="string">
            <text:p><text:a xlink:href="http://www14.atwiki.jp/tamakagura/pages/94.html">阿求</text:a></text:p>
          </table:table-cell>
          <table:table-cell table:formula="of:=[.BB3]+[.BC3]" office:value-type="float" office:value="81420">
            <text:p>81420</text:p>
          </table:table-cell>
          <table:table-cell table:formula="of:=([.C3]*2+64+130)*([.E3]*2+25)" office:value-type="float" office:value="37170">
            <text:p>37170</text:p>
          </table:table-cell>
          <table:table-cell table:formula="of:=([.C3]*2+64+130)*([.G3]*2+25)" office:value-type="float" office:value="44250">
            <text:p>44250</text:p>
          </table:table-cell>
          <table:table-cell table:formula="of:=([.D3]*2+89)*([.H3]*2+89)" office:value-type="float" office:value="22201">
            <text:p>22201</text:p>
          </table:table-cell>
          <table:table-cell table:formula="of:=([.F3]*2+89)*([.H3]*2+89)" office:value-type="float" office:value="22201">
            <text:p>22201</text:p>
          </table:table-cell>
          <table:table-cell table:formula="of:=[.BA3]*(MAX([.D3]; [.F3])*2+89)" office:value-type="float" office:value="12131580">
            <text:p>12131580</text:p>
          </table:table-cell>
          <table:table-cell table:style-name="ce2" office:value-type="string">
            <text:p><text:a xlink:href="http://www14.atwiki.jp/tamakagura/pages/94.html">阿求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94.html">阿求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3">
            <text:p>3</text:p>
          </table:table-cell>
          <table:table-cell table:style-name="ce2" office:value-type="string">
            <text:p><text:a xlink:href="http://www14.atwiki.jp/tamakagura/pages/20.html">ちびあや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5">
            <text:p>85</text:p>
          </table:table-cell>
          <table:table-cell table:style-name="ce2" table:formula="of:=SUM([.C4:.H4])" office:value-type="float" office:value="400">
            <text:p>40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]-[.N4]" office:value-type="float" office:value="370">
            <text:p>370</text:p>
          </table:table-cell>
          <table:table-cell table:formula="of:=MIN([.D4]; [.F4])" office:value-type="float" office:value="30">
            <text:p>30</text:p>
          </table:table-cell>
          <table:table-cell table:style-name="ce21" office:value-type="string">
            <text:p>35%回避↑</text:p>
          </table:table-cell>
          <table:table-cell table:style-name="ce21"/>
          <table:table-cell table:style-name="ce2" office:value-type="string">
            <text:p><text:a xlink:href="http://www14.atwiki.jp/tamakagura/pages/20.html">ちびあや</text:a></text:p>
          </table:table-cell>
          <table:table-cell table:number-columns-repeated="8"/>
          <table:table-cell table:style-name="ce2" office:value-type="string">
            <text:p><text:a xlink:href="http://www14.atwiki.jp/tamakagura/pages/20.html">ちびあや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0.html">ちびあや</text:a></text:p>
          </table:table-cell>
          <table:table-cell table:formula="of:=[.BB4]+[.BC4]" office:value-type="float" office:value="99760">
            <text:p>99760</text:p>
          </table:table-cell>
          <table:table-cell table:formula="of:=([.C4]*2+64+130)*([.E4]*2+25)" office:value-type="float" office:value="46440">
            <text:p>46440</text:p>
          </table:table-cell>
          <table:table-cell table:formula="of:=([.C4]*2+64+130)*([.G4]*2+25)" office:value-type="float" office:value="53320">
            <text:p>53320</text:p>
          </table:table-cell>
          <table:table-cell table:formula="of:=([.D4]*2+89)*([.H4]*2+89)" office:value-type="float" office:value="69671">
            <text:p>69671</text:p>
          </table:table-cell>
          <table:table-cell table:formula="of:=([.F4]*2+89)*([.H4]*2+89)" office:value-type="float" office:value="38591">
            <text:p>38591</text:p>
          </table:table-cell>
          <table:table-cell table:formula="of:=[.BA4]*(MAX([.D4]; [.F4])*2+89)" office:value-type="float" office:value="26835440">
            <text:p>26835440</text:p>
          </table:table-cell>
          <table:table-cell table:style-name="ce2" office:value-type="string">
            <text:p><text:a xlink:href="http://www14.atwiki.jp/tamakagura/pages/20.html">ちびあや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20.html">ちびあや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4">
            <text:p>4</text:p>
          </table:table-cell>
          <table:table-cell table:style-name="ce2" office:value-type="string">
            <text:p><text:a xlink:href="http://www14.atwiki.jp/tamakagura/pages/20.html">N文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10">
            <text:p>110</text:p>
          </table:table-cell>
          <table:table-cell table:style-name="ce2" table:formula="of:=SUM([.C5:.H5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13" table:formula="of:=[.I5]-[.N5]" office:value-type="float" office:value="505">
            <text:p>505</text:p>
          </table:table-cell>
          <table:table-cell table:formula="of:=MIN([.D5]; [.F5])" office:value-type="float" office:value="40">
            <text:p>40</text:p>
          </table:table-cell>
          <table:table-cell table:style-name="ce21" office:value-type="string">
            <text:p>35%回避↑</text:p>
          </table:table-cell>
          <table:table-cell table:style-name="ce21" office:value-type="string">
            <text:p>炎氷25%軽減</text:p>
          </table:table-cell>
          <table:table-cell table:style-name="ce2" office:value-type="string">
            <text:p><text:a xlink:href="http://www14.atwiki.jp/tamakagura/pages/20.html">N文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5]*2+89)*[.X5]*IF(OR([.J5]=[.V5]; [.K5]=[.V5]); 1.5; 1)" office:value-type="float" office:value="35880">
            <text:p>35880</text:p>
          </table:table-cell>
          <table:table-cell table:style-name="ce2" office:value-type="string">
            <text:p><text:a xlink:href="http://www14.atwiki.jp/tamakagura/pages/20.html">N文</text:a></text:p>
          </table:table-cell>
          <table:table-cell office:value-type="string">
            <text:p>風</text:p>
          </table:table-cell>
          <table:table-cell office:value-type="string">
            <text:p>無</text:p>
          </table:table-cell>
          <table:table-cell office:value-type="string">
            <text:p>風</text:p>
          </table:table-cell>
          <table:table-cell office:value-type="string">
            <text:p>無</text:p>
          </table:table-cell>
          <table:table-cell office:value-type="string">
            <text:p>闘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0.html">N文</text:a></text:p>
          </table:table-cell>
          <table:table-cell table:formula="of:=[.BB5]+[.BC5]" office:value-type="float" office:value="169740">
            <text:p>169740</text:p>
          </table:table-cell>
          <table:table-cell table:style-name="ce25" table:formula="of:=([.C5]*2+64+130)*([.E5]*2+25)" office:value-type="float" office:value="80730">
            <text:p>80730</text:p>
          </table:table-cell>
          <table:table-cell table:formula="of:=([.C5]*2+64+130)*([.G5]*2+25)" office:value-type="float" office:value="89010">
            <text:p>89010</text:p>
          </table:table-cell>
          <table:table-cell table:style-name="ce26" table:formula="of:=([.D5]*2+89)*([.H5]*2+89)" office:value-type="float" office:value="92391">
            <text:p>92391</text:p>
          </table:table-cell>
          <table:table-cell table:formula="of:=([.F5]*2+89)*([.H5]*2+89)" office:value-type="float" office:value="52221">
            <text:p>52221</text:p>
          </table:table-cell>
          <table:table-cell table:formula="of:=[.BA5]*(MAX([.D5]; [.F5])*2+89)" office:value-type="float" office:value="50752260">
            <text:p>50752260</text:p>
          </table:table-cell>
          <table:table-cell table:style-name="ce2" office:value-type="string">
            <text:p><text:a xlink:href="http://www14.atwiki.jp/tamakagura/pages/20.html">N文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20.html">N文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5">
            <text:p>5</text:p>
          </table:table-cell>
          <table:table-cell table:style-name="ce2" office:value-type="string">
            <text:p><text:a xlink:href="http://www14.atwiki.jp/tamakagura/pages/20.html">A文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20">
            <text:p>120</text:p>
          </table:table-cell>
          <table:table-cell table:style-name="ce2" table:formula="of:=SUM([.C6:.H6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13" table:formula="of:=[.I6]-[.N6]" office:value-type="float" office:value="505">
            <text:p>505</text:p>
          </table:table-cell>
          <table:table-cell table:formula="of:=MIN([.D6]; [.F6])" office:value-type="float" office:value="40">
            <text:p>40</text:p>
          </table:table-cell>
          <table:table-cell table:style-name="ce21" office:value-type="string">
            <text:p>35%回避↑</text:p>
          </table:table-cell>
          <table:table-cell table:style-name="ce21" office:value-type="string">
            <text:p>命中↓防止</text:p>
          </table:table-cell>
          <table:table-cell table:style-name="ce2" office:value-type="string">
            <text:p><text:a xlink:href="http://www14.atwiki.jp/tamakagura/pages/20.html">A文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20.html">A文</text:a>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table:number-columns-repeated="10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0.html">A文</text:a></text:p>
          </table:table-cell>
          <table:table-cell table:formula="of:=[.BB6]+[.BC6]" office:value-type="float" office:value="149760">
            <text:p>149760</text:p>
          </table:table-cell>
          <table:table-cell table:formula="of:=([.C6]*2+64+130)*([.E6]*2+25)" office:value-type="float" office:value="71040">
            <text:p>71040</text:p>
          </table:table-cell>
          <table:table-cell table:formula="of:=([.C6]*2+64+130)*([.G6]*2+25)" office:value-type="float" office:value="78720">
            <text:p>78720</text:p>
          </table:table-cell>
          <table:table-cell table:style-name="ce26" table:formula="of:=([.D6]*2+89)*([.H6]*2+89)" office:value-type="float" office:value="108241">
            <text:p>108241</text:p>
          </table:table-cell>
          <table:table-cell table:formula="of:=([.F6]*2+89)*([.H6]*2+89)" office:value-type="float" office:value="55601">
            <text:p>55601</text:p>
          </table:table-cell>
          <table:table-cell table:formula="of:=[.BA6]*(MAX([.D6]; [.F6])*2+89)" office:value-type="float" office:value="49271040">
            <text:p>49271040</text:p>
          </table:table-cell>
          <table:table-cell table:style-name="ce2" office:value-type="string">
            <text:p><text:a xlink:href="http://www14.atwiki.jp/tamakagura/pages/20.html">A文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0.html">A文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6">
            <text:p>6</text:p>
          </table:table-cell>
          <table:table-cell table:style-name="ce2" office:value-type="string">
            <text:p><text:a xlink:href="http://www14.atwiki.jp/tamakagura/pages/20.html">S文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50">
            <text:p>150</text:p>
          </table:table-cell>
          <table:table-cell table:style-name="ce2" table:formula="of:=SUM([.C7:.H7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13" table:formula="of:=[.I7]-[.N7]" office:value-type="float" office:value="505">
            <text:p>505</text:p>
          </table:table-cell>
          <table:table-cell table:formula="of:=MIN([.D7]; [.F7])" office:value-type="float" office:value="40">
            <text:p>40</text:p>
          </table:table-cell>
          <table:table-cell table:style-name="ce21" office:value-type="string">
            <text:p>35%回避↑</text:p>
          </table:table-cell>
          <table:table-cell table:style-name="ce21" office:value-type="string">
            <text:p>命中↓防止</text:p>
          </table:table-cell>
          <table:table-cell table:style-name="ce2" office:value-type="string">
            <text:p><text:a xlink:href="http://www14.atwiki.jp/tamakagura/pages/20.html">S文</text:a></text:p>
          </table:table-cell>
          <table:table-cell table:number-columns-repeated="8"/>
          <table:table-cell table:style-name="ce2" office:value-type="string">
            <text:p><text:a xlink:href="http://www14.atwiki.jp/tamakagura/pages/20.html">S文</text:a>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number-columns-repeated="2"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0.html">S文</text:a></text:p>
          </table:table-cell>
          <table:table-cell table:formula="of:=[.BB7]+[.BC7]" office:value-type="float" office:value="138380">
            <text:p>138380</text:p>
          </table:table-cell>
          <table:table-cell table:formula="of:=([.C7]*2+64+130)*([.E7]*2+25)" office:value-type="float" office:value="61710">
            <text:p>61710</text:p>
          </table:table-cell>
          <table:table-cell table:formula="of:=([.C7]*2+64+130)*([.G7]*2+25)" office:value-type="float" office:value="76670">
            <text:p>76670</text:p>
          </table:table-cell>
          <table:table-cell table:style-name="ce26" table:formula="of:=([.D7]*2+89)*([.H7]*2+89)" office:value-type="float" office:value="116311">
            <text:p>116311</text:p>
          </table:table-cell>
          <table:table-cell table:formula="of:=([.F7]*2+89)*([.H7]*2+89)" office:value-type="float" office:value="65741">
            <text:p>65741</text:p>
          </table:table-cell>
          <table:table-cell table:formula="of:=[.BA7]*(MAX([.D7]; [.F7])*2+89)" office:value-type="float" office:value="41375620">
            <text:p>41375620</text:p>
          </table:table-cell>
          <table:table-cell table:style-name="ce2" office:value-type="string">
            <text:p><text:a xlink:href="http://www14.atwiki.jp/tamakagura/pages/20.html">S文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0.html">S文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7">
            <text:p>7</text:p>
          </table:table-cell>
          <table:table-cell table:style-name="ce2" office:value-type="string">
            <text:p><text:a xlink:href="http://www14.atwiki.jp/tamakagura/pages/136.html">ちびありす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5">
            <text:p>65</text:p>
          </table:table-cell>
          <table:table-cell table:style-name="ce2" table:formula="of:=SUM([.C8:.H8])" office:value-type="float" office:value="400">
            <text:p>40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8]-[.N8]" office:value-type="float" office:value="380">
            <text:p>380</text:p>
          </table:table-cell>
          <table:table-cell table:formula="of:=MIN([.D8]; [.F8])" office:value-type="float" office:value="20">
            <text:p>20</text:p>
          </table:table-cell>
          <table:table-cell table:style-name="ce21" office:value-type="string">
            <text:p>VP吸収</text:p>
          </table:table-cell>
          <table:table-cell table:style-name="ce21"/>
          <table:table-cell table:style-name="ce2" office:value-type="string">
            <text:p><text:a xlink:href="http://www14.atwiki.jp/tamakagura/pages/136.html">ちびありす</text:a></text:p>
          </table:table-cell>
          <table:table-cell table:number-columns-repeated="8"/>
          <table:table-cell table:style-name="ce2" office:value-type="string">
            <text:p><text:a xlink:href="http://www14.atwiki.jp/tamakagura/pages/136.html">ちびありす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table:number-columns-repeated="3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table:style-name="ce2" office:value-type="string">
            <text:p><text:a xlink:href="http://www14.atwiki.jp/tamakagura/pages/136.html">ちびありす</text:a></text:p>
          </table:table-cell>
          <table:table-cell table:formula="of:=[.BB8]+[.BC8]" office:value-type="float" office:value="113280">
            <text:p>113280</text:p>
          </table:table-cell>
          <table:table-cell table:formula="of:=([.C8]*2+64+130)*([.E8]*2+25)" office:value-type="float" office:value="51330">
            <text:p>51330</text:p>
          </table:table-cell>
          <table:table-cell table:formula="of:=([.C8]*2+64+130)*([.G8]*2+25)" office:value-type="float" office:value="61950">
            <text:p>61950</text:p>
          </table:table-cell>
          <table:table-cell table:formula="of:=([.D8]*2+89)*([.H8]*2+89)" office:value-type="float" office:value="28251">
            <text:p>28251</text:p>
          </table:table-cell>
          <table:table-cell table:formula="of:=([.F8]*2+89)*([.H8]*2+89)" office:value-type="float" office:value="63291">
            <text:p>63291</text:p>
          </table:table-cell>
          <table:table-cell table:formula="of:=[.BA8]*(MAX([.D8]; [.F8])*2+89)" office:value-type="float" office:value="32737920">
            <text:p>32737920</text:p>
          </table:table-cell>
          <table:table-cell table:style-name="ce2" office:value-type="string">
            <text:p><text:a xlink:href="http://www14.atwiki.jp/tamakagura/pages/136.html">ちびありす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36.html">ちびありす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8">
            <text:p>8</text:p>
          </table:table-cell>
          <table:table-cell table:style-name="ce2" office:value-type="string">
            <text:p><text:a xlink:href="http://www14.atwiki.jp/tamakagura/pages/136.html">Tありす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table:formula="of:=SUM([.C9:.H9])" office:value-type="float" office:value="545">
            <text:p>545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13" table:formula="of:=[.I9]-[.N9]" office:value-type="float" office:value="505">
            <text:p>505</text:p>
          </table:table-cell>
          <table:table-cell table:formula="of:=MIN([.D9]; [.F9])" office:value-type="float" office:value="40">
            <text:p>40</text:p>
          </table:table-cell>
          <table:table-cell table:style-name="ce21" office:value-type="string">
            <text:p>VP吸収</text:p>
          </table:table-cell>
          <table:table-cell table:style-name="ce21" office:value-type="string">
            <text:p>ピンチD1.1倍</text:p>
          </table:table-cell>
          <table:table-cell table:style-name="ce2" office:value-type="string">
            <text:p><text:a xlink:href="http://www14.atwiki.jp/tamakagura/pages/136.html">Tありす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特殊</text:p>
          </table:table-cell>
          <table:table-cell office:value-type="float" office:value="90">
            <text:p>90</text:p>
          </table:table-cell>
          <table:table-cell table:formula="of:=([.F9]*2+89)*[.X9]*IF(OR([.J9]=[.V9]; [.K9]=[.V9]); 1.5; 1)" office:value-type="float" office:value="26910">
            <text:p>26910</text:p>
          </table:table-cell>
          <table:table-cell table:style-name="ce2" office:value-type="string">
            <text:p><text:a xlink:href="http://www14.atwiki.jp/tamakagura/pages/136.html">Tありす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/>
          <table:table-cell table:number-columns-repeated="3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36.html">Tありす</text:a></text:p>
          </table:table-cell>
          <table:table-cell table:style-name="ce26" table:formula="of:=[.BB9]+[.BC9]" office:value-type="float" office:value="202000">
            <text:p>202000</text:p>
          </table:table-cell>
          <table:table-cell table:style-name="ce25" table:formula="of:=([.C9]*2+64+130)*([.E9]*2+25)" office:value-type="float" office:value="94940">
            <text:p>94940</text:p>
          </table:table-cell>
          <table:table-cell table:style-name="ce26" table:formula="of:=([.C9]*2+64+130)*([.G9]*2+25)" office:value-type="float" office:value="107060">
            <text:p>107060</text:p>
          </table:table-cell>
          <table:table-cell table:formula="of:=([.D9]*2+89)*([.H9]*2+89)" office:value-type="float" office:value="38701">
            <text:p>38701</text:p>
          </table:table-cell>
          <table:table-cell table:formula="of:=([.F9]*2+89)*([.H9]*2+89)" office:value-type="float" office:value="68471">
            <text:p>68471</text:p>
          </table:table-cell>
          <table:table-cell table:style-name="ce26" table:formula="of:=[.BA9]*(MAX([.D9]; [.F9])*2+89)" office:value-type="float" office:value="60398000">
            <text:p>60398000</text:p>
          </table:table-cell>
          <table:table-cell table:style-name="ce2" office:value-type="string">
            <text:p><text:a xlink:href="http://www14.atwiki.jp/tamakagura/pages/136.html">Tありす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36.html">Tありす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9">
            <text:p>9</text:p>
          </table:table-cell>
          <table:table-cell table:style-name="ce2" office:value-type="string">
            <text:p><text:a xlink:href="http://www14.atwiki.jp/tamakagura/pages/14.html">ちびアリス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5">
            <text:p>75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table:formula="of:=SUM([.C10:.H10])" office:value-type="float" office:value="400">
            <text:p>40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0]-[.N10]" office:value-type="float" office:value="370">
            <text:p>370</text:p>
          </table:table-cell>
          <table:table-cell table:formula="of:=MIN([.D10]; [.F10])" office:value-type="float" office:value="30">
            <text:p>30</text:p>
          </table:table-cell>
          <table:table-cell table:style-name="ce21" office:value-type="string">
            <text:p>VP吸収</text:p>
          </table:table-cell>
          <table:table-cell table:style-name="ce21"/>
          <table:table-cell table:style-name="ce2" office:value-type="string">
            <text:p><text:a xlink:href="http://www14.atwiki.jp/tamakagura/pages/14.html">ちびアリス</text:a></text:p>
          </table:table-cell>
          <table:table-cell table:number-columns-repeated="8"/>
          <table:table-cell table:style-name="ce2" office:value-type="string">
            <text:p><text:a xlink:href="http://www14.atwiki.jp/tamakagura/pages/14.html">ちびアリス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4.html">ちびアリス</text:a></text:p>
          </table:table-cell>
          <table:table-cell table:formula="of:=[.BB10]+[.BC10]" office:value-type="float" office:value="131040">
            <text:p>131040</text:p>
          </table:table-cell>
          <table:table-cell table:formula="of:=([.C10]*2+64+130)*([.E10]*2+25)" office:value-type="float" office:value="63700">
            <text:p>63700</text:p>
          </table:table-cell>
          <table:table-cell table:formula="of:=([.C10]*2+64+130)*([.G10]*2+25)" office:value-type="float" office:value="67340">
            <text:p>67340</text:p>
          </table:table-cell>
          <table:table-cell table:formula="of:=([.D10]*2+89)*([.H10]*2+89)" office:value-type="float" office:value="28161">
            <text:p>28161</text:p>
          </table:table-cell>
          <table:table-cell table:formula="of:=([.F10]*2+89)*([.H10]*2+89)" office:value-type="float" office:value="47061">
            <text:p>47061</text:p>
          </table:table-cell>
          <table:table-cell table:formula="of:=[.BA10]*(MAX([.D10]; [.F10])*2+89)" office:value-type="float" office:value="32628960">
            <text:p>32628960</text:p>
          </table:table-cell>
          <table:table-cell table:style-name="ce2" office:value-type="string">
            <text:p><text:a xlink:href="http://www14.atwiki.jp/tamakagura/pages/14.html">ちびアリス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4.html">ちびアリス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10">
            <text:p>10</text:p>
          </table:table-cell>
          <table:table-cell table:style-name="ce2" office:value-type="string">
            <text:p><text:a xlink:href="http://www14.atwiki.jp/tamakagura/pages/14.html">Nアリス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table:formula="of:=SUM([.C11:.H11])" office:value-type="float" office:value="545">
            <text:p>54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13" table:formula="of:=[.I11]-[.N11]" office:value-type="float" office:value="505">
            <text:p>505</text:p>
          </table:table-cell>
          <table:table-cell table:formula="of:=MIN([.D11]; [.F11])" office:value-type="float" office:value="40">
            <text:p>40</text:p>
          </table:table-cell>
          <table:table-cell table:style-name="ce21" office:value-type="string">
            <text:p>VP吸収</text:p>
          </table:table-cell>
          <table:table-cell table:style-name="ce21" office:value-type="string">
            <text:p>20%状態回復</text:p>
          </table:table-cell>
          <table:table-cell table:style-name="ce2" office:value-type="string">
            <text:p><text:a xlink:href="http://www14.atwiki.jp/tamakagura/pages/14.html">Nアリス</text:a></text:p>
          </table:table-cell>
          <table:table-cell table:number-columns-repeated="8"/>
          <table:table-cell table:style-name="ce2" office:value-type="string">
            <text:p><text:a xlink:href="http://www14.atwiki.jp/tamakagura/pages/14.html">Nアリス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14"/>
          <table:table-cell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.html">Nアリス</text:a></text:p>
          </table:table-cell>
          <table:table-cell table:formula="of:=[.BB11]+[.BC11]" office:value-type="float" office:value="186300">
            <text:p>186300</text:p>
          </table:table-cell>
          <table:table-cell table:formula="of:=([.C11]*2+64+130)*([.E11]*2+25)" office:value-type="float" office:value="76590">
            <text:p>76590</text:p>
          </table:table-cell>
          <table:table-cell table:style-name="ce26" table:formula="of:=([.C11]*2+64+130)*([.G11]*2+25)" office:value-type="float" office:value="109710">
            <text:p>109710</text:p>
          </table:table-cell>
          <table:table-cell table:formula="of:=([.D11]*2+89)*([.H11]*2+89)" office:value-type="float" office:value="45461">
            <text:p>45461</text:p>
          </table:table-cell>
          <table:table-cell table:formula="of:=([.F11]*2+89)*([.H11]*2+89)" office:value-type="float" office:value="80431">
            <text:p>80431</text:p>
          </table:table-cell>
          <table:table-cell table:formula="of:=[.BA11]*(MAX([.D11]; [.F11])*2+89)" office:value-type="float" office:value="55703700">
            <text:p>55703700</text:p>
          </table:table-cell>
          <table:table-cell table:style-name="ce2" office:value-type="string">
            <text:p><text:a xlink:href="http://www14.atwiki.jp/tamakagura/pages/14.html">Nアリス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14.html">Nアリス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11">
            <text:p>11</text:p>
          </table:table-cell>
          <table:table-cell table:style-name="ce2" office:value-type="string">
            <text:p><text:a xlink:href="http://www14.atwiki.jp/tamakagura/pages/14.html">Tアリス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table:formula="of:=SUM([.C12:.H12])" office:value-type="float" office:value="545">
            <text:p>54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12]-[.N12]" office:value-type="float" office:value="485">
            <text:p>485</text:p>
          </table:table-cell>
          <table:table-cell table:formula="of:=MIN([.D12]; [.F12])" office:value-type="float" office:value="60">
            <text:p>60</text:p>
          </table:table-cell>
          <table:table-cell table:style-name="ce21" office:value-type="string">
            <text:p>VP吸収</text:p>
          </table:table-cell>
          <table:table-cell table:style-name="ce21" office:value-type="string">
            <text:p>20%状態回復</text:p>
          </table:table-cell>
          <table:table-cell table:style-name="ce2" office:value-type="string">
            <text:p><text:a xlink:href="http://www14.atwiki.jp/tamakagura/pages/14.html">Tアリス</text:a></text:p>
          </table:table-cell>
          <table:table-cell table:number-columns-repeated="8"/>
          <table:table-cell table:style-name="ce2" office:value-type="string">
            <text:p><text:a xlink:href="http://www14.atwiki.jp/tamakagura/pages/14.html">Tアリス</text:a>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table:number-columns-repeated="10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4.html">Tアリス</text:a></text:p>
          </table:table-cell>
          <table:table-cell table:formula="of:=[.BB12]+[.BC12]" office:value-type="float" office:value="177940">
            <text:p>177940</text:p>
          </table:table-cell>
          <table:table-cell table:formula="of:=([.C12]*2+64+130)*([.E12]*2+25)" office:value-type="float" office:value="75950">
            <text:p>75950</text:p>
          </table:table-cell>
          <table:table-cell table:style-name="ce26" table:formula="of:=([.C12]*2+64+130)*([.G12]*2+25)" office:value-type="float" office:value="101990">
            <text:p>101990</text:p>
          </table:table-cell>
          <table:table-cell table:formula="of:=([.D12]*2+89)*([.H12]*2+89)" office:value-type="float" office:value="74451">
            <text:p>74451</text:p>
          </table:table-cell>
          <table:table-cell table:formula="of:=([.F12]*2+89)*([.H12]*2+89)" office:value-type="float" office:value="52041">
            <text:p>52041</text:p>
          </table:table-cell>
          <table:table-cell table:formula="of:=[.BA12]*(MAX([.D12]; [.F12])*2+89)" office:value-type="float" office:value="53204060">
            <text:p>53204060</text:p>
          </table:table-cell>
          <table:table-cell table:style-name="ce2" office:value-type="string">
            <text:p><text:a xlink:href="http://www14.atwiki.jp/tamakagura/pages/14.html">Tアリス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4.html">Tアリス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12">
            <text:p>12</text:p>
          </table:table-cell>
          <table:table-cell table:style-name="ce2" office:value-type="string">
            <text:p><text:a xlink:href="http://www14.atwiki.jp/tamakagura/pages/14.html">Sアリス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table:formula="of:=SUM([.C13:.H13])" office:value-type="float" office:value="545">
            <text:p>54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13]-[.N13]" office:value-type="float" office:value="495">
            <text:p>495</text:p>
          </table:table-cell>
          <table:table-cell table:formula="of:=MIN([.D13]; [.F13])" office:value-type="float" office:value="50">
            <text:p>50</text:p>
          </table:table-cell>
          <table:table-cell table:style-name="ce21" office:value-type="string">
            <text:p>VP吸収</text:p>
          </table:table-cell>
          <table:table-cell table:style-name="ce21" office:value-type="string">
            <text:p>20%状態回復</text:p>
          </table:table-cell>
          <table:table-cell table:style-name="ce2" office:value-type="string">
            <text:p><text:a xlink:href="http://www14.atwiki.jp/tamakagura/pages/14.html">Sアリス</text:a></text:p>
          </table:table-cell>
          <table:table-cell table:number-columns-repeated="8"/>
          <table:table-cell table:style-name="ce2" office:value-type="string">
            <text:p><text:a xlink:href="http://www14.atwiki.jp/tamakagura/pages/14.html">Sアリス</text:a>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.html">Sアリス</text:a></text:p>
          </table:table-cell>
          <table:table-cell table:formula="of:=[.BB13]+[.BC13]" office:value-type="float" office:value="157560">
            <text:p>157560</text:p>
          </table:table-cell>
          <table:table-cell table:formula="of:=([.C13]*2+64+130)*([.E13]*2+25)" office:value-type="float" office:value="74740">
            <text:p>74740</text:p>
          </table:table-cell>
          <table:table-cell table:formula="of:=([.C13]*2+64+130)*([.G13]*2+25)" office:value-type="float" office:value="82820">
            <text:p>82820</text:p>
          </table:table-cell>
          <table:table-cell table:formula="of:=([.D13]*2+89)*([.H13]*2+89)" office:value-type="float" office:value="54621">
            <text:p>54621</text:p>
          </table:table-cell>
          <table:table-cell table:style-name="ce26" table:formula="of:=([.F13]*2+89)*([.H13]*2+89)" office:value-type="float" office:value="95081">
            <text:p>95081</text:p>
          </table:table-cell>
          <table:table-cell table:formula="of:=[.BA13]*(MAX([.D13]; [.F13])*2+89)" office:value-type="float" office:value="51837240">
            <text:p>51837240</text:p>
          </table:table-cell>
          <table:table-cell table:style-name="ce2" office:value-type="string">
            <text:p><text:a xlink:href="http://www14.atwiki.jp/tamakagura/pages/14.html">Sアリス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4.html">Sアリス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13">
            <text:p>13</text:p>
          </table:table-cell>
          <table:table-cell table:style-name="ce2" office:value-type="string">
            <text:p><text:a xlink:href="http://www14.atwiki.jp/tamakagura/pages/14.html">Dアリス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table:formula="of:=SUM([.C14:.H14])" office:value-type="float" office:value="545">
            <text:p>54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14]-[.N14]" office:value-type="float" office:value="495">
            <text:p>495</text:p>
          </table:table-cell>
          <table:table-cell table:formula="of:=MIN([.D14]; [.F14])" office:value-type="float" office:value="50">
            <text:p>50</text:p>
          </table:table-cell>
          <table:table-cell table:style-name="ce21" office:value-type="string">
            <text:p>VP吸収</text:p>
          </table:table-cell>
          <table:table-cell table:style-name="ce21" office:value-type="string">
            <text:p>20%状態回復</text:p>
          </table:table-cell>
          <table:table-cell table:style-name="ce2" office:value-type="string">
            <text:p><text:a xlink:href="http://www14.atwiki.jp/tamakagura/pages/14.html">Dアリス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.html">Dアリス</text:a>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table:number-columns-repeated="14"/>
          <table:table-cell table:style-name="ce26"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4.html">Dアリス</text:a></text:p>
          </table:table-cell>
          <table:table-cell table:style-name="ce26" table:formula="of:=[.BB14]+[.BC14]" office:value-type="float" office:value="217560">
            <text:p>217560</text:p>
          </table:table-cell>
          <table:table-cell table:style-name="ce26" table:formula="of:=([.C14]*2+64+130)*([.E14]*2+25)" office:value-type="float" office:value="108780">
            <text:p>108780</text:p>
          </table:table-cell>
          <table:table-cell table:style-name="ce26" table:formula="of:=([.C14]*2+64+130)*([.G14]*2+25)" office:value-type="float" office:value="108780">
            <text:p>108780</text:p>
          </table:table-cell>
          <table:table-cell table:formula="of:=([.D14]*2+89)*([.H14]*2+89)" office:value-type="float" office:value="56221">
            <text:p>56221</text:p>
          </table:table-cell>
          <table:table-cell table:formula="of:=([.F14]*2+89)*([.H14]*2+89)" office:value-type="float" office:value="39501">
            <text:p>39501</text:p>
          </table:table-cell>
          <table:table-cell table:style-name="ce26" table:formula="of:=[.BA14]*(MAX([.D14]; [.F14])*2+89)" office:value-type="float" office:value="58523640">
            <text:p>58523640</text:p>
          </table:table-cell>
          <table:table-cell table:style-name="ce2" office:value-type="string">
            <text:p><text:a xlink:href="http://www14.atwiki.jp/tamakagura/pages/14.html">Dアリス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.html">Dアリス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14">
            <text:p>14</text:p>
          </table:table-cell>
          <table:table-cell table:style-name="ce2" office:value-type="string">
            <text:p><text:a xlink:href="http://www14.atwiki.jp/tamakagura/pages/14.html">ADアリス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30">
            <text:p>130</text:p>
          </table:table-cell>
          <table:table-cell table:style-name="ce2" office:value-type="float" office:value="75">
            <text:p>75</text:p>
          </table:table-cell>
          <table:table-cell table:style-name="ce2" table:formula="of:=SUM([.C15:.H15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13" table:formula="of:=[.I15]-[.N15]" office:value-type="float" office:value="520">
            <text:p>520</text:p>
          </table:table-cell>
          <table:table-cell table:formula="of:=MIN([.D15]; [.F15])" office:value-type="float" office:value="40">
            <text:p>40</text:p>
          </table:table-cell>
          <table:table-cell table:style-name="ce21" office:value-type="string">
            <text:p>VP吸収</text:p>
          </table:table-cell>
          <table:table-cell table:style-name="ce21" office:value-type="string">
            <text:p>20%状態回復</text:p>
          </table:table-cell>
          <table:table-cell table:style-name="ce2" office:value-type="string">
            <text:p><text:a xlink:href="http://www14.atwiki.jp/tamakagura/pages/14.html">ADアリス</text:a></text:p>
          </table:table-cell>
          <table:table-cell table:number-columns-repeated="8"/>
          <table:table-cell table:style-name="ce2" office:value-type="string">
            <text:p><text:a xlink:href="http://www14.atwiki.jp/tamakagura/pages/14.html">ADアリス</text:a>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.html">ADアリス</text:a></text:p>
          </table:table-cell>
          <table:table-cell table:style-name="ce26" table:formula="of:=[.BB15]+[.BC15]" office:value-type="float" office:value="226440">
            <text:p>226440</text:p>
          </table:table-cell>
          <table:table-cell table:formula="of:=([.C15]*2+64+130)*([.E15]*2+25)" office:value-type="float" office:value="99900">
            <text:p>99900</text:p>
          </table:table-cell>
          <table:table-cell table:style-name="ce26" table:formula="of:=([.C15]*2+64+130)*([.G15]*2+25)" office:value-type="float" office:value="126540">
            <text:p>126540</text:p>
          </table:table-cell>
          <table:table-cell table:formula="of:=([.D15]*2+89)*([.H15]*2+89)" office:value-type="float" office:value="40391">
            <text:p>40391</text:p>
          </table:table-cell>
          <table:table-cell table:formula="of:=([.F15]*2+89)*([.H15]*2+89)" office:value-type="float" office:value="64291">
            <text:p>64291</text:p>
          </table:table-cell>
          <table:table-cell table:style-name="ce26" table:formula="of:=[.BA15]*(MAX([.D15]; [.F15])*2+89)" office:value-type="float" office:value="60912360">
            <text:p>60912360</text:p>
          </table:table-cell>
          <table:table-cell table:style-name="ce2" office:value-type="string">
            <text:p><text:a xlink:href="http://www14.atwiki.jp/tamakagura/pages/14.html">ADアリス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.html">ADアリス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15">
            <text:p>15</text:p>
          </table:table-cell>
          <table:table-cell table:style-name="ce2" office:value-type="string">
            <text:p><text:a xlink:href="http://www14.atwiki.jp/tamakagura/pages/14.html">ALICE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table:formula="of:=SUM([.C16:.H16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13" table:formula="of:=[.I16]-[.N16]" office:value-type="float" office:value="510">
            <text:p>510</text:p>
          </table:table-cell>
          <table:table-cell table:formula="of:=MIN([.D16]; [.F16])" office:value-type="float" office:value="50">
            <text:p>50</text:p>
          </table:table-cell>
          <table:table-cell table:style-name="ce21" office:value-type="string">
            <text:p>VP吸収</text:p>
          </table:table-cell>
          <table:table-cell table:style-name="ce21" office:value-type="string">
            <text:p>20%状態回復</text:p>
          </table:table-cell>
          <table:table-cell table:style-name="ce2" office:value-type="string">
            <text:p><text:a xlink:href="http://www14.atwiki.jp/tamakagura/pages/14.html">ALICE</text:a></text:p>
          </table:table-cell>
          <table:table-cell table:number-columns-repeated="8"/>
          <table:table-cell table:style-name="ce2" office:value-type="string">
            <text:p><text:a xlink:href="http://www14.atwiki.jp/tamakagura/pages/14.html">ALICE</text:a>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.html">ALICE</text:a></text:p>
          </table:table-cell>
          <table:table-cell table:formula="of:=[.BB16]+[.BC16]" office:value-type="float" office:value="186560">
            <text:p>186560</text:p>
          </table:table-cell>
          <table:table-cell table:style-name="ce25" table:formula="of:=([.C16]*2+64+130)*([.E16]*2+25)" office:value-type="float" office:value="86920">
            <text:p>86920</text:p>
          </table:table-cell>
          <table:table-cell table:formula="of:=([.C16]*2+64+130)*([.G16]*2+25)" office:value-type="float" office:value="99640">
            <text:p>99640</text:p>
          </table:table-cell>
          <table:table-cell table:formula="of:=([.D16]*2+89)*([.H16]*2+89)" office:value-type="float" office:value="50841">
            <text:p>50841</text:p>
          </table:table-cell>
          <table:table-cell table:formula="of:=([.F16]*2+89)*([.H16]*2+89)" office:value-type="float" office:value="83121">
            <text:p>83121</text:p>
          </table:table-cell>
          <table:table-cell table:formula="of:=[.BA16]*(MAX([.D16]; [.F16])*2+89)" office:value-type="float" office:value="57647040">
            <text:p>57647040</text:p>
          </table:table-cell>
          <table:table-cell table:style-name="ce2" office:value-type="string">
            <text:p><text:a xlink:href="http://www14.atwiki.jp/tamakagura/pages/14.html">ALICE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5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4.html">ALICE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16">
            <text:p>16</text:p>
          </table:table-cell>
          <table:table-cell table:style-name="ce2" office:value-type="string">
            <text:p><text:a xlink:href="http://www14.atwiki.jp/tamakagura/pages/129.html">ちびいく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5">
            <text:p>35</text:p>
          </table:table-cell>
          <table:table-cell table:style-name="ce2" table:formula="of:=SUM([.C17:.H17])" office:value-type="float" office:value="400">
            <text:p>40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7]-[.N17]" office:value-type="float" office:value="360">
            <text:p>360</text:p>
          </table:table-cell>
          <table:table-cell table:formula="of:=MIN([.D17]; [.F17])" office:value-type="float" office:value="40">
            <text:p>40</text:p>
          </table:table-cell>
          <table:table-cell table:style-name="ce21" office:value-type="string">
            <text:p>天候無視</text:p>
          </table:table-cell>
          <table:table-cell table:style-name="ce21"/>
          <table:table-cell table:style-name="ce2" office:value-type="string">
            <text:p><text:a xlink:href="http://www14.atwiki.jp/tamakagura/pages/129.html">ちびいく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29.html">ちびいく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13"/>
          <table:table-cell table:style-name="ce2" office:value-type="string">
            <text:p><text:a xlink:href="http://www14.atwiki.jp/tamakagura/pages/129.html">ちびいく</text:a></text:p>
          </table:table-cell>
          <table:table-cell table:formula="of:=[.BB17]+[.BC17]" office:value-type="float" office:value="127400">
            <text:p>127400</text:p>
          </table:table-cell>
          <table:table-cell table:formula="of:=([.C17]*2+64+130)*([.E17]*2+25)" office:value-type="float" office:value="60060">
            <text:p>60060</text:p>
          </table:table-cell>
          <table:table-cell table:formula="of:=([.C17]*2+64+130)*([.G17]*2+25)" office:value-type="float" office:value="67340">
            <text:p>67340</text:p>
          </table:table-cell>
          <table:table-cell table:formula="of:=([.D17]*2+89)*([.H17]*2+89)" office:value-type="float" office:value="26871">
            <text:p>26871</text:p>
          </table:table-cell>
          <table:table-cell table:formula="of:=([.F17]*2+89)*([.H17]*2+89)" office:value-type="float" office:value="42771">
            <text:p>42771</text:p>
          </table:table-cell>
          <table:table-cell table:formula="of:=[.BA17]*(MAX([.D17]; [.F17])*2+89)" office:value-type="float" office:value="34270600">
            <text:p>34270600</text:p>
          </table:table-cell>
          <table:table-cell table:style-name="ce2" office:value-type="string">
            <text:p><text:a xlink:href="http://www14.atwiki.jp/tamakagura/pages/129.html">ちびいく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29.html">ちびいく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17">
            <text:p>17</text:p>
          </table:table-cell>
          <table:table-cell table:style-name="ce2" office:value-type="string">
            <text:p><text:a xlink:href="http://www14.atwiki.jp/tamakagura/pages/129.html">A衣玖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table:formula="of:=SUM([.C18:.H18])" office:value-type="float" office:value="545">
            <text:p>545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18]-[.N18]" office:value-type="float" office:value="465">
            <text:p>465</text:p>
          </table:table-cell>
          <table:table-cell table:formula="of:=MIN([.D18]; [.F18])" office:value-type="float" office:value="80">
            <text:p>80</text:p>
          </table:table-cell>
          <table:table-cell table:style-name="ce21" office:value-type="string">
            <text:p>天候無視</text:p>
          </table:table-cell>
          <table:table-cell table:style-name="ce21" office:value-type="string">
            <text:p>急所無効</text:p>
          </table:table-cell>
          <table:table-cell table:style-name="ce2" office:value-type="string">
            <text:p><text:a xlink:href="http://www14.atwiki.jp/tamakagura/pages/129.html">A衣玖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29.html">A衣玖</text:a></text:p>
          </table:table-cell>
          <table:table-cell office:value-type="string">
            <text:p>雷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office:value-type="string">
            <text:p>闘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129.html">A衣玖</text:a></text:p>
          </table:table-cell>
          <table:table-cell table:formula="of:=[.BB18]+[.BC18]" office:value-type="float" office:value="149600">
            <text:p>149600</text:p>
          </table:table-cell>
          <table:table-cell table:formula="of:=([.C18]*2+64+130)*([.E18]*2+25)" office:value-type="float" office:value="72930">
            <text:p>72930</text:p>
          </table:table-cell>
          <table:table-cell table:formula="of:=([.C18]*2+64+130)*([.G18]*2+25)" office:value-type="float" office:value="76670">
            <text:p>76670</text:p>
          </table:table-cell>
          <table:table-cell table:formula="of:=([.D18]*2+89)*([.H18]*2+89)" office:value-type="float" office:value="59511">
            <text:p>59511</text:p>
          </table:table-cell>
          <table:table-cell table:formula="of:=([.F18]*2+89)*([.H18]*2+89)" office:value-type="float" office:value="81021">
            <text:p>81021</text:p>
          </table:table-cell>
          <table:table-cell table:formula="of:=[.BA18]*(MAX([.D18]; [.F18])*2+89)" office:value-type="float" office:value="50714400">
            <text:p>50714400</text:p>
          </table:table-cell>
          <table:table-cell table:style-name="ce2" office:value-type="string">
            <text:p><text:a xlink:href="http://www14.atwiki.jp/tamakagura/pages/129.html">A衣玖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29.html">A衣玖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18">
            <text:p>18</text:p>
          </table:table-cell>
          <table:table-cell table:style-name="ce2" office:value-type="string">
            <text:p><text:a xlink:href="http://www14.atwiki.jp/tamakagura/pages/129.html">H衣玖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0">
            <text:p>50</text:p>
          </table:table-cell>
          <table:table-cell table:style-name="ce2" table:formula="of:=SUM([.C19:.H19])" office:value-type="float" office:value="545">
            <text:p>545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9]-[.N19]" office:value-type="float" office:value="460">
            <text:p>460</text:p>
          </table:table-cell>
          <table:table-cell table:formula="of:=MIN([.D19]; [.F19])" office:value-type="float" office:value="85">
            <text:p>85</text:p>
          </table:table-cell>
          <table:table-cell table:style-name="ce21" office:value-type="string">
            <text:p>天候無視</text:p>
          </table:table-cell>
          <table:table-cell table:style-name="ce21" office:value-type="string">
            <text:p>急所無効</text:p>
          </table:table-cell>
          <table:table-cell table:style-name="ce2" office:value-type="string">
            <text:p><text:a xlink:href="http://www14.atwiki.jp/tamakagura/pages/129.html">H衣玖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29.html">H衣玖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table:number-columns-repeated="6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13"/>
          <table:table-cell table:style-name="ce2" office:value-type="string">
            <text:p><text:a xlink:href="http://www14.atwiki.jp/tamakagura/pages/129.html">H衣玖</text:a></text:p>
          </table:table-cell>
          <table:table-cell table:formula="of:=[.BB19]+[.BC19]" office:value-type="float" office:value="169740">
            <text:p>169740</text:p>
          </table:table-cell>
          <table:table-cell table:style-name="ce25" table:formula="of:=([.C19]*2+64+130)*([.E19]*2+25)" office:value-type="float" office:value="84870">
            <text:p>84870</text:p>
          </table:table-cell>
          <table:table-cell table:formula="of:=([.C19]*2+64+130)*([.G19]*2+25)" office:value-type="float" office:value="84870">
            <text:p>84870</text:p>
          </table:table-cell>
          <table:table-cell table:formula="of:=([.D19]*2+89)*([.H19]*2+89)" office:value-type="float" office:value="48951">
            <text:p>48951</text:p>
          </table:table-cell>
          <table:table-cell table:formula="of:=([.F19]*2+89)*([.H19]*2+89)" office:value-type="float" office:value="62181">
            <text:p>62181</text:p>
          </table:table-cell>
          <table:table-cell table:formula="of:=[.BA19]*(MAX([.D19]; [.F19])*2+89)" office:value-type="float" office:value="55844460">
            <text:p>55844460</text:p>
          </table:table-cell>
          <table:table-cell table:style-name="ce2" office:value-type="string">
            <text:p><text:a xlink:href="http://www14.atwiki.jp/tamakagura/pages/129.html">H衣玖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29.html">H衣玖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19">
            <text:p>19</text:p>
          </table:table-cell>
          <table:table-cell table:style-name="ce2" office:value-type="string">
            <text:p><text:a xlink:href="http://www14.atwiki.jp/tamakagura/pages/129.html">D衣玖</text:a>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table:formula="of:=SUM([.C20:.H20])" office:value-type="float" office:value="545">
            <text:p>545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2" table:formula="of:=[.I20]-[.N20]" office:value-type="float" office:value="485">
            <text:p>485</text:p>
          </table:table-cell>
          <table:table-cell table:formula="of:=MIN([.D20]; [.F20])" office:value-type="float" office:value="60">
            <text:p>60</text:p>
          </table:table-cell>
          <table:table-cell table:style-name="ce21" office:value-type="string">
            <text:p>天候無視</text:p>
          </table:table-cell>
          <table:table-cell table:style-name="ce21" office:value-type="string">
            <text:p>急所無効</text:p>
          </table:table-cell>
          <table:table-cell table:style-name="ce2" office:value-type="string">
            <text:p><text:a xlink:href="http://www14.atwiki.jp/tamakagura/pages/129.html">D衣玖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29.html">D衣玖</text:a></text:p>
          </table:table-cell>
          <table:table-cell office:value-type="string">
            <text:p>雷</text:p>
          </table:table-cell>
          <table:table-cell office:value-type="string">
            <text:p>無</text:p>
          </table:table-cell>
          <table:table-cell office:value-type="string">
            <text:p>雷</text:p>
          </table:table-cell>
          <table:table-cell office:value-type="string">
            <text:p>無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13"/>
          <table:table-cell table:style-name="ce2" office:value-type="string">
            <text:p><text:a xlink:href="http://www14.atwiki.jp/tamakagura/pages/129.html">D衣玖</text:a></text:p>
          </table:table-cell>
          <table:table-cell table:style-name="ce26" table:formula="of:=[.BB20]+[.BC20]" office:value-type="float" office:value="217920">
            <text:p>217920</text:p>
          </table:table-cell>
          <table:table-cell table:style-name="ce26" table:formula="of:=([.C20]*2+64+130)*([.E20]*2+25)" office:value-type="float" office:value="106690">
            <text:p>106690</text:p>
          </table:table-cell>
          <table:table-cell table:style-name="ce26" table:formula="of:=([.C20]*2+64+130)*([.G20]*2+25)" office:value-type="float" office:value="111230">
            <text:p>111230</text:p>
          </table:table-cell>
          <table:table-cell table:formula="of:=([.D20]*2+89)*([.H20]*2+89)" office:value-type="float" office:value="39501">
            <text:p>39501</text:p>
          </table:table-cell>
          <table:table-cell table:formula="of:=([.F20]*2+89)*([.H20]*2+89)" office:value-type="float" office:value="50841">
            <text:p>50841</text:p>
          </table:table-cell>
          <table:table-cell table:style-name="ce26" table:formula="of:=[.BA20]*(MAX([.D20]; [.F20])*2+89)" office:value-type="float" office:value="58620480">
            <text:p>58620480</text:p>
          </table:table-cell>
          <table:table-cell table:style-name="ce2" office:value-type="string">
            <text:p><text:a xlink:href="http://www14.atwiki.jp/tamakagura/pages/129.html">D衣玖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29.html">D衣玖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20">
            <text:p>20</text:p>
          </table:table-cell>
          <table:table-cell table:style-name="ce2" office:value-type="string">
            <text:p><text:a xlink:href="http://www14.atwiki.jp/tamakagura/pages/73.html">伊佐美</text:a>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table:formula="of:=SUM([.C21:.H21])" office:value-type="float" office:value="545">
            <text:p>545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1]-[.N21]" office:value-type="float" office:value="485">
            <text:p>485</text:p>
          </table:table-cell>
          <table:table-cell table:formula="of:=MIN([.D21]; [.F21])" office:value-type="float" office:value="60">
            <text:p>60</text:p>
          </table:table-cell>
          <table:table-cell table:style-name="ce21" office:value-type="string">
            <text:p>水被弾時C↑</text:p>
          </table:table-cell>
          <table:table-cell table:style-name="ce22" office:value-type="string">
            <text:p>撃破時C↑</text:p>
          </table:table-cell>
          <table:table-cell table:style-name="ce2" office:value-type="string">
            <text:p><text:a xlink:href="http://www14.atwiki.jp/tamakagura/pages/73.html">伊佐美</text:a>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水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21]*2+89)*[.X21]*IF(OR([.J21]=[.V21]; [.K21]=[.V21]); 1.5; 1)" office:value-type="float" office:value="26910">
            <text:p>26910</text:p>
          </table:table-cell>
          <table:table-cell table:style-name="ce2" office:value-type="string">
            <text:p><text:a xlink:href="http://www14.atwiki.jp/tamakagura/pages/73.html">伊佐美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6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73.html">伊佐美</text:a></text:p>
          </table:table-cell>
          <table:table-cell table:style-name="ce26" table:formula="of:=[.BB21]+[.BC21]" office:value-type="float" office:value="204160">
            <text:p>204160</text:p>
          </table:table-cell>
          <table:table-cell table:style-name="ce25" table:formula="of:=([.C21]*2+64+130)*([.E21]*2+25)" office:value-type="float" office:value="95120">
            <text:p>95120</text:p>
          </table:table-cell>
          <table:table-cell table:style-name="ce26" table:formula="of:=([.C21]*2+64+130)*([.G21]*2+25)" office:value-type="float" office:value="109040">
            <text:p>109040</text:p>
          </table:table-cell>
          <table:table-cell table:formula="of:=([.D21]*2+89)*([.H21]*2+89)" office:value-type="float" office:value="39501">
            <text:p>39501</text:p>
          </table:table-cell>
          <table:table-cell table:formula="of:=([.F21]*2+89)*([.H21]*2+89)" office:value-type="float" office:value="56511">
            <text:p>56511</text:p>
          </table:table-cell>
          <table:table-cell table:style-name="ce26" table:formula="of:=[.BA21]*(MAX([.D21]; [.F21])*2+89)" office:value-type="float" office:value="61043840">
            <text:p>61043840</text:p>
          </table:table-cell>
          <table:table-cell table:style-name="ce2" office:value-type="string">
            <text:p><text:a xlink:href="http://www14.atwiki.jp/tamakagura/pages/73.html">伊佐美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73.html">伊佐美</text:a></text:p>
          </table:table-cell>
          <table:table-cell office:value-type="string">
            <text:p>赤</text:p>
          </table:table-cell>
        </table:table-row>
        <table:table-row table:style-name="ro5">
          <table:table-cell office:value-type="float" office:value="21">
            <text:p>21</text:p>
          </table:table-cell>
          <table:table-cell table:style-name="ce2" office:value-type="string">
            <text:p><text:a xlink:href="http://www14.atwiki.jp/tamakagura/pages/17.html">こいちりん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5">
            <text:p>35</text:p>
          </table:table-cell>
          <table:table-cell table:style-name="ce2" table:formula="of:=SUM([.C22:.H22])" office:value-type="float" office:value="380">
            <text:p>38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2]-[.N22]" office:value-type="float" office:value="360">
            <text:p>360</text:p>
          </table:table-cell>
          <table:table-cell table:formula="of:=MIN([.D22]; [.F22])" office:value-type="float" office:value="20">
            <text:p>20</text:p>
          </table:table-cell>
          <table:table-cell table:style-name="ce21" office:value-type="string">
            <text:p>命中↑</text:p>
          </table:table-cell>
          <table:table-cell table:style-name="ce21"/>
          <table:table-cell table:style-name="ce2" office:value-type="string">
            <text:p><text:a xlink:href="http://www14.atwiki.jp/tamakagura/pages/17.html">こいちりん</text:a></text:p>
          </table:table-cell>
          <table:table-cell table:number-columns-repeated="8"/>
          <table:table-cell table:style-name="ce2" office:value-type="string">
            <text:p><text:a xlink:href="http://www14.atwiki.jp/tamakagura/pages/17.html">こいちりん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17.html">こいちりん</text:a></text:p>
          </table:table-cell>
          <table:table-cell table:formula="of:=[.BB22]+[.BC22]" office:value-type="float" office:value="130900">
            <text:p>130900</text:p>
          </table:table-cell>
          <table:table-cell table:formula="of:=([.C22]*2+64+130)*([.E22]*2+25)" office:value-type="float" office:value="61710">
            <text:p>61710</text:p>
          </table:table-cell>
          <table:table-cell table:formula="of:=([.C22]*2+64+130)*([.G22]*2+25)" office:value-type="float" office:value="69190">
            <text:p>69190</text:p>
          </table:table-cell>
          <table:table-cell table:formula="of:=([.D22]*2+89)*([.H22]*2+89)" office:value-type="float" office:value="20511">
            <text:p>20511</text:p>
          </table:table-cell>
          <table:table-cell table:formula="of:=([.F22]*2+89)*([.H22]*2+89)" office:value-type="float" office:value="41181">
            <text:p>41181</text:p>
          </table:table-cell>
          <table:table-cell table:formula="of:=[.BA22]*(MAX([.D22]; [.F22])*2+89)" office:value-type="float" office:value="33903100">
            <text:p>33903100</text:p>
          </table:table-cell>
          <table:table-cell table:style-name="ce2" office:value-type="string">
            <text:p><text:a xlink:href="http://www14.atwiki.jp/tamakagura/pages/17.html">こいちりん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7.html">こいちりん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22">
            <text:p>22</text:p>
          </table:table-cell>
          <table:table-cell table:style-name="ce2" office:value-type="string">
            <text:p><text:a xlink:href="http://www14.atwiki.jp/tamakagura/pages/17.html">N一輪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table:formula="of:=SUM([.C23:.H23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23]-[.N23]" office:value-type="float" office:value="490">
            <text:p>490</text:p>
          </table:table-cell>
          <table:table-cell table:formula="of:=MIN([.D23]; [.F23])" office:value-type="float" office:value="40">
            <text:p>40</text:p>
          </table:table-cell>
          <table:table-cell table:style-name="ce21" office:value-type="string">
            <text:p>命中↑</text:p>
          </table:table-cell>
          <table:table-cell table:style-name="ce21" office:value-type="string">
            <text:p>敵追加発動10%↓</text:p>
          </table:table-cell>
          <table:table-cell table:style-name="ce2" office:value-type="string">
            <text:p><text:a xlink:href="http://www14.atwiki.jp/tamakagura/pages/17.html">N一輪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7.html">N一輪</text:a>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7.html">N一輪</text:a></text:p>
          </table:table-cell>
          <table:table-cell table:formula="of:=[.BB23]+[.BC23]" office:value-type="float" office:value="195300">
            <text:p>195300</text:p>
          </table:table-cell>
          <table:table-cell table:formula="of:=([.C23]*2+64+130)*([.E23]*2+25)" office:value-type="float" office:value="80290">
            <text:p>80290</text:p>
          </table:table-cell>
          <table:table-cell table:style-name="ce26" table:formula="of:=([.C23]*2+64+130)*([.G23]*2+25)" office:value-type="float" office:value="115010">
            <text:p>115010</text:p>
          </table:table-cell>
          <table:table-cell table:formula="of:=([.D23]*2+89)*([.H23]*2+89)" office:value-type="float" office:value="38701">
            <text:p>38701</text:p>
          </table:table-cell>
          <table:table-cell table:formula="of:=([.F23]*2+89)*([.H23]*2+89)" office:value-type="float" office:value="66181">
            <text:p>66181</text:p>
          </table:table-cell>
          <table:table-cell table:formula="of:=[.BA23]*(MAX([.D23]; [.F23])*2+89)" office:value-type="float" office:value="56441700">
            <text:p>56441700</text:p>
          </table:table-cell>
          <table:table-cell table:style-name="ce2" office:value-type="string">
            <text:p><text:a xlink:href="http://www14.atwiki.jp/tamakagura/pages/17.html">N一輪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17.html">N一輪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23">
            <text:p>23</text:p>
          </table:table-cell>
          <table:table-cell table:style-name="ce2" office:value-type="string">
            <text:p><text:a xlink:href="http://www14.atwiki.jp/tamakagura/pages/17.html">A一輪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table:formula="of:=SUM([.C24:.H24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24]-[.N24]" office:value-type="float" office:value="480">
            <text:p>480</text:p>
          </table:table-cell>
          <table:table-cell table:formula="of:=MIN([.D24]; [.F24])" office:value-type="float" office:value="50">
            <text:p>50</text:p>
          </table:table-cell>
          <table:table-cell table:style-name="ce21" office:value-type="string">
            <text:p>命中↑</text:p>
          </table:table-cell>
          <table:table-cell table:style-name="ce21" office:value-type="string">
            <text:p>敵追加発動10%↓</text:p>
          </table:table-cell>
          <table:table-cell table:style-name="ce2" office:value-type="string">
            <text:p><text:a xlink:href="http://www14.atwiki.jp/tamakagura/pages/17.html">A一輪</text:a></text:p>
          </table:table-cell>
          <table:table-cell table:number-columns-repeated="8"/>
          <table:table-cell table:style-name="ce2" office:value-type="string">
            <text:p><text:a xlink:href="http://www14.atwiki.jp/tamakagura/pages/17.html">A一輪</text:a>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7.html">A一輪</text:a></text:p>
          </table:table-cell>
          <table:table-cell table:formula="of:=[.BB24]+[.BC24]" office:value-type="float" office:value="169420">
            <text:p>169420</text:p>
          </table:table-cell>
          <table:table-cell table:formula="of:=([.C24]*2+64+130)*([.E24]*2+25)" office:value-type="float" office:value="72890">
            <text:p>72890</text:p>
          </table:table-cell>
          <table:table-cell table:formula="of:=([.C24]*2+64+130)*([.G24]*2+25)" office:value-type="float" office:value="96530">
            <text:p>96530</text:p>
          </table:table-cell>
          <table:table-cell table:formula="of:=([.D24]*2+89)*([.H24]*2+89)" office:value-type="float" office:value="43281">
            <text:p>43281</text:p>
          </table:table-cell>
          <table:table-cell table:formula="of:=([.F24]*2+89)*([.H24]*2+89)" office:value-type="float" office:value="75341">
            <text:p>75341</text:p>
          </table:table-cell>
          <table:table-cell table:formula="of:=[.BA24]*(MAX([.D24]; [.F24])*2+89)" office:value-type="float" office:value="55739180">
            <text:p>55739180</text:p>
          </table:table-cell>
          <table:table-cell table:style-name="ce2" office:value-type="string">
            <text:p><text:a xlink:href="http://www14.atwiki.jp/tamakagura/pages/17.html">A一輪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7.html">A一輪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24">
            <text:p>24</text:p>
          </table:table-cell>
          <table:table-cell table:style-name="ce2" office:value-type="string">
            <text:p><text:a xlink:href="http://www14.atwiki.jp/tamakagura/pages/17.html">D一輪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105">
            <text:p>105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table:formula="of:=SUM([.C25:.H25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25]-[.N25]" office:value-type="float" office:value="490">
            <text:p>490</text:p>
          </table:table-cell>
          <table:table-cell table:formula="of:=MIN([.D25]; [.F25])" office:value-type="float" office:value="40">
            <text:p>40</text:p>
          </table:table-cell>
          <table:table-cell table:style-name="ce21" office:value-type="string">
            <text:p>命中↑</text:p>
          </table:table-cell>
          <table:table-cell table:style-name="ce21" office:value-type="string">
            <text:p>敵追加発動10%↓</text:p>
          </table:table-cell>
          <table:table-cell table:style-name="ce2" office:value-type="string">
            <text:p><text:a xlink:href="http://www14.atwiki.jp/tamakagura/pages/17.html">D一輪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7.html">D一輪</text:a>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table:number-columns-repeated="10"/>
          <table:table-cell table:style-name="ce26" office:value-type="string">
            <text:p>○</text:p>
          </table:table-cell>
          <table:table-cell table:number-columns-repeated="9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7.html">D一輪</text:a></text:p>
          </table:table-cell>
          <table:table-cell table:style-name="ce26" table:formula="of:=[.BB25]+[.BC25]" office:value-type="float" office:value="206040">
            <text:p>206040</text:p>
          </table:table-cell>
          <table:table-cell table:formula="of:=([.C25]*2+64+130)*([.E25]*2+25)" office:value-type="float" office:value="98980">
            <text:p>98980</text:p>
          </table:table-cell>
          <table:table-cell table:style-name="ce26" table:formula="of:=([.C25]*2+64+130)*([.G25]*2+25)" office:value-type="float" office:value="107060">
            <text:p>107060</text:p>
          </table:table-cell>
          <table:table-cell table:formula="of:=([.D25]*2+89)*([.H25]*2+89)" office:value-type="float" office:value="31941">
            <text:p>31941</text:p>
          </table:table-cell>
          <table:table-cell table:formula="of:=([.F25]*2+89)*([.H25]*2+89)" office:value-type="float" office:value="56511">
            <text:p>56511</text:p>
          </table:table-cell>
          <table:table-cell table:style-name="ce26" table:formula="of:=[.BA25]*(MAX([.D25]; [.F25])*2+89)" office:value-type="float" office:value="61605960">
            <text:p>61605960</text:p>
          </table:table-cell>
          <table:table-cell table:style-name="ce2" office:value-type="string">
            <text:p><text:a xlink:href="http://www14.atwiki.jp/tamakagura/pages/17.html">D一輪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7.html">D一輪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25">
            <text:p>25</text:p>
          </table:table-cell>
          <table:table-cell table:style-name="ce2" office:value-type="string">
            <text:p><text:a xlink:href="http://www14.atwiki.jp/tamakagura/pages/19.html">ちびうつほ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45">
            <text:p>45</text:p>
          </table:table-cell>
          <table:table-cell table:style-name="ce2" table:formula="of:=SUM([.C26:.H26])" office:value-type="float" office:value="420">
            <text:p>42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6]-[.N26]" office:value-type="float" office:value="370">
            <text:p>370</text:p>
          </table:table-cell>
          <table:table-cell table:formula="of:=MIN([.D26]; [.F26])" office:value-type="float" office:value="50">
            <text:p>50</text:p>
          </table:table-cell>
          <table:table-cell table:style-name="ce21" office:value-type="string">
            <text:p>ピンチ炎1.2倍</text:p>
          </table:table-cell>
          <table:table-cell table:style-name="ce21"/>
          <table:table-cell table:style-name="ce2" office:value-type="string">
            <text:p><text:a xlink:href="http://www14.atwiki.jp/tamakagura/pages/19.html">ちびうつほ</text:a></text:p>
          </table:table-cell>
          <table:table-cell table:number-columns-repeated="8"/>
          <table:table-cell table:style-name="ce2" office:value-type="string">
            <text:p><text:a xlink:href="http://www14.atwiki.jp/tamakagura/pages/19.html">ちびうつほ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9.html">ちびうつほ</text:a></text:p>
          </table:table-cell>
          <table:table-cell table:formula="of:=[.BB26]+[.BC26]" office:value-type="float" office:value="116820">
            <text:p>116820</text:p>
          </table:table-cell>
          <table:table-cell table:formula="of:=([.C26]*2+64+130)*([.E26]*2+25)" office:value-type="float" office:value="61950">
            <text:p>61950</text:p>
          </table:table-cell>
          <table:table-cell table:formula="of:=([.C26]*2+64+130)*([.G26]*2+25)" office:value-type="float" office:value="54870">
            <text:p>54870</text:p>
          </table:table-cell>
          <table:table-cell table:formula="of:=([.D26]*2+89)*([.H26]*2+89)" office:value-type="float" office:value="33831">
            <text:p>33831</text:p>
          </table:table-cell>
          <table:table-cell table:formula="of:=([.F26]*2+89)*([.H26]*2+89)" office:value-type="float" office:value="53521">
            <text:p>53521</text:p>
          </table:table-cell>
          <table:table-cell table:formula="of:=[.BA26]*(MAX([.D26]; [.F26])*2+89)" office:value-type="float" office:value="34929180">
            <text:p>34929180</text:p>
          </table:table-cell>
          <table:table-cell table:style-name="ce2" office:value-type="string">
            <text:p><text:a xlink:href="http://www14.atwiki.jp/tamakagura/pages/19.html">ちびうつほ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9.html">ちびうつほ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26">
            <text:p>26</text:p>
          </table:table-cell>
          <table:table-cell table:style-name="ce2" office:value-type="string">
            <text:p><text:a xlink:href="http://www14.atwiki.jp/tamakagura/pages/19.html">T空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13" office:value-type="float" office:value="140">
            <text:p>140</text:p>
          </table:table-cell>
          <table:table-cell table:number-columns-repeated="2" table:style-name="ce2" office:value-type="float" office:value="75">
            <text:p>75</text:p>
          </table:table-cell>
          <table:table-cell table:style-name="ce2" table:formula="of:=SUM([.C27:.H27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27]-[.N27]" office:value-type="float" office:value="470">
            <text:p>470</text:p>
          </table:table-cell>
          <table:table-cell table:formula="of:=MIN([.D27]; [.F27])" office:value-type="float" office:value="90">
            <text:p>90</text:p>
          </table:table-cell>
          <table:table-cell table:style-name="ce21" office:value-type="string">
            <text:p>ピンチ炎1.2倍</text:p>
          </table:table-cell>
          <table:table-cell table:style-name="ce21" office:value-type="string">
            <text:p>被弾時25%火傷</text:p>
          </table:table-cell>
          <table:table-cell table:style-name="ce2" office:value-type="string">
            <text:p><text:a xlink:href="http://www14.atwiki.jp/tamakagura/pages/19.html">T空</text:a></text:p>
          </table:table-cell>
          <table:table-cell table:number-columns-repeated="8"/>
          <table:table-cell table:style-name="ce2" office:value-type="string">
            <text:p><text:a xlink:href="http://www14.atwiki.jp/tamakagura/pages/19.html">T空</text:a>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12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9.html">T空</text:a></text:p>
          </table:table-cell>
          <table:table-cell table:formula="of:=[.BB27]+[.BC27]" office:value-type="float" office:value="142080">
            <text:p>142080</text:p>
          </table:table-cell>
          <table:table-cell table:formula="of:=([.C27]*2+64+130)*([.E27]*2+25)" office:value-type="float" office:value="74880">
            <text:p>74880</text:p>
          </table:table-cell>
          <table:table-cell table:formula="of:=([.C27]*2+64+130)*([.G27]*2+25)" office:value-type="float" office:value="67200">
            <text:p>67200</text:p>
          </table:table-cell>
          <table:table-cell table:formula="of:=([.D27]*2+89)*([.H27]*2+89)" office:value-type="float" office:value="64291">
            <text:p>64291</text:p>
          </table:table-cell>
          <table:table-cell table:formula="of:=([.F27]*2+89)*([.H27]*2+89)" office:value-type="float" office:value="88191">
            <text:p>88191</text:p>
          </table:table-cell>
          <table:table-cell table:formula="of:=[.BA27]*(MAX([.D27]; [.F27])*2+89)" office:value-type="float" office:value="52427520">
            <text:p>52427520</text:p>
          </table:table-cell>
          <table:table-cell table:style-name="ce2" office:value-type="string">
            <text:p><text:a xlink:href="http://www14.atwiki.jp/tamakagura/pages/19.html">T空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9.html">T空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27">
            <text:p>27</text:p>
          </table:table-cell>
          <table:table-cell table:style-name="ce2" office:value-type="string">
            <text:p><text:a xlink:href="http://www14.atwiki.jp/tamakagura/pages/19.html">A空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13" office:value-type="float" office:value="160">
            <text:p>16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5">
            <text:p>55</text:p>
          </table:table-cell>
          <table:table-cell table:style-name="ce2" table:formula="of:=SUM([.C28:.H28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28]-[.N28]" office:value-type="float" office:value="470">
            <text:p>470</text:p>
          </table:table-cell>
          <table:table-cell table:formula="of:=MIN([.D28]; [.F28])" office:value-type="float" office:value="90">
            <text:p>90</text:p>
          </table:table-cell>
          <table:table-cell table:style-name="ce21" office:value-type="string">
            <text:p>ピンチ炎1.2倍</text:p>
          </table:table-cell>
          <table:table-cell table:style-name="ce21" office:value-type="string">
            <text:p>被弾時25%火傷</text:p>
          </table:table-cell>
          <table:table-cell table:style-name="ce2" office:value-type="string">
            <text:p><text:a xlink:href="http://www14.atwiki.jp/tamakagura/pages/19.html">A空</text:a>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物理</text:p>
          </table:table-cell>
          <table:table-cell table:style-name="ce2" office:value-type="float" office:value="60">
            <text:p>60</text:p>
          </table:table-cell>
          <table:table-cell table:formula="of:=([.D28]*2+89)*[.X28]*IF(OR([.J28]=[.V28]; [.K28]=[.V28]); 1.5; 1)" office:value-type="float" office:value="24210">
            <text:p>24210</text:p>
          </table:table-cell>
          <table:table-cell table:style-name="ce2" office:value-type="string">
            <text:p><text:a xlink:href="http://www14.atwiki.jp/tamakagura/pages/19.html">A空</text:a>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9.html">A空</text:a></text:p>
          </table:table-cell>
          <table:table-cell table:formula="of:=[.BB28]+[.BC28]" office:value-type="float" office:value="142080">
            <text:p>142080</text:p>
          </table:table-cell>
          <table:table-cell table:formula="of:=([.C28]*2+64+130)*([.E28]*2+25)" office:value-type="float" office:value="74880">
            <text:p>74880</text:p>
          </table:table-cell>
          <table:table-cell table:formula="of:=([.C28]*2+64+130)*([.G28]*2+25)" office:value-type="float" office:value="67200">
            <text:p>67200</text:p>
          </table:table-cell>
          <table:table-cell table:formula="of:=([.D28]*2+89)*([.H28]*2+89)" office:value-type="float" office:value="53531">
            <text:p>53531</text:p>
          </table:table-cell>
          <table:table-cell table:formula="of:=([.F28]*2+89)*([.H28]*2+89)" office:value-type="float" office:value="81391">
            <text:p>81391</text:p>
          </table:table-cell>
          <table:table-cell table:formula="of:=[.BA28]*(MAX([.D28]; [.F28])*2+89)" office:value-type="float" office:value="58110720">
            <text:p>58110720</text:p>
          </table:table-cell>
          <table:table-cell table:style-name="ce2" office:value-type="string">
            <text:p><text:a xlink:href="http://www14.atwiki.jp/tamakagura/pages/19.html">A空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9.html">A空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28">
            <text:p>28</text:p>
          </table:table-cell>
          <table:table-cell table:style-name="ce2" office:value-type="string">
            <text:p><text:a xlink:href="http://www14.atwiki.jp/tamakagura/pages/19.html">S空</text:a>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10">
            <text:p>110</text:p>
          </table:table-cell>
          <table:table-cell table:style-name="ce2" table:formula="of:=SUM([.C29:.H29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29]-[.N29]" office:value-type="float" office:value="470">
            <text:p>470</text:p>
          </table:table-cell>
          <table:table-cell table:formula="of:=MIN([.D29]; [.F29])" office:value-type="float" office:value="90">
            <text:p>90</text:p>
          </table:table-cell>
          <table:table-cell table:style-name="ce21" office:value-type="string">
            <text:p>ピンチ炎1.2倍</text:p>
          </table:table-cell>
          <table:table-cell table:style-name="ce21" office:value-type="string">
            <text:p>被弾時25%火傷</text:p>
          </table:table-cell>
          <table:table-cell table:style-name="ce2" office:value-type="string">
            <text:p><text:a xlink:href="http://www14.atwiki.jp/tamakagura/pages/19.html">S空</text:a></text:p>
          </table:table-cell>
          <table:table-cell table:number-columns-repeated="8"/>
          <table:table-cell table:style-name="ce2" office:value-type="string">
            <text:p><text:a xlink:href="http://www14.atwiki.jp/tamakagura/pages/19.html">S空</text:a>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19.html">S空</text:a></text:p>
          </table:table-cell>
          <table:table-cell table:formula="of:=[.BB29]+[.BC29]" office:value-type="float" office:value="138380">
            <text:p>138380</text:p>
          </table:table-cell>
          <table:table-cell table:formula="of:=([.C29]*2+64+130)*([.E29]*2+25)" office:value-type="float" office:value="72930">
            <text:p>72930</text:p>
          </table:table-cell>
          <table:table-cell table:formula="of:=([.C29]*2+64+130)*([.G29]*2+25)" office:value-type="float" office:value="65450">
            <text:p>65450</text:p>
          </table:table-cell>
          <table:table-cell table:formula="of:=([.D29]*2+89)*([.H29]*2+89)" office:value-type="float" office:value="83121">
            <text:p>83121</text:p>
          </table:table-cell>
          <table:table-cell table:style-name="ce26" table:formula="of:=([.F29]*2+89)*([.H29]*2+89)" office:value-type="float" office:value="95481">
            <text:p>95481</text:p>
          </table:table-cell>
          <table:table-cell table:formula="of:=[.BA29]*(MAX([.D29]; [.F29])*2+89)" office:value-type="float" office:value="42759420">
            <text:p>42759420</text:p>
          </table:table-cell>
          <table:table-cell table:style-name="ce2" office:value-type="string">
            <text:p><text:a xlink:href="http://www14.atwiki.jp/tamakagura/pages/19.html">S空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9.html">S空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29">
            <text:p>29</text:p>
          </table:table-cell>
          <table:table-cell table:style-name="ce2" office:value-type="string">
            <text:p><text:a xlink:href="http://www14.atwiki.jp/tamakagura/pages/29.html">ちびえいき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70">
            <text:p>70</text:p>
          </table:table-cell>
          <table:table-cell table:style-name="ce2" table:formula="of:=SUM([.C30:.H30])" office:value-type="float" office:value="420">
            <text:p>42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0]-[.N30]" office:value-type="float" office:value="400">
            <text:p>400</text:p>
          </table:table-cell>
          <table:table-cell table:formula="of:=MIN([.D30]; [.F30])" office:value-type="float" office:value="20">
            <text:p>20</text:p>
          </table:table-cell>
          <table:table-cell table:style-name="ce21" office:value-type="string">
            <text:p>敵消費VP20%増</text:p>
          </table:table-cell>
          <table:table-cell table:style-name="ce21"/>
          <table:table-cell table:style-name="ce2" office:value-type="string">
            <text:p><text:a xlink:href="http://www14.atwiki.jp/tamakagura/pages/29.html">ちびえいき</text:a></text:p>
          </table:table-cell>
          <table:table-cell table:number-columns-repeated="8"/>
          <table:table-cell table:style-name="ce2" office:value-type="string">
            <text:p><text:a xlink:href="http://www14.atwiki.jp/tamakagura/pages/29.html">ちびえいき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9.html">ちびえいき</text:a></text:p>
          </table:table-cell>
          <table:table-cell table:formula="of:=[.BB30]+[.BC30]" office:value-type="float" office:value="123420">
            <text:p>123420</text:p>
          </table:table-cell>
          <table:table-cell table:formula="of:=([.C30]*2+64+130)*([.E30]*2+25)" office:value-type="float" office:value="57970">
            <text:p>57970</text:p>
          </table:table-cell>
          <table:table-cell table:formula="of:=([.C30]*2+64+130)*([.G30]*2+25)" office:value-type="float" office:value="65450">
            <text:p>65450</text:p>
          </table:table-cell>
          <table:table-cell table:formula="of:=([.D30]*2+89)*([.H30]*2+89)" office:value-type="float" office:value="29541">
            <text:p>29541</text:p>
          </table:table-cell>
          <table:table-cell table:formula="of:=([.F30]*2+89)*([.H30]*2+89)" office:value-type="float" office:value="66181">
            <text:p>66181</text:p>
          </table:table-cell>
          <table:table-cell table:formula="of:=[.BA30]*(MAX([.D30]; [.F30])*2+89)" office:value-type="float" office:value="35668380">
            <text:p>35668380</text:p>
          </table:table-cell>
          <table:table-cell table:style-name="ce2" office:value-type="string">
            <text:p><text:a xlink:href="http://www14.atwiki.jp/tamakagura/pages/29.html">ちびえいき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29.html">ちびえいき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30">
            <text:p>30</text:p>
          </table:table-cell>
          <table:table-cell table:style-name="ce2" office:value-type="string">
            <text:p><text:a xlink:href="http://www14.atwiki.jp/tamakagura/pages/29.html">A映姫</text:a>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13" office:value-type="float" office:value="130">
            <text:p>13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31:.H31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31]-[.N31]" office:value-type="float" office:value="480">
            <text:p>480</text:p>
          </table:table-cell>
          <table:table-cell table:formula="of:=MIN([.D31]; [.F31])" office:value-type="float" office:value="80">
            <text:p>80</text:p>
          </table:table-cell>
          <table:table-cell table:style-name="ce21" office:value-type="string">
            <text:p>敵消費VP20%増</text:p>
          </table:table-cell>
          <table:table-cell table:style-name="ce21" office:value-type="string">
            <text:p>急所率15%↑</text:p>
          </table:table-cell>
          <table:table-cell table:style-name="ce2" office:value-type="string">
            <text:p><text:a xlink:href="http://www14.atwiki.jp/tamakagura/pages/29.html">A映姫</text:a></text:p>
          </table:table-cell>
          <table:table-cell table:number-columns-repeated="8"/>
          <table:table-cell table:style-name="ce2" office:value-type="string">
            <text:p><text:a xlink:href="http://www14.atwiki.jp/tamakagura/pages/29.html">A映姫</text:a>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table:number-columns-repeated="10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9.html">A映姫</text:a></text:p>
          </table:table-cell>
          <table:table-cell table:formula="of:=[.BB31]+[.BC31]" office:value-type="float" office:value="153660">
            <text:p>153660</text:p>
          </table:table-cell>
          <table:table-cell table:formula="of:=([.C31]*2+64+130)*([.E31]*2+25)" office:value-type="float" office:value="72890">
            <text:p>72890</text:p>
          </table:table-cell>
          <table:table-cell table:formula="of:=([.C31]*2+64+130)*([.G31]*2+25)" office:value-type="float" office:value="80770">
            <text:p>80770</text:p>
          </table:table-cell>
          <table:table-cell table:formula="of:=([.D31]*2+89)*([.H31]*2+89)" office:value-type="float" office:value="62001">
            <text:p>62001</text:p>
          </table:table-cell>
          <table:table-cell table:formula="of:=([.F31]*2+89)*([.H31]*2+89)" office:value-type="float" office:value="86901">
            <text:p>86901</text:p>
          </table:table-cell>
          <table:table-cell table:formula="of:=[.BA31]*(MAX([.D31]; [.F31])*2+89)" office:value-type="float" office:value="53627340">
            <text:p>53627340</text:p>
          </table:table-cell>
          <table:table-cell table:style-name="ce2" office:value-type="string">
            <text:p><text:a xlink:href="http://www14.atwiki.jp/tamakagura/pages/29.html">A映姫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9.html">A映姫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31">
            <text:p>31</text:p>
          </table:table-cell>
          <table:table-cell table:style-name="ce2" office:value-type="string">
            <text:p><text:a xlink:href="http://www14.atwiki.jp/tamakagura/pages/29.html">D映姫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table:formula="of:=SUM([.C32:.H32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13" table:formula="of:=[.I32]-[.N32]" office:value-type="float" office:value="515">
            <text:p>515</text:p>
          </table:table-cell>
          <table:table-cell table:formula="of:=MIN([.D32]; [.F32])" office:value-type="float" office:value="45">
            <text:p>45</text:p>
          </table:table-cell>
          <table:table-cell table:style-name="ce21" office:value-type="string">
            <text:p>敵消費VP20%増</text:p>
          </table:table-cell>
          <table:table-cell table:style-name="ce21" office:value-type="string">
            <text:p>急所率15%↑</text:p>
          </table:table-cell>
          <table:table-cell table:style-name="ce2" office:value-type="string">
            <text:p><text:a xlink:href="http://www14.atwiki.jp/tamakagura/pages/29.html">D映姫</text:a></text:p>
          </table:table-cell>
          <table:table-cell table:number-columns-repeated="8"/>
          <table:table-cell table:style-name="ce2" office:value-type="string">
            <text:p><text:a xlink:href="http://www14.atwiki.jp/tamakagura/pages/29.html">D映姫</text:a>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29.html">D映姫</text:a></text:p>
          </table:table-cell>
          <table:table-cell table:style-name="ce26" table:formula="of:=[.BB32]+[.BC32]" office:value-type="float" office:value="208680">
            <text:p>208680</text:p>
          </table:table-cell>
          <table:table-cell table:formula="of:=([.C32]*2+64+130)*([.E32]*2+25)" office:value-type="float" office:value="99900">
            <text:p>99900</text:p>
          </table:table-cell>
          <table:table-cell table:style-name="ce26" table:formula="of:=([.C32]*2+64+130)*([.G32]*2+25)" office:value-type="float" office:value="108780">
            <text:p>108780</text:p>
          </table:table-cell>
          <table:table-cell table:formula="of:=([.D32]*2+89)*([.H32]*2+89)" office:value-type="float" office:value="40991">
            <text:p>40991</text:p>
          </table:table-cell>
          <table:table-cell table:formula="of:=([.F32]*2+89)*([.H32]*2+89)" office:value-type="float" office:value="70761">
            <text:p>70761</text:p>
          </table:table-cell>
          <table:table-cell table:style-name="ce26" table:formula="of:=[.BA32]*(MAX([.D32]; [.F32])*2+89)" office:value-type="float" office:value="64482120">
            <text:p>64482120</text:p>
          </table:table-cell>
          <table:table-cell table:style-name="ce2" office:value-type="string">
            <text:p><text:a xlink:href="http://www14.atwiki.jp/tamakagura/pages/29.html">D映姫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29.html">D映姫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32">
            <text:p>32</text:p>
          </table:table-cell>
          <table:table-cell table:style-name="ce2" office:value-type="string">
            <text:p><text:a xlink:href="http://www14.atwiki.jp/tamakagura/pages/29.html">T映姫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table:formula="of:=SUM([.C33:.H33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13" table:formula="of:=[.I33]-[.N33]" office:value-type="float" office:value="505">
            <text:p>505</text:p>
          </table:table-cell>
          <table:table-cell table:formula="of:=MIN([.D33]; [.F33])" office:value-type="float" office:value="55">
            <text:p>55</text:p>
          </table:table-cell>
          <table:table-cell table:style-name="ce21" office:value-type="string">
            <text:p>敵消費VP20%増</text:p>
          </table:table-cell>
          <table:table-cell table:style-name="ce21" office:value-type="string">
            <text:p>急所率15%↑</text:p>
          </table:table-cell>
          <table:table-cell table:style-name="ce2" office:value-type="string">
            <text:p><text:a xlink:href="http://www14.atwiki.jp/tamakagura/pages/29.html">T映姫</text:a></text:p>
          </table:table-cell>
          <table:table-cell table:number-columns-repeated="8"/>
          <table:table-cell table:style-name="ce2" office:value-type="string">
            <text:p><text:a xlink:href="http://www14.atwiki.jp/tamakagura/pages/29.html">T映姫</text:a></text:p>
          </table:table-cell>
          <table:table-cell office:value-type="string">
            <text:p>理</text:p>
          </table:table-cell>
          <table:table-cell office:value-type="string">
            <text:p>無</text:p>
          </table:table-cell>
          <table:table-cell office:value-type="string">
            <text:p>理</text:p>
          </table:table-cell>
          <table:table-cell office:value-type="string">
            <text:p>無</text:p>
          </table:table-cell>
          <table:table-cell office:value-type="string">
            <text:p>闘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9.html">T映姫</text:a></text:p>
          </table:table-cell>
          <table:table-cell table:formula="of:=[.BB33]+[.BC33]" office:value-type="float" office:value="185840">
            <text:p>185840</text:p>
          </table:table-cell>
          <table:table-cell table:style-name="ce25" table:formula="of:=([.C33]*2+64+130)*([.E33]*2+25)" office:value-type="float" office:value="90900">
            <text:p>90900</text:p>
          </table:table-cell>
          <table:table-cell table:formula="of:=([.C33]*2+64+130)*([.G33]*2+25)" office:value-type="float" office:value="94940">
            <text:p>94940</text:p>
          </table:table-cell>
          <table:table-cell table:formula="of:=([.D33]*2+89)*([.H33]*2+89)" office:value-type="float" office:value="53531">
            <text:p>53531</text:p>
          </table:table-cell>
          <table:table-cell table:formula="of:=([.F33]*2+89)*([.H33]*2+89)" office:value-type="float" office:value="80431">
            <text:p>80431</text:p>
          </table:table-cell>
          <table:table-cell table:formula="of:=[.BA33]*(MAX([.D33]; [.F33])*2+89)" office:value-type="float" office:value="55566160">
            <text:p>55566160</text:p>
          </table:table-cell>
          <table:table-cell table:style-name="ce2" office:value-type="string">
            <text:p><text:a xlink:href="http://www14.atwiki.jp/tamakagura/pages/29.html">T映姫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29.html">T映姫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33">
            <text:p>33</text:p>
          </table:table-cell>
          <table:table-cell table:style-name="ce2" office:value-type="string">
            <text:p><text:a xlink:href="http://www14.atwiki.jp/tamakagura/pages/141.html">ちびえーりん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0">
            <text:p>50</text:p>
          </table:table-cell>
          <table:table-cell table:style-name="ce2" table:formula="of:=SUM([.C34:.H34])" office:value-type="float" office:value="420">
            <text:p>42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4]-[.N34]" office:value-type="float" office:value="390">
            <text:p>390</text:p>
          </table:table-cell>
          <table:table-cell table:formula="of:=MIN([.D34]; [.F34])" office:value-type="float" office:value="30">
            <text:p>30</text:p>
          </table:table-cell>
          <table:table-cell table:style-name="ce21" office:value-type="string">
            <text:p>味25%状態回復</text:p>
          </table:table-cell>
          <table:table-cell table:style-name="ce21"/>
          <table:table-cell table:style-name="ce2" office:value-type="string">
            <text:p><text:a xlink:href="http://www14.atwiki.jp/tamakagura/pages/141.html">ちびえーりん</text:a></text:p>
          </table:table-cell>
          <table:table-cell table:number-columns-repeated="8"/>
          <table:table-cell table:style-name="ce2" office:value-type="string">
            <text:p><text:a xlink:href="http://www14.atwiki.jp/tamakagura/pages/141.html">ちびえーりん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table:number-columns-repeated="12"/>
          <table:table-cell table:style-name="ce26" office:value-type="string">
            <text:p>○</text:p>
          </table:table-cell>
          <table:table-cell table:number-columns-repeated="9"/>
          <table:table-cell table:style-name="ce2" office:value-type="string">
            <text:p><text:a xlink:href="http://www14.atwiki.jp/tamakagura/pages/141.html">ちびえーりん</text:a></text:p>
          </table:table-cell>
          <table:table-cell table:formula="of:=[.BB34]+[.BC34]" office:value-type="float" office:value="137900">
            <text:p>137900</text:p>
          </table:table-cell>
          <table:table-cell table:formula="of:=([.C34]*2+64+130)*([.E34]*2+25)" office:value-type="float" office:value="61070">
            <text:p>61070</text:p>
          </table:table-cell>
          <table:table-cell table:formula="of:=([.C34]*2+64+130)*([.G34]*2+25)" office:value-type="float" office:value="76830">
            <text:p>76830</text:p>
          </table:table-cell>
          <table:table-cell table:formula="of:=([.D34]*2+89)*([.H34]*2+89)" office:value-type="float" office:value="28161">
            <text:p>28161</text:p>
          </table:table-cell>
          <table:table-cell table:formula="of:=([.F34]*2+89)*([.H34]*2+89)" office:value-type="float" office:value="50841">
            <text:p>50841</text:p>
          </table:table-cell>
          <table:table-cell table:formula="of:=[.BA34]*(MAX([.D34]; [.F34])*2+89)" office:value-type="float" office:value="37095100">
            <text:p>37095100</text:p>
          </table:table-cell>
          <table:table-cell table:style-name="ce2" office:value-type="string">
            <text:p><text:a xlink:href="http://www14.atwiki.jp/tamakagura/pages/141.html">ちびえーりん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41.html">ちびえーりん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34">
            <text:p>34</text:p>
          </table:table-cell>
          <table:table-cell table:style-name="ce2" office:value-type="string">
            <text:p><text:a xlink:href="http://www14.atwiki.jp/tamakagura/pages/141.html">N永琳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table:formula="of:=SUM([.C35:.H35])" office:value-type="float" office:value="560">
            <text:p>56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13" table:formula="of:=[.I35]-[.N35]" office:value-type="float" office:value="510">
            <text:p>510</text:p>
          </table:table-cell>
          <table:table-cell table:formula="of:=MIN([.D35]; [.F35])" office:value-type="float" office:value="50">
            <text:p>50</text:p>
          </table:table-cell>
          <table:table-cell table:style-name="ce21" office:value-type="string">
            <text:p>味25%状態回復</text:p>
          </table:table-cell>
          <table:table-cell table:style-name="ce21" office:value-type="string">
            <text:p>敵追加発動5%↓</text:p>
          </table:table-cell>
          <table:table-cell table:style-name="ce2" office:value-type="string">
            <text:p><text:a xlink:href="http://www14.atwiki.jp/tamakagura/pages/141.html">N永琳</text:a></text:p>
          </table:table-cell>
          <table:table-cell table:number-columns-repeated="8"/>
          <table:table-cell table:style-name="ce2" office:value-type="string">
            <text:p><text:a xlink:href="http://www14.atwiki.jp/tamakagura/pages/141.html">N永琳</text:a></text:p>
          </table:table-cell>
          <table:table-cell office:value-type="string">
            <text:p>毒</text:p>
          </table:table-cell>
          <table:table-cell office:value-type="string">
            <text:p>理</text:p>
          </table:table-cell>
          <table:table-cell office:value-type="string">
            <text:p>毒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41.html">N永琳</text:a></text:p>
          </table:table-cell>
          <table:table-cell table:formula="of:=[.BB35]+[.BC35]" office:value-type="float" office:value="190960">
            <text:p>190960</text:p>
          </table:table-cell>
          <table:table-cell table:style-name="ce25" table:formula="of:=([.C35]*2+64+130)*([.E35]*2+25)" office:value-type="float" office:value="88970">
            <text:p>88970</text:p>
          </table:table-cell>
          <table:table-cell table:style-name="ce26" table:formula="of:=([.C35]*2+64+130)*([.G35]*2+25)" office:value-type="float" office:value="101990">
            <text:p>101990</text:p>
          </table:table-cell>
          <table:table-cell table:formula="of:=([.D35]*2+89)*([.H35]*2+89)" office:value-type="float" office:value="50841">
            <text:p>50841</text:p>
          </table:table-cell>
          <table:table-cell table:formula="of:=([.F35]*2+89)*([.H35]*2+89)" office:value-type="float" office:value="80431">
            <text:p>80431</text:p>
          </table:table-cell>
          <table:table-cell table:formula="of:=[.BA35]*(MAX([.D35]; [.F35])*2+89)" office:value-type="float" office:value="57097040">
            <text:p>57097040</text:p>
          </table:table-cell>
          <table:table-cell table:style-name="ce2" office:value-type="string">
            <text:p><text:a xlink:href="http://www14.atwiki.jp/tamakagura/pages/141.html">N永琳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141.html">N永琳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35">
            <text:p>35</text:p>
          </table:table-cell>
          <table:table-cell table:style-name="ce2" office:value-type="string">
            <text:p><text:a xlink:href="http://www14.atwiki.jp/tamakagura/pages/141.html">T永琳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table:formula="of:=SUM([.C36:.H36])" office:value-type="float" office:value="560">
            <text:p>56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13" table:formula="of:=[.I36]-[.N36]" office:value-type="float" office:value="510">
            <text:p>510</text:p>
          </table:table-cell>
          <table:table-cell table:formula="of:=MIN([.D36]; [.F36])" office:value-type="float" office:value="50">
            <text:p>50</text:p>
          </table:table-cell>
          <table:table-cell table:style-name="ce21" office:value-type="string">
            <text:p>味25%状態回復</text:p>
          </table:table-cell>
          <table:table-cell table:style-name="ce21" office:value-type="string">
            <text:p>敵追加発動5%↓</text:p>
          </table:table-cell>
          <table:table-cell table:style-name="ce2" office:value-type="string">
            <text:p><text:a xlink:href="http://www14.atwiki.jp/tamakagura/pages/141.html">T永琳</text:a></text:p>
          </table:table-cell>
          <table:table-cell table:number-columns-repeated="8"/>
          <table:table-cell table:style-name="ce2" office:value-type="string">
            <text:p><text:a xlink:href="http://www14.atwiki.jp/tamakagura/pages/141.html">T永琳</text:a></text:p>
          </table:table-cell>
          <table:table-cell office:value-type="string">
            <text:p>毒</text:p>
          </table:table-cell>
          <table:table-cell office:value-type="string">
            <text:p>闘</text:p>
          </table:table-cell>
          <table:table-cell office:value-type="string">
            <text:p>毒</text:p>
          </table:table-cell>
          <table:table-cell office:value-type="string">
            <text:p>闘</text:p>
          </table:table-cell>
          <table:table-cell office:value-type="string">
            <text:p>理</text:p>
          </table:table-cell>
          <table:table-cell table:number-columns-repeated="9"/>
          <table:table-cell table:number-columns-repeated="2"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41.html">T永琳</text:a></text:p>
          </table:table-cell>
          <table:table-cell table:formula="of:=[.BB36]+[.BC36]" office:value-type="float" office:value="195300">
            <text:p>195300</text:p>
          </table:table-cell>
          <table:table-cell table:style-name="ce25" table:formula="of:=([.C36]*2+64+130)*([.E36]*2+25)" office:value-type="float" office:value="88970">
            <text:p>88970</text:p>
          </table:table-cell>
          <table:table-cell table:style-name="ce26" table:formula="of:=([.C36]*2+64+130)*([.G36]*2+25)" office:value-type="float" office:value="106330">
            <text:p>106330</text:p>
          </table:table-cell>
          <table:table-cell table:formula="of:=([.D36]*2+89)*([.H36]*2+89)" office:value-type="float" office:value="47061">
            <text:p>47061</text:p>
          </table:table-cell>
          <table:table-cell table:formula="of:=([.F36]*2+89)*([.H36]*2+89)" office:value-type="float" office:value="76941">
            <text:p>76941</text:p>
          </table:table-cell>
          <table:table-cell table:style-name="ce26" table:formula="of:=[.BA36]*(MAX([.D36]; [.F36])*2+89)" office:value-type="float" office:value="60347700">
            <text:p>60347700</text:p>
          </table:table-cell>
          <table:table-cell table:style-name="ce2" office:value-type="string">
            <text:p><text:a xlink:href="http://www14.atwiki.jp/tamakagura/pages/141.html">T永琳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41.html">T永琳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36">
            <text:p>36</text:p>
          </table:table-cell>
          <table:table-cell table:style-name="ce2" office:value-type="string">
            <text:p><text:a xlink:href="http://www14.atwiki.jp/tamakagura/pages/141.html">H永琳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table:formula="of:=SUM([.C37:.H37])" office:value-type="float" office:value="560">
            <text:p>56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13" table:formula="of:=[.I37]-[.N37]" office:value-type="float" office:value="510">
            <text:p>510</text:p>
          </table:table-cell>
          <table:table-cell table:formula="of:=MIN([.D37]; [.F37])" office:value-type="float" office:value="50">
            <text:p>50</text:p>
          </table:table-cell>
          <table:table-cell table:style-name="ce21" office:value-type="string">
            <text:p>味25%状態回復</text:p>
          </table:table-cell>
          <table:table-cell table:style-name="ce21" office:value-type="string">
            <text:p>敵追加発動5%↓</text:p>
          </table:table-cell>
          <table:table-cell table:style-name="ce2" office:value-type="string">
            <text:p><text:a xlink:href="http://www14.atwiki.jp/tamakagura/pages/141.html">H永琳</text:a></text:p>
          </table:table-cell>
          <table:table-cell table:number-columns-repeated="8"/>
          <table:table-cell table:style-name="ce2" office:value-type="string">
            <text:p><text:a xlink:href="http://www14.atwiki.jp/tamakagura/pages/141.html">H永琳</text:a></text:p>
          </table:table-cell>
          <table:table-cell office:value-type="string">
            <text:p>毒</text:p>
          </table:table-cell>
          <table:table-cell office:value-type="string">
            <text:p>神</text:p>
          </table:table-cell>
          <table:table-cell office:value-type="string">
            <text:p>毒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41.html">H永琳</text:a></text:p>
          </table:table-cell>
          <table:table-cell table:formula="of:=[.BB37]+[.BC37]" office:value-type="float" office:value="185840">
            <text:p>185840</text:p>
          </table:table-cell>
          <table:table-cell table:style-name="ce25" table:formula="of:=([.C37]*2+64+130)*([.E37]*2+25)" office:value-type="float" office:value="90900">
            <text:p>90900</text:p>
          </table:table-cell>
          <table:table-cell table:formula="of:=([.C37]*2+64+130)*([.G37]*2+25)" office:value-type="float" office:value="94940">
            <text:p>94940</text:p>
          </table:table-cell>
          <table:table-cell table:formula="of:=([.D37]*2+89)*([.H37]*2+89)" office:value-type="float" office:value="48951">
            <text:p>48951</text:p>
          </table:table-cell>
          <table:table-cell table:formula="of:=([.F37]*2+89)*([.H37]*2+89)" office:value-type="float" office:value="82621">
            <text:p>82621</text:p>
          </table:table-cell>
          <table:table-cell table:style-name="ce26" table:formula="of:=[.BA37]*(MAX([.D37]; [.F37])*2+89)" office:value-type="float" office:value="59282960">
            <text:p>59282960</text:p>
          </table:table-cell>
          <table:table-cell table:style-name="ce2" office:value-type="string">
            <text:p><text:a xlink:href="http://www14.atwiki.jp/tamakagura/pages/141.html">H永琳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41.html">H永琳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37">
            <text:p>37</text:p>
          </table:table-cell>
          <table:table-cell table:style-name="ce2" office:value-type="string">
            <text:p><text:a xlink:href="http://www14.atwiki.jp/tamakagura/pages/141.html">D永琳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50">
            <text:p>50</text:p>
          </table:table-cell>
          <table:table-cell table:number-columns-repeated="2" table:style-name="ce2" office:value-type="float" office:value="100">
            <text:p>10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5">
            <text:p>75</text:p>
          </table:table-cell>
          <table:table-cell table:style-name="ce2" table:formula="of:=SUM([.C38:.H38])" office:value-type="float" office:value="560">
            <text:p>56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13" table:formula="of:=[.I38]-[.N38]" office:value-type="float" office:value="510">
            <text:p>510</text:p>
          </table:table-cell>
          <table:table-cell table:formula="of:=MIN([.D38]; [.F38])" office:value-type="float" office:value="50">
            <text:p>50</text:p>
          </table:table-cell>
          <table:table-cell table:style-name="ce21" office:value-type="string">
            <text:p>味25%状態回復</text:p>
          </table:table-cell>
          <table:table-cell table:style-name="ce21" office:value-type="string">
            <text:p>敵追加発動5%↓</text:p>
          </table:table-cell>
          <table:table-cell table:style-name="ce2" office:value-type="string">
            <text:p><text:a xlink:href="http://www14.atwiki.jp/tamakagura/pages/141.html">D永琳</text:a></text:p>
          </table:table-cell>
          <table:table-cell table:number-columns-repeated="8"/>
          <table:table-cell table:style-name="ce2" office:value-type="string">
            <text:p><text:a xlink:href="http://www14.atwiki.jp/tamakagura/pages/141.html">D永琳</text:a></text:p>
          </table:table-cell>
          <table:table-cell office:value-type="string">
            <text:p>毒</text:p>
          </table:table-cell>
          <table:table-cell office:value-type="string">
            <text:p>水</text:p>
          </table:table-cell>
          <table:table-cell office:value-type="string">
            <text:p>毒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41.html">D永琳</text:a></text:p>
          </table:table-cell>
          <table:table-cell table:style-name="ce26" table:formula="of:=[.BB38]+[.BC38]" office:value-type="float" office:value="208680">
            <text:p>208680</text:p>
          </table:table-cell>
          <table:table-cell table:formula="of:=([.C38]*2+64+130)*([.E38]*2+25)" office:value-type="float" office:value="99900">
            <text:p>99900</text:p>
          </table:table-cell>
          <table:table-cell table:style-name="ce26" table:formula="of:=([.C38]*2+64+130)*([.G38]*2+25)" office:value-type="float" office:value="108780">
            <text:p>108780</text:p>
          </table:table-cell>
          <table:table-cell table:formula="of:=([.D38]*2+89)*([.H38]*2+89)" office:value-type="float" office:value="45171">
            <text:p>45171</text:p>
          </table:table-cell>
          <table:table-cell table:formula="of:=([.F38]*2+89)*([.H38]*2+89)" office:value-type="float" office:value="69071">
            <text:p>69071</text:p>
          </table:table-cell>
          <table:table-cell table:style-name="ce26" table:formula="of:=[.BA38]*(MAX([.D38]; [.F38])*2+89)" office:value-type="float" office:value="60308520">
            <text:p>60308520</text:p>
          </table:table-cell>
          <table:table-cell table:style-name="ce2" office:value-type="string">
            <text:p><text:a xlink:href="http://www14.atwiki.jp/tamakagura/pages/141.html">D永琳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1.html">D永琳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38">
            <text:p>38</text:p>
          </table:table-cell>
          <table:table-cell table:style-name="ce2" office:value-type="string">
            <text:p><text:a xlink:href="http://www14.atwiki.jp/tamakagura/pages/75.html">ちびエリー</text:a></text:p>
          </table:table-cell>
          <table:table-cell table:style-name="ce2" office:value-type="float" office:value="85">
            <text:p>85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5">
            <text:p>55</text:p>
          </table:table-cell>
          <table:table-cell table:style-name="ce2" table:formula="of:=SUM([.C39:.H39])" office:value-type="float" office:value="380">
            <text:p>38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9]-[.N39]" office:value-type="float" office:value="360">
            <text:p>360</text:p>
          </table:table-cell>
          <table:table-cell table:formula="of:=MIN([.D39]; [.F39])" office:value-type="float" office:value="20">
            <text:p>20</text:p>
          </table:table-cell>
          <table:table-cell table:style-name="ce21" office:value-type="string">
            <text:p>強制交代防止</text:p>
          </table:table-cell>
          <table:table-cell table:style-name="ce21"/>
          <table:table-cell table:style-name="ce2" office:value-type="string">
            <text:p><text:a xlink:href="http://www14.atwiki.jp/tamakagura/pages/75.html">ちびエリー</text:a></text:p>
          </table:table-cell>
          <table:table-cell table:number-columns-repeated="8"/>
          <table:table-cell table:style-name="ce2" office:value-type="string">
            <text:p><text:a xlink:href="http://www14.atwiki.jp/tamakagura/pages/75.html">ちびエリー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75.html">ちびエリー</text:a></text:p>
          </table:table-cell>
          <table:table-cell table:formula="of:=[.BB39]+[.BC39]" office:value-type="float" office:value="120120">
            <text:p>120120</text:p>
          </table:table-cell>
          <table:table-cell table:formula="of:=([.C39]*2+64+130)*([.E39]*2+25)" office:value-type="float" office:value="67340">
            <text:p>67340</text:p>
          </table:table-cell>
          <table:table-cell table:formula="of:=([.C39]*2+64+130)*([.G39]*2+25)" office:value-type="float" office:value="52780">
            <text:p>52780</text:p>
          </table:table-cell>
          <table:table-cell table:formula="of:=([.D39]*2+89)*([.H39]*2+89)" office:value-type="float" office:value="49551">
            <text:p>49551</text:p>
          </table:table-cell>
          <table:table-cell table:formula="of:=([.F39]*2+89)*([.H39]*2+89)" office:value-type="float" office:value="25671">
            <text:p>25671</text:p>
          </table:table-cell>
          <table:table-cell table:formula="of:=[.BA39]*(MAX([.D39]; [.F39])*2+89)" office:value-type="float" office:value="29909880">
            <text:p>29909880</text:p>
          </table:table-cell>
          <table:table-cell table:style-name="ce2" office:value-type="string">
            <text:p><text:a xlink:href="http://www14.atwiki.jp/tamakagura/pages/75.html">ちびエリー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75.html">ちびエリー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9">
            <text:p>39</text:p>
          </table:table-cell>
          <table:table-cell table:style-name="ce2" office:value-type="string">
            <text:p><text:a xlink:href="http://www14.atwiki.jp/tamakagura/pages/75.html">Dエリー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table:formula="of:=SUM([.C40:.H40])" office:value-type="float" office:value="530">
            <text:p>53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40]-[.N40]" office:value-type="float" office:value="470">
            <text:p>470</text:p>
          </table:table-cell>
          <table:table-cell table:formula="of:=MIN([.D40]; [.F40])" office:value-type="float" office:value="60">
            <text:p>60</text:p>
          </table:table-cell>
          <table:table-cell table:style-name="ce21" office:value-type="string">
            <text:p>強制交代防止</text:p>
          </table:table-cell>
          <table:table-cell table:style-name="ce21" office:value-type="string">
            <text:p>ピンチ能力1.1倍</text:p>
          </table:table-cell>
          <table:table-cell table:style-name="ce2" office:value-type="string">
            <text:p><text:a xlink:href="http://www14.atwiki.jp/tamakagura/pages/75.html">Dエリー</text:a></text:p>
          </table:table-cell>
          <table:table-cell table:number-columns-repeated="8"/>
          <table:table-cell table:style-name="ce2" office:value-type="string">
            <text:p><text:a xlink:href="http://www14.atwiki.jp/tamakagura/pages/75.html">Dエリー</text:a>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table:number-columns-repeated="10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75.html">Dエリー</text:a></text:p>
          </table:table-cell>
          <table:table-cell table:formula="of:=[.BB40]+[.BC40]" office:value-type="float" office:value="186300">
            <text:p>186300</text:p>
          </table:table-cell>
          <table:table-cell table:style-name="ce26" table:formula="of:=([.C40]*2+64+130)*([.E40]*2+25)" office:value-type="float" office:value="101430">
            <text:p>101430</text:p>
          </table:table-cell>
          <table:table-cell table:formula="of:=([.C40]*2+64+130)*([.G40]*2+25)" office:value-type="float" office:value="84870">
            <text:p>84870</text:p>
          </table:table-cell>
          <table:table-cell table:formula="of:=([.D40]*2+89)*([.H40]*2+89)" office:value-type="float" office:value="61601">
            <text:p>61601</text:p>
          </table:table-cell>
          <table:table-cell table:formula="of:=([.F40]*2+89)*([.H40]*2+89)" office:value-type="float" office:value="47861">
            <text:p>47861</text:p>
          </table:table-cell>
          <table:table-cell table:formula="of:=[.BA40]*(MAX([.D40]; [.F40])*2+89)" office:value-type="float" office:value="50114700">
            <text:p>50114700</text:p>
          </table:table-cell>
          <table:table-cell table:style-name="ce2" office:value-type="string">
            <text:p><text:a xlink:href="http://www14.atwiki.jp/tamakagura/pages/75.html">Dエリー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75.html">Dエリー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40">
            <text:p>40</text:p>
          </table:table-cell>
          <table:table-cell table:style-name="ce2" office:value-type="string">
            <text:p><text:a xlink:href="http://www14.atwiki.jp/tamakagura/pages/142.html">ちびエリス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table:formula="of:=SUM([.C41:.H41])" office:value-type="float" office:value="420">
            <text:p>42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1]-[.N41]" office:value-type="float" office:value="360">
            <text:p>360</text:p>
          </table:table-cell>
          <table:table-cell table:formula="of:=MIN([.D41]; [.F41])" office:value-type="float" office:value="60">
            <text:p>60</text:p>
          </table:table-cell>
          <table:table-cell table:style-name="ce21" office:value-type="string">
            <text:p>敵消費VP20%増</text:p>
          </table:table-cell>
          <table:table-cell/>
          <table:table-cell table:style-name="ce2" office:value-type="string">
            <text:p><text:a xlink:href="http://www14.atwiki.jp/tamakagura/pages/142.html">ちびエリス</text:a></text:p>
          </table:table-cell>
          <table:table-cell table:number-columns-repeated="8"/>
          <table:table-cell table:style-name="ce2" office:value-type="string">
            <text:p><text:a xlink:href="http://www14.atwiki.jp/tamakagura/pages/142.html">ちびエリス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1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2.html">ちびエリス</text:a></text:p>
          </table:table-cell>
          <table:table-cell table:formula="of:=[.BB41]+[.BC41]" office:value-type="float" office:value="95580">
            <text:p>95580</text:p>
          </table:table-cell>
          <table:table-cell table:formula="of:=([.C41]*2+64+130)*([.E41]*2+25)" office:value-type="float" office:value="44250">
            <text:p>44250</text:p>
          </table:table-cell>
          <table:table-cell table:formula="of:=([.C41]*2+64+130)*([.G41]*2+25)" office:value-type="float" office:value="51330">
            <text:p>51330</text:p>
          </table:table-cell>
          <table:table-cell table:formula="of:=([.D41]*2+89)*([.H41]*2+89)" office:value-type="float" office:value="47861">
            <text:p>47861</text:p>
          </table:table-cell>
          <table:table-cell table:formula="of:=([.F41]*2+89)*([.H41]*2+89)" office:value-type="float" office:value="66181">
            <text:p>66181</text:p>
          </table:table-cell>
          <table:table-cell table:formula="of:=[.BA41]*(MAX([.D41]; [.F41])*2+89)" office:value-type="float" office:value="27622620">
            <text:p>27622620</text:p>
          </table:table-cell>
          <table:table-cell table:style-name="ce2" office:value-type="string">
            <text:p><text:a xlink:href="http://www14.atwiki.jp/tamakagura/pages/142.html">ちびエリス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42.html">ちびエリス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41">
            <text:p>41</text:p>
          </table:table-cell>
          <table:table-cell table:style-name="ce2" office:value-type="string">
            <text:p><text:a xlink:href="http://www14.atwiki.jp/tamakagura/pages/142.html">Sエリス</text:a>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table:formula="of:=SUM([.C42:.H42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42]-[.N42]" office:value-type="float" office:value="470">
            <text:p>470</text:p>
          </table:table-cell>
          <table:table-cell table:formula="of:=MIN([.D42]; [.F42])" office:value-type="float" office:value="90">
            <text:p>90</text:p>
          </table:table-cell>
          <table:table-cell table:style-name="ce21" office:value-type="string">
            <text:p>敵消費VP20%増</text:p>
          </table:table-cell>
          <table:table-cell table:style-name="ce21" office:value-type="string">
            <text:p>状態シンクロ</text:p>
          </table:table-cell>
          <table:table-cell table:style-name="ce2" office:value-type="string">
            <text:p><text:a xlink:href="http://www14.atwiki.jp/tamakagura/pages/142.html">Sエリス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42]*2+89)*[.X42]*IF(OR([.J42]=[.V42]; [.K42]=[.V42]); 1.5; 1)" office:value-type="float" office:value="18830">
            <text:p>18830</text:p>
          </table:table-cell>
          <table:table-cell table:style-name="ce2" office:value-type="string">
            <text:p><text:a xlink:href="http://www14.atwiki.jp/tamakagura/pages/142.html">Sエリス</text:a>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2.html">Sエリス</text:a></text:p>
          </table:table-cell>
          <table:table-cell table:formula="of:=[.BB42]+[.BC42]" office:value-type="float" office:value="127160">
            <text:p>127160</text:p>
          </table:table-cell>
          <table:table-cell table:formula="of:=([.C42]*2+64+130)*([.E42]*2+25)" office:value-type="float" office:value="57970">
            <text:p>57970</text:p>
          </table:table-cell>
          <table:table-cell table:formula="of:=([.C42]*2+64+130)*([.G42]*2+25)" office:value-type="float" office:value="69190">
            <text:p>69190</text:p>
          </table:table-cell>
          <table:table-cell table:formula="of:=([.D42]*2+89)*([.H42]*2+89)" office:value-type="float" office:value="83121">
            <text:p>83121</text:p>
          </table:table-cell>
          <table:table-cell table:style-name="ce26" table:formula="of:=([.F42]*2+89)*([.H42]*2+89)" office:value-type="float" office:value="104751">
            <text:p>104751</text:p>
          </table:table-cell>
          <table:table-cell table:formula="of:=[.BA42]*(MAX([.D42]; [.F42])*2+89)" office:value-type="float" office:value="43107240">
            <text:p>43107240</text:p>
          </table:table-cell>
          <table:table-cell table:style-name="ce2" office:value-type="string">
            <text:p><text:a xlink:href="http://www14.atwiki.jp/tamakagura/pages/142.html">Sエリス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42.html">Sエリス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42">
            <text:p>42</text:p>
          </table:table-cell>
          <table:table-cell table:style-name="ce2" office:value-type="string">
            <text:p><text:a xlink:href="http://www14.atwiki.jp/tamakagura/pages/144.html">ちびエレン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55">
            <text:p>55</text:p>
          </table:table-cell>
          <table:table-cell table:style-name="ce2" table:formula="of:=SUM([.C43:.H43])" office:value-type="float" office:value="385">
            <text:p>38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3]-[.N43]" office:value-type="float" office:value="365">
            <text:p>365</text:p>
          </table:table-cell>
          <table:table-cell table:formula="of:=MIN([.D43]; [.F43])" office:value-type="float" office:value="20">
            <text:p>20</text:p>
          </table:table-cell>
          <table:table-cell table:style-name="ce21" office:value-type="string">
            <text:p>混乱無効</text:p>
          </table:table-cell>
          <table:table-cell table:style-name="ce21"/>
          <table:table-cell table:style-name="ce2" office:value-type="string">
            <text:p><text:a xlink:href="http://www14.atwiki.jp/tamakagura/pages/144.html">ちびエレン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43]*2+89)*[.X43]*IF(OR([.J43]=[.V43]; [.K43]=[.V43]); 1.5; 1)" office:value-type="float" office:value="30345">
            <text:p>30345</text:p>
          </table:table-cell>
          <table:table-cell table:style-name="ce2" office:value-type="string">
            <text:p><text:a xlink:href="http://www14.atwiki.jp/tamakagura/pages/144.html">ちびエレン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44.html">ちびエレン</text:a></text:p>
          </table:table-cell>
          <table:table-cell table:formula="of:=[.BB43]+[.BC43]" office:value-type="float" office:value="109200">
            <text:p>109200</text:p>
          </table:table-cell>
          <table:table-cell table:formula="of:=([.C43]*2+64+130)*([.E43]*2+25)" office:value-type="float" office:value="52780">
            <text:p>52780</text:p>
          </table:table-cell>
          <table:table-cell table:formula="of:=([.C43]*2+64+130)*([.G43]*2+25)" office:value-type="float" office:value="56420">
            <text:p>56420</text:p>
          </table:table-cell>
          <table:table-cell table:formula="of:=([.D43]*2+89)*([.H43]*2+89)" office:value-type="float" office:value="25671">
            <text:p>25671</text:p>
          </table:table-cell>
          <table:table-cell table:formula="of:=([.F43]*2+89)*([.H43]*2+89)" office:value-type="float" office:value="57511">
            <text:p>57511</text:p>
          </table:table-cell>
          <table:table-cell table:formula="of:=[.BA43]*(MAX([.D43]; [.F43])*2+89)" office:value-type="float" office:value="31558800">
            <text:p>31558800</text:p>
          </table:table-cell>
          <table:table-cell table:style-name="ce2" office:value-type="string">
            <text:p><text:a xlink:href="http://www14.atwiki.jp/tamakagura/pages/144.html">ちびエレン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44.html">ちびエレン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43">
            <text:p>43</text:p>
          </table:table-cell>
          <table:table-cell table:style-name="ce2" office:value-type="string">
            <text:p><text:a xlink:href="http://www14.atwiki.jp/tamakagura/pages/144.html">Hエレン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table:formula="of:=SUM([.C44:.H44])" office:value-type="float" office:value="530">
            <text:p>53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44]-[.N44]" office:value-type="float" office:value="480">
            <text:p>480</text:p>
          </table:table-cell>
          <table:table-cell table:formula="of:=MIN([.D44]; [.F44])" office:value-type="float" office:value="50">
            <text:p>50</text:p>
          </table:table-cell>
          <table:table-cell table:style-name="ce21" office:value-type="string">
            <text:p>混乱無効</text:p>
          </table:table-cell>
          <table:table-cell table:style-name="ce21" office:value-type="string">
            <text:p>VP吸収</text:p>
          </table:table-cell>
          <table:table-cell table:style-name="ce2" office:value-type="string">
            <text:p><text:a xlink:href="http://www14.atwiki.jp/tamakagura/pages/144.html">Hエレン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44]*2+89)*[.X44]*IF(OR([.J44]=[.V44]; [.K44]=[.V44]); 1.5; 1)" office:value-type="float" office:value="34545">
            <text:p>34545</text:p>
          </table:table-cell>
          <table:table-cell table:style-name="ce2" office:value-type="string">
            <text:p><text:a xlink:href="http://www14.atwiki.jp/tamakagura/pages/144.html">Hエレン</text:a>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table:number-columns-repeated="4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44.html">Hエレン</text:a></text:p>
          </table:table-cell>
          <table:table-cell table:formula="of:=[.BB44]+[.BC44]" office:value-type="float" office:value="173840">
            <text:p>173840</text:p>
          </table:table-cell>
          <table:table-cell table:formula="of:=([.C44]*2+64+130)*([.E44]*2+25)" office:value-type="float" office:value="78440">
            <text:p>78440</text:p>
          </table:table-cell>
          <table:table-cell table:formula="of:=([.C44]*2+64+130)*([.G44]*2+25)" office:value-type="float" office:value="95400">
            <text:p>95400</text:p>
          </table:table-cell>
          <table:table-cell table:formula="of:=([.D44]*2+89)*([.H44]*2+89)" office:value-type="float" office:value="41391">
            <text:p>41391</text:p>
          </table:table-cell>
          <table:table-cell table:formula="of:=([.F44]*2+89)*([.H44]*2+89)" office:value-type="float" office:value="72051">
            <text:p>72051</text:p>
          </table:table-cell>
          <table:table-cell table:formula="of:=[.BA44]*(MAX([.D44]; [.F44])*2+89)" office:value-type="float" office:value="57193360">
            <text:p>57193360</text:p>
          </table:table-cell>
          <table:table-cell table:style-name="ce2" office:value-type="string">
            <text:p><text:a xlink:href="http://www14.atwiki.jp/tamakagura/pages/144.html">Hエレン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44.html">Hエレン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44">
            <text:p>44</text:p>
          </table:table-cell>
          <table:table-cell table:style-name="ce2" office:value-type="string">
            <text:p><text:a xlink:href="http://www14.atwiki.jp/tamakagura/pages/163.html">大ナマズ</text:a></text:p>
          </table:table-cell>
          <table:table-cell table:style-name="ce13" office:value-type="float" office:value="160">
            <text:p>16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30">
            <text:p>30</text:p>
          </table:table-cell>
          <table:table-cell table:style-name="ce2" table:formula="of:=SUM([.C45:.H45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45]-[.N45]" office:value-type="float" office:value="455">
            <text:p>455</text:p>
          </table:table-cell>
          <table:table-cell table:formula="of:=MIN([.D45]; [.F45])" office:value-type="float" office:value="105">
            <text:p>105</text:p>
          </table:table-cell>
          <table:table-cell table:style-name="ce21" office:value-type="string">
            <text:p>ピンチ地1.2倍</text:p>
          </table:table-cell>
          <table:table-cell table:style-name="ce21" office:value-type="string">
            <text:p>急所無効</text:p>
          </table:table-cell>
          <table:table-cell table:style-name="ce2" office:value-type="string">
            <text:p><text:a xlink:href="http://www14.atwiki.jp/tamakagura/pages/163.html">大ナマズ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63.html">大ナマズ</text:a>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163.html">大ナマズ</text:a></text:p>
          </table:table-cell>
          <table:table-cell table:formula="of:=[.BB45]+[.BC45]" office:value-type="float" office:value="190180">
            <text:p>190180</text:p>
          </table:table-cell>
          <table:table-cell table:style-name="ce26" table:formula="of:=([.C45]*2+64+130)*([.E45]*2+25)" office:value-type="float" office:value="100230">
            <text:p>100230</text:p>
          </table:table-cell>
          <table:table-cell table:formula="of:=([.C45]*2+64+130)*([.G45]*2+25)" office:value-type="float" office:value="89950">
            <text:p>89950</text:p>
          </table:table-cell>
          <table:table-cell table:formula="of:=([.D45]*2+89)*([.H45]*2+89)" office:value-type="float" office:value="44551">
            <text:p>44551</text:p>
          </table:table-cell>
          <table:table-cell table:formula="of:=([.F45]*2+89)*([.H45]*2+89)" office:value-type="float" office:value="44551">
            <text:p>44551</text:p>
          </table:table-cell>
          <table:table-cell table:formula="of:=[.BA45]*(MAX([.D45]; [.F45])*2+89)" office:value-type="float" office:value="56863820">
            <text:p>56863820</text:p>
          </table:table-cell>
          <table:table-cell table:style-name="ce2" office:value-type="string">
            <text:p><text:a xlink:href="http://www14.atwiki.jp/tamakagura/pages/163.html">大ナマズ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5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63.html">大ナマズ</text:a></text:p>
          </table:table-cell>
          <table:table-cell office:value-type="string">
            <text:p>無い</text:p>
          </table:table-cell>
        </table:table-row>
        <table:table-row table:style-name="ro5">
          <table:table-cell office:value-type="float" office:value="45">
            <text:p>45</text:p>
          </table:table-cell>
          <table:table-cell table:style-name="ce2" office:value-type="string">
            <text:p><text:a xlink:href="http://www14.atwiki.jp/tamakagura/pages/146.html">ちびオレンジ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number-columns-repeated="2" table:style-name="ce2" office:value-type="float" office:value="55">
            <text:p>55</text:p>
          </table:table-cell>
          <table:table-cell table:style-name="ce2" office:value-type="float" office:value="40">
            <text:p>40</text:p>
          </table:table-cell>
          <table:table-cell table:style-name="ce2" table:formula="of:=SUM([.C46:.H46])" office:value-type="float" office:value="380">
            <text:p>38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6]-[.N46]" office:value-type="float" office:value="325">
            <text:p>325</text:p>
          </table:table-cell>
          <table:table-cell table:formula="of:=MIN([.D46]; [.F46])" office:value-type="float" office:value="55">
            <text:p>55</text:p>
          </table:table-cell>
          <table:table-cell table:style-name="ce21" office:value-type="string">
            <text:p>味方5%強化</text:p>
          </table:table-cell>
          <table:table-cell table:style-name="ce21"/>
          <table:table-cell table:style-name="ce2" office:value-type="string">
            <text:p><text:a xlink:href="http://www14.atwiki.jp/tamakagura/pages/146.html">ちびオレンジ</text:a></text:p>
          </table:table-cell>
          <table:table-cell table:number-columns-repeated="8"/>
          <table:table-cell table:style-name="ce2" office:value-type="string">
            <text:p><text:a xlink:href="http://www14.atwiki.jp/tamakagura/pages/146.html">ちびオレンジ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146.html">ちびオレンジ</text:a></text:p>
          </table:table-cell>
          <table:table-cell table:formula="of:=[.BB46]+[.BC46]" office:value-type="float" office:value="102440">
            <text:p>102440</text:p>
          </table:table-cell>
          <table:table-cell table:formula="of:=([.C46]*2+64+130)*([.E46]*2+25)" office:value-type="float" office:value="49250">
            <text:p>49250</text:p>
          </table:table-cell>
          <table:table-cell table:formula="of:=([.C46]*2+64+130)*([.G46]*2+25)" office:value-type="float" office:value="53190">
            <text:p>53190</text:p>
          </table:table-cell>
          <table:table-cell table:formula="of:=([.D46]*2+89)*([.H46]*2+89)" office:value-type="float" office:value="42081">
            <text:p>42081</text:p>
          </table:table-cell>
          <table:table-cell table:formula="of:=([.F46]*2+89)*([.H46]*2+89)" office:value-type="float" office:value="33631">
            <text:p>33631</text:p>
          </table:table-cell>
          <table:table-cell table:formula="of:=[.BA46]*(MAX([.D46]; [.F46])*2+89)" office:value-type="float" office:value="25507560">
            <text:p>25507560</text:p>
          </table:table-cell>
          <table:table-cell table:style-name="ce2" office:value-type="string">
            <text:p><text:a xlink:href="http://www14.atwiki.jp/tamakagura/pages/146.html">ちびオレンジ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46.html">ちびオレンジ</text:a></text:p>
          </table:table-cell>
          <table:table-cell office:value-type="string">
            <text:p>赤</text:p>
          </table:table-cell>
        </table:table-row>
        <table:table-row table:style-name="ro5">
          <table:table-cell office:value-type="float" office:value="46">
            <text:p>46</text:p>
          </table:table-cell>
          <table:table-cell table:style-name="ce2" office:value-type="string">
            <text:p><text:a xlink:href="http://www14.atwiki.jp/tamakagura/pages/146.html">Hオレンジ</text:a></text:p>
          </table:table-cell>
          <table:table-cell table:style-name="ce13" office:value-type="float" office:value="145">
            <text:p>14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5">
            <text:p>55</text:p>
          </table:table-cell>
          <table:table-cell table:style-name="ce2" table:formula="of:=SUM([.C47:.H47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7]-[.N47]" office:value-type="float" office:value="460">
            <text:p>460</text:p>
          </table:table-cell>
          <table:table-cell table:formula="of:=MIN([.D47]; [.F47])" office:value-type="float" office:value="70">
            <text:p>70</text:p>
          </table:table-cell>
          <table:table-cell table:style-name="ce21" office:value-type="string">
            <text:p>味方5%強化</text:p>
          </table:table-cell>
          <table:table-cell table:style-name="ce21" office:value-type="string">
            <text:p>30%回避↑</text:p>
          </table:table-cell>
          <table:table-cell table:style-name="ce2" office:value-type="string">
            <text:p><text:a xlink:href="http://www14.atwiki.jp/tamakagura/pages/146.html">Hオレンジ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闘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47]*2+89)*[.X47]*IF(OR([.J47]=[.V47]; [.K47]=[.V47]); 1.5; 1)" office:value-type="float" office:value="30345">
            <text:p>30345</text:p>
          </table:table-cell>
          <table:table-cell table:style-name="ce2" office:value-type="string">
            <text:p><text:a xlink:href="http://www14.atwiki.jp/tamakagura/pages/146.html">Hオレンジ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146.html">Hオレンジ</text:a></text:p>
          </table:table-cell>
          <table:table-cell table:formula="of:=[.BB47]+[.BC47]" office:value-type="float" office:value="179080">
            <text:p>179080</text:p>
          </table:table-cell>
          <table:table-cell table:style-name="ce25" table:formula="of:=([.C47]*2+64+130)*([.E47]*2+25)" office:value-type="float" office:value="84700">
            <text:p>84700</text:p>
          </table:table-cell>
          <table:table-cell table:formula="of:=([.C47]*2+64+130)*([.G47]*2+25)" office:value-type="float" office:value="94380">
            <text:p>94380</text:p>
          </table:table-cell>
          <table:table-cell table:formula="of:=([.D47]*2+89)*([.H47]*2+89)" office:value-type="float" office:value="57511">
            <text:p>57511</text:p>
          </table:table-cell>
          <table:table-cell table:formula="of:=([.F47]*2+89)*([.H47]*2+89)" office:value-type="float" office:value="45571">
            <text:p>45571</text:p>
          </table:table-cell>
          <table:table-cell table:formula="of:=[.BA47]*(MAX([.D47]; [.F47])*2+89)" office:value-type="float" office:value="51754120">
            <text:p>51754120</text:p>
          </table:table-cell>
          <table:table-cell table:style-name="ce2" office:value-type="string">
            <text:p><text:a xlink:href="http://www14.atwiki.jp/tamakagura/pages/146.html">Hオレンジ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46.html">Hオレンジ</text:a></text:p>
          </table:table-cell>
          <table:table-cell office:value-type="string">
            <text:p>赤</text:p>
          </table:table-cell>
        </table:table-row>
        <table:table-row table:style-name="ro5">
          <table:table-cell office:value-type="float" office:value="47">
            <text:p>47</text:p>
          </table:table-cell>
          <table:table-cell table:style-name="ce2" office:value-type="string">
            <text:p><text:a xlink:href="http://www14.atwiki.jp/tamakagura/pages/147.html">かいりゅー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20">
            <text:p>120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table:formula="of:=SUM([.C48:.H48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48]-[.N48]" office:value-type="float" office:value="480">
            <text:p>480</text:p>
          </table:table-cell>
          <table:table-cell table:formula="of:=MIN([.D48]; [.F48])" office:value-type="float" office:value="80">
            <text:p>80</text:p>
          </table:table-cell>
          <table:table-cell table:style-name="ce21" office:value-type="string">
            <text:p>敵追加発動5%↓</text:p>
          </table:table-cell>
          <table:table-cell table:style-name="ce21" office:value-type="string">
            <text:p>味HP2%回復</text:p>
          </table:table-cell>
          <table:table-cell table:style-name="ce2" office:value-type="string">
            <text:p><text:a xlink:href="http://www14.atwiki.jp/tamakagura/pages/147.html">かいりゅー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47.html">かいりゅー</text:a>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4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47.html">かいりゅー</text:a></text:p>
          </table:table-cell>
          <table:table-cell table:formula="of:=[.BB48]+[.BC48]" office:value-type="float" office:value="153520">
            <text:p>153520</text:p>
          </table:table-cell>
          <table:table-cell table:formula="of:=([.C48]*2+64+130)*([.E48]*2+25)" office:value-type="float" office:value="74740">
            <text:p>74740</text:p>
          </table:table-cell>
          <table:table-cell table:formula="of:=([.C48]*2+64+130)*([.G48]*2+25)" office:value-type="float" office:value="78780">
            <text:p>78780</text:p>
          </table:table-cell>
          <table:table-cell table:formula="of:=([.D48]*2+89)*([.H48]*2+89)" office:value-type="float" office:value="88501">
            <text:p>88501</text:p>
          </table:table-cell>
          <table:table-cell table:formula="of:=([.F48]*2+89)*([.H48]*2+89)" office:value-type="float" office:value="66981">
            <text:p>66981</text:p>
          </table:table-cell>
          <table:table-cell table:formula="of:=[.BA48]*(MAX([.D48]; [.F48])*2+89)" office:value-type="float" office:value="50508080">
            <text:p>50508080</text:p>
          </table:table-cell>
          <table:table-cell table:style-name="ce2" office:value-type="string">
            <text:p><text:a xlink:href="http://www14.atwiki.jp/tamakagura/pages/147.html">かいりゅー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47.html">かいりゅー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48">
            <text:p>48</text:p>
          </table:table-cell>
          <table:table-cell table:style-name="ce2" office:value-type="string">
            <text:p><text:a xlink:href="http://www14.atwiki.jp/tamakagura/pages/78.html">ちびかぐや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0">
            <text:p>40</text:p>
          </table:table-cell>
          <table:table-cell table:style-name="ce2" table:formula="of:=SUM([.C49:.H49])" office:value-type="float" office:value="420">
            <text:p>42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9]-[.N49]" office:value-type="float" office:value="390">
            <text:p>390</text:p>
          </table:table-cell>
          <table:table-cell table:formula="of:=MIN([.D49]; [.F49])" office:value-type="float" office:value="30">
            <text:p>30</text:p>
          </table:table-cell>
          <table:table-cell table:style-name="ce21" office:value-type="string">
            <text:p>状態シンクロ</text:p>
          </table:table-cell>
          <table:table-cell table:style-name="ce21"/>
          <table:table-cell table:style-name="ce2" office:value-type="string">
            <text:p><text:a xlink:href="http://www14.atwiki.jp/tamakagura/pages/78.html">ちびかぐや</text:a></text:p>
          </table:table-cell>
          <table:table-cell table:number-columns-repeated="8"/>
          <table:table-cell table:style-name="ce2" office:value-type="string">
            <text:p><text:a xlink:href="http://www14.atwiki.jp/tamakagura/pages/78.html">ちびかぐや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78.html">ちびかぐや</text:a></text:p>
          </table:table-cell>
          <table:table-cell table:formula="of:=[.BB49]+[.BC49]" office:value-type="float" office:value="144900">
            <text:p>144900</text:p>
          </table:table-cell>
          <table:table-cell table:formula="of:=([.C49]*2+64+130)*([.E49]*2+25)" office:value-type="float" office:value="68310">
            <text:p>68310</text:p>
          </table:table-cell>
          <table:table-cell table:formula="of:=([.C49]*2+64+130)*([.G49]*2+25)" office:value-type="float" office:value="76590">
            <text:p>76590</text:p>
          </table:table-cell>
          <table:table-cell table:formula="of:=([.D49]*2+89)*([.H49]*2+89)" office:value-type="float" office:value="25181">
            <text:p>25181</text:p>
          </table:table-cell>
          <table:table-cell table:formula="of:=([.F49]*2+89)*([.H49]*2+89)" office:value-type="float" office:value="45461">
            <text:p>45461</text:p>
          </table:table-cell>
          <table:table-cell table:formula="of:=[.BA49]*(MAX([.D49]; [.F49])*2+89)" office:value-type="float" office:value="38978100">
            <text:p>38978100</text:p>
          </table:table-cell>
          <table:table-cell table:style-name="ce2" office:value-type="string">
            <text:p><text:a xlink:href="http://www14.atwiki.jp/tamakagura/pages/78.html">ちびかぐや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78.html">ちびかぐや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49">
            <text:p>49</text:p>
          </table:table-cell>
          <table:table-cell table:style-name="ce2" office:value-type="string">
            <text:p><text:a xlink:href="http://www14.atwiki.jp/tamakagura/pages/78.html">A輝夜</text:a>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0">
            <text:p>80</text:p>
          </table:table-cell>
          <table:table-cell table:style-name="ce13" office:value-type="float" office:value="150">
            <text:p>1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table:formula="of:=SUM([.C50:.H50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13" table:formula="of:=[.I50]-[.N50]" office:value-type="float" office:value="510">
            <text:p>510</text:p>
          </table:table-cell>
          <table:table-cell table:formula="of:=MIN([.D50]; [.F50])" office:value-type="float" office:value="50">
            <text:p>50</text:p>
          </table:table-cell>
          <table:table-cell table:style-name="ce21" office:value-type="string">
            <text:p>状態シンクロ</text:p>
          </table:table-cell>
          <table:table-cell table:style-name="ce21" office:value-type="string">
            <text:p>能力低下防止</text:p>
          </table:table-cell>
          <table:table-cell table:style-name="ce2" office:value-type="string">
            <text:p><text:a xlink:href="http://www14.atwiki.jp/tamakagura/pages/78.html">A輝夜</text:a></text:p>
          </table:table-cell>
          <table:table-cell table:number-columns-repeated="8"/>
          <table:table-cell table:style-name="ce2" office:value-type="string">
            <text:p><text:a xlink:href="http://www14.atwiki.jp/tamakagura/pages/78.html">A輝夜</text:a></text:p>
          </table:table-cell>
          <table:table-cell office:value-type="string">
            <text:p>樹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/>
          <table:table-cell table:number-columns-repeated="2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78.html">A輝夜</text:a></text:p>
          </table:table-cell>
          <table:table-cell table:formula="of:=[.BB50]+[.BC50]" office:value-type="float" office:value="186140">
            <text:p>186140</text:p>
          </table:table-cell>
          <table:table-cell table:style-name="ce25" table:formula="of:=([.C50]*2+64+130)*([.E50]*2+25)" office:value-type="float" office:value="83990">
            <text:p>83990</text:p>
          </table:table-cell>
          <table:table-cell table:style-name="ce26" table:formula="of:=([.C50]*2+64+130)*([.G50]*2+25)" office:value-type="float" office:value="102150">
            <text:p>102150</text:p>
          </table:table-cell>
          <table:table-cell table:formula="of:=([.D50]*2+89)*([.H50]*2+89)" office:value-type="float" office:value="35721">
            <text:p>35721</text:p>
          </table:table-cell>
          <table:table-cell table:formula="of:=([.F50]*2+89)*([.H50]*2+89)" office:value-type="float" office:value="73521">
            <text:p>73521</text:p>
          </table:table-cell>
          <table:table-cell table:style-name="ce26" table:formula="of:=[.BA50]*(MAX([.D50]; [.F50])*2+89)" office:value-type="float" office:value="72408460">
            <text:p>72408460</text:p>
          </table:table-cell>
          <table:table-cell table:style-name="ce2" office:value-type="string">
            <text:p><text:a xlink:href="http://www14.atwiki.jp/tamakagura/pages/78.html">A輝夜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78.html">A輝夜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50">
            <text:p>50</text:p>
          </table:table-cell>
          <table:table-cell table:style-name="ce2" office:value-type="string">
            <text:p><text:a xlink:href="http://www14.atwiki.jp/tamakagura/pages/78.html">D輝夜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60">
            <text:p>60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25">
            <text:p>125</text:p>
          </table:table-cell>
          <table:table-cell table:style-name="ce2" office:value-type="float" office:value="50">
            <text:p>50</text:p>
          </table:table-cell>
          <table:table-cell table:style-name="ce2" table:formula="of:=SUM([.C51:.H51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13" table:formula="of:=[.I51]-[.N51]" office:value-type="float" office:value="500">
            <text:p>500</text:p>
          </table:table-cell>
          <table:table-cell table:formula="of:=MIN([.D51]; [.F51])" office:value-type="float" office:value="60">
            <text:p>60</text:p>
          </table:table-cell>
          <table:table-cell table:style-name="ce21" office:value-type="string">
            <text:p>状態シンクロ</text:p>
          </table:table-cell>
          <table:table-cell table:style-name="ce21" office:value-type="string">
            <text:p>能力低下防止</text:p>
          </table:table-cell>
          <table:table-cell table:style-name="ce2" office:value-type="string">
            <text:p><text:a xlink:href="http://www14.atwiki.jp/tamakagura/pages/78.html">D輝夜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78.html">D輝夜</text:a>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78.html">D輝夜</text:a></text:p>
          </table:table-cell>
          <table:table-cell table:style-name="ce26" table:formula="of:=[.BB51]+[.BC51]" office:value-type="float" office:value="230880">
            <text:p>230880</text:p>
          </table:table-cell>
          <table:table-cell table:style-name="ce26" table:formula="of:=([.C51]*2+64+130)*([.E51]*2+25)" office:value-type="float" office:value="108780">
            <text:p>108780</text:p>
          </table:table-cell>
          <table:table-cell table:style-name="ce26" table:formula="of:=([.C51]*2+64+130)*([.G51]*2+25)" office:value-type="float" office:value="122100">
            <text:p>122100</text:p>
          </table:table-cell>
          <table:table-cell table:formula="of:=([.D51]*2+89)*([.H51]*2+89)" office:value-type="float" office:value="39501">
            <text:p>39501</text:p>
          </table:table-cell>
          <table:table-cell table:formula="of:=([.F51]*2+89)*([.H51]*2+89)" office:value-type="float" office:value="50841">
            <text:p>50841</text:p>
          </table:table-cell>
          <table:table-cell table:style-name="ce26" table:formula="of:=[.BA51]*(MAX([.D51]; [.F51])*2+89)" office:value-type="float" office:value="62106720">
            <text:p>62106720</text:p>
          </table:table-cell>
          <table:table-cell table:style-name="ce2" office:value-type="string">
            <text:p><text:a xlink:href="http://www14.atwiki.jp/tamakagura/pages/78.html">D輝夜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78.html">D輝夜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51">
            <text:p>51</text:p>
          </table:table-cell>
          <table:table-cell table:style-name="ce2" office:value-type="string">
            <text:p><text:a xlink:href="http://www14.atwiki.jp/tamakagura/pages/78.html">S輝夜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number-columns-repeated="2" table:style-name="ce2" office:value-type="float" office:value="100">
            <text:p>100</text:p>
          </table:table-cell>
          <table:table-cell table:style-name="ce2" table:formula="of:=SUM([.C52:.H52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13" table:formula="of:=[.I52]-[.N52]" office:value-type="float" office:value="500">
            <text:p>500</text:p>
          </table:table-cell>
          <table:table-cell table:formula="of:=MIN([.D52]; [.F52])" office:value-type="float" office:value="60">
            <text:p>60</text:p>
          </table:table-cell>
          <table:table-cell table:style-name="ce21" office:value-type="string">
            <text:p>状態シンクロ</text:p>
          </table:table-cell>
          <table:table-cell table:style-name="ce21" office:value-type="string">
            <text:p>25%先攻</text:p>
          </table:table-cell>
          <table:table-cell table:style-name="ce2" office:value-type="string">
            <text:p><text:a xlink:href="http://www14.atwiki.jp/tamakagura/pages/78.html">S輝夜</text:a></text:p>
          </table:table-cell>
          <table:table-cell table:number-columns-repeated="8"/>
          <table:table-cell table:style-name="ce2" office:value-type="string">
            <text:p><text:a xlink:href="http://www14.atwiki.jp/tamakagura/pages/78.html">S輝夜</text:a>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2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78.html">S輝夜</text:a></text:p>
          </table:table-cell>
          <table:table-cell table:formula="of:=[.BB52]+[.BC52]" office:value-type="float" office:value="173840">
            <text:p>173840</text:p>
          </table:table-cell>
          <table:table-cell table:formula="of:=([.C52]*2+64+130)*([.E52]*2+25)" office:value-type="float" office:value="78440">
            <text:p>78440</text:p>
          </table:table-cell>
          <table:table-cell table:formula="of:=([.C52]*2+64+130)*([.G52]*2+25)" office:value-type="float" office:value="95400">
            <text:p>95400</text:p>
          </table:table-cell>
          <table:table-cell table:formula="of:=([.D52]*2+89)*([.H52]*2+89)" office:value-type="float" office:value="60401">
            <text:p>60401</text:p>
          </table:table-cell>
          <table:table-cell table:formula="of:=([.F52]*2+89)*([.H52]*2+89)" office:value-type="float" office:value="86411">
            <text:p>86411</text:p>
          </table:table-cell>
          <table:table-cell table:formula="of:=[.BA52]*(MAX([.D52]; [.F52])*2+89)" office:value-type="float" office:value="51978160">
            <text:p>51978160</text:p>
          </table:table-cell>
          <table:table-cell table:style-name="ce2" office:value-type="string">
            <text:p><text:a xlink:href="http://www14.atwiki.jp/tamakagura/pages/78.html">S輝夜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78.html">S輝夜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52">
            <text:p>52</text:p>
          </table:table-cell>
          <table:table-cell table:style-name="ce2" office:value-type="string">
            <text:p><text:a xlink:href="http://www14.atwiki.jp/tamakagura/pages/213.html">ちびかせん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5">
            <text:p>45</text:p>
          </table:table-cell>
          <table:table-cell table:style-name="ce2" table:formula="of:=SUM([.C53:.H53])" office:value-type="float" office:value="400">
            <text:p>40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53]-[.N53]" office:value-type="float" office:value="360">
            <text:p>360</text:p>
          </table:table-cell>
          <table:table-cell table:formula="of:=MIN([.D53]; [.F53])" office:value-type="float" office:value="40">
            <text:p>40</text:p>
          </table:table-cell>
          <table:table-cell table:style-name="ce21" office:value-type="string">
            <text:p>味追加発動5%↑</text:p>
          </table:table-cell>
          <table:table-cell table:style-name="ce21"/>
          <table:table-cell table:style-name="ce2" office:value-type="string">
            <text:p><text:a xlink:href="http://www14.atwiki.jp/tamakagura/pages/213.html">ちびかせん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13.html">ちびかせん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13.html">ちびかせん</text:a></text:p>
          </table:table-cell>
          <table:table-cell table:formula="of:=[.BB53]+[.BC53]" office:value-type="float" office:value="130560">
            <text:p>130560</text:p>
          </table:table-cell>
          <table:table-cell table:formula="of:=([.C53]*2+64+130)*([.E53]*2+25)" office:value-type="float" office:value="59520">
            <text:p>59520</text:p>
          </table:table-cell>
          <table:table-cell table:formula="of:=([.C53]*2+64+130)*([.G53]*2+25)" office:value-type="float" office:value="71040">
            <text:p>71040</text:p>
          </table:table-cell>
          <table:table-cell table:formula="of:=([.D53]*2+89)*([.H53]*2+89)" office:value-type="float" office:value="42781">
            <text:p>42781</text:p>
          </table:table-cell>
          <table:table-cell table:formula="of:=([.F53]*2+89)*([.H53]*2+89)" office:value-type="float" office:value="30251">
            <text:p>30251</text:p>
          </table:table-cell>
          <table:table-cell table:formula="of:=[.BA53]*(MAX([.D53]; [.F53])*2+89)" office:value-type="float" office:value="31203840">
            <text:p>31203840</text:p>
          </table:table-cell>
          <table:table-cell table:style-name="ce2" office:value-type="string">
            <text:p><text:a xlink:href="http://www14.atwiki.jp/tamakagura/pages/213.html">ちびかせん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213.html">ちびかせん</text:a></text:p>
          </table:table-cell>
          <table:table-cell office:value-type="string">
            <text:p>赤</text:p>
          </table:table-cell>
        </table:table-row>
        <table:table-row table:style-name="ro5">
          <table:table-cell office:value-type="float" office:value="53">
            <text:p>53</text:p>
          </table:table-cell>
          <table:table-cell table:style-name="ce2" office:value-type="string">
            <text:p><text:a xlink:href="http://www14.atwiki.jp/tamakagura/pages/213.html">A華扇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54:.H54])" office:value-type="float" office:value="545">
            <text:p>545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54]-[.N54]" office:value-type="float" office:value="475">
            <text:p>475</text:p>
          </table:table-cell>
          <table:table-cell table:formula="of:=MIN([.D54]; [.F54])" office:value-type="float" office:value="70">
            <text:p>70</text:p>
          </table:table-cell>
          <table:table-cell table:style-name="ce21" office:value-type="string">
            <text:p>味追加発動5%↑</text:p>
          </table:table-cell>
          <table:table-cell table:style-name="ce21" office:value-type="string">
            <text:p>25%先攻</text:p>
          </table:table-cell>
          <table:table-cell table:style-name="ce2" office:value-type="string">
            <text:p><text:a xlink:href="http://www14.atwiki.jp/tamakagura/pages/213.html">A華扇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13.html">A華扇</text:a>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table:number-columns-repeated="3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13.html">A華扇</text:a></text:p>
          </table:table-cell>
          <table:table-cell table:formula="of:=[.BB54]+[.BC54]" office:value-type="float" office:value="157560">
            <text:p>157560</text:p>
          </table:table-cell>
          <table:table-cell table:formula="of:=([.C54]*2+64+130)*([.E54]*2+25)" office:value-type="float" office:value="74740">
            <text:p>74740</text:p>
          </table:table-cell>
          <table:table-cell table:formula="of:=([.C54]*2+64+130)*([.G54]*2+25)" office:value-type="float" office:value="82820">
            <text:p>82820</text:p>
          </table:table-cell>
          <table:table-cell table:formula="of:=([.D54]*2+89)*([.H54]*2+89)" office:value-type="float" office:value="81921">
            <text:p>81921</text:p>
          </table:table-cell>
          <table:table-cell table:formula="of:=([.F54]*2+89)*([.H54]*2+89)" office:value-type="float" office:value="57021">
            <text:p>57021</text:p>
          </table:table-cell>
          <table:table-cell table:formula="of:=[.BA54]*(MAX([.D54]; [.F54])*2+89)" office:value-type="float" office:value="51837240">
            <text:p>51837240</text:p>
          </table:table-cell>
          <table:table-cell table:style-name="ce2" office:value-type="string">
            <text:p><text:a xlink:href="http://www14.atwiki.jp/tamakagura/pages/213.html">A華扇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13.html">A華扇</text:a></text:p>
          </table:table-cell>
          <table:table-cell office:value-type="string">
            <text:p>赤</text:p>
          </table:table-cell>
        </table:table-row>
        <table:table-row table:style-name="ro5">
          <table:table-cell office:value-type="float" office:value="54">
            <text:p>54</text:p>
          </table:table-cell>
          <table:table-cell table:style-name="ce2" office:value-type="string">
            <text:p><text:a xlink:href="http://www14.atwiki.jp/tamakagura/pages/213.html">D華扇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table:formula="of:=SUM([.C55:.H55])" office:value-type="float" office:value="545">
            <text:p>545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55]-[.N55]" office:value-type="float" office:value="485">
            <text:p>485</text:p>
          </table:table-cell>
          <table:table-cell table:formula="of:=MIN([.D55]; [.F55])" office:value-type="float" office:value="60">
            <text:p>60</text:p>
          </table:table-cell>
          <table:table-cell table:style-name="ce21" office:value-type="string">
            <text:p>味追加発動5%↑</text:p>
          </table:table-cell>
          <table:table-cell table:style-name="ce21" office:value-type="string">
            <text:p>25%先攻</text:p>
          </table:table-cell>
          <table:table-cell table:style-name="ce2" office:value-type="string">
            <text:p><text:a xlink:href="http://www14.atwiki.jp/tamakagura/pages/213.html">D華扇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13.html">D華扇</text:a>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table:number-columns-repeated="3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13.html">D華扇</text:a></text:p>
          </table:table-cell>
          <table:table-cell table:style-name="ce26" table:formula="of:=[.BB55]+[.BC55]" office:value-type="float" office:value="217000">
            <text:p>217000</text:p>
          </table:table-cell>
          <table:table-cell table:style-name="ce26" table:formula="of:=([.C55]*2+64+130)*([.E55]*2+25)" office:value-type="float" office:value="101990">
            <text:p>101990</text:p>
          </table:table-cell>
          <table:table-cell table:style-name="ce26" table:formula="of:=([.C55]*2+64+130)*([.G55]*2+25)" office:value-type="float" office:value="115010">
            <text:p>115010</text:p>
          </table:table-cell>
          <table:table-cell table:formula="of:=([.D55]*2+89)*([.H55]*2+89)" office:value-type="float" office:value="50841">
            <text:p>50841</text:p>
          </table:table-cell>
          <table:table-cell table:formula="of:=([.F55]*2+89)*([.H55]*2+89)" office:value-type="float" office:value="39501">
            <text:p>39501</text:p>
          </table:table-cell>
          <table:table-cell table:style-name="ce26" table:formula="of:=[.BA55]*(MAX([.D55]; [.F55])*2+89)" office:value-type="float" office:value="58373000">
            <text:p>58373000</text:p>
          </table:table-cell>
          <table:table-cell table:style-name="ce2" office:value-type="string">
            <text:p><text:a xlink:href="http://www14.atwiki.jp/tamakagura/pages/213.html">D華扇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213.html">D華扇</text:a></text:p>
          </table:table-cell>
          <table:table-cell office:value-type="string">
            <text:p>赤</text:p>
          </table:table-cell>
        </table:table-row>
        <table:table-row table:style-name="ro5">
          <table:table-cell office:value-type="float" office:value="55">
            <text:p>55</text:p>
          </table:table-cell>
          <table:table-cell table:style-name="ce2" office:value-type="string">
            <text:p><text:a xlink:href="http://www14.atwiki.jp/tamakagura/pages/80.html">ちびカナ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0">
            <text:p>40</text:p>
          </table:table-cell>
          <table:table-cell table:style-name="ce2" table:formula="of:=SUM([.C56:.H56])" office:value-type="float" office:value="380">
            <text:p>38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56]-[.N56]" office:value-type="float" office:value="350">
            <text:p>350</text:p>
          </table:table-cell>
          <table:table-cell table:formula="of:=MIN([.D56]; [.F56])" office:value-type="float" office:value="30">
            <text:p>30</text:p>
          </table:table-cell>
          <table:table-cell table:style-name="ce21" office:value-type="string">
            <text:p>睡眠無効</text:p>
          </table:table-cell>
          <table:table-cell table:style-name="ce21"/>
          <table:table-cell table:style-name="ce2" office:value-type="string">
            <text:p><text:a xlink:href="http://www14.atwiki.jp/tamakagura/pages/80.html">ちびカナ</text:a></text:p>
          </table:table-cell>
          <table:table-cell table:number-columns-repeated="8"/>
          <table:table-cell table:style-name="ce2" office:value-type="string">
            <text:p><text:a xlink:href="http://www14.atwiki.jp/tamakagura/pages/80.html">ちびカナ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80.html">ちびカナ</text:a></text:p>
          </table:table-cell>
          <table:table-cell table:formula="of:=[.BB56]+[.BC56]" office:value-type="float" office:value="114260">
            <text:p>114260</text:p>
          </table:table-cell>
          <table:table-cell table:formula="of:=([.C56]*2+64+130)*([.E56]*2+25)" office:value-type="float" office:value="61070">
            <text:p>61070</text:p>
          </table:table-cell>
          <table:table-cell table:formula="of:=([.C56]*2+64+130)*([.G56]*2+25)" office:value-type="float" office:value="53190">
            <text:p>53190</text:p>
          </table:table-cell>
          <table:table-cell table:formula="of:=([.D56]*2+89)*([.H56]*2+89)" office:value-type="float" office:value="45461">
            <text:p>45461</text:p>
          </table:table-cell>
          <table:table-cell table:formula="of:=([.F56]*2+89)*([.H56]*2+89)" office:value-type="float" office:value="25181">
            <text:p>25181</text:p>
          </table:table-cell>
          <table:table-cell table:formula="of:=[.BA56]*(MAX([.D56]; [.F56])*2+89)" office:value-type="float" office:value="30735940">
            <text:p>30735940</text:p>
          </table:table-cell>
          <table:table-cell table:style-name="ce2" office:value-type="string">
            <text:p><text:a xlink:href="http://www14.atwiki.jp/tamakagura/pages/80.html">ちびカナ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80.html">ちびカナ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56">
            <text:p>56</text:p>
          </table:table-cell>
          <table:table-cell table:style-name="ce2" office:value-type="string">
            <text:p><text:a xlink:href="http://www14.atwiki.jp/tamakagura/pages/80.html">Hカナ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0">
            <text:p>60</text:p>
          </table:table-cell>
          <table:table-cell table:style-name="ce2" table:formula="of:=SUM([.C57:.H57])" office:value-type="float" office:value="530">
            <text:p>53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57]-[.N57]" office:value-type="float" office:value="470">
            <text:p>470</text:p>
          </table:table-cell>
          <table:table-cell table:formula="of:=MIN([.D57]; [.F57])" office:value-type="float" office:value="60">
            <text:p>60</text:p>
          </table:table-cell>
          <table:table-cell table:style-name="ce21" office:value-type="string">
            <text:p>睡眠無効</text:p>
          </table:table-cell>
          <table:table-cell table:style-name="ce21" office:value-type="string">
            <text:p>火傷無効</text:p>
          </table:table-cell>
          <table:table-cell table:style-name="ce2" office:value-type="string">
            <text:p><text:a xlink:href="http://www14.atwiki.jp/tamakagura/pages/80.html">Hカナ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80.html">Hカナ</text:a>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10"/>
          <table:table-cell table:style-name="ce26"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80.html">Hカナ</text:a></text:p>
          </table:table-cell>
          <table:table-cell table:formula="of:=[.BB57]+[.BC57]" office:value-type="float" office:value="177940">
            <text:p>177940</text:p>
          </table:table-cell>
          <table:table-cell table:style-name="ce26" table:formula="of:=([.C57]*2+64+130)*([.E57]*2+25)" office:value-type="float" office:value="101990">
            <text:p>101990</text:p>
          </table:table-cell>
          <table:table-cell table:formula="of:=([.C57]*2+64+130)*([.G57]*2+25)" office:value-type="float" office:value="75950">
            <text:p>75950</text:p>
          </table:table-cell>
          <table:table-cell table:formula="of:=([.D57]*2+89)*([.H57]*2+89)" office:value-type="float" office:value="64581">
            <text:p>64581</text:p>
          </table:table-cell>
          <table:table-cell table:formula="of:=([.F57]*2+89)*([.H57]*2+89)" office:value-type="float" office:value="43681">
            <text:p>43681</text:p>
          </table:table-cell>
          <table:table-cell table:formula="of:=[.BA57]*(MAX([.D57]; [.F57])*2+89)" office:value-type="float" office:value="54983460">
            <text:p>54983460</text:p>
          </table:table-cell>
          <table:table-cell table:style-name="ce2" office:value-type="string">
            <text:p><text:a xlink:href="http://www14.atwiki.jp/tamakagura/pages/80.html">Hカナ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80.html">Hカナ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57">
            <text:p>57</text:p>
          </table:table-cell>
          <table:table-cell table:style-name="ce2" office:value-type="string">
            <text:p><text:a xlink:href="http://www14.atwiki.jp/tamakagura/pages/97.html">ちびかなこ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0">
            <text:p>50</text:p>
          </table:table-cell>
          <table:table-cell table:style-name="ce2" table:formula="of:=SUM([.C58:.H58])" office:value-type="float" office:value="420">
            <text:p>42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58]-[.N58]" office:value-type="float" office:value="390">
            <text:p>390</text:p>
          </table:table-cell>
          <table:table-cell table:formula="of:=MIN([.D58]; [.F58])" office:value-type="float" office:value="30">
            <text:p>30</text:p>
          </table:table-cell>
          <table:table-cell table:style-name="ce21" office:value-type="string">
            <text:p>敵消費VP20%増</text:p>
          </table:table-cell>
          <table:table-cell table:style-name="ce21"/>
          <table:table-cell table:style-name="ce2" office:value-type="string">
            <text:p><text:a xlink:href="http://www14.atwiki.jp/tamakagura/pages/97.html">ちびかなこ</text:a></text:p>
          </table:table-cell>
          <table:table-cell table:number-columns-repeated="8"/>
          <table:table-cell table:style-name="ce2" office:value-type="string">
            <text:p><text:a xlink:href="http://www14.atwiki.jp/tamakagura/pages/97.html">ちびかなこ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97.html">ちびかなこ</text:a></text:p>
          </table:table-cell>
          <table:table-cell table:formula="of:=[.BB58]+[.BC58]" office:value-type="float" office:value="123420">
            <text:p>123420</text:p>
          </table:table-cell>
          <table:table-cell table:formula="of:=([.C58]*2+64+130)*([.E58]*2+25)" office:value-type="float" office:value="61710">
            <text:p>61710</text:p>
          </table:table-cell>
          <table:table-cell table:formula="of:=([.C58]*2+64+130)*([.G58]*2+25)" office:value-type="float" office:value="61710">
            <text:p>61710</text:p>
          </table:table-cell>
          <table:table-cell table:formula="of:=([.D58]*2+89)*([.H58]*2+89)" office:value-type="float" office:value="58401">
            <text:p>58401</text:p>
          </table:table-cell>
          <table:table-cell table:formula="of:=([.F58]*2+89)*([.H58]*2+89)" office:value-type="float" office:value="28161">
            <text:p>28161</text:p>
          </table:table-cell>
          <table:table-cell table:formula="of:=[.BA58]*(MAX([.D58]; [.F58])*2+89)" office:value-type="float" office:value="38136780">
            <text:p>38136780</text:p>
          </table:table-cell>
          <table:table-cell table:style-name="ce2" office:value-type="string">
            <text:p><text:a xlink:href="http://www14.atwiki.jp/tamakagura/pages/97.html">ちびかなこ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97.html">ちびかなこ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58">
            <text:p>58</text:p>
          </table:table-cell>
          <table:table-cell table:style-name="ce2" office:value-type="string">
            <text:p><text:a xlink:href="http://www14.atwiki.jp/tamakagura/pages/97.html">N神奈子</text:a>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table:formula="of:=SUM([.C59:.H59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13" table:formula="of:=[.I59]-[.N59]" office:value-type="float" office:value="510">
            <text:p>510</text:p>
          </table:table-cell>
          <table:table-cell table:formula="of:=MIN([.D59]; [.F59])" office:value-type="float" office:value="50">
            <text:p>50</text:p>
          </table:table-cell>
          <table:table-cell table:style-name="ce21" office:value-type="string">
            <text:p>敵消費VP20%増</text:p>
          </table:table-cell>
          <table:table-cell table:style-name="ce21" office:value-type="string">
            <text:p>敵追加発動5%↓</text:p>
          </table:table-cell>
          <table:table-cell table:style-name="ce2" office:value-type="string">
            <text:p><text:a xlink:href="http://www14.atwiki.jp/tamakagura/pages/97.html">N神奈子</text:a></text:p>
          </table:table-cell>
          <table:table-cell table:number-columns-repeated="8"/>
          <table:table-cell table:style-name="ce2" office:value-type="string">
            <text:p><text:a xlink:href="http://www14.atwiki.jp/tamakagura/pages/97.html">N神奈子</text:a>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1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97.html">N神奈子</text:a></text:p>
          </table:table-cell>
          <table:table-cell table:formula="of:=[.BB59]+[.BC59]" office:value-type="float" office:value="180120">
            <text:p>180120</text:p>
          </table:table-cell>
          <table:table-cell table:style-name="ce25" table:formula="of:=([.C59]*2+64+130)*([.E59]*2+25)" office:value-type="float" office:value="87690">
            <text:p>87690</text:p>
          </table:table-cell>
          <table:table-cell table:formula="of:=([.C59]*2+64+130)*([.G59]*2+25)" office:value-type="float" office:value="92430">
            <text:p>92430</text:p>
          </table:table-cell>
          <table:table-cell table:formula="of:=([.D59]*2+89)*([.H59]*2+89)" office:value-type="float" office:value="84411">
            <text:p>84411</text:p>
          </table:table-cell>
          <table:table-cell table:formula="of:=([.F59]*2+89)*([.H59]*2+89)" office:value-type="float" office:value="47061">
            <text:p>47061</text:p>
          </table:table-cell>
          <table:table-cell table:style-name="ce26" table:formula="of:=[.BA59]*(MAX([.D59]; [.F59])*2+89)" office:value-type="float" office:value="61060680">
            <text:p>61060680</text:p>
          </table:table-cell>
          <table:table-cell table:style-name="ce2" office:value-type="string">
            <text:p><text:a xlink:href="http://www14.atwiki.jp/tamakagura/pages/97.html">N神奈子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97.html">N神奈子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59">
            <text:p>59</text:p>
          </table:table-cell>
          <table:table-cell table:style-name="ce2" office:value-type="string">
            <text:p><text:a xlink:href="http://www14.atwiki.jp/tamakagura/pages/97.html">A神奈子</text:a></text:p>
          </table:table-cell>
          <table:table-cell table:style-name="ce2" office:value-type="float" office:value="105">
            <text:p>105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5">
            <text:p>55</text:p>
          </table:table-cell>
          <table:table-cell table:style-name="ce2" table:formula="of:=SUM([.C60:.H60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60]-[.N60]" office:value-type="float" office:value="450">
            <text:p>450</text:p>
          </table:table-cell>
          <table:table-cell table:formula="of:=MIN([.D60]; [.F60])" office:value-type="float" office:value="110">
            <text:p>110</text:p>
          </table:table-cell>
          <table:table-cell table:style-name="ce21" office:value-type="string">
            <text:p>敵消費VP20%増</text:p>
          </table:table-cell>
          <table:table-cell table:style-name="ce21" office:value-type="string">
            <text:p>敵追加発動5%↓</text:p>
          </table:table-cell>
          <table:table-cell table:style-name="ce2" office:value-type="string">
            <text:p><text:a xlink:href="http://www14.atwiki.jp/tamakagura/pages/97.html">A神奈子</text:a></text:p>
          </table:table-cell>
          <table:table-cell table:number-columns-repeated="8"/>
          <table:table-cell table:style-name="ce2" office:value-type="string">
            <text:p><text:a xlink:href="http://www14.atwiki.jp/tamakagura/pages/97.html">A神奈子</text:a>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97.html">A神奈子</text:a></text:p>
          </table:table-cell>
          <table:table-cell table:formula="of:=[.BB60]+[.BC60]" office:value-type="float" office:value="141400">
            <text:p>141400</text:p>
          </table:table-cell>
          <table:table-cell table:formula="of:=([.C60]*2+64+130)*([.E60]*2+25)" office:value-type="float" office:value="74740">
            <text:p>74740</text:p>
          </table:table-cell>
          <table:table-cell table:formula="of:=([.C60]*2+64+130)*([.G60]*2+25)" office:value-type="float" office:value="66660">
            <text:p>66660</text:p>
          </table:table-cell>
          <table:table-cell table:formula="of:=([.D60]*2+89)*([.H60]*2+89)" office:value-type="float" office:value="73431">
            <text:p>73431</text:p>
          </table:table-cell>
          <table:table-cell table:formula="of:=([.F60]*2+89)*([.H60]*2+89)" office:value-type="float" office:value="61491">
            <text:p>61491</text:p>
          </table:table-cell>
          <table:table-cell table:formula="of:=[.BA60]*(MAX([.D60]; [.F60])*2+89)" office:value-type="float" office:value="52176600">
            <text:p>52176600</text:p>
          </table:table-cell>
          <table:table-cell table:style-name="ce2" office:value-type="string">
            <text:p><text:a xlink:href="http://www14.atwiki.jp/tamakagura/pages/97.html">A神奈子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97.html">A神奈子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60">
            <text:p>60</text:p>
          </table:table-cell>
          <table:table-cell table:style-name="ce2" office:value-type="string">
            <text:p><text:a xlink:href="http://www14.atwiki.jp/tamakagura/pages/97.html">T神奈子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table:formula="of:=SUM([.C61:.H61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61]-[.N61]" office:value-type="float" office:value="470">
            <text:p>470</text:p>
          </table:table-cell>
          <table:table-cell table:formula="of:=MIN([.D61]; [.F61])" office:value-type="float" office:value="90">
            <text:p>90</text:p>
          </table:table-cell>
          <table:table-cell table:style-name="ce21" office:value-type="string">
            <text:p>敵消費VP20%増</text:p>
          </table:table-cell>
          <table:table-cell table:style-name="ce21" office:value-type="string">
            <text:p>敵追加発動5%↓</text:p>
          </table:table-cell>
          <table:table-cell table:style-name="ce2" office:value-type="string">
            <text:p><text:a xlink:href="http://www14.atwiki.jp/tamakagura/pages/97.html">T神奈子</text:a></text:p>
          </table:table-cell>
          <table:table-cell table:number-columns-repeated="8"/>
          <table:table-cell table:style-name="ce2" office:value-type="string">
            <text:p><text:a xlink:href="http://www14.atwiki.jp/tamakagura/pages/97.html">T神奈子</text:a></text:p>
          </table:table-cell>
          <table:table-cell office:value-type="string">
            <text:p>神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氷</text:p>
          </table:table-cell>
          <table:table-cell table:number-columns-repeated="6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97.html">T神奈子</text:a></text:p>
          </table:table-cell>
          <table:table-cell table:formula="of:=[.BB61]+[.BC61]" office:value-type="float" office:value="157560">
            <text:p>157560</text:p>
          </table:table-cell>
          <table:table-cell table:formula="of:=([.C61]*2+64+130)*([.E61]*2+25)" office:value-type="float" office:value="74740">
            <text:p>74740</text:p>
          </table:table-cell>
          <table:table-cell table:formula="of:=([.C61]*2+64+130)*([.G61]*2+25)" office:value-type="float" office:value="82820">
            <text:p>82820</text:p>
          </table:table-cell>
          <table:table-cell table:formula="of:=([.D61]*2+89)*([.H61]*2+89)" office:value-type="float" office:value="77631">
            <text:p>77631</text:p>
          </table:table-cell>
          <table:table-cell table:formula="of:=([.F61]*2+89)*([.H61]*2+89)" office:value-type="float" office:value="61601">
            <text:p>61601</text:p>
          </table:table-cell>
          <table:table-cell table:formula="of:=[.BA61]*(MAX([.D61]; [.F61])*2+89)" office:value-type="float" office:value="53412840">
            <text:p>53412840</text:p>
          </table:table-cell>
          <table:table-cell table:style-name="ce2" office:value-type="string">
            <text:p><text:a xlink:href="http://www14.atwiki.jp/tamakagura/pages/97.html">T神奈子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97.html">T神奈子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61">
            <text:p>61</text:p>
          </table:table-cell>
          <table:table-cell table:style-name="ce2" office:value-type="string">
            <text:p><text:a xlink:href="http://www14.atwiki.jp/tamakagura/pages/150.html">がぶりあす</text:a></text:p>
          </table:table-cell>
          <table:table-cell table:number-columns-repeated="2"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table:formula="of:=SUM([.C62:.H62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62]-[.N62]" office:value-type="float" office:value="460">
            <text:p>460</text:p>
          </table:table-cell>
          <table:table-cell table:formula="of:=MIN([.D62]; [.F62])" office:value-type="float" office:value="100">
            <text:p>100</text:p>
          </table:table-cell>
          <table:table-cell table:style-name="ce21" office:value-type="string">
            <text:p>急所無効</text:p>
          </table:table-cell>
          <table:table-cell table:style-name="ce21" office:value-type="string">
            <text:p>味追加発動5%↑</text:p>
          </table:table-cell>
          <table:table-cell table:style-name="ce2" office:value-type="string">
            <text:p><text:a xlink:href="http://www14.atwiki.jp/tamakagura/pages/150.html">がぶりあす</text:a></text:p>
          </table:table-cell>
          <table:table-cell table:number-columns-repeated="8"/>
          <table:table-cell table:style-name="ce2" office:value-type="string">
            <text:p><text:a xlink:href="http://www14.atwiki.jp/tamakagura/pages/150.html">がぶりあす</text:a>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table:number-columns-repeated="4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50.html">がぶりあす</text:a></text:p>
          </table:table-cell>
          <table:table-cell table:formula="of:=[.BB62]+[.BC62]" office:value-type="float" office:value="145780">
            <text:p>145780</text:p>
          </table:table-cell>
          <table:table-cell table:formula="of:=([.C62]*2+64+130)*([.E62]*2+25)" office:value-type="float" office:value="72890">
            <text:p>72890</text:p>
          </table:table-cell>
          <table:table-cell table:formula="of:=([.C62]*2+64+130)*([.G62]*2+25)" office:value-type="float" office:value="72890">
            <text:p>72890</text:p>
          </table:table-cell>
          <table:table-cell table:formula="of:=([.D62]*2+89)*([.H62]*2+89)" office:value-type="float" office:value="83521">
            <text:p>83521</text:p>
          </table:table-cell>
          <table:table-cell table:formula="of:=([.F62]*2+89)*([.H62]*2+89)" office:value-type="float" office:value="83521">
            <text:p>83521</text:p>
          </table:table-cell>
          <table:table-cell table:formula="of:=[.BA62]*(MAX([.D62]; [.F62])*2+89)" office:value-type="float" office:value="42130420">
            <text:p>42130420</text:p>
          </table:table-cell>
          <table:table-cell table:style-name="ce2" office:value-type="string">
            <text:p><text:a xlink:href="http://www14.atwiki.jp/tamakagura/pages/150.html">がぶりあす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50.html">がぶりあす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62">
            <text:p>62</text:p>
          </table:table-cell>
          <table:table-cell table:style-name="ce2" office:value-type="string">
            <text:p><text:a xlink:href="http://www14.atwiki.jp/tamakagura/pages/151.html">ちびキクリ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0">
            <text:p>30</text:p>
          </table:table-cell>
          <table:table-cell table:style-name="ce2" table:formula="of:=SUM([.C63:.H63])" office:value-type="float" office:value="420">
            <text:p>42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63]-[.N63]" office:value-type="float" office:value="360">
            <text:p>360</text:p>
          </table:table-cell>
          <table:table-cell table:formula="of:=MIN([.D63]; [.F63])" office:value-type="float" office:value="60">
            <text:p>60</text:p>
          </table:table-cell>
          <table:table-cell table:style-name="ce21" office:value-type="string">
            <text:p>状態シンクロ</text:p>
          </table:table-cell>
          <table:table-cell table:style-name="ce21"/>
          <table:table-cell table:style-name="ce2" office:value-type="string">
            <text:p><text:a xlink:href="http://www14.atwiki.jp/tamakagura/pages/151.html">ちびキクリ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90">
            <text:p>90</text:p>
          </table:table-cell>
          <table:table-cell table:formula="of:=([.D63]*2+89)*[.X63]*IF(OR([.J63]=[.V63]; [.K63]=[.V63]); 1.5; 1)" office:value-type="float" office:value="18810">
            <text:p>18810</text:p>
          </table:table-cell>
          <table:table-cell table:style-name="ce2" office:value-type="string">
            <text:p><text:a xlink:href="http://www14.atwiki.jp/tamakagura/pages/151.html">ちびキクリ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51.html">ちびキクリ</text:a></text:p>
          </table:table-cell>
          <table:table-cell table:formula="of:=[.BB63]+[.BC63]" office:value-type="float" office:value="137900">
            <text:p>137900</text:p>
          </table:table-cell>
          <table:table-cell table:style-name="ce25" table:formula="of:=([.C63]*2+64+130)*([.E63]*2+25)" office:value-type="float" office:value="80770">
            <text:p>80770</text:p>
          </table:table-cell>
          <table:table-cell table:formula="of:=([.C63]*2+64+130)*([.G63]*2+25)" office:value-type="float" office:value="57130">
            <text:p>57130</text:p>
          </table:table-cell>
          <table:table-cell table:formula="of:=([.D63]*2+89)*([.H63]*2+89)" office:value-type="float" office:value="31141">
            <text:p>31141</text:p>
          </table:table-cell>
          <table:table-cell table:formula="of:=([.F63]*2+89)*([.H63]*2+89)" office:value-type="float" office:value="37101">
            <text:p>37101</text:p>
          </table:table-cell>
          <table:table-cell table:formula="of:=[.BA63]*(MAX([.D63]; [.F63])*2+89)" office:value-type="float" office:value="34337100">
            <text:p>34337100</text:p>
          </table:table-cell>
          <table:table-cell table:style-name="ce2" office:value-type="string">
            <text:p><text:a xlink:href="http://www14.atwiki.jp/tamakagura/pages/151.html">ちびキクリ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51.html">ちびキクリ</text:a></text:p>
          </table:table-cell>
          <table:table-cell office:value-type="string">
            <text:p>石</text:p>
          </table:table-cell>
        </table:table-row>
        <table:table-row table:style-name="ro5">
          <table:table-cell office:value-type="float" office:value="63">
            <text:p>63</text:p>
          </table:table-cell>
          <table:table-cell table:style-name="ce2" office:value-type="string">
            <text:p><text:a xlink:href="http://www14.atwiki.jp/tamakagura/pages/151.html">Nキクリ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table:formula="of:=SUM([.C64:.H64])" office:value-type="float" office:value="560">
            <text:p>56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64]-[.N64]" office:value-type="float" office:value="480">
            <text:p>480</text:p>
          </table:table-cell>
          <table:table-cell table:formula="of:=MIN([.D64]; [.F64])" office:value-type="float" office:value="80">
            <text:p>80</text:p>
          </table:table-cell>
          <table:table-cell table:style-name="ce21" office:value-type="string">
            <text:p>状態シンクロ</text:p>
          </table:table-cell>
          <table:table-cell table:style-name="ce21" office:value-type="string">
            <text:p>地無効</text:p>
          </table:table-cell>
          <table:table-cell table:style-name="ce2" office:value-type="string">
            <text:p><text:a xlink:href="http://www14.atwiki.jp/tamakagura/pages/151.html">Nキクリ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90">
            <text:p>90</text:p>
          </table:table-cell>
          <table:table-cell table:formula="of:=([.D64]*2+89)*[.X64]*IF(OR([.J64]=[.V64]; [.K64]=[.V64]); 1.5; 1)" office:value-type="float" office:value="22410">
            <text:p>22410</text:p>
          </table:table-cell>
          <table:table-cell table:style-name="ce2" office:value-type="string">
            <text:p><text:a xlink:href="http://www14.atwiki.jp/tamakagura/pages/151.html">Nキクリ</text:a></text:p>
          </table:table-cell>
          <table:table-cell office:value-type="string">
            <text:p>岩</text:p>
          </table:table-cell>
          <table:table-cell office:value-type="string">
            <text:p>氷</text:p>
          </table:table-cell>
          <table:table-cell office:value-type="string">
            <text:p>岩</text:p>
          </table:table-cell>
          <table:table-cell office:value-type="string">
            <text:p>氷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51.html">Nキクリ</text:a></text:p>
          </table:table-cell>
          <table:table-cell table:formula="of:=[.BB64]+[.BC64]" office:value-type="float" office:value="186620">
            <text:p>186620</text:p>
          </table:table-cell>
          <table:table-cell table:style-name="ce26" table:formula="of:=([.C64]*2+64+130)*([.E64]*2+25)" office:value-type="float" office:value="106330">
            <text:p>106330</text:p>
          </table:table-cell>
          <table:table-cell table:formula="of:=([.C64]*2+64+130)*([.G64]*2+25)" office:value-type="float" office:value="80290">
            <text:p>80290</text:p>
          </table:table-cell>
          <table:table-cell table:formula="of:=([.D64]*2+89)*([.H64]*2+89)" office:value-type="float" office:value="52041">
            <text:p>52041</text:p>
          </table:table-cell>
          <table:table-cell table:formula="of:=([.F64]*2+89)*([.H64]*2+89)" office:value-type="float" office:value="64581">
            <text:p>64581</text:p>
          </table:table-cell>
          <table:table-cell table:formula="of:=[.BA64]*(MAX([.D64]; [.F64])*2+89)" office:value-type="float" office:value="57665580">
            <text:p>57665580</text:p>
          </table:table-cell>
          <table:table-cell table:style-name="ce2" office:value-type="string">
            <text:p><text:a xlink:href="http://www14.atwiki.jp/tamakagura/pages/151.html">Nキクリ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151.html">Nキクリ</text:a></text:p>
          </table:table-cell>
          <table:table-cell office:value-type="string">
            <text:p>石</text:p>
          </table:table-cell>
        </table:table-row>
        <table:table-row table:style-name="ro5">
          <table:table-cell office:value-type="float" office:value="64">
            <text:p>64</text:p>
          </table:table-cell>
          <table:table-cell table:style-name="ce2" office:value-type="string">
            <text:p><text:a xlink:href="http://www14.atwiki.jp/tamakagura/pages/372.html">ちびきょうこ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55">
            <text:p>55</text:p>
          </table:table-cell>
          <table:table-cell table:style-name="ce2" table:formula="of:=SUM([.C65:.H65])" office:value-type="float" office:value="380">
            <text:p>38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65]-[.N65]" office:value-type="float" office:value="355">
            <text:p>355</text:p>
          </table:table-cell>
          <table:table-cell table:formula="of:=MIN([.D65]; [.F65])" office:value-type="float" office:value="25">
            <text:p>25</text:p>
          </table:table-cell>
          <table:table-cell table:style-name="ce21" office:value-type="string">
            <text:p>特殊反射１／５</text:p>
          </table:table-cell>
          <table:table-cell table:style-name="ce21"/>
          <table:table-cell table:style-name="ce2" office:value-type="string">
            <text:p><text:a xlink:href="http://www14.atwiki.jp/tamakagura/pages/372.html">ちびきょうこ</text:a></text:p>
          </table:table-cell>
          <table:table-cell table:number-columns-repeated="8"/>
          <table:table-cell table:style-name="ce2" office:value-type="string">
            <text:p><text:a xlink:href="http://www14.atwiki.jp/tamakagura/pages/372.html">ちびきょうこ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372.html">ちびきょうこ</text:a></text:p>
          </table:table-cell>
          <table:table-cell table:formula="of:=[.BB65]+[.BC65]" office:value-type="float" office:value="114260">
            <text:p>114260</text:p>
          </table:table-cell>
          <table:table-cell table:formula="of:=([.C65]*2+64+130)*([.E65]*2+25)" office:value-type="float" office:value="61070">
            <text:p>61070</text:p>
          </table:table-cell>
          <table:table-cell table:formula="of:=([.C65]*2+64+130)*([.G65]*2+25)" office:value-type="float" office:value="53190">
            <text:p>53190</text:p>
          </table:table-cell>
          <table:table-cell table:formula="of:=([.D65]*2+89)*([.H65]*2+89)" office:value-type="float" office:value="27661">
            <text:p>27661</text:p>
          </table:table-cell>
          <table:table-cell table:formula="of:=([.F65]*2+89)*([.H65]*2+89)" office:value-type="float" office:value="49551">
            <text:p>49551</text:p>
          </table:table-cell>
          <table:table-cell table:formula="of:=[.BA65]*(MAX([.D65]; [.F65])*2+89)" office:value-type="float" office:value="28450740">
            <text:p>28450740</text:p>
          </table:table-cell>
          <table:table-cell table:style-name="ce2" office:value-type="string">
            <text:p><text:a xlink:href="http://www14.atwiki.jp/tamakagura/pages/372.html">ちびきょうこ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372.html">ちびきょうこ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65">
            <text:p>65</text:p>
          </table:table-cell>
          <table:table-cell table:style-name="ce2" office:value-type="string">
            <text:p><text:a xlink:href="http://www14.atwiki.jp/tamakagura/pages/372.html">H響子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table:formula="of:=SUM([.C66:.H66])" office:value-type="float" office:value="530">
            <text:p>53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66]-[.N66]" office:value-type="float" office:value="490">
            <text:p>490</text:p>
          </table:table-cell>
          <table:table-cell table:formula="of:=MIN([.D66]; [.F66])" office:value-type="float" office:value="40">
            <text:p>40</text:p>
          </table:table-cell>
          <table:table-cell table:style-name="ce21" office:value-type="string">
            <text:p>特殊反射１／５</text:p>
          </table:table-cell>
          <table:table-cell table:style-name="ce21" office:value-type="string">
            <text:p>被ダメージ10%減</text:p>
          </table:table-cell>
          <table:table-cell table:style-name="ce2" office:value-type="string">
            <text:p><text:a xlink:href="http://www14.atwiki.jp/tamakagura/pages/372.html">H響子</text:a></text:p>
          </table:table-cell>
          <table:table-cell table:number-columns-repeated="8"/>
          <table:table-cell table:style-name="ce2" office:value-type="string">
            <text:p><text:a xlink:href="http://www14.atwiki.jp/tamakagura/pages/372.html">H響子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372.html">H響子</text:a></text:p>
          </table:table-cell>
          <table:table-cell table:style-name="ce26" table:formula="of:=[.BB66]+[.BC66]" office:value-type="float" office:value="217066">
            <text:p>217066</text:p>
          </table:table-cell>
          <table:table-cell table:style-name="ce26" table:formula="of:=ROUND(([.C66]*2+64+130)*([.E66]*2+25)/0.9)" office:value-type="float" office:value="115933">
            <text:p>115933</text:p>
          </table:table-cell>
          <table:table-cell table:formula="of:=ROUND(([.C66]*2+64+130)*([.G66]*2+25)/0.9)" office:value-type="float" office:value="101133">
            <text:p>101133</text:p>
          </table:table-cell>
          <table:table-cell table:formula="of:=([.D66]*2+89)*([.H66]*2+89)" office:value-type="float" office:value="38701">
            <text:p>38701</text:p>
          </table:table-cell>
          <table:table-cell table:formula="of:=([.F66]*2+89)*([.H66]*2+89)" office:value-type="float" office:value="66181">
            <text:p>66181</text:p>
          </table:table-cell>
          <table:table-cell table:style-name="ce26" table:formula="of:=[.BA66]*(MAX([.D66]; [.F66])*2+89)" office:value-type="float" office:value="62732074">
            <text:p>62732074</text:p>
          </table:table-cell>
          <table:table-cell table:style-name="ce2" office:value-type="string">
            <text:p><text:a xlink:href="http://www14.atwiki.jp/tamakagura/pages/372.html">H響子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372.html">H響子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66">
            <text:p>66</text:p>
          </table:table-cell>
          <table:table-cell table:style-name="ce2" office:value-type="string">
            <text:p><text:a xlink:href="http://www14.atwiki.jp/tamakagura/pages/23.html">ちびキスメ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2" table:formula="of:=SUM([.C67:.H67])" office:value-type="float" office:value="370">
            <text:p>37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67]-[.N67]" office:value-type="float" office:value="350">
            <text:p>350</text:p>
          </table:table-cell>
          <table:table-cell table:formula="of:=MIN([.D67]; [.F67])" office:value-type="float" office:value="20">
            <text:p>20</text:p>
          </table:table-cell>
          <table:table-cell table:style-name="ce21" office:value-type="string">
            <text:p>急所無効</text:p>
          </table:table-cell>
          <table:table-cell table:style-name="ce21"/>
          <table:table-cell table:style-name="ce2" office:value-type="string">
            <text:p><text:a xlink:href="http://www14.atwiki.jp/tamakagura/pages/23.html">ちびキスメ</text:a></text:p>
          </table:table-cell>
          <table:table-cell table:number-columns-repeated="8"/>
          <table:table-cell table:style-name="ce2" office:value-type="string">
            <text:p><text:a xlink:href="http://www14.atwiki.jp/tamakagura/pages/23.html">ちびキスメ</text:a>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4"/>
          <table:table-cell table:number-columns-repeated="2" table:style-name="ce26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3.html">ちびキスメ</text:a></text:p>
          </table:table-cell>
          <table:table-cell table:formula="of:=[.BB67]+[.BC67]" office:value-type="float" office:value="136940">
            <text:p>136940</text:p>
          </table:table-cell>
          <table:table-cell table:formula="of:=([.C67]*2+64+130)*([.E67]*2+25)" office:value-type="float" office:value="68470">
            <text:p>68470</text:p>
          </table:table-cell>
          <table:table-cell table:formula="of:=([.C67]*2+64+130)*([.G67]*2+25)" office:value-type="float" office:value="68470">
            <text:p>68470</text:p>
          </table:table-cell>
          <table:table-cell table:formula="of:=([.D67]*2+89)*([.H67]*2+89)" office:value-type="float" office:value="32121">
            <text:p>32121</text:p>
          </table:table-cell>
          <table:table-cell table:formula="of:=([.F67]*2+89)*([.H67]*2+89)" office:value-type="float" office:value="16641">
            <text:p>16641</text:p>
          </table:table-cell>
          <table:table-cell table:formula="of:=[.BA67]*(MAX([.D67]; [.F67])*2+89)" office:value-type="float" office:value="34098060">
            <text:p>34098060</text:p>
          </table:table-cell>
          <table:table-cell table:style-name="ce2" office:value-type="string">
            <text:p><text:a xlink:href="http://www14.atwiki.jp/tamakagura/pages/23.html">ちびキスメ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23.html">ちびキスメ</text:a></text:p>
          </table:table-cell>
          <table:table-cell office:value-type="string">
            <text:p>見えない</text:p>
          </table:table-cell>
        </table:table-row>
        <table:table-row table:style-name="ro5">
          <table:table-cell office:value-type="float" office:value="67">
            <text:p>67</text:p>
          </table:table-cell>
          <table:table-cell table:style-name="ce2" office:value-type="string">
            <text:p><text:a xlink:href="http://www14.atwiki.jp/tamakagura/pages/23.html">Dキスメ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30">
            <text:p>30</text:p>
          </table:table-cell>
          <table:table-cell table:style-name="ce13" office:value-type="float" office:value="125">
            <text:p>125</text:p>
          </table:table-cell>
          <table:table-cell table:style-name="ce2" office:value-type="float" office:value="30">
            <text:p>30</text:p>
          </table:table-cell>
          <table:table-cell table:style-name="ce2" table:formula="of:=SUM([.C68:.H68])" office:value-type="float" office:value="515">
            <text:p>515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68]-[.N68]" office:value-type="float" office:value="485">
            <text:p>485</text:p>
          </table:table-cell>
          <table:table-cell table:formula="of:=MIN([.D68]; [.F68])" office:value-type="float" office:value="30">
            <text:p>30</text:p>
          </table:table-cell>
          <table:table-cell table:style-name="ce21" office:value-type="string">
            <text:p>急所無効</text:p>
          </table:table-cell>
          <table:table-cell table:style-name="ce21" office:value-type="string">
            <text:p>10%火傷</text:p>
          </table:table-cell>
          <table:table-cell table:style-name="ce2" office:value-type="string">
            <text:p><text:a xlink:href="http://www14.atwiki.jp/tamakagura/pages/23.html">Dキスメ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23.html">Dキスメ</text:a>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4"/>
          <table:table-cell table:number-columns-repeated="2" table:style-name="ce26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3.html">Dキスメ</text:a></text:p>
          </table:table-cell>
          <table:table-cell table:style-name="ce26" table:formula="of:=[.BB68]+[.BC68]" office:value-type="float" office:value="235980">
            <text:p>235980</text:p>
          </table:table-cell>
          <table:table-cell table:style-name="ce26" table:formula="of:=([.C68]*2+64+130)*([.E68]*2+25)" office:value-type="float" office:value="122130">
            <text:p>122130</text:p>
          </table:table-cell>
          <table:table-cell table:style-name="ce26" table:formula="of:=([.C68]*2+64+130)*([.G68]*2+25)" office:value-type="float" office:value="113850">
            <text:p>113850</text:p>
          </table:table-cell>
          <table:table-cell table:formula="of:=([.D68]*2+89)*([.H68]*2+89)" office:value-type="float" office:value="38591">
            <text:p>38591</text:p>
          </table:table-cell>
          <table:table-cell table:formula="of:=([.F68]*2+89)*([.H68]*2+89)" office:value-type="float" office:value="22201">
            <text:p>22201</text:p>
          </table:table-cell>
          <table:table-cell table:style-name="ce26" table:formula="of:=[.BA68]*(MAX([.D68]; [.F68])*2+89)" office:value-type="float" office:value="61118820">
            <text:p>61118820</text:p>
          </table:table-cell>
          <table:table-cell table:style-name="ce2" office:value-type="string">
            <text:p><text:a xlink:href="http://www14.atwiki.jp/tamakagura/pages/23.html">Dキスメ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23.html">Dキスメ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68">
            <text:p>68</text:p>
          </table:table-cell>
          <table:table-cell table:style-name="ce2" office:value-type="string">
            <text:p><text:a xlink:href="http://www14.atwiki.jp/tamakagura/pages/23.html">Tキスメ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5">
            <text:p>65</text:p>
          </table:table-cell>
          <table:table-cell table:style-name="ce2" table:formula="of:=SUM([.C69:.H69])" office:value-type="float" office:value="520">
            <text:p>52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69]-[.N69]" office:value-type="float" office:value="475">
            <text:p>475</text:p>
          </table:table-cell>
          <table:table-cell table:formula="of:=MIN([.D69]; [.F69])" office:value-type="float" office:value="45">
            <text:p>45</text:p>
          </table:table-cell>
          <table:table-cell table:style-name="ce21" office:value-type="string">
            <text:p>急所無効</text:p>
          </table:table-cell>
          <table:table-cell table:style-name="ce21" office:value-type="string">
            <text:p>10%火傷</text:p>
          </table:table-cell>
          <table:table-cell table:style-name="ce2" office:value-type="string">
            <text:p><text:a xlink:href="http://www14.atwiki.jp/tamakagura/pages/23.html">Tキスメ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69]*2+89)*[.X69]*IF(OR([.J69]=[.V69]; [.K69]=[.V69]); 1.5; 1)" office:value-type="float" office:value="26910">
            <text:p>26910</text:p>
          </table:table-cell>
          <table:table-cell table:style-name="ce2" office:value-type="string">
            <text:p><text:a xlink:href="http://www14.atwiki.jp/tamakagura/pages/23.html">Tキスメ</text:a>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4"/>
          <table:table-cell table:number-columns-repeated="2" table:style-name="ce26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3.html">Tキスメ</text:a></text:p>
          </table:table-cell>
          <table:table-cell table:formula="of:=[.BB69]+[.BC69]" office:value-type="float" office:value="180480">
            <text:p>180480</text:p>
          </table:table-cell>
          <table:table-cell table:style-name="ce25" table:formula="of:=([.C69]*2+64+130)*([.E69]*2+25)" office:value-type="float" office:value="86400">
            <text:p>86400</text:p>
          </table:table-cell>
          <table:table-cell table:formula="of:=([.C69]*2+64+130)*([.G69]*2+25)" office:value-type="float" office:value="94080">
            <text:p>94080</text:p>
          </table:table-cell>
          <table:table-cell table:formula="of:=([.D69]*2+89)*([.H69]*2+89)" office:value-type="float" office:value="65481">
            <text:p>65481</text:p>
          </table:table-cell>
          <table:table-cell table:formula="of:=([.F69]*2+89)*([.H69]*2+89)" office:value-type="float" office:value="39201">
            <text:p>39201</text:p>
          </table:table-cell>
          <table:table-cell table:formula="of:=[.BA69]*(MAX([.D69]; [.F69])*2+89)" office:value-type="float" office:value="53963520">
            <text:p>53963520</text:p>
          </table:table-cell>
          <table:table-cell table:style-name="ce2" office:value-type="string">
            <text:p><text:a xlink:href="http://www14.atwiki.jp/tamakagura/pages/23.html">Tキスメ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23.html">Tキスメ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69">
            <text:p>69</text:p>
          </table:table-cell>
          <table:table-cell table:style-name="ce2" office:value-type="string">
            <text:p><text:a xlink:href="http://www14.atwiki.jp/tamakagura/pages/153.html">ぎゃらどす</text:a></text:p>
          </table:table-cell>
          <table:table-cell table:style-name="ce2" office:value-type="float" office:value="85">
            <text:p>85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85">
            <text:p>85</text:p>
          </table:table-cell>
          <table:table-cell table:style-name="ce2" table:formula="of:=SUM([.C70:.H70])" office:value-type="float" office:value="560">
            <text:p>56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70]-[.N70]" office:value-type="float" office:value="460">
            <text:p>460</text:p>
          </table:table-cell>
          <table:table-cell table:formula="of:=MIN([.D70]; [.F70])" office:value-type="float" office:value="100">
            <text:p>100</text:p>
          </table:table-cell>
          <table:table-cell table:style-name="ce21" office:value-type="string">
            <text:p>25%敵A↓</text:p>
          </table:table-cell>
          <table:table-cell table:style-name="ce21" office:value-type="string">
            <text:p>敵消費VP20%増</text:p>
          </table:table-cell>
          <table:table-cell table:style-name="ce2" office:value-type="string">
            <text:p><text:a xlink:href="http://www14.atwiki.jp/tamakagura/pages/153.html">ぎゃらどす</text:a></text:p>
          </table:table-cell>
          <table:table-cell table:number-columns-repeated="8"/>
          <table:table-cell table:style-name="ce2" office:value-type="string">
            <text:p><text:a xlink:href="http://www14.atwiki.jp/tamakagura/pages/153.html">ぎゃらどす</text:a>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53.html">ぎゃらどす</text:a></text:p>
          </table:table-cell>
          <table:table-cell table:formula="of:=[.BB70]+[.BC70]" office:value-type="float" office:value="131040">
            <text:p>131040</text:p>
          </table:table-cell>
          <table:table-cell table:formula="of:=([.C70]*2+64+130)*([.E70]*2+25)" office:value-type="float" office:value="60060">
            <text:p>60060</text:p>
          </table:table-cell>
          <table:table-cell table:formula="of:=([.C70]*2+64+130)*([.G70]*2+25)" office:value-type="float" office:value="70980">
            <text:p>70980</text:p>
          </table:table-cell>
          <table:table-cell table:style-name="ce26" table:formula="of:=([.D70]*2+89)*([.H70]*2+89)" office:value-type="float" office:value="92981">
            <text:p>92981</text:p>
          </table:table-cell>
          <table:table-cell table:formula="of:=([.F70]*2+89)*([.H70]*2+89)" office:value-type="float" office:value="74851">
            <text:p>74851</text:p>
          </table:table-cell>
          <table:table-cell table:formula="of:=[.BA70]*(MAX([.D70]; [.F70])*2+89)" office:value-type="float" office:value="47043360">
            <text:p>47043360</text:p>
          </table:table-cell>
          <table:table-cell table:style-name="ce2" office:value-type="string">
            <text:p><text:a xlink:href="http://www14.atwiki.jp/tamakagura/pages/153.html">ぎゃらどす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53.html">ぎゃらどす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70">
            <text:p>70</text:p>
          </table:table-cell>
          <table:table-cell table:style-name="ce2" office:value-type="string">
            <text:p><text:a xlink:href="http://www14.atwiki.jp/tamakagura/pages/155.html">ぎらてぃな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table:formula="of:=SUM([.C71:.H71])" office:value-type="float" office:value="560">
            <text:p>56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71]-[.N71]" office:value-type="float" office:value="465">
            <text:p>465</text:p>
          </table:table-cell>
          <table:table-cell table:formula="of:=MIN([.D71]; [.F71])" office:value-type="float" office:value="95">
            <text:p>95</text:p>
          </table:table-cell>
          <table:table-cell table:style-name="ce21" office:value-type="string">
            <text:p>状態シンクロ</text:p>
          </table:table-cell>
          <table:table-cell table:style-name="ce21" office:value-type="string">
            <text:p>スペル反射１／８</text:p>
          </table:table-cell>
          <table:table-cell table:style-name="ce2" office:value-type="string">
            <text:p><text:a xlink:href="http://www14.atwiki.jp/tamakagura/pages/155.html">ぎらてぃな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55.html">ぎらてぃな</text:a>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 table:number-columns-repeated="17"/>
          <table:table-cell table:number-columns-repeated="2"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55.html">ぎらてぃな</text:a></text:p>
          </table:table-cell>
          <table:table-cell table:formula="of:=[.BB71]+[.BC71]" office:value-type="float" office:value="194580">
            <text:p>194580</text:p>
          </table:table-cell>
          <table:table-cell table:style-name="ce25" table:formula="of:=([.C71]*2+64+130)*([.E71]*2+25)" office:value-type="float" office:value="97290">
            <text:p>97290</text:p>
          </table:table-cell>
          <table:table-cell table:formula="of:=([.C71]*2+64+130)*([.G71]*2+25)" office:value-type="float" office:value="97290">
            <text:p>97290</text:p>
          </table:table-cell>
          <table:table-cell table:formula="of:=([.D71]*2+89)*([.H71]*2+89)" office:value-type="float" office:value="52731">
            <text:p>52731</text:p>
          </table:table-cell>
          <table:table-cell table:formula="of:=([.F71]*2+89)*([.H71]*2+89)" office:value-type="float" office:value="52731">
            <text:p>52731</text:p>
          </table:table-cell>
          <table:table-cell table:formula="of:=[.BA71]*(MAX([.D71]; [.F71])*2+89)" office:value-type="float" office:value="54287820">
            <text:p>54287820</text:p>
          </table:table-cell>
          <table:table-cell table:style-name="ce2" office:value-type="string">
            <text:p><text:a xlink:href="http://www14.atwiki.jp/tamakagura/pages/155.html">ぎらてぃな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55.html">ぎらてぃな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71">
            <text:p>71</text:p>
          </table:table-cell>
          <table:table-cell table:style-name="ce2" office:value-type="string">
            <text:p><text:a xlink:href="http://www14.atwiki.jp/tamakagura/pages/48.html">ちびくるみ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0">
            <text:p>60</text:p>
          </table:table-cell>
          <table:table-cell table:style-name="ce2" table:formula="of:=SUM([.C72:.H72])" office:value-type="float" office:value="380">
            <text:p>38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72]-[.N72]" office:value-type="float" office:value="350">
            <text:p>350</text:p>
          </table:table-cell>
          <table:table-cell table:formula="of:=MIN([.D72]; [.F72])" office:value-type="float" office:value="30">
            <text:p>30</text:p>
          </table:table-cell>
          <table:table-cell table:style-name="ce21" office:value-type="string">
            <text:p>強制交代防止</text:p>
          </table:table-cell>
          <table:table-cell table:style-name="ce21"/>
          <table:table-cell table:style-name="ce2" office:value-type="string">
            <text:p><text:a xlink:href="http://www14.atwiki.jp/tamakagura/pages/48.html">ちびくるみ</text:a>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72]*2+89)*[.X72]*IF(OR([.J72]=[.V72]; [.K72]=[.V72]); 1.5; 1)" office:value-type="float" office:value="17430">
            <text:p>17430</text:p>
          </table:table-cell>
          <table:table-cell table:style-name="ce2" office:value-type="string">
            <text:p><text:a xlink:href="http://www14.atwiki.jp/tamakagura/pages/48.html">ちびくるみ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13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48.html">ちびくるみ</text:a></text:p>
          </table:table-cell>
          <table:table-cell table:formula="of:=[.BB72]+[.BC72]" office:value-type="float" office:value="110080">
            <text:p>110080</text:p>
          </table:table-cell>
          <table:table-cell table:formula="of:=([.C72]*2+64+130)*([.E72]*2+25)" office:value-type="float" office:value="49880">
            <text:p>49880</text:p>
          </table:table-cell>
          <table:table-cell table:formula="of:=([.C72]*2+64+130)*([.G72]*2+25)" office:value-type="float" office:value="60200">
            <text:p>60200</text:p>
          </table:table-cell>
          <table:table-cell table:formula="of:=([.D72]*2+89)*([.H72]*2+89)" office:value-type="float" office:value="52041">
            <text:p>52041</text:p>
          </table:table-cell>
          <table:table-cell table:formula="of:=([.F72]*2+89)*([.H72]*2+89)" office:value-type="float" office:value="31141">
            <text:p>31141</text:p>
          </table:table-cell>
          <table:table-cell table:formula="of:=[.BA72]*(MAX([.D72]; [.F72])*2+89)" office:value-type="float" office:value="27409920">
            <text:p>27409920</text:p>
          </table:table-cell>
          <table:table-cell table:style-name="ce2" office:value-type="string">
            <text:p><text:a xlink:href="http://www14.atwiki.jp/tamakagura/pages/48.html">ちびくるみ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48.html">ちびくるみ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72">
            <text:p>72</text:p>
          </table:table-cell>
          <table:table-cell table:style-name="ce2" office:value-type="string">
            <text:p><text:a xlink:href="http://www14.atwiki.jp/tamakagura/pages/48.html">Hくるみ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85">
            <text:p>85</text:p>
          </table:table-cell>
          <table:table-cell table:style-name="ce2" table:formula="of:=SUM([.C73:.H73])" office:value-type="float" office:value="530">
            <text:p>53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73]-[.N73]" office:value-type="float" office:value="450">
            <text:p>450</text:p>
          </table:table-cell>
          <table:table-cell table:formula="of:=MIN([.D73]; [.F73])" office:value-type="float" office:value="80">
            <text:p>80</text:p>
          </table:table-cell>
          <table:table-cell table:style-name="ce21" office:value-type="string">
            <text:p>強制交代防止</text:p>
          </table:table-cell>
          <table:table-cell table:style-name="ce21" office:value-type="string">
            <text:p>１／１０ドレイン</text:p>
          </table:table-cell>
          <table:table-cell table:style-name="ce2" office:value-type="string">
            <text:p><text:a xlink:href="http://www14.atwiki.jp/tamakagura/pages/48.html">Hくるみ</text:a>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73]*2+89)*[.X73]*IF(OR([.J73]=[.V73]; [.K73]=[.V73]); 1.5; 1)" office:value-type="float" office:value="22330">
            <text:p>22330</text:p>
          </table:table-cell>
          <table:table-cell table:style-name="ce2" office:value-type="string">
            <text:p><text:a xlink:href="http://www14.atwiki.jp/tamakagura/pages/48.html">Hくるみ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48.html">Hくるみ</text:a></text:p>
          </table:table-cell>
          <table:table-cell table:formula="of:=[.BB73]+[.BC73]" office:value-type="float" office:value="138380">
            <text:p>138380</text:p>
          </table:table-cell>
          <table:table-cell table:formula="of:=([.C73]*2+64+130)*([.E73]*2+25)" office:value-type="float" office:value="65450">
            <text:p>65450</text:p>
          </table:table-cell>
          <table:table-cell table:formula="of:=([.C73]*2+64+130)*([.G73]*2+25)" office:value-type="float" office:value="72930">
            <text:p>72930</text:p>
          </table:table-cell>
          <table:table-cell table:formula="of:=([.D73]*2+89)*([.H73]*2+89)" office:value-type="float" office:value="82621">
            <text:p>82621</text:p>
          </table:table-cell>
          <table:table-cell table:formula="of:=([.F73]*2+89)*([.H73]*2+89)" office:value-type="float" office:value="64491">
            <text:p>64491</text:p>
          </table:table-cell>
          <table:table-cell table:formula="of:=[.BA73]*(MAX([.D73]; [.F73])*2+89)" office:value-type="float" office:value="44143220">
            <text:p>44143220</text:p>
          </table:table-cell>
          <table:table-cell table:style-name="ce2" office:value-type="string">
            <text:p><text:a xlink:href="http://www14.atwiki.jp/tamakagura/pages/48.html">Hくるみ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48.html">Hくるみ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73">
            <text:p>73</text:p>
          </table:table-cell>
          <table:table-cell table:style-name="ce2" office:value-type="string">
            <text:p><text:a xlink:href="http://www14.atwiki.jp/tamakagura/pages/127.html">ちびけいね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55">
            <text:p>55</text:p>
          </table:table-cell>
          <table:table-cell table:style-name="ce2" table:formula="of:=SUM([.C74:.H74])" office:value-type="float" office:value="380">
            <text:p>38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74]-[.N74]" office:value-type="float" office:value="360">
            <text:p>360</text:p>
          </table:table-cell>
          <table:table-cell table:formula="of:=MIN([.D74]; [.F74])" office:value-type="float" office:value="20">
            <text:p>20</text:p>
          </table:table-cell>
          <table:table-cell table:style-name="ce21" office:value-type="string">
            <text:p>怯み無効</text:p>
          </table:table-cell>
          <table:table-cell table:style-name="ce21"/>
          <table:table-cell table:style-name="ce2" office:value-type="string">
            <text:p><text:a xlink:href="http://www14.atwiki.jp/tamakagura/pages/127.html">ちびけいね</text:a></text:p>
          </table:table-cell>
          <table:table-cell table:number-columns-repeated="8"/>
          <table:table-cell table:style-name="ce2" office:value-type="string">
            <text:p><text:a xlink:href="http://www14.atwiki.jp/tamakagura/pages/127.html">ちびけいね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27.html">ちびけいね</text:a></text:p>
          </table:table-cell>
          <table:table-cell table:formula="of:=[.BB74]+[.BC74]" office:value-type="float" office:value="109080">
            <text:p>109080</text:p>
          </table:table-cell>
          <table:table-cell table:formula="of:=([.C74]*2+64+130)*([.E74]*2+25)" office:value-type="float" office:value="54540">
            <text:p>54540</text:p>
          </table:table-cell>
          <table:table-cell table:formula="of:=([.C74]*2+64+130)*([.G74]*2+25)" office:value-type="float" office:value="54540">
            <text:p>54540</text:p>
          </table:table-cell>
          <table:table-cell table:formula="of:=([.D74]*2+89)*([.H74]*2+89)" office:value-type="float" office:value="25671">
            <text:p>25671</text:p>
          </table:table-cell>
          <table:table-cell table:formula="of:=([.F74]*2+89)*([.H74]*2+89)" office:value-type="float" office:value="53531">
            <text:p>53531</text:p>
          </table:table-cell>
          <table:table-cell table:formula="of:=[.BA74]*(MAX([.D74]; [.F74])*2+89)" office:value-type="float" office:value="29342520">
            <text:p>29342520</text:p>
          </table:table-cell>
          <table:table-cell table:style-name="ce2" office:value-type="string">
            <text:p><text:a xlink:href="http://www14.atwiki.jp/tamakagura/pages/127.html">ちびけいね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27.html">ちびけいね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74">
            <text:p>74</text:p>
          </table:table-cell>
          <table:table-cell table:style-name="ce2" office:value-type="string">
            <text:p><text:a xlink:href="http://www14.atwiki.jp/tamakagura/pages/127.html">A慧音</text:a>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130">
            <text:p>1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table:formula="of:=SUM([.C75:.H75])" office:value-type="float" office:value="545">
            <text:p>545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13" table:formula="of:=[.I75]-[.N75]" office:value-type="float" office:value="505">
            <text:p>505</text:p>
          </table:table-cell>
          <table:table-cell table:formula="of:=MIN([.D75]; [.F75])" office:value-type="float" office:value="40">
            <text:p>40</text:p>
          </table:table-cell>
          <table:table-cell table:style-name="ce21" office:value-type="string">
            <text:p>怯み無効</text:p>
          </table:table-cell>
          <table:table-cell table:style-name="ce21" office:value-type="string">
            <text:p>スキルコピー</text:p>
          </table:table-cell>
          <table:table-cell table:style-name="ce2" office:value-type="string">
            <text:p><text:a xlink:href="http://www14.atwiki.jp/tamakagura/pages/127.html">A慧音</text:a></text:p>
          </table:table-cell>
          <table:table-cell table:number-columns-repeated="8"/>
          <table:table-cell table:style-name="ce2" office:value-type="string">
            <text:p><text:a xlink:href="http://www14.atwiki.jp/tamakagura/pages/127.html">A慧音</text:a>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table:number-columns-repeated="11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27.html">A慧音</text:a></text:p>
          </table:table-cell>
          <table:table-cell table:formula="of:=[.BB75]+[.BC75]" office:value-type="float" office:value="184860">
            <text:p>184860</text:p>
          </table:table-cell>
          <table:table-cell table:style-name="ce25" table:formula="of:=([.C75]*2+64+130)*([.E75]*2+25)" office:value-type="float" office:value="87690">
            <text:p>87690</text:p>
          </table:table-cell>
          <table:table-cell table:formula="of:=([.C75]*2+64+130)*([.G75]*2+25)" office:value-type="float" office:value="97170">
            <text:p>97170</text:p>
          </table:table-cell>
          <table:table-cell table:formula="of:=([.D75]*2+89)*([.H75]*2+89)" office:value-type="float" office:value="76431">
            <text:p>76431</text:p>
          </table:table-cell>
          <table:table-cell table:formula="of:=([.F75]*2+89)*([.H75]*2+89)" office:value-type="float" office:value="37011">
            <text:p>37011</text:p>
          </table:table-cell>
          <table:table-cell table:style-name="ce26" table:formula="of:=[.BA75]*(MAX([.D75]; [.F75])*2+89)" office:value-type="float" office:value="64516140">
            <text:p>64516140</text:p>
          </table:table-cell>
          <table:table-cell table:style-name="ce2" office:value-type="string">
            <text:p><text:a xlink:href="http://www14.atwiki.jp/tamakagura/pages/127.html">A慧音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27.html">A慧音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75">
            <text:p>75</text:p>
          </table:table-cell>
          <table:table-cell table:style-name="ce2" office:value-type="string">
            <text:p><text:a xlink:href="http://www14.atwiki.jp/tamakagura/pages/127.html">S慧音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table:formula="of:=SUM([.C76:.H76])" office:value-type="float" office:value="545">
            <text:p>545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2" table:formula="of:=[.I76]-[.N76]" office:value-type="float" office:value="485">
            <text:p>485</text:p>
          </table:table-cell>
          <table:table-cell table:formula="of:=MIN([.D76]; [.F76])" office:value-type="float" office:value="60">
            <text:p>60</text:p>
          </table:table-cell>
          <table:table-cell table:style-name="ce21" office:value-type="string">
            <text:p>怯み無効</text:p>
          </table:table-cell>
          <table:table-cell table:style-name="ce21" office:value-type="string">
            <text:p>スキルコピー</text:p>
          </table:table-cell>
          <table:table-cell table:style-name="ce2" office:value-type="string">
            <text:p><text:a xlink:href="http://www14.atwiki.jp/tamakagura/pages/127.html">S慧音</text:a></text:p>
          </table:table-cell>
          <table:table-cell table:number-columns-repeated="8"/>
          <table:table-cell table:style-name="ce2" office:value-type="string">
            <text:p><text:a xlink:href="http://www14.atwiki.jp/tamakagura/pages/127.html">S慧音</text:a></text:p>
          </table:table-cell>
          <table:table-cell office:value-type="string">
            <text:p>岩</text:p>
          </table:table-cell>
          <table:table-cell office:value-type="string">
            <text:p>無</text:p>
          </table:table-cell>
          <table:table-cell office:value-type="string">
            <text:p>岩</text:p>
          </table:table-cell>
          <table:table-cell office:value-type="string">
            <text:p>無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27.html">S慧音</text:a></text:p>
          </table:table-cell>
          <table:table-cell table:formula="of:=[.BB76]+[.BC76]" office:value-type="float" office:value="160580">
            <text:p>160580</text:p>
          </table:table-cell>
          <table:table-cell table:formula="of:=([.C76]*2+64+130)*([.E76]*2+25)" office:value-type="float" office:value="80290">
            <text:p>80290</text:p>
          </table:table-cell>
          <table:table-cell table:formula="of:=([.C76]*2+64+130)*([.G76]*2+25)" office:value-type="float" office:value="80290">
            <text:p>80290</text:p>
          </table:table-cell>
          <table:table-cell table:formula="of:=([.D76]*2+89)*([.H76]*2+89)" office:value-type="float" office:value="86411">
            <text:p>86411</text:p>
          </table:table-cell>
          <table:table-cell table:formula="of:=([.F76]*2+89)*([.H76]*2+89)" office:value-type="float" office:value="60401">
            <text:p>60401</text:p>
          </table:table-cell>
          <table:table-cell table:formula="of:=[.BA76]*(MAX([.D76]; [.F76])*2+89)" office:value-type="float" office:value="48013420">
            <text:p>48013420</text:p>
          </table:table-cell>
          <table:table-cell table:style-name="ce2" office:value-type="string">
            <text:p><text:a xlink:href="http://www14.atwiki.jp/tamakagura/pages/127.html">S慧音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27.html">S慧音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76">
            <text:p>76</text:p>
          </table:table-cell>
          <table:table-cell table:style-name="ce2" office:value-type="string">
            <text:p><text:a xlink:href="http://www14.atwiki.jp/tamakagura/pages/127.html">H慧音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table:formula="of:=SUM([.C77:.H77])" office:value-type="float" office:value="530">
            <text:p>53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13" table:formula="of:=[.I77]-[.N77]" office:value-type="float" office:value="500">
            <text:p>500</text:p>
          </table:table-cell>
          <table:table-cell table:formula="of:=MIN([.D77]; [.F77])" office:value-type="float" office:value="30">
            <text:p>30</text:p>
          </table:table-cell>
          <table:table-cell table:style-name="ce21" office:value-type="string">
            <text:p>怯み無効</text:p>
          </table:table-cell>
          <table:table-cell table:style-name="ce21" office:value-type="string">
            <text:p>50%スキル無効</text:p>
          </table:table-cell>
          <table:table-cell table:style-name="ce2" office:value-type="string">
            <text:p><text:a xlink:href="http://www14.atwiki.jp/tamakagura/pages/127.html">H慧音</text:a></text:p>
          </table:table-cell>
          <table:table-cell table:number-columns-repeated="8"/>
          <table:table-cell table:style-name="ce2" office:value-type="string">
            <text:p><text:a xlink:href="http://www14.atwiki.jp/tamakagura/pages/127.html">H慧音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27.html">H慧音</text:a></text:p>
          </table:table-cell>
          <table:table-cell table:formula="of:=[.BB77]+[.BC77]" office:value-type="float" office:value="182280">
            <text:p>182280</text:p>
          </table:table-cell>
          <table:table-cell table:formula="of:=([.C77]*2+64+130)*([.E77]*2+25)" office:value-type="float" office:value="80290">
            <text:p>80290</text:p>
          </table:table-cell>
          <table:table-cell table:style-name="ce26" table:formula="of:=([.C77]*2+64+130)*([.G77]*2+25)" office:value-type="float" office:value="101990">
            <text:p>101990</text:p>
          </table:table-cell>
          <table:table-cell table:formula="of:=([.D77]*2+89)*([.H77]*2+89)" office:value-type="float" office:value="37101">
            <text:p>37101</text:p>
          </table:table-cell>
          <table:table-cell table:formula="of:=([.F77]*2+89)*([.H77]*2+89)" office:value-type="float" office:value="79431">
            <text:p>79431</text:p>
          </table:table-cell>
          <table:table-cell table:formula="of:=[.BA77]*(MAX([.D77]; [.F77])*2+89)" office:value-type="float" office:value="58147320">
            <text:p>58147320</text:p>
          </table:table-cell>
          <table:table-cell table:style-name="ce2" office:value-type="string">
            <text:p><text:a xlink:href="http://www14.atwiki.jp/tamakagura/pages/127.html">H慧音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27.html">H慧音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77">
            <text:p>77</text:p>
          </table:table-cell>
          <table:table-cell table:style-name="ce2" office:value-type="string">
            <text:p><text:a xlink:href="http://www14.atwiki.jp/tamakagura/pages/127.html">D慧音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table:formula="of:=SUM([.C78:.H78])" office:value-type="float" office:value="530">
            <text:p>53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13" table:formula="of:=[.I78]-[.N78]" office:value-type="float" office:value="500">
            <text:p>500</text:p>
          </table:table-cell>
          <table:table-cell table:formula="of:=MIN([.D78]; [.F78])" office:value-type="float" office:value="30">
            <text:p>30</text:p>
          </table:table-cell>
          <table:table-cell table:style-name="ce21" office:value-type="string">
            <text:p>怯み無効</text:p>
          </table:table-cell>
          <table:table-cell table:style-name="ce21" office:value-type="string">
            <text:p>50%スキル無効</text:p>
          </table:table-cell>
          <table:table-cell table:style-name="ce2" office:value-type="string">
            <text:p><text:a xlink:href="http://www14.atwiki.jp/tamakagura/pages/127.html">D慧音</text:a></text:p>
          </table:table-cell>
          <table:table-cell table:number-columns-repeated="8"/>
          <table:table-cell table:style-name="ce2" office:value-type="string">
            <text:p><text:a xlink:href="http://www14.atwiki.jp/tamakagura/pages/127.html">D慧音</text:a>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27.html">D慧音</text:a></text:p>
          </table:table-cell>
          <table:table-cell table:formula="of:=[.BB78]+[.BC78]" office:value-type="float" office:value="189880">
            <text:p>189880</text:p>
          </table:table-cell>
          <table:table-cell table:style-name="ce25" table:formula="of:=([.C78]*2+64+130)*([.E78]*2+25)" office:value-type="float" office:value="82820">
            <text:p>82820</text:p>
          </table:table-cell>
          <table:table-cell table:style-name="ce26" table:formula="of:=([.C78]*2+64+130)*([.G78]*2+25)" office:value-type="float" office:value="107060">
            <text:p>107060</text:p>
          </table:table-cell>
          <table:table-cell table:formula="of:=([.D78]*2+89)*([.H78]*2+89)" office:value-type="float" office:value="37101">
            <text:p>37101</text:p>
          </table:table-cell>
          <table:table-cell table:formula="of:=([.F78]*2+89)*([.H78]*2+89)" office:value-type="float" office:value="74451">
            <text:p>74451</text:p>
          </table:table-cell>
          <table:table-cell table:formula="of:=[.BA78]*(MAX([.D78]; [.F78])*2+89)" office:value-type="float" office:value="56774120">
            <text:p>56774120</text:p>
          </table:table-cell>
          <table:table-cell table:style-name="ce2" office:value-type="string">
            <text:p><text:a xlink:href="http://www14.atwiki.jp/tamakagura/pages/127.html">D慧音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27.html">D慧音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78">
            <text:p>78</text:p>
          </table:table-cell>
          <table:table-cell table:style-name="ce2" office:value-type="string">
            <text:p><text:a xlink:href="http://www14.atwiki.jp/tamakagura/pages/163.html">けだま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0">
            <text:p>40</text:p>
          </table:table-cell>
          <table:table-cell table:style-name="ce2" table:formula="of:=SUM([.C79:.H79])" office:value-type="float" office:value="350">
            <text:p>35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79]-[.N79]" office:value-type="float" office:value="300">
            <text:p>300</text:p>
          </table:table-cell>
          <table:table-cell table:formula="of:=MIN([.D79]; [.F79])" office:value-type="float" office:value="50">
            <text:p>50</text:p>
          </table:table-cell>
          <table:table-cell table:style-name="ce21" office:value-type="string">
            <text:p>気絶時25%D</text:p>
          </table:table-cell>
          <table:table-cell table:style-name="ce21"/>
          <table:table-cell table:style-name="ce2" office:value-type="string">
            <text:p><text:a xlink:href="http://www14.atwiki.jp/tamakagura/pages/163.html">けだま</text:a></text:p>
          </table:table-cell>
          <table:table-cell table:number-columns-repeated="8"/>
          <table:table-cell table:style-name="ce2" office:value-type="string">
            <text:p><text:a xlink:href="http://www14.atwiki.jp/tamakagura/pages/163.html">けだま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163.html">けだま</text:a></text:p>
          </table:table-cell>
          <table:table-cell table:formula="of:=[.BB79]+[.BC79]" office:value-type="float" office:value="95580">
            <text:p>95580</text:p>
          </table:table-cell>
          <table:table-cell table:formula="of:=([.C79]*2+64+130)*([.E79]*2+25)" office:value-type="float" office:value="37170">
            <text:p>37170</text:p>
          </table:table-cell>
          <table:table-cell table:formula="of:=([.C79]*2+64+130)*([.G79]*2+25)" office:value-type="float" office:value="58410">
            <text:p>58410</text:p>
          </table:table-cell>
          <table:table-cell table:formula="of:=([.D79]*2+89)*([.H79]*2+89)" office:value-type="float" office:value="38701">
            <text:p>38701</text:p>
          </table:table-cell>
          <table:table-cell table:formula="of:=([.F79]*2+89)*([.H79]*2+89)" office:value-type="float" office:value="31941">
            <text:p>31941</text:p>
          </table:table-cell>
          <table:table-cell table:formula="of:=[.BA79]*(MAX([.D79]; [.F79])*2+89)" office:value-type="float" office:value="21887820">
            <text:p>21887820</text:p>
          </table:table-cell>
          <table:table-cell table:style-name="ce2" office:value-type="string">
            <text:p><text:a xlink:href="http://www14.atwiki.jp/tamakagura/pages/163.html">けだま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63.html">けだま</text:a></text:p>
          </table:table-cell>
          <table:table-cell office:value-type="string">
            <text:p>全身白</text:p>
          </table:table-cell>
        </table:table-row>
        <table:table-row table:style-name="ro5">
          <table:table-cell office:value-type="float" office:value="79">
            <text:p>79</text:p>
          </table:table-cell>
          <table:table-cell table:style-name="ce2" office:value-type="string">
            <text:p><text:a xlink:href="http://www14.atwiki.jp/tamakagura/pages/24.html">ちびげんげつ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table:formula="of:=SUM([.C80:.H80])" office:value-type="float" office:value="400">
            <text:p>40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80]-[.N80]" office:value-type="float" office:value="380">
            <text:p>380</text:p>
          </table:table-cell>
          <table:table-cell table:formula="of:=MIN([.D80]; [.F80])" office:value-type="float" office:value="20">
            <text:p>20</text:p>
          </table:table-cell>
          <table:table-cell table:style-name="ce21" office:value-type="string">
            <text:p>敵消費VP20%増</text:p>
          </table:table-cell>
          <table:table-cell table:style-name="ce21"/>
          <table:table-cell table:style-name="ce2" office:value-type="string">
            <text:p><text:a xlink:href="http://www14.atwiki.jp/tamakagura/pages/24.html">ちびげんげつ</text:a></text:p>
          </table:table-cell>
          <table:table-cell table:number-columns-repeated="8"/>
          <table:table-cell table:style-name="ce2" office:value-type="string">
            <text:p><text:a xlink:href="http://www14.atwiki.jp/tamakagura/pages/24.html">ちびげんげつ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4.html">ちびげんげつ</text:a></text:p>
          </table:table-cell>
          <table:table-cell table:formula="of:=[.BB80]+[.BC80]" office:value-type="float" office:value="109740">
            <text:p>109740</text:p>
          </table:table-cell>
          <table:table-cell table:formula="of:=([.C80]*2+64+130)*([.E80]*2+25)" office:value-type="float" office:value="58410">
            <text:p>58410</text:p>
          </table:table-cell>
          <table:table-cell table:formula="of:=([.C80]*2+64+130)*([.G80]*2+25)" office:value-type="float" office:value="51330">
            <text:p>51330</text:p>
          </table:table-cell>
          <table:table-cell table:formula="of:=([.D80]*2+89)*([.H80]*2+89)" office:value-type="float" office:value="29541">
            <text:p>29541</text:p>
          </table:table-cell>
          <table:table-cell table:formula="of:=([.F80]*2+89)*([.H80]*2+89)" office:value-type="float" office:value="66181">
            <text:p>66181</text:p>
          </table:table-cell>
          <table:table-cell table:formula="of:=[.BA80]*(MAX([.D80]; [.F80])*2+89)" office:value-type="float" office:value="31714860">
            <text:p>31714860</text:p>
          </table:table-cell>
          <table:table-cell table:style-name="ce2" office:value-type="string">
            <text:p><text:a xlink:href="http://www14.atwiki.jp/tamakagura/pages/24.html">ちびげんげつ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24.html">ちびげんげつ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80">
            <text:p>80</text:p>
          </table:table-cell>
          <table:table-cell table:style-name="ce2" office:value-type="string">
            <text:p><text:a xlink:href="http://www14.atwiki.jp/tamakagura/pages/24.html">S幻月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5">
            <text:p>105</text:p>
          </table:table-cell>
          <table:table-cell table:style-name="ce2" table:formula="of:=SUM([.C81:.H81])" office:value-type="float" office:value="545">
            <text:p>545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81]-[.N81]" office:value-type="float" office:value="465">
            <text:p>465</text:p>
          </table:table-cell>
          <table:table-cell table:formula="of:=MIN([.D81]; [.F81])" office:value-type="float" office:value="80">
            <text:p>80</text:p>
          </table:table-cell>
          <table:table-cell table:style-name="ce21" office:value-type="string">
            <text:p>敵消費VP20%増</text:p>
          </table:table-cell>
          <table:table-cell table:style-name="ce21" office:value-type="string">
            <text:p>比翼の鳥</text:p>
          </table:table-cell>
          <table:table-cell table:style-name="ce2" office:value-type="string">
            <text:p><text:a xlink:href="http://www14.atwiki.jp/tamakagura/pages/24.html">S幻月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81]*2+89)*[.X81]*IF(OR([.J81]=[.V81]; [.K81]=[.V81]); 1.5; 1)" office:value-type="float" office:value="37080">
            <text:p>37080</text:p>
          </table:table-cell>
          <table:table-cell table:style-name="ce2" office:value-type="string">
            <text:p><text:a xlink:href="http://www14.atwiki.jp/tamakagura/pages/24.html">S幻月</text:a>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4.html">S幻月</text:a></text:p>
          </table:table-cell>
          <table:table-cell table:formula="of:=[.BB81]+[.BC81]" office:value-type="float" office:value="138380">
            <text:p>138380</text:p>
          </table:table-cell>
          <table:table-cell table:formula="of:=([.C81]*2+64+130)*([.E81]*2+25)" office:value-type="float" office:value="72930">
            <text:p>72930</text:p>
          </table:table-cell>
          <table:table-cell table:formula="of:=([.C81]*2+64+130)*([.G81]*2+25)" office:value-type="float" office:value="65450">
            <text:p>65450</text:p>
          </table:table-cell>
          <table:table-cell table:formula="of:=([.D81]*2+89)*([.H81]*2+89)" office:value-type="float" office:value="74451">
            <text:p>74451</text:p>
          </table:table-cell>
          <table:table-cell table:style-name="ce26" table:formula="of:=([.F81]*2+89)*([.H81]*2+89)" office:value-type="float" office:value="92391">
            <text:p>92391</text:p>
          </table:table-cell>
          <table:table-cell table:formula="of:=[.BA81]*(MAX([.D81]; [.F81])*2+89)" office:value-type="float" office:value="42759420">
            <text:p>42759420</text:p>
          </table:table-cell>
          <table:table-cell table:style-name="ce2" office:value-type="string">
            <text:p><text:a xlink:href="http://www14.atwiki.jp/tamakagura/pages/24.html">S幻月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4.html">S幻月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81">
            <text:p>81</text:p>
          </table:table-cell>
          <table:table-cell table:style-name="ce2" office:value-type="string">
            <text:p><text:a xlink:href="http://www14.atwiki.jp/tamakagura/pages/25.html">ここあ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0">
            <text:p>50</text:p>
          </table:table-cell>
          <table:table-cell table:style-name="ce2" table:formula="of:=SUM([.C82:.H82])" office:value-type="float" office:value="360">
            <text:p>3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82]-[.N82]" office:value-type="float" office:value="340">
            <text:p>340</text:p>
          </table:table-cell>
          <table:table-cell table:formula="of:=MIN([.D82]; [.F82])" office:value-type="float" office:value="20">
            <text:p>20</text:p>
          </table:table-cell>
          <table:table-cell table:style-name="ce21" office:value-type="string">
            <text:p>味方5%強化</text:p>
          </table:table-cell>
          <table:table-cell table:style-name="ce21"/>
          <table:table-cell table:style-name="ce2" office:value-type="string">
            <text:p><text:a xlink:href="http://www14.atwiki.jp/tamakagura/pages/25.html">ここあ</text:a></text:p>
          </table:table-cell>
          <table:table-cell table:number-columns-repeated="8"/>
          <table:table-cell table:style-name="ce2" office:value-type="string">
            <text:p><text:a xlink:href="http://www14.atwiki.jp/tamakagura/pages/25.html">ここあ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5.html">ここあ</text:a></text:p>
          </table:table-cell>
          <table:table-cell table:formula="of:=[.BB82]+[.BC82]" office:value-type="float" office:value="110080">
            <text:p>110080</text:p>
          </table:table-cell>
          <table:table-cell table:formula="of:=([.C82]*2+64+130)*([.E82]*2+25)" office:value-type="float" office:value="49880">
            <text:p>49880</text:p>
          </table:table-cell>
          <table:table-cell table:formula="of:=([.C82]*2+64+130)*([.G82]*2+25)" office:value-type="float" office:value="60200">
            <text:p>60200</text:p>
          </table:table-cell>
          <table:table-cell table:formula="of:=([.D82]*2+89)*([.H82]*2+89)" office:value-type="float" office:value="24381">
            <text:p>24381</text:p>
          </table:table-cell>
          <table:table-cell table:formula="of:=([.F82]*2+89)*([.H82]*2+89)" office:value-type="float" office:value="47061">
            <text:p>47061</text:p>
          </table:table-cell>
          <table:table-cell table:formula="of:=[.BA82]*(MAX([.D82]; [.F82])*2+89)" office:value-type="float" office:value="27409920">
            <text:p>27409920</text:p>
          </table:table-cell>
          <table:table-cell table:style-name="ce2" office:value-type="string">
            <text:p><text:a xlink:href="http://www14.atwiki.jp/tamakagura/pages/25.html">ここあ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25.html">ここあ</text:a></text:p>
          </table:table-cell>
          <table:table-cell office:value-type="string">
            <text:p>赤</text:p>
          </table:table-cell>
        </table:table-row>
        <table:table-row table:style-name="ro5">
          <table:table-cell office:value-type="float" office:value="82">
            <text:p>82</text:p>
          </table:table-cell>
          <table:table-cell table:style-name="ce2" office:value-type="string">
            <text:p><text:a xlink:href="http://www14.atwiki.jp/tamakagura/pages/25.html">T小悪魔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83:.H83])" office:value-type="float" office:value="500">
            <text:p>50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83]-[.N83]" office:value-type="float" office:value="470">
            <text:p>470</text:p>
          </table:table-cell>
          <table:table-cell table:formula="of:=MIN([.D83]; [.F83])" office:value-type="float" office:value="30">
            <text:p>30</text:p>
          </table:table-cell>
          <table:table-cell table:style-name="ce21" office:value-type="string">
            <text:p>味方5%強化</text:p>
          </table:table-cell>
          <table:table-cell table:style-name="ce21" office:value-type="string">
            <text:p>状態シンクロ</text:p>
          </table:table-cell>
          <table:table-cell table:style-name="ce2" office:value-type="string">
            <text:p><text:a xlink:href="http://www14.atwiki.jp/tamakagura/pages/25.html">T小悪魔</text:a></text:p>
          </table:table-cell>
          <table:table-cell table:number-columns-repeated="8"/>
          <table:table-cell table:style-name="ce2" office:value-type="string">
            <text:p><text:a xlink:href="http://www14.atwiki.jp/tamakagura/pages/25.html">T小悪魔</text:a>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table:number-columns-repeated="3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5.html">T小悪魔</text:a></text:p>
          </table:table-cell>
          <table:table-cell table:formula="of:=[.BB83]+[.BC83]" office:value-type="float" office:value="161460">
            <text:p>161460</text:p>
          </table:table-cell>
          <table:table-cell table:formula="of:=([.C83]*2+64+130)*([.E83]*2+25)" office:value-type="float" office:value="76590">
            <text:p>76590</text:p>
          </table:table-cell>
          <table:table-cell table:formula="of:=([.C83]*2+64+130)*([.G83]*2+25)" office:value-type="float" office:value="84870">
            <text:p>84870</text:p>
          </table:table-cell>
          <table:table-cell table:formula="of:=([.D83]*2+89)*([.H83]*2+89)" office:value-type="float" office:value="37101">
            <text:p>37101</text:p>
          </table:table-cell>
          <table:table-cell table:formula="of:=([.F83]*2+89)*([.H83]*2+89)" office:value-type="float" office:value="76941">
            <text:p>76941</text:p>
          </table:table-cell>
          <table:table-cell table:formula="of:=[.BA83]*(MAX([.D83]; [.F83])*2+89)" office:value-type="float" office:value="49891140">
            <text:p>49891140</text:p>
          </table:table-cell>
          <table:table-cell table:style-name="ce2" office:value-type="string">
            <text:p><text:a xlink:href="http://www14.atwiki.jp/tamakagura/pages/25.html">T小悪魔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25.html">T小悪魔</text:a></text:p>
          </table:table-cell>
          <table:table-cell office:value-type="string">
            <text:p>赤</text:p>
          </table:table-cell>
        </table:table-row>
        <table:table-row table:style-name="ro5">
          <table:table-cell office:value-type="float" office:value="83">
            <text:p>83</text:p>
          </table:table-cell>
          <table:table-cell table:style-name="ce2" office:value-type="string">
            <text:p><text:a xlink:href="http://www14.atwiki.jp/tamakagura/pages/25.html">H小悪魔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84:.H84])" office:value-type="float" office:value="500">
            <text:p>50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84]-[.N84]" office:value-type="float" office:value="470">
            <text:p>470</text:p>
          </table:table-cell>
          <table:table-cell table:formula="of:=MIN([.D84]; [.F84])" office:value-type="float" office:value="30">
            <text:p>30</text:p>
          </table:table-cell>
          <table:table-cell table:style-name="ce21" office:value-type="string">
            <text:p>味方5%強化</text:p>
          </table:table-cell>
          <table:table-cell table:style-name="ce21" office:value-type="string">
            <text:p>状態シンクロ</text:p>
          </table:table-cell>
          <table:table-cell table:style-name="ce2" office:value-type="string">
            <text:p><text:a xlink:href="http://www14.atwiki.jp/tamakagura/pages/25.html">H小悪魔</text:a></text:p>
          </table:table-cell>
          <table:table-cell table:number-columns-repeated="8"/>
          <table:table-cell table:style-name="ce2" office:value-type="string">
            <text:p><text:a xlink:href="http://www14.atwiki.jp/tamakagura/pages/25.html">H小悪魔</text:a>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6"/>
          <table:table-cell table:number-columns-repeated="2"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5.html">H小悪魔</text:a></text:p>
          </table:table-cell>
          <table:table-cell table:formula="of:=[.BB84]+[.BC84]" office:value-type="float" office:value="157560">
            <text:p>157560</text:p>
          </table:table-cell>
          <table:table-cell table:formula="of:=([.C84]*2+64+130)*([.E84]*2+25)" office:value-type="float" office:value="74740">
            <text:p>74740</text:p>
          </table:table-cell>
          <table:table-cell table:formula="of:=([.C84]*2+64+130)*([.G84]*2+25)" office:value-type="float" office:value="82820">
            <text:p>82820</text:p>
          </table:table-cell>
          <table:table-cell table:formula="of:=([.D84]*2+89)*([.H84]*2+89)" office:value-type="float" office:value="40081">
            <text:p>40081</text:p>
          </table:table-cell>
          <table:table-cell table:formula="of:=([.F84]*2+89)*([.H84]*2+89)" office:value-type="float" office:value="80431">
            <text:p>80431</text:p>
          </table:table-cell>
          <table:table-cell table:formula="of:=[.BA84]*(MAX([.D84]; [.F84])*2+89)" office:value-type="float" office:value="47110440">
            <text:p>47110440</text:p>
          </table:table-cell>
          <table:table-cell table:style-name="ce2" office:value-type="string">
            <text:p><text:a xlink:href="http://www14.atwiki.jp/tamakagura/pages/25.html">H小悪魔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5.html">H小悪魔</text:a></text:p>
          </table:table-cell>
          <table:table-cell office:value-type="string">
            <text:p>赤</text:p>
          </table:table-cell>
        </table:table-row>
        <table:table-row table:style-name="ro5">
          <table:table-cell office:value-type="float" office:value="84">
            <text:p>84</text:p>
          </table:table-cell>
          <table:table-cell table:style-name="ce2" office:value-type="string">
            <text:p><text:a xlink:href="http://www14.atwiki.jp/tamakagura/pages/25.html">D小悪魔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table:formula="of:=SUM([.C85:.H85])" office:value-type="float" office:value="500">
            <text:p>50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85]-[.N85]" office:value-type="float" office:value="460">
            <text:p>460</text:p>
          </table:table-cell>
          <table:table-cell table:formula="of:=MIN([.D85]; [.F85])" office:value-type="float" office:value="40">
            <text:p>40</text:p>
          </table:table-cell>
          <table:table-cell table:style-name="ce21" office:value-type="string">
            <text:p>味方5%強化</text:p>
          </table:table-cell>
          <table:table-cell table:style-name="ce21" office:value-type="string">
            <text:p>状態シンクロ</text:p>
          </table:table-cell>
          <table:table-cell table:style-name="ce2" office:value-type="string">
            <text:p><text:a xlink:href="http://www14.atwiki.jp/tamakagura/pages/25.html">D小悪魔</text:a></text:p>
          </table:table-cell>
          <table:table-cell table:number-columns-repeated="8"/>
          <table:table-cell table:style-name="ce2" office:value-type="string">
            <text:p><text:a xlink:href="http://www14.atwiki.jp/tamakagura/pages/25.html">D小悪魔</text:a>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5.html">D小悪魔</text:a></text:p>
          </table:table-cell>
          <table:table-cell table:formula="of:=[.BB85]+[.BC85]" office:value-type="float" office:value="199640">
            <text:p>199640</text:p>
          </table:table-cell>
          <table:table-cell table:style-name="ce25" table:formula="of:=([.C85]*2+64+130)*([.E85]*2+25)" office:value-type="float" office:value="93310">
            <text:p>93310</text:p>
          </table:table-cell>
          <table:table-cell table:style-name="ce26" table:formula="of:=([.C85]*2+64+130)*([.G85]*2+25)" office:value-type="float" office:value="106330">
            <text:p>106330</text:p>
          </table:table-cell>
          <table:table-cell table:formula="of:=([.D85]*2+89)*([.H85]*2+89)" office:value-type="float" office:value="31941">
            <text:p>31941</text:p>
          </table:table-cell>
          <table:table-cell table:formula="of:=([.F85]*2+89)*([.H85]*2+89)" office:value-type="float" office:value="48951">
            <text:p>48951</text:p>
          </table:table-cell>
          <table:table-cell table:formula="of:=[.BA85]*(MAX([.D85]; [.F85])*2+89)" office:value-type="float" office:value="51706760">
            <text:p>51706760</text:p>
          </table:table-cell>
          <table:table-cell table:style-name="ce2" office:value-type="string">
            <text:p><text:a xlink:href="http://www14.atwiki.jp/tamakagura/pages/25.html">D小悪魔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25.html">D小悪魔</text:a></text:p>
          </table:table-cell>
          <table:table-cell office:value-type="string">
            <text:p>赤</text:p>
          </table:table-cell>
        </table:table-row>
        <table:table-row table:style-name="ro5">
          <table:table-cell office:value-type="float" office:value="85">
            <text:p>85</text:p>
          </table:table-cell>
          <table:table-cell table:style-name="ce2" office:value-type="string">
            <text:p><text:a xlink:href="http://www14.atwiki.jp/tamakagura/pages/26.html">ちびこいし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70">
            <text:p>70</text:p>
          </table:table-cell>
          <table:table-cell table:style-name="ce2" table:formula="of:=SUM([.C86:.H86])" office:value-type="float" office:value="420">
            <text:p>42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86]-[.N86]" office:value-type="float" office:value="390">
            <text:p>390</text:p>
          </table:table-cell>
          <table:table-cell table:formula="of:=MIN([.D86]; [.F86])" office:value-type="float" office:value="30">
            <text:p>30</text:p>
          </table:table-cell>
          <table:table-cell table:style-name="ce21" office:value-type="string">
            <text:p>回避5%↑</text:p>
          </table:table-cell>
          <table:table-cell table:style-name="ce21"/>
          <table:table-cell table:style-name="ce2" office:value-type="string">
            <text:p><text:a xlink:href="http://www14.atwiki.jp/tamakagura/pages/26.html">ちびこいし</text:a></text:p>
          </table:table-cell>
          <table:table-cell table:number-columns-repeated="8"/>
          <table:table-cell table:style-name="ce2" office:value-type="string">
            <text:p><text:a xlink:href="http://www14.atwiki.jp/tamakagura/pages/26.html">ちびこいし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table:number-columns-repeated="4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15"/>
          <table:table-cell table:style-name="ce2" office:value-type="string">
            <text:p><text:a xlink:href="http://www14.atwiki.jp/tamakagura/pages/26.html">ちびこいし</text:a></text:p>
          </table:table-cell>
          <table:table-cell table:formula="of:=[.BB86]+[.BC86]" office:value-type="float" office:value="115940">
            <text:p>115940</text:p>
          </table:table-cell>
          <table:table-cell table:formula="of:=([.C86]*2+64+130)*([.E86]*2+25)" office:value-type="float" office:value="54230">
            <text:p>54230</text:p>
          </table:table-cell>
          <table:table-cell table:formula="of:=([.C86]*2+64+130)*([.G86]*2+25)" office:value-type="float" office:value="61710">
            <text:p>61710</text:p>
          </table:table-cell>
          <table:table-cell table:formula="of:=([.D86]*2+89)*([.H86]*2+89)" office:value-type="float" office:value="34121">
            <text:p>34121</text:p>
          </table:table-cell>
          <table:table-cell table:formula="of:=([.F86]*2+89)*([.H86]*2+89)" office:value-type="float" office:value="66181">
            <text:p>66181</text:p>
          </table:table-cell>
          <table:table-cell table:formula="of:=[.BA86]*(MAX([.D86]; [.F86])*2+89)" office:value-type="float" office:value="33506660">
            <text:p>33506660</text:p>
          </table:table-cell>
          <table:table-cell table:style-name="ce2" office:value-type="string">
            <text:p><text:a xlink:href="http://www14.atwiki.jp/tamakagura/pages/26.html">ちびこいし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26.html">ちびこいし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86">
            <text:p>86</text:p>
          </table:table-cell>
          <table:table-cell table:style-name="ce2" office:value-type="string">
            <text:p><text:a xlink:href="http://www14.atwiki.jp/tamakagura/pages/26.html">Nこいし</text:a>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75">
            <text:p>75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table:formula="of:=SUM([.C87:.H87])" office:value-type="float" office:value="560">
            <text:p>56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87]-[.N87]" office:value-type="float" office:value="485">
            <text:p>485</text:p>
          </table:table-cell>
          <table:table-cell table:formula="of:=MIN([.D87]; [.F87])" office:value-type="float" office:value="75">
            <text:p>75</text:p>
          </table:table-cell>
          <table:table-cell table:style-name="ce21" office:value-type="string">
            <text:p>回避5%↑</text:p>
          </table:table-cell>
          <table:table-cell table:style-name="ce21" office:value-type="string">
            <text:p>攻撃時5%怯み</text:p>
          </table:table-cell>
          <table:table-cell table:style-name="ce2" office:value-type="string">
            <text:p><text:a xlink:href="http://www14.atwiki.jp/tamakagura/pages/26.html">Nこいし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6.html">Nこいし</text:a>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table:number-columns-repeated="2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6.html">Nこいし</text:a></text:p>
          </table:table-cell>
          <table:table-cell table:formula="of:=[.BB87]+[.BC87]" office:value-type="float" office:value="165600">
            <text:p>165600</text:p>
          </table:table-cell>
          <table:table-cell table:formula="of:=([.C87]*2+64+130)*([.E87]*2+25)" office:value-type="float" office:value="72450">
            <text:p>72450</text:p>
          </table:table-cell>
          <table:table-cell table:formula="of:=([.C87]*2+64+130)*([.G87]*2+25)" office:value-type="float" office:value="93150">
            <text:p>93150</text:p>
          </table:table-cell>
          <table:table-cell table:formula="of:=([.D87]*2+89)*([.H87]*2+89)" office:value-type="float" office:value="61901">
            <text:p>61901</text:p>
          </table:table-cell>
          <table:table-cell table:formula="of:=([.F87]*2+89)*([.H87]*2+89)" office:value-type="float" office:value="82621">
            <text:p>82621</text:p>
          </table:table-cell>
          <table:table-cell table:formula="of:=[.BA87]*(MAX([.D87]; [.F87])*2+89)" office:value-type="float" office:value="52826400">
            <text:p>52826400</text:p>
          </table:table-cell>
          <table:table-cell table:style-name="ce2" office:value-type="string">
            <text:p><text:a xlink:href="http://www14.atwiki.jp/tamakagura/pages/26.html">Nこいし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26.html">Nこいし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87">
            <text:p>87</text:p>
          </table:table-cell>
          <table:table-cell table:style-name="ce2" office:value-type="string">
            <text:p><text:a xlink:href="http://www14.atwiki.jp/tamakagura/pages/26.html">Tこいし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table:formula="of:=SUM([.C88:.H88])" office:value-type="float" office:value="560">
            <text:p>56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13" table:formula="of:=[.I88]-[.N88]" office:value-type="float" office:value="510">
            <text:p>510</text:p>
          </table:table-cell>
          <table:table-cell table:formula="of:=MIN([.D88]; [.F88])" office:value-type="float" office:value="50">
            <text:p>50</text:p>
          </table:table-cell>
          <table:table-cell table:style-name="ce21" office:value-type="string">
            <text:p>回避5%↑</text:p>
          </table:table-cell>
          <table:table-cell table:style-name="ce21" office:value-type="string">
            <text:p>攻撃時5%怯み</text:p>
          </table:table-cell>
          <table:table-cell table:style-name="ce2" office:value-type="string">
            <text:p><text:a xlink:href="http://www14.atwiki.jp/tamakagura/pages/26.html">Tこいし</text:a></text:p>
          </table:table-cell>
          <table:table-cell table:number-columns-repeated="8"/>
          <table:table-cell table:style-name="ce2" office:value-type="string">
            <text:p><text:a xlink:href="http://www14.atwiki.jp/tamakagura/pages/26.html">Tこいし</text:a>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table:number-columns-repeated="2"/>
          <table:table-cell table:number-columns-repeated="2"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6.html">Tこいし</text:a></text:p>
          </table:table-cell>
          <table:table-cell table:formula="of:=[.BB88]+[.BC88]" office:value-type="float" office:value="186300">
            <text:p>186300</text:p>
          </table:table-cell>
          <table:table-cell table:style-name="ce25" table:formula="of:=([.C88]*2+64+130)*([.E88]*2+25)" office:value-type="float" office:value="84870">
            <text:p>84870</text:p>
          </table:table-cell>
          <table:table-cell table:style-name="ce26" table:formula="of:=([.C88]*2+64+130)*([.G88]*2+25)" office:value-type="float" office:value="101430">
            <text:p>101430</text:p>
          </table:table-cell>
          <table:table-cell table:formula="of:=([.D88]*2+89)*([.H88]*2+89)" office:value-type="float" office:value="50841">
            <text:p>50841</text:p>
          </table:table-cell>
          <table:table-cell table:formula="of:=([.F88]*2+89)*([.H88]*2+89)" office:value-type="float" office:value="83121">
            <text:p>83121</text:p>
          </table:table-cell>
          <table:table-cell table:formula="of:=[.BA88]*(MAX([.D88]; [.F88])*2+89)" office:value-type="float" office:value="57566700">
            <text:p>57566700</text:p>
          </table:table-cell>
          <table:table-cell table:style-name="ce2" office:value-type="string">
            <text:p><text:a xlink:href="http://www14.atwiki.jp/tamakagura/pages/26.html">Tこいし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26.html">Tこいし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88">
            <text:p>88</text:p>
          </table:table-cell>
          <table:table-cell table:style-name="ce2" office:value-type="string">
            <text:p><text:a xlink:href="http://www14.atwiki.jp/tamakagura/pages/26.html">Sこいし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table:formula="of:=SUM([.C89:.H89])" office:value-type="float" office:value="560">
            <text:p>56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89]-[.N89]" office:value-type="float" office:value="490">
            <text:p>490</text:p>
          </table:table-cell>
          <table:table-cell table:formula="of:=MIN([.D89]; [.F89])" office:value-type="float" office:value="70">
            <text:p>70</text:p>
          </table:table-cell>
          <table:table-cell table:style-name="ce21" office:value-type="string">
            <text:p>回避5%↑</text:p>
          </table:table-cell>
          <table:table-cell table:style-name="ce21" office:value-type="string">
            <text:p>攻撃時5%怯み</text:p>
          </table:table-cell>
          <table:table-cell table:style-name="ce2" office:value-type="string">
            <text:p><text:a xlink:href="http://www14.atwiki.jp/tamakagura/pages/26.html">Sこいし</text:a></text:p>
          </table:table-cell>
          <table:table-cell table:number-columns-repeated="8"/>
          <table:table-cell table:style-name="ce2" office:value-type="string">
            <text:p><text:a xlink:href="http://www14.atwiki.jp/tamakagura/pages/26.html">Sこいし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table:number-columns-repeated="4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15"/>
          <table:table-cell table:style-name="ce2" office:value-type="string">
            <text:p><text:a xlink:href="http://www14.atwiki.jp/tamakagura/pages/26.html">Sこいし</text:a></text:p>
          </table:table-cell>
          <table:table-cell table:formula="of:=[.BB89]+[.BC89]" office:value-type="float" office:value="153520">
            <text:p>153520</text:p>
          </table:table-cell>
          <table:table-cell table:formula="of:=([.C89]*2+64+130)*([.E89]*2+25)" office:value-type="float" office:value="70700">
            <text:p>70700</text:p>
          </table:table-cell>
          <table:table-cell table:formula="of:=([.C89]*2+64+130)*([.G89]*2+25)" office:value-type="float" office:value="82820">
            <text:p>82820</text:p>
          </table:table-cell>
          <table:table-cell table:formula="of:=([.D89]*2+89)*([.H89]*2+89)" office:value-type="float" office:value="66181">
            <text:p>66181</text:p>
          </table:table-cell>
          <table:table-cell table:style-name="ce26" table:formula="of:=([.F89]*2+89)*([.H89]*2+89)" office:value-type="float" office:value="95081">
            <text:p>95081</text:p>
          </table:table-cell>
          <table:table-cell table:formula="of:=[.BA89]*(MAX([.D89]; [.F89])*2+89)" office:value-type="float" office:value="50508080">
            <text:p>50508080</text:p>
          </table:table-cell>
          <table:table-cell table:style-name="ce2" office:value-type="string">
            <text:p><text:a xlink:href="http://www14.atwiki.jp/tamakagura/pages/26.html">Sこいし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6.html">Sこいし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89">
            <text:p>89</text:p>
          </table:table-cell>
          <table:table-cell table:style-name="ce2" office:value-type="string">
            <text:p><text:a xlink:href="http://www14.atwiki.jp/tamakagura/pages/30.html">ここがさ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5">
            <text:p>65</text:p>
          </table:table-cell>
          <table:table-cell table:style-name="ce2" table:formula="of:=SUM([.C90:.H90])" office:value-type="float" office:value="380">
            <text:p>38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90]-[.N90]" office:value-type="float" office:value="350">
            <text:p>350</text:p>
          </table:table-cell>
          <table:table-cell table:formula="of:=MIN([.D90]; [.F90])" office:value-type="float" office:value="30">
            <text:p>30</text:p>
          </table:table-cell>
          <table:table-cell table:style-name="ce21" office:value-type="string">
            <text:p>攻撃時5%怯み</text:p>
          </table:table-cell>
          <table:table-cell table:style-name="ce21"/>
          <table:table-cell table:style-name="ce2" office:value-type="string">
            <text:p><text:a xlink:href="http://www14.atwiki.jp/tamakagura/pages/30.html">ここがさ</text:a></text:p>
          </table:table-cell>
          <table:table-cell table:number-columns-repeated="8"/>
          <table:table-cell table:style-name="ce2" office:value-type="string">
            <text:p><text:a xlink:href="http://www14.atwiki.jp/tamakagura/pages/30.html">ここがさ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30.html">ここがさ</text:a></text:p>
          </table:table-cell>
          <table:table-cell table:formula="of:=[.BB90]+[.BC90]" office:value-type="float" office:value="104720">
            <text:p>104720</text:p>
          </table:table-cell>
          <table:table-cell table:formula="of:=([.C90]*2+64+130)*([.E90]*2+25)" office:value-type="float" office:value="50490">
            <text:p>50490</text:p>
          </table:table-cell>
          <table:table-cell table:formula="of:=([.C90]*2+64+130)*([.G90]*2+25)" office:value-type="float" office:value="54230">
            <text:p>54230</text:p>
          </table:table-cell>
          <table:table-cell table:formula="of:=([.D90]*2+89)*([.H90]*2+89)" office:value-type="float" office:value="32631">
            <text:p>32631</text:p>
          </table:table-cell>
          <table:table-cell table:formula="of:=([.F90]*2+89)*([.H90]*2+89)" office:value-type="float" office:value="54531">
            <text:p>54531</text:p>
          </table:table-cell>
          <table:table-cell table:formula="of:=[.BA90]*(MAX([.D90]; [.F90])*2+89)" office:value-type="float" office:value="26075280">
            <text:p>26075280</text:p>
          </table:table-cell>
          <table:table-cell table:style-name="ce2" office:value-type="string">
            <text:p><text:a xlink:href="http://www14.atwiki.jp/tamakagura/pages/30.html">ここがさ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30.html">ここがさ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90">
            <text:p>90</text:p>
          </table:table-cell>
          <table:table-cell table:style-name="ce2" office:value-type="string">
            <text:p><text:a xlink:href="http://www14.atwiki.jp/tamakagura/pages/30.html">N小傘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91:.H91])" office:value-type="float" office:value="530">
            <text:p>53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91]-[.N91]" office:value-type="float" office:value="480">
            <text:p>480</text:p>
          </table:table-cell>
          <table:table-cell table:formula="of:=MIN([.D91]; [.F91])" office:value-type="float" office:value="50">
            <text:p>50</text:p>
          </table:table-cell>
          <table:table-cell table:style-name="ce21" office:value-type="string">
            <text:p>攻撃時5%怯み</text:p>
          </table:table-cell>
          <table:table-cell table:style-name="ce21" office:value-type="string">
            <text:p>敵怯み時VP回復</text:p>
          </table:table-cell>
          <table:table-cell table:style-name="ce2" office:value-type="string">
            <text:p><text:a xlink:href="http://www14.atwiki.jp/tamakagura/pages/30.html">N小傘</text:a></text:p>
          </table:table-cell>
          <table:table-cell table:number-columns-repeated="2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30.html">N小傘</text:a>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30.html">N小傘</text:a></text:p>
          </table:table-cell>
          <table:table-cell table:formula="of:=[.BB91]+[.BC91]" office:value-type="float" office:value="173600">
            <text:p>173600</text:p>
          </table:table-cell>
          <table:table-cell table:style-name="ce25" table:formula="of:=([.C91]*2+64+130)*([.E91]*2+25)" office:value-type="float" office:value="84630">
            <text:p>84630</text:p>
          </table:table-cell>
          <table:table-cell table:formula="of:=([.C91]*2+64+130)*([.G91]*2+25)" office:value-type="float" office:value="88970">
            <text:p>88970</text:p>
          </table:table-cell>
          <table:table-cell table:formula="of:=([.D91]*2+89)*([.H91]*2+89)" office:value-type="float" office:value="47061">
            <text:p>47061</text:p>
          </table:table-cell>
          <table:table-cell table:formula="of:=([.F91]*2+89)*([.H91]*2+89)" office:value-type="float" office:value="74451">
            <text:p>74451</text:p>
          </table:table-cell>
          <table:table-cell table:formula="of:=[.BA91]*(MAX([.D91]; [.F91])*2+89)" office:value-type="float" office:value="51906400">
            <text:p>51906400</text:p>
          </table:table-cell>
          <table:table-cell table:style-name="ce2" office:value-type="string">
            <text:p><text:a xlink:href="http://www14.atwiki.jp/tamakagura/pages/30.html">N小傘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30.html">N小傘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91">
            <text:p>91</text:p>
          </table:table-cell>
          <table:table-cell table:style-name="ce2" office:value-type="string">
            <text:p><text:a xlink:href="http://www14.atwiki.jp/tamakagura/pages/30.html">A小傘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table:formula="of:=SUM([.C92:.H92])" office:value-type="float" office:value="530">
            <text:p>53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92]-[.N92]" office:value-type="float" office:value="490">
            <text:p>490</text:p>
          </table:table-cell>
          <table:table-cell table:formula="of:=MIN([.D92]; [.F92])" office:value-type="float" office:value="40">
            <text:p>40</text:p>
          </table:table-cell>
          <table:table-cell table:style-name="ce21" office:value-type="string">
            <text:p>攻撃時5%怯み</text:p>
          </table:table-cell>
          <table:table-cell table:style-name="ce21" office:value-type="string">
            <text:p>敵怯み時VP回復</text:p>
          </table:table-cell>
          <table:table-cell table:style-name="ce2" office:value-type="string">
            <text:p><text:a xlink:href="http://www14.atwiki.jp/tamakagura/pages/30.html">A小傘</text:a></text:p>
          </table:table-cell>
          <table:table-cell table:number-columns-repeated="8"/>
          <table:table-cell table:style-name="ce2" office:value-type="string">
            <text:p><text:a xlink:href="http://www14.atwiki.jp/tamakagura/pages/30.html">A小傘</text:a>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霊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30.html">A小傘</text:a></text:p>
          </table:table-cell>
          <table:table-cell table:formula="of:=[.BB92]+[.BC92]" office:value-type="float" office:value="165640">
            <text:p>165640</text:p>
          </table:table-cell>
          <table:table-cell table:formula="of:=([.C92]*2+64+130)*([.E92]*2+25)" office:value-type="float" office:value="74740">
            <text:p>74740</text:p>
          </table:table-cell>
          <table:table-cell table:formula="of:=([.C92]*2+64+130)*([.G92]*2+25)" office:value-type="float" office:value="90900">
            <text:p>90900</text:p>
          </table:table-cell>
          <table:table-cell table:formula="of:=([.D92]*2+89)*([.H92]*2+89)" office:value-type="float" office:value="43771">
            <text:p>43771</text:p>
          </table:table-cell>
          <table:table-cell table:formula="of:=([.F92]*2+89)*([.H92]*2+89)" office:value-type="float" office:value="85211">
            <text:p>85211</text:p>
          </table:table-cell>
          <table:table-cell table:formula="of:=[.BA92]*(MAX([.D92]; [.F92])*2+89)" office:value-type="float" office:value="54495560">
            <text:p>54495560</text:p>
          </table:table-cell>
          <table:table-cell table:style-name="ce2" office:value-type="string">
            <text:p><text:a xlink:href="http://www14.atwiki.jp/tamakagura/pages/30.html">A小傘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30.html">A小傘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92">
            <text:p>92</text:p>
          </table:table-cell>
          <table:table-cell table:style-name="ce2" office:value-type="string">
            <text:p><text:a xlink:href="http://www14.atwiki.jp/tamakagura/pages/30.html">S小傘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table:formula="of:=SUM([.C93:.H93])" office:value-type="float" office:value="530">
            <text:p>53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93]-[.N93]" office:value-type="float" office:value="480">
            <text:p>480</text:p>
          </table:table-cell>
          <table:table-cell table:formula="of:=MIN([.D93]; [.F93])" office:value-type="float" office:value="50">
            <text:p>50</text:p>
          </table:table-cell>
          <table:table-cell table:style-name="ce21" office:value-type="string">
            <text:p>攻撃時5%怯み</text:p>
          </table:table-cell>
          <table:table-cell table:style-name="ce21" office:value-type="string">
            <text:p>敵怯み時VP回復</text:p>
          </table:table-cell>
          <table:table-cell table:style-name="ce2" office:value-type="string">
            <text:p><text:a xlink:href="http://www14.atwiki.jp/tamakagura/pages/30.html">S小傘</text:a></text:p>
          </table:table-cell>
          <table:table-cell table:number-columns-repeated="8"/>
          <table:table-cell table:style-name="ce2" office:value-type="string">
            <text:p><text:a xlink:href="http://www14.atwiki.jp/tamakagura/pages/30.html">S小傘</text:a>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table:number-columns-repeated="5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30.html">S小傘</text:a></text:p>
          </table:table-cell>
          <table:table-cell table:formula="of:=[.BB93]+[.BC93]" office:value-type="float" office:value="161460">
            <text:p>161460</text:p>
          </table:table-cell>
          <table:table-cell table:formula="of:=([.C93]*2+64+130)*([.E93]*2+25)" office:value-type="float" office:value="76590">
            <text:p>76590</text:p>
          </table:table-cell>
          <table:table-cell table:formula="of:=([.C93]*2+64+130)*([.G93]*2+25)" office:value-type="float" office:value="84870">
            <text:p>84870</text:p>
          </table:table-cell>
          <table:table-cell table:formula="of:=([.D93]*2+89)*([.H93]*2+89)" office:value-type="float" office:value="56511">
            <text:p>56511</text:p>
          </table:table-cell>
          <table:table-cell table:formula="of:=([.F93]*2+89)*([.H93]*2+89)" office:value-type="float" office:value="83421">
            <text:p>83421</text:p>
          </table:table-cell>
          <table:table-cell table:formula="of:=[.BA93]*(MAX([.D93]; [.F93])*2+89)" office:value-type="float" office:value="45047340">
            <text:p>45047340</text:p>
          </table:table-cell>
          <table:table-cell table:style-name="ce2" office:value-type="string">
            <text:p><text:a xlink:href="http://www14.atwiki.jp/tamakagura/pages/30.html">S小傘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30.html">S小傘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93">
            <text:p>93</text:p>
          </table:table-cell>
          <table:table-cell table:style-name="ce2" office:value-type="string">
            <text:p><text:a xlink:href="http://www14.atwiki.jp/tamakagura/pages/174.html">ちびことひめ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0">
            <text:p>50</text:p>
          </table:table-cell>
          <table:table-cell table:style-name="ce2" table:formula="of:=SUM([.C94:.H94])" office:value-type="float" office:value="380">
            <text:p>38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94]-[.N94]" office:value-type="float" office:value="360">
            <text:p>360</text:p>
          </table:table-cell>
          <table:table-cell table:formula="of:=MIN([.D94]; [.F94])" office:value-type="float" office:value="20">
            <text:p>20</text:p>
          </table:table-cell>
          <table:table-cell table:style-name="ce21" office:value-type="string">
            <text:p>被弾時気合↑↑</text:p>
          </table:table-cell>
          <table:table-cell table:style-name="ce21"/>
          <table:table-cell table:style-name="ce2" office:value-type="string">
            <text:p><text:a xlink:href="http://www14.atwiki.jp/tamakagura/pages/174.html">ちびことひめ</text:a></text:p>
          </table:table-cell>
          <table:table-cell table:number-columns-repeated="8"/>
          <table:table-cell table:style-name="ce2" office:value-type="string">
            <text:p><text:a xlink:href="http://www14.atwiki.jp/tamakagura/pages/174.html">ちびことひめ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74.html">ちびことひめ</text:a></text:p>
          </table:table-cell>
          <table:table-cell table:formula="of:=[.BB94]+[.BC94]" office:value-type="float" office:value="115940">
            <text:p>115940</text:p>
          </table:table-cell>
          <table:table-cell table:formula="of:=([.C94]*2+64+130)*([.E94]*2+25)" office:value-type="float" office:value="54230">
            <text:p>54230</text:p>
          </table:table-cell>
          <table:table-cell table:formula="of:=([.C94]*2+64+130)*([.G94]*2+25)" office:value-type="float" office:value="61710">
            <text:p>61710</text:p>
          </table:table-cell>
          <table:table-cell table:formula="of:=([.D94]*2+89)*([.H94]*2+89)" office:value-type="float" office:value="24381">
            <text:p>24381</text:p>
          </table:table-cell>
          <table:table-cell table:formula="of:=([.F94]*2+89)*([.H94]*2+89)" office:value-type="float" office:value="50841">
            <text:p>50841</text:p>
          </table:table-cell>
          <table:table-cell table:formula="of:=[.BA94]*(MAX([.D94]; [.F94])*2+89)" office:value-type="float" office:value="31187860">
            <text:p>31187860</text:p>
          </table:table-cell>
          <table:table-cell table:style-name="ce2" office:value-type="string">
            <text:p><text:a xlink:href="http://www14.atwiki.jp/tamakagura/pages/174.html">ちびことひめ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74.html">ちびことひめ</text:a></text:p>
          </table:table-cell>
          <table:table-cell office:value-type="string">
            <text:p>赤</text:p>
          </table:table-cell>
        </table:table-row>
        <table:table-row table:style-name="ro5">
          <table:table-cell office:value-type="float" office:value="94">
            <text:p>94</text:p>
          </table:table-cell>
          <table:table-cell table:style-name="ce2" office:value-type="string">
            <text:p><text:a xlink:href="http://www14.atwiki.jp/tamakagura/pages/174.html">N小兎姫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table:formula="of:=SUM([.C95:.H95])" office:value-type="float" office:value="530">
            <text:p>53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95]-[.N95]" office:value-type="float" office:value="490">
            <text:p>490</text:p>
          </table:table-cell>
          <table:table-cell table:formula="of:=MIN([.D95]; [.F95])" office:value-type="float" office:value="40">
            <text:p>40</text:p>
          </table:table-cell>
          <table:table-cell table:style-name="ce21" office:value-type="string">
            <text:p>被弾時気合↑↑</text:p>
          </table:table-cell>
          <table:table-cell table:style-name="ce21" office:value-type="string">
            <text:p>霊無効無視</text:p>
          </table:table-cell>
          <table:table-cell table:style-name="ce2" office:value-type="string">
            <text:p><text:a xlink:href="http://www14.atwiki.jp/tamakagura/pages/174.html">N小兎姫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74.html">N小兎姫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74.html">N小兎姫</text:a></text:p>
          </table:table-cell>
          <table:table-cell table:formula="of:=[.BB95]+[.BC95]" office:value-type="float" office:value="182040">
            <text:p>182040</text:p>
          </table:table-cell>
          <table:table-cell table:style-name="ce25" table:formula="of:=([.C95]*2+64+130)*([.E95]*2+25)" office:value-type="float" office:value="82140">
            <text:p>82140</text:p>
          </table:table-cell>
          <table:table-cell table:formula="of:=([.C95]*2+64+130)*([.G95]*2+25)" office:value-type="float" office:value="99900">
            <text:p>99900</text:p>
          </table:table-cell>
          <table:table-cell table:formula="of:=([.D95]*2+89)*([.H95]*2+89)" office:value-type="float" office:value="35321">
            <text:p>35321</text:p>
          </table:table-cell>
          <table:table-cell table:formula="of:=([.F95]*2+89)*([.H95]*2+89)" office:value-type="float" office:value="70851">
            <text:p>70851</text:p>
          </table:table-cell>
          <table:table-cell table:style-name="ce26" table:formula="of:=[.BA95]*(MAX([.D95]; [.F95])*2+89)" office:value-type="float" office:value="61711560">
            <text:p>61711560</text:p>
          </table:table-cell>
          <table:table-cell table:style-name="ce2" office:value-type="string">
            <text:p><text:a xlink:href="http://www14.atwiki.jp/tamakagura/pages/174.html">N小兎姫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174.html">N小兎姫</text:a></text:p>
          </table:table-cell>
          <table:table-cell office:value-type="string">
            <text:p>赤</text:p>
          </table:table-cell>
        </table:table-row>
        <table:table-row table:style-name="ro5">
          <table:table-cell office:value-type="float" office:value="95">
            <text:p>95</text:p>
          </table:table-cell>
          <table:table-cell table:style-name="ce2" office:value-type="string">
            <text:p><text:a xlink:href="http://www14.atwiki.jp/tamakagura/pages/175.html">ちびこまち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table:formula="of:=SUM([.C96:.H96])" office:value-type="float" office:value="400">
            <text:p>40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96]-[.N96]" office:value-type="float" office:value="340">
            <text:p>340</text:p>
          </table:table-cell>
          <table:table-cell table:formula="of:=MIN([.D96]; [.F96])" office:value-type="float" office:value="60">
            <text:p>60</text:p>
          </table:table-cell>
          <table:table-cell table:style-name="ce21" office:value-type="string">
            <text:p>敵消費VP20%増</text:p>
          </table:table-cell>
          <table:table-cell table:style-name="ce21"/>
          <table:table-cell table:style-name="ce2" office:value-type="string">
            <text:p><text:a xlink:href="http://www14.atwiki.jp/tamakagura/pages/175.html">ちびこまち</text:a></text:p>
          </table:table-cell>
          <table:table-cell table:number-columns-repeated="8"/>
          <table:table-cell table:style-name="ce2" office:value-type="string">
            <text:p><text:a xlink:href="http://www14.atwiki.jp/tamakagura/pages/175.html">ちびこまち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75.html">ちびこまち</text:a></text:p>
          </table:table-cell>
          <table:table-cell table:formula="of:=[.BB96]+[.BC96]" office:value-type="float" office:value="109740">
            <text:p>109740</text:p>
          </table:table-cell>
          <table:table-cell table:formula="of:=([.C96]*2+64+130)*([.E96]*2+25)" office:value-type="float" office:value="54870">
            <text:p>54870</text:p>
          </table:table-cell>
          <table:table-cell table:formula="of:=([.C96]*2+64+130)*([.G96]*2+25)" office:value-type="float" office:value="54870">
            <text:p>54870</text:p>
          </table:table-cell>
          <table:table-cell table:formula="of:=([.D96]*2+89)*([.H96]*2+89)" office:value-type="float" office:value="39501">
            <text:p>39501</text:p>
          </table:table-cell>
          <table:table-cell table:formula="of:=([.F96]*2+89)*([.H96]*2+89)" office:value-type="float" office:value="47061">
            <text:p>47061</text:p>
          </table:table-cell>
          <table:table-cell table:formula="of:=[.BA96]*(MAX([.D96]; [.F96])*2+89)" office:value-type="float" office:value="27325260">
            <text:p>27325260</text:p>
          </table:table-cell>
          <table:table-cell table:style-name="ce2" office:value-type="string">
            <text:p><text:a xlink:href="http://www14.atwiki.jp/tamakagura/pages/175.html">ちびこまち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75.html">ちびこまち</text:a></text:p>
          </table:table-cell>
          <table:table-cell office:value-type="string">
            <text:p>赤</text:p>
          </table:table-cell>
        </table:table-row>
        <table:table-row table:style-name="ro5">
          <table:table-cell office:value-type="float" office:value="96">
            <text:p>96</text:p>
          </table:table-cell>
          <table:table-cell table:style-name="ce2" office:value-type="string">
            <text:p><text:a xlink:href="http://www14.atwiki.jp/tamakagura/pages/175.html">S小町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table:formula="of:=SUM([.C97:.H97])" office:value-type="float" office:value="545">
            <text:p>545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97]-[.N97]" office:value-type="float" office:value="455">
            <text:p>455</text:p>
          </table:table-cell>
          <table:table-cell table:formula="of:=MIN([.D97]; [.F97])" office:value-type="float" office:value="90">
            <text:p>90</text:p>
          </table:table-cell>
          <table:table-cell table:style-name="ce21" office:value-type="string">
            <text:p>敵消費VP20%増</text:p>
          </table:table-cell>
          <table:table-cell table:style-name="ce21" office:value-type="string">
            <text:p>25%先攻</text:p>
          </table:table-cell>
          <table:table-cell table:style-name="ce2" office:value-type="string">
            <text:p><text:a xlink:href="http://www14.atwiki.jp/tamakagura/pages/175.html">S小町</text:a></text:p>
          </table:table-cell>
          <table:table-cell table:number-columns-repeated="8"/>
          <table:table-cell table:style-name="ce2" office:value-type="string">
            <text:p><text:a xlink:href="http://www14.atwiki.jp/tamakagura/pages/175.html">S小町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number-columns-repeated="2" office:value-type="string">
            <text:p>○</text:p>
          </table:table-cell>
          <table:table-cell table:style-name="ce2" office:value-type="string">
            <text:p><text:a xlink:href="http://www14.atwiki.jp/tamakagura/pages/175.html">S小町</text:a></text:p>
          </table:table-cell>
          <table:table-cell table:formula="of:=[.BB97]+[.BC97]" office:value-type="float" office:value="145440">
            <text:p>145440</text:p>
          </table:table-cell>
          <table:table-cell table:formula="of:=([.C97]*2+64+130)*([.E97]*2+25)" office:value-type="float" office:value="66660">
            <text:p>66660</text:p>
          </table:table-cell>
          <table:table-cell table:formula="of:=([.C97]*2+64+130)*([.G97]*2+25)" office:value-type="float" office:value="78780">
            <text:p>78780</text:p>
          </table:table-cell>
          <table:table-cell table:formula="of:=([.D97]*2+89)*([.H97]*2+89)" office:value-type="float" office:value="80431">
            <text:p>80431</text:p>
          </table:table-cell>
          <table:table-cell table:formula="of:=([.F97]*2+89)*([.H97]*2+89)" office:value-type="float" office:value="80431">
            <text:p>80431</text:p>
          </table:table-cell>
          <table:table-cell table:formula="of:=[.BA97]*(MAX([.D97]; [.F97])*2+89)" office:value-type="float" office:value="39123360">
            <text:p>39123360</text:p>
          </table:table-cell>
          <table:table-cell table:style-name="ce2" office:value-type="string">
            <text:p><text:a xlink:href="http://www14.atwiki.jp/tamakagura/pages/175.html">S小町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75.html">S小町</text:a></text:p>
          </table:table-cell>
          <table:table-cell office:value-type="string">
            <text:p>赤</text:p>
          </table:table-cell>
        </table:table-row>
        <table:table-row table:style-name="ro5">
          <table:table-cell office:value-type="float" office:value="97">
            <text:p>97</text:p>
          </table:table-cell>
          <table:table-cell table:style-name="ce2" office:value-type="string">
            <text:p><text:a xlink:href="http://www14.atwiki.jp/tamakagura/pages/175.html">H小町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98:.H98])" office:value-type="float" office:value="545">
            <text:p>545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98]-[.N98]" office:value-type="float" office:value="485">
            <text:p>485</text:p>
          </table:table-cell>
          <table:table-cell table:formula="of:=MIN([.D98]; [.F98])" office:value-type="float" office:value="60">
            <text:p>60</text:p>
          </table:table-cell>
          <table:table-cell table:style-name="ce21" office:value-type="string">
            <text:p>敵消費VP20%増</text:p>
          </table:table-cell>
          <table:table-cell table:style-name="ce21" office:value-type="string">
            <text:p>25%先攻</text:p>
          </table:table-cell>
          <table:table-cell table:style-name="ce2" office:value-type="string">
            <text:p><text:a xlink:href="http://www14.atwiki.jp/tamakagura/pages/175.html">H小町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75.html">H小町</text:a>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10"/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75.html">H小町</text:a></text:p>
          </table:table-cell>
          <table:table-cell table:formula="of:=[.BB98]+[.BC98]" office:value-type="float" office:value="173600">
            <text:p>173600</text:p>
          </table:table-cell>
          <table:table-cell table:formula="of:=([.C98]*2+64+130)*([.E98]*2+25)" office:value-type="float" office:value="84630">
            <text:p>84630</text:p>
          </table:table-cell>
          <table:table-cell table:formula="of:=([.C98]*2+64+130)*([.G98]*2+25)" office:value-type="float" office:value="88970">
            <text:p>88970</text:p>
          </table:table-cell>
          <table:table-cell table:formula="of:=([.D98]*2+89)*([.H98]*2+89)" office:value-type="float" office:value="52041">
            <text:p>52041</text:p>
          </table:table-cell>
          <table:table-cell table:formula="of:=([.F98]*2+89)*([.H98]*2+89)" office:value-type="float" office:value="76941">
            <text:p>76941</text:p>
          </table:table-cell>
          <table:table-cell table:formula="of:=[.BA98]*(MAX([.D98]; [.F98])*2+89)" office:value-type="float" office:value="53642400">
            <text:p>53642400</text:p>
          </table:table-cell>
          <table:table-cell table:style-name="ce2" office:value-type="string">
            <text:p><text:a xlink:href="http://www14.atwiki.jp/tamakagura/pages/175.html">H小町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75.html">H小町</text:a></text:p>
          </table:table-cell>
          <table:table-cell office:value-type="string">
            <text:p>赤</text:p>
          </table:table-cell>
        </table:table-row>
        <table:table-row table:style-name="ro5">
          <table:table-cell office:value-type="float" office:value="98">
            <text:p>98</text:p>
          </table:table-cell>
          <table:table-cell table:style-name="ce2" office:value-type="string">
            <text:p><text:a xlink:href="http://www14.atwiki.jp/tamakagura/pages/175.html">D小町</text:a></text:p>
          </table:table-cell>
          <table:table-cell table:style-name="ce2" office:value-type="float" office:value="110">
            <text:p>110</text:p>
          </table:table-cell>
          <table:table-cell table:number-columns-repeated="3"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table:formula="of:=SUM([.C99:.H99])" office:value-type="float" office:value="545">
            <text:p>545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99]-[.N99]" office:value-type="float" office:value="455">
            <text:p>455</text:p>
          </table:table-cell>
          <table:table-cell table:formula="of:=MIN([.D99]; [.F99])" office:value-type="float" office:value="90">
            <text:p>90</text:p>
          </table:table-cell>
          <table:table-cell table:style-name="ce21" office:value-type="string">
            <text:p>敵消費VP20%増</text:p>
          </table:table-cell>
          <table:table-cell table:style-name="ce21" office:value-type="string">
            <text:p>25%先攻</text:p>
          </table:table-cell>
          <table:table-cell table:style-name="ce2" office:value-type="string">
            <text:p><text:a xlink:href="http://www14.atwiki.jp/tamakagura/pages/175.html">D小町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75.html">D小町</text:a>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75.html">D小町</text:a></text:p>
          </table:table-cell>
          <table:table-cell table:formula="of:=[.BB99]+[.BC99]" office:value-type="float" office:value="182160">
            <text:p>182160</text:p>
          </table:table-cell>
          <table:table-cell table:style-name="ce25" table:formula="of:=([.C99]*2+64+130)*([.E99]*2+25)" office:value-type="float" office:value="84870">
            <text:p>84870</text:p>
          </table:table-cell>
          <table:table-cell table:formula="of:=([.C99]*2+64+130)*([.G99]*2+25)" office:value-type="float" office:value="97290">
            <text:p>97290</text:p>
          </table:table-cell>
          <table:table-cell table:formula="of:=([.D99]*2+89)*([.H99]*2+89)" office:value-type="float" office:value="56221">
            <text:p>56221</text:p>
          </table:table-cell>
          <table:table-cell table:formula="of:=([.F99]*2+89)*([.H99]*2+89)" office:value-type="float" office:value="56221">
            <text:p>56221</text:p>
          </table:table-cell>
          <table:table-cell table:formula="of:=[.BA99]*(MAX([.D99]; [.F99])*2+89)" office:value-type="float" office:value="49001040">
            <text:p>49001040</text:p>
          </table:table-cell>
          <table:table-cell table:style-name="ce2" office:value-type="string">
            <text:p><text:a xlink:href="http://www14.atwiki.jp/tamakagura/pages/175.html">D小町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75.html">D小町</text:a></text:p>
          </table:table-cell>
          <table:table-cell office:value-type="string">
            <text:p>赤</text:p>
          </table:table-cell>
        </table:table-row>
        <table:table-row table:style-name="ro5">
          <table:table-cell office:value-type="float" office:value="99">
            <text:p>99</text:p>
          </table:table-cell>
          <table:table-cell table:style-name="ce2" office:value-type="string">
            <text:p><text:a xlink:href="http://www14.atwiki.jp/tamakagura/pages/179.html">Aゴリアテ</text:a></text:p>
          </table:table-cell>
          <table:table-cell table:style-name="ce2" office:value-type="float" office:value="125">
            <text:p>125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0">
            <text:p>40</text:p>
          </table:table-cell>
          <table:table-cell table:style-name="ce2" table:formula="of:=SUM([.C100:.H100])" office:value-type="float" office:value="560">
            <text:p>56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00]-[.N100]" office:value-type="float" office:value="485">
            <text:p>485</text:p>
          </table:table-cell>
          <table:table-cell table:formula="of:=MIN([.D100]; [.F100])" office:value-type="float" office:value="75">
            <text:p>75</text:p>
          </table:table-cell>
          <table:table-cell table:style-name="ce21" office:value-type="string">
            <text:p>25%敵命中↓</text:p>
          </table:table-cell>
          <table:table-cell table:style-name="ce21" office:value-type="string">
            <text:p>敵VP4%減少</text:p>
          </table:table-cell>
          <table:table-cell table:style-name="ce2" office:value-type="string">
            <text:p><text:a xlink:href="http://www14.atwiki.jp/tamakagura/pages/179.html">Aゴリアテ</text:a></text:p>
          </table:table-cell>
          <table:table-cell table:number-columns-repeated="8"/>
          <table:table-cell table:style-name="ce2" office:value-type="string">
            <text:p><text:a xlink:href="http://www14.atwiki.jp/tamakagura/pages/179.html">Aゴリアテ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0"/>
          <table:table-cell table:number-columns-repeated="2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79.html">Aゴリアテ</text:a></text:p>
          </table:table-cell>
          <table:table-cell table:formula="of:=[.BB100]+[.BC100]" office:value-type="float" office:value="182040">
            <text:p>182040</text:p>
          </table:table-cell>
          <table:table-cell table:formula="of:=([.C100]*2+64+130)*([.E100]*2+25)" office:value-type="float" office:value="99900">
            <text:p>99900</text:p>
          </table:table-cell>
          <table:table-cell table:formula="of:=([.C100]*2+64+130)*([.G100]*2+25)" office:value-type="float" office:value="82140">
            <text:p>82140</text:p>
          </table:table-cell>
          <table:table-cell table:formula="of:=([.D100]*2+89)*([.H100]*2+89)" office:value-type="float" office:value="62361">
            <text:p>62361</text:p>
          </table:table-cell>
          <table:table-cell table:formula="of:=([.F100]*2+89)*([.H100]*2+89)" office:value-type="float" office:value="40391">
            <text:p>40391</text:p>
          </table:table-cell>
          <table:table-cell table:style-name="ce26" table:formula="of:=[.BA100]*(MAX([.D100]; [.F100])*2+89)" office:value-type="float" office:value="67172760">
            <text:p>67172760</text:p>
          </table:table-cell>
          <table:table-cell table:style-name="ce2" office:value-type="string">
            <text:p><text:a xlink:href="http://www14.atwiki.jp/tamakagura/pages/179.html">Aゴリアテ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79.html">Aゴリアテ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100">
            <text:p>100</text:p>
          </table:table-cell>
          <table:table-cell table:style-name="ce2" office:value-type="string">
            <text:p><text:a xlink:href="http://www14.atwiki.jp/tamakagura/pages/181.html">ちびコンガラ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table:formula="of:=SUM([.C101:.H101])" office:value-type="float" office:value="450">
            <text:p>45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01]-[.N101]" office:value-type="float" office:value="410">
            <text:p>410</text:p>
          </table:table-cell>
          <table:table-cell table:formula="of:=MIN([.D101]; [.F101])" office:value-type="float" office:value="40">
            <text:p>40</text:p>
          </table:table-cell>
          <table:table-cell table:style-name="ce21" office:value-type="string">
            <text:p>睡眠無効</text:p>
          </table:table-cell>
          <table:table-cell table:style-name="ce21"/>
          <table:table-cell table:style-name="ce2" office:value-type="string">
            <text:p><text:a xlink:href="http://www14.atwiki.jp/tamakagura/pages/181.html">ちびコンガラ</text:a></text:p>
          </table:table-cell>
          <table:table-cell table:number-columns-repeated="8"/>
          <table:table-cell table:style-name="ce2" office:value-type="string">
            <text:p><text:a xlink:href="http://www14.atwiki.jp/tamakagura/pages/181.html">ちびコンガラ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神</text:p>
          </table:table-cell>
          <table:table-cell table:number-columns-repeated="16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81.html">ちびコンガラ</text:a></text:p>
          </table:table-cell>
          <table:table-cell table:formula="of:=[.BB101]+[.BC101]" office:value-type="float" office:value="138380">
            <text:p>138380</text:p>
          </table:table-cell>
          <table:table-cell table:formula="of:=([.C101]*2+64+130)*([.E101]*2+25)" office:value-type="float" office:value="65450">
            <text:p>65450</text:p>
          </table:table-cell>
          <table:table-cell table:formula="of:=([.C101]*2+64+130)*([.G101]*2+25)" office:value-type="float" office:value="72930">
            <text:p>72930</text:p>
          </table:table-cell>
          <table:table-cell table:formula="of:=([.D101]*2+89)*([.H101]*2+89)" office:value-type="float" office:value="60401">
            <text:p>60401</text:p>
          </table:table-cell>
          <table:table-cell table:formula="of:=([.F101]*2+89)*([.H101]*2+89)" office:value-type="float" office:value="35321">
            <text:p>35321</text:p>
          </table:table-cell>
          <table:table-cell table:formula="of:=[.BA101]*(MAX([.D101]; [.F101])*2+89)" office:value-type="float" office:value="39991820">
            <text:p>39991820</text:p>
          </table:table-cell>
          <table:table-cell table:style-name="ce2" office:value-type="string">
            <text:p><text:a xlink:href="http://www14.atwiki.jp/tamakagura/pages/181.html">ちびコンガラ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81.html">ちびコンガラ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101">
            <text:p>101</text:p>
          </table:table-cell>
          <table:table-cell table:style-name="ce2" office:value-type="string">
            <text:p><text:a xlink:href="http://www14.atwiki.jp/tamakagura/pages/181.html">Nコンガラ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13" table:formula="of:=SUM([.C102:.H102])" office:value-type="float" office:value="580">
            <text:p>58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13" table:formula="of:=[.I102]-[.N102]" office:value-type="float" office:value="500">
            <text:p>500</text:p>
          </table:table-cell>
          <table:table-cell table:formula="of:=MIN([.D102]; [.F102])" office:value-type="float" office:value="80">
            <text:p>80</text:p>
          </table:table-cell>
          <table:table-cell table:style-name="ce21" office:value-type="string">
            <text:p>睡眠無効</text:p>
          </table:table-cell>
          <table:table-cell table:style-name="ce21" office:value-type="string">
            <text:p>敵追加発動10%↓</text:p>
          </table:table-cell>
          <table:table-cell table:style-name="ce2" office:value-type="string">
            <text:p><text:a xlink:href="http://www14.atwiki.jp/tamakagura/pages/181.html">Nコンガラ</text:a></text:p>
          </table:table-cell>
          <table:table-cell table:number-columns-repeated="8"/>
          <table:table-cell table:style-name="ce2" office:value-type="string">
            <text:p><text:a xlink:href="http://www14.atwiki.jp/tamakagura/pages/181.html">Nコンガラ</text:a>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table:number-columns-repeated="15"/>
          <table:table-cell table:style-name="ce26" office:value-type="string">
            <text:p>○</text:p>
          </table:table-cell>
          <table:table-cell table:number-columns-repeated="2" office:value-type="string">
            <text:p>○</text:p>
          </table:table-cell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81.html">Nコンガラ</text:a></text:p>
          </table:table-cell>
          <table:table-cell table:formula="of:=[.BB102]+[.BC102]" office:value-type="float" office:value="186300">
            <text:p>186300</text:p>
          </table:table-cell>
          <table:table-cell table:style-name="ce25" table:formula="of:=([.C102]*2+64+130)*([.E102]*2+25)" office:value-type="float" office:value="84870">
            <text:p>84870</text:p>
          </table:table-cell>
          <table:table-cell table:style-name="ce26" table:formula="of:=([.C102]*2+64+130)*([.G102]*2+25)" office:value-type="float" office:value="101430">
            <text:p>101430</text:p>
          </table:table-cell>
          <table:table-cell table:formula="of:=([.D102]*2+89)*([.H102]*2+89)" office:value-type="float" office:value="75341">
            <text:p>75341</text:p>
          </table:table-cell>
          <table:table-cell table:formula="of:=([.F102]*2+89)*([.H102]*2+89)" office:value-type="float" office:value="57021">
            <text:p>57021</text:p>
          </table:table-cell>
          <table:table-cell table:style-name="ce26" table:formula="of:=[.BA102]*(MAX([.D102]; [.F102])*2+89)" office:value-type="float" office:value="61292700">
            <text:p>61292700</text:p>
          </table:table-cell>
          <table:table-cell table:style-name="ce2" office:value-type="string">
            <text:p><text:a xlink:href="http://www14.atwiki.jp/tamakagura/pages/181.html">Nコンガラ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181.html">Nコンガラ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102">
            <text:p>102</text:p>
          </table:table-cell>
          <table:table-cell table:style-name="ce2" office:value-type="string">
            <text:p><text:a xlink:href="http://www14.atwiki.jp/tamakagura/pages/33.html">ちびさくや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5">
            <text:p>65</text:p>
          </table:table-cell>
          <table:table-cell table:style-name="ce2" table:formula="of:=SUM([.C103:.H103])" office:value-type="float" office:value="400">
            <text:p>40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03]-[.N103]" office:value-type="float" office:value="350">
            <text:p>350</text:p>
          </table:table-cell>
          <table:table-cell table:formula="of:=MIN([.D103]; [.F103])" office:value-type="float" office:value="50">
            <text:p>50</text:p>
          </table:table-cell>
          <table:table-cell table:style-name="ce21" office:value-type="string">
            <text:p>味方5%強化</text:p>
          </table:table-cell>
          <table:table-cell table:style-name="ce21"/>
          <table:table-cell table:style-name="ce2" office:value-type="string">
            <text:p><text:a xlink:href="http://www14.atwiki.jp/tamakagura/pages/33.html">ちびさくや</text:a></text:p>
          </table:table-cell>
          <table:table-cell table:number-columns-repeated="8"/>
          <table:table-cell table:style-name="ce2" office:value-type="string">
            <text:p><text:a xlink:href="http://www14.atwiki.jp/tamakagura/pages/33.html">ちびさくや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33.html">ちびさくや</text:a></text:p>
          </table:table-cell>
          <table:table-cell table:formula="of:=[.BB103]+[.BC103]" office:value-type="float" office:value="102660">
            <text:p>102660</text:p>
          </table:table-cell>
          <table:table-cell table:formula="of:=([.C103]*2+64+130)*([.E103]*2+25)" office:value-type="float" office:value="51330">
            <text:p>51330</text:p>
          </table:table-cell>
          <table:table-cell table:formula="of:=([.C103]*2+64+130)*([.G103]*2+25)" office:value-type="float" office:value="51330">
            <text:p>51330</text:p>
          </table:table-cell>
          <table:table-cell table:formula="of:=([.D103]*2+89)*([.H103]*2+89)" office:value-type="float" office:value="56721">
            <text:p>56721</text:p>
          </table:table-cell>
          <table:table-cell table:formula="of:=([.F103]*2+89)*([.H103]*2+89)" office:value-type="float" office:value="41391">
            <text:p>41391</text:p>
          </table:table-cell>
          <table:table-cell table:formula="of:=[.BA103]*(MAX([.D103]; [.F103])*2+89)" office:value-type="float" office:value="26588940">
            <text:p>26588940</text:p>
          </table:table-cell>
          <table:table-cell table:style-name="ce2" office:value-type="string">
            <text:p><text:a xlink:href="http://www14.atwiki.jp/tamakagura/pages/33.html">ちびさくや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33.html">ちびさくや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103">
            <text:p>103</text:p>
          </table:table-cell>
          <table:table-cell table:style-name="ce2" office:value-type="string">
            <text:p><text:a xlink:href="http://www14.atwiki.jp/tamakagura/pages/33.html">N咲夜</text:a></text:p>
          </table:table-cell>
          <table:table-cell table:style-name="ce2" office:value-type="float" office:value="120">
            <text:p>12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table:formula="of:=SUM([.C104:.H104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104]-[.N104]" office:value-type="float" office:value="475">
            <text:p>475</text:p>
          </table:table-cell>
          <table:table-cell table:formula="of:=MIN([.D104]; [.F104])" office:value-type="float" office:value="70">
            <text:p>70</text:p>
          </table:table-cell>
          <table:table-cell table:style-name="ce21" office:value-type="string">
            <text:p>味方5%強化</text:p>
          </table:table-cell>
          <table:table-cell table:style-name="ce21" office:value-type="string">
            <text:p>25%先攻</text:p>
          </table:table-cell>
          <table:table-cell table:style-name="ce2" office:value-type="string">
            <text:p><text:a xlink:href="http://www14.atwiki.jp/tamakagura/pages/33.html">N咲夜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33.html">N咲夜</text:a>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33.html">N咲夜</text:a></text:p>
          </table:table-cell>
          <table:table-cell table:formula="of:=[.BB104]+[.BC104]" office:value-type="float" office:value="177940">
            <text:p>177940</text:p>
          </table:table-cell>
          <table:table-cell table:style-name="ce25" table:formula="of:=([.C104]*2+64+130)*([.E104]*2+25)" office:value-type="float" office:value="88970">
            <text:p>88970</text:p>
          </table:table-cell>
          <table:table-cell table:formula="of:=([.C104]*2+64+130)*([.G104]*2+25)" office:value-type="float" office:value="88970">
            <text:p>88970</text:p>
          </table:table-cell>
          <table:table-cell table:formula="of:=([.D104]*2+89)*([.H104]*2+89)" office:value-type="float" office:value="69671">
            <text:p>69671</text:p>
          </table:table-cell>
          <table:table-cell table:formula="of:=([.F104]*2+89)*([.H104]*2+89)" office:value-type="float" office:value="59311">
            <text:p>59311</text:p>
          </table:table-cell>
          <table:table-cell table:formula="of:=[.BA104]*(MAX([.D104]; [.F104])*2+89)" office:value-type="float" office:value="47865860">
            <text:p>47865860</text:p>
          </table:table-cell>
          <table:table-cell table:style-name="ce2" office:value-type="string">
            <text:p><text:a xlink:href="http://www14.atwiki.jp/tamakagura/pages/33.html">N咲夜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33.html">N咲夜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104">
            <text:p>104</text:p>
          </table:table-cell>
          <table:table-cell table:style-name="ce2" office:value-type="string">
            <text:p><text:a xlink:href="http://www14.atwiki.jp/tamakagura/pages/33.html">H咲夜</text:a></text:p>
          </table:table-cell>
          <table:table-cell table:style-name="ce2" office:value-type="float" office:value="110">
            <text:p>110</text:p>
          </table:table-cell>
          <table:table-cell table:number-columns-repeated="4"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table:formula="of:=SUM([.C105:.H105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05]-[.N105]" office:value-type="float" office:value="455">
            <text:p>455</text:p>
          </table:table-cell>
          <table:table-cell table:formula="of:=MIN([.D105]; [.F105])" office:value-type="float" office:value="90">
            <text:p>90</text:p>
          </table:table-cell>
          <table:table-cell table:style-name="ce21" office:value-type="string">
            <text:p>味方5%強化</text:p>
          </table:table-cell>
          <table:table-cell table:style-name="ce21" office:value-type="string">
            <text:p>25%先攻</text:p>
          </table:table-cell>
          <table:table-cell table:style-name="ce2" office:value-type="string">
            <text:p><text:a xlink:href="http://www14.atwiki.jp/tamakagura/pages/33.html">H咲夜</text:a></text:p>
          </table:table-cell>
          <table:table-cell table:number-columns-repeated="8"/>
          <table:table-cell table:style-name="ce2" office:value-type="string">
            <text:p><text:a xlink:href="http://www14.atwiki.jp/tamakagura/pages/33.html">H咲夜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10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33.html">H咲夜</text:a></text:p>
          </table:table-cell>
          <table:table-cell table:formula="of:=[.BB105]+[.BC105]" office:value-type="float" office:value="169740">
            <text:p>169740</text:p>
          </table:table-cell>
          <table:table-cell table:style-name="ce25" table:formula="of:=([.C105]*2+64+130)*([.E105]*2+25)" office:value-type="float" office:value="84870">
            <text:p>84870</text:p>
          </table:table-cell>
          <table:table-cell table:formula="of:=([.C105]*2+64+130)*([.G105]*2+25)" office:value-type="float" office:value="84870">
            <text:p>84870</text:p>
          </table:table-cell>
          <table:table-cell table:formula="of:=([.D105]*2+89)*([.H105]*2+89)" office:value-type="float" office:value="64291">
            <text:p>64291</text:p>
          </table:table-cell>
          <table:table-cell table:formula="of:=([.F105]*2+89)*([.H105]*2+89)" office:value-type="float" office:value="64291">
            <text:p>64291</text:p>
          </table:table-cell>
          <table:table-cell table:formula="of:=[.BA105]*(MAX([.D105]; [.F105])*2+89)" office:value-type="float" office:value="45660060">
            <text:p>45660060</text:p>
          </table:table-cell>
          <table:table-cell table:style-name="ce2" office:value-type="string">
            <text:p><text:a xlink:href="http://www14.atwiki.jp/tamakagura/pages/33.html">H咲夜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33.html">H咲夜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105">
            <text:p>105</text:p>
          </table:table-cell>
          <table:table-cell table:style-name="ce2" office:value-type="string">
            <text:p><text:a xlink:href="http://www14.atwiki.jp/tamakagura/pages/33.html">S咲夜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20">
            <text:p>120</text:p>
          </table:table-cell>
          <table:table-cell table:style-name="ce2" table:formula="of:=SUM([.C106:.H106])" office:value-type="float" office:value="545">
            <text:p>545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106]-[.N106]" office:value-type="float" office:value="485">
            <text:p>485</text:p>
          </table:table-cell>
          <table:table-cell table:formula="of:=MIN([.D106]; [.F106])" office:value-type="float" office:value="60">
            <text:p>60</text:p>
          </table:table-cell>
          <table:table-cell table:style-name="ce21" office:value-type="string">
            <text:p>味方5%強化</text:p>
          </table:table-cell>
          <table:table-cell table:style-name="ce21" office:value-type="string">
            <text:p>25%先攻</text:p>
          </table:table-cell>
          <table:table-cell table:style-name="ce2" office:value-type="string">
            <text:p><text:a xlink:href="http://www14.atwiki.jp/tamakagura/pages/33.html">S咲夜</text:a></text:p>
          </table:table-cell>
          <table:table-cell table:number-columns-repeated="8"/>
          <table:table-cell table:style-name="ce2" office:value-type="string">
            <text:p><text:a xlink:href="http://www14.atwiki.jp/tamakagura/pages/33.html">S咲夜</text:a>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9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33.html">S咲夜</text:a></text:p>
          </table:table-cell>
          <table:table-cell table:formula="of:=[.BB106]+[.BC106]" office:value-type="float" office:value="134680">
            <text:p>134680</text:p>
          </table:table-cell>
          <table:table-cell table:formula="of:=([.C106]*2+64+130)*([.E106]*2+25)" office:value-type="float" office:value="60060">
            <text:p>60060</text:p>
          </table:table-cell>
          <table:table-cell table:formula="of:=([.C106]*2+64+130)*([.G106]*2+25)" office:value-type="float" office:value="74620">
            <text:p>74620</text:p>
          </table:table-cell>
          <table:table-cell table:style-name="ce26" table:formula="of:=([.D106]*2+89)*([.H106]*2+89)" office:value-type="float" office:value="108241">
            <text:p>108241</text:p>
          </table:table-cell>
          <table:table-cell table:formula="of:=([.F106]*2+89)*([.H106]*2+89)" office:value-type="float" office:value="68761">
            <text:p>68761</text:p>
          </table:table-cell>
          <table:table-cell table:formula="of:=[.BA106]*(MAX([.D106]; [.F106])*2+89)" office:value-type="float" office:value="44309720">
            <text:p>44309720</text:p>
          </table:table-cell>
          <table:table-cell table:style-name="ce2" office:value-type="string">
            <text:p><text:a xlink:href="http://www14.atwiki.jp/tamakagura/pages/33.html">S咲夜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33.html">S咲夜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106">
            <text:p>106</text:p>
          </table:table-cell>
          <table:table-cell table:style-name="ce2" office:value-type="string">
            <text:p><text:a xlink:href="http://www14.atwiki.jp/tamakagura/pages/33.html">T咲夜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107:.H107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107]-[.N107]" office:value-type="float" office:value="465">
            <text:p>465</text:p>
          </table:table-cell>
          <table:table-cell table:formula="of:=MIN([.D107]; [.F107])" office:value-type="float" office:value="80">
            <text:p>80</text:p>
          </table:table-cell>
          <table:table-cell table:style-name="ce21" office:value-type="string">
            <text:p>味方5%強化</text:p>
          </table:table-cell>
          <table:table-cell table:style-name="ce21" office:value-type="string">
            <text:p>30%敵速度↓</text:p>
          </table:table-cell>
          <table:table-cell table:style-name="ce2" office:value-type="string">
            <text:p><text:a xlink:href="http://www14.atwiki.jp/tamakagura/pages/33.html">T咲夜</text:a></text:p>
          </table:table-cell>
          <table:table-cell table:number-columns-repeated="8"/>
          <table:table-cell table:style-name="ce2" office:value-type="string">
            <text:p><text:a xlink:href="http://www14.atwiki.jp/tamakagura/pages/33.html">T咲夜</text:a>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氷</text:p>
          </table:table-cell>
          <table:table-cell table:number-columns-repeated="8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9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33.html">T咲夜</text:a></text:p>
          </table:table-cell>
          <table:table-cell table:formula="of:=[.BB107]+[.BC107]" office:value-type="float" office:value="149600">
            <text:p>149600</text:p>
          </table:table-cell>
          <table:table-cell table:formula="of:=([.C107]*2+64+130)*([.E107]*2+25)" office:value-type="float" office:value="72930">
            <text:p>72930</text:p>
          </table:table-cell>
          <table:table-cell table:formula="of:=([.C107]*2+64+130)*([.G107]*2+25)" office:value-type="float" office:value="76670">
            <text:p>76670</text:p>
          </table:table-cell>
          <table:table-cell table:formula="of:=([.D107]*2+89)*([.H107]*2+89)" office:value-type="float" office:value="83121">
            <text:p>83121</text:p>
          </table:table-cell>
          <table:table-cell table:formula="of:=([.F107]*2+89)*([.H107]*2+89)" office:value-type="float" office:value="66981">
            <text:p>66981</text:p>
          </table:table-cell>
          <table:table-cell table:formula="of:=[.BA107]*(MAX([.D107]; [.F107])*2+89)" office:value-type="float" office:value="46226400">
            <text:p>46226400</text:p>
          </table:table-cell>
          <table:table-cell table:style-name="ce2" office:value-type="string">
            <text:p><text:a xlink:href="http://www14.atwiki.jp/tamakagura/pages/33.html">T咲夜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33.html">T咲夜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107">
            <text:p>107</text:p>
          </table:table-cell>
          <table:table-cell table:style-name="ce2" office:value-type="string">
            <text:p><text:a xlink:href="http://www14.atwiki.jp/tamakagura/pages/33.html">W咲夜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10">
            <text:p>110</text:p>
          </table:table-cell>
          <table:table-cell table:style-name="ce2" table:formula="of:=SUM([.C108:.H108])" office:value-type="float" office:value="560">
            <text:p>56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13" table:formula="of:=[.I108]-[.N108]" office:value-type="float" office:value="510">
            <text:p>510</text:p>
          </table:table-cell>
          <table:table-cell table:formula="of:=MIN([.D108]; [.F108])" office:value-type="float" office:value="50">
            <text:p>50</text:p>
          </table:table-cell>
          <table:table-cell table:style-name="ce21" office:value-type="string">
            <text:p>味方5%強化</text:p>
          </table:table-cell>
          <table:table-cell table:style-name="ce21" office:value-type="string">
            <text:p>25%先攻</text:p>
          </table:table-cell>
          <table:table-cell table:style-name="ce2" office:value-type="string">
            <text:p><text:a xlink:href="http://www14.atwiki.jp/tamakagura/pages/33.html">W咲夜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33.html">W咲夜</text:a>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33.html">W咲夜</text:a></text:p>
          </table:table-cell>
          <table:table-cell table:formula="of:=[.BB108]+[.BC108]" office:value-type="float" office:value="160820">
            <text:p>160820</text:p>
          </table:table-cell>
          <table:table-cell table:formula="of:=([.C108]*2+64+130)*([.E108]*2+25)" office:value-type="float" office:value="80410">
            <text:p>80410</text:p>
          </table:table-cell>
          <table:table-cell table:formula="of:=([.C108]*2+64+130)*([.G108]*2+25)" office:value-type="float" office:value="80410">
            <text:p>80410</text:p>
          </table:table-cell>
          <table:table-cell table:style-name="ce26" table:formula="of:=([.D108]*2+89)*([.H108]*2+89)" office:value-type="float" office:value="101661">
            <text:p>101661</text:p>
          </table:table-cell>
          <table:table-cell table:formula="of:=([.F108]*2+89)*([.H108]*2+89)" office:value-type="float" office:value="58401">
            <text:p>58401</text:p>
          </table:table-cell>
          <table:table-cell table:formula="of:=[.BA108]*(MAX([.D108]; [.F108])*2+89)" office:value-type="float" office:value="52909780">
            <text:p>52909780</text:p>
          </table:table-cell>
          <table:table-cell table:style-name="ce2" office:value-type="string">
            <text:p><text:a xlink:href="http://www14.atwiki.jp/tamakagura/pages/33.html">W咲夜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5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33.html">W咲夜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108">
            <text:p>108</text:p>
          </table:table-cell>
          <table:table-cell table:style-name="ce2" office:value-type="string">
            <text:p><text:a xlink:href="http://www14.atwiki.jp/tamakagura/pages/128.html">冴月麟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5">
            <text:p>75</text:p>
          </table:table-cell>
          <table:table-cell table:style-name="ce2" table:formula="of:=SUM([.C109:.H109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109]-[.N109]" office:value-type="float" office:value="495">
            <text:p>495</text:p>
          </table:table-cell>
          <table:table-cell table:formula="of:=MIN([.D109]; [.F109])" office:value-type="float" office:value="50">
            <text:p>50</text:p>
          </table:table-cell>
          <table:table-cell table:style-name="ce21" office:value-type="string">
            <text:p>ピンチ風1.2倍</text:p>
          </table:table-cell>
          <table:table-cell table:style-name="ce21" office:value-type="string">
            <text:p>味HP2%回復</text:p>
          </table:table-cell>
          <table:table-cell table:style-name="ce2" office:value-type="string">
            <text:p><text:a xlink:href="http://www14.atwiki.jp/tamakagura/pages/128.html">冴月麟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28.html">冴月麟</text:a>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28.html">冴月麟</text:a></text:p>
          </table:table-cell>
          <table:table-cell table:formula="of:=[.BB109]+[.BC109]" office:value-type="float" office:value="190440">
            <text:p>190440</text:p>
          </table:table-cell>
          <table:table-cell table:style-name="ce25" table:formula="of:=([.C109]*2+64+130)*([.E109]*2+25)" office:value-type="float" office:value="89010">
            <text:p>89010</text:p>
          </table:table-cell>
          <table:table-cell table:style-name="ce26" table:formula="of:=([.C109]*2+64+130)*([.G109]*2+25)" office:value-type="float" office:value="101430">
            <text:p>101430</text:p>
          </table:table-cell>
          <table:table-cell table:formula="of:=([.D109]*2+89)*([.H109]*2+89)" office:value-type="float" office:value="45171">
            <text:p>45171</text:p>
          </table:table-cell>
          <table:table-cell table:formula="of:=([.F109]*2+89)*([.H109]*2+89)" office:value-type="float" office:value="71461">
            <text:p>71461</text:p>
          </table:table-cell>
          <table:table-cell table:formula="of:=[.BA109]*(MAX([.D109]; [.F109])*2+89)" office:value-type="float" office:value="56941560">
            <text:p>56941560</text:p>
          </table:table-cell>
          <table:table-cell table:style-name="ce2" office:value-type="string">
            <text:p><text:a xlink:href="http://www14.atwiki.jp/tamakagura/pages/128.html">冴月麟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28.html">冴月麟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109">
            <text:p>109</text:p>
          </table:table-cell>
          <table:table-cell table:style-name="ce2" office:value-type="string">
            <text:p><text:a xlink:href="http://www14.atwiki.jp/tamakagura/pages/110.html">ちびさとり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5">
            <text:p>45</text:p>
          </table:table-cell>
          <table:table-cell table:style-name="ce2" table:formula="of:=SUM([.C110:.H110])" office:value-type="float" office:value="400">
            <text:p>40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10]-[.N110]" office:value-type="float" office:value="360">
            <text:p>360</text:p>
          </table:table-cell>
          <table:table-cell table:formula="of:=MIN([.D110]; [.F110])" office:value-type="float" office:value="40">
            <text:p>40</text:p>
          </table:table-cell>
          <table:table-cell table:style-name="ce21" office:value-type="string">
            <text:p>属性一致</text:p>
          </table:table-cell>
          <table:table-cell table:style-name="ce21"/>
          <table:table-cell table:style-name="ce2" office:value-type="string">
            <text:p><text:a xlink:href="http://www14.atwiki.jp/tamakagura/pages/110.html">ちびさとり</text:a></text:p>
          </table:table-cell>
          <table:table-cell table:number-columns-repeated="8"/>
          <table:table-cell table:style-name="ce2" office:value-type="string">
            <text:p><text:a xlink:href="http://www14.atwiki.jp/tamakagura/pages/110.html">ちびさと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10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10.html">ちびさとり</text:a></text:p>
          </table:table-cell>
          <table:table-cell table:formula="of:=[.BB110]+[.BC110]" office:value-type="float" office:value="123900">
            <text:p>123900</text:p>
          </table:table-cell>
          <table:table-cell table:formula="of:=([.C110]*2+64+130)*([.E110]*2+25)" office:value-type="float" office:value="58410">
            <text:p>58410</text:p>
          </table:table-cell>
          <table:table-cell table:formula="of:=([.C110]*2+64+130)*([.G110]*2+25)" office:value-type="float" office:value="65490">
            <text:p>65490</text:p>
          </table:table-cell>
          <table:table-cell table:formula="of:=([.D110]*2+89)*([.H110]*2+89)" office:value-type="float" office:value="30251">
            <text:p>30251</text:p>
          </table:table-cell>
          <table:table-cell table:formula="of:=([.F110]*2+89)*([.H110]*2+89)" office:value-type="float" office:value="46361">
            <text:p>46361</text:p>
          </table:table-cell>
          <table:table-cell table:formula="of:=[.BA110]*(MAX([.D110]; [.F110])*2+89)" office:value-type="float" office:value="32090100">
            <text:p>32090100</text:p>
          </table:table-cell>
          <table:table-cell table:style-name="ce2" office:value-type="string">
            <text:p><text:a xlink:href="http://www14.atwiki.jp/tamakagura/pages/110.html">ちびさとり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10.html">ちびさとり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110">
            <text:p>110</text:p>
          </table:table-cell>
          <table:table-cell table:style-name="ce2" office:value-type="string">
            <text:p><text:a xlink:href="http://www14.atwiki.jp/tamakagura/pages/110.html">Nさとり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5">
            <text:p>95</text:p>
          </table:table-cell>
          <table:table-cell table:number-columns-repeated="2" table:style-name="ce2" office:value-type="float" office:value="85">
            <text:p>85</text:p>
          </table:table-cell>
          <table:table-cell table:style-name="ce2" table:formula="of:=SUM([.C111:.H111])" office:value-type="float" office:value="545">
            <text:p>545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11]-[.N111]" office:value-type="float" office:value="450">
            <text:p>450</text:p>
          </table:table-cell>
          <table:table-cell table:formula="of:=MIN([.D111]; [.F111])" office:value-type="float" office:value="95">
            <text:p>95</text:p>
          </table:table-cell>
          <table:table-cell table:style-name="ce21" office:value-type="string">
            <text:p>属性一致</text:p>
          </table:table-cell>
          <table:table-cell table:style-name="ce21" office:value-type="string">
            <text:p>スペルコピー</text:p>
          </table:table-cell>
          <table:table-cell table:style-name="ce2" office:value-type="string">
            <text:p><text:a xlink:href="http://www14.atwiki.jp/tamakagura/pages/110.html">Nさとり</text:a></text:p>
          </table:table-cell>
          <table:table-cell table:number-columns-repeated="8"/>
          <table:table-cell table:style-name="ce2" office:value-type="string">
            <text:p><text:a xlink:href="http://www14.atwiki.jp/tamakagura/pages/110.html">Nさと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10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10.html">Nさとり</text:a></text:p>
          </table:table-cell>
          <table:table-cell table:formula="of:=[.BB111]+[.BC111]" office:value-type="float" office:value="153660">
            <text:p>153660</text:p>
          </table:table-cell>
          <table:table-cell table:formula="of:=([.C111]*2+64+130)*([.E111]*2+25)" office:value-type="float" office:value="76830">
            <text:p>76830</text:p>
          </table:table-cell>
          <table:table-cell table:formula="of:=([.C111]*2+64+130)*([.G111]*2+25)" office:value-type="float" office:value="76830">
            <text:p>76830</text:p>
          </table:table-cell>
          <table:table-cell table:formula="of:=([.D111]*2+89)*([.H111]*2+89)" office:value-type="float" office:value="72261">
            <text:p>72261</text:p>
          </table:table-cell>
          <table:table-cell table:formula="of:=([.F111]*2+89)*([.H111]*2+89)" office:value-type="float" office:value="72261">
            <text:p>72261</text:p>
          </table:table-cell>
          <table:table-cell table:formula="of:=[.BA111]*(MAX([.D111]; [.F111])*2+89)" office:value-type="float" office:value="42871140">
            <text:p>42871140</text:p>
          </table:table-cell>
          <table:table-cell table:style-name="ce2" office:value-type="string">
            <text:p><text:a xlink:href="http://www14.atwiki.jp/tamakagura/pages/110.html">Nさとり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110.html">Nさとり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111">
            <text:p>111</text:p>
          </table:table-cell>
          <table:table-cell table:style-name="ce2" office:value-type="string">
            <text:p><text:a xlink:href="http://www14.atwiki.jp/tamakagura/pages/110.html">Hさとり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50">
            <text:p>50</text:p>
          </table:table-cell>
          <table:table-cell table:style-name="ce2" table:formula="of:=SUM([.C112:.H112])" office:value-type="float" office:value="545">
            <text:p>545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12]-[.N112]" office:value-type="float" office:value="435">
            <text:p>435</text:p>
          </table:table-cell>
          <table:table-cell table:formula="of:=MIN([.D112]; [.F112])" office:value-type="float" office:value="110">
            <text:p>110</text:p>
          </table:table-cell>
          <table:table-cell table:style-name="ce21" office:value-type="string">
            <text:p>属性一致</text:p>
          </table:table-cell>
          <table:table-cell table:style-name="ce21" office:value-type="string">
            <text:p>命中↑</text:p>
          </table:table-cell>
          <table:table-cell table:style-name="ce2" office:value-type="string">
            <text:p><text:a xlink:href="http://www14.atwiki.jp/tamakagura/pages/110.html">Hさとり</text:a></text:p>
          </table:table-cell>
          <table:table-cell table:number-columns-repeated="8"/>
          <table:table-cell table:style-name="ce2" office:value-type="string">
            <text:p><text:a xlink:href="http://www14.atwiki.jp/tamakagura/pages/110.html">Hさと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9"/>
          <table:table-cell table:number-columns-repeated="2"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10.html">Hさとり</text:a></text:p>
          </table:table-cell>
          <table:table-cell table:formula="of:=[.BB112]+[.BC112]" office:value-type="float" office:value="156520">
            <text:p>156520</text:p>
          </table:table-cell>
          <table:table-cell table:formula="of:=([.C112]*2+64+130)*([.E112]*2+25)" office:value-type="float" office:value="78260">
            <text:p>78260</text:p>
          </table:table-cell>
          <table:table-cell table:formula="of:=([.C112]*2+64+130)*([.G112]*2+25)" office:value-type="float" office:value="78260">
            <text:p>78260</text:p>
          </table:table-cell>
          <table:table-cell table:formula="of:=([.D112]*2+89)*([.H112]*2+89)" office:value-type="float" office:value="58401">
            <text:p>58401</text:p>
          </table:table-cell>
          <table:table-cell table:formula="of:=([.F112]*2+89)*([.H112]*2+89)" office:value-type="float" office:value="58401">
            <text:p>58401</text:p>
          </table:table-cell>
          <table:table-cell table:formula="of:=[.BA112]*(MAX([.D112]; [.F112])*2+89)" office:value-type="float" office:value="48364680">
            <text:p>48364680</text:p>
          </table:table-cell>
          <table:table-cell table:style-name="ce2" office:value-type="string">
            <text:p><text:a xlink:href="http://www14.atwiki.jp/tamakagura/pages/110.html">Hさとり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10.html">Hさとり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112">
            <text:p>112</text:p>
          </table:table-cell>
          <table:table-cell table:style-name="ce2" office:value-type="string">
            <text:p><text:a xlink:href="http://www14.atwiki.jp/tamakagura/pages/110.html">Tさとり</text:a>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95">
            <text:p>9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table:formula="of:=SUM([.C113:.H113])" office:value-type="float" office:value="545">
            <text:p>545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13]-[.N113]" office:value-type="float" office:value="450">
            <text:p>450</text:p>
          </table:table-cell>
          <table:table-cell table:formula="of:=MIN([.D113]; [.F113])" office:value-type="float" office:value="95">
            <text:p>95</text:p>
          </table:table-cell>
          <table:table-cell table:style-name="ce21" office:value-type="string">
            <text:p>属性一致</text:p>
          </table:table-cell>
          <table:table-cell table:style-name="ce21" office:value-type="string">
            <text:p>命中↑</text:p>
          </table:table-cell>
          <table:table-cell table:style-name="ce2" office:value-type="string">
            <text:p><text:a xlink:href="http://www14.atwiki.jp/tamakagura/pages/110.html">Tさとり</text:a>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地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13]*2+89)*[.X113]*IF(OR([.J113]=[.V113]; [.K113]=[.V113]); 1.5; 1)" office:value-type="float" office:value="22320">
            <text:p>22320</text:p>
          </table:table-cell>
          <table:table-cell table:style-name="ce2" office:value-type="string">
            <text:p><text:a xlink:href="http://www14.atwiki.jp/tamakagura/pages/110.html">Tさと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5"/>
          <table:table-cell table:number-columns-repeated="2"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10.html">Tさとり</text:a></text:p>
          </table:table-cell>
          <table:table-cell table:formula="of:=[.BB113]+[.BC113]" office:value-type="float" office:value="168300">
            <text:p>168300</text:p>
          </table:table-cell>
          <table:table-cell table:formula="of:=([.C113]*2+64+130)*([.E113]*2+25)" office:value-type="float" office:value="80410">
            <text:p>80410</text:p>
          </table:table-cell>
          <table:table-cell table:formula="of:=([.C113]*2+64+130)*([.G113]*2+25)" office:value-type="float" office:value="87890">
            <text:p>87890</text:p>
          </table:table-cell>
          <table:table-cell table:formula="of:=([.D113]*2+89)*([.H113]*2+89)" office:value-type="float" office:value="58311">
            <text:p>58311</text:p>
          </table:table-cell>
          <table:table-cell table:formula="of:=([.F113]*2+89)*([.H113]*2+89)" office:value-type="float" office:value="60401">
            <text:p>60401</text:p>
          </table:table-cell>
          <table:table-cell table:formula="of:=[.BA113]*(MAX([.D113]; [.F113])*2+89)" office:value-type="float" office:value="48638700">
            <text:p>48638700</text:p>
          </table:table-cell>
          <table:table-cell table:style-name="ce2" office:value-type="string">
            <text:p><text:a xlink:href="http://www14.atwiki.jp/tamakagura/pages/110.html">Tさとり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10.html">Tさとり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113">
            <text:p>113</text:p>
          </table:table-cell>
          <table:table-cell table:style-name="ce2" office:value-type="string">
            <text:p><text:a xlink:href="http://www14.atwiki.jp/tamakagura/pages/40.html">ちびさなえ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45">
            <text:p>45</text:p>
          </table:table-cell>
          <table:table-cell table:style-name="ce2" table:formula="of:=SUM([.C114:.H114])" office:value-type="float" office:value="400">
            <text:p>40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14]-[.N114]" office:value-type="float" office:value="375">
            <text:p>375</text:p>
          </table:table-cell>
          <table:table-cell table:formula="of:=MIN([.D114]; [.F114])" office:value-type="float" office:value="25">
            <text:p>25</text:p>
          </table:table-cell>
          <table:table-cell table:style-name="ce21" office:value-type="string">
            <text:p>急所無効</text:p>
          </table:table-cell>
          <table:table-cell table:style-name="ce21"/>
          <table:table-cell table:style-name="ce2" office:value-type="string">
            <text:p><text:a xlink:href="http://www14.atwiki.jp/tamakagura/pages/40.html">ちびさなえ</text:a></text:p>
          </table:table-cell>
          <table:table-cell table:number-columns-repeated="8"/>
          <table:table-cell table:style-name="ce2" office:value-type="string">
            <text:p><text:a xlink:href="http://www14.atwiki.jp/tamakagura/pages/40.html">ちびさなえ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0.html">ちびさなえ</text:a></text:p>
          </table:table-cell>
          <table:table-cell table:formula="of:=[.BB114]+[.BC114]" office:value-type="float" office:value="137360">
            <text:p>137360</text:p>
          </table:table-cell>
          <table:table-cell table:formula="of:=([.C114]*2+64+130)*([.E114]*2+25)" office:value-type="float" office:value="66660">
            <text:p>66660</text:p>
          </table:table-cell>
          <table:table-cell table:formula="of:=([.C114]*2+64+130)*([.G114]*2+25)" office:value-type="float" office:value="70700">
            <text:p>70700</text:p>
          </table:table-cell>
          <table:table-cell table:formula="of:=([.D114]*2+89)*([.H114]*2+89)" office:value-type="float" office:value="24881">
            <text:p>24881</text:p>
          </table:table-cell>
          <table:table-cell table:formula="of:=([.F114]*2+89)*([.H114]*2+89)" office:value-type="float" office:value="44571">
            <text:p>44571</text:p>
          </table:table-cell>
          <table:table-cell table:formula="of:=[.BA114]*(MAX([.D114]; [.F114])*2+89)" office:value-type="float" office:value="34202640">
            <text:p>34202640</text:p>
          </table:table-cell>
          <table:table-cell table:style-name="ce2" office:value-type="string">
            <text:p><text:a xlink:href="http://www14.atwiki.jp/tamakagura/pages/40.html">ちびさなえ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40.html">ちびさなえ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114">
            <text:p>114</text:p>
          </table:table-cell>
          <table:table-cell table:style-name="ce2" office:value-type="string">
            <text:p><text:a xlink:href="http://www14.atwiki.jp/tamakagura/pages/40.html">T早苗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5">
            <text:p>55</text:p>
          </table:table-cell>
          <table:table-cell table:style-name="ce2" table:formula="of:=SUM([.C115:.H115])" office:value-type="float" office:value="545">
            <text:p>545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115]-[.N115]" office:value-type="float" office:value="465">
            <text:p>465</text:p>
          </table:table-cell>
          <table:table-cell table:formula="of:=MIN([.D115]; [.F115])" office:value-type="float" office:value="80">
            <text:p>80</text:p>
          </table:table-cell>
          <table:table-cell table:style-name="ce21" office:value-type="string">
            <text:p>急所無効</text:p>
          </table:table-cell>
          <table:table-cell table:style-name="ce21" office:value-type="string">
            <text:p>味方5%強化</text:p>
          </table:table-cell>
          <table:table-cell table:style-name="ce2" office:value-type="string">
            <text:p><text:a xlink:href="http://www14.atwiki.jp/tamakagura/pages/40.html">T早苗</text:a></text:p>
          </table:table-cell>
          <table:table-cell table:number-columns-repeated="8"/>
          <table:table-cell table:style-name="ce2" office:value-type="string">
            <text:p><text:a xlink:href="http://www14.atwiki.jp/tamakagura/pages/40.html">T早苗</text:a>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/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0.html">T早苗</text:a></text:p>
          </table:table-cell>
          <table:table-cell table:formula="of:=[.BB115]+[.BC115]" office:value-type="float" office:value="195300">
            <text:p>195300</text:p>
          </table:table-cell>
          <table:table-cell table:style-name="ce25" table:formula="of:=([.C115]*2+64+130)*([.E115]*2+25)" office:value-type="float" office:value="97650">
            <text:p>97650</text:p>
          </table:table-cell>
          <table:table-cell table:formula="of:=([.C115]*2+64+130)*([.G115]*2+25)" office:value-type="float" office:value="97650">
            <text:p>97650</text:p>
          </table:table-cell>
          <table:table-cell table:formula="of:=([.D115]*2+89)*([.H115]*2+89)" office:value-type="float" office:value="49551">
            <text:p>49551</text:p>
          </table:table-cell>
          <table:table-cell table:formula="of:=([.F115]*2+89)*([.H115]*2+89)" office:value-type="float" office:value="53531">
            <text:p>53531</text:p>
          </table:table-cell>
          <table:table-cell table:formula="of:=[.BA115]*(MAX([.D115]; [.F115])*2+89)" office:value-type="float" office:value="52535700">
            <text:p>52535700</text:p>
          </table:table-cell>
          <table:table-cell table:style-name="ce2" office:value-type="string">
            <text:p><text:a xlink:href="http://www14.atwiki.jp/tamakagura/pages/40.html">T早苗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0.html">T早苗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115">
            <text:p>115</text:p>
          </table:table-cell>
          <table:table-cell table:style-name="ce2" office:value-type="string">
            <text:p><text:a xlink:href="http://www14.atwiki.jp/tamakagura/pages/40.html">H早苗</text:a>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5">
            <text:p>85</text:p>
          </table:table-cell>
          <table:table-cell table:number-columns-repeated="3" table:style-name="ce2" office:value-type="float" office:value="90">
            <text:p>90</text:p>
          </table:table-cell>
          <table:table-cell table:style-name="ce2" table:formula="of:=SUM([.C116:.H116])" office:value-type="float" office:value="545">
            <text:p>545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116]-[.N116]" office:value-type="float" office:value="485">
            <text:p>485</text:p>
          </table:table-cell>
          <table:table-cell table:formula="of:=MIN([.D116]; [.F116])" office:value-type="float" office:value="60">
            <text:p>60</text:p>
          </table:table-cell>
          <table:table-cell table:style-name="ce21" office:value-type="string">
            <text:p>急所無効</text:p>
          </table:table-cell>
          <table:table-cell table:style-name="ce21" office:value-type="string">
            <text:p>味方5%強化</text:p>
          </table:table-cell>
          <table:table-cell table:style-name="ce2" office:value-type="string">
            <text:p><text:a xlink:href="http://www14.atwiki.jp/tamakagura/pages/40.html">H早苗</text:a></text:p>
          </table:table-cell>
          <table:table-cell table:number-columns-repeated="8"/>
          <table:table-cell table:style-name="ce2" office:value-type="string">
            <text:p><text:a xlink:href="http://www14.atwiki.jp/tamakagura/pages/40.html">H早苗</text:a>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0.html">H早苗</text:a></text:p>
          </table:table-cell>
          <table:table-cell table:formula="of:=[.BB116]+[.BC116]" office:value-type="float" office:value="181600">
            <text:p>181600</text:p>
          </table:table-cell>
          <table:table-cell table:style-name="ce25" table:formula="of:=([.C116]*2+64+130)*([.E116]*2+25)" office:value-type="float" office:value="88530">
            <text:p>88530</text:p>
          </table:table-cell>
          <table:table-cell table:formula="of:=([.C116]*2+64+130)*([.G116]*2+25)" office:value-type="float" office:value="93070">
            <text:p>93070</text:p>
          </table:table-cell>
          <table:table-cell table:formula="of:=([.D116]*2+89)*([.H116]*2+89)" office:value-type="float" office:value="56221">
            <text:p>56221</text:p>
          </table:table-cell>
          <table:table-cell table:formula="of:=([.F116]*2+89)*([.H116]*2+89)" office:value-type="float" office:value="72361">
            <text:p>72361</text:p>
          </table:table-cell>
          <table:table-cell table:formula="of:=[.BA116]*(MAX([.D116]; [.F116])*2+89)" office:value-type="float" office:value="48850400">
            <text:p>48850400</text:p>
          </table:table-cell>
          <table:table-cell table:style-name="ce2" office:value-type="string">
            <text:p><text:a xlink:href="http://www14.atwiki.jp/tamakagura/pages/40.html">H早苗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40.html">H早苗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116">
            <text:p>116</text:p>
          </table:table-cell>
          <table:table-cell table:style-name="ce2" office:value-type="string">
            <text:p><text:a xlink:href="http://www14.atwiki.jp/tamakagura/pages/40.html">D早苗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5">
            <text:p>65</text:p>
          </table:table-cell>
          <table:table-cell table:style-name="ce2" table:formula="of:=SUM([.C117:.H117])" office:value-type="float" office:value="545">
            <text:p>545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117]-[.N117]" office:value-type="float" office:value="465">
            <text:p>465</text:p>
          </table:table-cell>
          <table:table-cell table:formula="of:=MIN([.D117]; [.F117])" office:value-type="float" office:value="80">
            <text:p>80</text:p>
          </table:table-cell>
          <table:table-cell table:style-name="ce21" office:value-type="string">
            <text:p>急所無効</text:p>
          </table:table-cell>
          <table:table-cell table:style-name="ce21" office:value-type="string">
            <text:p>味追加発動5%↑</text:p>
          </table:table-cell>
          <table:table-cell table:style-name="ce2" office:value-type="string">
            <text:p><text:a xlink:href="http://www14.atwiki.jp/tamakagura/pages/40.html">D早苗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40.html">D早苗</text:a>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0.html">D早苗</text:a></text:p>
          </table:table-cell>
          <table:table-cell table:formula="of:=[.BB117]+[.BC117]" office:value-type="float" office:value="195360">
            <text:p>195360</text:p>
          </table:table-cell>
          <table:table-cell table:style-name="ce25" table:formula="of:=([.C117]*2+64+130)*([.E117]*2+25)" office:value-type="float" office:value="86580">
            <text:p>86580</text:p>
          </table:table-cell>
          <table:table-cell table:style-name="ce26" table:formula="of:=([.C117]*2+64+130)*([.G117]*2+25)" office:value-type="float" office:value="108780">
            <text:p>108780</text:p>
          </table:table-cell>
          <table:table-cell table:formula="of:=([.D117]*2+89)*([.H117]*2+89)" office:value-type="float" office:value="54531">
            <text:p>54531</text:p>
          </table:table-cell>
          <table:table-cell table:formula="of:=([.F117]*2+89)*([.H117]*2+89)" office:value-type="float" office:value="54531">
            <text:p>54531</text:p>
          </table:table-cell>
          <table:table-cell table:formula="of:=[.BA117]*(MAX([.D117]; [.F117])*2+89)" office:value-type="float" office:value="48644640">
            <text:p>48644640</text:p>
          </table:table-cell>
          <table:table-cell table:style-name="ce2" office:value-type="string">
            <text:p><text:a xlink:href="http://www14.atwiki.jp/tamakagura/pages/40.html">D早苗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40.html">D早苗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117">
            <text:p>117</text:p>
          </table:table-cell>
          <table:table-cell table:style-name="ce2" office:value-type="string">
            <text:p><text:a xlink:href="http://www14.atwiki.jp/tamakagura/pages/40.html">JK早苗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118:.H118])" office:value-type="float" office:value="560">
            <text:p>56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118]-[.N118]" office:value-type="float" office:value="480">
            <text:p>480</text:p>
          </table:table-cell>
          <table:table-cell table:formula="of:=MIN([.D118]; [.F118])" office:value-type="float" office:value="80">
            <text:p>80</text:p>
          </table:table-cell>
          <table:table-cell table:style-name="ce21" office:value-type="string">
            <text:p>急所無効</text:p>
          </table:table-cell>
          <table:table-cell table:style-name="ce21" office:value-type="string">
            <text:p>味追加発動5%↑</text:p>
          </table:table-cell>
          <table:table-cell table:style-name="ce2" office:value-type="string">
            <text:p><text:a xlink:href="http://www14.atwiki.jp/tamakagura/pages/40.html">JK早苗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40.html">JK早苗</text:a>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0.html">JK早苗</text:a></text:p>
          </table:table-cell>
          <table:table-cell table:formula="of:=[.BB118]+[.BC118]" office:value-type="float" office:value="161600">
            <text:p>161600</text:p>
          </table:table-cell>
          <table:table-cell table:formula="of:=([.C118]*2+64+130)*([.E118]*2+25)" office:value-type="float" office:value="78780">
            <text:p>78780</text:p>
          </table:table-cell>
          <table:table-cell table:formula="of:=([.C118]*2+64+130)*([.G118]*2+25)" office:value-type="float" office:value="82820">
            <text:p>82820</text:p>
          </table:table-cell>
          <table:table-cell table:formula="of:=([.D118]*2+89)*([.H118]*2+89)" office:value-type="float" office:value="66981">
            <text:p>66981</text:p>
          </table:table-cell>
          <table:table-cell table:formula="of:=([.F118]*2+89)*([.H118]*2+89)" office:value-type="float" office:value="83121">
            <text:p>83121</text:p>
          </table:table-cell>
          <table:table-cell table:formula="of:=[.BA118]*(MAX([.D118]; [.F118])*2+89)" office:value-type="float" office:value="49934400">
            <text:p>49934400</text:p>
          </table:table-cell>
          <table:table-cell table:style-name="ce2" office:value-type="string">
            <text:p><text:a xlink:href="http://www14.atwiki.jp/tamakagura/pages/40.html">JK早苗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5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40.html">JK早苗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118">
            <text:p>118</text:p>
          </table:table-cell>
          <table:table-cell table:style-name="ce2" office:value-type="string">
            <text:p><text:a xlink:href="http://www14.atwiki.jp/tamakagura/pages/28.html">ちびサニー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0">
            <text:p>50</text:p>
          </table:table-cell>
          <table:table-cell table:style-name="ce2" table:formula="of:=SUM([.C119:.H119])" office:value-type="float" office:value="360">
            <text:p>3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19]-[.N119]" office:value-type="float" office:value="340">
            <text:p>340</text:p>
          </table:table-cell>
          <table:table-cell table:formula="of:=MIN([.D119]; [.F119])" office:value-type="float" office:value="20">
            <text:p>20</text:p>
          </table:table-cell>
          <table:table-cell table:style-name="ce21" office:value-type="string">
            <text:p>30%回避↑</text:p>
          </table:table-cell>
          <table:table-cell table:style-name="ce21"/>
          <table:table-cell table:style-name="ce2" office:value-type="string">
            <text:p><text:a xlink:href="http://www14.atwiki.jp/tamakagura/pages/28.html">ちびサニー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119]*2+89)*[.X119]*IF(OR([.J119]=[.V119]; [.K119]=[.V119]); 1.5; 1)" office:value-type="float" office:value="29880">
            <text:p>29880</text:p>
          </table:table-cell>
          <table:table-cell table:style-name="ce2" office:value-type="string">
            <text:p><text:a xlink:href="http://www14.atwiki.jp/tamakagura/pages/28.html">ちびサニー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28.html">ちびサニー</text:a></text:p>
          </table:table-cell>
          <table:table-cell table:formula="of:=[.BB119]+[.BC119]" office:value-type="float" office:value="109740">
            <text:p>109740</text:p>
          </table:table-cell>
          <table:table-cell table:formula="of:=([.C119]*2+64+130)*([.E119]*2+25)" office:value-type="float" office:value="51330">
            <text:p>51330</text:p>
          </table:table-cell>
          <table:table-cell table:formula="of:=([.C119]*2+64+130)*([.G119]*2+25)" office:value-type="float" office:value="58410">
            <text:p>58410</text:p>
          </table:table-cell>
          <table:table-cell table:formula="of:=([.D119]*2+89)*([.H119]*2+89)" office:value-type="float" office:value="24381">
            <text:p>24381</text:p>
          </table:table-cell>
          <table:table-cell table:formula="of:=([.F119]*2+89)*([.H119]*2+89)" office:value-type="float" office:value="47061">
            <text:p>47061</text:p>
          </table:table-cell>
          <table:table-cell table:formula="of:=[.BA119]*(MAX([.D119]; [.F119])*2+89)" office:value-type="float" office:value="27325260">
            <text:p>27325260</text:p>
          </table:table-cell>
          <table:table-cell table:style-name="ce2" office:value-type="string">
            <text:p><text:a xlink:href="http://www14.atwiki.jp/tamakagura/pages/28.html">ちびサニー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28.html">ちびサニー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119">
            <text:p>119</text:p>
          </table:table-cell>
          <table:table-cell table:style-name="ce2" office:value-type="string">
            <text:p><text:a xlink:href="http://www14.atwiki.jp/tamakagura/pages/28.html">Nサニー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table:formula="of:=SUM([.C120:.H120])" office:value-type="float" office:value="500">
            <text:p>50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120]-[.N120]" office:value-type="float" office:value="480">
            <text:p>480</text:p>
          </table:table-cell>
          <table:table-cell table:formula="of:=MIN([.D120]; [.F120])" office:value-type="float" office:value="20">
            <text:p>20</text:p>
          </table:table-cell>
          <table:table-cell table:style-name="ce21" office:value-type="string">
            <text:p>30%回避↑</text:p>
          </table:table-cell>
          <table:table-cell table:style-name="ce21" office:value-type="string">
            <text:p>炎被弾時C↑</text:p>
          </table:table-cell>
          <table:table-cell table:style-name="ce2" office:value-type="string">
            <text:p><text:a xlink:href="http://www14.atwiki.jp/tamakagura/pages/28.html">Nサニー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120]*2+89)*[.X120]*IF(OR([.J120]=[.V120]; [.K120]=[.V120]); 1.5; 1)" office:value-type="float" office:value="37080">
            <text:p>37080</text:p>
          </table:table-cell>
          <table:table-cell table:style-name="ce2" office:value-type="string">
            <text:p><text:a xlink:href="http://www14.atwiki.jp/tamakagura/pages/28.html">Nサニー</text:a>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28.html">Nサニー</text:a></text:p>
          </table:table-cell>
          <table:table-cell table:formula="of:=[.BB120]+[.BC120]" office:value-type="float" office:value="164280">
            <text:p>164280</text:p>
          </table:table-cell>
          <table:table-cell table:style-name="ce25" table:formula="of:=([.C120]*2+64+130)*([.E120]*2+25)" office:value-type="float" office:value="82140">
            <text:p>82140</text:p>
          </table:table-cell>
          <table:table-cell table:formula="of:=([.C120]*2+64+130)*([.G120]*2+25)" office:value-type="float" office:value="82140">
            <text:p>82140</text:p>
          </table:table-cell>
          <table:table-cell table:formula="of:=([.D120]*2+89)*([.H120]*2+89)" office:value-type="float" office:value="33411">
            <text:p>33411</text:p>
          </table:table-cell>
          <table:table-cell table:formula="of:=([.F120]*2+89)*([.H120]*2+89)" office:value-type="float" office:value="80031">
            <text:p>80031</text:p>
          </table:table-cell>
          <table:table-cell table:formula="of:=[.BA120]*(MAX([.D120]; [.F120])*2+89)" office:value-type="float" office:value="50762520">
            <text:p>50762520</text:p>
          </table:table-cell>
          <table:table-cell table:style-name="ce2" office:value-type="string">
            <text:p><text:a xlink:href="http://www14.atwiki.jp/tamakagura/pages/28.html">Nサニー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28.html">Nサニー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120">
            <text:p>120</text:p>
          </table:table-cell>
          <table:table-cell table:style-name="ce2" office:value-type="string">
            <text:p><text:a xlink:href="http://www14.atwiki.jp/tamakagura/pages/28.html">Tサニー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table:formula="of:=SUM([.C121:.H121])" office:value-type="float" office:value="500">
            <text:p>50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121]-[.N121]" office:value-type="float" office:value="470">
            <text:p>470</text:p>
          </table:table-cell>
          <table:table-cell table:formula="of:=MIN([.D121]; [.F121])" office:value-type="float" office:value="30">
            <text:p>30</text:p>
          </table:table-cell>
          <table:table-cell table:style-name="ce21" office:value-type="string">
            <text:p>30%回避↑</text:p>
          </table:table-cell>
          <table:table-cell table:style-name="ce21" office:value-type="string">
            <text:p>炎被弾時C↑</text:p>
          </table:table-cell>
          <table:table-cell table:style-name="ce2" office:value-type="string">
            <text:p><text:a xlink:href="http://www14.atwiki.jp/tamakagura/pages/28.html">Tサニー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121]*2+89)*[.X121]*IF(OR([.J121]=[.V121]; [.K121]=[.V121]); 1.5; 1)" office:value-type="float" office:value="32280">
            <text:p>32280</text:p>
          </table:table-cell>
          <table:table-cell table:style-name="ce2" office:value-type="string">
            <text:p><text:a xlink:href="http://www14.atwiki.jp/tamakagura/pages/28.html">Tサニー</text:a>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8.html">Tサニー</text:a></text:p>
          </table:table-cell>
          <table:table-cell table:formula="of:=[.BB121]+[.BC121]" office:value-type="float" office:value="169260">
            <text:p>169260</text:p>
          </table:table-cell>
          <table:table-cell table:style-name="ce25" table:formula="of:=([.C121]*2+64+130)*([.E121]*2+25)" office:value-type="float" office:value="84630">
            <text:p>84630</text:p>
          </table:table-cell>
          <table:table-cell table:formula="of:=([.C121]*2+64+130)*([.G121]*2+25)" office:value-type="float" office:value="84630">
            <text:p>84630</text:p>
          </table:table-cell>
          <table:table-cell table:formula="of:=([.D121]*2+89)*([.H121]*2+89)" office:value-type="float" office:value="40081">
            <text:p>40081</text:p>
          </table:table-cell>
          <table:table-cell table:formula="of:=([.F121]*2+89)*([.H121]*2+89)" office:value-type="float" office:value="72361">
            <text:p>72361</text:p>
          </table:table-cell>
          <table:table-cell table:formula="of:=[.BA121]*(MAX([.D121]; [.F121])*2+89)" office:value-type="float" office:value="45530940">
            <text:p>45530940</text:p>
          </table:table-cell>
          <table:table-cell table:style-name="ce2" office:value-type="string">
            <text:p><text:a xlink:href="http://www14.atwiki.jp/tamakagura/pages/28.html">Tサニー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28.html">Tサニー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121">
            <text:p>121</text:p>
          </table:table-cell>
          <table:table-cell table:style-name="ce2" office:value-type="string">
            <text:p><text:a xlink:href="http://www14.atwiki.jp/tamakagura/pages/28.html">Hサニー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40">
            <text:p>40</text:p>
          </table:table-cell>
          <table:table-cell table:number-columns-repeated="3"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122:.H122])" office:value-type="float" office:value="500">
            <text:p>50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122]-[.N122]" office:value-type="float" office:value="460">
            <text:p>460</text:p>
          </table:table-cell>
          <table:table-cell table:formula="of:=MIN([.D122]; [.F122])" office:value-type="float" office:value="40">
            <text:p>40</text:p>
          </table:table-cell>
          <table:table-cell table:style-name="ce21" office:value-type="string">
            <text:p>30%回避↑</text:p>
          </table:table-cell>
          <table:table-cell table:style-name="ce21" office:value-type="string">
            <text:p>炎被弾時C↑</text:p>
          </table:table-cell>
          <table:table-cell table:style-name="ce2" office:value-type="string">
            <text:p><text:a xlink:href="http://www14.atwiki.jp/tamakagura/pages/28.html">Hサニー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122]*2+89)*[.X122]*IF(OR([.J122]=[.V122]; [.K122]=[.V122]); 1.5; 1)" office:value-type="float" office:value="32280">
            <text:p>32280</text:p>
          </table:table-cell>
          <table:table-cell table:style-name="ce2" office:value-type="string">
            <text:p><text:a xlink:href="http://www14.atwiki.jp/tamakagura/pages/28.html">Hサニー</text:a>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28.html">Hサニー</text:a></text:p>
          </table:table-cell>
          <table:table-cell table:formula="of:=[.BB122]+[.BC122]" office:value-type="float" office:value="169740">
            <text:p>169740</text:p>
          </table:table-cell>
          <table:table-cell table:style-name="ce25" table:formula="of:=([.C122]*2+64+130)*([.E122]*2+25)" office:value-type="float" office:value="84870">
            <text:p>84870</text:p>
          </table:table-cell>
          <table:table-cell table:formula="of:=([.C122]*2+64+130)*([.G122]*2+25)" office:value-type="float" office:value="84870">
            <text:p>84870</text:p>
          </table:table-cell>
          <table:table-cell table:formula="of:=([.D122]*2+89)*([.H122]*2+89)" office:value-type="float" office:value="42081">
            <text:p>42081</text:p>
          </table:table-cell>
          <table:table-cell table:formula="of:=([.F122]*2+89)*([.H122]*2+89)" office:value-type="float" office:value="66981">
            <text:p>66981</text:p>
          </table:table-cell>
          <table:table-cell table:formula="of:=[.BA122]*(MAX([.D122]; [.F122])*2+89)" office:value-type="float" office:value="45660060">
            <text:p>45660060</text:p>
          </table:table-cell>
          <table:table-cell table:style-name="ce2" office:value-type="string">
            <text:p><text:a xlink:href="http://www14.atwiki.jp/tamakagura/pages/28.html">Hサニー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8.html">Hサニー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122">
            <text:p>122</text:p>
          </table:table-cell>
          <table:table-cell table:style-name="ce2" office:value-type="string">
            <text:p><text:a xlink:href="http://www14.atwiki.jp/tamakagura/pages/211.html">ちびサラ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number-columns-repeated="3" table:style-name="ce2" office:value-type="float" office:value="50">
            <text:p>50</text:p>
          </table:table-cell>
          <table:table-cell table:style-name="ce2" table:formula="of:=SUM([.C123:.H123])" office:value-type="float" office:value="380">
            <text:p>38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23]-[.N123]" office:value-type="float" office:value="330">
            <text:p>330</text:p>
          </table:table-cell>
          <table:table-cell table:formula="of:=MIN([.D123]; [.F123])" office:value-type="float" office:value="50">
            <text:p>50</text:p>
          </table:table-cell>
          <table:table-cell table:style-name="ce21" office:value-type="string">
            <text:p>強制交代防止</text:p>
          </table:table-cell>
          <table:table-cell table:style-name="ce21"/>
          <table:table-cell table:style-name="ce2" office:value-type="string">
            <text:p><text:a xlink:href="http://www14.atwiki.jp/tamakagura/pages/211.html">ちびサラ</text:a></text:p>
          </table:table-cell>
          <table:table-cell table:number-columns-repeated="8"/>
          <table:table-cell table:style-name="ce2" office:value-type="string">
            <text:p><text:a xlink:href="http://www14.atwiki.jp/tamakagura/pages/211.html">ちびサラ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211.html">ちびサラ</text:a></text:p>
          </table:table-cell>
          <table:table-cell table:formula="of:=[.BB123]+[.BC123]" office:value-type="float" office:value="100980">
            <text:p>100980</text:p>
          </table:table-cell>
          <table:table-cell table:formula="of:=([.C123]*2+64+130)*([.E123]*2+25)" office:value-type="float" office:value="54230">
            <text:p>54230</text:p>
          </table:table-cell>
          <table:table-cell table:formula="of:=([.C123]*2+64+130)*([.G123]*2+25)" office:value-type="float" office:value="46750">
            <text:p>46750</text:p>
          </table:table-cell>
          <table:table-cell table:formula="of:=([.D123]*2+89)*([.H123]*2+89)" office:value-type="float" office:value="47061">
            <text:p>47061</text:p>
          </table:table-cell>
          <table:table-cell table:formula="of:=([.F123]*2+89)*([.H123]*2+89)" office:value-type="float" office:value="35721">
            <text:p>35721</text:p>
          </table:table-cell>
          <table:table-cell table:formula="of:=[.BA123]*(MAX([.D123]; [.F123])*2+89)" office:value-type="float" office:value="25144020">
            <text:p>25144020</text:p>
          </table:table-cell>
          <table:table-cell table:style-name="ce2" office:value-type="string">
            <text:p><text:a xlink:href="http://www14.atwiki.jp/tamakagura/pages/211.html">ちびサラ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211.html">ちびサラ</text:a></text:p>
          </table:table-cell>
          <table:table-cell office:value-type="string">
            <text:p>赤</text:p>
          </table:table-cell>
        </table:table-row>
        <table:table-row table:style-name="ro5">
          <table:table-cell office:value-type="float" office:value="123">
            <text:p>123</text:p>
          </table:table-cell>
          <table:table-cell table:style-name="ce2" office:value-type="string">
            <text:p><text:a xlink:href="http://www14.atwiki.jp/tamakagura/pages/211.html">Nサラ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table:formula="of:=SUM([.C124:.H124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124]-[.N124]" office:value-type="float" office:value="460">
            <text:p>460</text:p>
          </table:table-cell>
          <table:table-cell table:formula="of:=MIN([.D124]; [.F124])" office:value-type="float" office:value="70">
            <text:p>70</text:p>
          </table:table-cell>
          <table:table-cell table:style-name="ce21" office:value-type="string">
            <text:p>強制交代防止</text:p>
          </table:table-cell>
          <table:table-cell table:style-name="ce21" office:value-type="string">
            <text:p>ピンチ能力1.1倍</text:p>
          </table:table-cell>
          <table:table-cell table:style-name="ce2" office:value-type="string">
            <text:p><text:a xlink:href="http://www14.atwiki.jp/tamakagura/pages/211.html">Nサラ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闘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24]*2+89)*[.X124]*IF(OR([.J124]=[.V124]; [.K124]=[.V124]); 1.5; 1)" office:value-type="float" office:value="32280">
            <text:p>32280</text:p>
          </table:table-cell>
          <table:table-cell table:style-name="ce2" office:value-type="string">
            <text:p><text:a xlink:href="http://www14.atwiki.jp/tamakagura/pages/211.html">Nサラ</text:a>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氷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11.html">Nサラ</text:a></text:p>
          </table:table-cell>
          <table:table-cell table:formula="of:=[.BB124]+[.BC124]" office:value-type="float" office:value="178080">
            <text:p>178080</text:p>
          </table:table-cell>
          <table:table-cell table:formula="of:=([.C124]*2+64+130)*([.E124]*2+25)" office:value-type="float" office:value="99640">
            <text:p>99640</text:p>
          </table:table-cell>
          <table:table-cell table:formula="of:=([.C124]*2+64+130)*([.G124]*2+25)" office:value-type="float" office:value="78440">
            <text:p>78440</text:p>
          </table:table-cell>
          <table:table-cell table:formula="of:=([.D124]*2+89)*([.H124]*2+89)" office:value-type="float" office:value="61601">
            <text:p>61601</text:p>
          </table:table-cell>
          <table:table-cell table:formula="of:=([.F124]*2+89)*([.H124]*2+89)" office:value-type="float" office:value="52441">
            <text:p>52441</text:p>
          </table:table-cell>
          <table:table-cell table:formula="of:=[.BA124]*(MAX([.D124]; [.F124])*2+89)" office:value-type="float" office:value="47903520">
            <text:p>47903520</text:p>
          </table:table-cell>
          <table:table-cell table:style-name="ce2" office:value-type="string">
            <text:p><text:a xlink:href="http://www14.atwiki.jp/tamakagura/pages/211.html">Nサラ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211.html">Nサラ</text:a></text:p>
          </table:table-cell>
          <table:table-cell office:value-type="string">
            <text:p>赤</text:p>
          </table:table-cell>
        </table:table-row>
        <table:table-row table:style-name="ro5">
          <table:table-cell office:value-type="float" office:value="124">
            <text:p>124</text:p>
          </table:table-cell>
          <table:table-cell table:style-name="ce2" office:value-type="string">
            <text:p><text:a xlink:href="http://www14.atwiki.jp/tamakagura/pages/210.html">ちびサリエル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">
            <text:p>80</text:p>
          </table:table-cell>
          <table:table-cell table:style-name="ce2" table:formula="of:=SUM([.C125:.H125])" office:value-type="float" office:value="450">
            <text:p>45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25]-[.N125]" office:value-type="float" office:value="420">
            <text:p>420</text:p>
          </table:table-cell>
          <table:table-cell table:formula="of:=MIN([.D125]; [.F125])" office:value-type="float" office:value="30">
            <text:p>30</text:p>
          </table:table-cell>
          <table:table-cell table:style-name="ce21" office:value-type="string">
            <text:p>能力低下防止</text:p>
          </table:table-cell>
          <table:table-cell table:style-name="ce21"/>
          <table:table-cell table:style-name="ce2" office:value-type="string">
            <text:p><text:a xlink:href="http://www14.atwiki.jp/tamakagura/pages/210.html">ちびサリエル</text:a></text:p>
          </table:table-cell>
          <table:table-cell table:number-columns-repeated="8"/>
          <table:table-cell table:style-name="ce2" office:value-type="string">
            <text:p><text:a xlink:href="http://www14.atwiki.jp/tamakagura/pages/210.html">ちびサリエル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岩</text:p>
          </table:table-cell>
          <table:table-cell table:number-columns-repeated="15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10.html">ちびサリエル</text:a></text:p>
          </table:table-cell>
          <table:table-cell table:formula="of:=[.BB125]+[.BC125]" office:value-type="float" office:value="123420">
            <text:p>123420</text:p>
          </table:table-cell>
          <table:table-cell table:formula="of:=([.C125]*2+64+130)*([.E125]*2+25)" office:value-type="float" office:value="57970">
            <text:p>57970</text:p>
          </table:table-cell>
          <table:table-cell table:formula="of:=([.C125]*2+64+130)*([.G125]*2+25)" office:value-type="float" office:value="65450">
            <text:p>65450</text:p>
          </table:table-cell>
          <table:table-cell table:formula="of:=([.D125]*2+89)*([.H125]*2+89)" office:value-type="float" office:value="76941">
            <text:p>76941</text:p>
          </table:table-cell>
          <table:table-cell table:formula="of:=([.F125]*2+89)*([.H125]*2+89)" office:value-type="float" office:value="37101">
            <text:p>37101</text:p>
          </table:table-cell>
          <table:table-cell table:formula="of:=[.BA125]*(MAX([.D125]; [.F125])*2+89)" office:value-type="float" office:value="38136780">
            <text:p>38136780</text:p>
          </table:table-cell>
          <table:table-cell table:style-name="ce2" office:value-type="string">
            <text:p><text:a xlink:href="http://www14.atwiki.jp/tamakagura/pages/210.html">ちびサリエル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210.html">ちびサリエル</text:a></text:p>
          </table:table-cell>
          <table:table-cell office:value-type="string">
            <text:p>薄紫</text:p>
          </table:table-cell>
        </table:table-row>
        <table:table-row table:style-name="ro5">
          <table:table-cell office:value-type="float" office:value="125">
            <text:p>125</text:p>
          </table:table-cell>
          <table:table-cell table:style-name="ce2" office:value-type="string">
            <text:p><text:a xlink:href="http://www14.atwiki.jp/tamakagura/pages/210.html">Aサリエル</text:a></text:p>
          </table:table-cell>
          <table:table-cell table:style-name="ce2" office:value-type="float" office:value="100">
            <text:p>100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13" table:formula="of:=SUM([.C126:.H126])" office:value-type="float" office:value="580">
            <text:p>5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126]-[.N126]" office:value-type="float" office:value="490">
            <text:p>490</text:p>
          </table:table-cell>
          <table:table-cell table:formula="of:=MIN([.D126]; [.F126])" office:value-type="float" office:value="90">
            <text:p>90</text:p>
          </table:table-cell>
          <table:table-cell table:style-name="ce21" office:value-type="string">
            <text:p>能力低下防止</text:p>
          </table:table-cell>
          <table:table-cell table:style-name="ce21" office:value-type="string">
            <text:p>気絶時25%D</text:p>
          </table:table-cell>
          <table:table-cell table:style-name="ce2" office:value-type="string">
            <text:p><text:a xlink:href="http://www14.atwiki.jp/tamakagura/pages/210.html">Aサリエル</text:a></text:p>
          </table:table-cell>
          <table:table-cell table:number-columns-repeated="8"/>
          <table:table-cell table:style-name="ce2" office:value-type="string">
            <text:p><text:a xlink:href="http://www14.atwiki.jp/tamakagura/pages/210.html">Aサリエル</text:a>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/>
          <table:table-cell table:number-columns-repeated="2"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10.html">Aサリエル</text:a></text:p>
          </table:table-cell>
          <table:table-cell table:formula="of:=[.BB126]+[.BC126]" office:value-type="float" office:value="145780">
            <text:p>145780</text:p>
          </table:table-cell>
          <table:table-cell table:formula="of:=([.C126]*2+64+130)*([.E126]*2+25)" office:value-type="float" office:value="68950">
            <text:p>68950</text:p>
          </table:table-cell>
          <table:table-cell table:formula="of:=([.C126]*2+64+130)*([.G126]*2+25)" office:value-type="float" office:value="76830">
            <text:p>76830</text:p>
          </table:table-cell>
          <table:table-cell table:style-name="ce26" table:formula="of:=([.D126]*2+89)*([.H126]*2+89)" office:value-type="float" office:value="99261">
            <text:p>99261</text:p>
          </table:table-cell>
          <table:table-cell table:formula="of:=([.F126]*2+89)*([.H126]*2+89)" office:value-type="float" office:value="72361">
            <text:p>72361</text:p>
          </table:table-cell>
          <table:table-cell table:formula="of:=[.BA126]*(MAX([.D126]; [.F126])*2+89)" office:value-type="float" office:value="53792820">
            <text:p>53792820</text:p>
          </table:table-cell>
          <table:table-cell table:style-name="ce2" office:value-type="string">
            <text:p><text:a xlink:href="http://www14.atwiki.jp/tamakagura/pages/210.html">Aサリエル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10.html">Aサリエル</text:a></text:p>
          </table:table-cell>
          <table:table-cell office:value-type="string">
            <text:p>薄紫</text:p>
          </table:table-cell>
        </table:table-row>
        <table:table-row table:style-name="ro5">
          <table:table-cell office:value-type="float" office:value="126">
            <text:p>126</text:p>
          </table:table-cell>
          <table:table-cell table:style-name="ce2" office:value-type="string">
            <text:p><text:a xlink:href="http://www14.atwiki.jp/tamakagura/pages/143.html">ちびしずは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5">
            <text:p>55</text:p>
          </table:table-cell>
          <table:table-cell table:style-name="ce2" table:formula="of:=SUM([.C127:.H127])" office:value-type="float" office:value="380">
            <text:p>38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27]-[.N127]" office:value-type="float" office:value="350">
            <text:p>350</text:p>
          </table:table-cell>
          <table:table-cell table:formula="of:=MIN([.D127]; [.F127])" office:value-type="float" office:value="30">
            <text:p>30</text:p>
          </table:table-cell>
          <table:table-cell table:style-name="ce21" office:value-type="string">
            <text:p>敵VP4%減少</text:p>
          </table:table-cell>
          <table:table-cell table:style-name="ce21"/>
          <table:table-cell table:style-name="ce2" office:value-type="string">
            <text:p><text:a xlink:href="http://www14.atwiki.jp/tamakagura/pages/143.html">ちびしずは</text:a></text:p>
          </table:table-cell>
          <table:table-cell table:number-columns-repeated="8"/>
          <table:table-cell table:style-name="ce2" office:value-type="string">
            <text:p><text:a xlink:href="http://www14.atwiki.jp/tamakagura/pages/143.html">ちびしずは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43.html">ちびしずは</text:a></text:p>
          </table:table-cell>
          <table:table-cell table:formula="of:=[.BB127]+[.BC127]" office:value-type="float" office:value="116820">
            <text:p>116820</text:p>
          </table:table-cell>
          <table:table-cell table:formula="of:=([.C127]*2+64+130)*([.E127]*2+25)" office:value-type="float" office:value="54870">
            <text:p>54870</text:p>
          </table:table-cell>
          <table:table-cell table:formula="of:=([.C127]*2+64+130)*([.G127]*2+25)" office:value-type="float" office:value="61950">
            <text:p>61950</text:p>
          </table:table-cell>
          <table:table-cell table:formula="of:=([.D127]*2+89)*([.H127]*2+89)" office:value-type="float" office:value="47561">
            <text:p>47561</text:p>
          </table:table-cell>
          <table:table-cell table:formula="of:=([.F127]*2+89)*([.H127]*2+89)" office:value-type="float" office:value="29651">
            <text:p>29651</text:p>
          </table:table-cell>
          <table:table-cell table:formula="of:=[.BA127]*(MAX([.D127]; [.F127])*2+89)" office:value-type="float" office:value="27919980">
            <text:p>27919980</text:p>
          </table:table-cell>
          <table:table-cell table:style-name="ce2" office:value-type="string">
            <text:p><text:a xlink:href="http://www14.atwiki.jp/tamakagura/pages/143.html">ちびしずは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43.html">ちびしずは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127">
            <text:p>127</text:p>
          </table:table-cell>
          <table:table-cell table:style-name="ce2" office:value-type="string">
            <text:p><text:a xlink:href="http://www14.atwiki.jp/tamakagura/pages/143.html">A静葉</text:a>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table:formula="of:=SUM([.C128:.H128])" office:value-type="float" office:value="530">
            <text:p>53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28]-[.N128]" office:value-type="float" office:value="470">
            <text:p>470</text:p>
          </table:table-cell>
          <table:table-cell table:formula="of:=MIN([.D128]; [.F128])" office:value-type="float" office:value="60">
            <text:p>60</text:p>
          </table:table-cell>
          <table:table-cell table:style-name="ce21" office:value-type="string">
            <text:p>敵VP4%減少</text:p>
          </table:table-cell>
          <table:table-cell table:style-name="ce21" office:value-type="string">
            <text:p>15%複数能力↓</text:p>
          </table:table-cell>
          <table:table-cell table:style-name="ce2" office:value-type="string">
            <text:p><text:a xlink:href="http://www14.atwiki.jp/tamakagura/pages/143.html">A静葉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3.html">A静葉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43.html">A静葉</text:a></text:p>
          </table:table-cell>
          <table:table-cell table:formula="of:=[.BB128]+[.BC128]" office:value-type="float" office:value="145860">
            <text:p>145860</text:p>
          </table:table-cell>
          <table:table-cell table:formula="of:=([.C128]*2+64+130)*([.E128]*2+25)" office:value-type="float" office:value="69190">
            <text:p>69190</text:p>
          </table:table-cell>
          <table:table-cell table:formula="of:=([.C128]*2+64+130)*([.G128]*2+25)" office:value-type="float" office:value="76670">
            <text:p>76670</text:p>
          </table:table-cell>
          <table:table-cell table:formula="of:=([.D128]*2+89)*([.H128]*2+89)" office:value-type="float" office:value="84501">
            <text:p>84501</text:p>
          </table:table-cell>
          <table:table-cell table:formula="of:=([.F128]*2+89)*([.H128]*2+89)" office:value-type="float" office:value="47861">
            <text:p>47861</text:p>
          </table:table-cell>
          <table:table-cell table:formula="of:=[.BA128]*(MAX([.D128]; [.F128])*2+89)" office:value-type="float" office:value="53822340">
            <text:p>53822340</text:p>
          </table:table-cell>
          <table:table-cell table:style-name="ce2" office:value-type="string">
            <text:p><text:a xlink:href="http://www14.atwiki.jp/tamakagura/pages/143.html">A静葉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43.html">A静葉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128">
            <text:p>128</text:p>
          </table:table-cell>
          <table:table-cell table:style-name="ce2" office:value-type="string">
            <text:p><text:a xlink:href="http://www14.atwiki.jp/tamakagura/pages/143.html">T静葉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129:.H129])" office:value-type="float" office:value="530">
            <text:p>53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129]-[.N129]" office:value-type="float" office:value="470">
            <text:p>470</text:p>
          </table:table-cell>
          <table:table-cell table:formula="of:=MIN([.D129]; [.F129])" office:value-type="float" office:value="60">
            <text:p>60</text:p>
          </table:table-cell>
          <table:table-cell table:style-name="ce21" office:value-type="string">
            <text:p>敵VP4%減少</text:p>
          </table:table-cell>
          <table:table-cell table:style-name="ce21" office:value-type="string">
            <text:p>15%複数能力↓</text:p>
          </table:table-cell>
          <table:table-cell table:style-name="ce2" office:value-type="string">
            <text:p><text:a xlink:href="http://www14.atwiki.jp/tamakagura/pages/143.html">T静葉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3.html">T静葉</text:a>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43.html">T静葉</text:a></text:p>
          </table:table-cell>
          <table:table-cell table:formula="of:=[.BB129]+[.BC129]" office:value-type="float" office:value="182040">
            <text:p>182040</text:p>
          </table:table-cell>
          <table:table-cell table:style-name="ce25" table:formula="of:=([.C129]*2+64+130)*([.E129]*2+25)" office:value-type="float" office:value="91020">
            <text:p>91020</text:p>
          </table:table-cell>
          <table:table-cell table:formula="of:=([.C129]*2+64+130)*([.G129]*2+25)" office:value-type="float" office:value="91020">
            <text:p>91020</text:p>
          </table:table-cell>
          <table:table-cell table:formula="of:=([.D129]*2+89)*([.H129]*2+89)" office:value-type="float" office:value="62491">
            <text:p>62491</text:p>
          </table:table-cell>
          <table:table-cell table:formula="of:=([.F129]*2+89)*([.H129]*2+89)" office:value-type="float" office:value="43681">
            <text:p>43681</text:p>
          </table:table-cell>
          <table:table-cell table:formula="of:=[.BA129]*(MAX([.D129]; [.F129])*2+89)" office:value-type="float" office:value="54429960">
            <text:p>54429960</text:p>
          </table:table-cell>
          <table:table-cell table:style-name="ce2" office:value-type="string">
            <text:p><text:a xlink:href="http://www14.atwiki.jp/tamakagura/pages/143.html">T静葉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43.html">T静葉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129">
            <text:p>129</text:p>
          </table:table-cell>
          <table:table-cell table:style-name="ce2" office:value-type="string">
            <text:p><text:a xlink:href="http://www14.atwiki.jp/tamakagura/pages/143.html">S静葉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table:formula="of:=SUM([.C130:.H130])" office:value-type="float" office:value="530">
            <text:p>53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130]-[.N130]" office:value-type="float" office:value="450">
            <text:p>450</text:p>
          </table:table-cell>
          <table:table-cell table:formula="of:=MIN([.D130]; [.F130])" office:value-type="float" office:value="80">
            <text:p>80</text:p>
          </table:table-cell>
          <table:table-cell table:style-name="ce21" office:value-type="string">
            <text:p>敵VP4%減少</text:p>
          </table:table-cell>
          <table:table-cell table:style-name="ce21" office:value-type="string">
            <text:p>15%複数能力↓</text:p>
          </table:table-cell>
          <table:table-cell table:style-name="ce2" office:value-type="string">
            <text:p><text:a xlink:href="http://www14.atwiki.jp/tamakagura/pages/143.html">S静葉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3.html">S静葉</text:a>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43.html">S静葉</text:a></text:p>
          </table:table-cell>
          <table:table-cell table:formula="of:=[.BB130]+[.BC130]" office:value-type="float" office:value="145600">
            <text:p>145600</text:p>
          </table:table-cell>
          <table:table-cell table:formula="of:=([.C130]*2+64+130)*([.E130]*2+25)" office:value-type="float" office:value="70980">
            <text:p>70980</text:p>
          </table:table-cell>
          <table:table-cell table:formula="of:=([.C130]*2+64+130)*([.G130]*2+25)" office:value-type="float" office:value="74620">
            <text:p>74620</text:p>
          </table:table-cell>
          <table:table-cell table:formula="of:=([.D130]*2+89)*([.H130]*2+89)" office:value-type="float" office:value="76941">
            <text:p>76941</text:p>
          </table:table-cell>
          <table:table-cell table:formula="of:=([.F130]*2+89)*([.H130]*2+89)" office:value-type="float" office:value="76941">
            <text:p>76941</text:p>
          </table:table-cell>
          <table:table-cell table:formula="of:=[.BA130]*(MAX([.D130]; [.F130])*2+89)" office:value-type="float" office:value="36254400">
            <text:p>36254400</text:p>
          </table:table-cell>
          <table:table-cell table:style-name="ce2" office:value-type="string">
            <text:p><text:a xlink:href="http://www14.atwiki.jp/tamakagura/pages/143.html">S静葉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43.html">S静葉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130">
            <text:p>130</text:p>
          </table:table-cell>
          <table:table-cell table:style-name="ce2" office:value-type="string">
            <text:p><text:a xlink:href="http://www14.atwiki.jp/tamakagura/pages/179.html">しゃんはい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5">
            <text:p>35</text:p>
          </table:table-cell>
          <table:table-cell table:style-name="ce2" table:formula="of:=SUM([.C131:.H131])" office:value-type="float" office:value="360">
            <text:p>36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31]-[.N131]" office:value-type="float" office:value="330">
            <text:p>330</text:p>
          </table:table-cell>
          <table:table-cell table:formula="of:=MIN([.D131]; [.F131])" office:value-type="float" office:value="30">
            <text:p>30</text:p>
          </table:table-cell>
          <table:table-cell table:style-name="ce21" office:value-type="string">
            <text:p>25%敵命中↓</text:p>
          </table:table-cell>
          <table:table-cell table:style-name="ce21"/>
          <table:table-cell table:style-name="ce2" office:value-type="string">
            <text:p><text:a xlink:href="http://www14.atwiki.jp/tamakagura/pages/179.html">しゃんはい</text:a></text:p>
          </table:table-cell>
          <table:table-cell table:number-columns-repeated="8"/>
          <table:table-cell table:style-name="ce2" office:value-type="string">
            <text:p><text:a xlink:href="http://www14.atwiki.jp/tamakagura/pages/179.html">しゃんはい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table:number-columns-repeated="15"/>
          <table:table-cell table:number-columns-repeated="2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79.html">しゃんはい</text:a></text:p>
          </table:table-cell>
          <table:table-cell table:formula="of:=[.BB131]+[.BC131]" office:value-type="float" office:value="103200">
            <text:p>103200</text:p>
          </table:table-cell>
          <table:table-cell table:formula="of:=([.C131]*2+64+130)*([.E131]*2+25)" office:value-type="float" office:value="56760">
            <text:p>56760</text:p>
          </table:table-cell>
          <table:table-cell table:formula="of:=([.C131]*2+64+130)*([.G131]*2+25)" office:value-type="float" office:value="46440">
            <text:p>46440</text:p>
          </table:table-cell>
          <table:table-cell table:formula="of:=([.D131]*2+89)*([.H131]*2+89)" office:value-type="float" office:value="44361">
            <text:p>44361</text:p>
          </table:table-cell>
          <table:table-cell table:formula="of:=([.F131]*2+89)*([.H131]*2+89)" office:value-type="float" office:value="23691">
            <text:p>23691</text:p>
          </table:table-cell>
          <table:table-cell table:formula="of:=[.BA131]*(MAX([.D131]; [.F131])*2+89)" office:value-type="float" office:value="28792800">
            <text:p>28792800</text:p>
          </table:table-cell>
          <table:table-cell table:style-name="ce2" office:value-type="string">
            <text:p><text:a xlink:href="http://www14.atwiki.jp/tamakagura/pages/179.html">しゃんはい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79.html">しゃんはい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131">
            <text:p>131</text:p>
          </table:table-cell>
          <table:table-cell table:style-name="ce2" office:value-type="string">
            <text:p><text:a xlink:href="http://www14.atwiki.jp/tamakagura/pages/79.html">ちびしょう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30">
            <text:p>30</text:p>
          </table:table-cell>
          <table:table-cell table:style-name="ce2" table:formula="of:=SUM([.C132:.H132])" office:value-type="float" office:value="400">
            <text:p>40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32]-[.N132]" office:value-type="float" office:value="350">
            <text:p>350</text:p>
          </table:table-cell>
          <table:table-cell table:formula="of:=MIN([.D132]; [.F132])" office:value-type="float" office:value="50">
            <text:p>50</text:p>
          </table:table-cell>
          <table:table-cell table:style-name="ce21" office:value-type="string">
            <text:p>装備奪取</text:p>
          </table:table-cell>
          <table:table-cell table:style-name="ce21"/>
          <table:table-cell table:style-name="ce2" office:value-type="string">
            <text:p><text:a xlink:href="http://www14.atwiki.jp/tamakagura/pages/79.html">ちびしょう</text:a></text:p>
          </table:table-cell>
          <table:table-cell table:number-columns-repeated="8"/>
          <table:table-cell table:style-name="ce2" office:value-type="string">
            <text:p><text:a xlink:href="http://www14.atwiki.jp/tamakagura/pages/79.html">ちびしょう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79.html">ちびしょう</text:a></text:p>
          </table:table-cell>
          <table:table-cell table:formula="of:=[.BB132]+[.BC132]" office:value-type="float" office:value="123420">
            <text:p>123420</text:p>
          </table:table-cell>
          <table:table-cell table:formula="of:=([.C132]*2+64+130)*([.E132]*2+25)" office:value-type="float" office:value="57970">
            <text:p>57970</text:p>
          </table:table-cell>
          <table:table-cell table:formula="of:=([.C132]*2+64+130)*([.G132]*2+25)" office:value-type="float" office:value="65450">
            <text:p>65450</text:p>
          </table:table-cell>
          <table:table-cell table:formula="of:=([.D132]*2+89)*([.H132]*2+89)" office:value-type="float" office:value="28161">
            <text:p>28161</text:p>
          </table:table-cell>
          <table:table-cell table:formula="of:=([.F132]*2+89)*([.H132]*2+89)" office:value-type="float" office:value="40081">
            <text:p>40081</text:p>
          </table:table-cell>
          <table:table-cell table:formula="of:=[.BA132]*(MAX([.D132]; [.F132])*2+89)" office:value-type="float" office:value="33199980">
            <text:p>33199980</text:p>
          </table:table-cell>
          <table:table-cell table:style-name="ce2" office:value-type="string">
            <text:p><text:a xlink:href="http://www14.atwiki.jp/tamakagura/pages/79.html">ちびしょう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79.html">ちびしょう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132">
            <text:p>132</text:p>
          </table:table-cell>
          <table:table-cell table:style-name="ce2" office:value-type="string">
            <text:p><text:a xlink:href="http://www14.atwiki.jp/tamakagura/pages/79.html">N星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table:formula="of:=SUM([.C133:.H133])" office:value-type="float" office:value="545">
            <text:p>545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133]-[.N133]" office:value-type="float" office:value="455">
            <text:p>455</text:p>
          </table:table-cell>
          <table:table-cell table:formula="of:=MIN([.D133]; [.F133])" office:value-type="float" office:value="90">
            <text:p>90</text:p>
          </table:table-cell>
          <table:table-cell table:style-name="ce21" office:value-type="string">
            <text:p>装備奪取</text:p>
          </table:table-cell>
          <table:table-cell table:style-name="ce21" office:value-type="string">
            <text:p>味方5%強化</text:p>
          </table:table-cell>
          <table:table-cell table:style-name="ce2" office:value-type="string">
            <text:p><text:a xlink:href="http://www14.atwiki.jp/tamakagura/pages/79.html">N星</text:a></text:p>
          </table:table-cell>
          <table:table-cell table:number-columns-repeated="8"/>
          <table:table-cell table:style-name="ce2" office:value-type="string">
            <text:p><text:a xlink:href="http://www14.atwiki.jp/tamakagura/pages/79.html">N星</text:a>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79.html">N星</text:a></text:p>
          </table:table-cell>
          <table:table-cell table:formula="of:=[.BB133]+[.BC133]" office:value-type="float" office:value="161460">
            <text:p>161460</text:p>
          </table:table-cell>
          <table:table-cell table:formula="of:=([.C133]*2+64+130)*([.E133]*2+25)" office:value-type="float" office:value="76590">
            <text:p>76590</text:p>
          </table:table-cell>
          <table:table-cell table:formula="of:=([.C133]*2+64+130)*([.G133]*2+25)" office:value-type="float" office:value="84870">
            <text:p>84870</text:p>
          </table:table-cell>
          <table:table-cell table:formula="of:=([.D133]*2+89)*([.H133]*2+89)" office:value-type="float" office:value="58911">
            <text:p>58911</text:p>
          </table:table-cell>
          <table:table-cell table:formula="of:=([.F133]*2+89)*([.H133]*2+89)" office:value-type="float" office:value="67671">
            <text:p>67671</text:p>
          </table:table-cell>
          <table:table-cell table:formula="of:=[.BA133]*(MAX([.D133]; [.F133])*2+89)" office:value-type="float" office:value="49891140">
            <text:p>49891140</text:p>
          </table:table-cell>
          <table:table-cell table:style-name="ce2" office:value-type="string">
            <text:p><text:a xlink:href="http://www14.atwiki.jp/tamakagura/pages/79.html">N星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79.html">N星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133">
            <text:p>133</text:p>
          </table:table-cell>
          <table:table-cell table:style-name="ce2" office:value-type="string">
            <text:p><text:a xlink:href="http://www14.atwiki.jp/tamakagura/pages/79.html">T星</text:a>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table:formula="of:=SUM([.C134:.H134])" office:value-type="float" office:value="545">
            <text:p>545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134]-[.N134]" office:value-type="float" office:value="465">
            <text:p>465</text:p>
          </table:table-cell>
          <table:table-cell table:formula="of:=MIN([.D134]; [.F134])" office:value-type="float" office:value="80">
            <text:p>80</text:p>
          </table:table-cell>
          <table:table-cell table:style-name="ce21" office:value-type="string">
            <text:p>装備奪取</text:p>
          </table:table-cell>
          <table:table-cell table:style-name="ce21" office:value-type="string">
            <text:p>味方5%強化</text:p>
          </table:table-cell>
          <table:table-cell table:style-name="ce2" office:value-type="string">
            <text:p><text:a xlink:href="http://www14.atwiki.jp/tamakagura/pages/79.html">T星</text:a></text:p>
          </table:table-cell>
          <table:table-cell table:number-columns-repeated="8"/>
          <table:table-cell table:style-name="ce2" office:value-type="string">
            <text:p><text:a xlink:href="http://www14.atwiki.jp/tamakagura/pages/79.html">T星</text:a>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79.html">T星</text:a></text:p>
          </table:table-cell>
          <table:table-cell table:formula="of:=[.BB134]+[.BC134]" office:value-type="float" office:value="169740">
            <text:p>169740</text:p>
          </table:table-cell>
          <table:table-cell table:formula="of:=([.C134]*2+64+130)*([.E134]*2+25)" office:value-type="float" office:value="76590">
            <text:p>76590</text:p>
          </table:table-cell>
          <table:table-cell table:formula="of:=([.C134]*2+64+130)*([.G134]*2+25)" office:value-type="float" office:value="93150">
            <text:p>93150</text:p>
          </table:table-cell>
          <table:table-cell table:formula="of:=([.D134]*2+89)*([.H134]*2+89)" office:value-type="float" office:value="52041">
            <text:p>52041</text:p>
          </table:table-cell>
          <table:table-cell table:formula="of:=([.F134]*2+89)*([.H134]*2+89)" office:value-type="float" office:value="66671">
            <text:p>66671</text:p>
          </table:table-cell>
          <table:table-cell table:formula="of:=[.BA134]*(MAX([.D134]; [.F134])*2+89)" office:value-type="float" office:value="54147060">
            <text:p>54147060</text:p>
          </table:table-cell>
          <table:table-cell table:style-name="ce2" office:value-type="string">
            <text:p><text:a xlink:href="http://www14.atwiki.jp/tamakagura/pages/79.html">T星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79.html">T星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134">
            <text:p>134</text:p>
          </table:table-cell>
          <table:table-cell table:style-name="ce2" office:value-type="string">
            <text:p><text:a xlink:href="http://www14.atwiki.jp/tamakagura/pages/79.html">H星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135:.H135])" office:value-type="float" office:value="545">
            <text:p>545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135]-[.N135]" office:value-type="float" office:value="455">
            <text:p>455</text:p>
          </table:table-cell>
          <table:table-cell table:formula="of:=MIN([.D135]; [.F135])" office:value-type="float" office:value="90">
            <text:p>90</text:p>
          </table:table-cell>
          <table:table-cell table:style-name="ce21" office:value-type="string">
            <text:p>装備奪取</text:p>
          </table:table-cell>
          <table:table-cell table:style-name="ce21" office:value-type="string">
            <text:p>味方5%強化</text:p>
          </table:table-cell>
          <table:table-cell table:style-name="ce2" office:value-type="string">
            <text:p><text:a xlink:href="http://www14.atwiki.jp/tamakagura/pages/79.html">H星</text:a></text:p>
          </table:table-cell>
          <table:table-cell table:number-columns-repeated="8"/>
          <table:table-cell table:style-name="ce2" office:value-type="string">
            <text:p><text:a xlink:href="http://www14.atwiki.jp/tamakagura/pages/79.html">H星</text:a></text:p>
          </table:table-cell>
          <table:table-cell office:value-type="string">
            <text:p>神</text:p>
          </table:table-cell>
          <table:table-cell office:value-type="string">
            <text:p>岩</text:p>
          </table:table-cell>
          <table:table-cell office:value-type="string">
            <text:p>神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table:number-columns-repeated="11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79.html">H星</text:a></text:p>
          </table:table-cell>
          <table:table-cell table:formula="of:=[.BB135]+[.BC135]" office:value-type="float" office:value="149480">
            <text:p>149480</text:p>
          </table:table-cell>
          <table:table-cell table:formula="of:=([.C135]*2+64+130)*([.E135]*2+25)" office:value-type="float" office:value="66660">
            <text:p>66660</text:p>
          </table:table-cell>
          <table:table-cell table:formula="of:=([.C135]*2+64+130)*([.G135]*2+25)" office:value-type="float" office:value="82820">
            <text:p>82820</text:p>
          </table:table-cell>
          <table:table-cell table:formula="of:=([.D135]*2+89)*([.H135]*2+89)" office:value-type="float" office:value="66981">
            <text:p>66981</text:p>
          </table:table-cell>
          <table:table-cell table:formula="of:=([.F135]*2+89)*([.H135]*2+89)" office:value-type="float" office:value="76941">
            <text:p>76941</text:p>
          </table:table-cell>
          <table:table-cell table:formula="of:=[.BA135]*(MAX([.D135]; [.F135])*2+89)" office:value-type="float" office:value="46189320">
            <text:p>46189320</text:p>
          </table:table-cell>
          <table:table-cell table:style-name="ce2" office:value-type="string">
            <text:p><text:a xlink:href="http://www14.atwiki.jp/tamakagura/pages/79.html">H星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79.html">H星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135">
            <text:p>135</text:p>
          </table:table-cell>
          <table:table-cell table:style-name="ce2" office:value-type="string">
            <text:p><text:a xlink:href="http://www14.atwiki.jp/tamakagura/pages/32.html">ちびしんき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0">
            <text:p>50</text:p>
          </table:table-cell>
          <table:table-cell table:style-name="ce2" table:formula="of:=SUM([.C136:.H136])" office:value-type="float" office:value="450">
            <text:p>45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36]-[.N136]" office:value-type="float" office:value="420">
            <text:p>420</text:p>
          </table:table-cell>
          <table:table-cell table:formula="of:=MIN([.D136]; [.F136])" office:value-type="float" office:value="30">
            <text:p>30</text:p>
          </table:table-cell>
          <table:table-cell table:style-name="ce21" office:value-type="string">
            <text:p>敵消費VP20%増</text:p>
          </table:table-cell>
          <table:table-cell table:style-name="ce21"/>
          <table:table-cell table:style-name="ce2" office:value-type="string">
            <text:p><text:a xlink:href="http://www14.atwiki.jp/tamakagura/pages/32.html">ちびしんき</text:a></text:p>
          </table:table-cell>
          <table:table-cell table:number-columns-repeated="8"/>
          <table:table-cell table:style-name="ce2" office:value-type="string">
            <text:p><text:a xlink:href="http://www14.atwiki.jp/tamakagura/pages/32.html">ちびしんき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12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2.html">ちびしんき</text:a></text:p>
          </table:table-cell>
          <table:table-cell table:formula="of:=[.BB136]+[.BC136]" office:value-type="float" office:value="149720">
            <text:p>149720</text:p>
          </table:table-cell>
          <table:table-cell table:formula="of:=([.C136]*2+64+130)*([.E136]*2+25)" office:value-type="float" office:value="72890">
            <text:p>72890</text:p>
          </table:table-cell>
          <table:table-cell table:formula="of:=([.C136]*2+64+130)*([.G136]*2+25)" office:value-type="float" office:value="76830">
            <text:p>76830</text:p>
          </table:table-cell>
          <table:table-cell table:formula="of:=([.D136]*2+89)*([.H136]*2+89)" office:value-type="float" office:value="28161">
            <text:p>28161</text:p>
          </table:table-cell>
          <table:table-cell table:formula="of:=([.F136]*2+89)*([.H136]*2+89)" office:value-type="float" office:value="56511">
            <text:p>56511</text:p>
          </table:table-cell>
          <table:table-cell table:formula="of:=[.BA136]*(MAX([.D136]; [.F136])*2+89)" office:value-type="float" office:value="44766280">
            <text:p>44766280</text:p>
          </table:table-cell>
          <table:table-cell table:style-name="ce2" office:value-type="string">
            <text:p><text:a xlink:href="http://www14.atwiki.jp/tamakagura/pages/32.html">ちびしんき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32.html">ちびしんき</text:a></text:p>
          </table:table-cell>
          <table:table-cell office:value-type="string">
            <text:p>薄紫</text:p>
          </table:table-cell>
        </table:table-row>
        <table:table-row table:style-name="ro5">
          <table:table-cell office:value-type="float" office:value="136">
            <text:p>136</text:p>
          </table:table-cell>
          <table:table-cell table:style-name="ce2" office:value-type="string">
            <text:p><text:a xlink:href="http://www14.atwiki.jp/tamakagura/pages/32.html">H神綺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13" table:formula="of:=SUM([.C137:.H137])" office:value-type="float" office:value="580">
            <text:p>5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137]-[.N137]" office:value-type="float" office:value="495">
            <text:p>495</text:p>
          </table:table-cell>
          <table:table-cell table:formula="of:=MIN([.D137]; [.F137])" office:value-type="float" office:value="85">
            <text:p>85</text:p>
          </table:table-cell>
          <table:table-cell table:style-name="ce21" office:value-type="string">
            <text:p>敵消費VP20%増</text:p>
          </table:table-cell>
          <table:table-cell table:style-name="ce21" office:value-type="string">
            <text:p>味追加発動5%↑</text:p>
          </table:table-cell>
          <table:table-cell table:style-name="ce2" office:value-type="string">
            <text:p><text:a xlink:href="http://www14.atwiki.jp/tamakagura/pages/32.html">H神綺</text:a></text:p>
          </table:table-cell>
          <table:table-cell table:number-columns-repeated="8"/>
          <table:table-cell table:style-name="ce2" office:value-type="string">
            <text:p><text:a xlink:href="http://www14.atwiki.jp/tamakagura/pages/32.html">H神綺</text:a>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9"/>
          <table:table-cell table:number-columns-repeated="2"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2.html">H神綺</text:a></text:p>
          </table:table-cell>
          <table:table-cell table:formula="of:=[.BB137]+[.BC137]" office:value-type="float" office:value="199800">
            <text:p>199800</text:p>
          </table:table-cell>
          <table:table-cell table:formula="of:=([.C137]*2+64+130)*([.E137]*2+25)" office:value-type="float" office:value="99900">
            <text:p>99900</text:p>
          </table:table-cell>
          <table:table-cell table:formula="of:=([.C137]*2+64+130)*([.G137]*2+25)" office:value-type="float" office:value="99900">
            <text:p>99900</text:p>
          </table:table-cell>
          <table:table-cell table:formula="of:=([.D137]*2+89)*([.H137]*2+89)" office:value-type="float" office:value="54131">
            <text:p>54131</text:p>
          </table:table-cell>
          <table:table-cell table:formula="of:=([.F137]*2+89)*([.H137]*2+89)" office:value-type="float" office:value="64581">
            <text:p>64581</text:p>
          </table:table-cell>
          <table:table-cell table:style-name="ce26" table:formula="of:=[.BA137]*(MAX([.D137]; [.F137])*2+89)" office:value-type="float" office:value="61738200">
            <text:p>61738200</text:p>
          </table:table-cell>
          <table:table-cell table:style-name="ce2" office:value-type="string">
            <text:p><text:a xlink:href="http://www14.atwiki.jp/tamakagura/pages/32.html">H神綺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32.html">H神綺</text:a></text:p>
          </table:table-cell>
          <table:table-cell office:value-type="string">
            <text:p>薄紫</text:p>
          </table:table-cell>
        </table:table-row>
        <table:table-row table:style-name="ro5">
          <table:table-cell office:value-type="float" office:value="137">
            <text:p>137</text:p>
          </table:table-cell>
          <table:table-cell table:style-name="ce2" office:value-type="string">
            <text:p><text:a xlink:href="http://www14.atwiki.jp/tamakagura/pages/95.html">こしんぎょく</text:a></text:p>
          </table:table-cell>
          <table:table-cell table:number-columns-repeated="5" table:style-name="ce2" office:value-type="float" office:value="70">
            <text:p>70</text:p>
          </table:table-cell>
          <table:table-cell table:style-name="ce2" office:value-type="float" office:value="30">
            <text:p>30</text:p>
          </table:table-cell>
          <table:table-cell table:style-name="ce2" table:formula="of:=SUM([.C138:.H138])" office:value-type="float" office:value="380">
            <text:p>3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38]-[.N138]" office:value-type="float" office:value="310">
            <text:p>310</text:p>
          </table:table-cell>
          <table:table-cell table:formula="of:=MIN([.D138]; [.F138])" office:value-type="float" office:value="70">
            <text:p>70</text:p>
          </table:table-cell>
          <table:table-cell table:style-name="ce21" office:value-type="string">
            <text:p>強制交代防止</text:p>
          </table:table-cell>
          <table:table-cell table:style-name="ce21"/>
          <table:table-cell table:style-name="ce2" office:value-type="string">
            <text:p><text:a xlink:href="http://www14.atwiki.jp/tamakagura/pages/95.html">こしんぎょく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神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138]*2+89)*[.X138]*IF(OR([.J138]=[.V138]; [.K138]=[.V138]); 1.5; 1)" office:value-type="float" office:value="20610">
            <text:p>20610</text:p>
          </table:table-cell>
          <table:table-cell table:style-name="ce2" office:value-type="string">
            <text:p><text:a xlink:href="http://www14.atwiki.jp/tamakagura/pages/95.html">こしんぎょく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table:number-columns-repeated="17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95.html">こしんぎょく</text:a></text:p>
          </table:table-cell>
          <table:table-cell table:formula="of:=[.BB138]+[.BC138]" office:value-type="float" office:value="110220">
            <text:p>110220</text:p>
          </table:table-cell>
          <table:table-cell table:formula="of:=([.C138]*2+64+130)*([.E138]*2+25)" office:value-type="float" office:value="55110">
            <text:p>55110</text:p>
          </table:table-cell>
          <table:table-cell table:formula="of:=([.C138]*2+64+130)*([.G138]*2+25)" office:value-type="float" office:value="55110">
            <text:p>55110</text:p>
          </table:table-cell>
          <table:table-cell table:formula="of:=([.D138]*2+89)*([.H138]*2+89)" office:value-type="float" office:value="34121">
            <text:p>34121</text:p>
          </table:table-cell>
          <table:table-cell table:formula="of:=([.F138]*2+89)*([.H138]*2+89)" office:value-type="float" office:value="34121">
            <text:p>34121</text:p>
          </table:table-cell>
          <table:table-cell table:formula="of:=[.BA138]*(MAX([.D138]; [.F138])*2+89)" office:value-type="float" office:value="25240380">
            <text:p>25240380</text:p>
          </table:table-cell>
          <table:table-cell table:style-name="ce2" office:value-type="string">
            <text:p><text:a xlink:href="http://www14.atwiki.jp/tamakagura/pages/95.html">こしんぎょく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95.html">こしんぎょく</text:a></text:p>
          </table:table-cell>
          <table:table-cell office:value-type="string">
            <text:p>赤と黒</text:p>
          </table:table-cell>
        </table:table-row>
        <table:table-row table:style-name="ro5">
          <table:table-cell office:value-type="float" office:value="138">
            <text:p>138</text:p>
          </table:table-cell>
          <table:table-cell table:style-name="ce2" office:value-type="string">
            <text:p><text:a xlink:href="http://www14.atwiki.jp/tamakagura/pages/95.html">神玉</text:a>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0">
            <text:p>50</text:p>
          </table:table-cell>
          <table:table-cell table:style-name="ce2" table:formula="of:=SUM([.C139:.H139])" office:value-type="float" office:value="530">
            <text:p>53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39]-[.N139]" office:value-type="float" office:value="450">
            <text:p>450</text:p>
          </table:table-cell>
          <table:table-cell table:formula="of:=MIN([.D139]; [.F139])" office:value-type="float" office:value="80">
            <text:p>80</text:p>
          </table:table-cell>
          <table:table-cell table:style-name="ce21" office:value-type="string">
            <text:p>強制交代防止</text:p>
          </table:table-cell>
          <table:table-cell table:style-name="ce21" office:value-type="string">
            <text:p>状態シンクロ</text:p>
          </table:table-cell>
          <table:table-cell table:style-name="ce2" office:value-type="string">
            <text:p><text:a xlink:href="http://www14.atwiki.jp/tamakagura/pages/95.html">神玉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神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139]*2+89)*[.X139]*IF(OR([.J139]=[.V139]; [.K139]=[.V139]); 1.5; 1)" office:value-type="float" office:value="22410">
            <text:p>22410</text:p>
          </table:table-cell>
          <table:table-cell table:style-name="ce2" office:value-type="string">
            <text:p><text:a xlink:href="http://www14.atwiki.jp/tamakagura/pages/95.html">神玉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95.html">神玉</text:a></text:p>
          </table:table-cell>
          <table:table-cell table:formula="of:=[.BB139]+[.BC139]" office:value-type="float" office:value="194340">
            <text:p>194340</text:p>
          </table:table-cell>
          <table:table-cell table:style-name="ce25" table:formula="of:=([.C139]*2+64+130)*([.E139]*2+25)" office:value-type="float" office:value="97170">
            <text:p>97170</text:p>
          </table:table-cell>
          <table:table-cell table:formula="of:=([.C139]*2+64+130)*([.G139]*2+25)" office:value-type="float" office:value="97170">
            <text:p>97170</text:p>
          </table:table-cell>
          <table:table-cell table:formula="of:=([.D139]*2+89)*([.H139]*2+89)" office:value-type="float" office:value="47061">
            <text:p>47061</text:p>
          </table:table-cell>
          <table:table-cell table:formula="of:=([.F139]*2+89)*([.H139]*2+89)" office:value-type="float" office:value="47061">
            <text:p>47061</text:p>
          </table:table-cell>
          <table:table-cell table:formula="of:=[.BA139]*(MAX([.D139]; [.F139])*2+89)" office:value-type="float" office:value="48390660">
            <text:p>48390660</text:p>
          </table:table-cell>
          <table:table-cell table:style-name="ce2" office:value-type="string">
            <text:p><text:a xlink:href="http://www14.atwiki.jp/tamakagura/pages/95.html">神玉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95.html">神玉</text:a></text:p>
          </table:table-cell>
          <table:table-cell office:value-type="string">
            <text:p>赤と黒</text:p>
          </table:table-cell>
        </table:table-row>
        <table:table-row table:style-name="ro5">
          <table:table-cell office:value-type="float" office:value="139">
            <text:p>139</text:p>
          </table:table-cell>
          <table:table-cell table:style-name="ce2" office:value-type="string">
            <text:p><text:a xlink:href="http://www14.atwiki.jp/tamakagura/pages/119.html">ちびすいか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0">
            <text:p>30</text:p>
          </table:table-cell>
          <table:table-cell table:style-name="ce2" table:formula="of:=SUM([.C140:.H140])" office:value-type="float" office:value="420">
            <text:p>42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40]-[.N140]" office:value-type="float" office:value="380">
            <text:p>380</text:p>
          </table:table-cell>
          <table:table-cell table:formula="of:=MIN([.D140]; [.F140])" office:value-type="float" office:value="40">
            <text:p>40</text:p>
          </table:table-cell>
          <table:table-cell table:style-name="ce21" office:value-type="string">
            <text:p>敵追加発動10%↓</text:p>
          </table:table-cell>
          <table:table-cell table:style-name="ce21"/>
          <table:table-cell table:style-name="ce2" office:value-type="string">
            <text:p><text:a xlink:href="http://www14.atwiki.jp/tamakagura/pages/119.html">ちびすいか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19.html">ちびすいか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19.html">ちびすいか</text:a></text:p>
          </table:table-cell>
          <table:table-cell table:formula="of:=[.BB140]+[.BC140]" office:value-type="float" office:value="134540">
            <text:p>134540</text:p>
          </table:table-cell>
          <table:table-cell table:formula="of:=([.C140]*2+64+130)*([.E140]*2+25)" office:value-type="float" office:value="71610">
            <text:p>71610</text:p>
          </table:table-cell>
          <table:table-cell table:formula="of:=([.C140]*2+64+130)*([.G140]*2+25)" office:value-type="float" office:value="62930">
            <text:p>62930</text:p>
          </table:table-cell>
          <table:table-cell table:formula="of:=([.D140]*2+89)*([.H140]*2+89)" office:value-type="float" office:value="43061">
            <text:p>43061</text:p>
          </table:table-cell>
          <table:table-cell table:formula="of:=([.F140]*2+89)*([.H140]*2+89)" office:value-type="float" office:value="25181">
            <text:p>25181</text:p>
          </table:table-cell>
          <table:table-cell table:formula="of:=[.BA140]*(MAX([.D140]; [.F140])*2+89)" office:value-type="float" office:value="38882060">
            <text:p>38882060</text:p>
          </table:table-cell>
          <table:table-cell table:style-name="ce2" office:value-type="string">
            <text:p><text:a xlink:href="http://www14.atwiki.jp/tamakagura/pages/119.html">ちびすいか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19.html">ちびすいか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140">
            <text:p>140</text:p>
          </table:table-cell>
          <table:table-cell table:style-name="ce2" office:value-type="string">
            <text:p><text:a xlink:href="http://www14.atwiki.jp/tamakagura/pages/119.html">A萃香</text:a>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160">
            <text:p>16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5">
            <text:p>45</text:p>
          </table:table-cell>
          <table:table-cell table:style-name="ce2" table:formula="of:=SUM([.C141:.H141])" office:value-type="float" office:value="560">
            <text:p>56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13" table:formula="of:=[.I141]-[.N141]" office:value-type="float" office:value="500">
            <text:p>500</text:p>
          </table:table-cell>
          <table:table-cell table:formula="of:=MIN([.D141]; [.F141])" office:value-type="float" office:value="60">
            <text:p>60</text:p>
          </table:table-cell>
          <table:table-cell table:style-name="ce21" office:value-type="string">
            <text:p>敵追加発動10%↓</text:p>
          </table:table-cell>
          <table:table-cell table:style-name="ce21" office:value-type="string">
            <text:p>ピンチ岩1.2倍</text:p>
          </table:table-cell>
          <table:table-cell table:style-name="ce2" office:value-type="string">
            <text:p><text:a xlink:href="http://www14.atwiki.jp/tamakagura/pages/119.html">A萃香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19.html">A萃香</text:a>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table:number-columns-repeated="10"/>
          <table:table-cell table:style-name="ce26"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19.html">A萃香</text:a></text:p>
          </table:table-cell>
          <table:table-cell table:formula="of:=[.BB141]+[.BC141]" office:value-type="float" office:value="170640">
            <text:p>170640</text:p>
          </table:table-cell>
          <table:table-cell table:style-name="ce25" table:formula="of:=([.C141]*2+64+130)*([.E141]*2+25)" office:value-type="float" office:value="92430">
            <text:p>92430</text:p>
          </table:table-cell>
          <table:table-cell table:formula="of:=([.C141]*2+64+130)*([.G141]*2+25)" office:value-type="float" office:value="78210">
            <text:p>78210</text:p>
          </table:table-cell>
          <table:table-cell table:formula="of:=([.D141]*2+89)*([.H141]*2+89)" office:value-type="float" office:value="73211">
            <text:p>73211</text:p>
          </table:table-cell>
          <table:table-cell table:formula="of:=([.F141]*2+89)*([.H141]*2+89)" office:value-type="float" office:value="37411">
            <text:p>37411</text:p>
          </table:table-cell>
          <table:table-cell table:style-name="ce26" table:formula="of:=[.BA141]*(MAX([.D141]; [.F141])*2+89)" office:value-type="float" office:value="69791760">
            <text:p>69791760</text:p>
          </table:table-cell>
          <table:table-cell table:style-name="ce2" office:value-type="string">
            <text:p><text:a xlink:href="http://www14.atwiki.jp/tamakagura/pages/119.html">A萃香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19.html">A萃香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141">
            <text:p>141</text:p>
          </table:table-cell>
          <table:table-cell table:style-name="ce2" office:value-type="string">
            <text:p><text:a xlink:href="http://www14.atwiki.jp/tamakagura/pages/119.html">T萃香</text:a></text:p>
          </table:table-cell>
          <table:table-cell table:style-name="ce13" office:value-type="float" office:value="180">
            <text:p>18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0">
            <text:p>30</text:p>
          </table:table-cell>
          <table:table-cell table:style-name="ce2" table:formula="of:=SUM([.C142:.H142])" office:value-type="float" office:value="560">
            <text:p>56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13" table:formula="of:=[.I142]-[.N142]" office:value-type="float" office:value="520">
            <text:p>520</text:p>
          </table:table-cell>
          <table:table-cell table:formula="of:=MIN([.D142]; [.F142])" office:value-type="float" office:value="40">
            <text:p>40</text:p>
          </table:table-cell>
          <table:table-cell table:style-name="ce21" office:value-type="string">
            <text:p>敵追加発動10%↓</text:p>
          </table:table-cell>
          <table:table-cell table:style-name="ce21" office:value-type="string">
            <text:p>ピンチ岩1.2倍</text:p>
          </table:table-cell>
          <table:table-cell table:style-name="ce2" office:value-type="string">
            <text:p><text:a xlink:href="http://www14.atwiki.jp/tamakagura/pages/119.html">T萃香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19.html">T萃香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19.html">T萃香</text:a></text:p>
          </table:table-cell>
          <table:table-cell table:style-name="ce26" table:formula="of:=[.BB142]+[.BC142]" office:value-type="float" office:value="232680">
            <text:p>232680</text:p>
          </table:table-cell>
          <table:table-cell table:style-name="ce26" table:formula="of:=([.C142]*2+64+130)*([.E142]*2+25)" office:value-type="float" office:value="124650">
            <text:p>124650</text:p>
          </table:table-cell>
          <table:table-cell table:style-name="ce26" table:formula="of:=([.C142]*2+64+130)*([.G142]*2+25)" office:value-type="float" office:value="108030">
            <text:p>108030</text:p>
          </table:table-cell>
          <table:table-cell table:formula="of:=([.D142]*2+89)*([.H142]*2+89)" office:value-type="float" office:value="50511">
            <text:p>50511</text:p>
          </table:table-cell>
          <table:table-cell table:formula="of:=([.F142]*2+89)*([.H142]*2+89)" office:value-type="float" office:value="25181">
            <text:p>25181</text:p>
          </table:table-cell>
          <table:table-cell table:style-name="ce26" table:formula="of:=[.BA142]*(MAX([.D142]; [.F142])*2+89)" office:value-type="float" office:value="78878520">
            <text:p>78878520</text:p>
          </table:table-cell>
          <table:table-cell table:style-name="ce2" office:value-type="string">
            <text:p><text:a xlink:href="http://www14.atwiki.jp/tamakagura/pages/119.html">T萃香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19.html">T萃香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142">
            <text:p>142</text:p>
          </table:table-cell>
          <table:table-cell table:style-name="ce2" office:value-type="string">
            <text:p><text:a xlink:href="http://www14.atwiki.jp/tamakagura/pages/119.html">H萃香</text:a></text:p>
          </table:table-cell>
          <table:table-cell table:style-name="ce13" office:value-type="float" office:value="155">
            <text:p>155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5">
            <text:p>35</text:p>
          </table:table-cell>
          <table:table-cell table:style-name="ce2" table:formula="of:=SUM([.C143:.H143])" office:value-type="float" office:value="560">
            <text:p>56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143]-[.N143]" office:value-type="float" office:value="450">
            <text:p>450</text:p>
          </table:table-cell>
          <table:table-cell table:formula="of:=MIN([.D143]; [.F143])" office:value-type="float" office:value="110">
            <text:p>110</text:p>
          </table:table-cell>
          <table:table-cell table:style-name="ce21" office:value-type="string">
            <text:p>敵追加発動10%↓</text:p>
          </table:table-cell>
          <table:table-cell table:style-name="ce21" office:value-type="string">
            <text:p>属性一致</text:p>
          </table:table-cell>
          <table:table-cell table:style-name="ce2" office:value-type="string">
            <text:p><text:a xlink:href="http://www14.atwiki.jp/tamakagura/pages/119.html">H萃香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19.html">H萃香</text:a>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office:value-type="string">
            <text:p>闇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19.html">H萃香</text:a></text:p>
          </table:table-cell>
          <table:table-cell table:formula="of:=[.BB143]+[.BC143]" office:value-type="float" office:value="161280">
            <text:p>161280</text:p>
          </table:table-cell>
          <table:table-cell table:style-name="ce25" table:formula="of:=([.C143]*2+64+130)*([.E143]*2+25)" office:value-type="float" office:value="88200">
            <text:p>88200</text:p>
          </table:table-cell>
          <table:table-cell table:formula="of:=([.C143]*2+64+130)*([.G143]*2+25)" office:value-type="float" office:value="73080">
            <text:p>73080</text:p>
          </table:table-cell>
          <table:table-cell table:formula="of:=([.D143]*2+89)*([.H143]*2+89)" office:value-type="float" office:value="53901">
            <text:p>53901</text:p>
          </table:table-cell>
          <table:table-cell table:formula="of:=([.F143]*2+89)*([.H143]*2+89)" office:value-type="float" office:value="49131">
            <text:p>49131</text:p>
          </table:table-cell>
          <table:table-cell table:formula="of:=[.BA143]*(MAX([.D143]; [.F143])*2+89)" office:value-type="float" office:value="54673920">
            <text:p>54673920</text:p>
          </table:table-cell>
          <table:table-cell table:style-name="ce2" office:value-type="string">
            <text:p><text:a xlink:href="http://www14.atwiki.jp/tamakagura/pages/119.html">H萃香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19.html">H萃香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143">
            <text:p>143</text:p>
          </table:table-cell>
          <table:table-cell table:style-name="ce2" office:value-type="string">
            <text:p><text:a xlink:href="http://www14.atwiki.jp/tamakagura/pages/119.html">D萃香</text:a></text:p>
          </table:table-cell>
          <table:table-cell table:style-name="ce13" office:value-type="float" office:value="160">
            <text:p>16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45">
            <text:p>45</text:p>
          </table:table-cell>
          <table:table-cell table:style-name="ce2" table:formula="of:=SUM([.C144:.H144])" office:value-type="float" office:value="560">
            <text:p>56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13" table:formula="of:=[.I144]-[.N144]" office:value-type="float" office:value="510">
            <text:p>510</text:p>
          </table:table-cell>
          <table:table-cell table:formula="of:=MIN([.D144]; [.F144])" office:value-type="float" office:value="50">
            <text:p>50</text:p>
          </table:table-cell>
          <table:table-cell table:style-name="ce21" office:value-type="string">
            <text:p>敵追加発動10%↓</text:p>
          </table:table-cell>
          <table:table-cell table:style-name="ce21" office:value-type="string">
            <text:p>ピンチ岩1.2倍</text:p>
          </table:table-cell>
          <table:table-cell table:style-name="ce2" office:value-type="string">
            <text:p><text:a xlink:href="http://www14.atwiki.jp/tamakagura/pages/119.html">D萃香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19.html">D萃香</text:a>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19.html">D萃香</text:a></text:p>
          </table:table-cell>
          <table:table-cell table:style-name="ce26" table:formula="of:=[.BB144]+[.BC144]" office:value-type="float" office:value="215880">
            <text:p>215880</text:p>
          </table:table-cell>
          <table:table-cell table:style-name="ce26" table:formula="of:=([.C144]*2+64+130)*([.E144]*2+25)" office:value-type="float" office:value="115650">
            <text:p>115650</text:p>
          </table:table-cell>
          <table:table-cell table:style-name="ce26" table:formula="of:=([.C144]*2+64+130)*([.G144]*2+25)" office:value-type="float" office:value="100230">
            <text:p>100230</text:p>
          </table:table-cell>
          <table:table-cell table:formula="of:=([.D144]*2+89)*([.H144]*2+89)" office:value-type="float" office:value="58891">
            <text:p>58891</text:p>
          </table:table-cell>
          <table:table-cell table:formula="of:=([.F144]*2+89)*([.H144]*2+89)" office:value-type="float" office:value="33831">
            <text:p>33831</text:p>
          </table:table-cell>
          <table:table-cell table:style-name="ce26" table:formula="of:=[.BA144]*(MAX([.D144]; [.F144])*2+89)" office:value-type="float" office:value="71024520">
            <text:p>71024520</text:p>
          </table:table-cell>
          <table:table-cell table:style-name="ce2" office:value-type="string">
            <text:p><text:a xlink:href="http://www14.atwiki.jp/tamakagura/pages/119.html">D萃香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19.html">D萃香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144">
            <text:p>144</text:p>
          </table:table-cell>
          <table:table-cell table:style-name="ce2" office:value-type="string">
            <text:p><text:a xlink:href="http://www14.atwiki.jp/tamakagura/pages/60.html">ちびスター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0">
            <text:p>50</text:p>
          </table:table-cell>
          <table:table-cell table:style-name="ce2" table:formula="of:=SUM([.C145:.H145])" office:value-type="float" office:value="360">
            <text:p>36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45]-[.N145]" office:value-type="float" office:value="330">
            <text:p>330</text:p>
          </table:table-cell>
          <table:table-cell table:formula="of:=MIN([.D145]; [.F145])" office:value-type="float" office:value="30">
            <text:p>30</text:p>
          </table:table-cell>
          <table:table-cell table:style-name="ce21" office:value-type="string">
            <text:p>命中↑</text:p>
          </table:table-cell>
          <table:table-cell table:style-name="ce21"/>
          <table:table-cell table:style-name="ce2" office:value-type="string">
            <text:p><text:a xlink:href="http://www14.atwiki.jp/tamakagura/pages/60.html">ちびスター</text:a></text:p>
          </table:table-cell>
          <table:table-cell table:number-columns-repeated="8"/>
          <table:table-cell table:style-name="ce2" office:value-type="string">
            <text:p><text:a xlink:href="http://www14.atwiki.jp/tamakagura/pages/60.html">ちびスター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6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60.html">ちびスター</text:a></text:p>
          </table:table-cell>
          <table:table-cell table:formula="of:=[.BB145]+[.BC145]" office:value-type="float" office:value="110220">
            <text:p>110220</text:p>
          </table:table-cell>
          <table:table-cell table:formula="of:=([.C145]*2+64+130)*([.E145]*2+25)" office:value-type="float" office:value="51770">
            <text:p>51770</text:p>
          </table:table-cell>
          <table:table-cell table:formula="of:=([.C145]*2+64+130)*([.G145]*2+25)" office:value-type="float" office:value="58450">
            <text:p>58450</text:p>
          </table:table-cell>
          <table:table-cell table:formula="of:=([.D145]*2+89)*([.H145]*2+89)" office:value-type="float" office:value="28161">
            <text:p>28161</text:p>
          </table:table-cell>
          <table:table-cell table:formula="of:=([.F145]*2+89)*([.H145]*2+89)" office:value-type="float" office:value="43281">
            <text:p>43281</text:p>
          </table:table-cell>
          <table:table-cell table:formula="of:=[.BA145]*(MAX([.D145]; [.F145])*2+89)" office:value-type="float" office:value="25240380">
            <text:p>25240380</text:p>
          </table:table-cell>
          <table:table-cell table:style-name="ce2" office:value-type="string">
            <text:p><text:a xlink:href="http://www14.atwiki.jp/tamakagura/pages/60.html">ちびスター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60.html">ちびスター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145">
            <text:p>145</text:p>
          </table:table-cell>
          <table:table-cell table:style-name="ce2" office:value-type="string">
            <text:p><text:a xlink:href="http://www14.atwiki.jp/tamakagura/pages/60.html">Nスター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table:formula="of:=SUM([.C146:.H146])" office:value-type="float" office:value="500">
            <text:p>50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146]-[.N146]" office:value-type="float" office:value="460">
            <text:p>460</text:p>
          </table:table-cell>
          <table:table-cell table:formula="of:=MIN([.D146]; [.F146])" office:value-type="float" office:value="40">
            <text:p>40</text:p>
          </table:table-cell>
          <table:table-cell table:style-name="ce21" office:value-type="string">
            <text:p>命中↑</text:p>
          </table:table-cell>
          <table:table-cell table:style-name="ce21" office:value-type="string">
            <text:p>水被弾時C↑</text:p>
          </table:table-cell>
          <table:table-cell table:style-name="ce2" office:value-type="string">
            <text:p><text:a xlink:href="http://www14.atwiki.jp/tamakagura/pages/60.html">Nスター</text:a>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水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146]*2+89)*[.X146]*IF(OR([.J146]=[.V146]; [.K146]=[.V146]); 1.5; 1)" office:value-type="float" office:value="25110">
            <text:p>25110</text:p>
          </table:table-cell>
          <table:table-cell table:style-name="ce2" office:value-type="string">
            <text:p><text:a xlink:href="http://www14.atwiki.jp/tamakagura/pages/60.html">Nスター</text:a>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table:number-columns-repeated="4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60.html">Nスター</text:a></text:p>
          </table:table-cell>
          <table:table-cell table:formula="of:=[.BB146]+[.BC146]" office:value-type="float" office:value="181800">
            <text:p>181800</text:p>
          </table:table-cell>
          <table:table-cell table:style-name="ce25" table:formula="of:=([.C146]*2+64+130)*([.E146]*2+25)" office:value-type="float" office:value="90900">
            <text:p>90900</text:p>
          </table:table-cell>
          <table:table-cell table:formula="of:=([.C146]*2+64+130)*([.G146]*2+25)" office:value-type="float" office:value="90900">
            <text:p>90900</text:p>
          </table:table-cell>
          <table:table-cell table:formula="of:=([.D146]*2+89)*([.H146]*2+89)" office:value-type="float" office:value="35321">
            <text:p>35321</text:p>
          </table:table-cell>
          <table:table-cell table:formula="of:=([.F146]*2+89)*([.H146]*2+89)" office:value-type="float" office:value="58311">
            <text:p>58311</text:p>
          </table:table-cell>
          <table:table-cell table:formula="of:=[.BA146]*(MAX([.D146]; [.F146])*2+89)" office:value-type="float" office:value="50722200">
            <text:p>50722200</text:p>
          </table:table-cell>
          <table:table-cell table:style-name="ce2" office:value-type="string">
            <text:p><text:a xlink:href="http://www14.atwiki.jp/tamakagura/pages/60.html">Nスター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60.html">Nスター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146">
            <text:p>146</text:p>
          </table:table-cell>
          <table:table-cell table:style-name="ce2" office:value-type="string">
            <text:p><text:a xlink:href="http://www14.atwiki.jp/tamakagura/pages/60.html">Dスター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table:formula="of:=SUM([.C147:.H147])" office:value-type="float" office:value="500">
            <text:p>50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147]-[.N147]" office:value-type="float" office:value="470">
            <text:p>470</text:p>
          </table:table-cell>
          <table:table-cell table:formula="of:=MIN([.D147]; [.F147])" office:value-type="float" office:value="30">
            <text:p>30</text:p>
          </table:table-cell>
          <table:table-cell table:style-name="ce21" office:value-type="string">
            <text:p>命中↑</text:p>
          </table:table-cell>
          <table:table-cell table:style-name="ce21" office:value-type="string">
            <text:p>水被弾時C↑</text:p>
          </table:table-cell>
          <table:table-cell table:style-name="ce2" office:value-type="string">
            <text:p><text:a xlink:href="http://www14.atwiki.jp/tamakagura/pages/60.html">Dスター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60.html">Dスター</text:a>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60.html">Dスター</text:a></text:p>
          </table:table-cell>
          <table:table-cell table:style-name="ce26" table:formula="of:=[.BB147]+[.BC147]" office:value-type="float" office:value="203980">
            <text:p>203980</text:p>
          </table:table-cell>
          <table:table-cell table:style-name="ce26" table:formula="of:=([.C147]*2+64+130)*([.E147]*2+25)" office:value-type="float" office:value="101990">
            <text:p>101990</text:p>
          </table:table-cell>
          <table:table-cell table:style-name="ce26" table:formula="of:=([.C147]*2+64+130)*([.G147]*2+25)" office:value-type="float" office:value="101990">
            <text:p>101990</text:p>
          </table:table-cell>
          <table:table-cell table:formula="of:=([.D147]*2+89)*([.H147]*2+89)" office:value-type="float" office:value="31141">
            <text:p>31141</text:p>
          </table:table-cell>
          <table:table-cell table:formula="of:=([.F147]*2+89)*([.H147]*2+89)" office:value-type="float" office:value="52041">
            <text:p>52041</text:p>
          </table:table-cell>
          <table:table-cell table:formula="of:=[.BA147]*(MAX([.D147]; [.F147])*2+89)" office:value-type="float" office:value="50791020">
            <text:p>50791020</text:p>
          </table:table-cell>
          <table:table-cell table:style-name="ce2" office:value-type="string">
            <text:p><text:a xlink:href="http://www14.atwiki.jp/tamakagura/pages/60.html">Dスター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60.html">Dスター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147">
            <text:p>147</text:p>
          </table:table-cell>
          <table:table-cell table:style-name="ce2" office:value-type="string">
            <text:p><text:a xlink:href="http://www14.atwiki.jp/tamakagura/pages/60.html">Hスター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table:formula="of:=SUM([.C148:.H148])" office:value-type="float" office:value="500">
            <text:p>50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148]-[.N148]" office:value-type="float" office:value="460">
            <text:p>460</text:p>
          </table:table-cell>
          <table:table-cell table:formula="of:=MIN([.D148]; [.F148])" office:value-type="float" office:value="40">
            <text:p>40</text:p>
          </table:table-cell>
          <table:table-cell table:style-name="ce21" office:value-type="string">
            <text:p>命中↑</text:p>
          </table:table-cell>
          <table:table-cell table:style-name="ce21" office:value-type="string">
            <text:p>水被弾時C↑</text:p>
          </table:table-cell>
          <table:table-cell table:style-name="ce2" office:value-type="string">
            <text:p><text:a xlink:href="http://www14.atwiki.jp/tamakagura/pages/60.html">Hスター</text:a>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90">
            <text:p>90</text:p>
          </table:table-cell>
          <table:table-cell table:formula="of:=([.F148]*2+89)*[.X148]*IF(OR([.J148]=[.V148]; [.K148]=[.V148]); 1.5; 1)" office:value-type="float" office:value="37665">
            <text:p>37665</text:p>
          </table:table-cell>
          <table:table-cell table:style-name="ce2" office:value-type="string">
            <text:p><text:a xlink:href="http://www14.atwiki.jp/tamakagura/pages/60.html">Hスター</text:a>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60.html">Hスター</text:a></text:p>
          </table:table-cell>
          <table:table-cell table:formula="of:=[.BB148]+[.BC148]" office:value-type="float" office:value="169260">
            <text:p>169260</text:p>
          </table:table-cell>
          <table:table-cell table:style-name="ce25" table:formula="of:=([.C148]*2+64+130)*([.E148]*2+25)" office:value-type="float" office:value="84630">
            <text:p>84630</text:p>
          </table:table-cell>
          <table:table-cell table:formula="of:=([.C148]*2+64+130)*([.G148]*2+25)" office:value-type="float" office:value="84630">
            <text:p>84630</text:p>
          </table:table-cell>
          <table:table-cell table:formula="of:=([.D148]*2+89)*([.H148]*2+89)" office:value-type="float" office:value="40391">
            <text:p>40391</text:p>
          </table:table-cell>
          <table:table-cell table:formula="of:=([.F148]*2+89)*([.H148]*2+89)" office:value-type="float" office:value="66681">
            <text:p>66681</text:p>
          </table:table-cell>
          <table:table-cell table:formula="of:=[.BA148]*(MAX([.D148]; [.F148])*2+89)" office:value-type="float" office:value="47223540">
            <text:p>47223540</text:p>
          </table:table-cell>
          <table:table-cell table:style-name="ce2" office:value-type="string">
            <text:p><text:a xlink:href="http://www14.atwiki.jp/tamakagura/pages/60.html">Hスター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60.html">Hスター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148">
            <text:p>148</text:p>
          </table:table-cell>
          <table:table-cell table:style-name="ce2" office:value-type="string">
            <text:p><text:a xlink:href="http://www14.atwiki.jp/tamakagura/pages/54.html">ちびすわこ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0">
            <text:p>4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0">
            <text:p>50</text:p>
          </table:table-cell>
          <table:table-cell table:style-name="ce2" table:formula="of:=SUM([.C149:.H149])" office:value-type="float" office:value="420">
            <text:p>42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49]-[.N149]" office:value-type="float" office:value="380">
            <text:p>380</text:p>
          </table:table-cell>
          <table:table-cell table:formula="of:=MIN([.D149]; [.F149])" office:value-type="float" office:value="40">
            <text:p>40</text:p>
          </table:table-cell>
          <table:table-cell table:style-name="ce21" office:value-type="string">
            <text:p>ピンチ神1.2倍</text:p>
          </table:table-cell>
          <table:table-cell table:style-name="ce21"/>
          <table:table-cell table:style-name="ce2" office:value-type="string">
            <text:p><text:a xlink:href="http://www14.atwiki.jp/tamakagura/pages/54.html">ちびすわこ</text:a></text:p>
          </table:table-cell>
          <table:table-cell table:number-columns-repeated="8"/>
          <table:table-cell table:style-name="ce2" office:value-type="string">
            <text:p><text:a xlink:href="http://www14.atwiki.jp/tamakagura/pages/54.html">ちびすわこ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11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54.html">ちびすわこ</text:a></text:p>
          </table:table-cell>
          <table:table-cell table:formula="of:=[.BB149]+[.BC149]" office:value-type="float" office:value="130980">
            <text:p>130980</text:p>
          </table:table-cell>
          <table:table-cell table:formula="of:=([.C149]*2+64+130)*([.E149]*2+25)" office:value-type="float" office:value="72570">
            <text:p>72570</text:p>
          </table:table-cell>
          <table:table-cell table:formula="of:=([.C149]*2+64+130)*([.G149]*2+25)" office:value-type="float" office:value="58410">
            <text:p>58410</text:p>
          </table:table-cell>
          <table:table-cell table:formula="of:=([.D149]*2+89)*([.H149]*2+89)" office:value-type="float" office:value="31941">
            <text:p>31941</text:p>
          </table:table-cell>
          <table:table-cell table:formula="of:=([.F149]*2+89)*([.H149]*2+89)" office:value-type="float" office:value="50841">
            <text:p>50841</text:p>
          </table:table-cell>
          <table:table-cell table:formula="of:=[.BA149]*(MAX([.D149]; [.F149])*2+89)" office:value-type="float" office:value="35233620">
            <text:p>35233620</text:p>
          </table:table-cell>
          <table:table-cell table:style-name="ce2" office:value-type="string">
            <text:p><text:a xlink:href="http://www14.atwiki.jp/tamakagura/pages/54.html">ちびすわこ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54.html">ちびすわこ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149">
            <text:p>149</text:p>
          </table:table-cell>
          <table:table-cell table:style-name="ce2" office:value-type="string">
            <text:p><text:a xlink:href="http://www14.atwiki.jp/tamakagura/pages/54.html">N諏訪子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table:formula="of:=SUM([.C150:.H150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150]-[.N150]" office:value-type="float" office:value="475">
            <text:p>475</text:p>
          </table:table-cell>
          <table:table-cell table:formula="of:=MIN([.D150]; [.F150])" office:value-type="float" office:value="85">
            <text:p>85</text:p>
          </table:table-cell>
          <table:table-cell table:style-name="ce21" office:value-type="string">
            <text:p>ピンチ神1.2倍</text:p>
          </table:table-cell>
          <table:table-cell table:style-name="ce21" office:value-type="string">
            <text:p>味追加発動5%↑</text:p>
          </table:table-cell>
          <table:table-cell table:style-name="ce2" office:value-type="string">
            <text:p><text:a xlink:href="http://www14.atwiki.jp/tamakagura/pages/54.html">N諏訪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4.html">N諏訪子</text:a>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54.html">N諏訪子</text:a></text:p>
          </table:table-cell>
          <table:table-cell table:formula="of:=[.BB150]+[.BC150]" office:value-type="float" office:value="165480">
            <text:p>165480</text:p>
          </table:table-cell>
          <table:table-cell table:style-name="ce25" table:formula="of:=([.C150]*2+64+130)*([.E150]*2+25)" office:value-type="float" office:value="92590">
            <text:p>92590</text:p>
          </table:table-cell>
          <table:table-cell table:formula="of:=([.C150]*2+64+130)*([.G150]*2+25)" office:value-type="float" office:value="72890">
            <text:p>72890</text:p>
          </table:table-cell>
          <table:table-cell table:formula="of:=([.D150]*2+89)*([.H150]*2+89)" office:value-type="float" office:value="61901">
            <text:p>61901</text:p>
          </table:table-cell>
          <table:table-cell table:formula="of:=([.F150]*2+89)*([.H150]*2+89)" office:value-type="float" office:value="76241">
            <text:p>76241</text:p>
          </table:table-cell>
          <table:table-cell table:formula="of:=[.BA150]*(MAX([.D150]; [.F150])*2+89)" office:value-type="float" office:value="52788120">
            <text:p>52788120</text:p>
          </table:table-cell>
          <table:table-cell table:style-name="ce2" office:value-type="string">
            <text:p><text:a xlink:href="http://www14.atwiki.jp/tamakagura/pages/54.html">N諏訪子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54.html">N諏訪子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150">
            <text:p>150</text:p>
          </table:table-cell>
          <table:table-cell table:style-name="ce2" office:value-type="string">
            <text:p><text:a xlink:href="http://www14.atwiki.jp/tamakagura/pages/54.html">A諏訪子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5">
            <text:p>65</text:p>
          </table:table-cell>
          <table:table-cell table:style-name="ce2" table:formula="of:=SUM([.C151:.H151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151]-[.N151]" office:value-type="float" office:value="490">
            <text:p>490</text:p>
          </table:table-cell>
          <table:table-cell table:formula="of:=MIN([.D151]; [.F151])" office:value-type="float" office:value="70">
            <text:p>70</text:p>
          </table:table-cell>
          <table:table-cell table:style-name="ce21" office:value-type="string">
            <text:p>ピンチ神1.2倍</text:p>
          </table:table-cell>
          <table:table-cell table:style-name="ce21" office:value-type="string">
            <text:p>味追加発動5%↑</text:p>
          </table:table-cell>
          <table:table-cell table:style-name="ce2" office:value-type="string">
            <text:p><text:a xlink:href="http://www14.atwiki.jp/tamakagura/pages/54.html">A諏訪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4.html">A諏訪子</text:a>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54.html">A諏訪子</text:a></text:p>
          </table:table-cell>
          <table:table-cell table:formula="of:=[.BB151]+[.BC151]" office:value-type="float" office:value="182280">
            <text:p>182280</text:p>
          </table:table-cell>
          <table:table-cell table:style-name="ce25" table:formula="of:=([.C151]*2+64+130)*([.E151]*2+25)" office:value-type="float" office:value="97650">
            <text:p>97650</text:p>
          </table:table-cell>
          <table:table-cell table:formula="of:=([.C151]*2+64+130)*([.G151]*2+25)" office:value-type="float" office:value="84630">
            <text:p>84630</text:p>
          </table:table-cell>
          <table:table-cell table:formula="of:=([.D151]*2+89)*([.H151]*2+89)" office:value-type="float" office:value="50151">
            <text:p>50151</text:p>
          </table:table-cell>
          <table:table-cell table:formula="of:=([.F151]*2+89)*([.H151]*2+89)" office:value-type="float" office:value="72051">
            <text:p>72051</text:p>
          </table:table-cell>
          <table:table-cell table:style-name="ce26" table:formula="of:=[.BA151]*(MAX([.D151]; [.F151])*2+89)" office:value-type="float" office:value="59970120">
            <text:p>59970120</text:p>
          </table:table-cell>
          <table:table-cell table:style-name="ce2" office:value-type="string">
            <text:p><text:a xlink:href="http://www14.atwiki.jp/tamakagura/pages/54.html">A諏訪子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54.html">A諏訪子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151">
            <text:p>151</text:p>
          </table:table-cell>
          <table:table-cell table:style-name="ce2" office:value-type="string">
            <text:p><text:a xlink:href="http://www14.atwiki.jp/tamakagura/pages/54.html">D諏訪子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table:formula="of:=SUM([.C152:.H152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152]-[.N152]" office:value-type="float" office:value="490">
            <text:p>490</text:p>
          </table:table-cell>
          <table:table-cell table:formula="of:=MIN([.D152]; [.F152])" office:value-type="float" office:value="70">
            <text:p>70</text:p>
          </table:table-cell>
          <table:table-cell table:style-name="ce21" office:value-type="string">
            <text:p>ピンチ神1.2倍</text:p>
          </table:table-cell>
          <table:table-cell table:style-name="ce21" office:value-type="string">
            <text:p>味追加発動5%↑</text:p>
          </table:table-cell>
          <table:table-cell table:style-name="ce2" office:value-type="string">
            <text:p><text:a xlink:href="http://www14.atwiki.jp/tamakagura/pages/54.html">D諏訪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4.html">D諏訪子</text:a>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54.html">D諏訪子</text:a></text:p>
          </table:table-cell>
          <table:table-cell table:style-name="ce26" table:formula="of:=[.BB152]+[.BC152]" office:value-type="float" office:value="203980">
            <text:p>203980</text:p>
          </table:table-cell>
          <table:table-cell table:style-name="ce26" table:formula="of:=([.C152]*2+64+130)*([.E152]*2+25)" office:value-type="float" office:value="106330">
            <text:p>106330</text:p>
          </table:table-cell>
          <table:table-cell table:formula="of:=([.C152]*2+64+130)*([.G152]*2+25)" office:value-type="float" office:value="97650">
            <text:p>97650</text:p>
          </table:table-cell>
          <table:table-cell table:formula="of:=([.D152]*2+89)*([.H152]*2+89)" office:value-type="float" office:value="50151">
            <text:p>50151</text:p>
          </table:table-cell>
          <table:table-cell table:formula="of:=([.F152]*2+89)*([.H152]*2+89)" office:value-type="float" office:value="61101">
            <text:p>61101</text:p>
          </table:table-cell>
          <table:table-cell table:formula="of:=[.BA152]*(MAX([.D152]; [.F152])*2+89)" office:value-type="float" office:value="56910420">
            <text:p>56910420</text:p>
          </table:table-cell>
          <table:table-cell table:style-name="ce2" office:value-type="string">
            <text:p><text:a xlink:href="http://www14.atwiki.jp/tamakagura/pages/54.html">D諏訪子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4.html">D諏訪子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152">
            <text:p>152</text:p>
          </table:table-cell>
          <table:table-cell table:style-name="ce2" office:value-type="string">
            <text:p><text:a xlink:href="http://www14.atwiki.jp/tamakagura/pages/393.html">ちびせいが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5">
            <text:p>55</text:p>
          </table:table-cell>
          <table:table-cell table:style-name="ce2" table:formula="of:=SUM([.C153:.H153])" office:value-type="float" office:value="380">
            <text:p>38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53]-[.N153]" office:value-type="float" office:value="350">
            <text:p>350</text:p>
          </table:table-cell>
          <table:table-cell table:formula="of:=MIN([.D153]; [.F153])" office:value-type="float" office:value="30">
            <text:p>30</text:p>
          </table:table-cell>
          <table:table-cell table:style-name="ce21" office:value-type="string">
            <text:p>攻撃時B↓</text:p>
          </table:table-cell>
          <table:table-cell table:style-name="ce21"/>
          <table:table-cell table:style-name="ce2" office:value-type="string">
            <text:p><text:a xlink:href="http://www14.atwiki.jp/tamakagura/pages/393.html">ちびせいが</text:a></text:p>
          </table:table-cell>
          <table:table-cell table:number-columns-repeated="8"/>
          <table:table-cell table:style-name="ce2" office:value-type="string">
            <text:p><text:a xlink:href="http://www14.atwiki.jp/tamakagura/pages/393.html">ちびせいが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93.html">ちびせいが</text:a></text:p>
          </table:table-cell>
          <table:table-cell table:formula="of:=[.BB153]+[.BC153]" office:value-type="float" office:value="113520">
            <text:p>113520</text:p>
          </table:table-cell>
          <table:table-cell table:formula="of:=([.C153]*2+64+130)*([.E153]*2+25)" office:value-type="float" office:value="53320">
            <text:p>53320</text:p>
          </table:table-cell>
          <table:table-cell table:formula="of:=([.C153]*2+64+130)*([.G153]*2+25)" office:value-type="float" office:value="60200">
            <text:p>60200</text:p>
          </table:table-cell>
          <table:table-cell table:formula="of:=([.D153]*2+89)*([.H153]*2+89)" office:value-type="float" office:value="49551">
            <text:p>49551</text:p>
          </table:table-cell>
          <table:table-cell table:formula="of:=([.F153]*2+89)*([.H153]*2+89)" office:value-type="float" office:value="29651">
            <text:p>29651</text:p>
          </table:table-cell>
          <table:table-cell table:formula="of:=[.BA153]*(MAX([.D153]; [.F153])*2+89)" office:value-type="float" office:value="28266480">
            <text:p>28266480</text:p>
          </table:table-cell>
          <table:table-cell table:style-name="ce2" office:value-type="string">
            <text:p><text:a xlink:href="http://www14.atwiki.jp/tamakagura/pages/393.html">ちびせいが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393.html">ちびせいが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153">
            <text:p>153</text:p>
          </table:table-cell>
          <table:table-cell table:style-name="ce2" office:value-type="string">
            <text:p><text:a xlink:href="http://www14.atwiki.jp/tamakagura/pages/393.html">H青娥</text:a></text:p>
          </table:table-cell>
          <table:table-cell table:number-columns-repeated="2"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table:formula="of:=SUM([.C154:.H154])" office:value-type="float" office:value="530">
            <text:p>53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154]-[.N154]" office:value-type="float" office:value="440">
            <text:p>440</text:p>
          </table:table-cell>
          <table:table-cell table:formula="of:=MIN([.D154]; [.F154])" office:value-type="float" office:value="90">
            <text:p>90</text:p>
          </table:table-cell>
          <table:table-cell table:style-name="ce21" office:value-type="string">
            <text:p>攻撃時B↓</text:p>
          </table:table-cell>
          <table:table-cell table:style-name="ce21" office:value-type="string">
            <text:p>障壁破壊</text:p>
          </table:table-cell>
          <table:table-cell table:style-name="ce2" office:value-type="string">
            <text:p><text:a xlink:href="http://www14.atwiki.jp/tamakagura/pages/393.html">H青娥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393.html">H青娥</text:a>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闘</text:p>
          </table:table-cell>
          <table:table-cell table:number-columns-repeated="8"/>
          <table:table-cell table:number-columns-repeated="2"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93.html">H青娥</text:a></text:p>
          </table:table-cell>
          <table:table-cell table:formula="of:=[.BB154]+[.BC154]" office:value-type="float" office:value="149720">
            <text:p>149720</text:p>
          </table:table-cell>
          <table:table-cell table:formula="of:=([.C154]*2+64+130)*([.E154]*2+25)" office:value-type="float" office:value="72890">
            <text:p>72890</text:p>
          </table:table-cell>
          <table:table-cell table:formula="of:=([.C154]*2+64+130)*([.G154]*2+25)" office:value-type="float" office:value="76830">
            <text:p>76830</text:p>
          </table:table-cell>
          <table:table-cell table:formula="of:=([.D154]*2+89)*([.H154]*2+89)" office:value-type="float" office:value="69071">
            <text:p>69071</text:p>
          </table:table-cell>
          <table:table-cell table:formula="of:=([.F154]*2+89)*([.H154]*2+89)" office:value-type="float" office:value="64291">
            <text:p>64291</text:p>
          </table:table-cell>
          <table:table-cell table:formula="of:=[.BA154]*(MAX([.D154]; [.F154])*2+89)" office:value-type="float" office:value="43269080">
            <text:p>43269080</text:p>
          </table:table-cell>
          <table:table-cell table:style-name="ce2" office:value-type="string">
            <text:p><text:a xlink:href="http://www14.atwiki.jp/tamakagura/pages/393.html">H青娥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393.html">H青娥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154">
            <text:p>154</text:p>
          </table:table-cell>
          <table:table-cell table:style-name="ce2" office:value-type="string">
            <text:p><text:a xlink:href="http://www14.atwiki.jp/tamakagura/pages/419.html">A先代の巫女</text:a></text:p>
          </table:table-cell>
          <table:table-cell table:style-name="ce2" office:value-type="float" office:value="120">
            <text:p>120</text:p>
          </table:table-cell>
          <table:table-cell table:style-name="ce13" office:value-type="float" office:value="160">
            <text:p>16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13" table:formula="of:=SUM([.C155:.H155])" office:value-type="float" office:value="580">
            <text:p>5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155]-[.N155]" office:value-type="float" office:value="490">
            <text:p>490</text:p>
          </table:table-cell>
          <table:table-cell table:formula="of:=MIN([.D155]; [.F155])" office:value-type="float" office:value="90">
            <text:p>90</text:p>
          </table:table-cell>
          <table:table-cell table:style-name="ce21" office:value-type="string">
            <text:p>能力低下防止</text:p>
          </table:table-cell>
          <table:table-cell table:style-name="ce21" office:value-type="string">
            <text:p>味VP2%回復</text:p>
          </table:table-cell>
          <table:table-cell table:style-name="ce2" office:value-type="string">
            <text:p><text:a xlink:href="http://www14.atwiki.jp/tamakagura/pages/419.html">A先代の巫女</text:a></text:p>
          </table:table-cell>
          <table:table-cell table:number-columns-repeated="2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19.html">A先代の巫女</text:a>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9"/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19.html">A先代の巫女</text:a></text:p>
          </table:table-cell>
          <table:table-cell table:formula="of:=[.BB155]+[.BC155]" office:value-type="float" office:value="177940">
            <text:p>177940</text:p>
          </table:table-cell>
          <table:table-cell table:style-name="ce25" table:formula="of:=([.C155]*2+64+130)*([.E155]*2+25)" office:value-type="float" office:value="97650">
            <text:p>97650</text:p>
          </table:table-cell>
          <table:table-cell table:formula="of:=([.C155]*2+64+130)*([.G155]*2+25)" office:value-type="float" office:value="80290">
            <text:p>80290</text:p>
          </table:table-cell>
          <table:table-cell table:formula="of:=([.D155]*2+89)*([.H155]*2+89)" office:value-type="float" office:value="60941">
            <text:p>60941</text:p>
          </table:table-cell>
          <table:table-cell table:formula="of:=([.F155]*2+89)*([.H155]*2+89)" office:value-type="float" office:value="40081">
            <text:p>40081</text:p>
          </table:table-cell>
          <table:table-cell table:style-name="ce26" table:formula="of:=[.BA155]*(MAX([.D155]; [.F155])*2+89)" office:value-type="float" office:value="72777460">
            <text:p>72777460</text:p>
          </table:table-cell>
          <table:table-cell table:style-name="ce2" office:value-type="string">
            <text:p><text:a xlink:href="http://www14.atwiki.jp/tamakagura/pages/419.html">A先代の巫女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19.html">A先代の巫女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155">
            <text:p>155</text:p>
          </table:table-cell>
          <table:table-cell table:style-name="ce2" office:value-type="string">
            <text:p><text:a xlink:href="http://www14.atwiki.jp/tamakagura/pages/419.html">T先代の巫女</text:a></text:p>
          </table:table-cell>
          <table:table-cell table:style-name="ce2" office:value-type="float" office:value="110">
            <text:p>110</text:p>
          </table:table-cell>
          <table:table-cell table:style-name="ce13" office:value-type="float" office:value="150">
            <text:p>15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13" table:formula="of:=SUM([.C156:.H156])" office:value-type="float" office:value="580">
            <text:p>5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156]-[.N156]" office:value-type="float" office:value="500">
            <text:p>500</text:p>
          </table:table-cell>
          <table:table-cell table:formula="of:=MIN([.D156]; [.F156])" office:value-type="float" office:value="80">
            <text:p>80</text:p>
          </table:table-cell>
          <table:table-cell table:style-name="ce21" office:value-type="string">
            <text:p>能力低下防止</text:p>
          </table:table-cell>
          <table:table-cell table:style-name="ce21" office:value-type="string">
            <text:p>味VP2%回復</text:p>
          </table:table-cell>
          <table:table-cell table:style-name="ce2" office:value-type="string">
            <text:p><text:a xlink:href="http://www14.atwiki.jp/tamakagura/pages/419.html">T先代の巫女</text:a></text:p>
          </table:table-cell>
          <table:table-cell table:number-columns-repeated="2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19.html">T先代の巫女</text:a>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6"/>
          <table:table-cell table:number-columns-repeated="2"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19.html">T先代の巫女</text:a></text:p>
          </table:table-cell>
          <table:table-cell table:formula="of:=[.BB156]+[.BC156]" office:value-type="float" office:value="169740">
            <text:p>169740</text:p>
          </table:table-cell>
          <table:table-cell table:style-name="ce25" table:formula="of:=([.C156]*2+64+130)*([.E156]*2+25)" office:value-type="float" office:value="84870">
            <text:p>84870</text:p>
          </table:table-cell>
          <table:table-cell table:formula="of:=([.C156]*2+64+130)*([.G156]*2+25)" office:value-type="float" office:value="84870">
            <text:p>84870</text:p>
          </table:table-cell>
          <table:table-cell table:formula="of:=([.D156]*2+89)*([.H156]*2+89)" office:value-type="float" office:value="81301">
            <text:p>81301</text:p>
          </table:table-cell>
          <table:table-cell table:formula="of:=([.F156]*2+89)*([.H156]*2+89)" office:value-type="float" office:value="52041">
            <text:p>52041</text:p>
          </table:table-cell>
          <table:table-cell table:style-name="ce26" table:formula="of:=[.BA156]*(MAX([.D156]; [.F156])*2+89)" office:value-type="float" office:value="66028860">
            <text:p>66028860</text:p>
          </table:table-cell>
          <table:table-cell table:style-name="ce2" office:value-type="string">
            <text:p><text:a xlink:href="http://www14.atwiki.jp/tamakagura/pages/419.html">T先代の巫女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19.html">T先代の巫女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156">
            <text:p>156</text:p>
          </table:table-cell>
          <table:table-cell table:style-name="ce2" office:value-type="string">
            <text:p><text:a xlink:href="http://www14.atwiki.jp/tamakagura/pages/194.html">騒霊三姉妹</text:a> 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60">
            <text:p>60</text:p>
          </table:table-cell>
          <table:table-cell table:style-name="ce2" table:formula="of:=SUM([.C157:.H157])" office:value-type="float" office:value="530">
            <text:p>53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157]-[.N157]" office:value-type="float" office:value="490">
            <text:p>490</text:p>
          </table:table-cell>
          <table:table-cell table:formula="of:=MIN([.D157]; [.F157])" office:value-type="float" office:value="40">
            <text:p>40</text:p>
          </table:table-cell>
          <table:table-cell table:style-name="ce21" office:value-type="string">
            <text:p>味方5%強化</text:p>
          </table:table-cell>
          <table:table-cell office:value-type="string">
            <text:p>ピンチD1.1倍</text:p>
          </table:table-cell>
          <table:table-cell table:style-name="ce2" office:value-type="string">
            <text:p><text:a xlink:href="http://www14.atwiki.jp/tamakagura/pages/194.html">騒霊三姉妹</text:a> 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94.html">騒霊三姉妹</text:a> 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office:value-type="string">
            <text:p>氷</text:p>
          </table:table-cell>
          <table:table-cell table:number-columns-repeated="3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4.html">騒霊三姉妹</text:a> </text:p>
          </table:table-cell>
          <table:table-cell table:formula="of:=[.BB157]+[.BC157]" office:value-type="float" office:value="195220">
            <text:p>195220</text:p>
          </table:table-cell>
          <table:table-cell table:style-name="ce25" table:formula="of:=([.C157]*2+64+130)*([.E157]*2+25)" office:value-type="float" office:value="97610">
            <text:p>97610</text:p>
          </table:table-cell>
          <table:table-cell table:formula="of:=([.C157]*2+64+130)*([.G157]*2+25)" office:value-type="float" office:value="97610">
            <text:p>97610</text:p>
          </table:table-cell>
          <table:table-cell table:formula="of:=([.D157]*2+89)*([.H157]*2+89)" office:value-type="float" office:value="35321">
            <text:p>35321</text:p>
          </table:table-cell>
          <table:table-cell table:formula="of:=([.F157]*2+89)*([.H157]*2+89)" office:value-type="float" office:value="64581">
            <text:p>64581</text:p>
          </table:table-cell>
          <table:table-cell table:style-name="ce26" table:formula="of:=[.BA157]*(MAX([.D157]; [.F157])*2+89)" office:value-type="float" office:value="60322980">
            <text:p>60322980</text:p>
          </table:table-cell>
          <table:table-cell table:style-name="ce2" office:value-type="string">
            <text:p><text:a xlink:href="http://www14.atwiki.jp/tamakagura/pages/194.html">騒霊三姉妹</text:a> </text:p>
          </table:table-cell>
          <table:table-cell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194.html">騒霊三姉妹</text:a> </text:p>
          </table:table-cell>
          <table:table-cell office:value-type="string">
            <text:p>茶銀金</text:p>
          </table:table-cell>
        </table:table-row>
        <table:table-row table:style-name="ro5">
          <table:table-cell office:value-type="float" office:value="157">
            <text:p>157</text:p>
          </table:table-cell>
          <table:table-cell table:style-name="ce2" office:value-type="string">
            <text:p><text:a xlink:href="http://www14.atwiki.jp/tamakagura/pages/59.html">ゾンビF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table:formula="of:=SUM([.C158:.H158])" office:value-type="float" office:value="480">
            <text:p>48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158]-[.N158]" office:value-type="float" office:value="450">
            <text:p>450</text:p>
          </table:table-cell>
          <table:table-cell table:formula="of:=MIN([.D158]; [.F158])" office:value-type="float" office:value="30">
            <text:p>30</text:p>
          </table:table-cell>
          <table:table-cell table:style-name="ce21" office:value-type="string">
            <text:p>抜群以外半減</text:p>
          </table:table-cell>
          <table:table-cell table:style-name="ce21" office:value-type="string">
            <text:p>気絶時25%D</text:p>
          </table:table-cell>
          <table:table-cell table:style-name="ce2" office:value-type="string">
            <text:p><text:a xlink:href="http://www14.atwiki.jp/tamakagura/pages/59.html">ゾンビF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9.html">ゾンビF</text:a>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59.html">ゾンビF</text:a></text:p>
          </table:table-cell>
          <table:table-cell table:formula="of:=[.BB158]+[.BC158]" office:value-type="float" office:value="161540">
            <text:p>161540</text:p>
          </table:table-cell>
          <table:table-cell table:style-name="ce25" table:formula="of:=([.C158]*2+64+130)*([.E158]*2+25)" office:value-type="float" office:value="80770">
            <text:p>80770</text:p>
          </table:table-cell>
          <table:table-cell table:formula="of:=([.C158]*2+64+130)*([.G158]*2+25)" office:value-type="float" office:value="80770">
            <text:p>80770</text:p>
          </table:table-cell>
          <table:table-cell table:formula="of:=([.D158]*2+89)*([.H158]*2+89)" office:value-type="float" office:value="34121">
            <text:p>34121</text:p>
          </table:table-cell>
          <table:table-cell table:formula="of:=([.F158]*2+89)*([.H158]*2+89)" office:value-type="float" office:value="66181">
            <text:p>66181</text:p>
          </table:table-cell>
          <table:table-cell table:formula="of:=[.BA158]*(MAX([.D158]; [.F158])*2+89)" office:value-type="float" office:value="46685060">
            <text:p>46685060</text:p>
          </table:table-cell>
          <table:table-cell table:style-name="ce2" office:value-type="string">
            <text:p><text:a xlink:href="http://www14.atwiki.jp/tamakagura/pages/59.html">ゾンビF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59.html">ゾンビF</text:a></text:p>
          </table:table-cell>
          <table:table-cell office:value-type="string">
            <text:p>白</text:p>
          </table:table-cell>
        </table:table-row>
        <table:table-row table:style-name="ro5">
          <table:table-cell office:value-type="float" office:value="158">
            <text:p>158</text:p>
          </table:table-cell>
          <table:table-cell table:style-name="ce2" office:value-type="string">
            <text:p><text:a xlink:href="http://www14.atwiki.jp/tamakagura/pages/59.html">ようせい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0">
            <text:p>50</text:p>
          </table:table-cell>
          <table:table-cell table:style-name="ce2" table:formula="of:=SUM([.C159:.H159])" office:value-type="float" office:value="360">
            <text:p>3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59]-[.N159]" office:value-type="float" office:value="340">
            <text:p>340</text:p>
          </table:table-cell>
          <table:table-cell table:formula="of:=MIN([.D159]; [.F159])" office:value-type="float" office:value="20">
            <text:p>20</text:p>
          </table:table-cell>
          <table:table-cell table:style-name="ce21" office:value-type="string">
            <text:p>味VP2%回復</text:p>
          </table:table-cell>
          <table:table-cell table:style-name="ce21"/>
          <table:table-cell table:style-name="ce2" office:value-type="string">
            <text:p><text:a xlink:href="http://www14.atwiki.jp/tamakagura/pages/59.html">ようせい</text:a></text:p>
          </table:table-cell>
          <table:table-cell table:number-columns-repeated="8"/>
          <table:table-cell table:style-name="ce2" office:value-type="string">
            <text:p><text:a xlink:href="http://www14.atwiki.jp/tamakagura/pages/59.html">ようせい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office:value-type="string">
            <text:p>虫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9.html">ようせい</text:a></text:p>
          </table:table-cell>
          <table:table-cell table:formula="of:=[.BB159]+[.BC159]" office:value-type="float" office:value="113280">
            <text:p>113280</text:p>
          </table:table-cell>
          <table:table-cell table:formula="of:=([.C159]*2+64+130)*([.E159]*2+25)" office:value-type="float" office:value="51330">
            <text:p>51330</text:p>
          </table:table-cell>
          <table:table-cell table:formula="of:=([.C159]*2+64+130)*([.G159]*2+25)" office:value-type="float" office:value="61950">
            <text:p>61950</text:p>
          </table:table-cell>
          <table:table-cell table:formula="of:=([.D159]*2+89)*([.H159]*2+89)" office:value-type="float" office:value="45171">
            <text:p>45171</text:p>
          </table:table-cell>
          <table:table-cell table:formula="of:=([.F159]*2+89)*([.H159]*2+89)" office:value-type="float" office:value="24381">
            <text:p>24381</text:p>
          </table:table-cell>
          <table:table-cell table:formula="of:=[.BA159]*(MAX([.D159]; [.F159])*2+89)" office:value-type="float" office:value="27073920">
            <text:p>27073920</text:p>
          </table:table-cell>
          <table:table-cell table:style-name="ce2" office:value-type="string">
            <text:p><text:a xlink:href="http://www14.atwiki.jp/tamakagura/pages/59.html">ようせい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59.html">ようせい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159">
            <text:p>159</text:p>
          </table:table-cell>
          <table:table-cell table:style-name="ce2" office:value-type="string">
            <text:p><text:a xlink:href="http://www14.atwiki.jp/tamakagura/pages/59.html">N大妖精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table:formula="of:=SUM([.C160:.H160])" office:value-type="float" office:value="500">
            <text:p>50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160]-[.N160]" office:value-type="float" office:value="470">
            <text:p>470</text:p>
          </table:table-cell>
          <table:table-cell table:formula="of:=MIN([.D160]; [.F160])" office:value-type="float" office:value="30">
            <text:p>30</text:p>
          </table:table-cell>
          <table:table-cell table:style-name="ce21" office:value-type="string">
            <text:p>味VP2%回復</text:p>
          </table:table-cell>
          <table:table-cell table:style-name="ce21" office:value-type="string">
            <text:p>味HP2%回復</text:p>
          </table:table-cell>
          <table:table-cell table:style-name="ce2" office:value-type="string">
            <text:p><text:a xlink:href="http://www14.atwiki.jp/tamakagura/pages/59.html">N大妖精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59.html">N大妖精</text:a>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虫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9.html">N大妖精</text:a></text:p>
          </table:table-cell>
          <table:table-cell table:formula="of:=[.BB160]+[.BC160]" office:value-type="float" office:value="173600">
            <text:p>173600</text:p>
          </table:table-cell>
          <table:table-cell table:formula="of:=([.C160]*2+64+130)*([.E160]*2+25)" office:value-type="float" office:value="75950">
            <text:p>75950</text:p>
          </table:table-cell>
          <table:table-cell table:formula="of:=([.C160]*2+64+130)*([.G160]*2+25)" office:value-type="float" office:value="97650">
            <text:p>97650</text:p>
          </table:table-cell>
          <table:table-cell table:formula="of:=([.D160]*2+89)*([.H160]*2+89)" office:value-type="float" office:value="69071">
            <text:p>69071</text:p>
          </table:table-cell>
          <table:table-cell table:formula="of:=([.F160]*2+89)*([.H160]*2+89)" office:value-type="float" office:value="35611">
            <text:p>35611</text:p>
          </table:table-cell>
          <table:table-cell table:formula="of:=[.BA160]*(MAX([.D160]; [.F160])*2+89)" office:value-type="float" office:value="50170400">
            <text:p>50170400</text:p>
          </table:table-cell>
          <table:table-cell table:style-name="ce2" office:value-type="string">
            <text:p><text:a xlink:href="http://www14.atwiki.jp/tamakagura/pages/59.html">N大妖精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59.html">N大妖精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160">
            <text:p>160</text:p>
          </table:table-cell>
          <table:table-cell table:style-name="ce2" office:value-type="string">
            <text:p><text:a xlink:href="http://www14.atwiki.jp/tamakagura/pages/59.html">A大妖精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5">
            <text:p>65</text:p>
          </table:table-cell>
          <table:table-cell table:style-name="ce2" table:formula="of:=SUM([.C161:.H161])" office:value-type="float" office:value="500">
            <text:p>50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161]-[.N161]" office:value-type="float" office:value="460">
            <text:p>460</text:p>
          </table:table-cell>
          <table:table-cell table:formula="of:=MIN([.D161]; [.F161])" office:value-type="float" office:value="40">
            <text:p>40</text:p>
          </table:table-cell>
          <table:table-cell table:style-name="ce21" office:value-type="string">
            <text:p>味VP2%回復</text:p>
          </table:table-cell>
          <table:table-cell table:style-name="ce21" office:value-type="string">
            <text:p>味HP2%回復</text:p>
          </table:table-cell>
          <table:table-cell table:style-name="ce2" office:value-type="string">
            <text:p><text:a xlink:href="http://www14.atwiki.jp/tamakagura/pages/59.html">A大妖精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59.html">A大妖精</text:a></text:p>
          </table:table-cell>
          <table:table-cell office:value-type="string">
            <text:p>虫</text:p>
          </table:table-cell>
          <table:table-cell office:value-type="string">
            <text:p>水</text:p>
          </table:table-cell>
          <table:table-cell office:value-type="string">
            <text:p>虫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table:number-columns-repeated="4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9.html">A大妖精</text:a></text:p>
          </table:table-cell>
          <table:table-cell table:formula="of:=[.BB161]+[.BC161]" office:value-type="float" office:value="156880">
            <text:p>156880</text:p>
          </table:table-cell>
          <table:table-cell table:formula="of:=([.C161]*2+64+130)*([.E161]*2+25)" office:value-type="float" office:value="74200">
            <text:p>74200</text:p>
          </table:table-cell>
          <table:table-cell table:formula="of:=([.C161]*2+64+130)*([.G161]*2+25)" office:value-type="float" office:value="82680">
            <text:p>82680</text:p>
          </table:table-cell>
          <table:table-cell table:formula="of:=([.D161]*2+89)*([.H161]*2+89)" office:value-type="float" office:value="72051">
            <text:p>72051</text:p>
          </table:table-cell>
          <table:table-cell table:formula="of:=([.F161]*2+89)*([.H161]*2+89)" office:value-type="float" office:value="37011">
            <text:p>37011</text:p>
          </table:table-cell>
          <table:table-cell table:formula="of:=[.BA161]*(MAX([.D161]; [.F161])*2+89)" office:value-type="float" office:value="51613520">
            <text:p>51613520</text:p>
          </table:table-cell>
          <table:table-cell table:style-name="ce2" office:value-type="string">
            <text:p><text:a xlink:href="http://www14.atwiki.jp/tamakagura/pages/59.html">A大妖精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59.html">A大妖精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161">
            <text:p>161</text:p>
          </table:table-cell>
          <table:table-cell table:style-name="ce2" office:value-type="string">
            <text:p><text:a xlink:href="http://www14.atwiki.jp/tamakagura/pages/59.html">H大妖精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5">
            <text:p>85</text:p>
          </table:table-cell>
          <table:table-cell table:style-name="ce2" table:formula="of:=SUM([.C162:.H162])" office:value-type="float" office:value="500">
            <text:p>50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★</text:p>
          </table:table-cell>
          <table:table-cell table:style-name="ce2" table:formula="of:=[.I162]-[.N162]" office:value-type="float" office:value="470">
            <text:p>470</text:p>
          </table:table-cell>
          <table:table-cell table:formula="of:=MIN([.D162]; [.F162])" office:value-type="float" office:value="30">
            <text:p>30</text:p>
          </table:table-cell>
          <table:table-cell table:style-name="ce21" office:value-type="string">
            <text:p>味VP2%回復</text:p>
          </table:table-cell>
          <table:table-cell table:style-name="ce21" office:value-type="string">
            <text:p>味HP2%回復</text:p>
          </table:table-cell>
          <table:table-cell table:style-name="ce2" office:value-type="string">
            <text:p><text:a xlink:href="http://www14.atwiki.jp/tamakagura/pages/59.html">H大妖精</text:a></text:p>
          </table:table-cell>
          <table:table-cell table:number-columns-repeated="8"/>
          <table:table-cell table:style-name="ce2" office:value-type="string">
            <text:p><text:a xlink:href="http://www14.atwiki.jp/tamakagura/pages/59.html">H大妖精</text:a></text:p>
          </table:table-cell>
          <table:table-cell office:value-type="string">
            <text:p>樹</text:p>
          </table:table-cell>
          <table:table-cell office:value-type="string">
            <text:p>虫</text:p>
          </table:table-cell>
          <table:table-cell office:value-type="string">
            <text:p>樹</text:p>
          </table:table-cell>
          <table:table-cell office:value-type="string">
            <text:p>虫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9.html">H大妖精</text:a></text:p>
          </table:table-cell>
          <table:table-cell table:formula="of:=[.BB162]+[.BC162]" office:value-type="float" office:value="173600">
            <text:p>173600</text:p>
          </table:table-cell>
          <table:table-cell table:formula="of:=([.C162]*2+64+130)*([.E162]*2+25)" office:value-type="float" office:value="80290">
            <text:p>80290</text:p>
          </table:table-cell>
          <table:table-cell table:formula="of:=([.C162]*2+64+130)*([.G162]*2+25)" office:value-type="float" office:value="93310">
            <text:p>93310</text:p>
          </table:table-cell>
          <table:table-cell table:formula="of:=([.D162]*2+89)*([.H162]*2+89)" office:value-type="float" office:value="69671">
            <text:p>69671</text:p>
          </table:table-cell>
          <table:table-cell table:formula="of:=([.F162]*2+89)*([.H162]*2+89)" office:value-type="float" office:value="38591">
            <text:p>38591</text:p>
          </table:table-cell>
          <table:table-cell table:formula="of:=[.BA162]*(MAX([.D162]; [.F162])*2+89)" office:value-type="float" office:value="46698400">
            <text:p>46698400</text:p>
          </table:table-cell>
          <table:table-cell table:style-name="ce2" office:value-type="string">
            <text:p><text:a xlink:href="http://www14.atwiki.jp/tamakagura/pages/59.html">H大妖精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59.html">H大妖精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162">
            <text:p>162</text:p>
          </table:table-cell>
          <table:table-cell table:style-name="ce2" office:value-type="string">
            <text:p><text:a xlink:href="http://www14.atwiki.jp/tamakagura/pages/115.html">ちびちぇん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0">
            <text:p>80</text:p>
          </table:table-cell>
          <table:table-cell table:style-name="ce2" table:formula="of:=SUM([.C163:.H163])" office:value-type="float" office:value="380">
            <text:p>38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63]-[.N163]" office:value-type="float" office:value="360">
            <text:p>360</text:p>
          </table:table-cell>
          <table:table-cell table:formula="of:=MIN([.D163]; [.F163])" office:value-type="float" office:value="20">
            <text:p>20</text:p>
          </table:table-cell>
          <table:table-cell table:style-name="ce21" office:value-type="string">
            <text:p>25%S↑</text:p>
          </table:table-cell>
          <table:table-cell table:style-name="ce21"/>
          <table:table-cell table:style-name="ce2" office:value-type="string">
            <text:p><text:a xlink:href="http://www14.atwiki.jp/tamakagura/pages/115.html">ちびちぇん</text:a></text:p>
          </table:table-cell>
          <table:table-cell table:number-columns-repeated="8"/>
          <table:table-cell table:style-name="ce2" office:value-type="string">
            <text:p><text:a xlink:href="http://www14.atwiki.jp/tamakagura/pages/115.html">ちびちぇん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table:style-name="ce2"/>
          <table:table-cell table:number-columns-repeated="9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15.html">ちびちぇん</text:a></text:p>
          </table:table-cell>
          <table:table-cell table:formula="of:=[.BB163]+[.BC163]" office:value-type="float" office:value="95580">
            <text:p>95580</text:p>
          </table:table-cell>
          <table:table-cell table:formula="of:=([.C163]*2+64+130)*([.E163]*2+25)" office:value-type="float" office:value="51330">
            <text:p>51330</text:p>
          </table:table-cell>
          <table:table-cell table:formula="of:=([.C163]*2+64+130)*([.G163]*2+25)" office:value-type="float" office:value="44250">
            <text:p>44250</text:p>
          </table:table-cell>
          <table:table-cell table:formula="of:=([.D163]*2+89)*([.H163]*2+89)" office:value-type="float" office:value="66981">
            <text:p>66981</text:p>
          </table:table-cell>
          <table:table-cell table:formula="of:=([.F163]*2+89)*([.H163]*2+89)" office:value-type="float" office:value="32121">
            <text:p>32121</text:p>
          </table:table-cell>
          <table:table-cell table:formula="of:=[.BA163]*(MAX([.D163]; [.F163])*2+89)" office:value-type="float" office:value="25711020">
            <text:p>25711020</text:p>
          </table:table-cell>
          <table:table-cell table:style-name="ce2" office:value-type="string">
            <text:p><text:a xlink:href="http://www14.atwiki.jp/tamakagura/pages/115.html">ちびちぇん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15.html">ちびちぇん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163">
            <text:p>163</text:p>
          </table:table-cell>
          <table:table-cell table:style-name="ce2" office:value-type="string">
            <text:p><text:a xlink:href="http://www14.atwiki.jp/tamakagura/pages/115.html">N橙</text:a></text:p>
          </table:table-cell>
          <table:table-cell table:number-columns-repeated="2"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table:formula="of:=SUM([.C164:.H164])" office:value-type="float" office:value="530">
            <text:p>53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13" table:formula="of:=[.I164]-[.N164]" office:value-type="float" office:value="500">
            <text:p>500</text:p>
          </table:table-cell>
          <table:table-cell table:formula="of:=MIN([.D164]; [.F164])" office:value-type="float" office:value="30">
            <text:p>30</text:p>
          </table:table-cell>
          <table:table-cell table:style-name="ce21" office:value-type="string">
            <text:p>25%S↑</text:p>
          </table:table-cell>
          <table:table-cell table:style-name="ce21" office:value-type="string">
            <text:p>攻撃時5%怯み</text:p>
          </table:table-cell>
          <table:table-cell table:style-name="ce2" office:value-type="string">
            <text:p><text:a xlink:href="http://www14.atwiki.jp/tamakagura/pages/115.html">N橙</text:a></text:p>
          </table:table-cell>
          <table:table-cell table:number-columns-repeated="8"/>
          <table:table-cell table:style-name="ce2" office:value-type="string">
            <text:p><text:a xlink:href="http://www14.atwiki.jp/tamakagura/pages/115.html">N橙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15.html">N橙</text:a></text:p>
          </table:table-cell>
          <table:table-cell table:formula="of:=[.BB164]+[.BC164]" office:value-type="float" office:value="161460">
            <text:p>161460</text:p>
          </table:table-cell>
          <table:table-cell table:style-name="ce25" table:formula="of:=([.C164]*2+64+130)*([.E164]*2+25)" office:value-type="float" office:value="84870">
            <text:p>84870</text:p>
          </table:table-cell>
          <table:table-cell table:formula="of:=([.C164]*2+64+130)*([.G164]*2+25)" office:value-type="float" office:value="76590">
            <text:p>76590</text:p>
          </table:table-cell>
          <table:table-cell table:style-name="ce26" table:formula="of:=([.D164]*2+89)*([.H164]*2+89)" office:value-type="float" office:value="95481">
            <text:p>95481</text:p>
          </table:table-cell>
          <table:table-cell table:formula="of:=([.F164]*2+89)*([.H164]*2+89)" office:value-type="float" office:value="46041">
            <text:p>46041</text:p>
          </table:table-cell>
          <table:table-cell table:formula="of:=[.BA164]*(MAX([.D164]; [.F164])*2+89)" office:value-type="float" office:value="49891140">
            <text:p>49891140</text:p>
          </table:table-cell>
          <table:table-cell table:style-name="ce2" office:value-type="string">
            <text:p><text:a xlink:href="http://www14.atwiki.jp/tamakagura/pages/115.html">N橙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115.html">N橙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164">
            <text:p>164</text:p>
          </table:table-cell>
          <table:table-cell table:style-name="ce2" office:value-type="string">
            <text:p><text:a xlink:href="http://www14.atwiki.jp/tamakagura/pages/115.html">A橙</text:a>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30">
            <text:p>13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0">
            <text:p>4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165:.H165])" office:value-type="float" office:value="530">
            <text:p>53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165]-[.N165]" office:value-type="float" office:value="490">
            <text:p>490</text:p>
          </table:table-cell>
          <table:table-cell table:formula="of:=MIN([.D165]; [.F165])" office:value-type="float" office:value="40">
            <text:p>40</text:p>
          </table:table-cell>
          <table:table-cell table:style-name="ce21" office:value-type="string">
            <text:p>25%S↑</text:p>
          </table:table-cell>
          <table:table-cell table:style-name="ce21" office:value-type="string">
            <text:p>攻撃時5%怯み</text:p>
          </table:table-cell>
          <table:table-cell table:style-name="ce2" office:value-type="string">
            <text:p><text:a xlink:href="http://www14.atwiki.jp/tamakagura/pages/115.html">A橙</text:a></text:p>
          </table:table-cell>
          <table:table-cell table:number-columns-repeated="8"/>
          <table:table-cell table:style-name="ce2" office:value-type="string">
            <text:p><text:a xlink:href="http://www14.atwiki.jp/tamakagura/pages/115.html">A橙</text:a>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9"/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15.html">A橙</text:a></text:p>
          </table:table-cell>
          <table:table-cell table:formula="of:=[.BB165]+[.BC165]" office:value-type="float" office:value="153340">
            <text:p>153340</text:p>
          </table:table-cell>
          <table:table-cell table:formula="of:=([.C165]*2+64+130)*([.E165]*2+25)" office:value-type="float" office:value="76670">
            <text:p>76670</text:p>
          </table:table-cell>
          <table:table-cell table:formula="of:=([.C165]*2+64+130)*([.G165]*2+25)" office:value-type="float" office:value="76670">
            <text:p>76670</text:p>
          </table:table-cell>
          <table:table-cell table:style-name="ce26" table:formula="of:=([.D165]*2+89)*([.H165]*2+89)" office:value-type="float" office:value="93881">
            <text:p>93881</text:p>
          </table:table-cell>
          <table:table-cell table:formula="of:=([.F165]*2+89)*([.H165]*2+89)" office:value-type="float" office:value="45461">
            <text:p>45461</text:p>
          </table:table-cell>
          <table:table-cell table:formula="of:=[.BA165]*(MAX([.D165]; [.F165])*2+89)" office:value-type="float" office:value="53515660">
            <text:p>53515660</text:p>
          </table:table-cell>
          <table:table-cell table:style-name="ce2" office:value-type="string">
            <text:p><text:a xlink:href="http://www14.atwiki.jp/tamakagura/pages/115.html">A橙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15.html">A橙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165">
            <text:p>165</text:p>
          </table:table-cell>
          <table:table-cell table:style-name="ce2" office:value-type="string">
            <text:p><text:a xlink:href="http://www14.atwiki.jp/tamakagura/pages/115.html">T橙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table:formula="of:=SUM([.C166:.H166])" office:value-type="float" office:value="530">
            <text:p>53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166]-[.N166]" office:value-type="float" office:value="490">
            <text:p>490</text:p>
          </table:table-cell>
          <table:table-cell table:formula="of:=MIN([.D166]; [.F166])" office:value-type="float" office:value="40">
            <text:p>40</text:p>
          </table:table-cell>
          <table:table-cell table:style-name="ce21" office:value-type="string">
            <text:p>25%S↑</text:p>
          </table:table-cell>
          <table:table-cell table:style-name="ce21" office:value-type="string">
            <text:p>攻撃時5%怯み</text:p>
          </table:table-cell>
          <table:table-cell table:style-name="ce2" office:value-type="string">
            <text:p><text:a xlink:href="http://www14.atwiki.jp/tamakagura/pages/115.html">T橙</text:a></text:p>
          </table:table-cell>
          <table:table-cell table:number-columns-repeated="8"/>
          <table:table-cell table:style-name="ce2" office:value-type="string">
            <text:p><text:a xlink:href="http://www14.atwiki.jp/tamakagura/pages/115.html">T橙</text:a></text:p>
          </table:table-cell>
          <table:table-cell office:value-type="string">
            <text:p>岩</text:p>
          </table:table-cell>
          <table:table-cell office:value-type="string">
            <text:p>神</text:p>
          </table:table-cell>
          <table:table-cell office:value-type="string">
            <text:p>岩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15.html">T橙</text:a></text:p>
          </table:table-cell>
          <table:table-cell table:formula="of:=[.BB166]+[.BC166]" office:value-type="float" office:value="168720">
            <text:p>168720</text:p>
          </table:table-cell>
          <table:table-cell table:style-name="ce25" table:formula="of:=([.C166]*2+64+130)*([.E166]*2+25)" office:value-type="float" office:value="91020">
            <text:p>91020</text:p>
          </table:table-cell>
          <table:table-cell table:formula="of:=([.C166]*2+64+130)*([.G166]*2+25)" office:value-type="float" office:value="77700">
            <text:p>77700</text:p>
          </table:table-cell>
          <table:table-cell table:formula="of:=([.D166]*2+89)*([.H166]*2+89)" office:value-type="float" office:value="83121">
            <text:p>83121</text:p>
          </table:table-cell>
          <table:table-cell table:formula="of:=([.F166]*2+89)*([.H166]*2+89)" office:value-type="float" office:value="45461">
            <text:p>45461</text:p>
          </table:table-cell>
          <table:table-cell table:formula="of:=[.BA166]*(MAX([.D166]; [.F166])*2+89)" office:value-type="float" office:value="52134480">
            <text:p>52134480</text:p>
          </table:table-cell>
          <table:table-cell table:style-name="ce2" office:value-type="string">
            <text:p><text:a xlink:href="http://www14.atwiki.jp/tamakagura/pages/115.html">T橙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15.html">T橙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166">
            <text:p>166</text:p>
          </table:table-cell>
          <table:table-cell table:style-name="ce2" office:value-type="string">
            <text:p><text:a xlink:href="http://www14.atwiki.jp/tamakagura/pages/115.html">S橙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85">
            <text:p>85</text:p>
          </table:table-cell>
          <table:table-cell table:style-name="ce13" office:value-type="float" office:value="135">
            <text:p>135</text:p>
          </table:table-cell>
          <table:table-cell table:style-name="ce2" table:formula="of:=SUM([.C167:.H167])" office:value-type="float" office:value="530">
            <text:p>53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167]-[.N167]" office:value-type="float" office:value="485">
            <text:p>485</text:p>
          </table:table-cell>
          <table:table-cell table:formula="of:=MIN([.D167]; [.F167])" office:value-type="float" office:value="45">
            <text:p>45</text:p>
          </table:table-cell>
          <table:table-cell table:style-name="ce21" office:value-type="string">
            <text:p>25%S↑</text:p>
          </table:table-cell>
          <table:table-cell table:style-name="ce21" office:value-type="string">
            <text:p>攻撃時5%怯み</text:p>
          </table:table-cell>
          <table:table-cell table:style-name="ce2" office:value-type="string">
            <text:p><text:a xlink:href="http://www14.atwiki.jp/tamakagura/pages/115.html">S橙</text:a></text:p>
          </table:table-cell>
          <table:table-cell table:number-columns-repeated="8"/>
          <table:table-cell table:style-name="ce2" office:value-type="string">
            <text:p><text:a xlink:href="http://www14.atwiki.jp/tamakagura/pages/115.html">S橙</text:a>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15.html">S橙</text:a></text:p>
          </table:table-cell>
          <table:table-cell table:formula="of:=[.BB167]+[.BC167]" office:value-type="float" office:value="127440">
            <text:p>127440</text:p>
          </table:table-cell>
          <table:table-cell table:formula="of:=([.C167]*2+64+130)*([.E167]*2+25)" office:value-type="float" office:value="58410">
            <text:p>58410</text:p>
          </table:table-cell>
          <table:table-cell table:formula="of:=([.C167]*2+64+130)*([.G167]*2+25)" office:value-type="float" office:value="69030">
            <text:p>69030</text:p>
          </table:table-cell>
          <table:table-cell table:style-name="ce26" table:formula="of:=([.D167]*2+89)*([.H167]*2+89)" office:value-type="float" office:value="114521">
            <text:p>114521</text:p>
          </table:table-cell>
          <table:table-cell table:formula="of:=([.F167]*2+89)*([.H167]*2+89)" office:value-type="float" office:value="64261">
            <text:p>64261</text:p>
          </table:table-cell>
          <table:table-cell table:formula="of:=[.BA167]*(MAX([.D167]; [.F167])*2+89)" office:value-type="float" office:value="40653360">
            <text:p>40653360</text:p>
          </table:table-cell>
          <table:table-cell table:style-name="ce2" office:value-type="string">
            <text:p><text:a xlink:href="http://www14.atwiki.jp/tamakagura/pages/115.html">S橙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15.html">S橙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167">
            <text:p>167</text:p>
          </table:table-cell>
          <table:table-cell table:style-name="ce2" office:value-type="string">
            <text:p><text:a xlink:href="http://www14.atwiki.jp/tamakagura/pages/115.html">AD橙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15">
            <text:p>115</text:p>
          </table:table-cell>
          <table:table-cell table:style-name="ce2" table:formula="of:=SUM([.C168:.H168])" office:value-type="float" office:value="545">
            <text:p>545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168]-[.N168]" office:value-type="float" office:value="495">
            <text:p>495</text:p>
          </table:table-cell>
          <table:table-cell table:formula="of:=MIN([.D168]; [.F168])" office:value-type="float" office:value="50">
            <text:p>50</text:p>
          </table:table-cell>
          <table:table-cell table:style-name="ce21" office:value-type="string">
            <text:p>25%S↑</text:p>
          </table:table-cell>
          <table:table-cell table:style-name="ce21" office:value-type="string">
            <text:p>攻撃時5%怯み</text:p>
          </table:table-cell>
          <table:table-cell table:style-name="ce2" office:value-type="string">
            <text:p><text:a xlink:href="http://www14.atwiki.jp/tamakagura/pages/115.html">AD橙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闇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168]*2+89)*[.X168]*IF(OR([.J168]=[.V168]; [.K168]=[.V168]); 1.5; 1)" office:value-type="float" office:value="28710">
            <text:p>28710</text:p>
          </table:table-cell>
          <table:table-cell table:style-name="ce2" office:value-type="string">
            <text:p><text:a xlink:href="http://www14.atwiki.jp/tamakagura/pages/115.html">AD橙</text:a></text:p>
          </table:table-cell>
          <table:table-cell office:value-type="string">
            <text:p>岩</text:p>
          </table:table-cell>
          <table:table-cell office:value-type="string">
            <text:p>闇</text:p>
          </table:table-cell>
          <table:table-cell office:value-type="string">
            <text:p>岩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15.html">AD橙</text:a></text:p>
          </table:table-cell>
          <table:table-cell table:formula="of:=[.BB168]+[.BC168]" office:value-type="float" office:value="149760">
            <text:p>149760</text:p>
          </table:table-cell>
          <table:table-cell table:formula="of:=([.C168]*2+64+130)*([.E168]*2+25)" office:value-type="float" office:value="71040">
            <text:p>71040</text:p>
          </table:table-cell>
          <table:table-cell table:formula="of:=([.C168]*2+64+130)*([.G168]*2+25)" office:value-type="float" office:value="78720">
            <text:p>78720</text:p>
          </table:table-cell>
          <table:table-cell table:style-name="ce26" table:formula="of:=([.D168]*2+89)*([.H168]*2+89)" office:value-type="float" office:value="101761">
            <text:p>101761</text:p>
          </table:table-cell>
          <table:table-cell table:formula="of:=([.F168]*2+89)*([.H168]*2+89)" office:value-type="float" office:value="60291">
            <text:p>60291</text:p>
          </table:table-cell>
          <table:table-cell table:formula="of:=[.BA168]*(MAX([.D168]; [.F168])*2+89)" office:value-type="float" office:value="47773440">
            <text:p>47773440</text:p>
          </table:table-cell>
          <table:table-cell table:style-name="ce2" office:value-type="string">
            <text:p><text:a xlink:href="http://www14.atwiki.jp/tamakagura/pages/115.html">AD橙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15.html">AD橙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168">
            <text:p>168</text:p>
          </table:table-cell>
          <table:table-cell table:style-name="ce2" office:value-type="string">
            <text:p><text:a xlink:href="http://www14.atwiki.jp/tamakagura/pages/203.html">ちびちゆり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0">
            <text:p>50</text:p>
          </table:table-cell>
          <table:table-cell table:style-name="ce2" table:formula="of:=SUM([.C169:.H169])" office:value-type="float" office:value="400">
            <text:p>40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69]-[.N169]" office:value-type="float" office:value="325">
            <text:p>325</text:p>
          </table:table-cell>
          <table:table-cell table:formula="of:=MIN([.D169]; [.F169])" office:value-type="float" office:value="75">
            <text:p>75</text:p>
          </table:table-cell>
          <table:table-cell table:style-name="ce21" office:value-type="string">
            <text:p>味追加発動5%↑</text:p>
          </table:table-cell>
          <table:table-cell table:style-name="ce21"/>
          <table:table-cell table:style-name="ce2" office:value-type="string">
            <text:p><text:a xlink:href="http://www14.atwiki.jp/tamakagura/pages/203.html">ちびちゆり</text:a>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69]*2+89)*[.X169]*IF(OR([.J169]=[.V169]; [.K169]=[.V169]); 1.5; 1)" office:value-type="float" office:value="19120">
            <text:p>19120</text:p>
          </table:table-cell>
          <table:table-cell table:style-name="ce2" office:value-type="string">
            <text:p><text:a xlink:href="http://www14.atwiki.jp/tamakagura/pages/203.html">ちびちゆり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3.html">ちびちゆり</text:a></text:p>
          </table:table-cell>
          <table:table-cell table:formula="of:=[.BB169]+[.BC169]" office:value-type="float" office:value="100200">
            <text:p>100200</text:p>
          </table:table-cell>
          <table:table-cell table:formula="of:=([.C169]*2+64+130)*([.E169]*2+25)" office:value-type="float" office:value="45090">
            <text:p>45090</text:p>
          </table:table-cell>
          <table:table-cell table:formula="of:=([.C169]*2+64+130)*([.G169]*2+25)" office:value-type="float" office:value="55110">
            <text:p>55110</text:p>
          </table:table-cell>
          <table:table-cell table:formula="of:=([.D169]*2+89)*([.H169]*2+89)" office:value-type="float" office:value="45171">
            <text:p>45171</text:p>
          </table:table-cell>
          <table:table-cell table:formula="of:=([.F169]*2+89)*([.H169]*2+89)" office:value-type="float" office:value="47061">
            <text:p>47061</text:p>
          </table:table-cell>
          <table:table-cell table:formula="of:=[.BA169]*(MAX([.D169]; [.F169])*2+89)" office:value-type="float" office:value="24949800">
            <text:p>24949800</text:p>
          </table:table-cell>
          <table:table-cell table:style-name="ce2" office:value-type="string">
            <text:p><text:a xlink:href="http://www14.atwiki.jp/tamakagura/pages/203.html">ちびちゆり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203.html">ちびちゆり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169">
            <text:p>169</text:p>
          </table:table-cell>
          <table:table-cell table:style-name="ce2" office:value-type="string">
            <text:p><text:a xlink:href="http://www14.atwiki.jp/tamakagura/pages/203.html">Hちゆり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table:formula="of:=SUM([.C170:.H170])" office:value-type="float" office:value="545">
            <text:p>545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170]-[.N170]" office:value-type="float" office:value="455">
            <text:p>455</text:p>
          </table:table-cell>
          <table:table-cell table:formula="of:=MIN([.D170]; [.F170])" office:value-type="float" office:value="90">
            <text:p>90</text:p>
          </table:table-cell>
          <table:table-cell table:style-name="ce21" office:value-type="string">
            <text:p>味追加発動5%↑</text:p>
          </table:table-cell>
          <table:table-cell table:style-name="ce21" office:value-type="string">
            <text:p>25%先攻</text:p>
          </table:table-cell>
          <table:table-cell table:style-name="ce2" office:value-type="string">
            <text:p><text:a xlink:href="http://www14.atwiki.jp/tamakagura/pages/203.html">Hちゆり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70]*2+89)*[.X170]*IF(OR([.J170]=[.V170]; [.K170]=[.V170]); 1.5; 1)" office:value-type="float" office:value="32280">
            <text:p>32280</text:p>
          </table:table-cell>
          <table:table-cell table:style-name="ce2" office:value-type="string">
            <text:p><text:a xlink:href="http://www14.atwiki.jp/tamakagura/pages/203.html">Hちゆり</text:a>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3.html">Hちゆり</text:a></text:p>
          </table:table-cell>
          <table:table-cell table:formula="of:=[.BB170]+[.BC170]" office:value-type="float" office:value="157560">
            <text:p>157560</text:p>
          </table:table-cell>
          <table:table-cell table:formula="of:=([.C170]*2+64+130)*([.E170]*2+25)" office:value-type="float" office:value="66660">
            <text:p>66660</text:p>
          </table:table-cell>
          <table:table-cell table:formula="of:=([.C170]*2+64+130)*([.G170]*2+25)" office:value-type="float" office:value="90900">
            <text:p>90900</text:p>
          </table:table-cell>
          <table:table-cell table:formula="of:=([.D170]*2+89)*([.H170]*2+89)" office:value-type="float" office:value="64291">
            <text:p>64291</text:p>
          </table:table-cell>
          <table:table-cell table:formula="of:=([.F170]*2+89)*([.H170]*2+89)" office:value-type="float" office:value="71461">
            <text:p>71461</text:p>
          </table:table-cell>
          <table:table-cell table:formula="of:=[.BA170]*(MAX([.D170]; [.F170])*2+89)" office:value-type="float" office:value="47110440">
            <text:p>47110440</text:p>
          </table:table-cell>
          <table:table-cell table:style-name="ce2" office:value-type="string">
            <text:p><text:a xlink:href="http://www14.atwiki.jp/tamakagura/pages/203.html">Hちゆり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3.html">Hちゆり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170">
            <text:p>170</text:p>
          </table:table-cell>
          <table:table-cell table:style-name="ce2" office:value-type="string">
            <text:p><text:a xlink:href="http://www14.atwiki.jp/tamakagura/pages/99.html">ちびチルノ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0">
            <text:p>60</text:p>
          </table:table-cell>
          <table:table-cell table:style-name="ce2" table:formula="of:=SUM([.C171:.H171])" office:value-type="float" office:value="370">
            <text:p>37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71]-[.N171]" office:value-type="float" office:value="350">
            <text:p>350</text:p>
          </table:table-cell>
          <table:table-cell table:formula="of:=MIN([.D171]; [.F171])" office:value-type="float" office:value="20">
            <text:p>20</text:p>
          </table:table-cell>
          <table:table-cell table:style-name="ce21" office:value-type="string">
            <text:p>敵消費VP20%増</text:p>
          </table:table-cell>
          <table:table-cell table:style-name="ce21"/>
          <table:table-cell table:style-name="ce2" office:value-type="string">
            <text:p><text:a xlink:href="http://www14.atwiki.jp/tamakagura/pages/99.html">ちびチルノ</text:a></text:p>
          </table:table-cell>
          <table:table-cell table:number-columns-repeated="8"/>
          <table:table-cell table:style-name="ce2" office:value-type="string">
            <text:p><text:a xlink:href="http://www14.atwiki.jp/tamakagura/pages/99.html">ちびチルノ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table:number-columns-repeated="9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99.html">ちびチルノ</text:a></text:p>
          </table:table-cell>
          <table:table-cell table:formula="of:=[.BB171]+[.BC171]" office:value-type="float" office:value="102440">
            <text:p>102440</text:p>
          </table:table-cell>
          <table:table-cell table:formula="of:=([.C171]*2+64+130)*([.E171]*2+25)" office:value-type="float" office:value="61070">
            <text:p>61070</text:p>
          </table:table-cell>
          <table:table-cell table:formula="of:=([.C171]*2+64+130)*([.G171]*2+25)" office:value-type="float" office:value="41370">
            <text:p>41370</text:p>
          </table:table-cell>
          <table:table-cell table:formula="of:=([.D171]*2+89)*([.H171]*2+89)" office:value-type="float" office:value="26961">
            <text:p>26961</text:p>
          </table:table-cell>
          <table:table-cell table:formula="of:=([.F171]*2+89)*([.H171]*2+89)" office:value-type="float" office:value="54131">
            <text:p>54131</text:p>
          </table:table-cell>
          <table:table-cell table:formula="of:=[.BA171]*(MAX([.D171]; [.F171])*2+89)" office:value-type="float" office:value="26531960">
            <text:p>26531960</text:p>
          </table:table-cell>
          <table:table-cell table:style-name="ce2" office:value-type="string">
            <text:p><text:a xlink:href="http://www14.atwiki.jp/tamakagura/pages/99.html">ちびチルノ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99.html">ちびチルノ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171">
            <text:p>171</text:p>
          </table:table-cell>
          <table:table-cell table:style-name="ce2" office:value-type="string">
            <text:p><text:a xlink:href="http://www14.atwiki.jp/tamakagura/pages/99.html">Nチルノ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0">
            <text:p>90</text:p>
          </table:table-cell>
          <table:table-cell table:style-name="ce2" table:formula="of:=SUM([.C172:.H172])" office:value-type="float" office:value="515">
            <text:p>515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172]-[.N172]" office:value-type="float" office:value="455">
            <text:p>455</text:p>
          </table:table-cell>
          <table:table-cell table:formula="of:=MIN([.D172]; [.F172])" office:value-type="float" office:value="60">
            <text:p>60</text:p>
          </table:table-cell>
          <table:table-cell table:style-name="ce21" office:value-type="string">
            <text:p>敵消費VP20%増</text:p>
          </table:table-cell>
          <table:table-cell table:style-name="ce21" office:value-type="string">
            <text:p>状態シンクロ</text:p>
          </table:table-cell>
          <table:table-cell table:style-name="ce2" office:value-type="string">
            <text:p><text:a xlink:href="http://www14.atwiki.jp/tamakagura/pages/99.html">Nチルノ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172]*2+89)*[.X172]*IF(OR([.J172]=[.V172]; [.K172]=[.V172]); 1.5; 1)" office:value-type="float" office:value="18810">
            <text:p>18810</text:p>
          </table:table-cell>
          <table:table-cell table:style-name="ce2" office:value-type="string">
            <text:p><text:a xlink:href="http://www14.atwiki.jp/tamakagura/pages/99.html">Nチルノ</text:a>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table:number-columns-repeated="9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99.html">Nチルノ</text:a></text:p>
          </table:table-cell>
          <table:table-cell table:formula="of:=[.BB172]+[.BC172]" office:value-type="float" office:value="148400">
            <text:p>148400</text:p>
          </table:table-cell>
          <table:table-cell table:formula="of:=([.C172]*2+64+130)*([.E172]*2+25)" office:value-type="float" office:value="78440">
            <text:p>78440</text:p>
          </table:table-cell>
          <table:table-cell table:formula="of:=([.C172]*2+64+130)*([.G172]*2+25)" office:value-type="float" office:value="69960">
            <text:p>69960</text:p>
          </table:table-cell>
          <table:table-cell table:formula="of:=([.D172]*2+89)*([.H172]*2+89)" office:value-type="float" office:value="56221">
            <text:p>56221</text:p>
          </table:table-cell>
          <table:table-cell table:formula="of:=([.F172]*2+89)*([.H172]*2+89)" office:value-type="float" office:value="77741">
            <text:p>77741</text:p>
          </table:table-cell>
          <table:table-cell table:formula="of:=[.BA172]*(MAX([.D172]; [.F172])*2+89)" office:value-type="float" office:value="42887600">
            <text:p>42887600</text:p>
          </table:table-cell>
          <table:table-cell table:style-name="ce2" office:value-type="string">
            <text:p><text:a xlink:href="http://www14.atwiki.jp/tamakagura/pages/99.html">Nチルノ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99.html">Nチルノ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172">
            <text:p>172</text:p>
          </table:table-cell>
          <table:table-cell table:style-name="ce2" office:value-type="string">
            <text:p><text:a xlink:href="http://www14.atwiki.jp/tamakagura/pages/99.html">ADチルノ</text:a></text:p>
          </table:table-cell>
          <table:table-cell table:number-columns-repeated="2"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173:.H173])" office:value-type="float" office:value="560">
            <text:p>56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13" table:formula="of:=[.I173]-[.N173]" office:value-type="float" office:value="500">
            <text:p>500</text:p>
          </table:table-cell>
          <table:table-cell table:formula="of:=MIN([.D173]; [.F173])" office:value-type="float" office:value="60">
            <text:p>60</text:p>
          </table:table-cell>
          <table:table-cell table:style-name="ce21" office:value-type="string">
            <text:p>敵消費VP20%増</text:p>
          </table:table-cell>
          <table:table-cell table:style-name="ce21" office:value-type="string">
            <text:p>敵追加発動10%↓</text:p>
          </table:table-cell>
          <table:table-cell table:style-name="ce2" office:value-type="string">
            <text:p><text:a xlink:href="http://www14.atwiki.jp/tamakagura/pages/99.html">ADチルノ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99.html">ADチルノ</text:a>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table:number-columns-repeated="9"/>
          <table:table-cell table:number-columns-repeated="2" table:style-name="ce26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99.html">ADチルノ</text:a></text:p>
          </table:table-cell>
          <table:table-cell table:formula="of:=[.BB173]+[.BC173]" office:value-type="float" office:value="177940">
            <text:p>177940</text:p>
          </table:table-cell>
          <table:table-cell table:style-name="ce25" table:formula="of:=([.C173]*2+64+130)*([.E173]*2+25)" office:value-type="float" office:value="88970">
            <text:p>88970</text:p>
          </table:table-cell>
          <table:table-cell table:formula="of:=([.C173]*2+64+130)*([.G173]*2+25)" office:value-type="float" office:value="88970">
            <text:p>88970</text:p>
          </table:table-cell>
          <table:table-cell table:formula="of:=([.D173]*2+89)*([.H173]*2+89)" office:value-type="float" office:value="81921">
            <text:p>81921</text:p>
          </table:table-cell>
          <table:table-cell table:formula="of:=([.F173]*2+89)*([.H173]*2+89)" office:value-type="float" office:value="52041">
            <text:p>52041</text:p>
          </table:table-cell>
          <table:table-cell table:style-name="ce26" table:formula="of:=[.BA173]*(MAX([.D173]; [.F173])*2+89)" office:value-type="float" office:value="58542260">
            <text:p>58542260</text:p>
          </table:table-cell>
          <table:table-cell table:style-name="ce2" office:value-type="string">
            <text:p><text:a xlink:href="http://www14.atwiki.jp/tamakagura/pages/99.html">ADチルノ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99.html">ADチルノ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173">
            <text:p>173</text:p>
          </table:table-cell>
          <table:table-cell table:style-name="ce2" office:value-type="string">
            <text:p><text:a xlink:href="http://www14.atwiki.jp/tamakagura/pages/99.html">Sチルノ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table:formula="of:=SUM([.C174:.H174])" office:value-type="float" office:value="515">
            <text:p>515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174]-[.N174]" office:value-type="float" office:value="455">
            <text:p>455</text:p>
          </table:table-cell>
          <table:table-cell table:formula="of:=MIN([.D174]; [.F174])" office:value-type="float" office:value="60">
            <text:p>60</text:p>
          </table:table-cell>
          <table:table-cell table:style-name="ce21" office:value-type="string">
            <text:p>敵消費VP20%増</text:p>
          </table:table-cell>
          <table:table-cell table:style-name="ce21" office:value-type="string">
            <text:p>状態シンクロ</text:p>
          </table:table-cell>
          <table:table-cell table:style-name="ce2" office:value-type="string">
            <text:p><text:a xlink:href="http://www14.atwiki.jp/tamakagura/pages/99.html">Sチルノ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174]*2+89)*[.X174]*IF(OR([.J174]=[.V174]; [.K174]=[.V174]); 1.5; 1)" office:value-type="float" office:value="26910">
            <text:p>26910</text:p>
          </table:table-cell>
          <table:table-cell table:style-name="ce2" office:value-type="string">
            <text:p><text:a xlink:href="http://www14.atwiki.jp/tamakagura/pages/99.html">Sチルノ</text:a>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table:number-columns-repeated="9"/>
          <table:table-cell table:number-columns-repeated="2" table:style-name="ce26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99.html">Sチルノ</text:a></text:p>
          </table:table-cell>
          <table:table-cell table:formula="of:=[.BB174]+[.BC174]" office:value-type="float" office:value="133960">
            <text:p>133960</text:p>
          </table:table-cell>
          <table:table-cell table:formula="of:=([.C174]*2+64+130)*([.E174]*2+25)" office:value-type="float" office:value="68950">
            <text:p>68950</text:p>
          </table:table-cell>
          <table:table-cell table:formula="of:=([.C174]*2+64+130)*([.G174]*2+25)" office:value-type="float" office:value="65010">
            <text:p>65010</text:p>
          </table:table-cell>
          <table:table-cell table:formula="of:=([.D174]*2+89)*([.H174]*2+89)" office:value-type="float" office:value="89401">
            <text:p>89401</text:p>
          </table:table-cell>
          <table:table-cell table:formula="of:=([.F174]*2+89)*([.H174]*2+89)" office:value-type="float" office:value="62491">
            <text:p>62491</text:p>
          </table:table-cell>
          <table:table-cell table:formula="of:=[.BA174]*(MAX([.D174]; [.F174])*2+89)" office:value-type="float" office:value="40054040">
            <text:p>40054040</text:p>
          </table:table-cell>
          <table:table-cell table:style-name="ce2" office:value-type="string">
            <text:p><text:a xlink:href="http://www14.atwiki.jp/tamakagura/pages/99.html">Sチルノ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99.html">Sチルノ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174">
            <text:p>174</text:p>
          </table:table-cell>
          <table:table-cell table:style-name="ce2" office:value-type="string">
            <text:p><text:a xlink:href="http://www14.atwiki.jp/tamakagura/pages/99.html">Dチルノ</text:a></text:p>
          </table:table-cell>
          <table:table-cell table:style-name="ce13" office:value-type="float" office:value="145">
            <text:p>14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table:formula="of:=SUM([.C175:.H175])" office:value-type="float" office:value="515">
            <text:p>515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175]-[.N175]" office:value-type="float" office:value="475">
            <text:p>475</text:p>
          </table:table-cell>
          <table:table-cell table:formula="of:=MIN([.D175]; [.F175])" office:value-type="float" office:value="40">
            <text:p>40</text:p>
          </table:table-cell>
          <table:table-cell table:style-name="ce21" office:value-type="string">
            <text:p>敵消費VP20%増</text:p>
          </table:table-cell>
          <table:table-cell table:style-name="ce21" office:value-type="string">
            <text:p>状態シンクロ</text:p>
          </table:table-cell>
          <table:table-cell table:style-name="ce2" office:value-type="string">
            <text:p><text:a xlink:href="http://www14.atwiki.jp/tamakagura/pages/99.html">Dチルノ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99.html">Dチルノ</text:a>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11"/>
          <table:table-cell table:style-name="ce2" office:value-type="string">
            <text:p><text:a xlink:href="http://www14.atwiki.jp/tamakagura/pages/99.html">Dチルノ</text:a></text:p>
          </table:table-cell>
          <table:table-cell table:formula="of:=[.BB175]+[.BC175]" office:value-type="float" office:value="198440">
            <text:p>198440</text:p>
          </table:table-cell>
          <table:table-cell table:style-name="ce26" table:formula="of:=([.C175]*2+64+130)*([.E175]*2+25)" office:value-type="float" office:value="108900">
            <text:p>108900</text:p>
          </table:table-cell>
          <table:table-cell table:formula="of:=([.C175]*2+64+130)*([.G175]*2+25)" office:value-type="float" office:value="89540">
            <text:p>89540</text:p>
          </table:table-cell>
          <table:table-cell table:formula="of:=([.D175]*2+89)*([.H175]*2+89)" office:value-type="float" office:value="35321">
            <text:p>35321</text:p>
          </table:table-cell>
          <table:table-cell table:formula="of:=([.F175]*2+89)*([.H175]*2+89)" office:value-type="float" office:value="56221">
            <text:p>56221</text:p>
          </table:table-cell>
          <table:table-cell table:formula="of:=[.BA175]*(MAX([.D175]; [.F175])*2+89)" office:value-type="float" office:value="53380360">
            <text:p>53380360</text:p>
          </table:table-cell>
          <table:table-cell table:style-name="ce2" office:value-type="string">
            <text:p><text:a xlink:href="http://www14.atwiki.jp/tamakagura/pages/99.html">Dチルノ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99.html">Dチルノ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175">
            <text:p>175</text:p>
          </table:table-cell>
          <table:table-cell table:style-name="ce2" office:value-type="string">
            <text:p><text:a xlink:href="http://www14.atwiki.jp/tamakagura/pages/200.html">でぃあるが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table:formula="of:=SUM([.C176:.H176])" office:value-type="float" office:value="560">
            <text:p>56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13" table:formula="of:=[.I176]-[.N176]" office:value-type="float" office:value="500">
            <text:p>500</text:p>
          </table:table-cell>
          <table:table-cell table:formula="of:=MIN([.D176]; [.F176])" office:value-type="float" office:value="60">
            <text:p>60</text:p>
          </table:table-cell>
          <table:table-cell table:style-name="ce21" office:value-type="string">
            <text:p>被ダメージ10%減</text:p>
          </table:table-cell>
          <table:table-cell table:style-name="ce21" office:value-type="string">
            <text:p>50%敵S↓</text:p>
          </table:table-cell>
          <table:table-cell table:style-name="ce2" office:value-type="string">
            <text:p><text:a xlink:href="http://www14.atwiki.jp/tamakagura/pages/200.html">でぃあるが</text:a></text:p>
          </table:table-cell>
          <table:table-cell table:number-columns-repeated="8"/>
          <table:table-cell table:style-name="ce2" office:value-type="string">
            <text:p><text:a xlink:href="http://www14.atwiki.jp/tamakagura/pages/200.html">でぃあるが</text:a></text:p>
          </table:table-cell>
          <table:table-cell office:value-type="string">
            <text:p>氷</text:p>
          </table:table-cell>
          <table:table-cell office:value-type="string">
            <text:p>神</text:p>
          </table:table-cell>
          <table:table-cell office:value-type="string">
            <text:p>氷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8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0.html">でぃあるが</text:a></text:p>
          </table:table-cell>
          <table:table-cell table:formula="of:=[.BB176]+[.BC176]" office:value-type="float" office:value="175066">
            <text:p>175066</text:p>
          </table:table-cell>
          <table:table-cell table:style-name="ce25" table:formula="of:=ROUND(([.C176]*2+64+130)*([.E176]*2+25)/0.9)" office:value-type="float" office:value="92022">
            <text:p>92022</text:p>
          </table:table-cell>
          <table:table-cell table:formula="of:=ROUND(([.C176]*2+64+130)*([.G176]*2+25)/0.9)" office:value-type="float" office:value="83044">
            <text:p>83044</text:p>
          </table:table-cell>
          <table:table-cell table:formula="of:=([.D176]*2+89)*([.H176]*2+89)" office:value-type="float" office:value="60401">
            <text:p>60401</text:p>
          </table:table-cell>
          <table:table-cell table:style-name="ce26" table:formula="of:=([.F176]*2+89)*([.H176]*2+89)" office:value-type="float" office:value="97971">
            <text:p>97971</text:p>
          </table:table-cell>
          <table:table-cell table:style-name="ce26" table:formula="of:=[.BA176]*(MAX([.D176]; [.F176])*2+89)" office:value-type="float" office:value="59347374">
            <text:p>59347374</text:p>
          </table:table-cell>
          <table:table-cell table:style-name="ce2" office:value-type="string">
            <text:p><text:a xlink:href="http://www14.atwiki.jp/tamakagura/pages/200.html">でぃあるが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200.html">でぃあるが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176">
            <text:p>176</text:p>
          </table:table-cell>
          <table:table-cell table:style-name="ce2" office:value-type="string">
            <text:p><text:a xlink:href="http://www14.atwiki.jp/tamakagura/pages/55.html">ちびてゐ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table:formula="of:=SUM([.C177:.H177])" office:value-type="float" office:value="400">
            <text:p>40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77]-[.N177]" office:value-type="float" office:value="370">
            <text:p>370</text:p>
          </table:table-cell>
          <table:table-cell table:formula="of:=MIN([.D177]; [.F177])" office:value-type="float" office:value="30">
            <text:p>30</text:p>
          </table:table-cell>
          <table:table-cell table:style-name="ce21" office:value-type="string">
            <text:p>敵追加発動10%↓</text:p>
          </table:table-cell>
          <table:table-cell table:style-name="ce21"/>
          <table:table-cell table:style-name="ce2" office:value-type="string">
            <text:p><text:a xlink:href="http://www14.atwiki.jp/tamakagura/pages/55.html">ちびてゐ</text:a></text:p>
          </table:table-cell>
          <table:table-cell table:number-columns-repeated="8"/>
          <table:table-cell table:style-name="ce2" office:value-type="string">
            <text:p><text:a xlink:href="http://www14.atwiki.jp/tamakagura/pages/55.html">ちびてゐ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table:number-columns-repeated="12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55.html">ちびてゐ</text:a></text:p>
          </table:table-cell>
          <table:table-cell table:formula="of:=[.BB177]+[.BC177]" office:value-type="float" office:value="110080">
            <text:p>110080</text:p>
          </table:table-cell>
          <table:table-cell table:formula="of:=([.C177]*2+64+130)*([.E177]*2+25)" office:value-type="float" office:value="46440">
            <text:p>46440</text:p>
          </table:table-cell>
          <table:table-cell table:formula="of:=([.C177]*2+64+130)*([.G177]*2+25)" office:value-type="float" office:value="63640">
            <text:p>63640</text:p>
          </table:table-cell>
          <table:table-cell table:formula="of:=([.D177]*2+89)*([.H177]*2+89)" office:value-type="float" office:value="35611">
            <text:p>35611</text:p>
          </table:table-cell>
          <table:table-cell table:formula="of:=([.F177]*2+89)*([.H177]*2+89)" office:value-type="float" office:value="61901">
            <text:p>61901</text:p>
          </table:table-cell>
          <table:table-cell table:formula="of:=[.BA177]*(MAX([.D177]; [.F177])*2+89)" office:value-type="float" office:value="28510720">
            <text:p>28510720</text:p>
          </table:table-cell>
          <table:table-cell table:style-name="ce2" office:value-type="string">
            <text:p><text:a xlink:href="http://www14.atwiki.jp/tamakagura/pages/55.html">ちびてゐ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55.html">ちびてゐ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177">
            <text:p>177</text:p>
          </table:table-cell>
          <table:table-cell table:style-name="ce2" office:value-type="string">
            <text:p><text:a xlink:href="http://www14.atwiki.jp/tamakagura/pages/55.html">Aてゐ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13" office:value-type="float" office:value="130">
            <text:p>13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5">
            <text:p>95</text:p>
          </table:table-cell>
          <table:table-cell table:style-name="ce2" table:formula="of:=SUM([.C178:.H178])" office:value-type="float" office:value="545">
            <text:p>545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178]-[.N178]" office:value-type="float" office:value="465">
            <text:p>465</text:p>
          </table:table-cell>
          <table:table-cell table:formula="of:=MIN([.D178]; [.F178])" office:value-type="float" office:value="80">
            <text:p>80</text:p>
          </table:table-cell>
          <table:table-cell table:style-name="ce21" office:value-type="string">
            <text:p>敵追加発動10%↓</text:p>
          </table:table-cell>
          <table:table-cell table:style-name="ce21" office:value-type="string">
            <text:p>30%回避↑</text:p>
          </table:table-cell>
          <table:table-cell table:style-name="ce2" office:value-type="string">
            <text:p><text:a xlink:href="http://www14.atwiki.jp/tamakagura/pages/55.html">Aて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5.html">Aてゐ</text:a>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office:value-type="string">
            <text:p>岩</text:p>
          </table:table-cell>
          <table:table-cell table:number-columns-repeated="11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55.html">Aてゐ</text:a></text:p>
          </table:table-cell>
          <table:table-cell table:formula="of:=[.BB178]+[.BC178]" office:value-type="float" office:value="131040">
            <text:p>131040</text:p>
          </table:table-cell>
          <table:table-cell table:formula="of:=([.C178]*2+64+130)*([.E178]*2+25)" office:value-type="float" office:value="56420">
            <text:p>56420</text:p>
          </table:table-cell>
          <table:table-cell table:formula="of:=([.C178]*2+64+130)*([.G178]*2+25)" office:value-type="float" office:value="74620">
            <text:p>74620</text:p>
          </table:table-cell>
          <table:table-cell table:formula="of:=([.D178]*2+89)*([.H178]*2+89)" office:value-type="float" office:value="69471">
            <text:p>69471</text:p>
          </table:table-cell>
          <table:table-cell table:style-name="ce26" table:formula="of:=([.F178]*2+89)*([.H178]*2+89)" office:value-type="float" office:value="97371">
            <text:p>97371</text:p>
          </table:table-cell>
          <table:table-cell table:formula="of:=[.BA178]*(MAX([.D178]; [.F178])*2+89)" office:value-type="float" office:value="45732960">
            <text:p>45732960</text:p>
          </table:table-cell>
          <table:table-cell table:style-name="ce2" office:value-type="string">
            <text:p><text:a xlink:href="http://www14.atwiki.jp/tamakagura/pages/55.html">Aてゐ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55.html">Aてゐ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178">
            <text:p>178</text:p>
          </table:table-cell>
          <table:table-cell table:style-name="ce2" office:value-type="string">
            <text:p><text:a xlink:href="http://www14.atwiki.jp/tamakagura/pages/55.html">Sてゐ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13" office:value-type="float" office:value="120">
            <text:p>120</text:p>
          </table:table-cell>
          <table:table-cell table:style-name="ce2" table:formula="of:=SUM([.C179:.H179])" office:value-type="float" office:value="545">
            <text:p>545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13" table:formula="of:=[.I179]-[.N179]" office:value-type="float" office:value="505">
            <text:p>505</text:p>
          </table:table-cell>
          <table:table-cell table:formula="of:=MIN([.D179]; [.F179])" office:value-type="float" office:value="40">
            <text:p>40</text:p>
          </table:table-cell>
          <table:table-cell table:style-name="ce21" office:value-type="string">
            <text:p>敵追加発動10%↓</text:p>
          </table:table-cell>
          <table:table-cell table:style-name="ce21" office:value-type="string">
            <text:p>30%回避↑</text:p>
          </table:table-cell>
          <table:table-cell table:style-name="ce2" office:value-type="string">
            <text:p><text:a xlink:href="http://www14.atwiki.jp/tamakagura/pages/55.html">Sて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5.html">Sてゐ</text:a>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闇</text:p>
          </table:table-cell>
          <table:table-cell table:number-columns-repeated="11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55.html">Sてゐ</text:a></text:p>
          </table:table-cell>
          <table:table-cell table:formula="of:=[.BB179]+[.BC179]" office:value-type="float" office:value="165480">
            <text:p>165480</text:p>
          </table:table-cell>
          <table:table-cell table:formula="of:=([.C179]*2+64+130)*([.E179]*2+25)" office:value-type="float" office:value="72890">
            <text:p>72890</text:p>
          </table:table-cell>
          <table:table-cell table:formula="of:=([.C179]*2+64+130)*([.G179]*2+25)" office:value-type="float" office:value="92590">
            <text:p>92590</text:p>
          </table:table-cell>
          <table:table-cell table:formula="of:=([.D179]*2+89)*([.H179]*2+89)" office:value-type="float" office:value="55601">
            <text:p>55601</text:p>
          </table:table-cell>
          <table:table-cell table:style-name="ce26" table:formula="of:=([.F179]*2+89)*([.H179]*2+89)" office:value-type="float" office:value="95081">
            <text:p>95081</text:p>
          </table:table-cell>
          <table:table-cell table:formula="of:=[.BA179]*(MAX([.D179]; [.F179])*2+89)" office:value-type="float" office:value="47823720">
            <text:p>47823720</text:p>
          </table:table-cell>
          <table:table-cell table:style-name="ce2" office:value-type="string">
            <text:p><text:a xlink:href="http://www14.atwiki.jp/tamakagura/pages/55.html">Sてゐ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55.html">Sてゐ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179">
            <text:p>179</text:p>
          </table:table-cell>
          <table:table-cell table:style-name="ce2" office:value-type="string">
            <text:p><text:a xlink:href="http://www14.atwiki.jp/tamakagura/pages/55.html">Hてゐ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table:formula="of:=SUM([.C180:.H180])" office:value-type="float" office:value="545">
            <text:p>545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13" table:formula="of:=[.I180]-[.N180]" office:value-type="float" office:value="515">
            <text:p>515</text:p>
          </table:table-cell>
          <table:table-cell table:formula="of:=MIN([.D180]; [.F180])" office:value-type="float" office:value="30">
            <text:p>30</text:p>
          </table:table-cell>
          <table:table-cell table:style-name="ce21" office:value-type="string">
            <text:p>敵追加発動10%↓</text:p>
          </table:table-cell>
          <table:table-cell table:style-name="ce21" office:value-type="string">
            <text:p>味25%異常防止</text:p>
          </table:table-cell>
          <table:table-cell table:style-name="ce2" office:value-type="string">
            <text:p><text:a xlink:href="http://www14.atwiki.jp/tamakagura/pages/55.html">Hて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5.html">Hてゐ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闇</text:p>
          </table:table-cell>
          <table:table-cell table:number-columns-repeated="11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55.html">Hてゐ</text:a></text:p>
          </table:table-cell>
          <table:table-cell table:formula="of:=[.BB180]+[.BC180]" office:value-type="float" office:value="199800">
            <text:p>199800</text:p>
          </table:table-cell>
          <table:table-cell table:style-name="ce25" table:formula="of:=([.C180]*2+64+130)*([.E180]*2+25)" office:value-type="float" office:value="91020">
            <text:p>91020</text:p>
          </table:table-cell>
          <table:table-cell table:style-name="ce26" table:formula="of:=([.C180]*2+64+130)*([.G180]*2+25)" office:value-type="float" office:value="108780">
            <text:p>108780</text:p>
          </table:table-cell>
          <table:table-cell table:formula="of:=([.D180]*2+89)*([.H180]*2+89)" office:value-type="float" office:value="37101">
            <text:p>37101</text:p>
          </table:table-cell>
          <table:table-cell table:formula="of:=([.F180]*2+89)*([.H180]*2+89)" office:value-type="float" office:value="76941">
            <text:p>76941</text:p>
          </table:table-cell>
          <table:table-cell table:formula="of:=[.BA180]*(MAX([.D180]; [.F180])*2+89)" office:value-type="float" office:value="61738200">
            <text:p>61738200</text:p>
          </table:table-cell>
          <table:table-cell table:style-name="ce2" office:value-type="string">
            <text:p><text:a xlink:href="http://www14.atwiki.jp/tamakagura/pages/55.html">Hてゐ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55.html">Hてゐ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180">
            <text:p>180</text:p>
          </table:table-cell>
          <table:table-cell table:style-name="ce2" office:value-type="string">
            <text:p><text:a xlink:href="http://www14.atwiki.jp/tamakagura/pages/55.html">ADてゐ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20">
            <text:p>120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table:formula="of:=SUM([.C181:.H181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13" table:formula="of:=[.I181]-[.N181]" office:value-type="float" office:value="510">
            <text:p>510</text:p>
          </table:table-cell>
          <table:table-cell table:formula="of:=MIN([.D181]; [.F181])" office:value-type="float" office:value="50">
            <text:p>50</text:p>
          </table:table-cell>
          <table:table-cell table:style-name="ce21" office:value-type="string">
            <text:p>敵追加発動10%↓</text:p>
          </table:table-cell>
          <table:table-cell table:style-name="ce21" office:value-type="string">
            <text:p>味追加発動10%↑</text:p>
          </table:table-cell>
          <table:table-cell table:style-name="ce2" office:value-type="string">
            <text:p><text:a xlink:href="http://www14.atwiki.jp/tamakagura/pages/55.html">ADて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5.html">ADてゐ</text:a>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table:number-columns-repeated="11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55.html">ADてゐ</text:a></text:p>
          </table:table-cell>
          <table:table-cell table:formula="of:=[.BB181]+[.BC181]" office:value-type="float" office:value="165640">
            <text:p>165640</text:p>
          </table:table-cell>
          <table:table-cell table:formula="of:=([.C181]*2+64+130)*([.E181]*2+25)" office:value-type="float" office:value="70700">
            <text:p>70700</text:p>
          </table:table-cell>
          <table:table-cell table:formula="of:=([.C181]*2+64+130)*([.G181]*2+25)" office:value-type="float" office:value="94940">
            <text:p>94940</text:p>
          </table:table-cell>
          <table:table-cell table:formula="of:=([.D181]*2+89)*([.H181]*2+89)" office:value-type="float" office:value="56511">
            <text:p>56511</text:p>
          </table:table-cell>
          <table:table-cell table:style-name="ce26" table:formula="of:=([.F181]*2+89)*([.H181]*2+89)" office:value-type="float" office:value="98371">
            <text:p>98371</text:p>
          </table:table-cell>
          <table:table-cell table:formula="of:=[.BA181]*(MAX([.D181]; [.F181])*2+89)" office:value-type="float" office:value="54495560">
            <text:p>54495560</text:p>
          </table:table-cell>
          <table:table-cell table:style-name="ce2" office:value-type="string">
            <text:p><text:a xlink:href="http://www14.atwiki.jp/tamakagura/pages/55.html">ADてゐ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55.html">ADてゐ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181">
            <text:p>181</text:p>
          </table:table-cell>
          <table:table-cell table:style-name="ce2" office:value-type="string">
            <text:p><text:a xlink:href="http://www14.atwiki.jp/tamakagura/pages/189.html">ちびてんし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5">
            <text:p>45</text:p>
          </table:table-cell>
          <table:table-cell table:style-name="ce2" table:formula="of:=SUM([.C182:.H182])" office:value-type="float" office:value="420">
            <text:p>42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82]-[.N182]" office:value-type="float" office:value="355">
            <text:p>355</text:p>
          </table:table-cell>
          <table:table-cell table:formula="of:=MIN([.D182]; [.F182])" office:value-type="float" office:value="65">
            <text:p>65</text:p>
          </table:table-cell>
          <table:table-cell table:style-name="ce21" office:value-type="string">
            <text:p>天候無視</text:p>
          </table:table-cell>
          <table:table-cell table:style-name="ce21"/>
          <table:table-cell table:style-name="ce2" office:value-type="string">
            <text:p><text:a xlink:href="http://www14.atwiki.jp/tamakagura/pages/189.html">ちびてんし</text:a></text:p>
          </table:table-cell>
          <table:table-cell table:number-columns-repeated="8"/>
          <table:table-cell table:style-name="ce2" office:value-type="string">
            <text:p><text:a xlink:href="http://www14.atwiki.jp/tamakagura/pages/189.html">ちびてんし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table:number-columns-repeated="13"/>
          <table:table-cell table:style-name="ce26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189.html">ちびてんし</text:a></text:p>
          </table:table-cell>
          <table:table-cell table:formula="of:=[.BB182]+[.BC182]" office:value-type="float" office:value="116820">
            <text:p>116820</text:p>
          </table:table-cell>
          <table:table-cell table:formula="of:=([.C182]*2+64+130)*([.E182]*2+25)" office:value-type="float" office:value="65490">
            <text:p>65490</text:p>
          </table:table-cell>
          <table:table-cell table:formula="of:=([.C182]*2+64+130)*([.G182]*2+25)" office:value-type="float" office:value="51330">
            <text:p>51330</text:p>
          </table:table-cell>
          <table:table-cell table:formula="of:=([.D182]*2+89)*([.H182]*2+89)" office:value-type="float" office:value="48151">
            <text:p>48151</text:p>
          </table:table-cell>
          <table:table-cell table:formula="of:=([.F182]*2+89)*([.H182]*2+89)" office:value-type="float" office:value="39201">
            <text:p>39201</text:p>
          </table:table-cell>
          <table:table-cell table:formula="of:=[.BA182]*(MAX([.D182]; [.F182])*2+89)" office:value-type="float" office:value="31424580">
            <text:p>31424580</text:p>
          </table:table-cell>
          <table:table-cell table:style-name="ce2" office:value-type="string">
            <text:p><text:a xlink:href="http://www14.atwiki.jp/tamakagura/pages/189.html">ちびてんし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89.html">ちびてんし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182">
            <text:p>182</text:p>
          </table:table-cell>
          <table:table-cell table:style-name="ce2" office:value-type="string">
            <text:p><text:a xlink:href="http://www14.atwiki.jp/tamakagura/pages/189.html">A天子</text:a></text:p>
          </table:table-cell>
          <table:table-cell table:style-name="ce2" office:value-type="float" office:value="100">
            <text:p>100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table:formula="of:=SUM([.C183:.H183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13" table:formula="of:=[.I183]-[.N183]" office:value-type="float" office:value="500">
            <text:p>500</text:p>
          </table:table-cell>
          <table:table-cell table:formula="of:=MIN([.D183]; [.F183])" office:value-type="float" office:value="60">
            <text:p>60</text:p>
          </table:table-cell>
          <table:table-cell table:style-name="ce21" office:value-type="string">
            <text:p>天候無視</text:p>
          </table:table-cell>
          <table:table-cell table:style-name="ce21" office:value-type="string">
            <text:p>ピンチ地1.2倍</text:p>
          </table:table-cell>
          <table:table-cell table:style-name="ce2" office:value-type="string">
            <text:p><text:a xlink:href="http://www14.atwiki.jp/tamakagura/pages/189.html">A天子</text:a></text:p>
          </table:table-cell>
          <table:table-cell table:number-columns-repeated="8"/>
          <table:table-cell table:style-name="ce2" office:value-type="string">
            <text:p><text:a xlink:href="http://www14.atwiki.jp/tamakagura/pages/189.html">A天子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189.html">A天子</text:a></text:p>
          </table:table-cell>
          <table:table-cell table:formula="of:=[.BB183]+[.BC183]" office:value-type="float" office:value="157600">
            <text:p>157600</text:p>
          </table:table-cell>
          <table:table-cell table:style-name="ce25" table:formula="of:=([.C183]*2+64+130)*([.E183]*2+25)" office:value-type="float" office:value="88650">
            <text:p>88650</text:p>
          </table:table-cell>
          <table:table-cell table:formula="of:=([.C183]*2+64+130)*([.G183]*2+25)" office:value-type="float" office:value="68950">
            <text:p>68950</text:p>
          </table:table-cell>
          <table:table-cell table:style-name="ce26" table:formula="of:=([.D183]*2+89)*([.H183]*2+89)" office:value-type="float" office:value="96571">
            <text:p>96571</text:p>
          </table:table-cell>
          <table:table-cell table:formula="of:=([.F183]*2+89)*([.H183]*2+89)" office:value-type="float" office:value="56221">
            <text:p>56221</text:p>
          </table:table-cell>
          <table:table-cell table:formula="of:=[.BA183]*(MAX([.D183]; [.F183])*2+89)" office:value-type="float" office:value="56578400">
            <text:p>56578400</text:p>
          </table:table-cell>
          <table:table-cell table:style-name="ce2" office:value-type="string">
            <text:p><text:a xlink:href="http://www14.atwiki.jp/tamakagura/pages/189.html">A天子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89.html">A天子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183">
            <text:p>183</text:p>
          </table:table-cell>
          <table:table-cell table:style-name="ce2" office:value-type="string">
            <text:p><text:a xlink:href="http://www14.atwiki.jp/tamakagura/pages/189.html">D天子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00">
            <text:p>100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5">
            <text:p>55</text:p>
          </table:table-cell>
          <table:table-cell table:style-name="ce2" table:formula="of:=SUM([.C184:.H184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184]-[.N184]" office:value-type="float" office:value="490">
            <text:p>490</text:p>
          </table:table-cell>
          <table:table-cell table:formula="of:=MIN([.D184]; [.F184])" office:value-type="float" office:value="70">
            <text:p>70</text:p>
          </table:table-cell>
          <table:table-cell table:style-name="ce21" office:value-type="string">
            <text:p>天候無視</text:p>
          </table:table-cell>
          <table:table-cell table:style-name="ce21" office:value-type="string">
            <text:p>抜群時25%軽減</text:p>
          </table:table-cell>
          <table:table-cell table:style-name="ce2" office:value-type="string">
            <text:p><text:a xlink:href="http://www14.atwiki.jp/tamakagura/pages/189.html">D天子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84]*2+89)*[.X184]*IF(OR([.J184]=[.V184]; [.K184]=[.V184]); 1.5; 1)" office:value-type="float" office:value="34680">
            <text:p>34680</text:p>
          </table:table-cell>
          <table:table-cell table:style-name="ce2" office:value-type="string">
            <text:p><text:a xlink:href="http://www14.atwiki.jp/tamakagura/pages/189.html">D天子</text:a>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89.html">D天子</text:a></text:p>
          </table:table-cell>
          <table:table-cell table:style-name="ce26" table:formula="of:=[.BB184]+[.BC184]" office:value-type="float" office:value="208680">
            <text:p>208680</text:p>
          </table:table-cell>
          <table:table-cell table:style-name="ce26" table:formula="of:=([.C184]*2+64+130)*([.E184]*2+25)" office:value-type="float" office:value="117660">
            <text:p>117660</text:p>
          </table:table-cell>
          <table:table-cell table:formula="of:=([.C184]*2+64+130)*([.G184]*2+25)" office:value-type="float" office:value="91020">
            <text:p>91020</text:p>
          </table:table-cell>
          <table:table-cell table:formula="of:=([.D184]*2+89)*([.H184]*2+89)" office:value-type="float" office:value="57511">
            <text:p>57511</text:p>
          </table:table-cell>
          <table:table-cell table:formula="of:=([.F184]*2+89)*([.H184]*2+89)" office:value-type="float" office:value="45571">
            <text:p>45571</text:p>
          </table:table-cell>
          <table:table-cell table:style-name="ce26" table:formula="of:=[.BA184]*(MAX([.D184]; [.F184])*2+89)" office:value-type="float" office:value="60308520">
            <text:p>60308520</text:p>
          </table:table-cell>
          <table:table-cell table:style-name="ce2" office:value-type="string">
            <text:p><text:a xlink:href="http://www14.atwiki.jp/tamakagura/pages/189.html">D天子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89.html">D天子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184">
            <text:p>184</text:p>
          </table:table-cell>
          <table:table-cell table:style-name="ce2" office:value-type="string">
            <text:p><text:a xlink:href="http://www14.atwiki.jp/tamakagura/pages/189.html">S天子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00">
            <text:p>100</text:p>
          </table:table-cell>
          <table:table-cell table:style-name="ce2" table:formula="of:=SUM([.C185:.H185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185]-[.N185]" office:value-type="float" office:value="470">
            <text:p>470</text:p>
          </table:table-cell>
          <table:table-cell table:formula="of:=MIN([.D185]; [.F185])" office:value-type="float" office:value="90">
            <text:p>90</text:p>
          </table:table-cell>
          <table:table-cell table:style-name="ce21" office:value-type="string">
            <text:p>天候無視</text:p>
          </table:table-cell>
          <table:table-cell table:style-name="ce21" office:value-type="string">
            <text:p>ピンチ地1.2倍</text:p>
          </table:table-cell>
          <table:table-cell table:style-name="ce2" office:value-type="string">
            <text:p><text:a xlink:href="http://www14.atwiki.jp/tamakagura/pages/189.html">S天子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89.html">S天子</text:a>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table:number-columns-repeated="10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189.html">S天子</text:a></text:p>
          </table:table-cell>
          <table:table-cell table:formula="of:=[.BB185]+[.BC185]" office:value-type="float" office:value="145440">
            <text:p>145440</text:p>
          </table:table-cell>
          <table:table-cell table:style-name="ce25" table:formula="of:=([.C185]*2+64+130)*([.E185]*2+25)" office:value-type="float" office:value="82820">
            <text:p>82820</text:p>
          </table:table-cell>
          <table:table-cell table:formula="of:=([.C185]*2+64+130)*([.G185]*2+25)" office:value-type="float" office:value="62620">
            <text:p>62620</text:p>
          </table:table-cell>
          <table:table-cell table:formula="of:=([.D185]*2+89)*([.H185]*2+89)" office:value-type="float" office:value="89301">
            <text:p>89301</text:p>
          </table:table-cell>
          <table:table-cell table:formula="of:=([.F185]*2+89)*([.H185]*2+89)" office:value-type="float" office:value="77741">
            <text:p>77741</text:p>
          </table:table-cell>
          <table:table-cell table:formula="of:=[.BA185]*(MAX([.D185]; [.F185])*2+89)" office:value-type="float" office:value="44940960">
            <text:p>44940960</text:p>
          </table:table-cell>
          <table:table-cell table:style-name="ce2" office:value-type="string">
            <text:p><text:a xlink:href="http://www14.atwiki.jp/tamakagura/pages/189.html">S天子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89.html">S天子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185">
            <text:p>185</text:p>
          </table:table-cell>
          <table:table-cell table:style-name="ce2" office:value-type="string">
            <text:p><text:a xlink:href="http://www14.atwiki.jp/tamakagura/pages/20.html">N天魔</text:a></text:p>
          </table:table-cell>
          <table:table-cell table:number-columns-repeated="2"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186:.H186])" office:value-type="float" office:value="560">
            <text:p>56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186]-[.N186]" office:value-type="float" office:value="490">
            <text:p>490</text:p>
          </table:table-cell>
          <table:table-cell table:formula="of:=MIN([.D186]; [.F186])" office:value-type="float" office:value="70">
            <text:p>70</text:p>
          </table:table-cell>
          <table:table-cell table:style-name="ce21" office:value-type="string">
            <text:p>急所無効</text:p>
          </table:table-cell>
          <table:table-cell table:style-name="ce21" office:value-type="string">
            <text:p>敵追加発動5%↓</text:p>
          </table:table-cell>
          <table:table-cell table:style-name="ce2" office:value-type="string">
            <text:p><text:a xlink:href="http://www14.atwiki.jp/tamakagura/pages/20.html">N天魔</text:a></text:p>
          </table:table-cell>
          <table:table-cell table:number-columns-repeated="8"/>
          <table:table-cell table:style-name="ce2" office:value-type="string">
            <text:p><text:a xlink:href="http://www14.atwiki.jp/tamakagura/pages/20.html">N天魔</text:a>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2"/>
          <table:table-cell table:number-columns-repeated="2"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0.html">N天魔</text:a></text:p>
          </table:table-cell>
          <table:table-cell table:formula="of:=[.BB186]+[.BC186]" office:value-type="float" office:value="169740">
            <text:p>169740</text:p>
          </table:table-cell>
          <table:table-cell table:style-name="ce25" table:formula="of:=([.C186]*2+64+130)*([.E186]*2+25)" office:value-type="float" office:value="84870">
            <text:p>84870</text:p>
          </table:table-cell>
          <table:table-cell table:formula="of:=([.C186]*2+64+130)*([.G186]*2+25)" office:value-type="float" office:value="84870">
            <text:p>84870</text:p>
          </table:table-cell>
          <table:table-cell table:formula="of:=([.D186]*2+89)*([.H186]*2+89)" office:value-type="float" office:value="83121">
            <text:p>83121</text:p>
          </table:table-cell>
          <table:table-cell table:formula="of:=([.F186]*2+89)*([.H186]*2+89)" office:value-type="float" office:value="61601">
            <text:p>61601</text:p>
          </table:table-cell>
          <table:table-cell table:formula="of:=[.BA186]*(MAX([.D186]; [.F186])*2+89)" office:value-type="float" office:value="52449660">
            <text:p>52449660</text:p>
          </table:table-cell>
          <table:table-cell table:style-name="ce2" office:value-type="string">
            <text:p><text:a xlink:href="http://www14.atwiki.jp/tamakagura/pages/20.html">N天魔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20.html">N天魔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186">
            <text:p>186</text:p>
          </table:table-cell>
          <table:table-cell table:style-name="ce2" office:value-type="string">
            <text:p><text:a xlink:href="http://www14.atwiki.jp/tamakagura/pages/41.html">D天魔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13" office:value-type="float" office:value="115">
            <text:p>11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">
            <text:p>80</text:p>
          </table:table-cell>
          <table:table-cell table:style-name="ce2" table:formula="of:=SUM([.C187:.H187])" office:value-type="float" office:value="560">
            <text:p>56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187]-[.N187]" office:value-type="float" office:value="490">
            <text:p>490</text:p>
          </table:table-cell>
          <table:table-cell table:formula="of:=MIN([.D187]; [.F187])" office:value-type="float" office:value="70">
            <text:p>70</text:p>
          </table:table-cell>
          <table:table-cell table:style-name="ce21" office:value-type="string">
            <text:p>急所無効</text:p>
          </table:table-cell>
          <table:table-cell table:style-name="ce21" office:value-type="string">
            <text:p>敵追加発動5%↓</text:p>
          </table:table-cell>
          <table:table-cell table:style-name="ce2" office:value-type="string">
            <text:p><text:a xlink:href="http://www14.atwiki.jp/tamakagura/pages/41.html">D天魔</text:a></text:p>
          </table:table-cell>
          <table:table-cell table:number-columns-repeated="8"/>
          <table:table-cell table:style-name="ce2" office:value-type="string">
            <text:p><text:a xlink:href="http://www14.atwiki.jp/tamakagura/pages/41.html">D天魔</text:a>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2"/>
          <table:table-cell table:number-columns-repeated="2"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41.html">D天魔</text:a></text:p>
          </table:table-cell>
          <table:table-cell table:formula="of:=[.BB187]+[.BC187]" office:value-type="float" office:value="194580">
            <text:p>194580</text:p>
          </table:table-cell>
          <table:table-cell table:style-name="ce26" table:formula="of:=([.C187]*2+64+130)*([.E187]*2+25)" office:value-type="float" office:value="105570">
            <text:p>105570</text:p>
          </table:table-cell>
          <table:table-cell table:formula="of:=([.C187]*2+64+130)*([.G187]*2+25)" office:value-type="float" office:value="89010">
            <text:p>89010</text:p>
          </table:table-cell>
          <table:table-cell table:formula="of:=([.D187]*2+89)*([.H187]*2+89)" office:value-type="float" office:value="57021">
            <text:p>57021</text:p>
          </table:table-cell>
          <table:table-cell table:formula="of:=([.F187]*2+89)*([.H187]*2+89)" office:value-type="float" office:value="66981">
            <text:p>66981</text:p>
          </table:table-cell>
          <table:table-cell table:formula="of:=[.BA187]*(MAX([.D187]; [.F187])*2+89)" office:value-type="float" office:value="52342020">
            <text:p>52342020</text:p>
          </table:table-cell>
          <table:table-cell table:style-name="ce2" office:value-type="string">
            <text:p><text:a xlink:href="http://www14.atwiki.jp/tamakagura/pages/41.html">D天魔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41.html">D天魔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187">
            <text:p>187</text:p>
          </table:table-cell>
          <table:table-cell table:style-name="ce2" office:value-type="string">
            <text:p><text:a xlink:href="http://www14.atwiki.jp/tamakagura/pages/74.html">ちびときこ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table:formula="of:=SUM([.C188:.H188])" office:value-type="float" office:value="380">
            <text:p>38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88]-[.N188]" office:value-type="float" office:value="350">
            <text:p>350</text:p>
          </table:table-cell>
          <table:table-cell table:formula="of:=MIN([.D188]; [.F188])" office:value-type="float" office:value="30">
            <text:p>30</text:p>
          </table:table-cell>
          <table:table-cell table:style-name="ce21" office:value-type="string">
            <text:p>登場時ダメージ</text:p>
          </table:table-cell>
          <table:table-cell table:style-name="ce21"/>
          <table:table-cell table:style-name="ce2" office:value-type="string">
            <text:p><text:a xlink:href="http://www14.atwiki.jp/tamakagura/pages/74.html">ちびときこ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スキル</text:p>
          </table:table-cell>
          <table:table-cell office:value-type="string">
            <text:p>1割固定</text:p>
          </table:table-cell>
          <table:table-cell table:number-columns-repeated="2"/>
          <table:table-cell table:style-name="ce2" office:value-type="string">
            <text:p><text:a xlink:href="http://www14.atwiki.jp/tamakagura/pages/74.html">ちびときこ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74.html">ちびときこ</text:a></text:p>
          </table:table-cell>
          <table:table-cell table:formula="of:=[.BB188]+[.BC188]" office:value-type="float" office:value="120360">
            <text:p>120360</text:p>
          </table:table-cell>
          <table:table-cell table:formula="of:=([.C188]*2+64+130)*([.E188]*2+25)" office:value-type="float" office:value="54870">
            <text:p>54870</text:p>
          </table:table-cell>
          <table:table-cell table:formula="of:=([.C188]*2+64+130)*([.G188]*2+25)" office:value-type="float" office:value="65490">
            <text:p>65490</text:p>
          </table:table-cell>
          <table:table-cell table:formula="of:=([.D188]*2+89)*([.H188]*2+89)" office:value-type="float" office:value="45171">
            <text:p>45171</text:p>
          </table:table-cell>
          <table:table-cell table:formula="of:=([.F188]*2+89)*([.H188]*2+89)" office:value-type="float" office:value="28161">
            <text:p>28161</text:p>
          </table:table-cell>
          <table:table-cell table:formula="of:=[.BA188]*(MAX([.D188]; [.F188])*2+89)" office:value-type="float" office:value="28766040">
            <text:p>28766040</text:p>
          </table:table-cell>
          <table:table-cell table:style-name="ce2" office:value-type="string">
            <text:p><text:a xlink:href="http://www14.atwiki.jp/tamakagura/pages/74.html">ちびときこ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74.html">ちびときこ</text:a></text:p>
          </table:table-cell>
          <table:table-cell office:value-type="string">
            <text:p>黒紫</text:p>
          </table:table-cell>
        </table:table-row>
        <table:table-row table:style-name="ro5">
          <table:table-cell office:value-type="float" office:value="188">
            <text:p>188</text:p>
          </table:table-cell>
          <table:table-cell table:style-name="ce2" office:value-type="string">
            <text:p><text:a xlink:href="http://www14.atwiki.jp/tamakagura/pages/74.html">N朱鷺子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13" office:value-type="float" office:value="125">
            <text:p>125</text:p>
          </table:table-cell>
          <table:table-cell table:style-name="ce2" office:value-type="float" office:value="60">
            <text:p>60</text:p>
          </table:table-cell>
          <table:table-cell table:style-name="ce2" table:formula="of:=SUM([.C189:.H189])" office:value-type="float" office:value="530">
            <text:p>53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89]-[.N189]" office:value-type="float" office:value="470">
            <text:p>470</text:p>
          </table:table-cell>
          <table:table-cell table:formula="of:=MIN([.D189]; [.F189])" office:value-type="float" office:value="60">
            <text:p>60</text:p>
          </table:table-cell>
          <table:table-cell table:style-name="ce21" office:value-type="string">
            <text:p>登場時ダメージ</text:p>
          </table:table-cell>
          <table:table-cell table:style-name="ce21" office:value-type="string">
            <text:p>敵消費VP20%増</text:p>
          </table:table-cell>
          <table:table-cell table:style-name="ce2" office:value-type="string">
            <text:p><text:a xlink:href="http://www14.atwiki.jp/tamakagura/pages/74.html">N朱鷺子</text:a></text:p>
          </table:table-cell>
          <table:table-cell/>
          <table:table-cell table:number-columns-repeated="3" office:value-type="string">
            <text:p>○</text:p>
          </table:table-cell>
          <table:table-cell office:value-type="string">
            <text:p>スキル</text:p>
          </table:table-cell>
          <table:table-cell office:value-type="string">
            <text:p>1割固定</text:p>
          </table:table-cell>
          <table:table-cell table:number-columns-repeated="2"/>
          <table:table-cell table:style-name="ce2" office:value-type="string">
            <text:p><text:a xlink:href="http://www14.atwiki.jp/tamakagura/pages/74.html">N朱鷺子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74.html">N朱鷺子</text:a></text:p>
          </table:table-cell>
          <table:table-cell table:style-name="ce26" table:formula="of:=[.BB189]+[.BC189]" office:value-type="float" office:value="203980">
            <text:p>203980</text:p>
          </table:table-cell>
          <table:table-cell table:style-name="ce25" table:formula="of:=([.C189]*2+64+130)*([.E189]*2+25)" office:value-type="float" office:value="84630">
            <text:p>84630</text:p>
          </table:table-cell>
          <table:table-cell table:style-name="ce26" table:formula="of:=([.C189]*2+64+130)*([.G189]*2+25)" office:value-type="float" office:value="119350">
            <text:p>119350</text:p>
          </table:table-cell>
          <table:table-cell table:formula="of:=([.D189]*2+89)*([.H189]*2+89)" office:value-type="float" office:value="52041">
            <text:p>52041</text:p>
          </table:table-cell>
          <table:table-cell table:formula="of:=([.F189]*2+89)*([.H189]*2+89)" office:value-type="float" office:value="43681">
            <text:p>43681</text:p>
          </table:table-cell>
          <table:table-cell table:formula="of:=[.BA189]*(MAX([.D189]; [.F189])*2+89)" office:value-type="float" office:value="50791020">
            <text:p>50791020</text:p>
          </table:table-cell>
          <table:table-cell table:style-name="ce2" office:value-type="string">
            <text:p><text:a xlink:href="http://www14.atwiki.jp/tamakagura/pages/74.html">N朱鷺子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74.html">N朱鷺子</text:a></text:p>
          </table:table-cell>
          <table:table-cell office:value-type="string">
            <text:p>黒紫</text:p>
          </table:table-cell>
        </table:table-row>
        <table:table-row table:style-name="ro5">
          <table:table-cell office:value-type="float" office:value="189">
            <text:p>189</text:p>
          </table:table-cell>
          <table:table-cell table:style-name="ce2" office:value-type="string">
            <text:p><text:a xlink:href="http://www14.atwiki.jp/tamakagura/pages/74.html">A朱鷺子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5">
            <text:p>75</text:p>
          </table:table-cell>
          <table:table-cell table:style-name="ce2" table:formula="of:=SUM([.C190:.H190])" office:value-type="float" office:value="530">
            <text:p>53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190]-[.N190]" office:value-type="float" office:value="470">
            <text:p>470</text:p>
          </table:table-cell>
          <table:table-cell table:formula="of:=MIN([.D190]; [.F190])" office:value-type="float" office:value="60">
            <text:p>60</text:p>
          </table:table-cell>
          <table:table-cell table:style-name="ce21" office:value-type="string">
            <text:p>登場時ダメージ</text:p>
          </table:table-cell>
          <table:table-cell table:style-name="ce21" office:value-type="string">
            <text:p>25%S↑</text:p>
          </table:table-cell>
          <table:table-cell table:style-name="ce2" office:value-type="string">
            <text:p><text:a xlink:href="http://www14.atwiki.jp/tamakagura/pages/74.html">A朱鷺子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スキル</text:p>
          </table:table-cell>
          <table:table-cell office:value-type="string">
            <text:p>1割固定</text:p>
          </table:table-cell>
          <table:table-cell table:number-columns-repeated="2"/>
          <table:table-cell table:style-name="ce2" office:value-type="string">
            <text:p><text:a xlink:href="http://www14.atwiki.jp/tamakagura/pages/74.html">A朱鷺子</text:a>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74.html">A朱鷺子</text:a></text:p>
          </table:table-cell>
          <table:table-cell table:formula="of:=[.BB190]+[.BC190]" office:value-type="float" office:value="157440">
            <text:p>157440</text:p>
          </table:table-cell>
          <table:table-cell table:formula="of:=([.C190]*2+64+130)*([.E190]*2+25)" office:value-type="float" office:value="74880">
            <text:p>74880</text:p>
          </table:table-cell>
          <table:table-cell table:formula="of:=([.C190]*2+64+130)*([.G190]*2+25)" office:value-type="float" office:value="82560">
            <text:p>82560</text:p>
          </table:table-cell>
          <table:table-cell table:formula="of:=([.D190]*2+89)*([.H190]*2+89)" office:value-type="float" office:value="78631">
            <text:p>78631</text:p>
          </table:table-cell>
          <table:table-cell table:formula="of:=([.F190]*2+89)*([.H190]*2+89)" office:value-type="float" office:value="49951">
            <text:p>49951</text:p>
          </table:table-cell>
          <table:table-cell table:formula="of:=[.BA190]*(MAX([.D190]; [.F190])*2+89)" office:value-type="float" office:value="51797760">
            <text:p>51797760</text:p>
          </table:table-cell>
          <table:table-cell table:style-name="ce2" office:value-type="string">
            <text:p><text:a xlink:href="http://www14.atwiki.jp/tamakagura/pages/74.html">A朱鷺子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74.html">A朱鷺子</text:a></text:p>
          </table:table-cell>
          <table:table-cell office:value-type="string">
            <text:p>黒紫</text:p>
          </table:table-cell>
        </table:table-row>
        <table:table-row table:style-name="ro5">
          <table:table-cell office:value-type="float" office:value="190">
            <text:p>190</text:p>
          </table:table-cell>
          <table:table-cell table:style-name="ce2" office:value-type="string">
            <text:p><text:a xlink:href="http://www14.atwiki.jp/tamakagura/pages/409.html">ちびとじこ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5">
            <text:p>35</text:p>
          </table:table-cell>
          <table:table-cell table:style-name="ce2" table:formula="of:=SUM([.C191:.H191])" office:value-type="float" office:value="380">
            <text:p>38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191]-[.N191]" office:value-type="float" office:value="345">
            <text:p>345</text:p>
          </table:table-cell>
          <table:table-cell table:formula="of:=MIN([.D191]; [.F191])" office:value-type="float" office:value="35">
            <text:p>35</text:p>
          </table:table-cell>
          <table:table-cell table:style-name="ce21" office:value-type="string">
            <text:p>攻撃時25%麻痺</text:p>
          </table:table-cell>
          <table:table-cell table:style-name="ce21"/>
          <table:table-cell table:style-name="ce2" office:value-type="string">
            <text:p><text:a xlink:href="http://www14.atwiki.jp/tamakagura/pages/409.html">ちびとじこ</text:a></text:p>
          </table:table-cell>
          <table:table-cell table:number-columns-repeated="8"/>
          <table:table-cell table:style-name="ce2" office:value-type="string">
            <text:p><text:a xlink:href="http://www14.atwiki.jp/tamakagura/pages/409.html">ちびとじこ</text:a>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409.html">ちびとじこ</text:a></text:p>
          </table:table-cell>
          <table:table-cell table:formula="of:=[.BB191]+[.BC191]" office:value-type="float" office:value="126080">
            <text:p>126080</text:p>
          </table:table-cell>
          <table:table-cell table:formula="of:=([.C191]*2+64+130)*([.E191]*2+25)" office:value-type="float" office:value="49250">
            <text:p>49250</text:p>
          </table:table-cell>
          <table:table-cell table:formula="of:=([.C191]*2+64+130)*([.G191]*2+25)" office:value-type="float" office:value="76830">
            <text:p>76830</text:p>
          </table:table-cell>
          <table:table-cell table:formula="of:=([.D191]*2+89)*([.H191]*2+89)" office:value-type="float" office:value="25281">
            <text:p>25281</text:p>
          </table:table-cell>
          <table:table-cell table:formula="of:=([.F191]*2+89)*([.H191]*2+89)" office:value-type="float" office:value="38001">
            <text:p>38001</text:p>
          </table:table-cell>
          <table:table-cell table:formula="of:=[.BA191]*(MAX([.D191]; [.F191])*2+89)" office:value-type="float" office:value="30133120">
            <text:p>30133120</text:p>
          </table:table-cell>
          <table:table-cell table:style-name="ce2" office:value-type="string">
            <text:p><text:a xlink:href="http://www14.atwiki.jp/tamakagura/pages/409.html">ちびとじこ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409.html">ちびとじこ</text:a></text:p>
          </table:table-cell>
          <table:table-cell office:value-type="string">
            <text:p>黄緑</text:p>
          </table:table-cell>
        </table:table-row>
        <table:table-row table:style-name="ro5">
          <table:table-cell office:value-type="float" office:value="191">
            <text:p>191</text:p>
          </table:table-cell>
          <table:table-cell table:style-name="ce2" office:value-type="string">
            <text:p><text:a xlink:href="http://www14.atwiki.jp/tamakagura/pages/409.html">N屠自古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table:formula="of:=SUM([.C192:.H192])" office:value-type="float" office:value="530">
            <text:p>53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192]-[.N192]" office:value-type="float" office:value="470">
            <text:p>470</text:p>
          </table:table-cell>
          <table:table-cell table:formula="of:=MIN([.D192]; [.F192])" office:value-type="float" office:value="60">
            <text:p>60</text:p>
          </table:table-cell>
          <table:table-cell table:style-name="ce21" office:value-type="string">
            <text:p>攻撃時25%麻痺</text:p>
          </table:table-cell>
          <table:table-cell table:style-name="ce21" office:value-type="string">
            <text:p>被ダメージ10%減</text:p>
          </table:table-cell>
          <table:table-cell table:style-name="ce2" office:value-type="string">
            <text:p><text:a xlink:href="http://www14.atwiki.jp/tamakagura/pages/409.html">N屠自古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09.html">N屠自古</text:a>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409.html">N屠自古</text:a></text:p>
          </table:table-cell>
          <table:table-cell table:style-name="ce26" table:formula="of:=[.BB192]+[.BC192]" office:value-type="float" office:value="217067">
            <text:p>217067</text:p>
          </table:table-cell>
          <table:table-cell table:style-name="ce25" table:formula="of:=ROUND(([.C192]*2+64+130)*([.E192]*2+25)/0.9)" office:value-type="float" office:value="96200">
            <text:p>96200</text:p>
          </table:table-cell>
          <table:table-cell table:style-name="ce26" table:formula="of:=ROUND(([.C192]*2+64+130)*([.G192]*2+25)/0.9)" office:value-type="float" office:value="120867">
            <text:p>120867</text:p>
          </table:table-cell>
          <table:table-cell table:formula="of:=([.D192]*2+89)*([.H192]*2+89)" office:value-type="float" office:value="39501">
            <text:p>39501</text:p>
          </table:table-cell>
          <table:table-cell table:formula="of:=([.F192]*2+89)*([.H192]*2+89)" office:value-type="float" office:value="54621">
            <text:p>54621</text:p>
          </table:table-cell>
          <table:table-cell table:style-name="ce26" table:formula="of:=[.BA192]*(MAX([.D192]; [.F192])*2+89)" office:value-type="float" office:value="62732363">
            <text:p>62732363</text:p>
          </table:table-cell>
          <table:table-cell table:style-name="ce2" office:value-type="string">
            <text:p><text:a xlink:href="http://www14.atwiki.jp/tamakagura/pages/409.html">N屠自古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409.html">N屠自古</text:a></text:p>
          </table:table-cell>
          <table:table-cell office:value-type="string">
            <text:p>黄緑</text:p>
          </table:table-cell>
        </table:table-row>
        <table:table-row table:style-name="ro5">
          <table:table-cell office:value-type="float" office:value="192">
            <text:p>192</text:p>
          </table:table-cell>
          <table:table-cell table:style-name="ce2" office:value-type="string">
            <text:p><text:a xlink:href="http://www14.atwiki.jp/tamakagura/pages/77.html">ちびとよひめ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table:formula="of:=SUM([.C193:.H193])" office:value-type="float" office:value="450">
            <text:p>45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93]-[.N193]" office:value-type="float" office:value="400">
            <text:p>400</text:p>
          </table:table-cell>
          <table:table-cell table:formula="of:=MIN([.D193]; [.F193])" office:value-type="float" office:value="50">
            <text:p>50</text:p>
          </table:table-cell>
          <table:table-cell table:style-name="ce21" office:value-type="string">
            <text:p>25%先攻</text:p>
          </table:table-cell>
          <table:table-cell table:style-name="ce21"/>
          <table:table-cell table:style-name="ce2" office:value-type="string">
            <text:p><text:a xlink:href="http://www14.atwiki.jp/tamakagura/pages/77.html">ちびとよひめ</text:a></text:p>
          </table:table-cell>
          <table:table-cell table:number-columns-repeated="8"/>
          <table:table-cell table:style-name="ce2" office:value-type="string">
            <text:p><text:a xlink:href="http://www14.atwiki.jp/tamakagura/pages/77.html">ちびとよひめ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77.html">ちびとよひめ</text:a></text:p>
          </table:table-cell>
          <table:table-cell table:formula="of:=[.BB193]+[.BC193]" office:value-type="float" office:value="131040">
            <text:p>131040</text:p>
          </table:table-cell>
          <table:table-cell table:formula="of:=([.C193]*2+64+130)*([.E193]*2+25)" office:value-type="float" office:value="60060">
            <text:p>60060</text:p>
          </table:table-cell>
          <table:table-cell table:formula="of:=([.C193]*2+64+130)*([.G193]*2+25)" office:value-type="float" office:value="70980">
            <text:p>70980</text:p>
          </table:table-cell>
          <table:table-cell table:formula="of:=([.D193]*2+89)*([.H193]*2+89)" office:value-type="float" office:value="39501">
            <text:p>39501</text:p>
          </table:table-cell>
          <table:table-cell table:formula="of:=([.F193]*2+89)*([.H193]*2+89)" office:value-type="float" office:value="60401">
            <text:p>60401</text:p>
          </table:table-cell>
          <table:table-cell table:formula="of:=[.BA193]*(MAX([.D193]; [.F193])*2+89)" office:value-type="float" office:value="37870560">
            <text:p>37870560</text:p>
          </table:table-cell>
          <table:table-cell table:style-name="ce2" office:value-type="string">
            <text:p><text:a xlink:href="http://www14.atwiki.jp/tamakagura/pages/77.html">ちびとよひめ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77.html">ちびとよひめ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193">
            <text:p>193</text:p>
          </table:table-cell>
          <table:table-cell table:style-name="ce2" office:value-type="string">
            <text:p><text:a xlink:href="http://www14.atwiki.jp/tamakagura/pages/77.html">N豊姫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13" table:formula="of:=SUM([.C194:.H194])" office:value-type="float" office:value="580">
            <text:p>58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194]-[.N194]" office:value-type="float" office:value="480">
            <text:p>480</text:p>
          </table:table-cell>
          <table:table-cell table:formula="of:=MIN([.D194]; [.F194])" office:value-type="float" office:value="100">
            <text:p>100</text:p>
          </table:table-cell>
          <table:table-cell table:style-name="ce21" office:value-type="string">
            <text:p>25%先攻</text:p>
          </table:table-cell>
          <table:table-cell table:style-name="ce21" office:value-type="string">
            <text:p>混乱無効</text:p>
          </table:table-cell>
          <table:table-cell table:style-name="ce2" office:value-type="string">
            <text:p><text:a xlink:href="http://www14.atwiki.jp/tamakagura/pages/77.html">N豊姫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77.html">N豊姫</text:a>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5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77.html">N豊姫</text:a></text:p>
          </table:table-cell>
          <table:table-cell table:formula="of:=[.BB194]+[.BC194]" office:value-type="float" office:value="173840">
            <text:p>173840</text:p>
          </table:table-cell>
          <table:table-cell table:formula="of:=([.C194]*2+64+130)*([.E194]*2+25)" office:value-type="float" office:value="78440">
            <text:p>78440</text:p>
          </table:table-cell>
          <table:table-cell table:formula="of:=([.C194]*2+64+130)*([.G194]*2+25)" office:value-type="float" office:value="95400">
            <text:p>95400</text:p>
          </table:table-cell>
          <table:table-cell table:formula="of:=([.D194]*2+89)*([.H194]*2+89)" office:value-type="float" office:value="63291">
            <text:p>63291</text:p>
          </table:table-cell>
          <table:table-cell table:formula="of:=([.F194]*2+89)*([.H194]*2+89)" office:value-type="float" office:value="72051">
            <text:p>72051</text:p>
          </table:table-cell>
          <table:table-cell table:formula="of:=[.BA194]*(MAX([.D194]; [.F194])*2+89)" office:value-type="float" office:value="57193360">
            <text:p>57193360</text:p>
          </table:table-cell>
          <table:table-cell table:style-name="ce2" office:value-type="string">
            <text:p><text:a xlink:href="http://www14.atwiki.jp/tamakagura/pages/77.html">N豊姫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77.html">N豊姫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194">
            <text:p>194</text:p>
          </table:table-cell>
          <table:table-cell table:style-name="ce2" office:value-type="string">
            <text:p><text:a xlink:href="http://www14.atwiki.jp/tamakagura/pages/77.html">A豊姫</text:a>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13" office:value-type="float" office:value="140">
            <text:p>14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13" table:formula="of:=SUM([.C195:.H195])" office:value-type="float" office:value="580">
            <text:p>58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2" table:formula="of:=[.I195]-[.N195]" office:value-type="float" office:value="490">
            <text:p>490</text:p>
          </table:table-cell>
          <table:table-cell table:formula="of:=MIN([.D195]; [.F195])" office:value-type="float" office:value="90">
            <text:p>90</text:p>
          </table:table-cell>
          <table:table-cell table:style-name="ce21" office:value-type="string">
            <text:p>25%先攻</text:p>
          </table:table-cell>
          <table:table-cell table:style-name="ce21" office:value-type="string">
            <text:p>混乱無効</text:p>
          </table:table-cell>
          <table:table-cell table:style-name="ce2" office:value-type="string">
            <text:p><text:a xlink:href="http://www14.atwiki.jp/tamakagura/pages/77.html">A豊姫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77.html">A豊姫</text:a></text:p>
          </table:table-cell>
          <table:table-cell office:value-type="string">
            <text:p>地</text:p>
          </table:table-cell>
          <table:table-cell office:value-type="string">
            <text:p>無</text:p>
          </table:table-cell>
          <table:table-cell office:value-type="string">
            <text:p>地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77.html">A豊姫</text:a></text:p>
          </table:table-cell>
          <table:table-cell table:formula="of:=[.BB195]+[.BC195]" office:value-type="float" office:value="145860">
            <text:p>145860</text:p>
          </table:table-cell>
          <table:table-cell table:formula="of:=([.C195]*2+64+130)*([.E195]*2+25)" office:value-type="float" office:value="69190">
            <text:p>69190</text:p>
          </table:table-cell>
          <table:table-cell table:formula="of:=([.C195]*2+64+130)*([.G195]*2+25)" office:value-type="float" office:value="76670">
            <text:p>76670</text:p>
          </table:table-cell>
          <table:table-cell table:formula="of:=([.D195]*2+89)*([.H195]*2+89)" office:value-type="float" office:value="72361">
            <text:p>72361</text:p>
          </table:table-cell>
          <table:table-cell table:style-name="ce26" table:formula="of:=([.F195]*2+89)*([.H195]*2+89)" office:value-type="float" office:value="99261">
            <text:p>99261</text:p>
          </table:table-cell>
          <table:table-cell table:formula="of:=[.BA195]*(MAX([.D195]; [.F195])*2+89)" office:value-type="float" office:value="53822340">
            <text:p>53822340</text:p>
          </table:table-cell>
          <table:table-cell table:style-name="ce2" office:value-type="string">
            <text:p><text:a xlink:href="http://www14.atwiki.jp/tamakagura/pages/77.html">A豊姫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77.html">A豊姫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195">
            <text:p>195</text:p>
          </table:table-cell>
          <table:table-cell table:style-name="ce2" office:value-type="string">
            <text:p><text:a xlink:href="http://www14.atwiki.jp/tamakagura/pages/77.html">S豊姫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13" table:formula="of:=SUM([.C196:.H196])" office:value-type="float" office:value="580">
            <text:p>58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196]-[.N196]" office:value-type="float" office:value="490">
            <text:p>490</text:p>
          </table:table-cell>
          <table:table-cell table:formula="of:=MIN([.D196]; [.F196])" office:value-type="float" office:value="90">
            <text:p>90</text:p>
          </table:table-cell>
          <table:table-cell table:style-name="ce21" office:value-type="string">
            <text:p>25%先攻</text:p>
          </table:table-cell>
          <table:table-cell table:style-name="ce21" office:value-type="string">
            <text:p>混乱無効</text:p>
          </table:table-cell>
          <table:table-cell table:style-name="ce2" office:value-type="string">
            <text:p><text:a xlink:href="http://www14.atwiki.jp/tamakagura/pages/77.html">S豊姫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77.html">S豊姫</text:a>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5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77.html">S豊姫</text:a></text:p>
          </table:table-cell>
          <table:table-cell table:formula="of:=[.BB196]+[.BC196]" office:value-type="float" office:value="149760">
            <text:p>149760</text:p>
          </table:table-cell>
          <table:table-cell table:formula="of:=([.C196]*2+64+130)*([.E196]*2+25)" office:value-type="float" office:value="71040">
            <text:p>71040</text:p>
          </table:table-cell>
          <table:table-cell table:formula="of:=([.C196]*2+64+130)*([.G196]*2+25)" office:value-type="float" office:value="78720">
            <text:p>78720</text:p>
          </table:table-cell>
          <table:table-cell table:formula="of:=([.D196]*2+89)*([.H196]*2+89)" office:value-type="float" office:value="83121">
            <text:p>83121</text:p>
          </table:table-cell>
          <table:table-cell table:style-name="ce26" table:formula="of:=([.F196]*2+89)*([.H196]*2+89)" office:value-type="float" office:value="98571">
            <text:p>98571</text:p>
          </table:table-cell>
          <table:table-cell table:formula="of:=[.BA196]*(MAX([.D196]; [.F196])*2+89)" office:value-type="float" office:value="47773440">
            <text:p>47773440</text:p>
          </table:table-cell>
          <table:table-cell table:style-name="ce2" office:value-type="string">
            <text:p><text:a xlink:href="http://www14.atwiki.jp/tamakagura/pages/77.html">S豊姫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77.html">S豊姫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196">
            <text:p>196</text:p>
          </table:table-cell>
          <table:table-cell table:style-name="ce2" office:value-type="string">
            <text:p><text:a xlink:href="http://www14.atwiki.jp/tamakagura/pages/140.html">とり</text:a></text:p>
          </table:table-cell>
          <table:table-cell table:style-name="ce2" office:value-type="float" office:value="85">
            <text:p>85</text:p>
          </table:table-cell>
          <table:table-cell table:number-columns-repeated="4"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table:formula="of:=SUM([.C197:.H197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97]-[.N197]" office:value-type="float" office:value="455">
            <text:p>455</text:p>
          </table:table-cell>
          <table:table-cell table:formula="of:=MIN([.D197]; [.F197])" office:value-type="float" office:value="90">
            <text:p>90</text:p>
          </table:table-cell>
          <table:table-cell table:style-name="ce21" office:value-type="string">
            <text:p>属性一致</text:p>
          </table:table-cell>
          <table:table-cell table:style-name="ce21" office:value-type="string">
            <text:p>混乱無効</text:p>
          </table:table-cell>
          <table:table-cell table:style-name="ce2" office:value-type="string">
            <text:p><text:a xlink:href="http://www14.atwiki.jp/tamakagura/pages/140.html">とり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とり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虫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table:number-columns-repeated="3" table:style-name="ce26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とり</text:a></text:p>
          </table:table-cell>
          <table:table-cell table:formula="of:=[.BB197]+[.BC197]" office:value-type="float" office:value="149240">
            <text:p>149240</text:p>
          </table:table-cell>
          <table:table-cell table:formula="of:=([.C197]*2+64+130)*([.E197]*2+25)" office:value-type="float" office:value="74620">
            <text:p>74620</text:p>
          </table:table-cell>
          <table:table-cell table:formula="of:=([.C197]*2+64+130)*([.G197]*2+25)" office:value-type="float" office:value="74620">
            <text:p>74620</text:p>
          </table:table-cell>
          <table:table-cell table:formula="of:=([.D197]*2+89)*([.H197]*2+89)" office:value-type="float" office:value="77741">
            <text:p>77741</text:p>
          </table:table-cell>
          <table:table-cell table:formula="of:=([.F197]*2+89)*([.H197]*2+89)" office:value-type="float" office:value="77741">
            <text:p>77741</text:p>
          </table:table-cell>
          <table:table-cell table:formula="of:=[.BA197]*(MAX([.D197]; [.F197])*2+89)" office:value-type="float" office:value="40145560">
            <text:p>40145560</text:p>
          </table:table-cell>
          <table:table-cell table:style-name="ce2" office:value-type="string">
            <text:p><text:a xlink:href="http://www14.atwiki.jp/tamakagura/pages/140.html">とり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5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40.html">とり</text:a></text:p>
          </table:table-cell>
          <table:table-cell office:value-type="string">
            <text:p>鳥</text:p>
          </table:table-cell>
        </table:table-row>
        <table:table-row table:style-name="ro5">
          <table:table-cell office:value-type="float" office:value="197">
            <text:p>197</text:p>
          </table:table-cell>
          <table:table-cell table:style-name="ce2" office:value-type="string">
            <text:p><text:a xlink:href="http://www14.atwiki.jp/tamakagura/pages/70.html">ちびナズー</text:a></text:p>
          </table:table-cell>
          <table:table-cell table:number-columns-repeated="2" table:style-name="ce2" office:value-type="float" office:value="70">
            <text:p>7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5">
            <text:p>55</text:p>
          </table:table-cell>
          <table:table-cell table:style-name="ce2" table:formula="of:=SUM([.C198:.H198])" office:value-type="float" office:value="380">
            <text:p>38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98]-[.N198]" office:value-type="float" office:value="330">
            <text:p>330</text:p>
          </table:table-cell>
          <table:table-cell table:formula="of:=MIN([.D198]; [.F198])" office:value-type="float" office:value="50">
            <text:p>50</text:p>
          </table:table-cell>
          <table:table-cell table:style-name="ce21" office:value-type="string">
            <text:p>急所率15%↑</text:p>
          </table:table-cell>
          <table:table-cell table:style-name="ce21"/>
          <table:table-cell table:style-name="ce2" office:value-type="string">
            <text:p><text:a xlink:href="http://www14.atwiki.jp/tamakagura/pages/70.html">ちびナズー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198]*2+89)*[.X198]*IF(OR([.J198]=[.V198]; [.K198]=[.V198]); 1.5; 1)" office:value-type="float" office:value="20610">
            <text:p>20610</text:p>
          </table:table-cell>
          <table:table-cell table:style-name="ce2" office:value-type="string">
            <text:p><text:a xlink:href="http://www14.atwiki.jp/tamakagura/pages/70.html">ちびナズー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70.html">ちびナズー</text:a></text:p>
          </table:table-cell>
          <table:table-cell table:formula="of:=[.BB198]+[.BC198]" office:value-type="float" office:value="106880">
            <text:p>106880</text:p>
          </table:table-cell>
          <table:table-cell table:formula="of:=([.C198]*2+64+130)*([.E198]*2+25)" office:value-type="float" office:value="51770">
            <text:p>51770</text:p>
          </table:table-cell>
          <table:table-cell table:formula="of:=([.C198]*2+64+130)*([.G198]*2+25)" office:value-type="float" office:value="55110">
            <text:p>55110</text:p>
          </table:table-cell>
          <table:table-cell table:formula="of:=([.D198]*2+89)*([.H198]*2+89)" office:value-type="float" office:value="45571">
            <text:p>45571</text:p>
          </table:table-cell>
          <table:table-cell table:formula="of:=([.F198]*2+89)*([.H198]*2+89)" office:value-type="float" office:value="37611">
            <text:p>37611</text:p>
          </table:table-cell>
          <table:table-cell table:formula="of:=[.BA198]*(MAX([.D198]; [.F198])*2+89)" office:value-type="float" office:value="24475520">
            <text:p>24475520</text:p>
          </table:table-cell>
          <table:table-cell table:style-name="ce2" office:value-type="string">
            <text:p><text:a xlink:href="http://www14.atwiki.jp/tamakagura/pages/70.html">ちびナズー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70.html">ちびナズー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198">
            <text:p>198</text:p>
          </table:table-cell>
          <table:table-cell table:style-name="ce2" office:value-type="string">
            <text:p><text:a xlink:href="http://www14.atwiki.jp/tamakagura/pages/70.html">Tナズーリン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0">
            <text:p>70</text:p>
          </table:table-cell>
          <table:table-cell table:style-name="ce2" table:formula="of:=SUM([.C199:.H199])" office:value-type="float" office:value="530">
            <text:p>53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199]-[.N199]" office:value-type="float" office:value="440">
            <text:p>440</text:p>
          </table:table-cell>
          <table:table-cell table:formula="of:=MIN([.D199]; [.F199])" office:value-type="float" office:value="90">
            <text:p>90</text:p>
          </table:table-cell>
          <table:table-cell table:style-name="ce21" office:value-type="string">
            <text:p>急所率15%↑</text:p>
          </table:table-cell>
          <table:table-cell table:style-name="ce21" office:value-type="string">
            <text:p>35%装備無効</text:p>
          </table:table-cell>
          <table:table-cell table:style-name="ce2" office:value-type="string">
            <text:p><text:a xlink:href="http://www14.atwiki.jp/tamakagura/pages/70.html">Tナズーリン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199]*2+89)*[.X199]*IF(OR([.J199]=[.V199]; [.K199]=[.V199]); 1.5; 1)" office:value-type="float" office:value="26910">
            <text:p>26910</text:p>
          </table:table-cell>
          <table:table-cell table:style-name="ce2" office:value-type="string">
            <text:p><text:a xlink:href="http://www14.atwiki.jp/tamakagura/pages/70.html">Tナズーリン</text:a>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office:value-type="string">
            <text:p>雷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11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70.html">Tナズーリン</text:a></text:p>
          </table:table-cell>
          <table:table-cell table:formula="of:=[.BB199]+[.BC199]" office:value-type="float" office:value="149720">
            <text:p>149720</text:p>
          </table:table-cell>
          <table:table-cell table:formula="of:=([.C199]*2+64+130)*([.E199]*2+25)" office:value-type="float" office:value="72890">
            <text:p>72890</text:p>
          </table:table-cell>
          <table:table-cell table:formula="of:=([.C199]*2+64+130)*([.G199]*2+25)" office:value-type="float" office:value="76830">
            <text:p>76830</text:p>
          </table:table-cell>
          <table:table-cell table:formula="of:=([.D199]*2+89)*([.H199]*2+89)" office:value-type="float" office:value="68471">
            <text:p>68471</text:p>
          </table:table-cell>
          <table:table-cell table:formula="of:=([.F199]*2+89)*([.H199]*2+89)" office:value-type="float" office:value="61601">
            <text:p>61601</text:p>
          </table:table-cell>
          <table:table-cell table:formula="of:=[.BA199]*(MAX([.D199]; [.F199])*2+89)" office:value-type="float" office:value="44766280">
            <text:p>44766280</text:p>
          </table:table-cell>
          <table:table-cell table:style-name="ce2" office:value-type="string">
            <text:p><text:a xlink:href="http://www14.atwiki.jp/tamakagura/pages/70.html">Tナズーリン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70.html">Tナズーリン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199">
            <text:p>199</text:p>
          </table:table-cell>
          <table:table-cell table:style-name="ce2" office:value-type="string">
            <text:p><text:a xlink:href="http://www14.atwiki.jp/tamakagura/pages/70.html">Hナズーリン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table:formula="of:=SUM([.C200:.H200])" office:value-type="float" office:value="530">
            <text:p>53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200]-[.N200]" office:value-type="float" office:value="435">
            <text:p>435</text:p>
          </table:table-cell>
          <table:table-cell table:formula="of:=MIN([.D200]; [.F200])" office:value-type="float" office:value="95">
            <text:p>95</text:p>
          </table:table-cell>
          <table:table-cell table:style-name="ce21" office:value-type="string">
            <text:p>急所率15%↑</text:p>
          </table:table-cell>
          <table:table-cell table:style-name="ce21" office:value-type="string">
            <text:p>35%装備無効</text:p>
          </table:table-cell>
          <table:table-cell table:style-name="ce2" office:value-type="string">
            <text:p><text:a xlink:href="http://www14.atwiki.jp/tamakagura/pages/70.html">Hナズーリン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00]*2+89)*[.X200]*IF(OR([.J200]=[.V200]; [.K200]=[.V200]); 1.5; 1)" office:value-type="float" office:value="26910">
            <text:p>26910</text:p>
          </table:table-cell>
          <table:table-cell table:style-name="ce2" office:value-type="string">
            <text:p><text:a xlink:href="http://www14.atwiki.jp/tamakagura/pages/70.html">Hナズーリン</text:a>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11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70.html">Hナズーリン</text:a></text:p>
          </table:table-cell>
          <table:table-cell table:formula="of:=[.BB200]+[.BC200]" office:value-type="float" office:value="138380">
            <text:p>138380</text:p>
          </table:table-cell>
          <table:table-cell table:formula="of:=([.C200]*2+64+130)*([.E200]*2+25)" office:value-type="float" office:value="65450">
            <text:p>65450</text:p>
          </table:table-cell>
          <table:table-cell table:formula="of:=([.C200]*2+64+130)*([.G200]*2+25)" office:value-type="float" office:value="72930">
            <text:p>72930</text:p>
          </table:table-cell>
          <table:table-cell table:formula="of:=([.D200]*2+89)*([.H200]*2+89)" office:value-type="float" office:value="74451">
            <text:p>74451</text:p>
          </table:table-cell>
          <table:table-cell table:formula="of:=([.F200]*2+89)*([.H200]*2+89)" office:value-type="float" office:value="69471">
            <text:p>69471</text:p>
          </table:table-cell>
          <table:table-cell table:formula="of:=[.BA200]*(MAX([.D200]; [.F200])*2+89)" office:value-type="float" office:value="41375620">
            <text:p>41375620</text:p>
          </table:table-cell>
          <table:table-cell table:style-name="ce2" office:value-type="string">
            <text:p><text:a xlink:href="http://www14.atwiki.jp/tamakagura/pages/70.html">Hナズーリン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70.html">Hナズーリン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200">
            <text:p>200</text:p>
          </table:table-cell>
          <table:table-cell table:style-name="ce2" office:value-type="string">
            <text:p><text:a xlink:href="http://www14.atwiki.jp/tamakagura/pages/70.html">Dナズーリン</text:a>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80">
            <text:p>80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201:.H201])" office:value-type="float" office:value="530">
            <text:p>53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2" table:formula="of:=[.I201]-[.N201]" office:value-type="float" office:value="470">
            <text:p>470</text:p>
          </table:table-cell>
          <table:table-cell table:formula="of:=MIN([.D201]; [.F201])" office:value-type="float" office:value="60">
            <text:p>60</text:p>
          </table:table-cell>
          <table:table-cell table:style-name="ce21" office:value-type="string">
            <text:p>急所率15%↑</text:p>
          </table:table-cell>
          <table:table-cell table:style-name="ce21" office:value-type="string">
            <text:p>35%装備無効</text:p>
          </table:table-cell>
          <table:table-cell table:style-name="ce2" office:value-type="string">
            <text:p><text:a xlink:href="http://www14.atwiki.jp/tamakagura/pages/70.html">Dナズーリン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01]*2+89)*[.X201]*IF(OR([.J201]=[.V201]; [.K201]=[.V201]); 1.5; 1)" office:value-type="float" office:value="22410">
            <text:p>22410</text:p>
          </table:table-cell>
          <table:table-cell table:style-name="ce2" office:value-type="string">
            <text:p><text:a xlink:href="http://www14.atwiki.jp/tamakagura/pages/70.html">Dナズーリン</text:a></text:p>
          </table:table-cell>
          <table:table-cell office:value-type="string">
            <text:p>鋼</text:p>
          </table:table-cell>
          <table:table-cell office:value-type="string">
            <text:p>無</text:p>
          </table:table-cell>
          <table:table-cell office:value-type="string">
            <text:p>鋼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11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70.html">Dナズーリン</text:a></text:p>
          </table:table-cell>
          <table:table-cell table:style-name="ce26" table:formula="of:=[.BB201]+[.BC201]" office:value-type="float" office:value="204300">
            <text:p>204300</text:p>
          </table:table-cell>
          <table:table-cell table:style-name="ce26" table:formula="of:=([.C201]*2+64+130)*([.E201]*2+25)" office:value-type="float" office:value="111230">
            <text:p>111230</text:p>
          </table:table-cell>
          <table:table-cell table:formula="of:=([.C201]*2+64+130)*([.G201]*2+25)" office:value-type="float" office:value="93070">
            <text:p>93070</text:p>
          </table:table-cell>
          <table:table-cell table:formula="of:=([.D201]*2+89)*([.H201]*2+89)" office:value-type="float" office:value="52041">
            <text:p>52041</text:p>
          </table:table-cell>
          <table:table-cell table:formula="of:=([.F201]*2+89)*([.H201]*2+89)" office:value-type="float" office:value="43681">
            <text:p>43681</text:p>
          </table:table-cell>
          <table:table-cell table:formula="of:=[.BA201]*(MAX([.D201]; [.F201])*2+89)" office:value-type="float" office:value="50870700">
            <text:p>50870700</text:p>
          </table:table-cell>
          <table:table-cell table:style-name="ce2" office:value-type="string">
            <text:p><text:a xlink:href="http://www14.atwiki.jp/tamakagura/pages/70.html">Dナズーリン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70.html">Dナズーリン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201">
            <text:p>201</text:p>
          </table:table-cell>
          <table:table-cell table:style-name="ce2" office:value-type="string">
            <text:p><text:a xlink:href="http://www14.atwiki.jp/tamakagura/pages/64.html">ちびにとり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5">
            <text:p>55</text:p>
          </table:table-cell>
          <table:table-cell table:style-name="ce2" table:formula="of:=SUM([.C202:.H202])" office:value-type="float" office:value="400">
            <text:p>40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02]-[.N202]" office:value-type="float" office:value="375">
            <text:p>375</text:p>
          </table:table-cell>
          <table:table-cell table:formula="of:=MIN([.D202]; [.F202])" office:value-type="float" office:value="25">
            <text:p>25</text:p>
          </table:table-cell>
          <table:table-cell table:style-name="ce21" office:value-type="string">
            <text:p>水被弾時C↑</text:p>
          </table:table-cell>
          <table:table-cell table:style-name="ce21"/>
          <table:table-cell table:style-name="ce2" office:value-type="string">
            <text:p><text:a xlink:href="http://www14.atwiki.jp/tamakagura/pages/64.html">ちびにとり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64.html">ちびにとり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64.html">ちびにとり</text:a></text:p>
          </table:table-cell>
          <table:table-cell table:formula="of:=[.BB202]+[.BC202]" office:value-type="float" office:value="123420">
            <text:p>123420</text:p>
          </table:table-cell>
          <table:table-cell table:formula="of:=([.C202]*2+64+130)*([.E202]*2+25)" office:value-type="float" office:value="61710">
            <text:p>61710</text:p>
          </table:table-cell>
          <table:table-cell table:formula="of:=([.C202]*2+64+130)*([.G202]*2+25)" office:value-type="float" office:value="61710">
            <text:p>61710</text:p>
          </table:table-cell>
          <table:table-cell table:formula="of:=([.D202]*2+89)*([.H202]*2+89)" office:value-type="float" office:value="27661">
            <text:p>27661</text:p>
          </table:table-cell>
          <table:table-cell table:formula="of:=([.F202]*2+89)*([.H202]*2+89)" office:value-type="float" office:value="53531">
            <text:p>53531</text:p>
          </table:table-cell>
          <table:table-cell table:formula="of:=[.BA202]*(MAX([.D202]; [.F202])*2+89)" office:value-type="float" office:value="33199980">
            <text:p>33199980</text:p>
          </table:table-cell>
          <table:table-cell table:style-name="ce2" office:value-type="string">
            <text:p><text:a xlink:href="http://www14.atwiki.jp/tamakagura/pages/64.html">ちびにとり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64.html">ちびにとり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202">
            <text:p>202</text:p>
          </table:table-cell>
          <table:table-cell table:style-name="ce2" office:value-type="string">
            <text:p><text:a xlink:href="http://www14.atwiki.jp/tamakagura/pages/64.html">Nにとり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table:formula="of:=SUM([.C203:.H203])" office:value-type="float" office:value="545">
            <text:p>545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203]-[.N203]" office:value-type="float" office:value="470">
            <text:p>470</text:p>
          </table:table-cell>
          <table:table-cell table:formula="of:=MIN([.D203]; [.F203])" office:value-type="float" office:value="75">
            <text:p>75</text:p>
          </table:table-cell>
          <table:table-cell table:style-name="ce21" office:value-type="string">
            <text:p>水被弾時C↑</text:p>
          </table:table-cell>
          <table:table-cell table:style-name="ce21" office:value-type="string">
            <text:p>ピンチ水1.2倍</text:p>
          </table:table-cell>
          <table:table-cell table:style-name="ce2" office:value-type="string">
            <text:p><text:a xlink:href="http://www14.atwiki.jp/tamakagura/pages/64.html">Nにとり</text:a></text:p>
          </table:table-cell>
          <table:table-cell table:number-columns-repeated="2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64.html">Nにとり</text:a></text:p>
          </table:table-cell>
          <table:table-cell office:value-type="string">
            <text:p>水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table:number-columns-repeated="5"/>
          <table:table-cell table:number-columns-repeated="2"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64.html">Nにとり</text:a></text:p>
          </table:table-cell>
          <table:table-cell table:formula="of:=[.BB203]+[.BC203]" office:value-type="float" office:value="145860">
            <text:p>145860</text:p>
          </table:table-cell>
          <table:table-cell table:formula="of:=([.C203]*2+64+130)*([.E203]*2+25)" office:value-type="float" office:value="76670">
            <text:p>76670</text:p>
          </table:table-cell>
          <table:table-cell table:formula="of:=([.C203]*2+64+130)*([.G203]*2+25)" office:value-type="float" office:value="69190">
            <text:p>69190</text:p>
          </table:table-cell>
          <table:table-cell table:formula="of:=([.D203]*2+89)*([.H203]*2+89)" office:value-type="float" office:value="64291">
            <text:p>64291</text:p>
          </table:table-cell>
          <table:table-cell table:formula="of:=([.F203]*2+89)*([.H203]*2+89)" office:value-type="float" office:value="88501">
            <text:p>88501</text:p>
          </table:table-cell>
          <table:table-cell table:formula="of:=[.BA203]*(MAX([.D203]; [.F203])*2+89)" office:value-type="float" office:value="47987940">
            <text:p>47987940</text:p>
          </table:table-cell>
          <table:table-cell table:style-name="ce2" office:value-type="string">
            <text:p><text:a xlink:href="http://www14.atwiki.jp/tamakagura/pages/64.html">Nにとり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64.html">Nにとり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203">
            <text:p>203</text:p>
          </table:table-cell>
          <table:table-cell table:style-name="ce2" office:value-type="string">
            <text:p><text:a xlink:href="http://www14.atwiki.jp/tamakagura/pages/64.html">Dにとり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5">
            <text:p>55</text:p>
          </table:table-cell>
          <table:table-cell table:style-name="ce2" table:formula="of:=SUM([.C204:.H204])" office:value-type="float" office:value="545">
            <text:p>545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204]-[.N204]" office:value-type="float" office:value="470">
            <text:p>470</text:p>
          </table:table-cell>
          <table:table-cell table:formula="of:=MIN([.D204]; [.F204])" office:value-type="float" office:value="75">
            <text:p>75</text:p>
          </table:table-cell>
          <table:table-cell table:style-name="ce21" office:value-type="string">
            <text:p>水被弾時C↑</text:p>
          </table:table-cell>
          <table:table-cell table:style-name="ce21" office:value-type="string">
            <text:p>ピンチ水1.2倍</text:p>
          </table:table-cell>
          <table:table-cell table:style-name="ce2" office:value-type="string">
            <text:p><text:a xlink:href="http://www14.atwiki.jp/tamakagura/pages/64.html">Dにとり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64.html">Dにとり</text:a>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64.html">Dにとり</text:a></text:p>
          </table:table-cell>
          <table:table-cell table:formula="of:=[.BB204]+[.BC204]" office:value-type="float" office:value="199640">
            <text:p>199640</text:p>
          </table:table-cell>
          <table:table-cell table:style-name="ce26" table:formula="of:=([.C204]*2+64+130)*([.E204]*2+25)" office:value-type="float" office:value="101990">
            <text:p>101990</text:p>
          </table:table-cell>
          <table:table-cell table:formula="of:=([.C204]*2+64+130)*([.G204]*2+25)" office:value-type="float" office:value="97650">
            <text:p>97650</text:p>
          </table:table-cell>
          <table:table-cell table:formula="of:=([.D204]*2+89)*([.H204]*2+89)" office:value-type="float" office:value="47561">
            <text:p>47561</text:p>
          </table:table-cell>
          <table:table-cell table:formula="of:=([.F204]*2+89)*([.H204]*2+89)" office:value-type="float" office:value="53531">
            <text:p>53531</text:p>
          </table:table-cell>
          <table:table-cell table:formula="of:=[.BA204]*(MAX([.D204]; [.F204])*2+89)" office:value-type="float" office:value="53703160">
            <text:p>53703160</text:p>
          </table:table-cell>
          <table:table-cell table:style-name="ce2" office:value-type="string">
            <text:p><text:a xlink:href="http://www14.atwiki.jp/tamakagura/pages/64.html">Dにとり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64.html">Dにとり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204">
            <text:p>204</text:p>
          </table:table-cell>
          <table:table-cell table:style-name="ce2" office:value-type="string">
            <text:p><text:a xlink:href="http://www14.atwiki.jp/tamakagura/pages/64.html">Sにとり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0">
            <text:p>110</text:p>
          </table:table-cell>
          <table:table-cell table:style-name="ce2" table:formula="of:=SUM([.C205:.H205])" office:value-type="float" office:value="545">
            <text:p>545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205]-[.N205]" office:value-type="float" office:value="455">
            <text:p>455</text:p>
          </table:table-cell>
          <table:table-cell table:formula="of:=MIN([.D205]; [.F205])" office:value-type="float" office:value="90">
            <text:p>90</text:p>
          </table:table-cell>
          <table:table-cell table:style-name="ce21" office:value-type="string">
            <text:p>水被弾時C↑</text:p>
          </table:table-cell>
          <table:table-cell table:style-name="ce21" office:value-type="string">
            <text:p>ピンチ水1.2倍</text:p>
          </table:table-cell>
          <table:table-cell table:style-name="ce2" office:value-type="string">
            <text:p><text:a xlink:href="http://www14.atwiki.jp/tamakagura/pages/64.html">Sにとり</text:a></text:p>
          </table:table-cell>
          <table:table-cell table:number-columns-repeated="2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64.html">Sにとり</text:a></text:p>
          </table:table-cell>
          <table:table-cell office:value-type="string">
            <text:p>水</text:p>
          </table:table-cell>
          <table:table-cell office:value-type="string">
            <text:p>闘</text:p>
          </table:table-cell>
          <table:table-cell office:value-type="string">
            <text:p>水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table:number-columns-repeated="4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64.html">Sにとり</text:a></text:p>
          </table:table-cell>
          <table:table-cell table:formula="of:=[.BB205]+[.BC205]" office:value-type="float" office:value="130020">
            <text:p>130020</text:p>
          </table:table-cell>
          <table:table-cell table:formula="of:=([.C205]*2+64+130)*([.E205]*2+25)" office:value-type="float" office:value="65010">
            <text:p>65010</text:p>
          </table:table-cell>
          <table:table-cell table:formula="of:=([.C205]*2+64+130)*([.G205]*2+25)" office:value-type="float" office:value="65010">
            <text:p>65010</text:p>
          </table:table-cell>
          <table:table-cell table:formula="of:=([.D205]*2+89)*([.H205]*2+89)" office:value-type="float" office:value="83121">
            <text:p>83121</text:p>
          </table:table-cell>
          <table:table-cell table:style-name="ce26" table:formula="of:=([.F205]*2+89)*([.H205]*2+89)" office:value-type="float" office:value="92391">
            <text:p>92391</text:p>
          </table:table-cell>
          <table:table-cell table:formula="of:=[.BA205]*(MAX([.D205]; [.F205])*2+89)" office:value-type="float" office:value="38875980">
            <text:p>38875980</text:p>
          </table:table-cell>
          <table:table-cell table:style-name="ce2" office:value-type="string">
            <text:p><text:a xlink:href="http://www14.atwiki.jp/tamakagura/pages/64.html">Sにとり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64.html">Sにとり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205">
            <text:p>205</text:p>
          </table:table-cell>
          <table:table-cell table:style-name="ce2" office:value-type="string">
            <text:p><text:a xlink:href="http://www14.atwiki.jp/tamakagura/pages/53.html">ちびぬえ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table:formula="of:=SUM([.C206:.H206])" office:value-type="float" office:value="420">
            <text:p>42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06]-[.N206]" office:value-type="float" office:value="380">
            <text:p>380</text:p>
          </table:table-cell>
          <table:table-cell table:formula="of:=MIN([.D206]; [.F206])" office:value-type="float" office:value="40">
            <text:p>40</text:p>
          </table:table-cell>
          <table:table-cell table:style-name="ce21" office:value-type="string">
            <text:p>30%回避↑</text:p>
          </table:table-cell>
          <table:table-cell table:style-name="ce21"/>
          <table:table-cell table:style-name="ce2" office:value-type="string">
            <text:p><text:a xlink:href="http://www14.atwiki.jp/tamakagura/pages/53.html">ちびぬえ</text:a></text:p>
          </table:table-cell>
          <table:table-cell table:number-columns-repeated="8"/>
          <table:table-cell table:style-name="ce2" office:value-type="string">
            <text:p><text:a xlink:href="http://www14.atwiki.jp/tamakagura/pages/53.html">ちびぬえ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53.html">ちびぬえ</text:a></text:p>
          </table:table-cell>
          <table:table-cell table:formula="of:=[.BB206]+[.BC206]" office:value-type="float" office:value="109740">
            <text:p>109740</text:p>
          </table:table-cell>
          <table:table-cell table:formula="of:=([.C206]*2+64+130)*([.E206]*2+25)" office:value-type="float" office:value="51330">
            <text:p>51330</text:p>
          </table:table-cell>
          <table:table-cell table:formula="of:=([.C206]*2+64+130)*([.G206]*2+25)" office:value-type="float" office:value="58410">
            <text:p>58410</text:p>
          </table:table-cell>
          <table:table-cell table:formula="of:=([.D206]*2+89)*([.H206]*2+89)" office:value-type="float" office:value="66981">
            <text:p>66981</text:p>
          </table:table-cell>
          <table:table-cell table:formula="of:=([.F206]*2+89)*([.H206]*2+89)" office:value-type="float" office:value="42081">
            <text:p>42081</text:p>
          </table:table-cell>
          <table:table-cell table:formula="of:=[.BA206]*(MAX([.D206]; [.F206])*2+89)" office:value-type="float" office:value="29520060">
            <text:p>29520060</text:p>
          </table:table-cell>
          <table:table-cell table:style-name="ce2" office:value-type="string">
            <text:p><text:a xlink:href="http://www14.atwiki.jp/tamakagura/pages/53.html">ちびぬえ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53.html">ちびぬえ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206">
            <text:p>206</text:p>
          </table:table-cell>
          <table:table-cell table:style-name="ce2" office:value-type="string">
            <text:p><text:a xlink:href="http://www14.atwiki.jp/tamakagura/pages/53.html">Nぬえ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5">
            <text:p>85</text:p>
          </table:table-cell>
          <table:table-cell table:style-name="ce2" table:formula="of:=SUM([.C207:.H207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★</text:p>
          </table:table-cell>
          <table:table-cell table:style-name="ce2" table:formula="of:=[.I207]-[.N207]" office:value-type="float" office:value="480">
            <text:p>480</text:p>
          </table:table-cell>
          <table:table-cell table:formula="of:=MIN([.D207]; [.F207])" office:value-type="float" office:value="80">
            <text:p>80</text:p>
          </table:table-cell>
          <table:table-cell table:style-name="ce21" office:value-type="string">
            <text:p>30%回避↑</text:p>
          </table:table-cell>
          <table:table-cell table:style-name="ce21" office:value-type="string">
            <text:p>敵消費VP20%増</text:p>
          </table:table-cell>
          <table:table-cell table:style-name="ce2" office:value-type="string">
            <text:p><text:a xlink:href="http://www14.atwiki.jp/tamakagura/pages/53.html">Nぬえ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53.html">Nぬえ</text:a>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53.html">Nぬえ</text:a></text:p>
          </table:table-cell>
          <table:table-cell table:formula="of:=[.BB207]+[.BC207]" office:value-type="float" office:value="173600">
            <text:p>173600</text:p>
          </table:table-cell>
          <table:table-cell table:formula="of:=([.C207]*2+64+130)*([.E207]*2+25)" office:value-type="float" office:value="80290">
            <text:p>80290</text:p>
          </table:table-cell>
          <table:table-cell table:formula="of:=([.C207]*2+64+130)*([.G207]*2+25)" office:value-type="float" office:value="93310">
            <text:p>93310</text:p>
          </table:table-cell>
          <table:table-cell table:formula="of:=([.D207]*2+89)*([.H207]*2+89)" office:value-type="float" office:value="74851">
            <text:p>74851</text:p>
          </table:table-cell>
          <table:table-cell table:formula="of:=([.F207]*2+89)*([.H207]*2+89)" office:value-type="float" office:value="64491">
            <text:p>64491</text:p>
          </table:table-cell>
          <table:table-cell table:formula="of:=[.BA207]*(MAX([.D207]; [.F207])*2+89)" office:value-type="float" office:value="50170400">
            <text:p>50170400</text:p>
          </table:table-cell>
          <table:table-cell table:style-name="ce2" office:value-type="string">
            <text:p><text:a xlink:href="http://www14.atwiki.jp/tamakagura/pages/53.html">Nぬえ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53.html">Nぬえ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207">
            <text:p>207</text:p>
          </table:table-cell>
          <table:table-cell table:style-name="ce2" office:value-type="string">
            <text:p><text:a xlink:href="http://www14.atwiki.jp/tamakagura/pages/53.html">Sぬえ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table:formula="of:=SUM([.C208:.H208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★</text:p>
          </table:table-cell>
          <table:table-cell table:style-name="ce13" table:formula="of:=[.I208]-[.N208]" office:value-type="float" office:value="500">
            <text:p>500</text:p>
          </table:table-cell>
          <table:table-cell table:formula="of:=MIN([.D208]; [.F208])" office:value-type="float" office:value="60">
            <text:p>60</text:p>
          </table:table-cell>
          <table:table-cell table:style-name="ce21" office:value-type="string">
            <text:p>30%回避↑</text:p>
          </table:table-cell>
          <table:table-cell table:style-name="ce21" office:value-type="string">
            <text:p>敵消費VP20%増</text:p>
          </table:table-cell>
          <table:table-cell table:style-name="ce2" office:value-type="string">
            <text:p><text:a xlink:href="http://www14.atwiki.jp/tamakagura/pages/53.html">Sぬえ</text:a></text:p>
          </table:table-cell>
          <table:table-cell table:number-columns-repeated="8"/>
          <table:table-cell table:style-name="ce2" office:value-type="string">
            <text:p><text:a xlink:href="http://www14.atwiki.jp/tamakagura/pages/53.html">Sぬえ</text:a></text:p>
          </table:table-cell>
          <table:table-cell office:value-type="string">
            <text:p>闇</text:p>
          </table:table-cell>
          <table:table-cell office:value-type="string">
            <text:p>虫</text:p>
          </table:table-cell>
          <table:table-cell office:value-type="string">
            <text:p>闇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53.html">Sぬえ</text:a></text:p>
          </table:table-cell>
          <table:table-cell table:formula="of:=[.BB208]+[.BC208]" office:value-type="float" office:value="161600">
            <text:p>161600</text:p>
          </table:table-cell>
          <table:table-cell table:formula="of:=([.C208]*2+64+130)*([.E208]*2+25)" office:value-type="float" office:value="78780">
            <text:p>78780</text:p>
          </table:table-cell>
          <table:table-cell table:formula="of:=([.C208]*2+64+130)*([.G208]*2+25)" office:value-type="float" office:value="82820">
            <text:p>82820</text:p>
          </table:table-cell>
          <table:table-cell table:style-name="ce26" table:formula="of:=([.D208]*2+89)*([.H208]*2+89)" office:value-type="float" office:value="95481">
            <text:p>95481</text:p>
          </table:table-cell>
          <table:table-cell table:formula="of:=([.F208]*2+89)*([.H208]*2+89)" office:value-type="float" office:value="64581">
            <text:p>64581</text:p>
          </table:table-cell>
          <table:table-cell table:formula="of:=[.BA208]*(MAX([.D208]; [.F208])*2+89)" office:value-type="float" office:value="49934400">
            <text:p>49934400</text:p>
          </table:table-cell>
          <table:table-cell table:style-name="ce2" office:value-type="string">
            <text:p><text:a xlink:href="http://www14.atwiki.jp/tamakagura/pages/53.html">Sぬえ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53.html">Sぬえ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208">
            <text:p>208</text:p>
          </table:table-cell>
          <table:table-cell table:style-name="ce2" office:value-type="string">
            <text:p><text:a xlink:href="http://www14.atwiki.jp/tamakagura/pages/53.html">Tぬえ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5">
            <text:p>95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209:.H209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2" table:formula="of:=[.I209]-[.N209]" office:value-type="float" office:value="465">
            <text:p>465</text:p>
          </table:table-cell>
          <table:table-cell table:formula="of:=MIN([.D209]; [.F209])" office:value-type="float" office:value="95">
            <text:p>95</text:p>
          </table:table-cell>
          <table:table-cell table:style-name="ce21" office:value-type="string">
            <text:p>30%回避↑</text:p>
          </table:table-cell>
          <table:table-cell table:style-name="ce21" office:value-type="string">
            <text:p>敵消費VP20%増</text:p>
          </table:table-cell>
          <table:table-cell table:style-name="ce2" office:value-type="string">
            <text:p><text:a xlink:href="http://www14.atwiki.jp/tamakagura/pages/53.html">Tぬえ</text:a></text:p>
          </table:table-cell>
          <table:table-cell table:number-columns-repeated="8"/>
          <table:table-cell table:style-name="ce2" office:value-type="string">
            <text:p><text:a xlink:href="http://www14.atwiki.jp/tamakagura/pages/53.html">Tぬえ</text:a></text:p>
          </table:table-cell>
          <table:table-cell office:value-type="string">
            <text:p>闇</text:p>
          </table:table-cell>
          <table:table-cell office:value-type="string">
            <text:p>無</text:p>
          </table:table-cell>
          <table:table-cell office:value-type="string">
            <text:p>闇</text:p>
          </table:table-cell>
          <table:table-cell office:value-type="string">
            <text:p>無</text:p>
          </table:table-cell>
          <table:table-cell office:value-type="string">
            <text:p>毒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53.html">Tぬえ</text:a></text:p>
          </table:table-cell>
          <table:table-cell table:formula="of:=[.BB209]+[.BC209]" office:value-type="float" office:value="157560">
            <text:p>157560</text:p>
          </table:table-cell>
          <table:table-cell table:formula="of:=([.C209]*2+64+130)*([.E209]*2+25)" office:value-type="float" office:value="74740">
            <text:p>74740</text:p>
          </table:table-cell>
          <table:table-cell table:formula="of:=([.C209]*2+64+130)*([.G209]*2+25)" office:value-type="float" office:value="82820">
            <text:p>82820</text:p>
          </table:table-cell>
          <table:table-cell table:formula="of:=([.D209]*2+89)*([.H209]*2+89)" office:value-type="float" office:value="77741">
            <text:p>77741</text:p>
          </table:table-cell>
          <table:table-cell table:formula="of:=([.F209]*2+89)*([.H209]*2+89)" office:value-type="float" office:value="75051">
            <text:p>75051</text:p>
          </table:table-cell>
          <table:table-cell table:formula="of:=[.BA209]*(MAX([.D209]; [.F209])*2+89)" office:value-type="float" office:value="45534840">
            <text:p>45534840</text:p>
          </table:table-cell>
          <table:table-cell table:style-name="ce2" office:value-type="string">
            <text:p><text:a xlink:href="http://www14.atwiki.jp/tamakagura/pages/53.html">Tぬえ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53.html">Tぬえ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209">
            <text:p>209</text:p>
          </table:table-cell>
          <table:table-cell table:style-name="ce2" office:value-type="string">
            <text:p><text:a xlink:href="http://www14.atwiki.jp/tamakagura/pages/418.html">呪い子</text:a></text:p>
          </table:table-cell>
          <table:table-cell table:number-columns-repeated="3"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table:formula="of:=SUM([.C210:.H210])" office:value-type="float" office:value="515">
            <text:p>515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210]-[.N210]" office:value-type="float" office:value="475">
            <text:p>475</text:p>
          </table:table-cell>
          <table:table-cell table:formula="of:=MIN([.D210]; [.F210])" office:value-type="float" office:value="40">
            <text:p>40</text:p>
          </table:table-cell>
          <table:table-cell table:style-name="ce21" office:value-type="string">
            <text:p>敵消費VP20%増</text:p>
          </table:table-cell>
          <table:table-cell table:style-name="ce21" office:value-type="string">
            <text:p>敵VP4%減少</text:p>
          </table:table-cell>
          <table:table-cell table:style-name="ce2" office:value-type="string">
            <text:p><text:a xlink:href="http://www14.atwiki.jp/tamakagura/pages/418.html">呪い子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418.html">呪い子</text:a>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12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418.html">呪い子</text:a></text:p>
          </table:table-cell>
          <table:table-cell table:formula="of:=[.BB210]+[.BC210]" office:value-type="float" office:value="173720">
            <text:p>173720</text:p>
          </table:table-cell>
          <table:table-cell table:style-name="ce25" table:formula="of:=([.C210]*2+64+130)*([.E210]*2+25)" office:value-type="float" office:value="94940">
            <text:p>94940</text:p>
          </table:table-cell>
          <table:table-cell table:formula="of:=([.C210]*2+64+130)*([.G210]*2+25)" office:value-type="float" office:value="78780">
            <text:p>78780</text:p>
          </table:table-cell>
          <table:table-cell table:formula="of:=([.D210]*2+89)*([.H210]*2+89)" office:value-type="float" office:value="71461">
            <text:p>71461</text:p>
          </table:table-cell>
          <table:table-cell table:formula="of:=([.F210]*2+89)*([.H210]*2+89)" office:value-type="float" office:value="40391">
            <text:p>40391</text:p>
          </table:table-cell>
          <table:table-cell table:formula="of:=[.BA210]*(MAX([.D210]; [.F210])*2+89)" office:value-type="float" office:value="51942280">
            <text:p>51942280</text:p>
          </table:table-cell>
          <table:table-cell table:style-name="ce2" office:value-type="string">
            <text:p><text:a xlink:href="http://www14.atwiki.jp/tamakagura/pages/418.html">呪い子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418.html">呪い子</text:a></text:p>
          </table:table-cell>
          <table:table-cell office:value-type="string">
            <text:p>赤</text:p>
          </table:table-cell>
        </table:table-row>
        <table:table-row table:style-name="ro5">
          <table:table-cell office:value-type="float" office:value="210">
            <text:p>210</text:p>
          </table:table-cell>
          <table:table-cell table:style-name="ce2" office:value-type="string">
            <text:p><text:a xlink:href="http://www14.atwiki.jp/tamakagura/pages/41.html">ちびはたて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5">
            <text:p>65</text:p>
          </table:table-cell>
          <table:table-cell table:style-name="ce2" table:formula="of:=SUM([.C211:.H211])" office:value-type="float" office:value="400">
            <text:p>40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11]-[.N211]" office:value-type="float" office:value="370">
            <text:p>370</text:p>
          </table:table-cell>
          <table:table-cell table:formula="of:=MIN([.D211]; [.F211])" office:value-type="float" office:value="30">
            <text:p>30</text:p>
          </table:table-cell>
          <table:table-cell table:style-name="ce21" office:value-type="string">
            <text:p>命中↑</text:p>
          </table:table-cell>
          <table:table-cell table:style-name="ce21"/>
          <table:table-cell table:style-name="ce2" office:value-type="string">
            <text:p><text:a xlink:href="http://www14.atwiki.jp/tamakagura/pages/41.html">ちびはたて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211]*2+89)*[.X211]*IF(OR([.J211]=[.V211]; [.K211]=[.V211]); 1.5; 1)" office:value-type="float" office:value="27195">
            <text:p>27195</text:p>
          </table:table-cell>
          <table:table-cell table:style-name="ce2" office:value-type="string">
            <text:p><text:a xlink:href="http://www14.atwiki.jp/tamakagura/pages/41.html">ちびはたて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table:number-columns-repeated="13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1.html">ちびはたて</text:a></text:p>
          </table:table-cell>
          <table:table-cell table:formula="of:=[.BB211]+[.BC211]" office:value-type="float" office:value="116820">
            <text:p>116820</text:p>
          </table:table-cell>
          <table:table-cell table:formula="of:=([.C211]*2+64+130)*([.E211]*2+25)" office:value-type="float" office:value="54870">
            <text:p>54870</text:p>
          </table:table-cell>
          <table:table-cell table:formula="of:=([.C211]*2+64+130)*([.G211]*2+25)" office:value-type="float" office:value="61950">
            <text:p>61950</text:p>
          </table:table-cell>
          <table:table-cell table:formula="of:=([.D211]*2+89)*([.H211]*2+89)" office:value-type="float" office:value="32631">
            <text:p>32631</text:p>
          </table:table-cell>
          <table:table-cell table:formula="of:=([.F211]*2+89)*([.H211]*2+89)" office:value-type="float" office:value="56721">
            <text:p>56721</text:p>
          </table:table-cell>
          <table:table-cell table:formula="of:=[.BA211]*(MAX([.D211]; [.F211])*2+89)" office:value-type="float" office:value="30256380">
            <text:p>30256380</text:p>
          </table:table-cell>
          <table:table-cell table:style-name="ce2" office:value-type="string">
            <text:p><text:a xlink:href="http://www14.atwiki.jp/tamakagura/pages/41.html">ちびはたて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41.html">ちびはたて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211">
            <text:p>211</text:p>
          </table:table-cell>
          <table:table-cell table:style-name="ce2" office:value-type="string">
            <text:p><text:a xlink:href="http://www14.atwiki.jp/tamakagura/pages/41.html">Aはたて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13" office:value-type="float" office:value="130">
            <text:p>13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table:formula="of:=SUM([.C212:.H212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212]-[.N212]" office:value-type="float" office:value="495">
            <text:p>495</text:p>
          </table:table-cell>
          <table:table-cell table:formula="of:=MIN([.D212]; [.F212])" office:value-type="float" office:value="50">
            <text:p>50</text:p>
          </table:table-cell>
          <table:table-cell table:style-name="ce21" office:value-type="string">
            <text:p>命中↑</text:p>
          </table:table-cell>
          <table:table-cell table:style-name="ce21" office:value-type="string">
            <text:p>スキルコピー</text:p>
          </table:table-cell>
          <table:table-cell table:style-name="ce2" office:value-type="string">
            <text:p><text:a xlink:href="http://www14.atwiki.jp/tamakagura/pages/41.html">Aはたて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212]*2+89)*[.X212]*IF(OR([.J212]=[.V212]; [.K212]=[.V212]); 1.5; 1)" office:value-type="float" office:value="36645">
            <text:p>36645</text:p>
          </table:table-cell>
          <table:table-cell table:style-name="ce2" office:value-type="string">
            <text:p><text:a xlink:href="http://www14.atwiki.jp/tamakagura/pages/41.html">Aはたて</text:a>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number-columns-repeated="2" table:style-name="ce26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1.html">Aはたて</text:a></text:p>
          </table:table-cell>
          <table:table-cell table:formula="of:=[.BB212]+[.BC212]" office:value-type="float" office:value="169680">
            <text:p>169680</text:p>
          </table:table-cell>
          <table:table-cell table:formula="of:=([.C212]*2+64+130)*([.E212]*2+25)" office:value-type="float" office:value="78780">
            <text:p>78780</text:p>
          </table:table-cell>
          <table:table-cell table:formula="of:=([.C212]*2+64+130)*([.G212]*2+25)" office:value-type="float" office:value="90900">
            <text:p>90900</text:p>
          </table:table-cell>
          <table:table-cell table:formula="of:=([.D212]*2+89)*([.H212]*2+89)" office:value-type="float" office:value="45171">
            <text:p>45171</text:p>
          </table:table-cell>
          <table:table-cell table:formula="of:=([.F212]*2+89)*([.H212]*2+89)" office:value-type="float" office:value="83411">
            <text:p>83411</text:p>
          </table:table-cell>
          <table:table-cell table:style-name="ce26" table:formula="of:=[.BA212]*(MAX([.D212]; [.F212])*2+89)" office:value-type="float" office:value="59218320">
            <text:p>59218320</text:p>
          </table:table-cell>
          <table:table-cell table:style-name="ce2" office:value-type="string">
            <text:p><text:a xlink:href="http://www14.atwiki.jp/tamakagura/pages/41.html">Aはたて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1.html">Aはたて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212">
            <text:p>212</text:p>
          </table:table-cell>
          <table:table-cell table:style-name="ce2" office:value-type="string">
            <text:p><text:a xlink:href="http://www14.atwiki.jp/tamakagura/pages/41.html">Sはたて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35">
            <text:p>135</text:p>
          </table:table-cell>
          <table:table-cell table:style-name="ce2" table:formula="of:=SUM([.C213:.H213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213]-[.N213]" office:value-type="float" office:value="495">
            <text:p>495</text:p>
          </table:table-cell>
          <table:table-cell table:formula="of:=MIN([.D213]; [.F213])" office:value-type="float" office:value="50">
            <text:p>50</text:p>
          </table:table-cell>
          <table:table-cell table:style-name="ce21" office:value-type="string">
            <text:p>命中↑</text:p>
          </table:table-cell>
          <table:table-cell table:style-name="ce21" office:value-type="string">
            <text:p>スキルコピー</text:p>
          </table:table-cell>
          <table:table-cell table:style-name="ce2" office:value-type="string">
            <text:p><text:a xlink:href="http://www14.atwiki.jp/tamakagura/pages/41.html">Sはたて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213]*2+89)*[.X213]*IF(OR([.J213]=[.V213]; [.K213]=[.V213]); 1.5; 1)" office:value-type="float" office:value="31395">
            <text:p>31395</text:p>
          </table:table-cell>
          <table:table-cell table:style-name="ce2" office:value-type="string">
            <text:p><text:a xlink:href="http://www14.atwiki.jp/tamakagura/pages/41.html">Sはたて</text:a>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number-columns-repeated="2" table:style-name="ce26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1.html">Sはたて</text:a></text:p>
          </table:table-cell>
          <table:table-cell table:formula="of:=[.BB213]+[.BC213]" office:value-type="float" office:value="142080">
            <text:p>142080</text:p>
          </table:table-cell>
          <table:table-cell table:formula="of:=([.C213]*2+64+130)*([.E213]*2+25)" office:value-type="float" office:value="63360">
            <text:p>63360</text:p>
          </table:table-cell>
          <table:table-cell table:formula="of:=([.C213]*2+64+130)*([.G213]*2+25)" office:value-type="float" office:value="78720">
            <text:p>78720</text:p>
          </table:table-cell>
          <table:table-cell table:formula="of:=([.D213]*2+89)*([.H213]*2+89)" office:value-type="float" office:value="67851">
            <text:p>67851</text:p>
          </table:table-cell>
          <table:table-cell table:style-name="ce26" table:formula="of:=([.F213]*2+89)*([.H213]*2+89)" office:value-type="float" office:value="107341">
            <text:p>107341</text:p>
          </table:table-cell>
          <table:table-cell table:formula="of:=[.BA213]*(MAX([.D213]; [.F213])*2+89)" office:value-type="float" office:value="42481920">
            <text:p>42481920</text:p>
          </table:table-cell>
          <table:table-cell table:style-name="ce2" office:value-type="string">
            <text:p><text:a xlink:href="http://www14.atwiki.jp/tamakagura/pages/41.html">Sはたて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41.html">Sはたて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213">
            <text:p>213</text:p>
          </table:table-cell>
          <table:table-cell table:style-name="ce2" office:value-type="string">
            <text:p><text:a xlink:href="http://www14.atwiki.jp/tamakagura/pages/41.html">Dはたて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table:formula="of:=SUM([.C214:.H214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13" table:formula="of:=[.I214]-[.N214]" office:value-type="float" office:value="505">
            <text:p>505</text:p>
          </table:table-cell>
          <table:table-cell table:formula="of:=MIN([.D214]; [.F214])" office:value-type="float" office:value="40">
            <text:p>40</text:p>
          </table:table-cell>
          <table:table-cell table:style-name="ce21" office:value-type="string">
            <text:p>命中↑</text:p>
          </table:table-cell>
          <table:table-cell table:style-name="ce21" office:value-type="string">
            <text:p>スキルコピー</text:p>
          </table:table-cell>
          <table:table-cell table:style-name="ce2" office:value-type="string">
            <text:p><text:a xlink:href="http://www14.atwiki.jp/tamakagura/pages/41.html">Dはたて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214]*2+89)*[.X214]*IF(OR([.J214]=[.V214]; [.K214]=[.V214]); 1.5; 1)" office:value-type="float" office:value="28245">
            <text:p>28245</text:p>
          </table:table-cell>
          <table:table-cell table:style-name="ce2" office:value-type="string">
            <text:p><text:a xlink:href="http://www14.atwiki.jp/tamakagura/pages/41.html">Dはたて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1.html">Dはたて</text:a></text:p>
          </table:table-cell>
          <table:table-cell table:style-name="ce26" table:formula="of:=[.BB214]+[.BC214]" office:value-type="float" office:value="208680">
            <text:p>208680</text:p>
          </table:table-cell>
          <table:table-cell table:formula="of:=([.C214]*2+64+130)*([.E214]*2+25)" office:value-type="float" office:value="99900">
            <text:p>99900</text:p>
          </table:table-cell>
          <table:table-cell table:style-name="ce26" table:formula="of:=([.C214]*2+64+130)*([.G214]*2+25)" office:value-type="float" office:value="108780">
            <text:p>108780</text:p>
          </table:table-cell>
          <table:table-cell table:formula="of:=([.D214]*2+89)*([.H214]*2+89)" office:value-type="float" office:value="42081">
            <text:p>42081</text:p>
          </table:table-cell>
          <table:table-cell table:formula="of:=([.F214]*2+89)*([.H214]*2+89)" office:value-type="float" office:value="66981">
            <text:p>66981</text:p>
          </table:table-cell>
          <table:table-cell table:formula="of:=[.BA214]*(MAX([.D214]; [.F214])*2+89)" office:value-type="float" office:value="56134920">
            <text:p>56134920</text:p>
          </table:table-cell>
          <table:table-cell table:style-name="ce2" office:value-type="string">
            <text:p><text:a xlink:href="http://www14.atwiki.jp/tamakagura/pages/41.html">Dはたて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41.html">Dはたて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214">
            <text:p>214</text:p>
          </table:table-cell>
          <table:table-cell table:style-name="ce2" office:value-type="string">
            <text:p><text:a xlink:href="http://www14.atwiki.jp/tamakagura/pages/167.html">ちびパチェ</text:a>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table:formula="of:=SUM([.C215:.H215])" office:value-type="float" office:value="430">
            <text:p>43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15]-[.N215]" office:value-type="float" office:value="410">
            <text:p>410</text:p>
          </table:table-cell>
          <table:table-cell table:formula="of:=MIN([.D215]; [.F215])" office:value-type="float" office:value="20">
            <text:p>20</text:p>
          </table:table-cell>
          <table:table-cell table:style-name="ce21" office:value-type="string">
            <text:p>急所無効</text:p>
          </table:table-cell>
          <table:table-cell table:style-name="ce21"/>
          <table:table-cell table:style-name="ce2" office:value-type="string">
            <text:p><text:a xlink:href="http://www14.atwiki.jp/tamakagura/pages/167.html">ちびパチェ</text:a></text:p>
          </table:table-cell>
          <table:table-cell table:number-columns-repeated="8"/>
          <table:table-cell table:style-name="ce2" office:value-type="string">
            <text:p><text:a xlink:href="http://www14.atwiki.jp/tamakagura/pages/167.html">ちびパチェ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67.html">ちびパチェ</text:a></text:p>
          </table:table-cell>
          <table:table-cell table:formula="of:=[.BB215]+[.BC215]" office:value-type="float" office:value="123120">
            <text:p>123120</text:p>
          </table:table-cell>
          <table:table-cell table:formula="of:=([.C215]*2+64+130)*([.E215]*2+25)" office:value-type="float" office:value="46980">
            <text:p>46980</text:p>
          </table:table-cell>
          <table:table-cell table:formula="of:=([.C215]*2+64+130)*([.G215]*2+25)" office:value-type="float" office:value="76140">
            <text:p>76140</text:p>
          </table:table-cell>
          <table:table-cell table:formula="of:=([.D215]*2+89)*([.H215]*2+89)" office:value-type="float" office:value="26961">
            <text:p>26961</text:p>
          </table:table-cell>
          <table:table-cell table:formula="of:=([.F215]*2+89)*([.H215]*2+89)" office:value-type="float" office:value="68761">
            <text:p>68761</text:p>
          </table:table-cell>
          <table:table-cell table:formula="of:=[.BA215]*(MAX([.D215]; [.F215])*2+89)" office:value-type="float" office:value="40506480">
            <text:p>40506480</text:p>
          </table:table-cell>
          <table:table-cell table:style-name="ce2" office:value-type="string">
            <text:p><text:a xlink:href="http://www14.atwiki.jp/tamakagura/pages/167.html">ちびパチェ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67.html">ちびパチェ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215">
            <text:p>215</text:p>
          </table:table-cell>
          <table:table-cell table:style-name="ce2" office:value-type="string">
            <text:p><text:a xlink:href="http://www14.atwiki.jp/tamakagura/pages/167.html">Nパチュリー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25">
            <text:p>125</text:p>
          </table:table-cell>
          <table:table-cell table:style-name="ce13" office:value-type="float" office:value="150">
            <text:p>150</text:p>
          </table:table-cell>
          <table:table-cell table:style-name="ce2" office:value-type="float" office:value="70">
            <text:p>70</text:p>
          </table:table-cell>
          <table:table-cell table:style-name="ce2" table:formula="of:=SUM([.C216:.H216])" office:value-type="float" office:value="545">
            <text:p>54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216]-[.N216]" office:value-type="float" office:value="495">
            <text:p>495</text:p>
          </table:table-cell>
          <table:table-cell table:formula="of:=MIN([.D216]; [.F216])" office:value-type="float" office:value="50">
            <text:p>50</text:p>
          </table:table-cell>
          <table:table-cell table:style-name="ce21" office:value-type="string">
            <text:p>急所無効</text:p>
          </table:table-cell>
          <table:table-cell table:style-name="ce21" office:value-type="string">
            <text:p>属性一致</text:p>
          </table:table-cell>
          <table:table-cell table:style-name="ce2" office:value-type="string">
            <text:p><text:a xlink:href="http://www14.atwiki.jp/tamakagura/pages/167.html">Nパチュリー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67.html">Nパチュリー</text:a>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/>
          <table:table-cell table:number-columns-repeated="4"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67.html">Nパチュリー</text:a></text:p>
          </table:table-cell>
          <table:table-cell table:formula="of:=[.BB216]+[.BC216]" office:value-type="float" office:value="173460">
            <text:p>173460</text:p>
          </table:table-cell>
          <table:table-cell table:formula="of:=([.C216]*2+64+130)*([.E216]*2+25)" office:value-type="float" office:value="58410">
            <text:p>58410</text:p>
          </table:table-cell>
          <table:table-cell table:style-name="ce26" table:formula="of:=([.C216]*2+64+130)*([.G216]*2+25)" office:value-type="float" office:value="115050">
            <text:p>115050</text:p>
          </table:table-cell>
          <table:table-cell table:formula="of:=([.D216]*2+89)*([.H216]*2+89)" office:value-type="float" office:value="43281">
            <text:p>43281</text:p>
          </table:table-cell>
          <table:table-cell table:formula="of:=([.F216]*2+89)*([.H216]*2+89)" office:value-type="float" office:value="77631">
            <text:p>77631</text:p>
          </table:table-cell>
          <table:table-cell table:style-name="ce26" table:formula="of:=[.BA216]*(MAX([.D216]; [.F216])*2+89)" office:value-type="float" office:value="58802940">
            <text:p>58802940</text:p>
          </table:table-cell>
          <table:table-cell table:style-name="ce2" office:value-type="string">
            <text:p><text:a xlink:href="http://www14.atwiki.jp/tamakagura/pages/167.html">Nパチュリー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167.html">Nパチュリー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216">
            <text:p>216</text:p>
          </table:table-cell>
          <table:table-cell table:style-name="ce2" office:value-type="string">
            <text:p><text:a xlink:href="http://www14.atwiki.jp/tamakagura/pages/167.html">Aパチュリー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80">
            <text:p>80</text:p>
          </table:table-cell>
          <table:table-cell table:style-name="ce2" table:formula="of:=SUM([.C217:.H217])" office:value-type="float" office:value="545">
            <text:p>545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217]-[.N217]" office:value-type="float" office:value="515">
            <text:p>515</text:p>
          </table:table-cell>
          <table:table-cell table:formula="of:=MIN([.D217]; [.F217])" office:value-type="float" office:value="30">
            <text:p>30</text:p>
          </table:table-cell>
          <table:table-cell table:style-name="ce21" office:value-type="string">
            <text:p>急所無効</text:p>
          </table:table-cell>
          <table:table-cell table:style-name="ce21" office:value-type="string">
            <text:p>VP吸収</text:p>
          </table:table-cell>
          <table:table-cell table:style-name="ce2" office:value-type="string">
            <text:p><text:a xlink:href="http://www14.atwiki.jp/tamakagura/pages/167.html">Aパチュリー</text:a></text:p>
          </table:table-cell>
          <table:table-cell table:number-columns-repeated="8"/>
          <table:table-cell table:style-name="ce2" office:value-type="string">
            <text:p><text:a xlink:href="http://www14.atwiki.jp/tamakagura/pages/167.html">Aパチュリー</text:a>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table:number-columns-repeated="2"/>
          <table:table-cell table:number-columns-repeated="2" table:style-name="ce26" office:value-type="string">
            <text:p>○</text:p>
          </table:table-cell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167.html">Aパチュリー</text:a></text:p>
          </table:table-cell>
          <table:table-cell table:formula="of:=[.BB217]+[.BC217]" office:value-type="float" office:value="162840">
            <text:p>162840</text:p>
          </table:table-cell>
          <table:table-cell table:formula="of:=([.C217]*2+64+130)*([.E217]*2+25)" office:value-type="float" office:value="54870">
            <text:p>54870</text:p>
          </table:table-cell>
          <table:table-cell table:style-name="ce26" table:formula="of:=([.C217]*2+64+130)*([.G217]*2+25)" office:value-type="float" office:value="107970">
            <text:p>107970</text:p>
          </table:table-cell>
          <table:table-cell table:formula="of:=([.D217]*2+89)*([.H217]*2+89)" office:value-type="float" office:value="37101">
            <text:p>37101</text:p>
          </table:table-cell>
          <table:table-cell table:formula="of:=([.F217]*2+89)*([.H217]*2+89)" office:value-type="float" office:value="96861">
            <text:p>96861</text:p>
          </table:table-cell>
          <table:table-cell table:style-name="ce26" table:formula="of:=[.BA217]*(MAX([.D217]; [.F217])*2+89)" office:value-type="float" office:value="63344760">
            <text:p>63344760</text:p>
          </table:table-cell>
          <table:table-cell table:style-name="ce2" office:value-type="string">
            <text:p><text:a xlink:href="http://www14.atwiki.jp/tamakagura/pages/167.html">Aパチュリー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67.html">Aパチュリー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217">
            <text:p>217</text:p>
          </table:table-cell>
          <table:table-cell table:style-name="ce2" office:value-type="string">
            <text:p><text:a xlink:href="http://www14.atwiki.jp/tamakagura/pages/167.html">Dパチュリー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0">
            <text:p>120</text:p>
          </table:table-cell>
          <table:table-cell table:style-name="ce13" office:value-type="float" office:value="155">
            <text:p>155</text:p>
          </table:table-cell>
          <table:table-cell table:style-name="ce2" office:value-type="float" office:value="30">
            <text:p>30</text:p>
          </table:table-cell>
          <table:table-cell table:style-name="ce2" table:formula="of:=SUM([.C218:.H218])" office:value-type="float" office:value="545">
            <text:p>545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13" table:formula="of:=[.I218]-[.N218]" office:value-type="float" office:value="500">
            <text:p>500</text:p>
          </table:table-cell>
          <table:table-cell table:formula="of:=MIN([.D218]; [.F218])" office:value-type="float" office:value="45">
            <text:p>45</text:p>
          </table:table-cell>
          <table:table-cell table:style-name="ce21" office:value-type="string">
            <text:p>急所無効</text:p>
          </table:table-cell>
          <table:table-cell table:style-name="ce21" office:value-type="string">
            <text:p>VP吸収</text:p>
          </table:table-cell>
          <table:table-cell table:style-name="ce2" office:value-type="string">
            <text:p><text:a xlink:href="http://www14.atwiki.jp/tamakagura/pages/167.html">Dパチュリー</text:a></text:p>
          </table:table-cell>
          <table:table-cell table:number-columns-repeated="8"/>
          <table:table-cell table:style-name="ce2" office:value-type="string">
            <text:p><text:a xlink:href="http://www14.atwiki.jp/tamakagura/pages/167.html">Dパチュリー</text:a>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/>
          <table:table-cell table:number-columns-repeated="2" office:value-type="string">
            <text:p>○</text:p>
          </table:table-cell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67.html">Dパチュリー</text:a></text:p>
          </table:table-cell>
          <table:table-cell table:style-name="ce26" table:formula="of:=[.BB218]+[.BC218]" office:value-type="float" office:value="215040">
            <text:p>215040</text:p>
          </table:table-cell>
          <table:table-cell table:style-name="ce25" table:formula="of:=([.C218]*2+64+130)*([.E218]*2+25)" office:value-type="float" office:value="86400">
            <text:p>86400</text:p>
          </table:table-cell>
          <table:table-cell table:style-name="ce26" table:formula="of:=([.C218]*2+64+130)*([.G218]*2+25)" office:value-type="float" office:value="128640">
            <text:p>128640</text:p>
          </table:table-cell>
          <table:table-cell table:formula="of:=([.D218]*2+89)*([.H218]*2+89)" office:value-type="float" office:value="26671">
            <text:p>26671</text:p>
          </table:table-cell>
          <table:table-cell table:formula="of:=([.F218]*2+89)*([.H218]*2+89)" office:value-type="float" office:value="49021">
            <text:p>49021</text:p>
          </table:table-cell>
          <table:table-cell table:style-name="ce26" table:formula="of:=[.BA218]*(MAX([.D218]; [.F218])*2+89)" office:value-type="float" office:value="70748160">
            <text:p>70748160</text:p>
          </table:table-cell>
          <table:table-cell table:style-name="ce2" office:value-type="string">
            <text:p><text:a xlink:href="http://www14.atwiki.jp/tamakagura/pages/167.html">Dパチュリー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67.html">Dパチュリー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218">
            <text:p>218</text:p>
          </table:table-cell>
          <table:table-cell table:style-name="ce2" office:value-type="string">
            <text:p><text:a xlink:href="http://www14.atwiki.jp/tamakagura/pages/167.html">Tパチュリー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5">
            <text:p>125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60">
            <text:p>60</text:p>
          </table:table-cell>
          <table:table-cell table:style-name="ce2" table:formula="of:=SUM([.C219:.H219])" office:value-type="float" office:value="545">
            <text:p>54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219]-[.N219]" office:value-type="float" office:value="495">
            <text:p>495</text:p>
          </table:table-cell>
          <table:table-cell table:formula="of:=MIN([.D219]; [.F219])" office:value-type="float" office:value="50">
            <text:p>50</text:p>
          </table:table-cell>
          <table:table-cell table:style-name="ce21" office:value-type="string">
            <text:p>急所無効</text:p>
          </table:table-cell>
          <table:table-cell table:style-name="ce21" office:value-type="string">
            <text:p>VP吸収</text:p>
          </table:table-cell>
          <table:table-cell table:style-name="ce2" office:value-type="string">
            <text:p><text:a xlink:href="http://www14.atwiki.jp/tamakagura/pages/167.html">Tパチュリー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67.html">Tパチュリー</text:a>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/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67.html">Tパチュリー</text:a></text:p>
          </table:table-cell>
          <table:table-cell table:formula="of:=[.BB219]+[.BC219]" office:value-type="float" office:value="185180">
            <text:p>185180</text:p>
          </table:table-cell>
          <table:table-cell table:style-name="ce25" table:formula="of:=([.C219]*2+64+130)*([.E219]*2+25)" office:value-type="float" office:value="80770">
            <text:p>80770</text:p>
          </table:table-cell>
          <table:table-cell table:style-name="ce26" table:formula="of:=([.C219]*2+64+130)*([.G219]*2+25)" office:value-type="float" office:value="104410">
            <text:p>104410</text:p>
          </table:table-cell>
          <table:table-cell table:formula="of:=([.D219]*2+89)*([.H219]*2+89)" office:value-type="float" office:value="39501">
            <text:p>39501</text:p>
          </table:table-cell>
          <table:table-cell table:formula="of:=([.F219]*2+89)*([.H219]*2+89)" office:value-type="float" office:value="70851">
            <text:p>70851</text:p>
          </table:table-cell>
          <table:table-cell table:style-name="ce26" table:formula="of:=[.BA219]*(MAX([.D219]; [.F219])*2+89)" office:value-type="float" office:value="62776020">
            <text:p>62776020</text:p>
          </table:table-cell>
          <table:table-cell table:style-name="ce2" office:value-type="string">
            <text:p><text:a xlink:href="http://www14.atwiki.jp/tamakagura/pages/167.html">Tパチュリー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67.html">Tパチュリー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219">
            <text:p>219</text:p>
          </table:table-cell>
          <table:table-cell table:style-name="ce2" office:value-type="string">
            <text:p><text:a xlink:href="http://www14.atwiki.jp/tamakagura/pages/165.html">ぱるきあ</text:a></text:p>
          </table:table-cell>
          <table:table-cell table:style-name="ce2" office:value-type="float" office:value="120">
            <text:p>120</text:p>
          </table:table-cell>
          <table:table-cell table:number-columns-repeated="2" table:style-name="ce2" office:value-type="float" office:value="90">
            <text:p>90</text:p>
          </table:table-cell>
          <table:table-cell table:number-columns-repeated="2"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table:formula="of:=SUM([.C220:.H220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220]-[.N220]" office:value-type="float" office:value="470">
            <text:p>470</text:p>
          </table:table-cell>
          <table:table-cell table:formula="of:=MIN([.D220]; [.F220])" office:value-type="float" office:value="90">
            <text:p>90</text:p>
          </table:table-cell>
          <table:table-cell table:style-name="ce21" office:value-type="string">
            <text:p>能力減少無効</text:p>
          </table:table-cell>
          <table:table-cell table:style-name="ce21" office:value-type="string">
            <text:p>25%先攻</text:p>
          </table:table-cell>
          <table:table-cell table:style-name="ce2" office:value-type="string">
            <text:p><text:a xlink:href="http://www14.atwiki.jp/tamakagura/pages/165.html">ぱるきあ</text:a></text:p>
          </table:table-cell>
          <table:table-cell table:number-columns-repeated="8"/>
          <table:table-cell table:style-name="ce2" office:value-type="string">
            <text:p><text:a xlink:href="http://www14.atwiki.jp/tamakagura/pages/165.html">ぱるきあ</text:a>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11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65.html">ぱるきあ</text:a></text:p>
          </table:table-cell>
          <table:table-cell table:formula="of:=[.BB220]+[.BC220]" office:value-type="float" office:value="186620">
            <text:p>186620</text:p>
          </table:table-cell>
          <table:table-cell table:style-name="ce25" table:formula="of:=([.C220]*2+64+130)*([.E220]*2+25)" office:value-type="float" office:value="88970">
            <text:p>88970</text:p>
          </table:table-cell>
          <table:table-cell table:formula="of:=([.C220]*2+64+130)*([.G220]*2+25)" office:value-type="float" office:value="97650">
            <text:p>97650</text:p>
          </table:table-cell>
          <table:table-cell table:formula="of:=([.D220]*2+89)*([.H220]*2+89)" office:value-type="float" office:value="56221">
            <text:p>56221</text:p>
          </table:table-cell>
          <table:table-cell table:formula="of:=([.F220]*2+89)*([.H220]*2+89)" office:value-type="float" office:value="60401">
            <text:p>60401</text:p>
          </table:table-cell>
          <table:table-cell table:formula="of:=[.BA220]*(MAX([.D220]; [.F220])*2+89)" office:value-type="float" office:value="53933180">
            <text:p>53933180</text:p>
          </table:table-cell>
          <table:table-cell table:style-name="ce2" office:value-type="string">
            <text:p><text:a xlink:href="http://www14.atwiki.jp/tamakagura/pages/165.html">ぱるきあ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65.html">ぱるきあ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220">
            <text:p>220</text:p>
          </table:table-cell>
          <table:table-cell table:style-name="ce2" office:value-type="string">
            <text:p><text:a xlink:href="http://www14.atwiki.jp/tamakagura/pages/86.html">ちびパルスィ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50">
            <text:p>50</text:p>
          </table:table-cell>
          <table:table-cell table:style-name="ce2" table:formula="of:=SUM([.C221:.H221])" office:value-type="float" office:value="380">
            <text:p>38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21]-[.N221]" office:value-type="float" office:value="350">
            <text:p>350</text:p>
          </table:table-cell>
          <table:table-cell table:formula="of:=MIN([.D221]; [.F221])" office:value-type="float" office:value="30">
            <text:p>30</text:p>
          </table:table-cell>
          <table:table-cell table:style-name="ce21" office:value-type="string">
            <text:p>10%混乱</text:p>
          </table:table-cell>
          <table:table-cell table:style-name="ce21"/>
          <table:table-cell table:style-name="ce2" office:value-type="string">
            <text:p><text:a xlink:href="http://www14.atwiki.jp/tamakagura/pages/86.html">ちびパルスィ</text:a></text:p>
          </table:table-cell>
          <table:table-cell table:number-columns-repeated="8"/>
          <table:table-cell table:style-name="ce2" office:value-type="string">
            <text:p><text:a xlink:href="http://www14.atwiki.jp/tamakagura/pages/86.html">ちびパルスィ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12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86.html">ちびパルスィ</text:a></text:p>
          </table:table-cell>
          <table:table-cell table:formula="of:=[.BB221]+[.BC221]" office:value-type="float" office:value="110320">
            <text:p>110320</text:p>
          </table:table-cell>
          <table:table-cell table:formula="of:=([.C221]*2+64+130)*([.E221]*2+25)" office:value-type="float" office:value="57130">
            <text:p>57130</text:p>
          </table:table-cell>
          <table:table-cell table:formula="of:=([.C221]*2+64+130)*([.G221]*2+25)" office:value-type="float" office:value="53190">
            <text:p>53190</text:p>
          </table:table-cell>
          <table:table-cell table:formula="of:=([.D221]*2+89)*([.H221]*2+89)" office:value-type="float" office:value="28161">
            <text:p>28161</text:p>
          </table:table-cell>
          <table:table-cell table:formula="of:=([.F221]*2+89)*([.H221]*2+89)" office:value-type="float" office:value="48951">
            <text:p>48951</text:p>
          </table:table-cell>
          <table:table-cell table:formula="of:=[.BA221]*(MAX([.D221]; [.F221])*2+89)" office:value-type="float" office:value="28572880">
            <text:p>28572880</text:p>
          </table:table-cell>
          <table:table-cell table:style-name="ce2" office:value-type="string">
            <text:p><text:a xlink:href="http://www14.atwiki.jp/tamakagura/pages/86.html">ちびパルスィ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86.html">ちびパルスィ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221">
            <text:p>221</text:p>
          </table:table-cell>
          <table:table-cell table:style-name="ce2" office:value-type="string">
            <text:p><text:a xlink:href="http://www14.atwiki.jp/tamakagura/pages/86.html">Nパルスィ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60">
            <text:p>60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5">
            <text:p>55</text:p>
          </table:table-cell>
          <table:table-cell table:style-name="ce2" table:formula="of:=SUM([.C222:.H222])" office:value-type="float" office:value="530">
            <text:p>53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222]-[.N222]" office:value-type="float" office:value="470">
            <text:p>470</text:p>
          </table:table-cell>
          <table:table-cell table:formula="of:=MIN([.D222]; [.F222])" office:value-type="float" office:value="60">
            <text:p>60</text:p>
          </table:table-cell>
          <table:table-cell table:style-name="ce21" office:value-type="string">
            <text:p>10%混乱</text:p>
          </table:table-cell>
          <table:table-cell table:style-name="ce21" office:value-type="string">
            <text:p>状態シンクロ</text:p>
          </table:table-cell>
          <table:table-cell table:style-name="ce2" office:value-type="string">
            <text:p><text:a xlink:href="http://www14.atwiki.jp/tamakagura/pages/86.html">Nパルスィ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86.html">Nパルスィ</text:a>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12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86.html">Nパルスィ</text:a></text:p>
          </table:table-cell>
          <table:table-cell table:formula="of:=[.BB222]+[.BC222]" office:value-type="float" office:value="190800">
            <text:p>190800</text:p>
          </table:table-cell>
          <table:table-cell table:style-name="ce26" table:formula="of:=([.C222]*2+64+130)*([.E222]*2+25)" office:value-type="float" office:value="112360">
            <text:p>112360</text:p>
          </table:table-cell>
          <table:table-cell table:formula="of:=([.C222]*2+64+130)*([.G222]*2+25)" office:value-type="float" office:value="78440">
            <text:p>78440</text:p>
          </table:table-cell>
          <table:table-cell table:formula="of:=([.D222]*2+89)*([.H222]*2+89)" office:value-type="float" office:value="41591">
            <text:p>41591</text:p>
          </table:table-cell>
          <table:table-cell table:formula="of:=([.F222]*2+89)*([.H222]*2+89)" office:value-type="float" office:value="57511">
            <text:p>57511</text:p>
          </table:table-cell>
          <table:table-cell table:formula="of:=[.BA222]*(MAX([.D222]; [.F222])*2+89)" office:value-type="float" office:value="55141200">
            <text:p>55141200</text:p>
          </table:table-cell>
          <table:table-cell table:style-name="ce2" office:value-type="string">
            <text:p><text:a xlink:href="http://www14.atwiki.jp/tamakagura/pages/86.html">Nパルスィ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86.html">Nパルスィ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222">
            <text:p>222</text:p>
          </table:table-cell>
          <table:table-cell table:style-name="ce2" office:value-type="string">
            <text:p><text:a xlink:href="http://www14.atwiki.jp/tamakagura/pages/86.html">Dパルスィ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5">
            <text:p>55</text:p>
          </table:table-cell>
          <table:table-cell table:style-name="ce2" table:formula="of:=SUM([.C223:.H223])" office:value-type="float" office:value="530">
            <text:p>53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223]-[.N223]" office:value-type="float" office:value="460">
            <text:p>460</text:p>
          </table:table-cell>
          <table:table-cell table:formula="of:=MIN([.D223]; [.F223])" office:value-type="float" office:value="70">
            <text:p>70</text:p>
          </table:table-cell>
          <table:table-cell table:style-name="ce21" office:value-type="string">
            <text:p>10%混乱</text:p>
          </table:table-cell>
          <table:table-cell table:style-name="ce21" office:value-type="string">
            <text:p>状態シンクロ</text:p>
          </table:table-cell>
          <table:table-cell table:style-name="ce2" office:value-type="string">
            <text:p><text:a xlink:href="http://www14.atwiki.jp/tamakagura/pages/86.html">Dパルスィ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86.html">Dパルスィ</text:a></text:p>
          </table:table-cell>
          <table:table-cell office:value-type="string">
            <text:p>闇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霊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10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86.html">Dパルスィ</text:a></text:p>
          </table:table-cell>
          <table:table-cell table:formula="of:=[.BB223]+[.BC223]" office:value-type="float" office:value="190960">
            <text:p>190960</text:p>
          </table:table-cell>
          <table:table-cell table:style-name="ce26" table:formula="of:=([.C223]*2+64+130)*([.E223]*2+25)" office:value-type="float" office:value="106330">
            <text:p>106330</text:p>
          </table:table-cell>
          <table:table-cell table:formula="of:=([.C223]*2+64+130)*([.G223]*2+25)" office:value-type="float" office:value="84630">
            <text:p>84630</text:p>
          </table:table-cell>
          <table:table-cell table:formula="of:=([.D223]*2+89)*([.H223]*2+89)" office:value-type="float" office:value="45571">
            <text:p>45571</text:p>
          </table:table-cell>
          <table:table-cell table:formula="of:=([.F223]*2+89)*([.H223]*2+89)" office:value-type="float" office:value="53531">
            <text:p>53531</text:p>
          </table:table-cell>
          <table:table-cell table:formula="of:=[.BA223]*(MAX([.D223]; [.F223])*2+89)" office:value-type="float" office:value="51368240">
            <text:p>51368240</text:p>
          </table:table-cell>
          <table:table-cell table:style-name="ce2" office:value-type="string">
            <text:p><text:a xlink:href="http://www14.atwiki.jp/tamakagura/pages/86.html">Dパルスィ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86.html">Dパルスィ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223">
            <text:p>223</text:p>
          </table:table-cell>
          <table:table-cell table:style-name="ce2" office:value-type="string">
            <text:p><text:a xlink:href="http://www14.atwiki.jp/tamakagura/pages/86.html">Tパルスィ</text:a>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table:formula="of:=SUM([.C224:.H224])" office:value-type="float" office:value="530">
            <text:p>53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224]-[.N224]" office:value-type="float" office:value="490">
            <text:p>490</text:p>
          </table:table-cell>
          <table:table-cell table:formula="of:=MIN([.D224]; [.F224])" office:value-type="float" office:value="40">
            <text:p>40</text:p>
          </table:table-cell>
          <table:table-cell table:style-name="ce21" office:value-type="string">
            <text:p>10%混乱</text:p>
          </table:table-cell>
          <table:table-cell table:style-name="ce21" office:value-type="string">
            <text:p>状態シンクロ</text:p>
          </table:table-cell>
          <table:table-cell table:style-name="ce2" office:value-type="string">
            <text:p><text:a xlink:href="http://www14.atwiki.jp/tamakagura/pages/86.html">Tパルスィ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86.html">Tパルスィ</text:a>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10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86.html">Tパルスィ</text:a></text:p>
          </table:table-cell>
          <table:table-cell table:formula="of:=[.BB224]+[.BC224]" office:value-type="float" office:value="194880">
            <text:p>194880</text:p>
          </table:table-cell>
          <table:table-cell table:style-name="ce26" table:formula="of:=([.C224]*2+64+130)*([.E224]*2+25)" office:value-type="float" office:value="109040">
            <text:p>109040</text:p>
          </table:table-cell>
          <table:table-cell table:formula="of:=([.C224]*2+64+130)*([.G224]*2+25)" office:value-type="float" office:value="85840">
            <text:p>85840</text:p>
          </table:table-cell>
          <table:table-cell table:formula="of:=([.D224]*2+89)*([.H224]*2+89)" office:value-type="float" office:value="40391">
            <text:p>40391</text:p>
          </table:table-cell>
          <table:table-cell table:formula="of:=([.F224]*2+89)*([.H224]*2+89)" office:value-type="float" office:value="66681">
            <text:p>66681</text:p>
          </table:table-cell>
          <table:table-cell table:formula="of:=[.BA224]*(MAX([.D224]; [.F224])*2+89)" office:value-type="float" office:value="54371520">
            <text:p>54371520</text:p>
          </table:table-cell>
          <table:table-cell table:style-name="ce2" office:value-type="string">
            <text:p><text:a xlink:href="http://www14.atwiki.jp/tamakagura/pages/86.html">Tパルスィ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86.html">Tパルスィ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224">
            <text:p>224</text:p>
          </table:table-cell>
          <table:table-cell table:style-name="ce2" office:value-type="string">
            <text:p><text:a xlink:href="http://www14.atwiki.jp/tamakagura/pages/161.html">ちびひじり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table:formula="of:=SUM([.C225:.H225])" office:value-type="float" office:value="420">
            <text:p>42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25]-[.N225]" office:value-type="float" office:value="390">
            <text:p>390</text:p>
          </table:table-cell>
          <table:table-cell table:formula="of:=MIN([.D225]; [.F225])" office:value-type="float" office:value="30">
            <text:p>30</text:p>
          </table:table-cell>
          <table:table-cell table:style-name="ce21" office:value-type="string">
            <text:p>能力自動上昇</text:p>
          </table:table-cell>
          <table:table-cell table:style-name="ce21"/>
          <table:table-cell table:style-name="ce2" office:value-type="string">
            <text:p><text:a xlink:href="http://www14.atwiki.jp/tamakagura/pages/161.html">ちびひじり</text:a></text:p>
          </table:table-cell>
          <table:table-cell table:number-columns-repeated="8"/>
          <table:table-cell table:style-name="ce2" office:value-type="string">
            <text:p><text:a xlink:href="http://www14.atwiki.jp/tamakagura/pages/161.html">ちびひじり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虫</text:p>
          </table:table-cell>
          <table:table-cell table:number-columns-repeated="14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61.html">ちびひじり</text:a></text:p>
          </table:table-cell>
          <table:table-cell table:formula="of:=[.BB225]+[.BC225]" office:value-type="float" office:value="134400">
            <text:p>134400</text:p>
          </table:table-cell>
          <table:table-cell table:formula="of:=([.C225]*2+64+130)*([.E225]*2+25)" office:value-type="float" office:value="63360">
            <text:p>63360</text:p>
          </table:table-cell>
          <table:table-cell table:formula="of:=([.C225]*2+64+130)*([.G225]*2+25)" office:value-type="float" office:value="71040">
            <text:p>71040</text:p>
          </table:table-cell>
          <table:table-cell table:formula="of:=([.D225]*2+89)*([.H225]*2+89)" office:value-type="float" office:value="31141">
            <text:p>31141</text:p>
          </table:table-cell>
          <table:table-cell table:formula="of:=([.F225]*2+89)*([.H225]*2+89)" office:value-type="float" office:value="54131">
            <text:p>54131</text:p>
          </table:table-cell>
          <table:table-cell table:formula="of:=[.BA225]*(MAX([.D225]; [.F225])*2+89)" office:value-type="float" office:value="34809600">
            <text:p>34809600</text:p>
          </table:table-cell>
          <table:table-cell table:style-name="ce2" office:value-type="string">
            <text:p><text:a xlink:href="http://www14.atwiki.jp/tamakagura/pages/161.html">ちびひじり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61.html">ちびひじり</text:a></text:p>
          </table:table-cell>
          <table:table-cell office:value-type="string">
            <text:p>紫茶</text:p>
          </table:table-cell>
        </table:table-row>
        <table:table-row table:style-name="ro5">
          <table:table-cell office:value-type="float" office:value="225">
            <text:p>225</text:p>
          </table:table-cell>
          <table:table-cell table:style-name="ce2" office:value-type="string">
            <text:p><text:a xlink:href="http://www14.atwiki.jp/tamakagura/pages/161.html">N聖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226:.H226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226]-[.N226]" office:value-type="float" office:value="470">
            <text:p>470</text:p>
          </table:table-cell>
          <table:table-cell table:formula="of:=MIN([.D226]; [.F226])" office:value-type="float" office:value="90">
            <text:p>90</text:p>
          </table:table-cell>
          <table:table-cell table:style-name="ce21" office:value-type="string">
            <text:p>能力自動上昇</text:p>
          </table:table-cell>
          <table:table-cell table:style-name="ce21" office:value-type="string">
            <text:p>能力低下防止</text:p>
          </table:table-cell>
          <table:table-cell table:style-name="ce2" office:value-type="string">
            <text:p><text:a xlink:href="http://www14.atwiki.jp/tamakagura/pages/161.html">N聖</text:a></text:p>
          </table:table-cell>
          <table:table-cell table:number-columns-repeated="8"/>
          <table:table-cell table:style-name="ce2" office:value-type="string">
            <text:p><text:a xlink:href="http://www14.atwiki.jp/tamakagura/pages/161.html">N聖</text:a>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虫</text:p>
          </table:table-cell>
          <table:table-cell table:number-columns-repeated="13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61.html">N聖</text:a></text:p>
          </table:table-cell>
          <table:table-cell table:formula="of:=[.BB226]+[.BC226]" office:value-type="float" office:value="157560">
            <text:p>157560</text:p>
          </table:table-cell>
          <table:table-cell table:formula="of:=([.C226]*2+64+130)*([.E226]*2+25)" office:value-type="float" office:value="74740">
            <text:p>74740</text:p>
          </table:table-cell>
          <table:table-cell table:formula="of:=([.C226]*2+64+130)*([.G226]*2+25)" office:value-type="float" office:value="82820">
            <text:p>82820</text:p>
          </table:table-cell>
          <table:table-cell table:formula="of:=([.D226]*2+89)*([.H226]*2+89)" office:value-type="float" office:value="72361">
            <text:p>72361</text:p>
          </table:table-cell>
          <table:table-cell table:formula="of:=([.F226]*2+89)*([.H226]*2+89)" office:value-type="float" office:value="80431">
            <text:p>80431</text:p>
          </table:table-cell>
          <table:table-cell table:formula="of:=[.BA226]*(MAX([.D226]; [.F226])*2+89)" office:value-type="float" office:value="47110440">
            <text:p>47110440</text:p>
          </table:table-cell>
          <table:table-cell table:style-name="ce2" office:value-type="string">
            <text:p><text:a xlink:href="http://www14.atwiki.jp/tamakagura/pages/161.html">N聖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161.html">N聖</text:a></text:p>
          </table:table-cell>
          <table:table-cell office:value-type="string">
            <text:p>紫茶</text:p>
          </table:table-cell>
        </table:table-row>
        <table:table-row table:style-name="ro5">
          <table:table-cell office:value-type="float" office:value="226">
            <text:p>226</text:p>
          </table:table-cell>
          <table:table-cell table:style-name="ce2" office:value-type="string">
            <text:p><text:a xlink:href="http://www14.atwiki.jp/tamakagura/pages/161.html">S聖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5">
            <text:p>75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0">
            <text:p>100</text:p>
          </table:table-cell>
          <table:table-cell table:style-name="ce2" table:formula="of:=SUM([.C227:.H227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★</text:p>
          </table:table-cell>
          <table:table-cell table:style-name="ce13" table:formula="of:=[.I227]-[.N227]" office:value-type="float" office:value="510">
            <text:p>510</text:p>
          </table:table-cell>
          <table:table-cell table:formula="of:=MIN([.D227]; [.F227])" office:value-type="float" office:value="50">
            <text:p>50</text:p>
          </table:table-cell>
          <table:table-cell table:style-name="ce21" office:value-type="string">
            <text:p>能力自動上昇</text:p>
          </table:table-cell>
          <table:table-cell table:style-name="ce21" office:value-type="string">
            <text:p>能力低下防止</text:p>
          </table:table-cell>
          <table:table-cell table:style-name="ce2" office:value-type="string">
            <text:p><text:a xlink:href="http://www14.atwiki.jp/tamakagura/pages/161.html">S聖</text:a></text:p>
          </table:table-cell>
          <table:table-cell table:number-columns-repeated="8"/>
          <table:table-cell table:style-name="ce2" office:value-type="string">
            <text:p><text:a xlink:href="http://www14.atwiki.jp/tamakagura/pages/161.html">S聖</text:a></text:p>
          </table:table-cell>
          <table:table-cell office:value-type="string">
            <text:p>理</text:p>
          </table:table-cell>
          <table:table-cell office:value-type="string">
            <text:p>虫</text:p>
          </table:table-cell>
          <table:table-cell office:value-type="string">
            <text:p>理</text:p>
          </table:table-cell>
          <table:table-cell office:value-type="string">
            <text:p>虫</text:p>
          </table:table-cell>
          <table:table-cell office:value-type="string">
            <text:p>鋼</text:p>
          </table:table-cell>
          <table:table-cell table:number-columns-repeated="13"/>
          <table:table-cell table:number-columns-repeated="2"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61.html">S聖</text:a></text:p>
          </table:table-cell>
          <table:table-cell table:formula="of:=[.BB227]+[.BC227]" office:value-type="float" office:value="157560">
            <text:p>157560</text:p>
          </table:table-cell>
          <table:table-cell table:formula="of:=([.C227]*2+64+130)*([.E227]*2+25)" office:value-type="float" office:value="70700">
            <text:p>70700</text:p>
          </table:table-cell>
          <table:table-cell table:formula="of:=([.C227]*2+64+130)*([.G227]*2+25)" office:value-type="float" office:value="86860">
            <text:p>86860</text:p>
          </table:table-cell>
          <table:table-cell table:formula="of:=([.D227]*2+89)*([.H227]*2+89)" office:value-type="float" office:value="54621">
            <text:p>54621</text:p>
          </table:table-cell>
          <table:table-cell table:style-name="ce26" table:formula="of:=([.F227]*2+89)*([.H227]*2+89)" office:value-type="float" office:value="103751">
            <text:p>103751</text:p>
          </table:table-cell>
          <table:table-cell table:formula="of:=[.BA227]*(MAX([.D227]; [.F227])*2+89)" office:value-type="float" office:value="56564040">
            <text:p>56564040</text:p>
          </table:table-cell>
          <table:table-cell table:style-name="ce2" office:value-type="string">
            <text:p><text:a xlink:href="http://www14.atwiki.jp/tamakagura/pages/161.html">S聖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61.html">S聖</text:a></text:p>
          </table:table-cell>
          <table:table-cell office:value-type="string">
            <text:p>紫茶</text:p>
          </table:table-cell>
        </table:table-row>
        <table:table-row table:style-name="ro5">
          <table:table-cell office:value-type="float" office:value="227">
            <text:p>227</text:p>
          </table:table-cell>
          <table:table-cell table:style-name="ce2" office:value-type="string">
            <text:p><text:a xlink:href="http://www14.atwiki.jp/tamakagura/pages/161.html">D聖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85">
            <text:p>85</text:p>
          </table:table-cell>
          <table:table-cell table:style-name="ce13" office:value-type="float" office:value="130">
            <text:p>130</text:p>
          </table:table-cell>
          <table:table-cell table:style-name="ce2" office:value-type="float" office:value="60">
            <text:p>60</text:p>
          </table:table-cell>
          <table:table-cell table:style-name="ce2" table:formula="of:=SUM([.C228:.H228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2" table:formula="of:=[.I228]-[.N228]" office:value-type="float" office:value="480">
            <text:p>480</text:p>
          </table:table-cell>
          <table:table-cell table:formula="of:=MIN([.D228]; [.F228])" office:value-type="float" office:value="80">
            <text:p>80</text:p>
          </table:table-cell>
          <table:table-cell table:style-name="ce21" office:value-type="string">
            <text:p>能力自動上昇</text:p>
          </table:table-cell>
          <table:table-cell table:style-name="ce21" office:value-type="string">
            <text:p>能力低下防止</text:p>
          </table:table-cell>
          <table:table-cell table:style-name="ce2" office:value-type="string">
            <text:p><text:a xlink:href="http://www14.atwiki.jp/tamakagura/pages/161.html">D聖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61.html">D聖</text:a></text:p>
          </table:table-cell>
          <table:table-cell office:value-type="string">
            <text:p>理</text:p>
          </table:table-cell>
          <table:table-cell office:value-type="string">
            <text:p>無</text:p>
          </table:table-cell>
          <table:table-cell office:value-type="string">
            <text:p>理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9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61.html">D聖</text:a></text:p>
          </table:table-cell>
          <table:table-cell table:style-name="ce26" table:formula="of:=[.BB228]+[.BC228]" office:value-type="float" office:value="208320">
            <text:p>208320</text:p>
          </table:table-cell>
          <table:table-cell table:style-name="ce25" table:formula="of:=([.C228]*2+64+130)*([.E228]*2+25)" office:value-type="float" office:value="84630">
            <text:p>84630</text:p>
          </table:table-cell>
          <table:table-cell table:style-name="ce26" table:formula="of:=([.C228]*2+64+130)*([.G228]*2+25)" office:value-type="float" office:value="123690">
            <text:p>123690</text:p>
          </table:table-cell>
          <table:table-cell table:formula="of:=([.D228]*2+89)*([.H228]*2+89)" office:value-type="float" office:value="52041">
            <text:p>52041</text:p>
          </table:table-cell>
          <table:table-cell table:formula="of:=([.F228]*2+89)*([.H228]*2+89)" office:value-type="float" office:value="54131">
            <text:p>54131</text:p>
          </table:table-cell>
          <table:table-cell table:formula="of:=[.BA228]*(MAX([.D228]; [.F228])*2+89)" office:value-type="float" office:value="53954880">
            <text:p>53954880</text:p>
          </table:table-cell>
          <table:table-cell table:style-name="ce2" office:value-type="string">
            <text:p><text:a xlink:href="http://www14.atwiki.jp/tamakagura/pages/161.html">D聖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61.html">D聖</text:a></text:p>
          </table:table-cell>
          <table:table-cell office:value-type="string">
            <text:p>紫茶</text:p>
          </table:table-cell>
        </table:table-row>
        <table:table-row table:style-name="ro5">
          <table:table-cell office:value-type="float" office:value="228">
            <text:p>228</text:p>
          </table:table-cell>
          <table:table-cell table:style-name="ce2" office:value-type="string">
            <text:p><text:a xlink:href="http://www14.atwiki.jp/tamakagura/pages/160.html">非想天則</text:a>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0">
            <text:p>30</text:p>
          </table:table-cell>
          <table:table-cell table:style-name="ce13" table:formula="of:=SUM([.C229:.H229])" office:value-type="float" office:value="580">
            <text:p>58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229]-[.N229]" office:value-type="float" office:value="460">
            <text:p>460</text:p>
          </table:table-cell>
          <table:table-cell table:formula="of:=MIN([.D229]; [.F229])" office:value-type="float" office:value="120">
            <text:p>120</text:p>
          </table:table-cell>
          <table:table-cell table:style-name="ce21" office:value-type="string">
            <text:p>VP10%回復</text:p>
          </table:table-cell>
          <table:table-cell table:style-name="ce21" office:value-type="string">
            <text:p>ピンチD1.1倍</text:p>
          </table:table-cell>
          <table:table-cell table:style-name="ce2" office:value-type="string">
            <text:p><text:a xlink:href="http://www14.atwiki.jp/tamakagura/pages/160.html">非想天則</text:a></text:p>
          </table:table-cell>
          <table:table-cell table:number-columns-repeated="8"/>
          <table:table-cell table:style-name="ce2" office:value-type="string">
            <text:p><text:a xlink:href="http://www14.atwiki.jp/tamakagura/pages/160.html">非想天則</text:a>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神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60.html">非想天則</text:a></text:p>
          </table:table-cell>
          <table:table-cell table:formula="of:=[.BB229]+[.BC229]" office:value-type="float" office:value="184860">
            <text:p>184860</text:p>
          </table:table-cell>
          <table:table-cell table:style-name="ce25" table:formula="of:=([.C229]*2+64+130)*([.E229]*2+25)" office:value-type="float" office:value="92430">
            <text:p>92430</text:p>
          </table:table-cell>
          <table:table-cell table:formula="of:=([.C229]*2+64+130)*([.G229]*2+25)" office:value-type="float" office:value="92430">
            <text:p>92430</text:p>
          </table:table-cell>
          <table:table-cell table:formula="of:=([.D229]*2+89)*([.H229]*2+89)" office:value-type="float" office:value="49021">
            <text:p>49021</text:p>
          </table:table-cell>
          <table:table-cell table:formula="of:=([.F229]*2+89)*([.H229]*2+89)" office:value-type="float" office:value="49021">
            <text:p>49021</text:p>
          </table:table-cell>
          <table:table-cell table:style-name="ce26" table:formula="of:=[.BA229]*(MAX([.D229]; [.F229])*2+89)" office:value-type="float" office:value="60818940">
            <text:p>60818940</text:p>
          </table:table-cell>
          <table:table-cell table:style-name="ce2" office:value-type="string">
            <text:p><text:a xlink:href="http://www14.atwiki.jp/tamakagura/pages/160.html">非想天則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60.html">非想天則</text:a></text:p>
          </table:table-cell>
          <table:table-cell office:value-type="string">
            <text:p>無い</text:p>
          </table:table-cell>
        </table:table-row>
        <table:table-row table:style-name="ro5">
          <table:table-cell office:value-type="float" office:value="229">
            <text:p>229</text:p>
          </table:table-cell>
          <table:table-cell table:style-name="ce2" office:value-type="string">
            <text:p><text:a xlink:href="http://www14.atwiki.jp/tamakagura/pages/98.html">ちびひな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5">
            <text:p>35</text:p>
          </table:table-cell>
          <table:table-cell table:style-name="ce2" table:formula="of:=SUM([.C230:.H230])" office:value-type="float" office:value="380">
            <text:p>38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30]-[.N230]" office:value-type="float" office:value="315">
            <text:p>315</text:p>
          </table:table-cell>
          <table:table-cell table:formula="of:=MIN([.D230]; [.F230])" office:value-type="float" office:value="65">
            <text:p>65</text:p>
          </table:table-cell>
          <table:table-cell table:style-name="ce21" office:value-type="string">
            <text:p>状態異常無効</text:p>
          </table:table-cell>
          <table:table-cell table:style-name="ce21"/>
          <table:table-cell table:style-name="ce2" office:value-type="string">
            <text:p><text:a xlink:href="http://www14.atwiki.jp/tamakagura/pages/98.html">ちびひな</text:a></text:p>
          </table:table-cell>
          <table:table-cell table:number-columns-repeated="8"/>
          <table:table-cell table:style-name="ce2" office:value-type="string">
            <text:p><text:a xlink:href="http://www14.atwiki.jp/tamakagura/pages/98.html">ちびひな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9"/>
          <table:table-cell table:style-name="ce2" office:value-type="string">
            <text:p><text:a xlink:href="http://www14.atwiki.jp/tamakagura/pages/98.html">ちびひな</text:a></text:p>
          </table:table-cell>
          <table:table-cell table:formula="of:=[.BB230]+[.BC230]" office:value-type="float" office:value="108460">
            <text:p>108460</text:p>
          </table:table-cell>
          <table:table-cell table:formula="of:=([.C230]*2+64+130)*([.E230]*2+25)" office:value-type="float" office:value="54230">
            <text:p>54230</text:p>
          </table:table-cell>
          <table:table-cell table:formula="of:=([.C230]*2+64+130)*([.G230]*2+25)" office:value-type="float" office:value="54230">
            <text:p>54230</text:p>
          </table:table-cell>
          <table:table-cell table:formula="of:=([.D230]*2+89)*([.H230]*2+89)" office:value-type="float" office:value="36411">
            <text:p>36411</text:p>
          </table:table-cell>
          <table:table-cell table:formula="of:=([.F230]*2+89)*([.H230]*2+89)" office:value-type="float" office:value="34821">
            <text:p>34821</text:p>
          </table:table-cell>
          <table:table-cell table:formula="of:=[.BA230]*(MAX([.D230]; [.F230])*2+89)" office:value-type="float" office:value="24837340">
            <text:p>24837340</text:p>
          </table:table-cell>
          <table:table-cell table:style-name="ce2" office:value-type="string">
            <text:p><text:a xlink:href="http://www14.atwiki.jp/tamakagura/pages/98.html">ちびひな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98.html">ちびひな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230">
            <text:p>230</text:p>
          </table:table-cell>
          <table:table-cell table:style-name="ce2" office:value-type="string">
            <text:p><text:a xlink:href="http://www14.atwiki.jp/tamakagura/pages/98.html">H雛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table:formula="of:=SUM([.C231:.H231])" office:value-type="float" office:value="530">
            <text:p>53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31]-[.N231]" office:value-type="float" office:value="440">
            <text:p>440</text:p>
          </table:table-cell>
          <table:table-cell table:formula="of:=MIN([.D231]; [.F231])" office:value-type="float" office:value="90">
            <text:p>90</text:p>
          </table:table-cell>
          <table:table-cell table:style-name="ce21" office:value-type="string">
            <text:p>状態異常無効</text:p>
          </table:table-cell>
          <table:table-cell table:style-name="ce21" office:value-type="string">
            <text:p>地無効</text:p>
          </table:table-cell>
          <table:table-cell table:style-name="ce2" office:value-type="string">
            <text:p><text:a xlink:href="http://www14.atwiki.jp/tamakagura/pages/98.html">H雛</text:a></text:p>
          </table:table-cell>
          <table:table-cell table:number-columns-repeated="8"/>
          <table:table-cell table:style-name="ce2" office:value-type="string">
            <text:p><text:a xlink:href="http://www14.atwiki.jp/tamakagura/pages/98.html">H雛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9"/>
          <table:table-cell table:style-name="ce2" office:value-type="string">
            <text:p><text:a xlink:href="http://www14.atwiki.jp/tamakagura/pages/98.html">H雛</text:a></text:p>
          </table:table-cell>
          <table:table-cell table:formula="of:=[.BB231]+[.BC231]" office:value-type="float" office:value="169740">
            <text:p>169740</text:p>
          </table:table-cell>
          <table:table-cell table:style-name="ce25" table:formula="of:=([.C231]*2+64+130)*([.E231]*2+25)" office:value-type="float" office:value="93150">
            <text:p>93150</text:p>
          </table:table-cell>
          <table:table-cell table:formula="of:=([.C231]*2+64+130)*([.G231]*2+25)" office:value-type="float" office:value="76590">
            <text:p>76590</text:p>
          </table:table-cell>
          <table:table-cell table:formula="of:=([.D231]*2+89)*([.H231]*2+89)" office:value-type="float" office:value="56221">
            <text:p>56221</text:p>
          </table:table-cell>
          <table:table-cell table:formula="of:=([.F231]*2+89)*([.H231]*2+89)" office:value-type="float" office:value="56221">
            <text:p>56221</text:p>
          </table:table-cell>
          <table:table-cell table:formula="of:=[.BA231]*(MAX([.D231]; [.F231])*2+89)" office:value-type="float" office:value="45660060">
            <text:p>45660060</text:p>
          </table:table-cell>
          <table:table-cell table:style-name="ce2" office:value-type="string">
            <text:p><text:a xlink:href="http://www14.atwiki.jp/tamakagura/pages/98.html">H雛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98.html">H雛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231">
            <text:p>231</text:p>
          </table:table-cell>
          <table:table-cell table:style-name="ce2" office:value-type="string">
            <text:p><text:a xlink:href="http://www14.atwiki.jp/tamakagura/pages/98.html">T雛</text:a>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table:formula="of:=SUM([.C232:.H232])" office:value-type="float" office:value="530">
            <text:p>53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232]-[.N232]" office:value-type="float" office:value="430">
            <text:p>430</text:p>
          </table:table-cell>
          <table:table-cell table:formula="of:=MIN([.D232]; [.F232])" office:value-type="float" office:value="100">
            <text:p>100</text:p>
          </table:table-cell>
          <table:table-cell table:style-name="ce21" office:value-type="string">
            <text:p>状態異常無効</text:p>
          </table:table-cell>
          <table:table-cell table:style-name="ce21" office:value-type="string">
            <text:p>15%複数能力↓</text:p>
          </table:table-cell>
          <table:table-cell table:style-name="ce2" office:value-type="string">
            <text:p><text:a xlink:href="http://www14.atwiki.jp/tamakagura/pages/98.html">T雛</text:a></text:p>
          </table:table-cell>
          <table:table-cell table:number-columns-repeated="8"/>
          <table:table-cell table:style-name="ce2" office:value-type="string">
            <text:p><text:a xlink:href="http://www14.atwiki.jp/tamakagura/pages/98.html">T雛</text:a></text:p>
          </table:table-cell>
          <table:table-cell office:value-type="string">
            <text:p>毒</text:p>
          </table:table-cell>
          <table:table-cell office:value-type="string">
            <text:p>神</text:p>
          </table:table-cell>
          <table:table-cell office:value-type="string">
            <text:p>毒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98.html">T雛</text:a></text:p>
          </table:table-cell>
          <table:table-cell table:formula="of:=[.BB232]+[.BC232]" office:value-type="float" office:value="149480">
            <text:p>149480</text:p>
          </table:table-cell>
          <table:table-cell table:formula="of:=([.C232]*2+64+130)*([.E232]*2+25)" office:value-type="float" office:value="74740">
            <text:p>74740</text:p>
          </table:table-cell>
          <table:table-cell table:formula="of:=([.C232]*2+64+130)*([.G232]*2+25)" office:value-type="float" office:value="74740">
            <text:p>74740</text:p>
          </table:table-cell>
          <table:table-cell table:formula="of:=([.D232]*2+89)*([.H232]*2+89)" office:value-type="float" office:value="62491">
            <text:p>62491</text:p>
          </table:table-cell>
          <table:table-cell table:formula="of:=([.F232]*2+89)*([.H232]*2+89)" office:value-type="float" office:value="60401">
            <text:p>60401</text:p>
          </table:table-cell>
          <table:table-cell table:formula="of:=[.BA232]*(MAX([.D232]; [.F232])*2+89)" office:value-type="float" office:value="44694520">
            <text:p>44694520</text:p>
          </table:table-cell>
          <table:table-cell table:style-name="ce2" office:value-type="string">
            <text:p><text:a xlink:href="http://www14.atwiki.jp/tamakagura/pages/98.html">T雛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98.html">T雛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232">
            <text:p>232</text:p>
          </table:table-cell>
          <table:table-cell table:style-name="ce2" office:value-type="string">
            <text:p><text:a xlink:href="http://www14.atwiki.jp/tamakagura/pages/98.html">D雛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233:.H233])" office:value-type="float" office:value="530">
            <text:p>53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233]-[.N233]" office:value-type="float" office:value="450">
            <text:p>450</text:p>
          </table:table-cell>
          <table:table-cell table:formula="of:=MIN([.D233]; [.F233])" office:value-type="float" office:value="80">
            <text:p>80</text:p>
          </table:table-cell>
          <table:table-cell table:style-name="ce21" office:value-type="string">
            <text:p>状態異常無効</text:p>
          </table:table-cell>
          <table:table-cell table:style-name="ce21" office:value-type="string">
            <text:p>気絶時25%D</text:p>
          </table:table-cell>
          <table:table-cell table:style-name="ce2" office:value-type="string">
            <text:p><text:a xlink:href="http://www14.atwiki.jp/tamakagura/pages/98.html">D雛</text:a></text:p>
          </table:table-cell>
          <table:table-cell table:number-columns-repeated="8"/>
          <table:table-cell table:style-name="ce2" office:value-type="string">
            <text:p><text:a xlink:href="http://www14.atwiki.jp/tamakagura/pages/98.html">D雛</text:a></text:p>
          </table:table-cell>
          <table:table-cell office:value-type="string">
            <text:p>毒</text:p>
          </table:table-cell>
          <table:table-cell office:value-type="string">
            <text:p>鋼</text:p>
          </table:table-cell>
          <table:table-cell office:value-type="string">
            <text:p>毒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98.html">D雛</text:a></text:p>
          </table:table-cell>
          <table:table-cell table:formula="of:=[.BB233]+[.BC233]" office:value-type="float" office:value="186300">
            <text:p>186300</text:p>
          </table:table-cell>
          <table:table-cell table:style-name="ce26" table:formula="of:=([.C233]*2+64+130)*([.E233]*2+25)" office:value-type="float" office:value="101430">
            <text:p>101430</text:p>
          </table:table-cell>
          <table:table-cell table:formula="of:=([.C233]*2+64+130)*([.G233]*2+25)" office:value-type="float" office:value="84870">
            <text:p>84870</text:p>
          </table:table-cell>
          <table:table-cell table:formula="of:=([.D233]*2+89)*([.H233]*2+89)" office:value-type="float" office:value="52041">
            <text:p>52041</text:p>
          </table:table-cell>
          <table:table-cell table:formula="of:=([.F233]*2+89)*([.H233]*2+89)" office:value-type="float" office:value="52041">
            <text:p>52041</text:p>
          </table:table-cell>
          <table:table-cell table:formula="of:=[.BA233]*(MAX([.D233]; [.F233])*2+89)" office:value-type="float" office:value="46388700">
            <text:p>46388700</text:p>
          </table:table-cell>
          <table:table-cell table:style-name="ce2" office:value-type="string">
            <text:p><text:a xlink:href="http://www14.atwiki.jp/tamakagura/pages/98.html">D雛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98.html">D雛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233">
            <text:p>233</text:p>
          </table:table-cell>
          <table:table-cell table:style-name="ce2" office:value-type="string">
            <text:p><text:a xlink:href="http://www14.atwiki.jp/tamakagura/pages/412.html">ちびふと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0">
            <text:p>50</text:p>
          </table:table-cell>
          <table:table-cell table:style-name="ce2" table:formula="of:=SUM([.C234:.H234])" office:value-type="float" office:value="400">
            <text:p>40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234]-[.N234]" office:value-type="float" office:value="325">
            <text:p>325</text:p>
          </table:table-cell>
          <table:table-cell table:formula="of:=MIN([.D234]; [.F234])" office:value-type="float" office:value="75">
            <text:p>75</text:p>
          </table:table-cell>
          <table:table-cell table:style-name="ce21" office:value-type="string">
            <text:p>ピンチD1.1倍</text:p>
          </table:table-cell>
          <table:table-cell table:style-name="ce21"/>
          <table:table-cell table:style-name="ce2" office:value-type="string">
            <text:p><text:a xlink:href="http://www14.atwiki.jp/tamakagura/pages/412.html">ちびふと</text:a></text:p>
          </table:table-cell>
          <table:table-cell table:number-columns-repeated="8"/>
          <table:table-cell table:style-name="ce2" office:value-type="string">
            <text:p><text:a xlink:href="http://www14.atwiki.jp/tamakagura/pages/412.html">ちびふと</text:a>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412.html">ちびふと</text:a></text:p>
          </table:table-cell>
          <table:table-cell table:formula="of:=[.BB234]+[.BC234]" office:value-type="float" office:value="100200">
            <text:p>100200</text:p>
          </table:table-cell>
          <table:table-cell table:formula="of:=([.C234]*2+64+130)*([.E234]*2+25)" office:value-type="float" office:value="51770">
            <text:p>51770</text:p>
          </table:table-cell>
          <table:table-cell table:formula="of:=([.C234]*2+64+130)*([.G234]*2+25)" office:value-type="float" office:value="48430">
            <text:p>48430</text:p>
          </table:table-cell>
          <table:table-cell table:formula="of:=([.D234]*2+89)*([.H234]*2+89)" office:value-type="float" office:value="47061">
            <text:p>47061</text:p>
          </table:table-cell>
          <table:table-cell table:formula="of:=([.F234]*2+89)*([.H234]*2+89)" office:value-type="float" office:value="45171">
            <text:p>45171</text:p>
          </table:table-cell>
          <table:table-cell table:formula="of:=[.BA234]*(MAX([.D234]; [.F234])*2+89)" office:value-type="float" office:value="24949800">
            <text:p>24949800</text:p>
          </table:table-cell>
          <table:table-cell table:style-name="ce2" office:value-type="string">
            <text:p><text:a xlink:href="http://www14.atwiki.jp/tamakagura/pages/412.html">ちびふと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412.html">ちびふと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234">
            <text:p>234</text:p>
          </table:table-cell>
          <table:table-cell table:style-name="ce2" office:value-type="string">
            <text:p><text:a xlink:href="http://www14.atwiki.jp/tamakagura/pages/412.html">S布都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table:formula="of:=SUM([.C235:.H235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235]-[.N235]" office:value-type="float" office:value="445">
            <text:p>445</text:p>
          </table:table-cell>
          <table:table-cell table:formula="of:=MIN([.D235]; [.F235])" office:value-type="float" office:value="100">
            <text:p>100</text:p>
          </table:table-cell>
          <table:table-cell table:style-name="ce21" office:value-type="string">
            <text:p>ピンチD1.1倍</text:p>
          </table:table-cell>
          <table:table-cell table:style-name="ce21" office:value-type="string">
            <text:p>25%復活</text:p>
          </table:table-cell>
          <table:table-cell table:style-name="ce2" office:value-type="string">
            <text:p><text:a xlink:href="http://www14.atwiki.jp/tamakagura/pages/412.html">S布都</text:a></text:p>
          </table:table-cell>
          <table:table-cell table:number-columns-repeated="8"/>
          <table:table-cell table:style-name="ce2" office:value-type="string">
            <text:p><text:a xlink:href="http://www14.atwiki.jp/tamakagura/pages/412.html">S布都</text:a>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2"/>
          <table:table-cell table:number-columns-repeated="3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12.html">S布都</text:a></text:p>
          </table:table-cell>
          <table:table-cell table:formula="of:=[.BB235]+[.BC235]" office:value-type="float" office:value="130900">
            <text:p>130900</text:p>
          </table:table-cell>
          <table:table-cell table:formula="of:=([.C235]*2+64+130)*([.E235]*2+25)" office:value-type="float" office:value="69190">
            <text:p>69190</text:p>
          </table:table-cell>
          <table:table-cell table:formula="of:=([.C235]*2+64+130)*([.G235]*2+25)" office:value-type="float" office:value="61710">
            <text:p>61710</text:p>
          </table:table-cell>
          <table:table-cell table:formula="of:=([.D235]*2+89)*([.H235]*2+89)" office:value-type="float" office:value="86411">
            <text:p>86411</text:p>
          </table:table-cell>
          <table:table-cell table:formula="of:=([.F235]*2+89)*([.H235]*2+89)" office:value-type="float" office:value="86411">
            <text:p>86411</text:p>
          </table:table-cell>
          <table:table-cell table:formula="of:=[.BA235]*(MAX([.D235]; [.F235])*2+89)" office:value-type="float" office:value="37830100">
            <text:p>37830100</text:p>
          </table:table-cell>
          <table:table-cell table:style-name="ce2" office:value-type="string">
            <text:p><text:a xlink:href="http://www14.atwiki.jp/tamakagura/pages/412.html">S布都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412.html">S布都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235">
            <text:p>235</text:p>
          </table:table-cell>
          <table:table-cell table:style-name="ce2" office:value-type="string">
            <text:p><text:a xlink:href="http://www14.atwiki.jp/tamakagura/pages/412.html">H布都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table:formula="of:=SUM([.C236:.H236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236]-[.N236]" office:value-type="float" office:value="485">
            <text:p>485</text:p>
          </table:table-cell>
          <table:table-cell table:formula="of:=MIN([.D236]; [.F236])" office:value-type="float" office:value="60">
            <text:p>60</text:p>
          </table:table-cell>
          <table:table-cell table:style-name="ce21" office:value-type="string">
            <text:p>ピンチD1.1倍</text:p>
          </table:table-cell>
          <table:table-cell table:style-name="ce21" office:value-type="string">
            <text:p>25%復活</text:p>
          </table:table-cell>
          <table:table-cell table:style-name="ce2" office:value-type="string">
            <text:p><text:a xlink:href="http://www14.atwiki.jp/tamakagura/pages/412.html">H布都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12.html">H布都</text:a>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table:number-columns-repeated="3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412.html">H布都</text:a></text:p>
          </table:table-cell>
          <table:table-cell table:formula="of:=[.BB236]+[.BC236]" office:value-type="float" office:value="177600">
            <text:p>177600</text:p>
          </table:table-cell>
          <table:table-cell table:style-name="ce25" table:formula="of:=([.C236]*2+64+130)*([.E236]*2+25)" office:value-type="float" office:value="91020">
            <text:p>91020</text:p>
          </table:table-cell>
          <table:table-cell table:formula="of:=([.C236]*2+64+130)*([.G236]*2+25)" office:value-type="float" office:value="86580">
            <text:p>86580</text:p>
          </table:table-cell>
          <table:table-cell table:formula="of:=([.D236]*2+89)*([.H236]*2+89)" office:value-type="float" office:value="73851">
            <text:p>73851</text:p>
          </table:table-cell>
          <table:table-cell table:formula="of:=([.F236]*2+89)*([.H236]*2+89)" office:value-type="float" office:value="49951">
            <text:p>49951</text:p>
          </table:table-cell>
          <table:table-cell table:formula="of:=[.BA236]*(MAX([.D236]; [.F236])*2+89)" office:value-type="float" office:value="54878400">
            <text:p>54878400</text:p>
          </table:table-cell>
          <table:table-cell table:style-name="ce2" office:value-type="string">
            <text:p><text:a xlink:href="http://www14.atwiki.jp/tamakagura/pages/412.html">H布都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412.html">H布都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236">
            <text:p>236</text:p>
          </table:table-cell>
          <table:table-cell table:style-name="ce2" office:value-type="string">
            <text:p><text:a xlink:href="http://www14.atwiki.jp/tamakagura/pages/156.html">ビビット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number-columns-repeated="2" table:style-name="ce2" office:value-type="float" office:value="85">
            <text:p>85</text:p>
          </table:table-cell>
          <table:table-cell table:style-name="ce2" table:formula="of:=SUM([.C237:.H237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237]-[.N237]" office:value-type="float" office:value="455">
            <text:p>455</text:p>
          </table:table-cell>
          <table:table-cell table:formula="of:=MIN([.D237]; [.F237])" office:value-type="float" office:value="90">
            <text:p>90</text:p>
          </table:table-cell>
          <table:table-cell table:style-name="ce21" office:value-type="string">
            <text:p>VP2%回復</text:p>
          </table:table-cell>
          <table:table-cell table:style-name="ce21" office:value-type="string">
            <text:p>回避時C↑</text:p>
          </table:table-cell>
          <table:table-cell table:style-name="ce2" office:value-type="string">
            <text:p><text:a xlink:href="http://www14.atwiki.jp/tamakagura/pages/156.html">ビビット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237]*2+89)*[.X237]*IF(OR([.J237]=[.V237]; [.K237]=[.V237]); 1.5; 1)" office:value-type="float" office:value="26320">
            <text:p>26320</text:p>
          </table:table-cell>
          <table:table-cell table:style-name="ce2" office:value-type="string">
            <text:p><text:a xlink:href="http://www14.atwiki.jp/tamakagura/pages/156.html">ビビット</text:a>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56.html">ビビット</text:a></text:p>
          </table:table-cell>
          <table:table-cell table:formula="of:=[.BB237]+[.BC237]" office:value-type="float" office:value="138320">
            <text:p>138320</text:p>
          </table:table-cell>
          <table:table-cell table:formula="of:=([.C237]*2+64+130)*([.E237]*2+25)" office:value-type="float" office:value="67340">
            <text:p>67340</text:p>
          </table:table-cell>
          <table:table-cell table:formula="of:=([.C237]*2+64+130)*([.G237]*2+25)" office:value-type="float" office:value="70980">
            <text:p>70980</text:p>
          </table:table-cell>
          <table:table-cell table:formula="of:=([.D237]*2+89)*([.H237]*2+89)" office:value-type="float" office:value="69671">
            <text:p>69671</text:p>
          </table:table-cell>
          <table:table-cell table:formula="of:=([.F237]*2+89)*([.H237]*2+89)" office:value-type="float" office:value="85211">
            <text:p>85211</text:p>
          </table:table-cell>
          <table:table-cell table:formula="of:=[.BA237]*(MAX([.D237]; [.F237])*2+89)" office:value-type="float" office:value="45507280">
            <text:p>45507280</text:p>
          </table:table-cell>
          <table:table-cell table:style-name="ce2" office:value-type="string">
            <text:p><text:a xlink:href="http://www14.atwiki.jp/tamakagura/pages/156.html">ビビット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56.html">ビビット</text:a></text:p>
          </table:table-cell>
          <table:table-cell office:value-type="string">
            <text:p>赤</text:p>
          </table:table-cell>
        </table:table-row>
        <table:table-row table:style-name="ro5">
          <table:table-cell office:value-type="float" office:value="237">
            <text:p>237</text:p>
          </table:table-cell>
          <table:table-cell table:style-name="ce2" office:value-type="string">
            <text:p><text:a xlink:href="http://www14.atwiki.jp/tamakagura/pages/34.html">ちびフラン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65">
            <text:p>65</text:p>
          </table:table-cell>
          <table:table-cell table:style-name="ce2" table:formula="of:=SUM([.C238:.H238])" office:value-type="float" office:value="420">
            <text:p>42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38]-[.N238]" office:value-type="float" office:value="370">
            <text:p>370</text:p>
          </table:table-cell>
          <table:table-cell table:formula="of:=MIN([.D238]; [.F238])" office:value-type="float" office:value="50">
            <text:p>50</text:p>
          </table:table-cell>
          <table:table-cell table:style-name="ce21" office:value-type="string">
            <text:p>急所率30%↑</text:p>
          </table:table-cell>
          <table:table-cell table:style-name="ce21"/>
          <table:table-cell table:style-name="ce2" office:value-type="string">
            <text:p><text:a xlink:href="http://www14.atwiki.jp/tamakagura/pages/34.html">ちびフラン</text:a></text:p>
          </table:table-cell>
          <table:table-cell table:number-columns-repeated="8"/>
          <table:table-cell table:style-name="ce2" office:value-type="string">
            <text:p><text:a xlink:href="http://www14.atwiki.jp/tamakagura/pages/34.html">ちびフラン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13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4.html">ちびフラン</text:a></text:p>
          </table:table-cell>
          <table:table-cell table:formula="of:=[.BB238]+[.BC238]" office:value-type="float" office:value="99120">
            <text:p>99120</text:p>
          </table:table-cell>
          <table:table-cell table:formula="of:=([.C238]*2+64+130)*([.E238]*2+25)" office:value-type="float" office:value="51330">
            <text:p>51330</text:p>
          </table:table-cell>
          <table:table-cell table:formula="of:=([.C238]*2+64+130)*([.G238]*2+25)" office:value-type="float" office:value="47790">
            <text:p>47790</text:p>
          </table:table-cell>
          <table:table-cell table:formula="of:=([.D238]*2+89)*([.H238]*2+89)" office:value-type="float" office:value="67671">
            <text:p>67671</text:p>
          </table:table-cell>
          <table:table-cell table:formula="of:=([.F238]*2+89)*([.H238]*2+89)" office:value-type="float" office:value="41391">
            <text:p>41391</text:p>
          </table:table-cell>
          <table:table-cell table:formula="of:=[.BA238]*(MAX([.D238]; [.F238])*2+89)" office:value-type="float" office:value="30628080">
            <text:p>30628080</text:p>
          </table:table-cell>
          <table:table-cell table:style-name="ce2" office:value-type="string">
            <text:p><text:a xlink:href="http://www14.atwiki.jp/tamakagura/pages/34.html">ちびフラン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34.html">ちびフラン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238">
            <text:p>238</text:p>
          </table:table-cell>
          <table:table-cell table:style-name="ce2" office:value-type="string">
            <text:p><text:a xlink:href="http://www14.atwiki.jp/tamakagura/pages/34.html">Nフラン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table:formula="of:=SUM([.C239:.H239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39]-[.N239]" office:value-type="float" office:value="445">
            <text:p>445</text:p>
          </table:table-cell>
          <table:table-cell table:formula="of:=MIN([.D239]; [.F239])" office:value-type="float" office:value="115">
            <text:p>115</text:p>
          </table:table-cell>
          <table:table-cell table:style-name="ce21" office:value-type="string">
            <text:p>急所率30%↑</text:p>
          </table:table-cell>
          <table:table-cell table:style-name="ce21" office:value-type="string">
            <text:p>敵消費VP20%増</text:p>
          </table:table-cell>
          <table:table-cell table:style-name="ce2" office:value-type="string">
            <text:p><text:a xlink:href="http://www14.atwiki.jp/tamakagura/pages/34.html">Nフラン</text:a></text:p>
          </table:table-cell>
          <table:table-cell table:number-columns-repeated="8"/>
          <table:table-cell table:style-name="ce2" office:value-type="string">
            <text:p><text:a xlink:href="http://www14.atwiki.jp/tamakagura/pages/34.html">Nフラン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table:number-columns-repeated="3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4.html">Nフラン</text:a></text:p>
          </table:table-cell>
          <table:table-cell table:formula="of:=[.BB239]+[.BC239]" office:value-type="float" office:value="130900">
            <text:p>130900</text:p>
          </table:table-cell>
          <table:table-cell table:formula="of:=([.C239]*2+64+130)*([.E239]*2+25)" office:value-type="float" office:value="69190">
            <text:p>69190</text:p>
          </table:table-cell>
          <table:table-cell table:formula="of:=([.C239]*2+64+130)*([.G239]*2+25)" office:value-type="float" office:value="61710">
            <text:p>61710</text:p>
          </table:table-cell>
          <table:table-cell table:formula="of:=([.D239]*2+89)*([.H239]*2+89)" office:value-type="float" office:value="84411">
            <text:p>84411</text:p>
          </table:table-cell>
          <table:table-cell table:formula="of:=([.F239]*2+89)*([.H239]*2+89)" office:value-type="float" office:value="79431">
            <text:p>79431</text:p>
          </table:table-cell>
          <table:table-cell table:formula="of:=[.BA239]*(MAX([.D239]; [.F239])*2+89)" office:value-type="float" office:value="44375100">
            <text:p>44375100</text:p>
          </table:table-cell>
          <table:table-cell table:style-name="ce2" office:value-type="string">
            <text:p><text:a xlink:href="http://www14.atwiki.jp/tamakagura/pages/34.html">Nフラン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34.html">Nフラン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239">
            <text:p>239</text:p>
          </table:table-cell>
          <table:table-cell table:style-name="ce2" office:value-type="string">
            <text:p><text:a xlink:href="http://www14.atwiki.jp/tamakagura/pages/34.html">Aフラン</text:a>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50">
            <text:p>15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65">
            <text:p>65</text:p>
          </table:table-cell>
          <table:table-cell table:style-name="ce2" table:formula="of:=SUM([.C240:.H240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240]-[.N240]" office:value-type="float" office:value="450">
            <text:p>450</text:p>
          </table:table-cell>
          <table:table-cell table:formula="of:=MIN([.D240]; [.F240])" office:value-type="float" office:value="110">
            <text:p>110</text:p>
          </table:table-cell>
          <table:table-cell table:style-name="ce21" office:value-type="string">
            <text:p>急所率30%↑</text:p>
          </table:table-cell>
          <table:table-cell table:style-name="ce21" office:value-type="string">
            <text:p>敵消費VP20%増</text:p>
          </table:table-cell>
          <table:table-cell table:style-name="ce2" office:value-type="string">
            <text:p><text:a xlink:href="http://www14.atwiki.jp/tamakagura/pages/34.html">Aフラン</text:a></text:p>
          </table:table-cell>
          <table:table-cell table:number-columns-repeated="8"/>
          <table:table-cell table:style-name="ce2" office:value-type="string">
            <text:p><text:a xlink:href="http://www14.atwiki.jp/tamakagura/pages/34.html">Aフラン</text:a>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9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34.html">Aフラン</text:a></text:p>
          </table:table-cell>
          <table:table-cell table:formula="of:=[.BB240]+[.BC240]" office:value-type="float" office:value="127160">
            <text:p>127160</text:p>
          </table:table-cell>
          <table:table-cell table:formula="of:=([.C240]*2+64+130)*([.E240]*2+25)" office:value-type="float" office:value="69190">
            <text:p>69190</text:p>
          </table:table-cell>
          <table:table-cell table:formula="of:=([.C240]*2+64+130)*([.G240]*2+25)" office:value-type="float" office:value="57970">
            <text:p>57970</text:p>
          </table:table-cell>
          <table:table-cell table:formula="of:=([.D240]*2+89)*([.H240]*2+89)" office:value-type="float" office:value="85191">
            <text:p>85191</text:p>
          </table:table-cell>
          <table:table-cell table:formula="of:=([.F240]*2+89)*([.H240]*2+89)" office:value-type="float" office:value="67671">
            <text:p>67671</text:p>
          </table:table-cell>
          <table:table-cell table:formula="of:=[.BA240]*(MAX([.D240]; [.F240])*2+89)" office:value-type="float" office:value="49465240">
            <text:p>49465240</text:p>
          </table:table-cell>
          <table:table-cell table:style-name="ce2" office:value-type="string">
            <text:p><text:a xlink:href="http://www14.atwiki.jp/tamakagura/pages/34.html">Aフラン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34.html">Aフラン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240">
            <text:p>240</text:p>
          </table:table-cell>
          <table:table-cell table:style-name="ce2" office:value-type="string">
            <text:p><text:a xlink:href="http://www14.atwiki.jp/tamakagura/pages/34.html">Tフラン</text:a>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30">
            <text:p>13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table:formula="of:=SUM([.C241:.H241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241]-[.N241]" office:value-type="float" office:value="480">
            <text:p>480</text:p>
          </table:table-cell>
          <table:table-cell table:formula="of:=MIN([.D241]; [.F241])" office:value-type="float" office:value="80">
            <text:p>80</text:p>
          </table:table-cell>
          <table:table-cell table:style-name="ce21" office:value-type="string">
            <text:p>急所率30%↑</text:p>
          </table:table-cell>
          <table:table-cell table:style-name="ce21" office:value-type="string">
            <text:p>敵消費VP20%増</text:p>
          </table:table-cell>
          <table:table-cell table:style-name="ce2" office:value-type="string">
            <text:p><text:a xlink:href="http://www14.atwiki.jp/tamakagura/pages/34.html">Tフラン</text:a></text:p>
          </table:table-cell>
          <table:table-cell table:number-columns-repeated="8"/>
          <table:table-cell table:style-name="ce2" office:value-type="string">
            <text:p><text:a xlink:href="http://www14.atwiki.jp/tamakagura/pages/34.html">Tフラン</text:a>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4.html">Tフラン</text:a></text:p>
          </table:table-cell>
          <table:table-cell table:formula="of:=[.BB241]+[.BC241]" office:value-type="float" office:value="138380">
            <text:p>138380</text:p>
          </table:table-cell>
          <table:table-cell table:formula="of:=([.C241]*2+64+130)*([.E241]*2+25)" office:value-type="float" office:value="61710">
            <text:p>61710</text:p>
          </table:table-cell>
          <table:table-cell table:formula="of:=([.C241]*2+64+130)*([.G241]*2+25)" office:value-type="float" office:value="76670">
            <text:p>76670</text:p>
          </table:table-cell>
          <table:table-cell table:style-name="ce26" table:formula="of:=([.D241]*2+89)*([.H241]*2+89)" office:value-type="float" office:value="100861">
            <text:p>100861</text:p>
          </table:table-cell>
          <table:table-cell table:formula="of:=([.F241]*2+89)*([.H241]*2+89)" office:value-type="float" office:value="71961">
            <text:p>71961</text:p>
          </table:table-cell>
          <table:table-cell table:formula="of:=[.BA241]*(MAX([.D241]; [.F241])*2+89)" office:value-type="float" office:value="48294620">
            <text:p>48294620</text:p>
          </table:table-cell>
          <table:table-cell table:style-name="ce2" office:value-type="string">
            <text:p><text:a xlink:href="http://www14.atwiki.jp/tamakagura/pages/34.html">Tフラン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34.html">Tフラン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241">
            <text:p>241</text:p>
          </table:table-cell>
          <table:table-cell table:style-name="ce2" office:value-type="string">
            <text:p><text:a xlink:href="http://www14.atwiki.jp/tamakagura/pages/34.html">Sフラン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10">
            <text:p>110</text:p>
          </table:table-cell>
          <table:table-cell table:style-name="ce2" table:formula="of:=SUM([.C242:.H242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242]-[.N242]" office:value-type="float" office:value="450">
            <text:p>450</text:p>
          </table:table-cell>
          <table:table-cell table:formula="of:=MIN([.D242]; [.F242])" office:value-type="float" office:value="110">
            <text:p>110</text:p>
          </table:table-cell>
          <table:table-cell table:style-name="ce21" office:value-type="string">
            <text:p>急所率30%↑</text:p>
          </table:table-cell>
          <table:table-cell table:style-name="ce21" office:value-type="string">
            <text:p>敵消費VP20%増</text:p>
          </table:table-cell>
          <table:table-cell table:style-name="ce2" office:value-type="string">
            <text:p><text:a xlink:href="http://www14.atwiki.jp/tamakagura/pages/34.html">Sフラン</text:a></text:p>
          </table:table-cell>
          <table:table-cell table:number-columns-repeated="8"/>
          <table:table-cell table:style-name="ce2" office:value-type="string">
            <text:p><text:a xlink:href="http://www14.atwiki.jp/tamakagura/pages/34.html">Sフラン</text:a>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9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4.html">Sフラン</text:a></text:p>
          </table:table-cell>
          <table:table-cell table:formula="of:=[.BB242]+[.BC242]" office:value-type="float" office:value="123420">
            <text:p>123420</text:p>
          </table:table-cell>
          <table:table-cell table:formula="of:=([.C242]*2+64+130)*([.E242]*2+25)" office:value-type="float" office:value="69190">
            <text:p>69190</text:p>
          </table:table-cell>
          <table:table-cell table:formula="of:=([.C242]*2+64+130)*([.G242]*2+25)" office:value-type="float" office:value="54230">
            <text:p>54230</text:p>
          </table:table-cell>
          <table:table-cell table:style-name="ce26" table:formula="of:=([.D242]*2+89)*([.H242]*2+89)" office:value-type="float" office:value="95481">
            <text:p>95481</text:p>
          </table:table-cell>
          <table:table-cell table:style-name="ce26" table:formula="of:=([.F242]*2+89)*([.H242]*2+89)" office:value-type="float" office:value="95481">
            <text:p>95481</text:p>
          </table:table-cell>
          <table:table-cell table:formula="of:=[.BA242]*(MAX([.D242]; [.F242])*2+89)" office:value-type="float" office:value="38136780">
            <text:p>38136780</text:p>
          </table:table-cell>
          <table:table-cell table:style-name="ce2" office:value-type="string">
            <text:p><text:a xlink:href="http://www14.atwiki.jp/tamakagura/pages/34.html">Sフラン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34.html">Sフラン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242">
            <text:p>242</text:p>
          </table:table-cell>
          <table:table-cell table:style-name="ce2" office:value-type="string">
            <text:p><text:a xlink:href="http://www14.atwiki.jp/tamakagura/pages/179.html">ほーらい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25">
            <text:p>25</text:p>
          </table:table-cell>
          <table:table-cell table:style-name="ce2" table:formula="of:=SUM([.C243:.H243])" office:value-type="float" office:value="360">
            <text:p>36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43]-[.N243]" office:value-type="float" office:value="330">
            <text:p>330</text:p>
          </table:table-cell>
          <table:table-cell table:formula="of:=MIN([.D243]; [.F243])" office:value-type="float" office:value="30">
            <text:p>30</text:p>
          </table:table-cell>
          <table:table-cell table:style-name="ce21" office:value-type="string">
            <text:p>敵VP4%減少</text:p>
          </table:table-cell>
          <table:table-cell table:style-name="ce21"/>
          <table:table-cell table:style-name="ce2" office:value-type="string">
            <text:p><text:a xlink:href="http://www14.atwiki.jp/tamakagura/pages/179.html">ほーらい</text:a></text:p>
          </table:table-cell>
          <table:table-cell table:number-columns-repeated="8"/>
          <table:table-cell table:style-name="ce2" office:value-type="string">
            <text:p><text:a xlink:href="http://www14.atwiki.jp/tamakagura/pages/179.html">ほーらい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table:number-columns-repeated="15"/>
          <table:table-cell table:number-columns-repeated="2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79.html">ほーらい</text:a></text:p>
          </table:table-cell>
          <table:table-cell table:formula="of:=[.BB243]+[.BC243]" office:value-type="float" office:value="130560">
            <text:p>130560</text:p>
          </table:table-cell>
          <table:table-cell table:formula="of:=([.C243]*2+64+130)*([.E243]*2+25)" office:value-type="float" office:value="71040">
            <text:p>71040</text:p>
          </table:table-cell>
          <table:table-cell table:formula="of:=([.C243]*2+64+130)*([.G243]*2+25)" office:value-type="float" office:value="59520">
            <text:p>59520</text:p>
          </table:table-cell>
          <table:table-cell table:formula="of:=([.D243]*2+89)*([.H243]*2+89)" office:value-type="float" office:value="30441">
            <text:p>30441</text:p>
          </table:table-cell>
          <table:table-cell table:formula="of:=([.F243]*2+89)*([.H243]*2+89)" office:value-type="float" office:value="20711">
            <text:p>20711</text:p>
          </table:table-cell>
          <table:table-cell table:formula="of:=[.BA243]*(MAX([.D243]; [.F243])*2+89)" office:value-type="float" office:value="28592640">
            <text:p>28592640</text:p>
          </table:table-cell>
          <table:table-cell table:style-name="ce2" office:value-type="string">
            <text:p><text:a xlink:href="http://www14.atwiki.jp/tamakagura/pages/179.html">ほーらい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79.html">ほーらい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243">
            <text:p>243</text:p>
          </table:table-cell>
          <table:table-cell table:style-name="ce2" office:value-type="string">
            <text:p><text:a xlink:href="http://www14.atwiki.jp/tamakagura/pages/152.html">ぼーまんだ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244]-[.N244]" office:value-type="float" office:value="460">
            <text:p>460</text:p>
          </table:table-cell>
          <table:table-cell table:formula="of:=MIN([.D244]; [.F244])" office:value-type="float" office:value="100">
            <text:p>100</text:p>
          </table:table-cell>
          <table:table-cell table:style-name="ce21" office:value-type="string">
            <text:p>25%スキル無効</text:p>
          </table:table-cell>
          <table:table-cell table:style-name="ce21" office:value-type="string">
            <text:p>被弾時50%AC↑</text:p>
          </table:table-cell>
          <table:table-cell table:style-name="ce2" office:value-type="string">
            <text:p><text:a xlink:href="http://www14.atwiki.jp/tamakagura/pages/152.html">ぼーまんだ</text:a></text:p>
          </table:table-cell>
          <table:table-cell table:number-columns-repeated="8"/>
          <table:table-cell table:style-name="ce2" office:value-type="string">
            <text:p><text:a xlink:href="http://www14.atwiki.jp/tamakagura/pages/152.html">ぼーまんだ</text:a>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52.html">ぼーまんだ</text:a></text:p>
          </table:table-cell>
          <table:table-cell table:formula="of:=[.BB244]+[.BC244]" office:value-type="float" office:value="123420">
            <text:p>123420</text:p>
          </table:table-cell>
          <table:table-cell table:formula="of:=([.C244]*2+64+130)*([.E244]*2+25)" office:value-type="float" office:value="65450">
            <text:p>65450</text:p>
          </table:table-cell>
          <table:table-cell table:formula="of:=([.C244]*2+64+130)*([.G244]*2+25)" office:value-type="float" office:value="57970">
            <text:p>57970</text:p>
          </table:table-cell>
          <table:table-cell table:style-name="ce26" table:formula="of:=([.D244]*2+89)*([.H244]*2+89)" office:value-type="float" office:value="101661">
            <text:p>101661</text:p>
          </table:table-cell>
          <table:table-cell table:formula="of:=([.F244]*2+89)*([.H244]*2+89)" office:value-type="float" office:value="89301">
            <text:p>89301</text:p>
          </table:table-cell>
          <table:table-cell table:formula="of:=[.BA244]*(MAX([.D244]; [.F244])*2+89)" office:value-type="float" office:value="40605180">
            <text:p>40605180</text:p>
          </table:table-cell>
          <table:table-cell table:style-name="ce2" office:value-type="string">
            <text:p><text:a xlink:href="http://www14.atwiki.jp/tamakagura/pages/152.html">ぼーまんだ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52.html">ぼーまんだ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244">
            <text:p>244</text:p>
          </table:table-cell>
          <table:table-cell table:style-name="ce2" office:value-type="string">
            <text:p><text:a xlink:href="http://www14.atwiki.jp/tamakagura/pages/137.html">ちびマイ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5">
            <text:p>75</text:p>
          </table:table-cell>
          <table:table-cell table:style-name="ce2" table:formula="of:=SUM([.C245:.H245])" office:value-type="float" office:value="380">
            <text:p>38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45]-[.N245]" office:value-type="float" office:value="360">
            <text:p>360</text:p>
          </table:table-cell>
          <table:table-cell table:formula="of:=MIN([.D245]; [.F245])" office:value-type="float" office:value="20">
            <text:p>20</text:p>
          </table:table-cell>
          <table:table-cell table:style-name="ce21" office:value-type="string">
            <text:p>50%C↓</text:p>
          </table:table-cell>
          <table:table-cell table:style-name="ce21"/>
          <table:table-cell table:style-name="ce2" office:value-type="string">
            <text:p><text:a xlink:href="http://www14.atwiki.jp/tamakagura/pages/137.html">ちびマイ</text:a></text:p>
          </table:table-cell>
          <table:table-cell table:number-columns-repeated="8"/>
          <table:table-cell table:style-name="ce2" office:value-type="string">
            <text:p><text:a xlink:href="http://www14.atwiki.jp/tamakagura/pages/137.html">ちびマイ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37.html">ちびマイ</text:a></text:p>
          </table:table-cell>
          <table:table-cell table:formula="of:=[.BB245]+[.BC245]" office:value-type="float" office:value="100200">
            <text:p>100200</text:p>
          </table:table-cell>
          <table:table-cell table:formula="of:=([.C245]*2+64+130)*([.E245]*2+25)" office:value-type="float" office:value="48430">
            <text:p>48430</text:p>
          </table:table-cell>
          <table:table-cell table:formula="of:=([.C245]*2+64+130)*([.G245]*2+25)" office:value-type="float" office:value="51770">
            <text:p>51770</text:p>
          </table:table-cell>
          <table:table-cell table:formula="of:=([.D245]*2+89)*([.H245]*2+89)" office:value-type="float" office:value="30831">
            <text:p>30831</text:p>
          </table:table-cell>
          <table:table-cell table:formula="of:=([.F245]*2+89)*([.H245]*2+89)" office:value-type="float" office:value="64291">
            <text:p>64291</text:p>
          </table:table-cell>
          <table:table-cell table:formula="of:=[.BA245]*(MAX([.D245]; [.F245])*2+89)" office:value-type="float" office:value="26953800">
            <text:p>26953800</text:p>
          </table:table-cell>
          <table:table-cell table:style-name="ce2" office:value-type="string">
            <text:p><text:a xlink:href="http://www14.atwiki.jp/tamakagura/pages/137.html">ちびマイ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37.html">ちびマイ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245">
            <text:p>245</text:p>
          </table:table-cell>
          <table:table-cell table:style-name="ce2" office:value-type="string">
            <text:p><text:a xlink:href="http://www14.atwiki.jp/tamakagura/pages/137.html">Sマイ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2" table:formula="of:=SUM([.C246:.H246])" office:value-type="float" office:value="530">
            <text:p>53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246]-[.N246]" office:value-type="float" office:value="470">
            <text:p>470</text:p>
          </table:table-cell>
          <table:table-cell table:formula="of:=MIN([.D246]; [.F246])" office:value-type="float" office:value="60">
            <text:p>60</text:p>
          </table:table-cell>
          <table:table-cell table:style-name="ce21" office:value-type="string">
            <text:p>50%C↓</text:p>
          </table:table-cell>
          <table:table-cell table:style-name="ce21" office:value-type="string">
            <text:p>ピンチ氷1.2倍</text:p>
          </table:table-cell>
          <table:table-cell table:style-name="ce2" office:value-type="string">
            <text:p><text:a xlink:href="http://www14.atwiki.jp/tamakagura/pages/137.html">Sマイ</text:a>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物理</text:p>
          </table:table-cell>
          <table:table-cell table:style-name="ce2" office:value-type="float" office:value="60">
            <text:p>60</text:p>
          </table:table-cell>
          <table:table-cell table:formula="of:=([.D246]*2+89)*[.X246]*IF(OR([.J246]=[.V246]; [.K246]=[.V246]); 1.5; 1)" office:value-type="float" office:value="18810">
            <text:p>18810</text:p>
          </table:table-cell>
          <table:table-cell table:style-name="ce2" office:value-type="string">
            <text:p><text:a xlink:href="http://www14.atwiki.jp/tamakagura/pages/137.html">Sマイ</text:a></text:p>
          </table:table-cell>
          <table:table-cell office:value-type="string">
            <text:p>氷</text:p>
          </table:table-cell>
          <table:table-cell office:value-type="string">
            <text:p>雷</text:p>
          </table:table-cell>
          <table:table-cell office:value-type="string">
            <text:p>氷</text:p>
          </table:table-cell>
          <table:table-cell office:value-type="string">
            <text:p>雷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5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37.html">Sマイ</text:a></text:p>
          </table:table-cell>
          <table:table-cell table:formula="of:=[.BB246]+[.BC246]" office:value-type="float" office:value="134640">
            <text:p>134640</text:p>
          </table:table-cell>
          <table:table-cell table:formula="of:=([.C246]*2+64+130)*([.E246]*2+25)" office:value-type="float" office:value="61710">
            <text:p>61710</text:p>
          </table:table-cell>
          <table:table-cell table:formula="of:=([.C246]*2+64+130)*([.G246]*2+25)" office:value-type="float" office:value="72930">
            <text:p>72930</text:p>
          </table:table-cell>
          <table:table-cell table:formula="of:=([.D246]*2+89)*([.H246]*2+89)" office:value-type="float" office:value="60401">
            <text:p>60401</text:p>
          </table:table-cell>
          <table:table-cell table:style-name="ce26" table:formula="of:=([.F246]*2+89)*([.H246]*2+89)" office:value-type="float" office:value="97971">
            <text:p>97971</text:p>
          </table:table-cell>
          <table:table-cell table:formula="of:=[.BA246]*(MAX([.D246]; [.F246])*2+89)" office:value-type="float" office:value="45642960">
            <text:p>45642960</text:p>
          </table:table-cell>
          <table:table-cell table:style-name="ce2" office:value-type="string">
            <text:p><text:a xlink:href="http://www14.atwiki.jp/tamakagura/pages/137.html">Sマイ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37.html">Sマイ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246">
            <text:p>246</text:p>
          </table:table-cell>
          <table:table-cell table:style-name="ce2" office:value-type="string">
            <text:p><text:a xlink:href="http://www14.atwiki.jp/tamakagura/pages/138.html">ちびマガン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0">
            <text:p>60</text:p>
          </table:table-cell>
          <table:table-cell table:number-columns-repeated="2" table:style-name="ce2" office:value-type="float" office:value="70">
            <text:p>70</text:p>
          </table:table-cell>
          <table:table-cell table:style-name="ce2" office:value-type="float" office:value="35">
            <text:p>35</text:p>
          </table:table-cell>
          <table:table-cell table:style-name="ce2" table:formula="of:=SUM([.C247:.H247])" office:value-type="float" office:value="400">
            <text:p>40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247]-[.N247]" office:value-type="float" office:value="335">
            <text:p>335</text:p>
          </table:table-cell>
          <table:table-cell table:formula="of:=MIN([.D247]; [.F247])" office:value-type="float" office:value="65">
            <text:p>65</text:p>
          </table:table-cell>
          <table:table-cell table:style-name="ce21" office:value-type="string">
            <text:p>30%命中↑</text:p>
          </table:table-cell>
          <table:table-cell table:style-name="ce21"/>
          <table:table-cell table:style-name="ce2" office:value-type="string">
            <text:p><text:a xlink:href="http://www14.atwiki.jp/tamakagura/pages/138.html">ちびマガン</text:a>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47]*2+89)*[.X247]*IF(OR([.J247]=[.V247]; [.K247]=[.V247]); 1.5; 1)" office:value-type="float" office:value="15330">
            <text:p>15330</text:p>
          </table:table-cell>
          <table:table-cell table:style-name="ce2" office:value-type="string">
            <text:p><text:a xlink:href="http://www14.atwiki.jp/tamakagura/pages/138.html">ちびマガン</text:a></text:p>
          </table:table-cell>
          <table:table-cell office:value-type="string">
            <text:p>毒</text:p>
          </table:table-cell>
          <table:table-cell office:value-type="string">
            <text:p>雷</text:p>
          </table:table-cell>
          <table:table-cell office:value-type="string">
            <text:p>毒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38.html">ちびマガン</text:a></text:p>
          </table:table-cell>
          <table:table-cell table:formula="of:=[.BB247]+[.BC247]" office:value-type="float" office:value="122140">
            <text:p>122140</text:p>
          </table:table-cell>
          <table:table-cell table:formula="of:=([.C247]*2+64+130)*([.E247]*2+25)" office:value-type="float" office:value="57130">
            <text:p>57130</text:p>
          </table:table-cell>
          <table:table-cell table:formula="of:=([.C247]*2+64+130)*([.G247]*2+25)" office:value-type="float" office:value="65010">
            <text:p>65010</text:p>
          </table:table-cell>
          <table:table-cell table:formula="of:=([.D247]*2+89)*([.H247]*2+89)" office:value-type="float" office:value="34821">
            <text:p>34821</text:p>
          </table:table-cell>
          <table:table-cell table:formula="of:=([.F247]*2+89)*([.H247]*2+89)" office:value-type="float" office:value="36411">
            <text:p>36411</text:p>
          </table:table-cell>
          <table:table-cell table:formula="of:=[.BA247]*(MAX([.D247]; [.F247])*2+89)" office:value-type="float" office:value="27970060">
            <text:p>27970060</text:p>
          </table:table-cell>
          <table:table-cell table:style-name="ce2" office:value-type="string">
            <text:p><text:a xlink:href="http://www14.atwiki.jp/tamakagura/pages/138.html">ちびマガン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38.html">ちびマガン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247">
            <text:p>247</text:p>
          </table:table-cell>
          <table:table-cell table:style-name="ce2" office:value-type="string">
            <text:p><text:a xlink:href="http://www14.atwiki.jp/tamakagura/pages/138.html">Nマガン</text:a>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248:.H248])" office:value-type="float" office:value="545">
            <text:p>545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248]-[.N248]" office:value-type="float" office:value="460">
            <text:p>460</text:p>
          </table:table-cell>
          <table:table-cell table:formula="of:=MIN([.D248]; [.F248])" office:value-type="float" office:value="85">
            <text:p>85</text:p>
          </table:table-cell>
          <table:table-cell table:style-name="ce21" office:value-type="string">
            <text:p>30%命中↑</text:p>
          </table:table-cell>
          <table:table-cell table:style-name="ce21" office:value-type="string">
            <text:p>敵消費VP20%増</text:p>
          </table:table-cell>
          <table:table-cell table:style-name="ce2" office:value-type="string">
            <text:p><text:a xlink:href="http://www14.atwiki.jp/tamakagura/pages/138.html">Nマガン</text:a>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48]*2+89)*[.X248]*IF(OR([.J248]=[.V248]; [.K248]=[.V248]); 1.5; 1)" office:value-type="float" office:value="18130">
            <text:p>18130</text:p>
          </table:table-cell>
          <table:table-cell table:style-name="ce2" office:value-type="string">
            <text:p><text:a xlink:href="http://www14.atwiki.jp/tamakagura/pages/138.html">Nマガン</text:a></text:p>
          </table:table-cell>
          <table:table-cell office:value-type="string">
            <text:p>毒</text:p>
          </table:table-cell>
          <table:table-cell office:value-type="string">
            <text:p>雷</text:p>
          </table:table-cell>
          <table:table-cell office:value-type="string">
            <text:p>毒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氷</text:p>
          </table:table-cell>
          <table:table-cell table:number-columns-repeated="4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38.html">Nマガン</text:a></text:p>
          </table:table-cell>
          <table:table-cell table:formula="of:=[.BB248]+[.BC248]" office:value-type="float" office:value="177060">
            <text:p>177060</text:p>
          </table:table-cell>
          <table:table-cell table:style-name="ce25" table:formula="of:=([.C248]*2+64+130)*([.E248]*2+25)" office:value-type="float" office:value="83990">
            <text:p>83990</text:p>
          </table:table-cell>
          <table:table-cell table:formula="of:=([.C248]*2+64+130)*([.G248]*2+25)" office:value-type="float" office:value="93070">
            <text:p>93070</text:p>
          </table:table-cell>
          <table:table-cell table:formula="of:=([.D248]*2+89)*([.H248]*2+89)" office:value-type="float" office:value="54131">
            <text:p>54131</text:p>
          </table:table-cell>
          <table:table-cell table:formula="of:=([.F248]*2+89)*([.H248]*2+89)" office:value-type="float" office:value="60401">
            <text:p>60401</text:p>
          </table:table-cell>
          <table:table-cell table:formula="of:=[.BA248]*(MAX([.D248]; [.F248])*2+89)" office:value-type="float" office:value="51170340">
            <text:p>51170340</text:p>
          </table:table-cell>
          <table:table-cell table:style-name="ce2" office:value-type="string">
            <text:p><text:a xlink:href="http://www14.atwiki.jp/tamakagura/pages/138.html">Nマガン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138.html">Nマガン</text:a></text:p>
          </table:table-cell>
          <table:table-cell office:value-type="string">
            <text:p>無い</text:p>
          </table:table-cell>
        </table:table-row>
        <table:table-row table:style-name="ro5">
          <table:table-cell office:value-type="float" office:value="248">
            <text:p>248</text:p>
          </table:table-cell>
          <table:table-cell table:style-name="ce2" office:value-type="string">
            <text:p><text:a xlink:href="http://www14.atwiki.jp/tamakagura/pages/417.html">魔天使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number-columns-repeated="2"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0">
            <text:p>70</text:p>
          </table:table-cell>
          <table:table-cell table:style-name="ce2" table:formula="of:=SUM([.C249:.H249])" office:value-type="float" office:value="515">
            <text:p>515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249]-[.N249]" office:value-type="float" office:value="475">
            <text:p>475</text:p>
          </table:table-cell>
          <table:table-cell table:formula="of:=MIN([.D249]; [.F249])" office:value-type="float" office:value="40">
            <text:p>40</text:p>
          </table:table-cell>
          <table:table-cell table:style-name="ce21" office:value-type="string">
            <text:p>能力低下防止</text:p>
          </table:table-cell>
          <table:table-cell table:style-name="ce21" office:value-type="string">
            <text:p>地無効</text:p>
          </table:table-cell>
          <table:table-cell table:style-name="ce2" office:value-type="string">
            <text:p><text:a xlink:href="http://www14.atwiki.jp/tamakagura/pages/417.html">魔天使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17.html">魔天使</text:a>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11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417.html">魔天使</text:a></text:p>
          </table:table-cell>
          <table:table-cell table:formula="of:=[.BB249]+[.BC249]" office:value-type="float" office:value="182280">
            <text:p>182280</text:p>
          </table:table-cell>
          <table:table-cell table:style-name="ce25" table:formula="of:=([.C249]*2+64+130)*([.E249]*2+25)" office:value-type="float" office:value="97650">
            <text:p>97650</text:p>
          </table:table-cell>
          <table:table-cell table:formula="of:=([.C249]*2+64+130)*([.G249]*2+25)" office:value-type="float" office:value="84630">
            <text:p>84630</text:p>
          </table:table-cell>
          <table:table-cell table:formula="of:=([.D249]*2+89)*([.H249]*2+89)" office:value-type="float" office:value="38701">
            <text:p>38701</text:p>
          </table:table-cell>
          <table:table-cell table:formula="of:=([.F249]*2+89)*([.H249]*2+89)" office:value-type="float" office:value="66181">
            <text:p>66181</text:p>
          </table:table-cell>
          <table:table-cell table:formula="of:=[.BA249]*(MAX([.D249]; [.F249])*2+89)" office:value-type="float" office:value="52678920">
            <text:p>52678920</text:p>
          </table:table-cell>
          <table:table-cell table:style-name="ce2" office:value-type="string">
            <text:p><text:a xlink:href="http://www14.atwiki.jp/tamakagura/pages/417.html">魔天使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417.html">魔天使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249">
            <text:p>249</text:p>
          </table:table-cell>
          <table:table-cell table:style-name="ce2" office:value-type="string">
            <text:p><text:a xlink:href="http://www14.atwiki.jp/tamakagura/pages/394.html">ちびマミゾウ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5">
            <text:p>65</text:p>
          </table:table-cell>
          <table:table-cell table:style-name="ce2" table:formula="of:=SUM([.C250:.H250])" office:value-type="float" office:value="420">
            <text:p>42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50]-[.N250]" office:value-type="float" office:value="360">
            <text:p>360</text:p>
          </table:table-cell>
          <table:table-cell table:formula="of:=MIN([.D250]; [.F250])" office:value-type="float" office:value="60">
            <text:p>60</text:p>
          </table:table-cell>
          <table:table-cell table:style-name="ce21" office:value-type="string">
            <text:p>25%回避↑</text:p>
          </table:table-cell>
          <table:table-cell table:style-name="ce21"/>
          <table:table-cell table:style-name="ce2" office:value-type="string">
            <text:p><text:a xlink:href="http://www14.atwiki.jp/tamakagura/pages/394.html">ちびマミゾウ</text:a></text:p>
          </table:table-cell>
          <table:table-cell table:number-columns-repeated="8"/>
          <table:table-cell table:style-name="ce2" office:value-type="string">
            <text:p><text:a xlink:href="http://www14.atwiki.jp/tamakagura/pages/394.html">ちびマミゾウ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394.html">ちびマミゾウ</text:a></text:p>
          </table:table-cell>
          <table:table-cell table:formula="of:=[.BB250]+[.BC250]" office:value-type="float" office:value="113280">
            <text:p>113280</text:p>
          </table:table-cell>
          <table:table-cell table:formula="of:=([.C250]*2+64+130)*([.E250]*2+25)" office:value-type="float" office:value="54870">
            <text:p>54870</text:p>
          </table:table-cell>
          <table:table-cell table:formula="of:=([.C250]*2+64+130)*([.G250]*2+25)" office:value-type="float" office:value="58410">
            <text:p>58410</text:p>
          </table:table-cell>
          <table:table-cell table:formula="of:=([.D250]*2+89)*([.H250]*2+89)" office:value-type="float" office:value="45771">
            <text:p>45771</text:p>
          </table:table-cell>
          <table:table-cell table:formula="of:=([.F250]*2+89)*([.H250]*2+89)" office:value-type="float" office:value="54531">
            <text:p>54531</text:p>
          </table:table-cell>
          <table:table-cell table:formula="of:=[.BA250]*(MAX([.D250]; [.F250])*2+89)" office:value-type="float" office:value="28206720">
            <text:p>28206720</text:p>
          </table:table-cell>
          <table:table-cell table:style-name="ce2" office:value-type="string">
            <text:p><text:a xlink:href="http://www14.atwiki.jp/tamakagura/pages/394.html">ちびマミゾウ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394.html">ちびマミゾウ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250">
            <text:p>250</text:p>
          </table:table-cell>
          <table:table-cell table:style-name="ce2" office:value-type="string">
            <text:p><text:a xlink:href="http://www14.atwiki.jp/tamakagura/pages/394.html">Sマミゾウ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5">
            <text:p>95</text:p>
          </table:table-cell>
          <table:table-cell table:style-name="ce2" table:formula="of:=SUM([.C251:.H251])" office:value-type="float" office:value="560">
            <text:p>56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251]-[.N251]" office:value-type="float" office:value="475">
            <text:p>475</text:p>
          </table:table-cell>
          <table:table-cell table:formula="of:=MIN([.D251]; [.F251])" office:value-type="float" office:value="85">
            <text:p>85</text:p>
          </table:table-cell>
          <table:table-cell table:style-name="ce21" office:value-type="string">
            <text:p>25%回避↑</text:p>
          </table:table-cell>
          <table:table-cell table:style-name="ce21" office:value-type="string">
            <text:p>ピンチ岩1.2倍</text:p>
          </table:table-cell>
          <table:table-cell table:style-name="ce2" office:value-type="string">
            <text:p><text:a xlink:href="http://www14.atwiki.jp/tamakagura/pages/394.html">Sマミゾウ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394.html">Sマミゾウ</text:a>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394.html">Sマミゾウ</text:a></text:p>
          </table:table-cell>
          <table:table-cell table:formula="of:=[.BB251]+[.BC251]" office:value-type="float" office:value="153180">
            <text:p>153180</text:p>
          </table:table-cell>
          <table:table-cell table:formula="of:=([.C251]*2+64+130)*([.E251]*2+25)" office:value-type="float" office:value="68310">
            <text:p>68310</text:p>
          </table:table-cell>
          <table:table-cell table:formula="of:=([.C251]*2+64+130)*([.G251]*2+25)" office:value-type="float" office:value="84870">
            <text:p>84870</text:p>
          </table:table-cell>
          <table:table-cell table:formula="of:=([.D251]*2+89)*([.H251]*2+89)" office:value-type="float" office:value="72261">
            <text:p>72261</text:p>
          </table:table-cell>
          <table:table-cell table:formula="of:=([.F251]*2+89)*([.H251]*2+89)" office:value-type="float" office:value="86211">
            <text:p>86211</text:p>
          </table:table-cell>
          <table:table-cell table:formula="of:=[.BA251]*(MAX([.D251]; [.F251])*2+89)" office:value-type="float" office:value="47332620">
            <text:p>47332620</text:p>
          </table:table-cell>
          <table:table-cell table:style-name="ce2" office:value-type="string">
            <text:p><text:a xlink:href="http://www14.atwiki.jp/tamakagura/pages/394.html">Sマミゾウ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394.html">Sマミゾウ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251">
            <text:p>251</text:p>
          </table:table-cell>
          <table:table-cell table:style-name="ce2" office:value-type="string">
            <text:p><text:a xlink:href="http://www14.atwiki.jp/tamakagura/pages/139.html">ちびまりさ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0">
            <text:p>50</text:p>
          </table:table-cell>
          <table:table-cell table:style-name="ce2" table:formula="of:=SUM([.C252:.H252])" office:value-type="float" office:value="400">
            <text:p>40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52]-[.N252]" office:value-type="float" office:value="380">
            <text:p>380</text:p>
          </table:table-cell>
          <table:table-cell table:formula="of:=MIN([.D252]; [.F252])" office:value-type="float" office:value="20">
            <text:p>20</text:p>
          </table:table-cell>
          <table:table-cell table:style-name="ce21" office:value-type="string">
            <text:p>30%装備無効</text:p>
          </table:table-cell>
          <table:table-cell table:style-name="ce21"/>
          <table:table-cell table:style-name="ce2" office:value-type="string">
            <text:p><text:a xlink:href="http://www14.atwiki.jp/tamakagura/pages/139.html">ちびまりさ</text:a></text:p>
          </table:table-cell>
          <table:table-cell table:number-columns-repeated="8"/>
          <table:table-cell table:style-name="ce2" office:value-type="string">
            <text:p><text:a xlink:href="http://www14.atwiki.jp/tamakagura/pages/139.html">ちびまりさ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13"/>
          <table:table-cell table:style-name="ce2" office:value-type="string">
            <text:p><text:a xlink:href="http://www14.atwiki.jp/tamakagura/pages/139.html">ちびまりさ</text:a></text:p>
          </table:table-cell>
          <table:table-cell table:formula="of:=[.BB252]+[.BC252]" office:value-type="float" office:value="116820">
            <text:p>116820</text:p>
          </table:table-cell>
          <table:table-cell table:formula="of:=([.C252]*2+64+130)*([.E252]*2+25)" office:value-type="float" office:value="54870">
            <text:p>54870</text:p>
          </table:table-cell>
          <table:table-cell table:formula="of:=([.C252]*2+64+130)*([.G252]*2+25)" office:value-type="float" office:value="61950">
            <text:p>61950</text:p>
          </table:table-cell>
          <table:table-cell table:formula="of:=([.D252]*2+89)*([.H252]*2+89)" office:value-type="float" office:value="24381">
            <text:p>24381</text:p>
          </table:table-cell>
          <table:table-cell table:formula="of:=([.F252]*2+89)*([.H252]*2+89)" office:value-type="float" office:value="58401">
            <text:p>58401</text:p>
          </table:table-cell>
          <table:table-cell table:formula="of:=[.BA252]*(MAX([.D252]; [.F252])*2+89)" office:value-type="float" office:value="36097380">
            <text:p>36097380</text:p>
          </table:table-cell>
          <table:table-cell table:style-name="ce2" office:value-type="string">
            <text:p><text:a xlink:href="http://www14.atwiki.jp/tamakagura/pages/139.html">ちびまりさ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39.html">ちびまりさ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252">
            <text:p>252</text:p>
          </table:table-cell>
          <table:table-cell table:style-name="ce2" office:value-type="string">
            <text:p><text:a xlink:href="http://www14.atwiki.jp/tamakagura/pages/139.html">A魔理沙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13" office:value-type="float" office:value="145">
            <text:p>145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253:.H253])" office:value-type="float" office:value="545">
            <text:p>545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253]-[.N253]" office:value-type="float" office:value="485">
            <text:p>485</text:p>
          </table:table-cell>
          <table:table-cell table:formula="of:=MIN([.D253]; [.F253])" office:value-type="float" office:value="60">
            <text:p>60</text:p>
          </table:table-cell>
          <table:table-cell table:style-name="ce21" office:value-type="string">
            <text:p>30%装備無効</text:p>
          </table:table-cell>
          <table:table-cell table:style-name="ce21" office:value-type="string">
            <text:p>VP吸収</text:p>
          </table:table-cell>
          <table:table-cell table:style-name="ce2" office:value-type="string">
            <text:p><text:a xlink:href="http://www14.atwiki.jp/tamakagura/pages/139.html">A魔理沙</text:a></text:p>
          </table:table-cell>
          <table:table-cell table:number-columns-repeated="8"/>
          <table:table-cell table:style-name="ce2" office:value-type="string">
            <text:p><text:a xlink:href="http://www14.atwiki.jp/tamakagura/pages/139.html">A魔理沙</text:a>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39.html">A魔理沙</text:a></text:p>
          </table:table-cell>
          <table:table-cell table:formula="of:=[.BB253]+[.BC253]" office:value-type="float" office:value="138380">
            <text:p>138380</text:p>
          </table:table-cell>
          <table:table-cell table:formula="of:=([.C253]*2+64+130)*([.E253]*2+25)" office:value-type="float" office:value="61710">
            <text:p>61710</text:p>
          </table:table-cell>
          <table:table-cell table:formula="of:=([.C253]*2+64+130)*([.G253]*2+25)" office:value-type="float" office:value="76670">
            <text:p>76670</text:p>
          </table:table-cell>
          <table:table-cell table:formula="of:=([.D253]*2+89)*([.H253]*2+89)" office:value-type="float" office:value="56221">
            <text:p>56221</text:p>
          </table:table-cell>
          <table:table-cell table:style-name="ce26" table:formula="of:=([.F253]*2+89)*([.H253]*2+89)" office:value-type="float" office:value="101951">
            <text:p>101951</text:p>
          </table:table-cell>
          <table:table-cell table:formula="of:=[.BA253]*(MAX([.D253]; [.F253])*2+89)" office:value-type="float" office:value="52446020">
            <text:p>52446020</text:p>
          </table:table-cell>
          <table:table-cell table:style-name="ce2" office:value-type="string">
            <text:p><text:a xlink:href="http://www14.atwiki.jp/tamakagura/pages/139.html">A魔理沙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39.html">A魔理沙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253">
            <text:p>253</text:p>
          </table:table-cell>
          <table:table-cell table:style-name="ce2" office:value-type="string">
            <text:p><text:a xlink:href="http://www14.atwiki.jp/tamakagura/pages/139.html">T魔理沙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table:formula="of:=SUM([.C254:.H254])" office:value-type="float" office:value="545">
            <text:p>545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13" table:formula="of:=[.I254]-[.N254]" office:value-type="float" office:value="505">
            <text:p>505</text:p>
          </table:table-cell>
          <table:table-cell table:formula="of:=MIN([.D254]; [.F254])" office:value-type="float" office:value="40">
            <text:p>40</text:p>
          </table:table-cell>
          <table:table-cell table:style-name="ce21" office:value-type="string">
            <text:p>30%装備無効</text:p>
          </table:table-cell>
          <table:table-cell table:style-name="ce21" office:value-type="string">
            <text:p>VP吸収</text:p>
          </table:table-cell>
          <table:table-cell table:style-name="ce2" office:value-type="string">
            <text:p><text:a xlink:href="http://www14.atwiki.jp/tamakagura/pages/139.html">T魔理沙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39.html">T魔理沙</text:a>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table:number-columns-repeated="4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39.html">T魔理沙</text:a></text:p>
          </table:table-cell>
          <table:table-cell table:formula="of:=[.BB254]+[.BC254]" office:value-type="float" office:value="165480">
            <text:p>165480</text:p>
          </table:table-cell>
          <table:table-cell table:formula="of:=([.C254]*2+64+130)*([.E254]*2+25)" office:value-type="float" office:value="72890">
            <text:p>72890</text:p>
          </table:table-cell>
          <table:table-cell table:formula="of:=([.C254]*2+64+130)*([.G254]*2+25)" office:value-type="float" office:value="92590">
            <text:p>92590</text:p>
          </table:table-cell>
          <table:table-cell table:formula="of:=([.D254]*2+89)*([.H254]*2+89)" office:value-type="float" office:value="43771">
            <text:p>43771</text:p>
          </table:table-cell>
          <table:table-cell table:style-name="ce26" table:formula="of:=([.F254]*2+89)*([.H254]*2+89)" office:value-type="float" office:value="92981">
            <text:p>92981</text:p>
          </table:table-cell>
          <table:table-cell table:style-name="ce26" table:formula="of:=[.BA254]*(MAX([.D254]; [.F254])*2+89)" office:value-type="float" office:value="59407320">
            <text:p>59407320</text:p>
          </table:table-cell>
          <table:table-cell table:style-name="ce2" office:value-type="string">
            <text:p><text:a xlink:href="http://www14.atwiki.jp/tamakagura/pages/139.html">T魔理沙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39.html">T魔理沙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254">
            <text:p>254</text:p>
          </table:table-cell>
          <table:table-cell table:style-name="ce2" office:value-type="string">
            <text:p><text:a xlink:href="http://www14.atwiki.jp/tamakagura/pages/139.html">S魔理沙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table:formula="of:=SUM([.C255:.H255])" office:value-type="float" office:value="545">
            <text:p>545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255]-[.N255]" office:value-type="float" office:value="455">
            <text:p>455</text:p>
          </table:table-cell>
          <table:table-cell table:formula="of:=MIN([.D255]; [.F255])" office:value-type="float" office:value="90">
            <text:p>90</text:p>
          </table:table-cell>
          <table:table-cell table:style-name="ce21" office:value-type="string">
            <text:p>30%装備無効</text:p>
          </table:table-cell>
          <table:table-cell table:style-name="ce21" office:value-type="string">
            <text:p>VP吸収</text:p>
          </table:table-cell>
          <table:table-cell table:style-name="ce2" office:value-type="string">
            <text:p><text:a xlink:href="http://www14.atwiki.jp/tamakagura/pages/139.html">S魔理沙</text:a></text:p>
          </table:table-cell>
          <table:table-cell table:number-columns-repeated="8"/>
          <table:table-cell table:style-name="ce2" office:value-type="string">
            <text:p><text:a xlink:href="http://www14.atwiki.jp/tamakagura/pages/139.html">S魔理沙</text:a>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39.html">S魔理沙</text:a></text:p>
          </table:table-cell>
          <table:table-cell table:formula="of:=[.BB255]+[.BC255]" office:value-type="float" office:value="131040">
            <text:p>131040</text:p>
          </table:table-cell>
          <table:table-cell table:formula="of:=([.C255]*2+64+130)*([.E255]*2+25)" office:value-type="float" office:value="63700">
            <text:p>63700</text:p>
          </table:table-cell>
          <table:table-cell table:formula="of:=([.C255]*2+64+130)*([.G255]*2+25)" office:value-type="float" office:value="67340">
            <text:p>67340</text:p>
          </table:table-cell>
          <table:table-cell table:formula="of:=([.D255]*2+89)*([.H255]*2+89)" office:value-type="float" office:value="77741">
            <text:p>77741</text:p>
          </table:table-cell>
          <table:table-cell table:style-name="ce26" table:formula="of:=([.F255]*2+89)*([.H255]*2+89)" office:value-type="float" office:value="92191">
            <text:p>92191</text:p>
          </table:table-cell>
          <table:table-cell table:formula="of:=[.BA255]*(MAX([.D255]; [.F255])*2+89)" office:value-type="float" office:value="41801760">
            <text:p>41801760</text:p>
          </table:table-cell>
          <table:table-cell table:style-name="ce2" office:value-type="string">
            <text:p><text:a xlink:href="http://www14.atwiki.jp/tamakagura/pages/139.html">S魔理沙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39.html">S魔理沙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255">
            <text:p>255</text:p>
          </table:table-cell>
          <table:table-cell table:style-name="ce2" office:value-type="string">
            <text:p><text:a xlink:href="http://www14.atwiki.jp/tamakagura/pages/139.html">E魔理沙</text:a>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table:formula="of:=SUM([.C256:.H256])" office:value-type="float" office:value="560">
            <text:p>56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13" table:formula="of:=[.I256]-[.N256]" office:value-type="float" office:value="500">
            <text:p>500</text:p>
          </table:table-cell>
          <table:table-cell table:formula="of:=MIN([.D256]; [.F256])" office:value-type="float" office:value="60">
            <text:p>60</text:p>
          </table:table-cell>
          <table:table-cell table:style-name="ce21" office:value-type="string">
            <text:p>30%装備無効</text:p>
          </table:table-cell>
          <table:table-cell table:style-name="ce21" office:value-type="string">
            <text:p>VP吸収</text:p>
          </table:table-cell>
          <table:table-cell table:style-name="ce2" office:value-type="string">
            <text:p><text:a xlink:href="http://www14.atwiki.jp/tamakagura/pages/139.html">E魔理沙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256]*2+89)*[.X256]*IF(OR([.J256]=[.V256]; [.K256]=[.V256]); 1.5; 1)" office:value-type="float" office:value="25080">
            <text:p>25080</text:p>
          </table:table-cell>
          <table:table-cell table:style-name="ce2" office:value-type="string">
            <text:p><text:a xlink:href="http://www14.atwiki.jp/tamakagura/pages/139.html">E魔理沙</text:a>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table:number-columns-repeated="6"/>
          <table:table-cell table:number-columns-repeated="2" table:style-name="ce26" office:value-type="string">
            <text:p>○</text:p>
          </table:table-cell>
          <table:table-cell table:number-columns-repeated="13"/>
          <table:table-cell table:style-name="ce2" office:value-type="string">
            <text:p><text:a xlink:href="http://www14.atwiki.jp/tamakagura/pages/139.html">E魔理沙</text:a></text:p>
          </table:table-cell>
          <table:table-cell table:style-name="ce26" table:formula="of:=[.BB256]+[.BC256]" office:value-type="float" office:value="203820">
            <text:p>203820</text:p>
          </table:table-cell>
          <table:table-cell table:style-name="ce25" table:formula="of:=([.C256]*2+64+130)*([.E256]*2+25)" office:value-type="float" office:value="92430">
            <text:p>92430</text:p>
          </table:table-cell>
          <table:table-cell table:style-name="ce26" table:formula="of:=([.C256]*2+64+130)*([.G256]*2+25)" office:value-type="float" office:value="111390">
            <text:p>111390</text:p>
          </table:table-cell>
          <table:table-cell table:formula="of:=([.D256]*2+89)*([.H256]*2+89)" office:value-type="float" office:value="39501">
            <text:p>39501</text:p>
          </table:table-cell>
          <table:table-cell table:formula="of:=([.F256]*2+89)*([.H256]*2+89)" office:value-type="float" office:value="62181">
            <text:p>62181</text:p>
          </table:table-cell>
          <table:table-cell table:style-name="ce26" table:formula="of:=[.BA256]*(MAX([.D256]; [.F256])*2+89)" office:value-type="float" office:value="67056780">
            <text:p>67056780</text:p>
          </table:table-cell>
          <table:table-cell table:style-name="ce2" office:value-type="string">
            <text:p><text:a xlink:href="http://www14.atwiki.jp/tamakagura/pages/139.html">E魔理沙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5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39.html">E魔理沙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256">
            <text:p>256</text:p>
          </table:table-cell>
          <table:table-cell table:style-name="ce2" office:value-type="string">
            <text:p><text:a xlink:href="http://www14.atwiki.jp/tamakagura/pages/139.html">ADマリサ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0">
            <text:p>90</text:p>
          </table:table-cell>
          <table:table-cell table:style-name="ce2" table:formula="of:=SUM([.C257:.H257])" office:value-type="float" office:value="560">
            <text:p>56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57]-[.N257]" office:value-type="float" office:value="445">
            <text:p>445</text:p>
          </table:table-cell>
          <table:table-cell table:formula="of:=MIN([.D257]; [.F257])" office:value-type="float" office:value="115">
            <text:p>115</text:p>
          </table:table-cell>
          <table:table-cell table:style-name="ce21" office:value-type="string">
            <text:p>30%装備無効</text:p>
          </table:table-cell>
          <table:table-cell table:style-name="ce21" office:value-type="string">
            <text:p>30%スキル無効</text:p>
          </table:table-cell>
          <table:table-cell table:style-name="ce2" office:value-type="string">
            <text:p><text:a xlink:href="http://www14.atwiki.jp/tamakagura/pages/139.html">ADマリサ</text:a></text:p>
          </table:table-cell>
          <table:table-cell table:number-columns-repeated="8"/>
          <table:table-cell table:style-name="ce2" office:value-type="string">
            <text:p><text:a xlink:href="http://www14.atwiki.jp/tamakagura/pages/139.html">ADマリサ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table:number-columns-repeated="4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39.html">ADマリサ</text:a></text:p>
          </table:table-cell>
          <table:table-cell table:formula="of:=[.BB257]+[.BC257]" office:value-type="float" office:value="123760">
            <text:p>123760</text:p>
          </table:table-cell>
          <table:table-cell table:formula="of:=([.C257]*2+64+130)*([.E257]*2+25)" office:value-type="float" office:value="67340">
            <text:p>67340</text:p>
          </table:table-cell>
          <table:table-cell table:formula="of:=([.C257]*2+64+130)*([.G257]*2+25)" office:value-type="float" office:value="56420">
            <text:p>56420</text:p>
          </table:table-cell>
          <table:table-cell table:style-name="ce26" table:formula="of:=([.D257]*2+89)*([.H257]*2+89)" office:value-type="float" office:value="91191">
            <text:p>91191</text:p>
          </table:table-cell>
          <table:table-cell table:formula="of:=([.F257]*2+89)*([.H257]*2+89)" office:value-type="float" office:value="85811">
            <text:p>85811</text:p>
          </table:table-cell>
          <table:table-cell table:formula="of:=[.BA257]*(MAX([.D257]; [.F257])*2+89)" office:value-type="float" office:value="41954640">
            <text:p>41954640</text:p>
          </table:table-cell>
          <table:table-cell table:style-name="ce2" office:value-type="string">
            <text:p><text:a xlink:href="http://www14.atwiki.jp/tamakagura/pages/139.html">ADマリサ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39.html">ADマリサ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257">
            <text:p>257</text:p>
          </table:table-cell>
          <table:table-cell table:style-name="ce2" office:value-type="string">
            <text:p><text:a xlink:href="http://www14.atwiki.jp/tamakagura/pages/420.html">ちび魔梨沙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0">
            <text:p>70</text:p>
          </table:table-cell>
          <table:table-cell table:style-name="ce2" table:formula="of:=SUM([.C258:.H258])" office:value-type="float" office:value="400">
            <text:p>40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58]-[.N258]" office:value-type="float" office:value="360">
            <text:p>360</text:p>
          </table:table-cell>
          <table:table-cell table:formula="of:=MIN([.D258]; [.F258])" office:value-type="float" office:value="40">
            <text:p>40</text:p>
          </table:table-cell>
          <table:table-cell table:style-name="ce21" office:value-type="string">
            <text:p>30%装備無効</text:p>
          </table:table-cell>
          <table:table-cell table:style-name="ce21"/>
          <table:table-cell table:style-name="ce2" office:value-type="string">
            <text:p><text:a xlink:href="http://www14.atwiki.jp/tamakagura/pages/420.html">ちび魔梨沙</text:a></text:p>
          </table:table-cell>
          <table:table-cell table:number-columns-repeated="8"/>
          <table:table-cell table:style-name="ce2" office:value-type="string">
            <text:p><text:a xlink:href="http://www14.atwiki.jp/tamakagura/pages/420.html">ちび魔梨沙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420.html">ちび魔梨沙</text:a></text:p>
          </table:table-cell>
          <table:table-cell table:formula="of:=[.BB258]+[.BC258]" office:value-type="float" office:value="96320">
            <text:p>96320</text:p>
          </table:table-cell>
          <table:table-cell table:formula="of:=([.C258]*2+64+130)*([.E258]*2+25)" office:value-type="float" office:value="43000">
            <text:p>43000</text:p>
          </table:table-cell>
          <table:table-cell table:formula="of:=([.C258]*2+64+130)*([.G258]*2+25)" office:value-type="float" office:value="53320">
            <text:p>53320</text:p>
          </table:table-cell>
          <table:table-cell table:formula="of:=([.D258]*2+89)*([.H258]*2+89)" office:value-type="float" office:value="38701">
            <text:p>38701</text:p>
          </table:table-cell>
          <table:table-cell table:formula="of:=([.F258]*2+89)*([.H258]*2+89)" office:value-type="float" office:value="66181">
            <text:p>66181</text:p>
          </table:table-cell>
          <table:table-cell table:formula="of:=[.BA258]*(MAX([.D258]; [.F258])*2+89)" office:value-type="float" office:value="27836480">
            <text:p>27836480</text:p>
          </table:table-cell>
          <table:table-cell table:style-name="ce2" office:value-type="string">
            <text:p><text:a xlink:href="http://www14.atwiki.jp/tamakagura/pages/420.html">ちび魔梨沙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420.html">ちび魔梨沙</text:a></text:p>
          </table:table-cell>
          <table:table-cell office:value-type="string">
            <text:p>赤</text:p>
          </table:table-cell>
        </table:table-row>
        <table:table-row table:style-name="ro5">
          <table:table-cell office:value-type="float" office:value="258">
            <text:p>258</text:p>
          </table:table-cell>
          <table:table-cell table:style-name="ce2" office:value-type="string">
            <text:p><text:a xlink:href="http://www14.atwiki.jp/tamakagura/pages/420.html">S魔梨沙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5">
            <text:p>95</text:p>
          </table:table-cell>
          <table:table-cell table:style-name="ce2" table:formula="of:=SUM([.C259:.H259])" office:value-type="float" office:value="545">
            <text:p>545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259]-[.N259]" office:value-type="float" office:value="495">
            <text:p>495</text:p>
          </table:table-cell>
          <table:table-cell table:formula="of:=MIN([.D259]; [.F259])" office:value-type="float" office:value="50">
            <text:p>50</text:p>
          </table:table-cell>
          <table:table-cell table:style-name="ce21" office:value-type="string">
            <text:p>30%装備無効</text:p>
          </table:table-cell>
          <table:table-cell table:style-name="ce21" office:value-type="string">
            <text:p>VP吸収</text:p>
          </table:table-cell>
          <table:table-cell table:style-name="ce2" office:value-type="string">
            <text:p><text:a xlink:href="http://www14.atwiki.jp/tamakagura/pages/420.html">S魔梨沙</text:a></text:p>
          </table:table-cell>
          <table:table-cell table:number-columns-repeated="8"/>
          <table:table-cell table:style-name="ce2" office:value-type="string">
            <text:p><text:a xlink:href="http://www14.atwiki.jp/tamakagura/pages/420.html">S魔梨沙</text:a>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420.html">S魔梨沙</text:a></text:p>
          </table:table-cell>
          <table:table-cell table:formula="of:=[.BB259]+[.BC259]" office:value-type="float" office:value="157560">
            <text:p>157560</text:p>
          </table:table-cell>
          <table:table-cell table:formula="of:=([.C259]*2+64+130)*([.E259]*2+25)" office:value-type="float" office:value="74740">
            <text:p>74740</text:p>
          </table:table-cell>
          <table:table-cell table:formula="of:=([.C259]*2+64+130)*([.G259]*2+25)" office:value-type="float" office:value="82820">
            <text:p>82820</text:p>
          </table:table-cell>
          <table:table-cell table:formula="of:=([.D259]*2+89)*([.H259]*2+89)" office:value-type="float" office:value="52731">
            <text:p>52731</text:p>
          </table:table-cell>
          <table:table-cell table:style-name="ce26" table:formula="of:=([.F259]*2+89)*([.H259]*2+89)" office:value-type="float" office:value="94581">
            <text:p>94581</text:p>
          </table:table-cell>
          <table:table-cell table:formula="of:=[.BA259]*(MAX([.D259]; [.F259])*2+89)" office:value-type="float" office:value="53412840">
            <text:p>53412840</text:p>
          </table:table-cell>
          <table:table-cell table:style-name="ce2" office:value-type="string">
            <text:p><text:a xlink:href="http://www14.atwiki.jp/tamakagura/pages/420.html">S魔梨沙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420.html">S魔梨沙</text:a></text:p>
          </table:table-cell>
          <table:table-cell office:value-type="string">
            <text:p>赤</text:p>
          </table:table-cell>
        </table:table-row>
        <table:table-row table:style-name="ro5">
          <table:table-cell office:value-type="float" office:value="259">
            <text:p>259</text:p>
          </table:table-cell>
          <table:table-cell table:style-name="ce2" office:value-type="string">
            <text:p><text:a xlink:href="http://www14.atwiki.jp/tamakagura/pages/413.html">ちびみこ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0">
            <text:p>60</text:p>
          </table:table-cell>
          <table:table-cell table:style-name="ce2" table:formula="of:=SUM([.C260:.H260])" office:value-type="float" office:value="420">
            <text:p>42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60]-[.N260]" office:value-type="float" office:value="380">
            <text:p>380</text:p>
          </table:table-cell>
          <table:table-cell table:formula="of:=MIN([.D260]; [.F260])" office:value-type="float" office:value="40">
            <text:p>40</text:p>
          </table:table-cell>
          <table:table-cell table:style-name="ce21" office:value-type="string">
            <text:p>味方5%強化</text:p>
          </table:table-cell>
          <table:table-cell table:style-name="ce21"/>
          <table:table-cell table:style-name="ce2" office:value-type="string">
            <text:p><text:a xlink:href="http://www14.atwiki.jp/tamakagura/pages/413.html">ちびみこ</text:a></text:p>
          </table:table-cell>
          <table:table-cell table:number-columns-repeated="8"/>
          <table:table-cell table:style-name="ce2" office:value-type="string">
            <text:p><text:a xlink:href="http://www14.atwiki.jp/tamakagura/pages/413.html">ちびみこ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霊</text:p>
          </table:table-cell>
          <table:table-cell table:number-columns-repeated="1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13.html">ちびみこ</text:a></text:p>
          </table:table-cell>
          <table:table-cell table:formula="of:=[.BB260]+[.BC260]" office:value-type="float" office:value="119680">
            <text:p>119680</text:p>
          </table:table-cell>
          <table:table-cell table:formula="of:=([.C260]*2+64+130)*([.E260]*2+25)" office:value-type="float" office:value="57970">
            <text:p>57970</text:p>
          </table:table-cell>
          <table:table-cell table:formula="of:=([.C260]*2+64+130)*([.G260]*2+25)" office:value-type="float" office:value="61710">
            <text:p>61710</text:p>
          </table:table-cell>
          <table:table-cell table:formula="of:=([.D260]*2+89)*([.H260]*2+89)" office:value-type="float" office:value="35321">
            <text:p>35321</text:p>
          </table:table-cell>
          <table:table-cell table:formula="of:=([.F260]*2+89)*([.H260]*2+89)" office:value-type="float" office:value="58311">
            <text:p>58311</text:p>
          </table:table-cell>
          <table:table-cell table:formula="of:=[.BA260]*(MAX([.D260]; [.F260])*2+89)" office:value-type="float" office:value="33390720">
            <text:p>33390720</text:p>
          </table:table-cell>
          <table:table-cell table:style-name="ce2" office:value-type="string">
            <text:p><text:a xlink:href="http://www14.atwiki.jp/tamakagura/pages/413.html">ちびみこ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413.html">ちびみこ</text:a></text:p>
          </table:table-cell>
          <table:table-cell office:value-type="string">
            <text:p>灰</text:p>
          </table:table-cell>
        </table:table-row>
        <table:table-row table:style-name="ro5">
          <table:table-cell office:value-type="float" office:value="260">
            <text:p>260</text:p>
          </table:table-cell>
          <table:table-cell table:style-name="ce2" office:value-type="string">
            <text:p><text:a xlink:href="http://www14.atwiki.jp/tamakagura/pages/413.html">N神子</text:a></text:p>
          </table:table-cell>
          <table:table-cell table:style-name="ce2" office:value-type="float" office:value="105">
            <text:p>105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table:formula="of:=SUM([.C261:.H261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261]-[.N261]" office:value-type="float" office:value="480">
            <text:p>480</text:p>
          </table:table-cell>
          <table:table-cell table:formula="of:=MIN([.D261]; [.F261])" office:value-type="float" office:value="80">
            <text:p>80</text:p>
          </table:table-cell>
          <table:table-cell table:style-name="ce21" office:value-type="string">
            <text:p>味方5%強化</text:p>
          </table:table-cell>
          <table:table-cell table:style-name="ce21" office:value-type="string">
            <text:p>味追加発動5%↑</text:p>
          </table:table-cell>
          <table:table-cell table:style-name="ce2" office:value-type="string">
            <text:p><text:a xlink:href="http://www14.atwiki.jp/tamakagura/pages/413.html">N神子</text:a></text:p>
          </table:table-cell>
          <table:table-cell table:number-columns-repeated="8"/>
          <table:table-cell table:style-name="ce2" office:value-type="string">
            <text:p><text:a xlink:href="http://www14.atwiki.jp/tamakagura/pages/413.html">N神子</text:a>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2"/>
          <table:table-cell table:number-columns-repeated="2"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13.html">N神子</text:a></text:p>
          </table:table-cell>
          <table:table-cell table:formula="of:=[.BB261]+[.BC261]" office:value-type="float" office:value="157560">
            <text:p>157560</text:p>
          </table:table-cell>
          <table:table-cell table:formula="of:=([.C261]*2+64+130)*([.E261]*2+25)" office:value-type="float" office:value="74740">
            <text:p>74740</text:p>
          </table:table-cell>
          <table:table-cell table:formula="of:=([.C261]*2+64+130)*([.G261]*2+25)" office:value-type="float" office:value="82820">
            <text:p>82820</text:p>
          </table:table-cell>
          <table:table-cell table:formula="of:=([.D261]*2+89)*([.H261]*2+89)" office:value-type="float" office:value="64491">
            <text:p>64491</text:p>
          </table:table-cell>
          <table:table-cell table:formula="of:=([.F261]*2+89)*([.H261]*2+89)" office:value-type="float" office:value="85211">
            <text:p>85211</text:p>
          </table:table-cell>
          <table:table-cell table:formula="of:=[.BA261]*(MAX([.D261]; [.F261])*2+89)" office:value-type="float" office:value="51837240">
            <text:p>51837240</text:p>
          </table:table-cell>
          <table:table-cell table:style-name="ce2" office:value-type="string">
            <text:p><text:a xlink:href="http://www14.atwiki.jp/tamakagura/pages/413.html">N神子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413.html">N神子</text:a></text:p>
          </table:table-cell>
          <table:table-cell office:value-type="string">
            <text:p>灰</text:p>
          </table:table-cell>
        </table:table-row>
        <table:table-row table:style-name="ro5">
          <table:table-cell office:value-type="float" office:value="261">
            <text:p>261</text:p>
          </table:table-cell>
          <table:table-cell table:style-name="ce2" office:value-type="string">
            <text:p><text:a xlink:href="http://www14.atwiki.jp/tamakagura/pages/140.html">みすちー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0">
            <text:p>50</text:p>
          </table:table-cell>
          <table:table-cell table:style-name="ce2" table:formula="of:=SUM([.C262:.H262])" office:value-type="float" office:value="380">
            <text:p>38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62]-[.N262]" office:value-type="float" office:value="350">
            <text:p>350</text:p>
          </table:table-cell>
          <table:table-cell table:formula="of:=MIN([.D262]; [.F262])" office:value-type="float" office:value="30">
            <text:p>30</text:p>
          </table:table-cell>
          <table:table-cell table:style-name="ce21" office:value-type="string">
            <text:p>10%混乱</text:p>
          </table:table-cell>
          <table:table-cell table:style-name="ce21"/>
          <table:table-cell table:style-name="ce2" office:value-type="string">
            <text:p><text:a xlink:href="http://www14.atwiki.jp/tamakagura/pages/140.html">みすちー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みすちー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虫</text:p>
          </table:table-cell>
          <table:table-cell table:number-columns-repeated="13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みすちー</text:a></text:p>
          </table:table-cell>
          <table:table-cell table:formula="of:=[.BB262]+[.BC262]" office:value-type="float" office:value="115200">
            <text:p>115200</text:p>
          </table:table-cell>
          <table:table-cell table:formula="of:=([.C262]*2+64+130)*([.E262]*2+25)" office:value-type="float" office:value="59520">
            <text:p>59520</text:p>
          </table:table-cell>
          <table:table-cell table:formula="of:=([.C262]*2+64+130)*([.G262]*2+25)" office:value-type="float" office:value="55680">
            <text:p>55680</text:p>
          </table:table-cell>
          <table:table-cell table:formula="of:=([.D262]*2+89)*([.H262]*2+89)" office:value-type="float" office:value="28161">
            <text:p>28161</text:p>
          </table:table-cell>
          <table:table-cell table:formula="of:=([.F262]*2+89)*([.H262]*2+89)" office:value-type="float" office:value="47061">
            <text:p>47061</text:p>
          </table:table-cell>
          <table:table-cell table:formula="of:=[.BA262]*(MAX([.D262]; [.F262])*2+89)" office:value-type="float" office:value="28684800">
            <text:p>28684800</text:p>
          </table:table-cell>
          <table:table-cell table:style-name="ce2" office:value-type="string">
            <text:p><text:a xlink:href="http://www14.atwiki.jp/tamakagura/pages/140.html">みすちー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40.html">みすちー</text:a></text:p>
          </table:table-cell>
          <table:table-cell office:value-type="string">
            <text:p>ピンク</text:p>
          </table:table-cell>
        </table:table-row>
        <table:table-row table:style-name="ro5">
          <table:table-cell office:value-type="float" office:value="262">
            <text:p>262</text:p>
          </table:table-cell>
          <table:table-cell table:style-name="ce2" office:value-type="string">
            <text:p><text:a xlink:href="http://www14.atwiki.jp/tamakagura/pages/140.html">Nミスティア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table:formula="of:=SUM([.C263:.H263])" office:value-type="float" office:value="530">
            <text:p>53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★</text:p>
          </table:table-cell>
          <table:table-cell table:style-name="ce2" table:formula="of:=[.I263]-[.N263]" office:value-type="float" office:value="490">
            <text:p>490</text:p>
          </table:table-cell>
          <table:table-cell table:formula="of:=MIN([.D263]; [.F263])" office:value-type="float" office:value="40">
            <text:p>40</text:p>
          </table:table-cell>
          <table:table-cell table:style-name="ce21" office:value-type="string">
            <text:p>10%混乱</text:p>
          </table:table-cell>
          <table:table-cell table:style-name="ce21" office:value-type="string">
            <text:p>50%敵命中↓</text:p>
          </table:table-cell>
          <table:table-cell table:style-name="ce2" office:value-type="string">
            <text:p><text:a xlink:href="http://www14.atwiki.jp/tamakagura/pages/140.html">Nミスティ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Nミスティア</text:a></text:p>
          </table:table-cell>
          <table:table-cell office:value-type="string">
            <text:p>風</text:p>
          </table:table-cell>
          <table:table-cell office:value-type="string">
            <text:p>毒</text:p>
          </table:table-cell>
          <table:table-cell office:value-type="string">
            <text:p>風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  <table:table-cell table:number-columns-repeated="10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Nミスティア</text:a></text:p>
          </table:table-cell>
          <table:table-cell table:formula="of:=[.BB263]+[.BC263]" office:value-type="float" office:value="195360">
            <text:p>195360</text:p>
          </table:table-cell>
          <table:table-cell table:style-name="ce26" table:formula="of:=([.C263]*2+64+130)*([.E263]*2+25)" office:value-type="float" office:value="104340">
            <text:p>104340</text:p>
          </table:table-cell>
          <table:table-cell table:formula="of:=([.C263]*2+64+130)*([.G263]*2+25)" office:value-type="float" office:value="91020">
            <text:p>91020</text:p>
          </table:table-cell>
          <table:table-cell table:formula="of:=([.D263]*2+89)*([.H263]*2+89)" office:value-type="float" office:value="38701">
            <text:p>38701</text:p>
          </table:table-cell>
          <table:table-cell table:formula="of:=([.F263]*2+89)*([.H263]*2+89)" office:value-type="float" office:value="66181">
            <text:p>66181</text:p>
          </table:table-cell>
          <table:table-cell table:formula="of:=[.BA263]*(MAX([.D263]; [.F263])*2+89)" office:value-type="float" office:value="56459040">
            <text:p>56459040</text:p>
          </table:table-cell>
          <table:table-cell table:style-name="ce2" office:value-type="string">
            <text:p><text:a xlink:href="http://www14.atwiki.jp/tamakagura/pages/140.html">Nミスティア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140.html">Nミスティア</text:a></text:p>
          </table:table-cell>
          <table:table-cell office:value-type="string">
            <text:p>ピンク</text:p>
          </table:table-cell>
        </table:table-row>
        <table:table-row table:style-name="ro5">
          <table:table-cell office:value-type="float" office:value="263">
            <text:p>263</text:p>
          </table:table-cell>
          <table:table-cell table:style-name="ce2" office:value-type="string">
            <text:p><text:a xlink:href="http://www14.atwiki.jp/tamakagura/pages/140.html">Tミスティア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table:formula="of:=SUM([.C264:.H264])" office:value-type="float" office:value="530">
            <text:p>53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264]-[.N264]" office:value-type="float" office:value="480">
            <text:p>480</text:p>
          </table:table-cell>
          <table:table-cell table:formula="of:=MIN([.D264]; [.F264])" office:value-type="float" office:value="50">
            <text:p>50</text:p>
          </table:table-cell>
          <table:table-cell table:style-name="ce21" office:value-type="string">
            <text:p>10%混乱</text:p>
          </table:table-cell>
          <table:table-cell table:style-name="ce21" office:value-type="string">
            <text:p>35%敵命中↓</text:p>
          </table:table-cell>
          <table:table-cell table:style-name="ce2" office:value-type="string">
            <text:p><text:a xlink:href="http://www14.atwiki.jp/tamakagura/pages/140.html">Tミスティア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Tミスティア</text:a>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office:value-type="string">
            <text:p>虫</text:p>
          </table:table-cell>
          <table:table-cell table:number-columns-repeated="9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Tミスティア</text:a></text:p>
          </table:table-cell>
          <table:table-cell table:formula="of:=[.BB264]+[.BC264]" office:value-type="float" office:value="182040">
            <text:p>182040</text:p>
          </table:table-cell>
          <table:table-cell table:formula="of:=([.C264]*2+64+130)*([.E264]*2+25)" office:value-type="float" office:value="99900">
            <text:p>99900</text:p>
          </table:table-cell>
          <table:table-cell table:formula="of:=([.C264]*2+64+130)*([.G264]*2+25)" office:value-type="float" office:value="82140">
            <text:p>82140</text:p>
          </table:table-cell>
          <table:table-cell table:formula="of:=([.D264]*2+89)*([.H264]*2+89)" office:value-type="float" office:value="43281">
            <text:p>43281</text:p>
          </table:table-cell>
          <table:table-cell table:formula="of:=([.F264]*2+89)*([.H264]*2+89)" office:value-type="float" office:value="68471">
            <text:p>68471</text:p>
          </table:table-cell>
          <table:table-cell table:formula="of:=[.BA264]*(MAX([.D264]; [.F264])*2+89)" office:value-type="float" office:value="54429960">
            <text:p>54429960</text:p>
          </table:table-cell>
          <table:table-cell table:style-name="ce2" office:value-type="string">
            <text:p><text:a xlink:href="http://www14.atwiki.jp/tamakagura/pages/140.html">Tミスティア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40.html">Tミスティア</text:a></text:p>
          </table:table-cell>
          <table:table-cell office:value-type="string">
            <text:p>ピンク</text:p>
          </table:table-cell>
        </table:table-row>
        <table:table-row table:style-name="ro5">
          <table:table-cell office:value-type="float" office:value="264">
            <text:p>264</text:p>
          </table:table-cell>
          <table:table-cell table:style-name="ce2" office:value-type="string">
            <text:p><text:a xlink:href="http://www14.atwiki.jp/tamakagura/pages/140.html">Hミスティア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0">
            <text:p>70</text:p>
          </table:table-cell>
          <table:table-cell table:style-name="ce2" table:formula="of:=SUM([.C265:.H265])" office:value-type="float" office:value="530">
            <text:p>53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265]-[.N265]" office:value-type="float" office:value="480">
            <text:p>480</text:p>
          </table:table-cell>
          <table:table-cell table:formula="of:=MIN([.D265]; [.F265])" office:value-type="float" office:value="50">
            <text:p>50</text:p>
          </table:table-cell>
          <table:table-cell table:style-name="ce21" office:value-type="string">
            <text:p>10%混乱</text:p>
          </table:table-cell>
          <table:table-cell table:style-name="ce21" office:value-type="string">
            <text:p>35%敵命中↓</text:p>
          </table:table-cell>
          <table:table-cell table:style-name="ce2" office:value-type="string">
            <text:p><text:a xlink:href="http://www14.atwiki.jp/tamakagura/pages/140.html">Hミスティ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Hミスティア</text:a>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虫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Hミスティア</text:a></text:p>
          </table:table-cell>
          <table:table-cell table:formula="of:=[.BB265]+[.BC265]" office:value-type="float" office:value="186620">
            <text:p>186620</text:p>
          </table:table-cell>
          <table:table-cell table:style-name="ce26" table:formula="of:=([.C265]*2+64+130)*([.E265]*2+25)" office:value-type="float" office:value="101990">
            <text:p>101990</text:p>
          </table:table-cell>
          <table:table-cell table:formula="of:=([.C265]*2+64+130)*([.G265]*2+25)" office:value-type="float" office:value="84630">
            <text:p>84630</text:p>
          </table:table-cell>
          <table:table-cell table:formula="of:=([.D265]*2+89)*([.H265]*2+89)" office:value-type="float" office:value="43281">
            <text:p>43281</text:p>
          </table:table-cell>
          <table:table-cell table:formula="of:=([.F265]*2+89)*([.H265]*2+89)" office:value-type="float" office:value="66181">
            <text:p>66181</text:p>
          </table:table-cell>
          <table:table-cell table:formula="of:=[.BA265]*(MAX([.D265]; [.F265])*2+89)" office:value-type="float" office:value="53933180">
            <text:p>53933180</text:p>
          </table:table-cell>
          <table:table-cell table:style-name="ce2" office:value-type="string">
            <text:p><text:a xlink:href="http://www14.atwiki.jp/tamakagura/pages/140.html">Hミスティア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40.html">Hミスティア</text:a></text:p>
          </table:table-cell>
          <table:table-cell office:value-type="string">
            <text:p>ピンク</text:p>
          </table:table-cell>
        </table:table-row>
        <table:table-row table:style-name="ro5">
          <table:table-cell office:value-type="float" office:value="265">
            <text:p>265</text:p>
          </table:table-cell>
          <table:table-cell table:style-name="ce2" office:value-type="string">
            <text:p><text:a xlink:href="http://www14.atwiki.jp/tamakagura/pages/140.html">ADミスティ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table:formula="of:=SUM([.C266:.H266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★</text:p>
          </table:table-cell>
          <table:table-cell table:style-name="ce2" table:formula="of:=[.I266]-[.N266]" office:value-type="float" office:value="495">
            <text:p>495</text:p>
          </table:table-cell>
          <table:table-cell table:formula="of:=MIN([.D266]; [.F266])" office:value-type="float" office:value="50">
            <text:p>50</text:p>
          </table:table-cell>
          <table:table-cell table:style-name="ce21" office:value-type="string">
            <text:p>10%混乱</text:p>
          </table:table-cell>
          <table:table-cell table:style-name="ce21" office:value-type="string">
            <text:p>50%敵命中↓</text:p>
          </table:table-cell>
          <table:table-cell table:style-name="ce2" office:value-type="string">
            <text:p><text:a xlink:href="http://www14.atwiki.jp/tamakagura/pages/140.html">ADミスティ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ADミスティ</text:a></text:p>
          </table:table-cell>
          <table:table-cell office:value-type="string">
            <text:p>風</text:p>
          </table:table-cell>
          <table:table-cell office:value-type="string">
            <text:p>虫</text:p>
          </table:table-cell>
          <table:table-cell office:value-type="string">
            <text:p>風</text:p>
          </table:table-cell>
          <table:table-cell office:value-type="string">
            <text:p>虫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ADミスティ</text:a></text:p>
          </table:table-cell>
          <table:table-cell table:formula="of:=[.BB266]+[.BC266]" office:value-type="float" office:value="190960">
            <text:p>190960</text:p>
          </table:table-cell>
          <table:table-cell table:style-name="ce26" table:formula="of:=([.C266]*2+64+130)*([.E266]*2+25)" office:value-type="float" office:value="101990">
            <text:p>101990</text:p>
          </table:table-cell>
          <table:table-cell table:formula="of:=([.C266]*2+64+130)*([.G266]*2+25)" office:value-type="float" office:value="88970">
            <text:p>88970</text:p>
          </table:table-cell>
          <table:table-cell table:formula="of:=([.D266]*2+89)*([.H266]*2+89)" office:value-type="float" office:value="45171">
            <text:p>45171</text:p>
          </table:table-cell>
          <table:table-cell table:formula="of:=([.F266]*2+89)*([.H266]*2+89)" office:value-type="float" office:value="71461">
            <text:p>71461</text:p>
          </table:table-cell>
          <table:table-cell table:formula="of:=[.BA266]*(MAX([.D266]; [.F266])*2+89)" office:value-type="float" office:value="57097040">
            <text:p>57097040</text:p>
          </table:table-cell>
          <table:table-cell table:style-name="ce2" office:value-type="string">
            <text:p><text:a xlink:href="http://www14.atwiki.jp/tamakagura/pages/140.html">ADミスティ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0.html">ADミスティ</text:a></text:p>
          </table:table-cell>
          <table:table-cell office:value-type="string">
            <text:p>ピンク</text:p>
          </table:table-cell>
        </table:table-row>
        <table:table-row table:style-name="ro5">
          <table:table-cell office:value-type="float" office:value="266">
            <text:p>266</text:p>
          </table:table-cell>
          <table:table-cell table:style-name="ce2" office:value-type="string">
            <text:p><text:a xlink:href="http://www14.atwiki.jp/tamakagura/pages/143.html#minoriko">ちびみのりこ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0">
            <text:p>70</text:p>
          </table:table-cell>
          <table:table-cell table:number-columns-repeated="2" table:style-name="ce2" office:value-type="float" office:value="75">
            <text:p>75</text:p>
          </table:table-cell>
          <table:table-cell table:style-name="ce2" office:value-type="float" office:value="30">
            <text:p>30</text:p>
          </table:table-cell>
          <table:table-cell table:style-name="ce2" table:formula="of:=SUM([.C267:.H267])" office:value-type="float" office:value="380">
            <text:p>38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67]-[.N267]" office:value-type="float" office:value="360">
            <text:p>360</text:p>
          </table:table-cell>
          <table:table-cell table:formula="of:=MIN([.D267]; [.F267])" office:value-type="float" office:value="20">
            <text:p>20</text:p>
          </table:table-cell>
          <table:table-cell table:style-name="ce21" office:value-type="string">
            <text:p>味VP2%回復</text:p>
          </table:table-cell>
          <table:table-cell table:style-name="ce21"/>
          <table:table-cell table:style-name="ce2" office:value-type="string">
            <text:p><text:a xlink:href="http://www14.atwiki.jp/tamakagura/pages/143.html#minoriko">ちびみのりこ</text:a></text:p>
          </table:table-cell>
          <table:table-cell table:number-columns-repeated="8"/>
          <table:table-cell table:style-name="ce2" office:value-type="string">
            <text:p><text:a xlink:href="http://www14.atwiki.jp/tamakagura/pages/143.html#minoriko">ちびみのりこ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143.html#minoriko">ちびみのりこ</text:a></text:p>
          </table:table-cell>
          <table:table-cell table:formula="of:=[.BB267]+[.BC267]" office:value-type="float" office:value="140760">
            <text:p>140760</text:p>
          </table:table-cell>
          <table:table-cell table:formula="of:=([.C267]*2+64+130)*([.E267]*2+25)" office:value-type="float" office:value="68310">
            <text:p>68310</text:p>
          </table:table-cell>
          <table:table-cell table:formula="of:=([.C267]*2+64+130)*([.G267]*2+25)" office:value-type="float" office:value="72450">
            <text:p>72450</text:p>
          </table:table-cell>
          <table:table-cell table:formula="of:=([.D267]*2+89)*([.H267]*2+89)" office:value-type="float" office:value="19221">
            <text:p>19221</text:p>
          </table:table-cell>
          <table:table-cell table:formula="of:=([.F267]*2+89)*([.H267]*2+89)" office:value-type="float" office:value="35611">
            <text:p>35611</text:p>
          </table:table-cell>
          <table:table-cell table:formula="of:=[.BA267]*(MAX([.D267]; [.F267])*2+89)" office:value-type="float" office:value="33641640">
            <text:p>33641640</text:p>
          </table:table-cell>
          <table:table-cell table:style-name="ce2" office:value-type="string">
            <text:p><text:a xlink:href="http://www14.atwiki.jp/tamakagura/pages/143.html#minoriko">ちびみのりこ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43.html#minoriko">ちびみのりこ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267">
            <text:p>267</text:p>
          </table:table-cell>
          <table:table-cell table:style-name="ce2" office:value-type="string">
            <text:p><text:a xlink:href="http://www14.atwiki.jp/tamakagura/pages/143.html#minoriko">N穣子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60">
            <text:p>60</text:p>
          </table:table-cell>
          <table:table-cell table:number-columns-repeated="3"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268:.H268])" office:value-type="float" office:value="530">
            <text:p>53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68]-[.N268]" office:value-type="float" office:value="470">
            <text:p>470</text:p>
          </table:table-cell>
          <table:table-cell table:formula="of:=MIN([.D268]; [.F268])" office:value-type="float" office:value="60">
            <text:p>60</text:p>
          </table:table-cell>
          <table:table-cell table:style-name="ce21" office:value-type="string">
            <text:p>味VP2%回復</text:p>
          </table:table-cell>
          <table:table-cell table:style-name="ce21" office:value-type="string">
            <text:p>味25%状態回復</text:p>
          </table:table-cell>
          <table:table-cell table:style-name="ce2" office:value-type="string">
            <text:p><text:a xlink:href="http://www14.atwiki.jp/tamakagura/pages/143.html#minoriko">N穣子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43.html#minoriko">N穣子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143.html#minoriko">N穣子</text:a></text:p>
          </table:table-cell>
          <table:table-cell table:formula="of:=[.BB268]+[.BC268]" office:value-type="float" office:value="177940">
            <text:p>177940</text:p>
          </table:table-cell>
          <table:table-cell table:style-name="ce25" table:formula="of:=([.C268]*2+64+130)*([.E268]*2+25)" office:value-type="float" office:value="88970">
            <text:p>88970</text:p>
          </table:table-cell>
          <table:table-cell table:formula="of:=([.C268]*2+64+130)*([.G268]*2+25)" office:value-type="float" office:value="88970">
            <text:p>88970</text:p>
          </table:table-cell>
          <table:table-cell table:formula="of:=([.D268]*2+89)*([.H268]*2+89)" office:value-type="float" office:value="52041">
            <text:p>52041</text:p>
          </table:table-cell>
          <table:table-cell table:formula="of:=([.F268]*2+89)*([.H268]*2+89)" office:value-type="float" office:value="66981">
            <text:p>66981</text:p>
          </table:table-cell>
          <table:table-cell table:formula="of:=[.BA268]*(MAX([.D268]; [.F268])*2+89)" office:value-type="float" office:value="47865860">
            <text:p>47865860</text:p>
          </table:table-cell>
          <table:table-cell table:style-name="ce2" office:value-type="string">
            <text:p><text:a xlink:href="http://www14.atwiki.jp/tamakagura/pages/143.html#minoriko">N穣子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143.html#minoriko">N穣子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268">
            <text:p>268</text:p>
          </table:table-cell>
          <table:table-cell table:style-name="ce2" office:value-type="string">
            <text:p><text:a xlink:href="http://www14.atwiki.jp/tamakagura/pages/143.html#minoriko">H穣子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">
            <text:p>80</text:p>
          </table:table-cell>
          <table:table-cell table:style-name="ce2" table:formula="of:=SUM([.C269:.H269])" office:value-type="float" office:value="530">
            <text:p>53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269]-[.N269]" office:value-type="float" office:value="470">
            <text:p>470</text:p>
          </table:table-cell>
          <table:table-cell table:formula="of:=MIN([.D269]; [.F269])" office:value-type="float" office:value="60">
            <text:p>60</text:p>
          </table:table-cell>
          <table:table-cell table:style-name="ce21" office:value-type="string">
            <text:p>味VP2%回復</text:p>
          </table:table-cell>
          <table:table-cell table:style-name="ce21" office:value-type="string">
            <text:p>味25%状態回復</text:p>
          </table:table-cell>
          <table:table-cell table:style-name="ce2" office:value-type="string">
            <text:p><text:a xlink:href="http://www14.atwiki.jp/tamakagura/pages/143.html#minoriko">H穣子</text:a></text:p>
          </table:table-cell>
          <table:table-cell table:number-columns-repeated="8"/>
          <table:table-cell table:style-name="ce2" office:value-type="string">
            <text:p><text:a xlink:href="http://www14.atwiki.jp/tamakagura/pages/143.html#minoriko">H穣子</text:a>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43.html#minoriko">H穣子</text:a></text:p>
          </table:table-cell>
          <table:table-cell table:formula="of:=[.BB269]+[.BC269]" office:value-type="float" office:value="186480">
            <text:p>186480</text:p>
          </table:table-cell>
          <table:table-cell table:style-name="ce25" table:formula="of:=([.C269]*2+64+130)*([.E269]*2+25)" office:value-type="float" office:value="91020">
            <text:p>91020</text:p>
          </table:table-cell>
          <table:table-cell table:formula="of:=([.C269]*2+64+130)*([.G269]*2+25)" office:value-type="float" office:value="95460">
            <text:p>95460</text:p>
          </table:table-cell>
          <table:table-cell table:formula="of:=([.D269]*2+89)*([.H269]*2+89)" office:value-type="float" office:value="52041">
            <text:p>52041</text:p>
          </table:table-cell>
          <table:table-cell table:formula="of:=([.F269]*2+89)*([.H269]*2+89)" office:value-type="float" office:value="62001">
            <text:p>62001</text:p>
          </table:table-cell>
          <table:table-cell table:formula="of:=[.BA269]*(MAX([.D269]; [.F269])*2+89)" office:value-type="float" office:value="46433520">
            <text:p>46433520</text:p>
          </table:table-cell>
          <table:table-cell table:style-name="ce2" office:value-type="string">
            <text:p><text:a xlink:href="http://www14.atwiki.jp/tamakagura/pages/143.html#minoriko">H穣子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43.html#minoriko">H穣子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269">
            <text:p>269</text:p>
          </table:table-cell>
          <table:table-cell table:style-name="ce2" office:value-type="string">
            <text:p><text:a xlink:href="http://www14.atwiki.jp/tamakagura/pages/143.html#minoriko">D穣子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5">
            <text:p>55</text:p>
          </table:table-cell>
          <table:table-cell table:style-name="ce2" table:formula="of:=SUM([.C270:.H270])" office:value-type="float" office:value="530">
            <text:p>53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270]-[.N270]" office:value-type="float" office:value="480">
            <text:p>480</text:p>
          </table:table-cell>
          <table:table-cell table:formula="of:=MIN([.D270]; [.F270])" office:value-type="float" office:value="50">
            <text:p>50</text:p>
          </table:table-cell>
          <table:table-cell table:style-name="ce21" office:value-type="string">
            <text:p>味VP2%回復</text:p>
          </table:table-cell>
          <table:table-cell table:style-name="ce21" office:value-type="string">
            <text:p>味25%状態回復</text:p>
          </table:table-cell>
          <table:table-cell table:style-name="ce2" office:value-type="string">
            <text:p><text:a xlink:href="http://www14.atwiki.jp/tamakagura/pages/143.html#minoriko">D穣子</text:a></text:p>
          </table:table-cell>
          <table:table-cell table:number-columns-repeated="8"/>
          <table:table-cell table:style-name="ce2" office:value-type="string">
            <text:p><text:a xlink:href="http://www14.atwiki.jp/tamakagura/pages/143.html#minoriko">D穣子</text:a>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虫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43.html#minoriko">D穣子</text:a></text:p>
          </table:table-cell>
          <table:table-cell table:style-name="ce26" table:formula="of:=[.BB270]+[.BC270]" office:value-type="float" office:value="208680">
            <text:p>208680</text:p>
          </table:table-cell>
          <table:table-cell table:formula="of:=([.C270]*2+64+130)*([.E270]*2+25)" office:value-type="float" office:value="99900">
            <text:p>99900</text:p>
          </table:table-cell>
          <table:table-cell table:style-name="ce26" table:formula="of:=([.C270]*2+64+130)*([.G270]*2+25)" office:value-type="float" office:value="108780">
            <text:p>108780</text:p>
          </table:table-cell>
          <table:table-cell table:formula="of:=([.D270]*2+89)*([.H270]*2+89)" office:value-type="float" office:value="37611">
            <text:p>37611</text:p>
          </table:table-cell>
          <table:table-cell table:formula="of:=([.F270]*2+89)*([.H270]*2+89)" office:value-type="float" office:value="53531">
            <text:p>53531</text:p>
          </table:table-cell>
          <table:table-cell table:formula="of:=[.BA270]*(MAX([.D270]; [.F270])*2+89)" office:value-type="float" office:value="56134920">
            <text:p>56134920</text:p>
          </table:table-cell>
          <table:table-cell table:style-name="ce2" office:value-type="string">
            <text:p><text:a xlink:href="http://www14.atwiki.jp/tamakagura/pages/143.html#minoriko">D穣子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3.html#minoriko">D穣子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270">
            <text:p>270</text:p>
          </table:table-cell>
          <table:table-cell table:style-name="ce2" office:value-type="string">
            <text:p><text:a xlink:href="http://www14.atwiki.jp/tamakagura/pages/148.html">ちびみま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55">
            <text:p>55</text:p>
          </table:table-cell>
          <table:table-cell table:style-name="ce2" table:formula="of:=SUM([.C271:.H271])" office:value-type="float" office:value="420">
            <text:p>42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71]-[.N271]" office:value-type="float" office:value="375">
            <text:p>375</text:p>
          </table:table-cell>
          <table:table-cell table:formula="of:=MIN([.D271]; [.F271])" office:value-type="float" office:value="45">
            <text:p>45</text:p>
          </table:table-cell>
          <table:table-cell table:style-name="ce21" office:value-type="string">
            <text:p>スキルコピー</text:p>
          </table:table-cell>
          <table:table-cell table:style-name="ce21"/>
          <table:table-cell table:style-name="ce2" office:value-type="string">
            <text:p><text:a xlink:href="http://www14.atwiki.jp/tamakagura/pages/148.html">ちびみま</text:a></text:p>
          </table:table-cell>
          <table:table-cell table:number-columns-repeated="8"/>
          <table:table-cell table:style-name="ce2" office:value-type="string">
            <text:p><text:a xlink:href="http://www14.atwiki.jp/tamakagura/pages/148.html">ちびみま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table:number-columns-repeated="17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8.html">ちびみま</text:a></text:p>
          </table:table-cell>
          <table:table-cell table:formula="of:=[.BB271]+[.BC271]" office:value-type="float" office:value="116960">
            <text:p>116960</text:p>
          </table:table-cell>
          <table:table-cell table:formula="of:=([.C271]*2+64+130)*([.E271]*2+25)" office:value-type="float" office:value="63640">
            <text:p>63640</text:p>
          </table:table-cell>
          <table:table-cell table:formula="of:=([.C271]*2+64+130)*([.G271]*2+25)" office:value-type="float" office:value="53320">
            <text:p>53320</text:p>
          </table:table-cell>
          <table:table-cell table:formula="of:=([.D271]*2+89)*([.H271]*2+89)" office:value-type="float" office:value="35621">
            <text:p>35621</text:p>
          </table:table-cell>
          <table:table-cell table:formula="of:=([.F271]*2+89)*([.H271]*2+89)" office:value-type="float" office:value="57511">
            <text:p>57511</text:p>
          </table:table-cell>
          <table:table-cell table:formula="of:=[.BA271]*(MAX([.D271]; [.F271])*2+89)" office:value-type="float" office:value="33801440">
            <text:p>33801440</text:p>
          </table:table-cell>
          <table:table-cell table:style-name="ce2" office:value-type="string">
            <text:p><text:a xlink:href="http://www14.atwiki.jp/tamakagura/pages/148.html">ちびみま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48.html">ちびみま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271">
            <text:p>271</text:p>
          </table:table-cell>
          <table:table-cell table:style-name="ce2" office:value-type="string">
            <text:p><text:a xlink:href="http://www14.atwiki.jp/tamakagura/pages/148.html">A魅魔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table:formula="of:=SUM([.C272:.H272])" office:value-type="float" office:value="560">
            <text:p>56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272]-[.N272]" office:value-type="float" office:value="490">
            <text:p>490</text:p>
          </table:table-cell>
          <table:table-cell table:formula="of:=MIN([.D272]; [.F272])" office:value-type="float" office:value="70">
            <text:p>70</text:p>
          </table:table-cell>
          <table:table-cell table:style-name="ce21" office:value-type="string">
            <text:p>スキルコピー</text:p>
          </table:table-cell>
          <table:table-cell table:style-name="ce21" office:value-type="string">
            <text:p>被弾時35%AC↑</text:p>
          </table:table-cell>
          <table:table-cell table:style-name="ce2" office:value-type="string">
            <text:p><text:a xlink:href="http://www14.atwiki.jp/tamakagura/pages/148.html">A魅魔</text:a></text:p>
          </table:table-cell>
          <table:table-cell table:number-columns-repeated="8"/>
          <table:table-cell table:style-name="ce2" office:value-type="string">
            <text:p><text:a xlink:href="http://www14.atwiki.jp/tamakagura/pages/148.html">A魅魔</text:a>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9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8.html">A魅魔</text:a></text:p>
          </table:table-cell>
          <table:table-cell table:formula="of:=[.BB272]+[.BC272]" office:value-type="float" office:value="153600">
            <text:p>153600</text:p>
          </table:table-cell>
          <table:table-cell table:style-name="ce25" table:formula="of:=([.C272]*2+64+130)*([.E272]*2+25)" office:value-type="float" office:value="86400">
            <text:p>86400</text:p>
          </table:table-cell>
          <table:table-cell table:formula="of:=([.C272]*2+64+130)*([.G272]*2+25)" office:value-type="float" office:value="67200">
            <text:p>67200</text:p>
          </table:table-cell>
          <table:table-cell table:formula="of:=([.D272]*2+89)*([.H272]*2+89)" office:value-type="float" office:value="59311">
            <text:p>59311</text:p>
          </table:table-cell>
          <table:table-cell table:style-name="ce26" table:formula="of:=([.F272]*2+89)*([.H272]*2+89)" office:value-type="float" office:value="92981">
            <text:p>92981</text:p>
          </table:table-cell>
          <table:table-cell table:formula="of:=[.BA272]*(MAX([.D272]; [.F272])*2+89)" office:value-type="float" office:value="55142400">
            <text:p>55142400</text:p>
          </table:table-cell>
          <table:table-cell table:style-name="ce2" office:value-type="string">
            <text:p><text:a xlink:href="http://www14.atwiki.jp/tamakagura/pages/148.html">A魅魔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48.html">A魅魔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272">
            <text:p>272</text:p>
          </table:table-cell>
          <table:table-cell table:style-name="ce2" office:value-type="string">
            <text:p><text:a xlink:href="http://www14.atwiki.jp/tamakagura/pages/163.html">ミミちゃん</text:a></text:p>
          </table:table-cell>
          <table:table-cell table:style-name="ce2" office:value-type="float" office:value="75">
            <text:p>75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10">
            <text:p>110</text:p>
          </table:table-cell>
          <table:table-cell table:style-name="ce2" table:formula="of:=SUM([.C273:.H273])" office:value-type="float" office:value="500">
            <text:p>50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273]-[.N273]" office:value-type="float" office:value="450">
            <text:p>450</text:p>
          </table:table-cell>
          <table:table-cell table:formula="of:=MIN([.D273]; [.F273])" office:value-type="float" office:value="50">
            <text:p>50</text:p>
          </table:table-cell>
          <table:table-cell table:style-name="ce21" office:value-type="string">
            <text:p>25%S↑</text:p>
          </table:table-cell>
          <table:table-cell table:style-name="ce21" office:value-type="string">
            <text:p>命中↑↑</text:p>
          </table:table-cell>
          <table:table-cell table:style-name="ce2" office:value-type="string">
            <text:p><text:a xlink:href="http://www14.atwiki.jp/tamakagura/pages/163.html">ミミちゃん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73]*2+89)*[.X273]*IF(OR([.J273]=[.V273]; [.K273]=[.V273]); 1.5; 1)" office:value-type="float" office:value="37695">
            <text:p>37695</text:p>
          </table:table-cell>
          <table:table-cell table:style-name="ce2" office:value-type="string">
            <text:p><text:a xlink:href="http://www14.atwiki.jp/tamakagura/pages/163.html">ミミちゃん</text:a>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2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1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63.html">ミミちゃん</text:a></text:p>
          </table:table-cell>
          <table:table-cell table:formula="of:=[.BB273]+[.BC273]" office:value-type="float" office:value="106640">
            <text:p>106640</text:p>
          </table:table-cell>
          <table:table-cell table:formula="of:=([.C273]*2+64+130)*([.E273]*2+25)" office:value-type="float" office:value="53320">
            <text:p>53320</text:p>
          </table:table-cell>
          <table:table-cell table:formula="of:=([.C273]*2+64+130)*([.G273]*2+25)" office:value-type="float" office:value="53320">
            <text:p>53320</text:p>
          </table:table-cell>
          <table:table-cell table:style-name="ce26" table:formula="of:=([.D273]*2+89)*([.H273]*2+89)" office:value-type="float" office:value="110931">
            <text:p>110931</text:p>
          </table:table-cell>
          <table:table-cell table:formula="of:=([.F273]*2+89)*([.H273]*2+89)" office:value-type="float" office:value="58401">
            <text:p>58401</text:p>
          </table:table-cell>
          <table:table-cell table:formula="of:=[.BA273]*(MAX([.D273]; [.F273])*2+89)" office:value-type="float" office:value="38283760">
            <text:p>38283760</text:p>
          </table:table-cell>
          <table:table-cell table:style-name="ce2" office:value-type="string">
            <text:p><text:a xlink:href="http://www14.atwiki.jp/tamakagura/pages/163.html">ミミちゃん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63.html">ミミちゃん</text:a></text:p>
          </table:table-cell>
          <table:table-cell office:value-type="string">
            <text:p>ミサイル</text:p>
          </table:table-cell>
        </table:table-row>
        <table:table-row table:style-name="ro5">
          <table:table-cell office:value-type="float" office:value="273">
            <text:p>273</text:p>
          </table:table-cell>
          <table:table-cell table:style-name="ce2" office:value-type="string">
            <text:p><text:a xlink:href="http://www14.atwiki.jp/tamakagura/pages/149.html">ちびむげつ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5">
            <text:p>65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table:formula="of:=SUM([.C274:.H274])" office:value-type="float" office:value="400">
            <text:p>40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74]-[.N274]" office:value-type="float" office:value="380">
            <text:p>380</text:p>
          </table:table-cell>
          <table:table-cell table:formula="of:=MIN([.D274]; [.F274])" office:value-type="float" office:value="20">
            <text:p>20</text:p>
          </table:table-cell>
          <table:table-cell table:style-name="ce21" office:value-type="string">
            <text:p>5%睡眠</text:p>
          </table:table-cell>
          <table:table-cell table:style-name="ce21"/>
          <table:table-cell table:style-name="ce2" office:value-type="string">
            <text:p><text:a xlink:href="http://www14.atwiki.jp/tamakagura/pages/149.html">ちびむげつ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49.html">ちびむげつ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9"/>
          <table:table-cell table:style-name="ce26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9.html">ちびむげつ</text:a></text:p>
          </table:table-cell>
          <table:table-cell table:formula="of:=[.BB274]+[.BC274]" office:value-type="float" office:value="127160">
            <text:p>127160</text:p>
          </table:table-cell>
          <table:table-cell table:formula="of:=([.C274]*2+64+130)*([.E274]*2+25)" office:value-type="float" office:value="57970">
            <text:p>57970</text:p>
          </table:table-cell>
          <table:table-cell table:formula="of:=([.C274]*2+64+130)*([.G274]*2+25)" office:value-type="float" office:value="69190">
            <text:p>69190</text:p>
          </table:table-cell>
          <table:table-cell table:formula="of:=([.D274]*2+89)*([.H274]*2+89)" office:value-type="float" office:value="28251">
            <text:p>28251</text:p>
          </table:table-cell>
          <table:table-cell table:formula="of:=([.F274]*2+89)*([.H274]*2+89)" office:value-type="float" office:value="54531">
            <text:p>54531</text:p>
          </table:table-cell>
          <table:table-cell table:formula="of:=[.BA274]*(MAX([.D274]; [.F274])*2+89)" office:value-type="float" office:value="31662840">
            <text:p>31662840</text:p>
          </table:table-cell>
          <table:table-cell table:style-name="ce2" office:value-type="string">
            <text:p><text:a xlink:href="http://www14.atwiki.jp/tamakagura/pages/149.html">ちびむげつ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49.html">ちびむげつ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274">
            <text:p>274</text:p>
          </table:table-cell>
          <table:table-cell table:style-name="ce2" office:value-type="string">
            <text:p><text:a xlink:href="http://www14.atwiki.jp/tamakagura/pages/149.html">T夢月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70">
            <text:p>70</text:p>
          </table:table-cell>
          <table:table-cell table:style-name="ce2" table:formula="of:=SUM([.C275:.H275])" office:value-type="float" office:value="545">
            <text:p>545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275]-[.N275]" office:value-type="float" office:value="495">
            <text:p>495</text:p>
          </table:table-cell>
          <table:table-cell table:formula="of:=MIN([.D275]; [.F275])" office:value-type="float" office:value="50">
            <text:p>50</text:p>
          </table:table-cell>
          <table:table-cell table:style-name="ce21" office:value-type="string">
            <text:p>5%睡眠</text:p>
          </table:table-cell>
          <table:table-cell table:style-name="ce23" office:value-type="string">
            <text:p>比翼の鳥</text:p>
          </table:table-cell>
          <table:table-cell table:style-name="ce2" office:value-type="string">
            <text:p><text:a xlink:href="http://www14.atwiki.jp/tamakagura/pages/149.html">T夢月</text:a>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275]*2+89)*[.X275]*IF(OR([.J275]=[.V275]; [.K275]=[.V275]); 1.5; 1)" office:value-type="float" office:value="35880">
            <text:p>35880</text:p>
          </table:table-cell>
          <table:table-cell table:style-name="ce2" office:value-type="string">
            <text:p><text:a xlink:href="http://www14.atwiki.jp/tamakagura/pages/149.html">T夢月</text:a>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9"/>
          <table:table-cell table:style-name="ce26" office:value-type="string">
            <text:p>○</text:p>
          </table:table-cell>
          <table:table-cell table:number-columns-repeated="9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9.html">T夢月</text:a></text:p>
          </table:table-cell>
          <table:table-cell table:formula="of:=[.BB275]+[.BC275]" office:value-type="float" office:value="195300">
            <text:p>195300</text:p>
          </table:table-cell>
          <table:table-cell table:style-name="ce25" table:formula="of:=([.C275]*2+64+130)*([.E275]*2+25)" office:value-type="float" office:value="84630">
            <text:p>84630</text:p>
          </table:table-cell>
          <table:table-cell table:style-name="ce26" table:formula="of:=([.C275]*2+64+130)*([.G275]*2+25)" office:value-type="float" office:value="110670">
            <text:p>110670</text:p>
          </table:table-cell>
          <table:table-cell table:formula="of:=([.D275]*2+89)*([.H275]*2+89)" office:value-type="float" office:value="43281">
            <text:p>43281</text:p>
          </table:table-cell>
          <table:table-cell table:formula="of:=([.F275]*2+89)*([.H275]*2+89)" office:value-type="float" office:value="68471">
            <text:p>68471</text:p>
          </table:table-cell>
          <table:table-cell table:style-name="ce26" table:formula="of:=[.BA275]*(MAX([.D275]; [.F275])*2+89)" office:value-type="float" office:value="58394700">
            <text:p>58394700</text:p>
          </table:table-cell>
          <table:table-cell table:style-name="ce2" office:value-type="string">
            <text:p><text:a xlink:href="http://www14.atwiki.jp/tamakagura/pages/149.html">T夢月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49.html">T夢月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275">
            <text:p>275</text:p>
          </table:table-cell>
          <table:table-cell table:style-name="ce2" office:value-type="string">
            <text:p><text:a xlink:href="http://www14.atwiki.jp/tamakagura/pages/154.html">ちびむらさ</text:a>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45">
            <text:p>45</text:p>
          </table:table-cell>
          <table:table-cell table:style-name="ce2" table:formula="of:=SUM([.C276:.H276])" office:value-type="float" office:value="380">
            <text:p>38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76]-[.N276]" office:value-type="float" office:value="310">
            <text:p>310</text:p>
          </table:table-cell>
          <table:table-cell table:formula="of:=MIN([.D276]; [.F276])" office:value-type="float" office:value="70">
            <text:p>70</text:p>
          </table:table-cell>
          <table:table-cell table:style-name="ce21" office:value-type="string">
            <text:p>敵VP4%減少</text:p>
          </table:table-cell>
          <table:table-cell table:style-name="ce21"/>
          <table:table-cell table:style-name="ce2" office:value-type="string">
            <text:p><text:a xlink:href="http://www14.atwiki.jp/tamakagura/pages/154.html">ちびむらさ</text:a>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76]*2+89)*[.X276]*IF(OR([.J276]=[.V276]; [.K276]=[.V276]); 1.5; 1)" office:value-type="float" office:value="16030">
            <text:p>16030</text:p>
          </table:table-cell>
          <table:table-cell table:style-name="ce2" office:value-type="string">
            <text:p><text:a xlink:href="http://www14.atwiki.jp/tamakagura/pages/154.html">ちびむらさ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54.html">ちびむらさ</text:a></text:p>
          </table:table-cell>
          <table:table-cell table:formula="of:=[.BB276]+[.BC276]" office:value-type="float" office:value="93960">
            <text:p>93960</text:p>
          </table:table-cell>
          <table:table-cell table:formula="of:=([.C276]*2+64+130)*([.E276]*2+25)" office:value-type="float" office:value="43740">
            <text:p>43740</text:p>
          </table:table-cell>
          <table:table-cell table:formula="of:=([.C276]*2+64+130)*([.G276]*2+25)" office:value-type="float" office:value="50220">
            <text:p>50220</text:p>
          </table:table-cell>
          <table:table-cell table:formula="of:=([.D276]*2+89)*([.H276]*2+89)" office:value-type="float" office:value="40991">
            <text:p>40991</text:p>
          </table:table-cell>
          <table:table-cell table:formula="of:=([.F276]*2+89)*([.H276]*2+89)" office:value-type="float" office:value="44571">
            <text:p>44571</text:p>
          </table:table-cell>
          <table:table-cell table:formula="of:=[.BA276]*(MAX([.D276]; [.F276])*2+89)" office:value-type="float" office:value="23396040">
            <text:p>23396040</text:p>
          </table:table-cell>
          <table:table-cell table:style-name="ce2" office:value-type="string">
            <text:p><text:a xlink:href="http://www14.atwiki.jp/tamakagura/pages/154.html">ちびむらさ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54.html">ちびむらさ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276">
            <text:p>276</text:p>
          </table:table-cell>
          <table:table-cell table:style-name="ce2" office:value-type="string">
            <text:p><text:a xlink:href="http://www14.atwiki.jp/tamakagura/pages/154.html">N村紗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5">
            <text:p>65</text:p>
          </table:table-cell>
          <table:table-cell table:style-name="ce2" table:formula="of:=SUM([.C277:.H277])" office:value-type="float" office:value="530">
            <text:p>53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277]-[.N277]" office:value-type="float" office:value="460">
            <text:p>460</text:p>
          </table:table-cell>
          <table:table-cell table:formula="of:=MIN([.D277]; [.F277])" office:value-type="float" office:value="70">
            <text:p>70</text:p>
          </table:table-cell>
          <table:table-cell table:style-name="ce21" office:value-type="string">
            <text:p>敵VP4%減少</text:p>
          </table:table-cell>
          <table:table-cell table:style-name="ce21" office:value-type="string">
            <text:p>ピンチ水1.2倍</text:p>
          </table:table-cell>
          <table:table-cell table:style-name="ce2" office:value-type="string">
            <text:p><text:a xlink:href="http://www14.atwiki.jp/tamakagura/pages/154.html">N村紗</text:a>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77]*2+89)*[.X277]*IF(OR([.J277]=[.V277]; [.K277]=[.V277]); 1.5; 1)" office:value-type="float" office:value="16030">
            <text:p>16030</text:p>
          </table:table-cell>
          <table:table-cell table:style-name="ce2" office:value-type="string">
            <text:p><text:a xlink:href="http://www14.atwiki.jp/tamakagura/pages/154.html">N村紗</text:a>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10"/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54.html">N村紗</text:a></text:p>
          </table:table-cell>
          <table:table-cell table:formula="of:=[.BB277]+[.BC277]" office:value-type="float" office:value="178020">
            <text:p>178020</text:p>
          </table:table-cell>
          <table:table-cell table:formula="of:=([.C277]*2+64+130)*([.E277]*2+25)" office:value-type="float" office:value="76590">
            <text:p>76590</text:p>
          </table:table-cell>
          <table:table-cell table:style-name="ce26" table:formula="of:=([.C277]*2+64+130)*([.G277]*2+25)" office:value-type="float" office:value="101430">
            <text:p>101430</text:p>
          </table:table-cell>
          <table:table-cell table:formula="of:=([.D277]*2+89)*([.H277]*2+89)" office:value-type="float" office:value="50151">
            <text:p>50151</text:p>
          </table:table-cell>
          <table:table-cell table:formula="of:=([.F277]*2+89)*([.H277]*2+89)" office:value-type="float" office:value="61101">
            <text:p>61101</text:p>
          </table:table-cell>
          <table:table-cell table:formula="of:=[.BA277]*(MAX([.D277]; [.F277])*2+89)" office:value-type="float" office:value="49667580">
            <text:p>49667580</text:p>
          </table:table-cell>
          <table:table-cell table:style-name="ce2" office:value-type="string">
            <text:p><text:a xlink:href="http://www14.atwiki.jp/tamakagura/pages/154.html">N村紗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154.html">N村紗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277">
            <text:p>277</text:p>
          </table:table-cell>
          <table:table-cell table:style-name="ce2" office:value-type="string">
            <text:p><text:a xlink:href="http://www14.atwiki.jp/tamakagura/pages/154.html">A村紗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table:formula="of:=SUM([.C278:.H278])" office:value-type="float" office:value="530">
            <text:p>53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278]-[.N278]" office:value-type="float" office:value="450">
            <text:p>450</text:p>
          </table:table-cell>
          <table:table-cell table:formula="of:=MIN([.D278]; [.F278])" office:value-type="float" office:value="80">
            <text:p>80</text:p>
          </table:table-cell>
          <table:table-cell table:style-name="ce21" office:value-type="string">
            <text:p>敵VP4%減少</text:p>
          </table:table-cell>
          <table:table-cell table:style-name="ce21" office:value-type="string">
            <text:p>ピンチ水1.2倍</text:p>
          </table:table-cell>
          <table:table-cell table:style-name="ce2" office:value-type="string">
            <text:p><text:a xlink:href="http://www14.atwiki.jp/tamakagura/pages/154.html">A村紗</text:a>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78]*2+89)*[.X278]*IF(OR([.J278]=[.V278]; [.K278]=[.V278]); 1.5; 1)" office:value-type="float" office:value="17430">
            <text:p>17430</text:p>
          </table:table-cell>
          <table:table-cell table:style-name="ce2" office:value-type="string">
            <text:p><text:a xlink:href="http://www14.atwiki.jp/tamakagura/pages/154.html">A村紗</text:a>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54.html">A村紗</text:a></text:p>
          </table:table-cell>
          <table:table-cell table:formula="of:=[.BB278]+[.BC278]" office:value-type="float" office:value="145440">
            <text:p>145440</text:p>
          </table:table-cell>
          <table:table-cell table:formula="of:=([.C278]*2+64+130)*([.E278]*2+25)" office:value-type="float" office:value="70700">
            <text:p>70700</text:p>
          </table:table-cell>
          <table:table-cell table:formula="of:=([.C278]*2+64+130)*([.G278]*2+25)" office:value-type="float" office:value="74740">
            <text:p>74740</text:p>
          </table:table-cell>
          <table:table-cell table:formula="of:=([.D278]*2+89)*([.H278]*2+89)" office:value-type="float" office:value="54531">
            <text:p>54531</text:p>
          </table:table-cell>
          <table:table-cell table:formula="of:=([.F278]*2+89)*([.H278]*2+89)" office:value-type="float" office:value="74241">
            <text:p>74241</text:p>
          </table:table-cell>
          <table:table-cell table:formula="of:=[.BA278]*(MAX([.D278]; [.F278])*2+89)" office:value-type="float" office:value="49304160">
            <text:p>49304160</text:p>
          </table:table-cell>
          <table:table-cell table:style-name="ce2" office:value-type="string">
            <text:p><text:a xlink:href="http://www14.atwiki.jp/tamakagura/pages/154.html">A村紗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54.html">A村紗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278">
            <text:p>278</text:p>
          </table:table-cell>
          <table:table-cell table:style-name="ce2" office:value-type="string">
            <text:p><text:a xlink:href="http://www14.atwiki.jp/tamakagura/pages/154.html">H村紗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table:formula="of:=SUM([.C279:.H279])" office:value-type="float" office:value="530">
            <text:p>53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279]-[.N279]" office:value-type="float" office:value="440">
            <text:p>440</text:p>
          </table:table-cell>
          <table:table-cell table:formula="of:=MIN([.D279]; [.F279])" office:value-type="float" office:value="90">
            <text:p>90</text:p>
          </table:table-cell>
          <table:table-cell table:style-name="ce21" office:value-type="string">
            <text:p>敵VP4%減少</text:p>
          </table:table-cell>
          <table:table-cell table:style-name="ce21" office:value-type="string">
            <text:p>ピンチ水1.2倍</text:p>
          </table:table-cell>
          <table:table-cell table:style-name="ce2" office:value-type="string">
            <text:p><text:a xlink:href="http://www14.atwiki.jp/tamakagura/pages/154.html">H村紗</text:a>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79]*2+89)*[.X279]*IF(OR([.J279]=[.V279]; [.K279]=[.V279]); 1.5; 1)" office:value-type="float" office:value="28245">
            <text:p>28245</text:p>
          </table:table-cell>
          <table:table-cell table:style-name="ce2" office:value-type="string">
            <text:p><text:a xlink:href="http://www14.atwiki.jp/tamakagura/pages/154.html">H村紗</text:a>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54.html">H村紗</text:a></text:p>
          </table:table-cell>
          <table:table-cell table:formula="of:=[.BB279]+[.BC279]" office:value-type="float" office:value="149760">
            <text:p>149760</text:p>
          </table:table-cell>
          <table:table-cell table:formula="of:=([.C279]*2+64+130)*([.E279]*2+25)" office:value-type="float" office:value="71040">
            <text:p>71040</text:p>
          </table:table-cell>
          <table:table-cell table:formula="of:=([.C279]*2+64+130)*([.G279]*2+25)" office:value-type="float" office:value="78720">
            <text:p>78720</text:p>
          </table:table-cell>
          <table:table-cell table:formula="of:=([.D279]*2+89)*([.H279]*2+89)" office:value-type="float" office:value="64291">
            <text:p>64291</text:p>
          </table:table-cell>
          <table:table-cell table:formula="of:=([.F279]*2+89)*([.H279]*2+89)" office:value-type="float" office:value="69071">
            <text:p>69071</text:p>
          </table:table-cell>
          <table:table-cell table:formula="of:=[.BA279]*(MAX([.D279]; [.F279])*2+89)" office:value-type="float" office:value="43280640">
            <text:p>43280640</text:p>
          </table:table-cell>
          <table:table-cell table:style-name="ce2" office:value-type="string">
            <text:p><text:a xlink:href="http://www14.atwiki.jp/tamakagura/pages/154.html">H村紗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54.html">H村紗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279">
            <text:p>279</text:p>
          </table:table-cell>
          <table:table-cell table:style-name="ce2" office:value-type="string">
            <text:p><text:a xlink:href="http://www14.atwiki.jp/tamakagura/pages/157.html">ちびめいら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5">
            <text:p>75</text:p>
          </table:table-cell>
          <table:table-cell table:style-name="ce2" table:formula="of:=SUM([.C280:.H280])" office:value-type="float" office:value="380">
            <text:p>38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80]-[.N280]" office:value-type="float" office:value="350">
            <text:p>350</text:p>
          </table:table-cell>
          <table:table-cell table:formula="of:=MIN([.D280]; [.F280])" office:value-type="float" office:value="30">
            <text:p>30</text:p>
          </table:table-cell>
          <table:table-cell table:style-name="ce21" office:value-type="string">
            <text:p>怯み無効</text:p>
          </table:table-cell>
          <table:table-cell table:style-name="ce21"/>
          <table:table-cell table:style-name="ce2" office:value-type="string">
            <text:p><text:a xlink:href="http://www14.atwiki.jp/tamakagura/pages/157.html">ちびめいら</text:a></text:p>
          </table:table-cell>
          <table:table-cell table:number-columns-repeated="8"/>
          <table:table-cell table:style-name="ce2" office:value-type="string">
            <text:p><text:a xlink:href="http://www14.atwiki.jp/tamakagura/pages/157.html">ちびめいら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table:number-columns-repeated="19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57.html">ちびめいら</text:a></text:p>
          </table:table-cell>
          <table:table-cell table:formula="of:=[.BB280]+[.BC280]" office:value-type="float" office:value="92880">
            <text:p>92880</text:p>
          </table:table-cell>
          <table:table-cell table:formula="of:=([.C280]*2+64+130)*([.E280]*2+25)" office:value-type="float" office:value="49880">
            <text:p>49880</text:p>
          </table:table-cell>
          <table:table-cell table:formula="of:=([.C280]*2+64+130)*([.G280]*2+25)" office:value-type="float" office:value="43000">
            <text:p>43000</text:p>
          </table:table-cell>
          <table:table-cell table:formula="of:=([.D280]*2+89)*([.H280]*2+89)" office:value-type="float" office:value="64291">
            <text:p>64291</text:p>
          </table:table-cell>
          <table:table-cell table:formula="of:=([.F280]*2+89)*([.H280]*2+89)" office:value-type="float" office:value="35611">
            <text:p>35611</text:p>
          </table:table-cell>
          <table:table-cell table:formula="of:=[.BA280]*(MAX([.D280]; [.F280])*2+89)" office:value-type="float" office:value="24984720">
            <text:p>24984720</text:p>
          </table:table-cell>
          <table:table-cell table:style-name="ce2" office:value-type="string">
            <text:p><text:a xlink:href="http://www14.atwiki.jp/tamakagura/pages/157.html">ちびめいら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57.html">ちびめいら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280">
            <text:p>280</text:p>
          </table:table-cell>
          <table:table-cell table:style-name="ce2" office:value-type="string">
            <text:p><text:a xlink:href="http://www14.atwiki.jp/tamakagura/pages/157.html">N明羅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table:formula="of:=SUM([.C281:.H281])" office:value-type="float" office:value="530">
            <text:p>53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281]-[.N281]" office:value-type="float" office:value="425">
            <text:p>425</text:p>
          </table:table-cell>
          <table:table-cell table:formula="of:=MIN([.D281]; [.F281])" office:value-type="float" office:value="105">
            <text:p>105</text:p>
          </table:table-cell>
          <table:table-cell table:style-name="ce21" office:value-type="string">
            <text:p>怯み無効</text:p>
          </table:table-cell>
          <table:table-cell table:style-name="ce21" office:value-type="string">
            <text:p>１／６VPドレイン</text:p>
          </table:table-cell>
          <table:table-cell table:style-name="ce2" office:value-type="string">
            <text:p><text:a xlink:href="http://www14.atwiki.jp/tamakagura/pages/157.html">N明羅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281]*2+89)*[.X281]*IF(OR([.J281]=[.V281]; [.K281]=[.V281]); 1.5; 1)" office:value-type="float" office:value="37080">
            <text:p>37080</text:p>
          </table:table-cell>
          <table:table-cell table:style-name="ce2" office:value-type="string">
            <text:p><text:a xlink:href="http://www14.atwiki.jp/tamakagura/pages/157.html">N明羅</text:a>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雷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number-columns-repeated="2" table:style-name="ce26" office:value-type="string">
            <text:p>○</text:p>
          </table:table-cell>
          <table:table-cell table:style-name="ce2" office:value-type="string">
            <text:p><text:a xlink:href="http://www14.atwiki.jp/tamakagura/pages/157.html">N明羅</text:a></text:p>
          </table:table-cell>
          <table:table-cell table:formula="of:=[.BB281]+[.BC281]" office:value-type="float" office:value="123760">
            <text:p>123760</text:p>
          </table:table-cell>
          <table:table-cell table:formula="of:=([.C281]*2+64+130)*([.E281]*2+25)" office:value-type="float" office:value="60060">
            <text:p>60060</text:p>
          </table:table-cell>
          <table:table-cell table:formula="of:=([.C281]*2+64+130)*([.G281]*2+25)" office:value-type="float" office:value="63700">
            <text:p>63700</text:p>
          </table:table-cell>
          <table:table-cell table:formula="of:=([.D281]*2+89)*([.H281]*2+89)" office:value-type="float" office:value="80031">
            <text:p>80031</text:p>
          </table:table-cell>
          <table:table-cell table:formula="of:=([.F281]*2+89)*([.H281]*2+89)" office:value-type="float" office:value="77441">
            <text:p>77441</text:p>
          </table:table-cell>
          <table:table-cell table:formula="of:=[.BA281]*(MAX([.D281]; [.F281])*2+89)" office:value-type="float" office:value="38241840">
            <text:p>38241840</text:p>
          </table:table-cell>
          <table:table-cell table:style-name="ce2" office:value-type="string">
            <text:p><text:a xlink:href="http://www14.atwiki.jp/tamakagura/pages/157.html">N明羅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157.html">N明羅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281">
            <text:p>281</text:p>
          </table:table-cell>
          <table:table-cell table:style-name="ce2" office:value-type="string">
            <text:p><text:a xlink:href="http://www14.atwiki.jp/tamakagura/pages/158.html">ちびめーりん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20">
            <text:p>20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SUM([.C282:.H282])" office:value-type="float" office:value="380">
            <text:p>38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82]-[.N282]" office:value-type="float" office:value="360">
            <text:p>360</text:p>
          </table:table-cell>
          <table:table-cell table:formula="of:=MIN([.D282]; [.F282])" office:value-type="float" office:value="20">
            <text:p>20</text:p>
          </table:table-cell>
          <table:table-cell table:style-name="ce21" office:value-type="string">
            <text:p>被ダメージ10%減</text:p>
          </table:table-cell>
          <table:table-cell table:style-name="ce21"/>
          <table:table-cell table:style-name="ce2" office:value-type="string">
            <text:p><text:a xlink:href="http://www14.atwiki.jp/tamakagura/pages/158.html">ちびめーりん</text:a></text:p>
          </table:table-cell>
          <table:table-cell table:number-columns-repeated="8"/>
          <table:table-cell table:style-name="ce2" office:value-type="string">
            <text:p><text:a xlink:href="http://www14.atwiki.jp/tamakagura/pages/158.html">ちびめーりん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table:number-columns-repeated="10"/>
          <table:table-cell table:style-name="ce2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58.html">ちびめーりん</text:a></text:p>
          </table:table-cell>
          <table:table-cell table:formula="of:=[.BB282]+[.BC282]" office:value-type="float" office:value="123734">
            <text:p>123734</text:p>
          </table:table-cell>
          <table:table-cell table:style-name="ce26" table:formula="of:=ROUND(([.C282]*2+64+130)*([.E282]*2+25)/0.9)" office:value-type="float" office:value="61867">
            <text:p>61867</text:p>
          </table:table-cell>
          <table:table-cell table:formula="of:=ROUND(([.C282]*2+64+130)*([.G282]*2+25)/0.9)" office:value-type="float" office:value="61867">
            <text:p>61867</text:p>
          </table:table-cell>
          <table:table-cell table:formula="of:=([.D282]*2+89)*([.H282]*2+89)" office:value-type="float" office:value="54131">
            <text:p>54131</text:p>
          </table:table-cell>
          <table:table-cell table:formula="of:=([.F282]*2+89)*([.H282]*2+89)" office:value-type="float" office:value="26961">
            <text:p>26961</text:p>
          </table:table-cell>
          <table:table-cell table:formula="of:=[.BA282]*(MAX([.D282]; [.F282])*2+89)" office:value-type="float" office:value="32047106">
            <text:p>32047106</text:p>
          </table:table-cell>
          <table:table-cell table:style-name="ce2" office:value-type="string">
            <text:p><text:a xlink:href="http://www14.atwiki.jp/tamakagura/pages/158.html">ちびめーりん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58.html">ちびめーりん</text:a></text:p>
          </table:table-cell>
          <table:table-cell office:value-type="string">
            <text:p>赤</text:p>
          </table:table-cell>
        </table:table-row>
        <table:table-row table:style-name="ro5">
          <table:table-cell office:value-type="float" office:value="282">
            <text:p>282</text:p>
          </table:table-cell>
          <table:table-cell table:style-name="ce2" office:value-type="string">
            <text:p><text:a xlink:href="http://www14.atwiki.jp/tamakagura/pages/158.html">D美鈴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5">
            <text:p>85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283:.H283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283]-[.N283]" office:value-type="float" office:value="480">
            <text:p>480</text:p>
          </table:table-cell>
          <table:table-cell table:formula="of:=MIN([.D283]; [.F283])" office:value-type="float" office:value="50">
            <text:p>50</text:p>
          </table:table-cell>
          <table:table-cell table:style-name="ce21" office:value-type="string">
            <text:p>被ダメージ10%減</text:p>
          </table:table-cell>
          <table:table-cell table:style-name="ce21" office:value-type="string">
            <text:p>味VP2%回復</text:p>
          </table:table-cell>
          <table:table-cell table:style-name="ce2" office:value-type="string">
            <text:p><text:a xlink:href="http://www14.atwiki.jp/tamakagura/pages/158.html">D美鈴</text:a></text:p>
          </table:table-cell>
          <table:table-cell/>
          <table:table-cell table:number-columns-repeated="3" office:value-type="string">
            <text:p>○</text:p>
          </table:table-cell>
          <table:table-cell office:value-type="string">
            <text:p>闘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83]*2+89)*[.X283]*IF(OR([.J283]=[.V283]; [.K283]=[.V283]); 1.5; 1)" office:value-type="float" office:value="23310">
            <text:p>23310</text:p>
          </table:table-cell>
          <table:table-cell table:style-name="ce2" office:value-type="string">
            <text:p><text:a xlink:href="http://www14.atwiki.jp/tamakagura/pages/158.html">D美鈴</text:a></text:p>
          </table:table-cell>
          <table:table-cell office:value-type="string">
            <text:p>闘</text:p>
          </table:table-cell>
          <table:table-cell office:value-type="string">
            <text:p>樹</text:p>
          </table:table-cell>
          <table:table-cell office:value-type="string">
            <text:p>闘</text:p>
          </table:table-cell>
          <table:table-cell office:value-type="string">
            <text:p>樹</text:p>
          </table:table-cell>
          <table:table-cell table:number-columns-repeated="8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158.html">D美鈴</text:a></text:p>
          </table:table-cell>
          <table:table-cell table:style-name="ce26" table:formula="of:=[.BB283]+[.BC283]" office:value-type="float" office:value="231866">
            <text:p>231866</text:p>
          </table:table-cell>
          <table:table-cell table:style-name="ce26" table:formula="of:=ROUND(([.C283]*2+64+130)*([.E283]*2+25)/0.9)" office:value-type="float" office:value="130733">
            <text:p>130733</text:p>
          </table:table-cell>
          <table:table-cell table:style-name="ce26" table:formula="of:=ROUND(([.C283]*2+64+130)*([.G283]*2+25)/0.9)" office:value-type="float" office:value="101133">
            <text:p>101133</text:p>
          </table:table-cell>
          <table:table-cell table:formula="of:=([.D283]*2+89)*([.H283]*2+89)" office:value-type="float" office:value="54131">
            <text:p>54131</text:p>
          </table:table-cell>
          <table:table-cell table:formula="of:=([.F283]*2+89)*([.H283]*2+89)" office:value-type="float" office:value="39501">
            <text:p>39501</text:p>
          </table:table-cell>
          <table:table-cell table:style-name="ce26" table:formula="of:=[.BA283]*(MAX([.D283]; [.F283])*2+89)" office:value-type="float" office:value="60053294">
            <text:p>60053294</text:p>
          </table:table-cell>
          <table:table-cell table:style-name="ce2" office:value-type="string">
            <text:p><text:a xlink:href="http://www14.atwiki.jp/tamakagura/pages/158.html">D美鈴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58.html">D美鈴</text:a></text:p>
          </table:table-cell>
          <table:table-cell office:value-type="string">
            <text:p>赤</text:p>
          </table:table-cell>
        </table:table-row>
        <table:table-row table:style-name="ro5">
          <table:table-cell office:value-type="float" office:value="283">
            <text:p>283</text:p>
          </table:table-cell>
          <table:table-cell table:style-name="ce2" office:value-type="string">
            <text:p><text:a xlink:href="http://www14.atwiki.jp/tamakagura/pages/158.html">S美鈴</text:a>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90">
            <text:p>90</text:p>
          </table:table-cell>
          <table:table-cell table:number-columns-repeated="2"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table:formula="of:=SUM([.C284:.H284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284]-[.N284]" office:value-type="float" office:value="460">
            <text:p>460</text:p>
          </table:table-cell>
          <table:table-cell table:formula="of:=MIN([.D284]; [.F284])" office:value-type="float" office:value="70">
            <text:p>70</text:p>
          </table:table-cell>
          <table:table-cell table:style-name="ce21" office:value-type="string">
            <text:p>被ダメージ10%減</text:p>
          </table:table-cell>
          <table:table-cell table:style-name="ce21" office:value-type="string">
            <text:p>味VP2%回復</text:p>
          </table:table-cell>
          <table:table-cell table:style-name="ce2" office:value-type="string">
            <text:p><text:a xlink:href="http://www14.atwiki.jp/tamakagura/pages/158.html">S美鈴</text:a></text:p>
          </table:table-cell>
          <table:table-cell table:number-columns-repeated="8"/>
          <table:table-cell table:style-name="ce2" office:value-type="string">
            <text:p><text:a xlink:href="http://www14.atwiki.jp/tamakagura/pages/158.html">S美鈴</text:a>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58.html">S美鈴</text:a></text:p>
          </table:table-cell>
          <table:table-cell table:formula="of:=[.BB284]+[.BC284]" office:value-type="float" office:value="170200">
            <text:p>170200</text:p>
          </table:table-cell>
          <table:table-cell table:style-name="ce25" table:formula="of:=ROUND(([.C284]*2+64+130)*([.E284]*2+25)/0.9)" office:value-type="float" office:value="94300">
            <text:p>94300</text:p>
          </table:table-cell>
          <table:table-cell table:formula="of:=ROUND(([.C284]*2+64+130)*([.G284]*2+25)/0.9)" office:value-type="float" office:value="75900">
            <text:p>75900</text:p>
          </table:table-cell>
          <table:table-cell table:formula="of:=([.D284]*2+89)*([.H284]*2+89)" office:value-type="float" office:value="77741">
            <text:p>77741</text:p>
          </table:table-cell>
          <table:table-cell table:formula="of:=([.F284]*2+89)*([.H284]*2+89)" office:value-type="float" office:value="66181">
            <text:p>66181</text:p>
          </table:table-cell>
          <table:table-cell table:formula="of:=[.BA284]*(MAX([.D284]; [.F284])*2+89)" office:value-type="float" office:value="45783800">
            <text:p>45783800</text:p>
          </table:table-cell>
          <table:table-cell table:style-name="ce2" office:value-type="string">
            <text:p><text:a xlink:href="http://www14.atwiki.jp/tamakagura/pages/158.html">S美鈴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58.html">S美鈴</text:a></text:p>
          </table:table-cell>
          <table:table-cell office:value-type="string">
            <text:p>赤</text:p>
          </table:table-cell>
        </table:table-row>
        <table:table-row table:style-name="ro5">
          <table:table-cell office:value-type="float" office:value="284">
            <text:p>284</text:p>
          </table:table-cell>
          <table:table-cell table:style-name="ce2" office:value-type="string">
            <text:p><text:a xlink:href="http://www14.atwiki.jp/tamakagura/pages/158.html">A美鈴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5">
            <text:p>85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table:formula="of:=SUM([.C285:.H285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285]-[.N285]" office:value-type="float" office:value="450">
            <text:p>450</text:p>
          </table:table-cell>
          <table:table-cell table:formula="of:=MIN([.D285]; [.F285])" office:value-type="float" office:value="80">
            <text:p>80</text:p>
          </table:table-cell>
          <table:table-cell table:style-name="ce21" office:value-type="string">
            <text:p>被ダメージ10%減</text:p>
          </table:table-cell>
          <table:table-cell table:style-name="ce21" office:value-type="string">
            <text:p>味VP2%回復</text:p>
          </table:table-cell>
          <table:table-cell table:style-name="ce2" office:value-type="string">
            <text:p><text:a xlink:href="http://www14.atwiki.jp/tamakagura/pages/158.html">A美鈴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office:value-type="string">
            <text:p>地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285]*2+89)*[.X285]*IF(OR([.J285]=[.V285]; [.K285]=[.V285]); 1.5; 1)" office:value-type="float" office:value="19920">
            <text:p>19920</text:p>
          </table:table-cell>
          <table:table-cell table:style-name="ce2" office:value-type="string">
            <text:p><text:a xlink:href="http://www14.atwiki.jp/tamakagura/pages/158.html">A美鈴</text:a>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table:number-columns-repeated="9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58.html">A美鈴</text:a></text:p>
          </table:table-cell>
          <table:table-cell table:formula="of:=[.BB285]+[.BC285]" office:value-type="float" office:value="166356">
            <text:p>166356</text:p>
          </table:table-cell>
          <table:table-cell table:style-name="ce25" table:formula="of:=ROUND(([.C285]*2+64+130)*([.E285]*2+25)/0.9)" office:value-type="float" office:value="85367">
            <text:p>85367</text:p>
          </table:table-cell>
          <table:table-cell table:formula="of:=ROUND(([.C285]*2+64+130)*([.G285]*2+25)/0.9)" office:value-type="float" office:value="80989">
            <text:p>80989</text:p>
          </table:table-cell>
          <table:table-cell table:formula="of:=([.D285]*2+89)*([.H285]*2+89)" office:value-type="float" office:value="70851">
            <text:p>70851</text:p>
          </table:table-cell>
          <table:table-cell table:formula="of:=([.F285]*2+89)*([.H285]*2+89)" office:value-type="float" office:value="52041">
            <text:p>52041</text:p>
          </table:table-cell>
          <table:table-cell table:formula="of:=[.BA285]*(MAX([.D285]; [.F285])*2+89)" office:value-type="float" office:value="56394684">
            <text:p>56394684</text:p>
          </table:table-cell>
          <table:table-cell table:style-name="ce2" office:value-type="string">
            <text:p><text:a xlink:href="http://www14.atwiki.jp/tamakagura/pages/158.html">A美鈴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58.html">A美鈴</text:a></text:p>
          </table:table-cell>
          <table:table-cell office:value-type="string">
            <text:p>赤</text:p>
          </table:table-cell>
        </table:table-row>
        <table:table-row table:style-name="ro5">
          <table:table-cell office:value-type="float" office:value="285">
            <text:p>285</text:p>
          </table:table-cell>
          <table:table-cell table:style-name="ce2" office:value-type="string">
            <text:p><text:a xlink:href="http://www14.atwiki.jp/tamakagura/pages/158.html">T美鈴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table:formula="of:=SUM([.C286:.H286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286]-[.N286]" office:value-type="float" office:value="460">
            <text:p>460</text:p>
          </table:table-cell>
          <table:table-cell table:formula="of:=MIN([.D286]; [.F286])" office:value-type="float" office:value="70">
            <text:p>70</text:p>
          </table:table-cell>
          <table:table-cell table:style-name="ce21" office:value-type="string">
            <text:p>被ダメージ10%減</text:p>
          </table:table-cell>
          <table:table-cell table:style-name="ce21" office:value-type="string">
            <text:p>味VP2%回復</text:p>
          </table:table-cell>
          <table:table-cell table:style-name="ce2" office:value-type="string">
            <text:p><text:a xlink:href="http://www14.atwiki.jp/tamakagura/pages/158.html">T美鈴</text:a></text:p>
          </table:table-cell>
          <table:table-cell table:number-columns-repeated="8"/>
          <table:table-cell table:style-name="ce2" office:value-type="string">
            <text:p><text:a xlink:href="http://www14.atwiki.jp/tamakagura/pages/158.html">T美鈴</text:a></text:p>
          </table:table-cell>
          <table:table-cell office:value-type="string">
            <text:p>闘</text:p>
          </table:table-cell>
          <table:table-cell office:value-type="string">
            <text:p>水</text:p>
          </table:table-cell>
          <table:table-cell office:value-type="string">
            <text:p>闘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58.html">T美鈴</text:a></text:p>
          </table:table-cell>
          <table:table-cell table:formula="of:=[.BB286]+[.BC286]" office:value-type="float" office:value="187467">
            <text:p>187467</text:p>
          </table:table-cell>
          <table:table-cell table:style-name="ce25" table:formula="of:=ROUND(([.C286]*2+64+130)*([.E286]*2+25)/0.9)" office:value-type="float" office:value="96200">
            <text:p>96200</text:p>
          </table:table-cell>
          <table:table-cell table:formula="of:=ROUND(([.C286]*2+64+130)*([.G286]*2+25)/0.9)" office:value-type="float" office:value="91267">
            <text:p>91267</text:p>
          </table:table-cell>
          <table:table-cell table:formula="of:=([.D286]*2+89)*([.H286]*2+89)" office:value-type="float" office:value="66181">
            <text:p>66181</text:p>
          </table:table-cell>
          <table:table-cell table:formula="of:=([.F286]*2+89)*([.H286]*2+89)" office:value-type="float" office:value="52441">
            <text:p>52441</text:p>
          </table:table-cell>
          <table:table-cell table:formula="of:=[.BA286]*(MAX([.D286]; [.F286])*2+89)" office:value-type="float" office:value="54177963">
            <text:p>54177963</text:p>
          </table:table-cell>
          <table:table-cell table:style-name="ce2" office:value-type="string">
            <text:p><text:a xlink:href="http://www14.atwiki.jp/tamakagura/pages/158.html">T美鈴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58.html">T美鈴</text:a></text:p>
          </table:table-cell>
          <table:table-cell office:value-type="string">
            <text:p>赤</text:p>
          </table:table-cell>
        </table:table-row>
        <table:table-row table:style-name="ro5">
          <table:table-cell office:value-type="float" office:value="286">
            <text:p>286</text:p>
          </table:table-cell>
          <table:table-cell table:style-name="ce2" office:value-type="string">
            <text:p><text:a xlink:href="http://www14.atwiki.jp/tamakagura/pages/158.html">AD美鈴</text:a></text:p>
          </table:table-cell>
          <table:table-cell table:number-columns-repeated="2"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table:formula="of:=SUM([.C287:.H287])" office:value-type="float" office:value="560">
            <text:p>56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287]-[.N287]" office:value-type="float" office:value="480">
            <text:p>480</text:p>
          </table:table-cell>
          <table:table-cell table:formula="of:=MIN([.D287]; [.F287])" office:value-type="float" office:value="80">
            <text:p>80</text:p>
          </table:table-cell>
          <table:table-cell table:style-name="ce21" office:value-type="string">
            <text:p>被ダメージ10%減</text:p>
          </table:table-cell>
          <table:table-cell table:style-name="ce21" office:value-type="string">
            <text:p>味VP2%回復</text:p>
          </table:table-cell>
          <table:table-cell table:style-name="ce2" office:value-type="string">
            <text:p><text:a xlink:href="http://www14.atwiki.jp/tamakagura/pages/158.html">AD美鈴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闘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87]*2+89)*[.X287]*IF(OR([.J287]=[.V287]; [.K287]=[.V287]); 1.5; 1)" office:value-type="float" office:value="27810">
            <text:p>27810</text:p>
          </table:table-cell>
          <table:table-cell table:style-name="ce2" office:value-type="string">
            <text:p><text:a xlink:href="http://www14.atwiki.jp/tamakagura/pages/158.html">AD美鈴</text:a></text:p>
          </table:table-cell>
          <table:table-cell office:value-type="string">
            <text:p>闘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office:value-type="string">
            <text:p>霊</text:p>
          </table:table-cell>
          <table:table-cell table:number-columns-repeated="10"/>
          <table:table-cell table:style-name="ce26"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58.html">AD美鈴</text:a></text:p>
          </table:table-cell>
          <table:table-cell table:formula="of:=[.BB287]+[.BC287]" office:value-type="float" office:value="179400">
            <text:p>179400</text:p>
          </table:table-cell>
          <table:table-cell table:style-name="ce25" table:formula="of:=ROUND(([.C287]*2+64+130)*([.E287]*2+25)/0.9)" office:value-type="float" office:value="89700">
            <text:p>89700</text:p>
          </table:table-cell>
          <table:table-cell table:formula="of:=ROUND(([.C287]*2+64+130)*([.G287]*2+25)/0.9)" office:value-type="float" office:value="89700">
            <text:p>89700</text:p>
          </table:table-cell>
          <table:table-cell table:formula="of:=([.D287]*2+89)*([.H287]*2+89)" office:value-type="float" office:value="83121">
            <text:p>83121</text:p>
          </table:table-cell>
          <table:table-cell table:formula="of:=([.F287]*2+89)*([.H287]*2+89)" office:value-type="float" office:value="66981">
            <text:p>66981</text:p>
          </table:table-cell>
          <table:table-cell table:formula="of:=[.BA287]*(MAX([.D287]; [.F287])*2+89)" office:value-type="float" office:value="55434600">
            <text:p>55434600</text:p>
          </table:table-cell>
          <table:table-cell table:style-name="ce2" office:value-type="string">
            <text:p><text:a xlink:href="http://www14.atwiki.jp/tamakagura/pages/158.html">AD美鈴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58.html">AD美鈴</text:a></text:p>
          </table:table-cell>
          <table:table-cell office:value-type="string">
            <text:p>ピンク</text:p>
          </table:table-cell>
        </table:table-row>
        <table:table-row table:style-name="ro5">
          <table:table-cell office:value-type="float" office:value="287">
            <text:p>287</text:p>
          </table:table-cell>
          <table:table-cell table:style-name="ce2" office:value-type="string">
            <text:p><text:a xlink:href="http://www14.atwiki.jp/tamakagura/pages/159.html">ちびメディ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0">
            <text:p>70</text:p>
          </table:table-cell>
          <table:table-cell table:style-name="ce2" table:formula="of:=SUM([.C288:.H288])" office:value-type="float" office:value="380">
            <text:p>38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88]-[.N288]" office:value-type="float" office:value="360">
            <text:p>360</text:p>
          </table:table-cell>
          <table:table-cell table:formula="of:=MIN([.D288]; [.F288])" office:value-type="float" office:value="20">
            <text:p>20</text:p>
          </table:table-cell>
          <table:table-cell table:style-name="ce21" office:value-type="string">
            <text:p>50%毒</text:p>
          </table:table-cell>
          <table:table-cell table:style-name="ce21"/>
          <table:table-cell table:style-name="ce2" office:value-type="string">
            <text:p><text:a xlink:href="http://www14.atwiki.jp/tamakagura/pages/159.html">ちびメディ</text:a></text:p>
          </table:table-cell>
          <table:table-cell table:number-columns-repeated="8"/>
          <table:table-cell table:style-name="ce2" office:value-type="string">
            <text:p><text:a xlink:href="http://www14.atwiki.jp/tamakagura/pages/159.html">ちびメディ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office:value-type="string">
            <text:p>風</text:p>
          </table:table-cell>
          <table:table-cell table:number-columns-repeated="11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59.html">ちびメディ</text:a></text:p>
          </table:table-cell>
          <table:table-cell table:formula="of:=[.BB288]+[.BC288]" office:value-type="float" office:value="108460">
            <text:p>108460</text:p>
          </table:table-cell>
          <table:table-cell table:formula="of:=([.C288]*2+64+130)*([.E288]*2+25)" office:value-type="float" office:value="50490">
            <text:p>50490</text:p>
          </table:table-cell>
          <table:table-cell table:formula="of:=([.C288]*2+64+130)*([.G288]*2+25)" office:value-type="float" office:value="57970">
            <text:p>57970</text:p>
          </table:table-cell>
          <table:table-cell table:formula="of:=([.D288]*2+89)*([.H288]*2+89)" office:value-type="float" office:value="29541">
            <text:p>29541</text:p>
          </table:table-cell>
          <table:table-cell table:formula="of:=([.F288]*2+89)*([.H288]*2+89)" office:value-type="float" office:value="57021">
            <text:p>57021</text:p>
          </table:table-cell>
          <table:table-cell table:formula="of:=[.BA288]*(MAX([.D288]; [.F288])*2+89)" office:value-type="float" office:value="27006540">
            <text:p>27006540</text:p>
          </table:table-cell>
          <table:table-cell table:style-name="ce2" office:value-type="string">
            <text:p><text:a xlink:href="http://www14.atwiki.jp/tamakagura/pages/159.html">ちびメディ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59.html">ちびメディ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288">
            <text:p>288</text:p>
          </table:table-cell>
          <table:table-cell table:style-name="ce2" office:value-type="string">
            <text:p><text:a xlink:href="http://www14.atwiki.jp/tamakagura/pages/159.html">Nメディスン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289:.H289])" office:value-type="float" office:value="530">
            <text:p>53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289]-[.N289]" office:value-type="float" office:value="480">
            <text:p>480</text:p>
          </table:table-cell>
          <table:table-cell table:formula="of:=MIN([.D289]; [.F289])" office:value-type="float" office:value="50">
            <text:p>50</text:p>
          </table:table-cell>
          <table:table-cell table:style-name="ce21" office:value-type="string">
            <text:p>50%毒</text:p>
          </table:table-cell>
          <table:table-cell table:style-name="ce21" office:value-type="string">
            <text:p>敵消費VP20%増</text:p>
          </table:table-cell>
          <table:table-cell table:style-name="ce2" office:value-type="string">
            <text:p><text:a xlink:href="http://www14.atwiki.jp/tamakagura/pages/159.html">Nメディスン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59.html">Nメディスン</text:a></text:p>
          </table:table-cell>
          <table:table-cell office:value-type="string">
            <text:p>毒</text:p>
          </table:table-cell>
          <table:table-cell office:value-type="string">
            <text:p>樹</text:p>
          </table:table-cell>
          <table:table-cell office:value-type="string">
            <text:p>毒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虫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59.html">Nメディスン</text:a></text:p>
          </table:table-cell>
          <table:table-cell table:formula="of:=[.BB289]+[.BC289]" office:value-type="float" office:value="177940">
            <text:p>177940</text:p>
          </table:table-cell>
          <table:table-cell table:style-name="ce25" table:formula="of:=([.C289]*2+64+130)*([.E289]*2+25)" office:value-type="float" office:value="88970">
            <text:p>88970</text:p>
          </table:table-cell>
          <table:table-cell table:formula="of:=([.C289]*2+64+130)*([.G289]*2+25)" office:value-type="float" office:value="88970">
            <text:p>88970</text:p>
          </table:table-cell>
          <table:table-cell table:formula="of:=([.D289]*2+89)*([.H289]*2+89)" office:value-type="float" office:value="47061">
            <text:p>47061</text:p>
          </table:table-cell>
          <table:table-cell table:formula="of:=([.F289]*2+89)*([.H289]*2+89)" office:value-type="float" office:value="71961">
            <text:p>71961</text:p>
          </table:table-cell>
          <table:table-cell table:formula="of:=[.BA289]*(MAX([.D289]; [.F289])*2+89)" office:value-type="float" office:value="51424660">
            <text:p>51424660</text:p>
          </table:table-cell>
          <table:table-cell table:style-name="ce2" office:value-type="string">
            <text:p><text:a xlink:href="http://www14.atwiki.jp/tamakagura/pages/159.html">Nメディスン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159.html">Nメディスン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289">
            <text:p>289</text:p>
          </table:table-cell>
          <table:table-cell table:style-name="ce2" office:value-type="string">
            <text:p><text:a xlink:href="http://www14.atwiki.jp/tamakagura/pages/159.html">Tメディスン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table:formula="of:=SUM([.C290:.H290])" office:value-type="float" office:value="530">
            <text:p>53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290]-[.N290]" office:value-type="float" office:value="480">
            <text:p>480</text:p>
          </table:table-cell>
          <table:table-cell table:formula="of:=MIN([.D290]; [.F290])" office:value-type="float" office:value="50">
            <text:p>50</text:p>
          </table:table-cell>
          <table:table-cell table:style-name="ce21" office:value-type="string">
            <text:p>50%毒</text:p>
          </table:table-cell>
          <table:table-cell table:style-name="ce21" office:value-type="string">
            <text:p>10%混乱</text:p>
          </table:table-cell>
          <table:table-cell table:style-name="ce2" office:value-type="string">
            <text:p><text:a xlink:href="http://www14.atwiki.jp/tamakagura/pages/159.html">Tメディスン</text:a></text:p>
          </table:table-cell>
          <table:table-cell table:number-columns-repeated="8"/>
          <table:table-cell table:style-name="ce2" office:value-type="string">
            <text:p><text:a xlink:href="http://www14.atwiki.jp/tamakagura/pages/159.html">Tメディスン</text:a></text:p>
          </table:table-cell>
          <table:table-cell office:value-type="string">
            <text:p>毒</text:p>
          </table:table-cell>
          <table:table-cell office:value-type="string">
            <text:p>風</text:p>
          </table:table-cell>
          <table:table-cell office:value-type="string">
            <text:p>毒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59.html">Tメディスン</text:a></text:p>
          </table:table-cell>
          <table:table-cell table:formula="of:=[.BB290]+[.BC290]" office:value-type="float" office:value="186620">
            <text:p>186620</text:p>
          </table:table-cell>
          <table:table-cell table:style-name="ce25" table:formula="of:=([.C290]*2+64+130)*([.E290]*2+25)" office:value-type="float" office:value="84630">
            <text:p>84630</text:p>
          </table:table-cell>
          <table:table-cell table:style-name="ce26" table:formula="of:=([.C290]*2+64+130)*([.G290]*2+25)" office:value-type="float" office:value="101990">
            <text:p>101990</text:p>
          </table:table-cell>
          <table:table-cell table:formula="of:=([.D290]*2+89)*([.H290]*2+89)" office:value-type="float" office:value="50841">
            <text:p>50841</text:p>
          </table:table-cell>
          <table:table-cell table:formula="of:=([.F290]*2+89)*([.H290]*2+89)" office:value-type="float" office:value="66981">
            <text:p>66981</text:p>
          </table:table-cell>
          <table:table-cell table:formula="of:=[.BA290]*(MAX([.D290]; [.F290])*2+89)" office:value-type="float" office:value="46468380">
            <text:p>46468380</text:p>
          </table:table-cell>
          <table:table-cell table:style-name="ce2" office:value-type="string">
            <text:p><text:a xlink:href="http://www14.atwiki.jp/tamakagura/pages/159.html">Tメディスン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59.html">Tメディスン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290">
            <text:p>290</text:p>
          </table:table-cell>
          <table:table-cell table:style-name="ce2" office:value-type="string">
            <text:p><text:a xlink:href="http://www14.atwiki.jp/tamakagura/pages/159.html">Hメディスン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table:formula="of:=SUM([.C291:.H291])" office:value-type="float" office:value="530">
            <text:p>53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291]-[.N291]" office:value-type="float" office:value="470">
            <text:p>470</text:p>
          </table:table-cell>
          <table:table-cell table:formula="of:=MIN([.D291]; [.F291])" office:value-type="float" office:value="60">
            <text:p>60</text:p>
          </table:table-cell>
          <table:table-cell table:style-name="ce21" office:value-type="string">
            <text:p>50%毒</text:p>
          </table:table-cell>
          <table:table-cell table:style-name="ce21" office:value-type="string">
            <text:p>10%混乱</text:p>
          </table:table-cell>
          <table:table-cell table:style-name="ce2" office:value-type="string">
            <text:p><text:a xlink:href="http://www14.atwiki.jp/tamakagura/pages/159.html">Hメディスン</text:a></text:p>
          </table:table-cell>
          <table:table-cell table:number-columns-repeated="8"/>
          <table:table-cell table:style-name="ce2" office:value-type="string">
            <text:p><text:a xlink:href="http://www14.atwiki.jp/tamakagura/pages/159.html">Hメディスン</text:a></text:p>
          </table:table-cell>
          <table:table-cell office:value-type="string">
            <text:p>毒</text:p>
          </table:table-cell>
          <table:table-cell office:value-type="string">
            <text:p>地</text:p>
          </table:table-cell>
          <table:table-cell office:value-type="string">
            <text:p>毒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10"/>
          <table:table-cell table:number-columns-repeated="2"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59.html">Hメディスン</text:a></text:p>
          </table:table-cell>
          <table:table-cell table:formula="of:=[.BB291]+[.BC291]" office:value-type="float" office:value="185840">
            <text:p>185840</text:p>
          </table:table-cell>
          <table:table-cell table:style-name="ce25" table:formula="of:=([.C291]*2+64+130)*([.E291]*2+25)" office:value-type="float" office:value="90900">
            <text:p>90900</text:p>
          </table:table-cell>
          <table:table-cell table:formula="of:=([.C291]*2+64+130)*([.G291]*2+25)" office:value-type="float" office:value="94940">
            <text:p>94940</text:p>
          </table:table-cell>
          <table:table-cell table:formula="of:=([.D291]*2+89)*([.H291]*2+89)" office:value-type="float" office:value="52041">
            <text:p>52041</text:p>
          </table:table-cell>
          <table:table-cell table:formula="of:=([.F291]*2+89)*([.H291]*2+89)" office:value-type="float" office:value="62001">
            <text:p>62001</text:p>
          </table:table-cell>
          <table:table-cell table:formula="of:=[.BA291]*(MAX([.D291]; [.F291])*2+89)" office:value-type="float" office:value="46274160">
            <text:p>46274160</text:p>
          </table:table-cell>
          <table:table-cell table:style-name="ce2" office:value-type="string">
            <text:p><text:a xlink:href="http://www14.atwiki.jp/tamakagura/pages/159.html">Hメディスン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59.html">Hメディスン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291">
            <text:p>291</text:p>
          </table:table-cell>
          <table:table-cell table:style-name="ce2" office:value-type="string">
            <text:p><text:a xlink:href="http://www14.atwiki.jp/tamakagura/pages/159.html">Dメディスン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table:formula="of:=SUM([.C292:.H292])" office:value-type="float" office:value="505">
            <text:p>505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★</text:p>
          </table:table-cell>
          <table:table-cell table:style-name="ce2" table:formula="of:=[.I292]-[.N292]" office:value-type="float" office:value="465">
            <text:p>465</text:p>
          </table:table-cell>
          <table:table-cell table:formula="of:=MIN([.D292]; [.F292])" office:value-type="float" office:value="40">
            <text:p>40</text:p>
          </table:table-cell>
          <table:table-cell table:style-name="ce21" office:value-type="string">
            <text:p>50%毒</text:p>
          </table:table-cell>
          <table:table-cell table:style-name="ce21" office:value-type="string">
            <text:p>敵消費VP20%増</text:p>
          </table:table-cell>
          <table:table-cell table:style-name="ce2" office:value-type="string">
            <text:p><text:a xlink:href="http://www14.atwiki.jp/tamakagura/pages/159.html">Dメディスン</text:a></text:p>
          </table:table-cell>
          <table:table-cell table:number-columns-repeated="8"/>
          <table:table-cell table:style-name="ce2" office:value-type="string">
            <text:p><text:a xlink:href="http://www14.atwiki.jp/tamakagura/pages/159.html">Dメディスン</text:a>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59.html">Dメディスン</text:a></text:p>
          </table:table-cell>
          <table:table-cell table:formula="of:=[.BB292]+[.BC292]" office:value-type="float" office:value="177940">
            <text:p>177940</text:p>
          </table:table-cell>
          <table:table-cell table:style-name="ce25" table:formula="of:=([.C292]*2+64+130)*([.E292]*2+25)" office:value-type="float" office:value="97650">
            <text:p>97650</text:p>
          </table:table-cell>
          <table:table-cell table:formula="of:=([.C292]*2+64+130)*([.G292]*2+25)" office:value-type="float" office:value="80290">
            <text:p>80290</text:p>
          </table:table-cell>
          <table:table-cell table:formula="of:=([.D292]*2+89)*([.H292]*2+89)" office:value-type="float" office:value="40391">
            <text:p>40391</text:p>
          </table:table-cell>
          <table:table-cell table:formula="of:=([.F292]*2+89)*([.H292]*2+89)" office:value-type="float" office:value="64291">
            <text:p>64291</text:p>
          </table:table-cell>
          <table:table-cell table:formula="of:=[.BA292]*(MAX([.D292]; [.F292])*2+89)" office:value-type="float" office:value="47865860">
            <text:p>47865860</text:p>
          </table:table-cell>
          <table:table-cell table:style-name="ce2" office:value-type="string">
            <text:p><text:a xlink:href="http://www14.atwiki.jp/tamakagura/pages/159.html">Dメディスン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59.html">Dメディスン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292">
            <text:p>292</text:p>
          </table:table-cell>
          <table:table-cell table:style-name="ce2" office:value-type="string">
            <text:p><text:a xlink:href="http://www14.atwiki.jp/tamakagura/pages/162.html">ちびめるぽ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5">
            <text:p>65</text:p>
          </table:table-cell>
          <table:table-cell table:style-name="ce2" table:formula="of:=SUM([.C293:.H293])" office:value-type="float" office:value="370">
            <text:p>37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93]-[.N293]" office:value-type="float" office:value="335">
            <text:p>335</text:p>
          </table:table-cell>
          <table:table-cell table:formula="of:=MIN([.D293]; [.F293])" office:value-type="float" office:value="35">
            <text:p>35</text:p>
          </table:table-cell>
          <table:table-cell table:style-name="ce21" office:value-type="string">
            <text:p>味方5%強化</text:p>
          </table:table-cell>
          <table:table-cell table:style-name="ce21"/>
          <table:table-cell table:style-name="ce2" office:value-type="string">
            <text:p><text:a xlink:href="http://www14.atwiki.jp/tamakagura/pages/162.html">ちびめるぽ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62.html">ちびめるぽ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table:number-columns-repeated="18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62.html">ちびめるぽ</text:a></text:p>
          </table:table-cell>
          <table:table-cell table:formula="of:=[.BB293]+[.BC293]" office:value-type="float" office:value="90180">
            <text:p>90180</text:p>
          </table:table-cell>
          <table:table-cell table:formula="of:=([.C293]*2+64+130)*([.E293]*2+25)" office:value-type="float" office:value="41750">
            <text:p>41750</text:p>
          </table:table-cell>
          <table:table-cell table:formula="of:=([.C293]*2+64+130)*([.G293]*2+25)" office:value-type="float" office:value="48430">
            <text:p>48430</text:p>
          </table:table-cell>
          <table:table-cell table:formula="of:=([.D293]*2+89)*([.H293]*2+89)" office:value-type="float" office:value="34821">
            <text:p>34821</text:p>
          </table:table-cell>
          <table:table-cell table:formula="of:=([.F293]*2+89)*([.H293]*2+89)" office:value-type="float" office:value="58911">
            <text:p>58911</text:p>
          </table:table-cell>
          <table:table-cell table:formula="of:=[.BA293]*(MAX([.D293]; [.F293])*2+89)" office:value-type="float" office:value="24258420">
            <text:p>24258420</text:p>
          </table:table-cell>
          <table:table-cell table:style-name="ce2" office:value-type="string">
            <text:p><text:a xlink:href="http://www14.atwiki.jp/tamakagura/pages/162.html">ちびめるぽ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62.html">ちびめるぽ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293">
            <text:p>293</text:p>
          </table:table-cell>
          <table:table-cell table:style-name="ce2" office:value-type="string">
            <text:p><text:a xlink:href="http://www14.atwiki.jp/tamakagura/pages/162.html">Nメルラン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20">
            <text:p>12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294:.H294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294]-[.N294]" office:value-type="float" office:value="475">
            <text:p>475</text:p>
          </table:table-cell>
          <table:table-cell table:formula="of:=MIN([.D294]; [.F294])" office:value-type="float" office:value="40">
            <text:p>40</text:p>
          </table:table-cell>
          <table:table-cell table:style-name="ce21" office:value-type="string">
            <text:p>味方5%強化</text:p>
          </table:table-cell>
          <table:table-cell table:style-name="ce21" office:value-type="string">
            <text:p>50%S↑</text:p>
          </table:table-cell>
          <table:table-cell table:style-name="ce2" office:value-type="string">
            <text:p><text:a xlink:href="http://www14.atwiki.jp/tamakagura/pages/162.html">Nメルラン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62.html">Nメルラン</text:a></text:p>
          </table:table-cell>
          <table:table-cell office:value-type="string">
            <text:p>霊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9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62.html">Nメルラン</text:a></text:p>
          </table:table-cell>
          <table:table-cell table:formula="of:=[.BB294]+[.BC294]" office:value-type="float" office:value="149480">
            <text:p>149480</text:p>
          </table:table-cell>
          <table:table-cell table:formula="of:=([.C294]*2+64+130)*([.E294]*2+25)" office:value-type="float" office:value="66660">
            <text:p>66660</text:p>
          </table:table-cell>
          <table:table-cell table:formula="of:=([.C294]*2+64+130)*([.G294]*2+25)" office:value-type="float" office:value="82820">
            <text:p>82820</text:p>
          </table:table-cell>
          <table:table-cell table:formula="of:=([.D294]*2+89)*([.H294]*2+89)" office:value-type="float" office:value="45461">
            <text:p>45461</text:p>
          </table:table-cell>
          <table:table-cell table:formula="of:=([.F294]*2+89)*([.H294]*2+89)" office:value-type="float" office:value="88501">
            <text:p>88501</text:p>
          </table:table-cell>
          <table:table-cell table:formula="of:=[.BA294]*(MAX([.D294]; [.F294])*2+89)" office:value-type="float" office:value="49178920">
            <text:p>49178920</text:p>
          </table:table-cell>
          <table:table-cell table:style-name="ce2" office:value-type="string">
            <text:p><text:a xlink:href="http://www14.atwiki.jp/tamakagura/pages/162.html">Nメルラン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162.html">Nメルラン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294">
            <text:p>294</text:p>
          </table:table-cell>
          <table:table-cell table:style-name="ce2" office:value-type="string">
            <text:p><text:a xlink:href="http://www14.atwiki.jp/tamakagura/pages/162.html">Hメルラン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table:formula="of:=SUM([.C295:.H295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295]-[.N295]" office:value-type="float" office:value="465">
            <text:p>465</text:p>
          </table:table-cell>
          <table:table-cell table:formula="of:=MIN([.D295]; [.F295])" office:value-type="float" office:value="50">
            <text:p>50</text:p>
          </table:table-cell>
          <table:table-cell table:style-name="ce21" office:value-type="string">
            <text:p>味方5%強化</text:p>
          </table:table-cell>
          <table:table-cell table:style-name="ce21" office:value-type="string">
            <text:p>味HP2%回復</text:p>
          </table:table-cell>
          <table:table-cell table:style-name="ce2" office:value-type="string">
            <text:p><text:a xlink:href="http://www14.atwiki.jp/tamakagura/pages/162.html">Hメルラン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62.html">Hメルラン</text:a>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10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62.html">Hメルラン</text:a></text:p>
          </table:table-cell>
          <table:table-cell table:formula="of:=[.BB295]+[.BC295]" office:value-type="float" office:value="145440">
            <text:p>145440</text:p>
          </table:table-cell>
          <table:table-cell table:formula="of:=([.C295]*2+64+130)*([.E295]*2+25)" office:value-type="float" office:value="66660">
            <text:p>66660</text:p>
          </table:table-cell>
          <table:table-cell table:formula="of:=([.C295]*2+64+130)*([.G295]*2+25)" office:value-type="float" office:value="78780">
            <text:p>78780</text:p>
          </table:table-cell>
          <table:table-cell table:formula="of:=([.D295]*2+89)*([.H295]*2+89)" office:value-type="float" office:value="47061">
            <text:p>47061</text:p>
          </table:table-cell>
          <table:table-cell table:formula="of:=([.F295]*2+89)*([.H295]*2+89)" office:value-type="float" office:value="84411">
            <text:p>84411</text:p>
          </table:table-cell>
          <table:table-cell table:formula="of:=[.BA295]*(MAX([.D295]; [.F295])*2+89)" office:value-type="float" office:value="49304160">
            <text:p>49304160</text:p>
          </table:table-cell>
          <table:table-cell table:style-name="ce2" office:value-type="string">
            <text:p><text:a xlink:href="http://www14.atwiki.jp/tamakagura/pages/162.html">Hメルラン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62.html">Hメルラン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295">
            <text:p>295</text:p>
          </table:table-cell>
          <table:table-cell table:style-name="ce2" office:value-type="string">
            <text:p><text:a xlink:href="http://www14.atwiki.jp/tamakagura/pages/162.html">Tメルラン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">
            <text:p>80</text:p>
          </table:table-cell>
          <table:table-cell table:style-name="ce2" table:formula="of:=SUM([.C296:.H296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296]-[.N296]" office:value-type="float" office:value="465">
            <text:p>465</text:p>
          </table:table-cell>
          <table:table-cell table:formula="of:=MIN([.D296]; [.F296])" office:value-type="float" office:value="50">
            <text:p>50</text:p>
          </table:table-cell>
          <table:table-cell table:style-name="ce21" office:value-type="string">
            <text:p>味方5%強化</text:p>
          </table:table-cell>
          <table:table-cell table:style-name="ce21" office:value-type="string">
            <text:p>50%S↑</text:p>
          </table:table-cell>
          <table:table-cell table:style-name="ce2" office:value-type="string">
            <text:p><text:a xlink:href="http://www14.atwiki.jp/tamakagura/pages/162.html">Tメルラン</text:a>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296]*2+89)*[.X296]*IF(OR([.J296]=[.V296]; [.K296]=[.V296]); 1.5; 1)" office:value-type="float" office:value="37080">
            <text:p>37080</text:p>
          </table:table-cell>
          <table:table-cell table:style-name="ce2" office:value-type="string">
            <text:p><text:a xlink:href="http://www14.atwiki.jp/tamakagura/pages/162.html">Tメルラン</text:a>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table:number-columns-repeated="13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62.html">Tメルラン</text:a></text:p>
          </table:table-cell>
          <table:table-cell table:formula="of:=[.BB296]+[.BC296]" office:value-type="float" office:value="157320">
            <text:p>157320</text:p>
          </table:table-cell>
          <table:table-cell table:formula="of:=([.C296]*2+64+130)*([.E296]*2+25)" office:value-type="float" office:value="68310">
            <text:p>68310</text:p>
          </table:table-cell>
          <table:table-cell table:formula="of:=([.C296]*2+64+130)*([.G296]*2+25)" office:value-type="float" office:value="89010">
            <text:p>89010</text:p>
          </table:table-cell>
          <table:table-cell table:formula="of:=([.D296]*2+89)*([.H296]*2+89)" office:value-type="float" office:value="47061">
            <text:p>47061</text:p>
          </table:table-cell>
          <table:table-cell table:formula="of:=([.F296]*2+89)*([.H296]*2+89)" office:value-type="float" office:value="76941">
            <text:p>76941</text:p>
          </table:table-cell>
          <table:table-cell table:formula="of:=[.BA296]*(MAX([.D296]; [.F296])*2+89)" office:value-type="float" office:value="48611880">
            <text:p>48611880</text:p>
          </table:table-cell>
          <table:table-cell table:style-name="ce2" office:value-type="string">
            <text:p><text:a xlink:href="http://www14.atwiki.jp/tamakagura/pages/162.html">Tメルラン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62.html">Tメルラン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296">
            <text:p>296</text:p>
          </table:table-cell>
          <table:table-cell table:style-name="ce2" office:value-type="string">
            <text:p><text:a xlink:href="http://www14.atwiki.jp/tamakagura/pages/164.html">ちびもこう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0">
            <text:p>60</text:p>
          </table:table-cell>
          <table:table-cell table:style-name="ce2" table:formula="of:=SUM([.C297:.H297])" office:value-type="float" office:value="420">
            <text:p>42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97]-[.N297]" office:value-type="float" office:value="390">
            <text:p>390</text:p>
          </table:table-cell>
          <table:table-cell table:formula="of:=MIN([.D297]; [.F297])" office:value-type="float" office:value="30">
            <text:p>30</text:p>
          </table:table-cell>
          <table:table-cell table:style-name="ce21" office:value-type="string">
            <text:p>HP5%回復</text:p>
          </table:table-cell>
          <table:table-cell table:style-name="ce21"/>
          <table:table-cell table:style-name="ce2" office:value-type="string">
            <text:p><text:a xlink:href="http://www14.atwiki.jp/tamakagura/pages/164.html">ちびもこう</text:a></text:p>
          </table:table-cell>
          <table:table-cell table:number-columns-repeated="8"/>
          <table:table-cell table:style-name="ce2" office:value-type="string">
            <text:p><text:a xlink:href="http://www14.atwiki.jp/tamakagura/pages/164.html">ちびもこう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64.html">ちびもこう</text:a></text:p>
          </table:table-cell>
          <table:table-cell table:formula="of:=[.BB297]+[.BC297]" office:value-type="float" office:value="131040">
            <text:p>131040</text:p>
          </table:table-cell>
          <table:table-cell table:formula="of:=([.C297]*2+64+130)*([.E297]*2+25)" office:value-type="float" office:value="67340">
            <text:p>67340</text:p>
          </table:table-cell>
          <table:table-cell table:formula="of:=([.C297]*2+64+130)*([.G297]*2+25)" office:value-type="float" office:value="63700">
            <text:p>63700</text:p>
          </table:table-cell>
          <table:table-cell table:formula="of:=([.D297]*2+89)*([.H297]*2+89)" office:value-type="float" office:value="31141">
            <text:p>31141</text:p>
          </table:table-cell>
          <table:table-cell table:formula="of:=([.F297]*2+89)*([.H297]*2+89)" office:value-type="float" office:value="56221">
            <text:p>56221</text:p>
          </table:table-cell>
          <table:table-cell table:formula="of:=[.BA297]*(MAX([.D297]; [.F297])*2+89)" office:value-type="float" office:value="35249760">
            <text:p>35249760</text:p>
          </table:table-cell>
          <table:table-cell table:style-name="ce2" office:value-type="string">
            <text:p><text:a xlink:href="http://www14.atwiki.jp/tamakagura/pages/164.html">ちびもこう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64.html">ちびもこう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297">
            <text:p>297</text:p>
          </table:table-cell>
          <table:table-cell table:style-name="ce2" office:value-type="string">
            <text:p><text:a xlink:href="http://www14.atwiki.jp/tamakagura/pages/164.html">N妹紅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table:formula="of:=SUM([.C298:.H298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13" table:formula="of:=[.I298]-[.N298]" office:value-type="float" office:value="500">
            <text:p>500</text:p>
          </table:table-cell>
          <table:table-cell table:formula="of:=MIN([.D298]; [.F298])" office:value-type="float" office:value="60">
            <text:p>60</text:p>
          </table:table-cell>
          <table:table-cell table:style-name="ce21" office:value-type="string">
            <text:p>HP5%回復</text:p>
          </table:table-cell>
          <table:table-cell table:style-name="ce21" office:value-type="string">
            <text:p>被弾時15%火傷</text:p>
          </table:table-cell>
          <table:table-cell table:style-name="ce2" office:value-type="string">
            <text:p><text:a xlink:href="http://www14.atwiki.jp/tamakagura/pages/164.html">N妹紅</text:a></text:p>
          </table:table-cell>
          <table:table-cell table:number-columns-repeated="8"/>
          <table:table-cell table:style-name="ce2" office:value-type="string">
            <text:p><text:a xlink:href="http://www14.atwiki.jp/tamakagura/pages/164.html">N妹紅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64.html">N妹紅</text:a></text:p>
          </table:table-cell>
          <table:table-cell table:formula="of:=[.BB298]+[.BC298]" office:value-type="float" office:value="169260">
            <text:p>169260</text:p>
          </table:table-cell>
          <table:table-cell table:style-name="ce25" table:formula="of:=([.C298]*2+64+130)*([.E298]*2+25)" office:value-type="float" office:value="88970">
            <text:p>88970</text:p>
          </table:table-cell>
          <table:table-cell table:formula="of:=([.C298]*2+64+130)*([.G298]*2+25)" office:value-type="float" office:value="80290">
            <text:p>80290</text:p>
          </table:table-cell>
          <table:table-cell table:formula="of:=([.D298]*2+89)*([.H298]*2+89)" office:value-type="float" office:value="56221">
            <text:p>56221</text:p>
          </table:table-cell>
          <table:table-cell table:formula="of:=([.F298]*2+89)*([.H298]*2+89)" office:value-type="float" office:value="88501">
            <text:p>88501</text:p>
          </table:table-cell>
          <table:table-cell table:formula="of:=[.BA298]*(MAX([.D298]; [.F298])*2+89)" office:value-type="float" office:value="55686540">
            <text:p>55686540</text:p>
          </table:table-cell>
          <table:table-cell table:style-name="ce2" office:value-type="string">
            <text:p><text:a xlink:href="http://www14.atwiki.jp/tamakagura/pages/164.html">N妹紅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164.html">N妹紅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298">
            <text:p>298</text:p>
          </table:table-cell>
          <table:table-cell table:style-name="ce2" office:value-type="string">
            <text:p><text:a xlink:href="http://www14.atwiki.jp/tamakagura/pages/164.html">A妹紅</text:a></text:p>
          </table:table-cell>
          <table:table-cell table:number-columns-repeated="3" table:style-name="ce2" office:value-type="float" office:value="90">
            <text:p>90</text:p>
          </table:table-cell>
          <table:table-cell table:style-name="ce13" office:value-type="float" office:value="130">
            <text:p>130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table:formula="of:=SUM([.C299:.H299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99]-[.N299]" office:value-type="float" office:value="470">
            <text:p>470</text:p>
          </table:table-cell>
          <table:table-cell table:formula="of:=MIN([.D299]; [.F299])" office:value-type="float" office:value="90">
            <text:p>90</text:p>
          </table:table-cell>
          <table:table-cell table:style-name="ce21" office:value-type="string">
            <text:p>HP5%回復</text:p>
          </table:table-cell>
          <table:table-cell table:style-name="ce21" office:value-type="string">
            <text:p>被弾時15%火傷</text:p>
          </table:table-cell>
          <table:table-cell table:style-name="ce2" office:value-type="string">
            <text:p><text:a xlink:href="http://www14.atwiki.jp/tamakagura/pages/164.html">A妹紅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300]*2+89)*[.X299]*IF(OR([.J300]=[.V299]; [.K300]=[.V299]); 1.5; 1)" office:value-type="float" office:value="24210">
            <text:p>24210</text:p>
          </table:table-cell>
          <table:table-cell table:style-name="ce2" office:value-type="string">
            <text:p><text:a xlink:href="http://www14.atwiki.jp/tamakagura/pages/164.html">A妹紅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64.html">A妹紅</text:a></text:p>
          </table:table-cell>
          <table:table-cell table:formula="of:=[.BB299]+[.BC299]" office:value-type="float" office:value="145860">
            <text:p>145860</text:p>
          </table:table-cell>
          <table:table-cell table:formula="of:=([.C299]*2+64+130)*([.E299]*2+25)" office:value-type="float" office:value="76670">
            <text:p>76670</text:p>
          </table:table-cell>
          <table:table-cell table:formula="of:=([.C299]*2+64+130)*([.G299]*2+25)" office:value-type="float" office:value="69190">
            <text:p>69190</text:p>
          </table:table-cell>
          <table:table-cell table:formula="of:=([.D299]*2+89)*([.H299]*2+89)" office:value-type="float" office:value="66981">
            <text:p>66981</text:p>
          </table:table-cell>
          <table:table-cell table:formula="of:=([.F299]*2+89)*([.H299]*2+89)" office:value-type="float" office:value="86901">
            <text:p>86901</text:p>
          </table:table-cell>
          <table:table-cell table:formula="of:=[.BA299]*(MAX([.D299]; [.F299])*2+89)" office:value-type="float" office:value="50905140">
            <text:p>50905140</text:p>
          </table:table-cell>
          <table:table-cell table:style-name="ce2" office:value-type="string">
            <text:p><text:a xlink:href="http://www14.atwiki.jp/tamakagura/pages/164.html">A妹紅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64.html">A妹紅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299">
            <text:p>299</text:p>
          </table:table-cell>
          <table:table-cell table:style-name="ce2" office:value-type="string">
            <text:p><text:a xlink:href="http://www14.atwiki.jp/tamakagura/pages/164.html">D妹紅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table:formula="of:=SUM([.C300:.H300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300]-[.N300]" office:value-type="float" office:value="490">
            <text:p>490</text:p>
          </table:table-cell>
          <table:table-cell table:formula="of:=MIN([.D300]; [.F300])" office:value-type="float" office:value="70">
            <text:p>70</text:p>
          </table:table-cell>
          <table:table-cell table:style-name="ce21" office:value-type="string">
            <text:p>HP5%回復</text:p>
          </table:table-cell>
          <table:table-cell table:style-name="ce21" office:value-type="string">
            <text:p>被弾時15%火傷</text:p>
          </table:table-cell>
          <table:table-cell table:style-name="ce2" office:value-type="string">
            <text:p><text:a xlink:href="http://www14.atwiki.jp/tamakagura/pages/164.html">D妹紅</text:a></text:p>
          </table:table-cell>
          <table:table-cell table:number-columns-repeated="8"/>
          <table:table-cell table:style-name="ce2" office:value-type="string">
            <text:p><text:a xlink:href="http://www14.atwiki.jp/tamakagura/pages/164.html">D妹紅</text:a>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64.html">D妹紅</text:a></text:p>
          </table:table-cell>
          <table:table-cell table:style-name="ce26" table:formula="of:=[.BB300]+[.BC300]" office:value-type="float" office:value="204240">
            <text:p>204240</text:p>
          </table:table-cell>
          <table:table-cell table:style-name="ce26" table:formula="of:=([.C300]*2+64+130)*([.E300]*2+25)" office:value-type="float" office:value="104340">
            <text:p>104340</text:p>
          </table:table-cell>
          <table:table-cell table:formula="of:=([.C300]*2+64+130)*([.G300]*2+25)" office:value-type="float" office:value="99900">
            <text:p>99900</text:p>
          </table:table-cell>
          <table:table-cell table:formula="of:=([.D300]*2+89)*([.H300]*2+89)" office:value-type="float" office:value="52441">
            <text:p>52441</text:p>
          </table:table-cell>
          <table:table-cell table:formula="of:=([.F300]*2+89)*([.H300]*2+89)" office:value-type="float" office:value="61601">
            <text:p>61601</text:p>
          </table:table-cell>
          <table:table-cell table:formula="of:=[.BA300]*(MAX([.D300]; [.F300])*2+89)" office:value-type="float" office:value="54940560">
            <text:p>54940560</text:p>
          </table:table-cell>
          <table:table-cell table:style-name="ce2" office:value-type="string">
            <text:p><text:a xlink:href="http://www14.atwiki.jp/tamakagura/pages/164.html">D妹紅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64.html">D妹紅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300">
            <text:p>300</text:p>
          </table:table-cell>
          <table:table-cell table:style-name="ce2" office:value-type="string">
            <text:p><text:a xlink:href="http://www14.atwiki.jp/tamakagura/pages/164.html">AD妹紅</text:a>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13" table:formula="of:=SUM([.C301:.H301])" office:value-type="float" office:value="580">
            <text:p>58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301]-[.N301]" office:value-type="float" office:value="490">
            <text:p>490</text:p>
          </table:table-cell>
          <table:table-cell table:formula="of:=MIN([.D301]; [.F301])" office:value-type="float" office:value="90">
            <text:p>90</text:p>
          </table:table-cell>
          <table:table-cell table:style-name="ce21" office:value-type="string">
            <text:p>HP5%回復</text:p>
          </table:table-cell>
          <table:table-cell table:style-name="ce21" office:value-type="string">
            <text:p>被弾時15%火傷</text:p>
          </table:table-cell>
          <table:table-cell table:style-name="ce2" office:value-type="string">
            <text:p><text:a xlink:href="http://www14.atwiki.jp/tamakagura/pages/164.html">AD妹紅</text:a></text:p>
          </table:table-cell>
          <table:table-cell table:number-columns-repeated="8"/>
          <table:table-cell table:style-name="ce2" office:value-type="string">
            <text:p><text:a xlink:href="http://www14.atwiki.jp/tamakagura/pages/164.html">AD妹紅</text:a>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64.html">AD妹紅</text:a></text:p>
          </table:table-cell>
          <table:table-cell table:formula="of:=[.BB301]+[.BC301]" office:value-type="float" office:value="153660">
            <text:p>153660</text:p>
          </table:table-cell>
          <table:table-cell table:style-name="ce25" table:formula="of:=([.C301]*2+64+130)*([.E301]*2+25)" office:value-type="float" office:value="80770">
            <text:p>80770</text:p>
          </table:table-cell>
          <table:table-cell table:formula="of:=([.C301]*2+64+130)*([.G301]*2+25)" office:value-type="float" office:value="72890">
            <text:p>72890</text:p>
          </table:table-cell>
          <table:table-cell table:formula="of:=([.D301]*2+89)*([.H301]*2+89)" office:value-type="float" office:value="77741">
            <text:p>77741</text:p>
          </table:table-cell>
          <table:table-cell table:style-name="ce26" table:formula="of:=([.F301]*2+89)*([.H301]*2+89)" office:value-type="float" office:value="95081">
            <text:p>95081</text:p>
          </table:table-cell>
          <table:table-cell table:formula="of:=[.BA301]*(MAX([.D301]; [.F301])*2+89)" office:value-type="float" office:value="50554140">
            <text:p>50554140</text:p>
          </table:table-cell>
          <table:table-cell table:style-name="ce2" office:value-type="string">
            <text:p><text:a xlink:href="http://www14.atwiki.jp/tamakagura/pages/164.html">AD妹紅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64.html">AD妹紅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301">
            <text:p>301</text:p>
          </table:table-cell>
          <table:table-cell table:style-name="ce2" office:value-type="string">
            <text:p><text:a xlink:href="http://www14.atwiki.jp/tamakagura/pages/168.html">ちびもみじ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50">
            <text:p>50</text:p>
          </table:table-cell>
          <table:table-cell table:style-name="ce2" table:formula="of:=SUM([.C302:.H302])" office:value-type="float" office:value="370">
            <text:p>37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02]-[.N302]" office:value-type="float" office:value="340">
            <text:p>340</text:p>
          </table:table-cell>
          <table:table-cell table:formula="of:=MIN([.D302]; [.F302])" office:value-type="float" office:value="30">
            <text:p>30</text:p>
          </table:table-cell>
          <table:table-cell table:style-name="ce21" office:value-type="string">
            <text:p>千里眼</text:p>
          </table:table-cell>
          <table:table-cell table:style-name="ce21"/>
          <table:table-cell table:style-name="ce2" office:value-type="string">
            <text:p><text:a xlink:href="http://www14.atwiki.jp/tamakagura/pages/168.html">ちびもみじ</text:a></text:p>
          </table:table-cell>
          <table:table-cell table:number-columns-repeated="8"/>
          <table:table-cell table:style-name="ce2" office:value-type="string">
            <text:p><text:a xlink:href="http://www14.atwiki.jp/tamakagura/pages/168.html">ちびもみじ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table:number-columns-repeated="16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68.html">ちびもみじ</text:a></text:p>
          </table:table-cell>
          <table:table-cell table:formula="of:=[.BB302]+[.BC302]" office:value-type="float" office:value="102660">
            <text:p>102660</text:p>
          </table:table-cell>
          <table:table-cell table:formula="of:=([.C302]*2+64+130)*([.E302]*2+25)" office:value-type="float" office:value="54870">
            <text:p>54870</text:p>
          </table:table-cell>
          <table:table-cell table:formula="of:=([.C302]*2+64+130)*([.G302]*2+25)" office:value-type="float" office:value="47790">
            <text:p>47790</text:p>
          </table:table-cell>
          <table:table-cell table:formula="of:=([.D302]*2+89)*([.H302]*2+89)" office:value-type="float" office:value="50841">
            <text:p>50841</text:p>
          </table:table-cell>
          <table:table-cell table:formula="of:=([.F302]*2+89)*([.H302]*2+89)" office:value-type="float" office:value="28161">
            <text:p>28161</text:p>
          </table:table-cell>
          <table:table-cell table:formula="of:=[.BA302]*(MAX([.D302]; [.F302])*2+89)" office:value-type="float" office:value="27615540">
            <text:p>27615540</text:p>
          </table:table-cell>
          <table:table-cell table:style-name="ce2" office:value-type="string">
            <text:p><text:a xlink:href="http://www14.atwiki.jp/tamakagura/pages/168.html">ちびもみじ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68.html">ちびもみじ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302">
            <text:p>302</text:p>
          </table:table-cell>
          <table:table-cell table:style-name="ce2" office:value-type="string">
            <text:p><text:a xlink:href="http://www14.atwiki.jp/tamakagura/pages/168.html">A椛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table:formula="of:=SUM([.C303:.H303])" office:value-type="float" office:value="515">
            <text:p>51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303]-[.N303]" office:value-type="float" office:value="475">
            <text:p>475</text:p>
          </table:table-cell>
          <table:table-cell table:formula="of:=MIN([.D303]; [.F303])" office:value-type="float" office:value="40">
            <text:p>40</text:p>
          </table:table-cell>
          <table:table-cell table:style-name="ce21" office:value-type="string">
            <text:p>千里眼</text:p>
          </table:table-cell>
          <table:table-cell table:style-name="ce21" office:value-type="string">
            <text:p>敵追加発動5%↓</text:p>
          </table:table-cell>
          <table:table-cell table:style-name="ce2" office:value-type="string">
            <text:p><text:a xlink:href="http://www14.atwiki.jp/tamakagura/pages/168.html">A椛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68.html">A椛</text:a>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岩</text:p>
          </table:table-cell>
          <table:table-cell table:number-columns-repeated="9"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68.html">A椛</text:a></text:p>
          </table:table-cell>
          <table:table-cell table:formula="of:=[.BB303]+[.BC303]" office:value-type="float" office:value="157600">
            <text:p>157600</text:p>
          </table:table-cell>
          <table:table-cell table:style-name="ce25" table:formula="of:=([.C303]*2+64+130)*([.E303]*2+25)" office:value-type="float" office:value="80770">
            <text:p>80770</text:p>
          </table:table-cell>
          <table:table-cell table:formula="of:=([.C303]*2+64+130)*([.G303]*2+25)" office:value-type="float" office:value="76830">
            <text:p>76830</text:p>
          </table:table-cell>
          <table:table-cell table:formula="of:=([.D303]*2+89)*([.H303]*2+89)" office:value-type="float" office:value="81021">
            <text:p>81021</text:p>
          </table:table-cell>
          <table:table-cell table:formula="of:=([.F303]*2+89)*([.H303]*2+89)" office:value-type="float" office:value="40391">
            <text:p>40391</text:p>
          </table:table-cell>
          <table:table-cell table:formula="of:=[.BA303]*(MAX([.D303]; [.F303])*2+89)" office:value-type="float" office:value="53426400">
            <text:p>53426400</text:p>
          </table:table-cell>
          <table:table-cell table:style-name="ce2" office:value-type="string">
            <text:p><text:a xlink:href="http://www14.atwiki.jp/tamakagura/pages/168.html">A椛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68.html">A椛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303">
            <text:p>303</text:p>
          </table:table-cell>
          <table:table-cell table:style-name="ce2" office:value-type="string">
            <text:p><text:a xlink:href="http://www14.atwiki.jp/tamakagura/pages/168.html">T椛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0">
            <text:p>4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304:.H304])" office:value-type="float" office:value="515">
            <text:p>51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304]-[.N304]" office:value-type="float" office:value="475">
            <text:p>475</text:p>
          </table:table-cell>
          <table:table-cell table:formula="of:=MIN([.D304]; [.F304])" office:value-type="float" office:value="40">
            <text:p>40</text:p>
          </table:table-cell>
          <table:table-cell table:style-name="ce21" office:value-type="string">
            <text:p>千里眼</text:p>
          </table:table-cell>
          <table:table-cell table:style-name="ce21" office:value-type="string">
            <text:p>敵追加発動5%↓</text:p>
          </table:table-cell>
          <table:table-cell table:style-name="ce2" office:value-type="string">
            <text:p><text:a xlink:href="http://www14.atwiki.jp/tamakagura/pages/168.html">T椛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304]*2+89)*[.X304]*IF(OR([.J304]=[.V304]; [.K304]=[.V304]); 1.5; 1)" office:value-type="float" office:value="23120">
            <text:p>23120</text:p>
          </table:table-cell>
          <table:table-cell table:style-name="ce2" office:value-type="string">
            <text:p><text:a xlink:href="http://www14.atwiki.jp/tamakagura/pages/168.html">T椛</text:a>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68.html">T椛</text:a></text:p>
          </table:table-cell>
          <table:table-cell table:formula="of:=[.BB304]+[.BC304]" office:value-type="float" office:value="165640">
            <text:p>165640</text:p>
          </table:table-cell>
          <table:table-cell table:style-name="ce25" table:formula="of:=([.C304]*2+64+130)*([.E304]*2+25)" office:value-type="float" office:value="82820">
            <text:p>82820</text:p>
          </table:table-cell>
          <table:table-cell table:formula="of:=([.C304]*2+64+130)*([.G304]*2+25)" office:value-type="float" office:value="82820">
            <text:p>82820</text:p>
          </table:table-cell>
          <table:table-cell table:formula="of:=([.D304]*2+89)*([.H304]*2+89)" office:value-type="float" office:value="77741">
            <text:p>77741</text:p>
          </table:table-cell>
          <table:table-cell table:formula="of:=([.F304]*2+89)*([.H304]*2+89)" office:value-type="float" office:value="45461">
            <text:p>45461</text:p>
          </table:table-cell>
          <table:table-cell table:formula="of:=[.BA304]*(MAX([.D304]; [.F304])*2+89)" office:value-type="float" office:value="47869960">
            <text:p>47869960</text:p>
          </table:table-cell>
          <table:table-cell table:style-name="ce2" office:value-type="string">
            <text:p><text:a xlink:href="http://www14.atwiki.jp/tamakagura/pages/168.html">T椛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68.html">T椛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304">
            <text:p>304</text:p>
          </table:table-cell>
          <table:table-cell table:style-name="ce2" office:value-type="string">
            <text:p><text:a xlink:href="http://www14.atwiki.jp/tamakagura/pages/170.html">ちびヤマメ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5">
            <text:p>55</text:p>
          </table:table-cell>
          <table:table-cell table:style-name="ce2" table:formula="of:=SUM([.C305:.H305])" office:value-type="float" office:value="380">
            <text:p>38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05]-[.N305]" office:value-type="float" office:value="350">
            <text:p>350</text:p>
          </table:table-cell>
          <table:table-cell table:formula="of:=MIN([.D305]; [.F305])" office:value-type="float" office:value="30">
            <text:p>30</text:p>
          </table:table-cell>
          <table:table-cell table:style-name="ce21" office:value-type="string">
            <text:p>被弾時25%毒</text:p>
          </table:table-cell>
          <table:table-cell table:style-name="ce21"/>
          <table:table-cell table:style-name="ce2" office:value-type="string">
            <text:p><text:a xlink:href="http://www14.atwiki.jp/tamakagura/pages/170.html">ちびヤマメ</text:a></text:p>
          </table:table-cell>
          <table:table-cell table:number-columns-repeated="8"/>
          <table:table-cell table:style-name="ce2" office:value-type="string">
            <text:p><text:a xlink:href="http://www14.atwiki.jp/tamakagura/pages/170.html">ちびヤマメ</text:a></text:p>
          </table:table-cell>
          <table:table-cell office:value-type="string">
            <text:p>虫</text:p>
          </table:table-cell>
          <table:table-cell office:value-type="string">
            <text:p>-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0.html">ちびヤマメ</text:a></text:p>
          </table:table-cell>
          <table:table-cell table:formula="of:=[.BB305]+[.BC305]" office:value-type="float" office:value="113280">
            <text:p>113280</text:p>
          </table:table-cell>
          <table:table-cell table:formula="of:=([.C305]*2+64+130)*([.E305]*2+25)" office:value-type="float" office:value="54870">
            <text:p>54870</text:p>
          </table:table-cell>
          <table:table-cell table:formula="of:=([.C305]*2+64+130)*([.G305]*2+25)" office:value-type="float" office:value="58410">
            <text:p>58410</text:p>
          </table:table-cell>
          <table:table-cell table:formula="of:=([.D305]*2+89)*([.H305]*2+89)" office:value-type="float" office:value="29651">
            <text:p>29651</text:p>
          </table:table-cell>
          <table:table-cell table:formula="of:=([.F305]*2+89)*([.H305]*2+89)" office:value-type="float" office:value="49551">
            <text:p>49551</text:p>
          </table:table-cell>
          <table:table-cell table:formula="of:=[.BA305]*(MAX([.D305]; [.F305])*2+89)" office:value-type="float" office:value="28206720">
            <text:p>28206720</text:p>
          </table:table-cell>
          <table:table-cell table:style-name="ce2" office:value-type="string">
            <text:p><text:a xlink:href="http://www14.atwiki.jp/tamakagura/pages/170.html">ちびヤマメ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70.html">ちびヤマメ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05">
            <text:p>305</text:p>
          </table:table-cell>
          <table:table-cell table:style-name="ce2" office:value-type="string">
            <text:p><text:a xlink:href="http://www14.atwiki.jp/tamakagura/pages/170.html">Nヤマメ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table:formula="of:=SUM([.C306:.H306])" office:value-type="float" office:value="530">
            <text:p>53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306]-[.N306]" office:value-type="float" office:value="465">
            <text:p>465</text:p>
          </table:table-cell>
          <table:table-cell table:formula="of:=MIN([.D306]; [.F306])" office:value-type="float" office:value="65">
            <text:p>65</text:p>
          </table:table-cell>
          <table:table-cell table:style-name="ce21" office:value-type="string">
            <text:p>被弾時25%毒</text:p>
          </table:table-cell>
          <table:table-cell table:style-name="ce21" office:value-type="string">
            <text:p>毎ターン敵S↓</text:p>
          </table:table-cell>
          <table:table-cell table:style-name="ce2" office:value-type="string">
            <text:p><text:a xlink:href="http://www14.atwiki.jp/tamakagura/pages/170.html">Nヤマメ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70.html">Nヤマメ</text:a></text:p>
          </table:table-cell>
          <table:table-cell office:value-type="string">
            <text:p>虫</text:p>
          </table:table-cell>
          <table:table-cell office:value-type="string">
            <text:p>地</text:p>
          </table:table-cell>
          <table:table-cell office:value-type="string">
            <text:p>虫</text:p>
          </table:table-cell>
          <table:table-cell office:value-type="string">
            <text:p>地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table:number-columns-repeated="9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0.html">Nヤマメ</text:a></text:p>
          </table:table-cell>
          <table:table-cell table:formula="of:=[.BB306]+[.BC306]" office:value-type="float" office:value="177600">
            <text:p>177600</text:p>
          </table:table-cell>
          <table:table-cell table:style-name="ce25" table:formula="of:=([.C306]*2+64+130)*([.E306]*2+25)" office:value-type="float" office:value="91020">
            <text:p>91020</text:p>
          </table:table-cell>
          <table:table-cell table:formula="of:=([.C306]*2+64+130)*([.G306]*2+25)" office:value-type="float" office:value="86580">
            <text:p>86580</text:p>
          </table:table-cell>
          <table:table-cell table:formula="of:=([.D306]*2+89)*([.H306]*2+89)" office:value-type="float" office:value="45771">
            <text:p>45771</text:p>
          </table:table-cell>
          <table:table-cell table:formula="of:=([.F306]*2+89)*([.H306]*2+89)" office:value-type="float" office:value="62491">
            <text:p>62491</text:p>
          </table:table-cell>
          <table:table-cell table:formula="of:=[.BA306]*(MAX([.D306]; [.F306])*2+89)" office:value-type="float" office:value="53102400">
            <text:p>53102400</text:p>
          </table:table-cell>
          <table:table-cell table:style-name="ce2" office:value-type="string">
            <text:p><text:a xlink:href="http://www14.atwiki.jp/tamakagura/pages/170.html">Nヤマメ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170.html">Nヤマメ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06">
            <text:p>306</text:p>
          </table:table-cell>
          <table:table-cell table:style-name="ce2" office:value-type="string">
            <text:p><text:a xlink:href="http://www14.atwiki.jp/tamakagura/pages/170.html">Tヤマメ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table:formula="of:=SUM([.C307:.H307])" office:value-type="float" office:value="530">
            <text:p>53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307]-[.N307]" office:value-type="float" office:value="470">
            <text:p>470</text:p>
          </table:table-cell>
          <table:table-cell table:formula="of:=MIN([.D307]; [.F307])" office:value-type="float" office:value="60">
            <text:p>60</text:p>
          </table:table-cell>
          <table:table-cell table:style-name="ce21" office:value-type="string">
            <text:p>被弾時25%毒</text:p>
          </table:table-cell>
          <table:table-cell table:style-name="ce21" office:value-type="string">
            <text:p>毎ターン敵S↓</text:p>
          </table:table-cell>
          <table:table-cell table:style-name="ce2" office:value-type="string">
            <text:p><text:a xlink:href="http://www14.atwiki.jp/tamakagura/pages/170.html">Tヤマメ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70.html">Tヤマメ</text:a></text:p>
          </table:table-cell>
          <table:table-cell office:value-type="string">
            <text:p>虫</text:p>
          </table:table-cell>
          <table:table-cell office:value-type="string">
            <text:p>闇</text:p>
          </table:table-cell>
          <table:table-cell office:value-type="string">
            <text:p>虫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地</text:p>
          </table:table-cell>
          <table:table-cell table:number-columns-repeated="9"/>
          <table:table-cell table:number-columns-repeated="2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0.html">Tヤマメ</text:a></text:p>
          </table:table-cell>
          <table:table-cell table:formula="of:=[.BB307]+[.BC307]" office:value-type="float" office:value="165640">
            <text:p>165640</text:p>
          </table:table-cell>
          <table:table-cell table:style-name="ce25" table:formula="of:=([.C307]*2+64+130)*([.E307]*2+25)" office:value-type="float" office:value="86860">
            <text:p>86860</text:p>
          </table:table-cell>
          <table:table-cell table:formula="of:=([.C307]*2+64+130)*([.G307]*2+25)" office:value-type="float" office:value="78780">
            <text:p>78780</text:p>
          </table:table-cell>
          <table:table-cell table:formula="of:=([.D307]*2+89)*([.H307]*2+89)" office:value-type="float" office:value="52041">
            <text:p>52041</text:p>
          </table:table-cell>
          <table:table-cell table:formula="of:=([.F307]*2+89)*([.H307]*2+89)" office:value-type="float" office:value="74451">
            <text:p>74451</text:p>
          </table:table-cell>
          <table:table-cell table:formula="of:=[.BA307]*(MAX([.D307]; [.F307])*2+89)" office:value-type="float" office:value="49526360">
            <text:p>49526360</text:p>
          </table:table-cell>
          <table:table-cell table:style-name="ce2" office:value-type="string">
            <text:p><text:a xlink:href="http://www14.atwiki.jp/tamakagura/pages/170.html">Tヤマメ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70.html">Tヤマメ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07">
            <text:p>307</text:p>
          </table:table-cell>
          <table:table-cell table:style-name="ce2" office:value-type="string">
            <text:p><text:a xlink:href="http://www14.atwiki.jp/tamakagura/pages/170.html">Hヤマメ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table:formula="of:=SUM([.C308:.H308])" office:value-type="float" office:value="530">
            <text:p>53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★</text:p>
          </table:table-cell>
          <table:table-cell table:style-name="ce2" table:formula="of:=[.I308]-[.N308]" office:value-type="float" office:value="480">
            <text:p>480</text:p>
          </table:table-cell>
          <table:table-cell table:formula="of:=MIN([.D308]; [.F308])" office:value-type="float" office:value="50">
            <text:p>50</text:p>
          </table:table-cell>
          <table:table-cell table:style-name="ce21" office:value-type="string">
            <text:p>被弾時25%毒</text:p>
          </table:table-cell>
          <table:table-cell table:style-name="ce21" office:value-type="string">
            <text:p>毎ターン敵S↓</text:p>
          </table:table-cell>
          <table:table-cell table:style-name="ce2" office:value-type="string">
            <text:p><text:a xlink:href="http://www14.atwiki.jp/tamakagura/pages/170.html">Hヤマメ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70.html">Hヤマメ</text:a>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table:number-columns-repeated="9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0.html">Hヤマメ</text:a></text:p>
          </table:table-cell>
          <table:table-cell table:formula="of:=[.BB308]+[.BC308]" office:value-type="float" office:value="185840">
            <text:p>185840</text:p>
          </table:table-cell>
          <table:table-cell table:formula="of:=([.C308]*2+64+130)*([.E308]*2+25)" office:value-type="float" office:value="78780">
            <text:p>78780</text:p>
          </table:table-cell>
          <table:table-cell table:style-name="ce26" table:formula="of:=([.C308]*2+64+130)*([.G308]*2+25)" office:value-type="float" office:value="107060">
            <text:p>107060</text:p>
          </table:table-cell>
          <table:table-cell table:formula="of:=([.D308]*2+89)*([.H308]*2+89)" office:value-type="float" office:value="43281">
            <text:p>43281</text:p>
          </table:table-cell>
          <table:table-cell table:formula="of:=([.F308]*2+89)*([.H308]*2+89)" office:value-type="float" office:value="66181">
            <text:p>66181</text:p>
          </table:table-cell>
          <table:table-cell table:formula="of:=[.BA308]*(MAX([.D308]; [.F308])*2+89)" office:value-type="float" office:value="53707760">
            <text:p>53707760</text:p>
          </table:table-cell>
          <table:table-cell table:style-name="ce2" office:value-type="string">
            <text:p><text:a xlink:href="http://www14.atwiki.jp/tamakagura/pages/170.html">Hヤマメ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70.html">Hヤマメ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08">
            <text:p>308</text:p>
          </table:table-cell>
          <table:table-cell table:style-name="ce2" office:value-type="string">
            <text:p><text:a xlink:href="http://www14.atwiki.jp/tamakagura/pages/171.html">ちびゆうか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0">
            <text:p>40</text:p>
          </table:table-cell>
          <table:table-cell table:style-name="ce2" table:formula="of:=SUM([.C309:.H309])" office:value-type="float" office:value="420">
            <text:p>42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09]-[.N309]" office:value-type="float" office:value="390">
            <text:p>390</text:p>
          </table:table-cell>
          <table:table-cell table:formula="of:=MIN([.D309]; [.F309])" office:value-type="float" office:value="30">
            <text:p>30</text:p>
          </table:table-cell>
          <table:table-cell table:style-name="ce21" office:value-type="string">
            <text:p>ピンチ樹1.2倍</text:p>
          </table:table-cell>
          <table:table-cell table:style-name="ce21"/>
          <table:table-cell table:style-name="ce2" office:value-type="string">
            <text:p><text:a xlink:href="http://www14.atwiki.jp/tamakagura/pages/171.html">ちびゆうか</text:a></text:p>
          </table:table-cell>
          <table:table-cell table:number-columns-repeated="8"/>
          <table:table-cell table:style-name="ce2" office:value-type="string">
            <text:p><text:a xlink:href="http://www14.atwiki.jp/tamakagura/pages/171.html">ちびゆうか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71.html">ちびゆうか</text:a></text:p>
          </table:table-cell>
          <table:table-cell table:formula="of:=[.BB309]+[.BC309]" office:value-type="float" office:value="130560">
            <text:p>130560</text:p>
          </table:table-cell>
          <table:table-cell table:formula="of:=([.C309]*2+64+130)*([.E309]*2+25)" office:value-type="float" office:value="67200">
            <text:p>67200</text:p>
          </table:table-cell>
          <table:table-cell table:formula="of:=([.C309]*2+64+130)*([.G309]*2+25)" office:value-type="float" office:value="63360">
            <text:p>63360</text:p>
          </table:table-cell>
          <table:table-cell table:formula="of:=([.D309]*2+89)*([.H309]*2+89)" office:value-type="float" office:value="25181">
            <text:p>25181</text:p>
          </table:table-cell>
          <table:table-cell table:formula="of:=([.F309]*2+89)*([.H309]*2+89)" office:value-type="float" office:value="52221">
            <text:p>52221</text:p>
          </table:table-cell>
          <table:table-cell table:formula="of:=[.BA309]*(MAX([.D309]; [.F309])*2+89)" office:value-type="float" office:value="40343040">
            <text:p>40343040</text:p>
          </table:table-cell>
          <table:table-cell table:style-name="ce2" office:value-type="string">
            <text:p><text:a xlink:href="http://www14.atwiki.jp/tamakagura/pages/171.html">ちびゆうか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71.html">ちびゆうか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309">
            <text:p>309</text:p>
          </table:table-cell>
          <table:table-cell table:style-name="ce2" office:value-type="string">
            <text:p><text:a xlink:href="http://www14.atwiki.jp/tamakagura/pages/171.html">N幽香</text:a></text:p>
          </table:table-cell>
          <table:table-cell table:style-name="ce2" office:value-type="float" office:value="105">
            <text:p>105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0">
            <text:p>50</text:p>
          </table:table-cell>
          <table:table-cell table:style-name="ce2" table:formula="of:=SUM([.C310:.H310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310]-[.N310]" office:value-type="float" office:value="470">
            <text:p>470</text:p>
          </table:table-cell>
          <table:table-cell table:formula="of:=MIN([.D310]; [.F310])" office:value-type="float" office:value="90">
            <text:p>90</text:p>
          </table:table-cell>
          <table:table-cell table:style-name="ce21" office:value-type="string">
            <text:p>ピンチ樹1.2倍</text:p>
          </table:table-cell>
          <table:table-cell table:style-name="ce21" office:value-type="string">
            <text:p>天候無視</text:p>
          </table:table-cell>
          <table:table-cell table:style-name="ce2" office:value-type="string">
            <text:p><text:a xlink:href="http://www14.atwiki.jp/tamakagura/pages/171.html">N幽香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樹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310]*2+89)*[.X310]*IF(OR([.J310]=[.V310]; [.K310]=[.V310]); 1.5; 1)" office:value-type="float" office:value="24210">
            <text:p>24210</text:p>
          </table:table-cell>
          <table:table-cell table:style-name="ce2" office:value-type="string">
            <text:p><text:a xlink:href="http://www14.atwiki.jp/tamakagura/pages/171.html">N幽香</text:a>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table:number-columns-repeated="4"/>
          <table:table-cell table:number-columns-repeated="2" table:style-name="ce26" office:value-type="string">
            <text:p>○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1.html">N幽香</text:a></text:p>
          </table:table-cell>
          <table:table-cell table:formula="of:=[.BB310]+[.BC310]" office:value-type="float" office:value="161600">
            <text:p>161600</text:p>
          </table:table-cell>
          <table:table-cell table:style-name="ce25" table:formula="of:=([.C310]*2+64+130)*([.E310]*2+25)" office:value-type="float" office:value="82820">
            <text:p>82820</text:p>
          </table:table-cell>
          <table:table-cell table:formula="of:=([.C310]*2+64+130)*([.G310]*2+25)" office:value-type="float" office:value="78780">
            <text:p>78780</text:p>
          </table:table-cell>
          <table:table-cell table:formula="of:=([.D310]*2+89)*([.H310]*2+89)" office:value-type="float" office:value="50841">
            <text:p>50841</text:p>
          </table:table-cell>
          <table:table-cell table:formula="of:=([.F310]*2+89)*([.H310]*2+89)" office:value-type="float" office:value="69741">
            <text:p>69741</text:p>
          </table:table-cell>
          <table:table-cell table:style-name="ce26" table:formula="of:=[.BA310]*(MAX([.D310]; [.F310])*2+89)" office:value-type="float" office:value="59630400">
            <text:p>59630400</text:p>
          </table:table-cell>
          <table:table-cell table:style-name="ce2" office:value-type="string">
            <text:p><text:a xlink:href="http://www14.atwiki.jp/tamakagura/pages/171.html">N幽香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171.html">N幽香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310">
            <text:p>310</text:p>
          </table:table-cell>
          <table:table-cell table:style-name="ce2" office:value-type="string">
            <text:p><text:a xlink:href="http://www14.atwiki.jp/tamakagura/pages/171.html">A幽香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60">
            <text:p>16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table:formula="of:=SUM([.C311:.H311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311]-[.N311]" office:value-type="float" office:value="500">
            <text:p>500</text:p>
          </table:table-cell>
          <table:table-cell table:formula="of:=MIN([.D311]; [.F311])" office:value-type="float" office:value="60">
            <text:p>60</text:p>
          </table:table-cell>
          <table:table-cell table:style-name="ce21" office:value-type="string">
            <text:p>ピンチ樹1.2倍</text:p>
          </table:table-cell>
          <table:table-cell table:style-name="ce21" office:value-type="string">
            <text:p>天候無視</text:p>
          </table:table-cell>
          <table:table-cell table:style-name="ce2" office:value-type="string">
            <text:p><text:a xlink:href="http://www14.atwiki.jp/tamakagura/pages/171.html">A幽香</text:a></text:p>
          </table:table-cell>
          <table:table-cell table:number-columns-repeated="8"/>
          <table:table-cell table:style-name="ce2" office:value-type="string">
            <text:p><text:a xlink:href="http://www14.atwiki.jp/tamakagura/pages/171.html">A幽香</text:a>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1.html">A幽香</text:a></text:p>
          </table:table-cell>
          <table:table-cell table:formula="of:=[.BB311]+[.BC311]" office:value-type="float" office:value="161460">
            <text:p>161460</text:p>
          </table:table-cell>
          <table:table-cell table:formula="of:=([.C311]*2+64+130)*([.E311]*2+25)" office:value-type="float" office:value="84870">
            <text:p>84870</text:p>
          </table:table-cell>
          <table:table-cell table:formula="of:=([.C311]*2+64+130)*([.G311]*2+25)" office:value-type="float" office:value="76590">
            <text:p>76590</text:p>
          </table:table-cell>
          <table:table-cell table:formula="of:=([.D311]*2+89)*([.H311]*2+89)" office:value-type="float" office:value="43681">
            <text:p>43681</text:p>
          </table:table-cell>
          <table:table-cell table:formula="of:=([.F311]*2+89)*([.H311]*2+89)" office:value-type="float" office:value="85481">
            <text:p>85481</text:p>
          </table:table-cell>
          <table:table-cell table:style-name="ce26" table:formula="of:=[.BA311]*(MAX([.D311]; [.F311])*2+89)" office:value-type="float" office:value="66037140">
            <text:p>66037140</text:p>
          </table:table-cell>
          <table:table-cell table:style-name="ce2" office:value-type="string">
            <text:p><text:a xlink:href="http://www14.atwiki.jp/tamakagura/pages/171.html">A幽香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71.html">A幽香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311">
            <text:p>311</text:p>
          </table:table-cell>
          <table:table-cell table:style-name="ce2" office:value-type="string">
            <text:p><text:a xlink:href="http://www14.atwiki.jp/tamakagura/pages/171.html">D幽香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312:.H312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312]-[.N312]" office:value-type="float" office:value="490">
            <text:p>490</text:p>
          </table:table-cell>
          <table:table-cell table:formula="of:=MIN([.D312]; [.F312])" office:value-type="float" office:value="70">
            <text:p>70</text:p>
          </table:table-cell>
          <table:table-cell table:style-name="ce21" office:value-type="string">
            <text:p>ピンチ樹1.2倍</text:p>
          </table:table-cell>
          <table:table-cell table:style-name="ce21" office:value-type="string">
            <text:p>天候無視</text:p>
          </table:table-cell>
          <table:table-cell table:style-name="ce2" office:value-type="string">
            <text:p><text:a xlink:href="http://www14.atwiki.jp/tamakagura/pages/171.html">D幽香</text:a></text:p>
          </table:table-cell>
          <table:table-cell table:number-columns-repeated="8"/>
          <table:table-cell table:style-name="ce2" office:value-type="string">
            <text:p><text:a xlink:href="http://www14.atwiki.jp/tamakagura/pages/171.html">D幽香</text:a>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闇</text:p>
          </table:table-cell>
          <table:table-cell table:number-columns-repeated="4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1.html">D幽香</text:a></text:p>
          </table:table-cell>
          <table:table-cell table:formula="of:=[.BB312]+[.BC312]" office:value-type="float" office:value="186620">
            <text:p>186620</text:p>
          </table:table-cell>
          <table:table-cell table:style-name="ce25" table:formula="of:=([.C312]*2+64+130)*([.E312]*2+25)" office:value-type="float" office:value="97650">
            <text:p>97650</text:p>
          </table:table-cell>
          <table:table-cell table:formula="of:=([.C312]*2+64+130)*([.G312]*2+25)" office:value-type="float" office:value="88970">
            <text:p>88970</text:p>
          </table:table-cell>
          <table:table-cell table:formula="of:=([.D312]*2+89)*([.H312]*2+89)" office:value-type="float" office:value="47861">
            <text:p>47861</text:p>
          </table:table-cell>
          <table:table-cell table:formula="of:=([.F312]*2+89)*([.H312]*2+89)" office:value-type="float" office:value="68761">
            <text:p>68761</text:p>
          </table:table-cell>
          <table:table-cell table:style-name="ce26" table:formula="of:=[.BA312]*(MAX([.D312]; [.F312])*2+89)" office:value-type="float" office:value="61397980">
            <text:p>61397980</text:p>
          </table:table-cell>
          <table:table-cell table:style-name="ce2" office:value-type="string">
            <text:p><text:a xlink:href="http://www14.atwiki.jp/tamakagura/pages/171.html">D幽香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71.html">D幽香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312">
            <text:p>312</text:p>
          </table:table-cell>
          <table:table-cell table:style-name="ce2" office:value-type="string">
            <text:p><text:a xlink:href="http://www14.atwiki.jp/tamakagura/pages/172.html">ちびユウカ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5">
            <text:p>65</text:p>
          </table:table-cell>
          <table:table-cell table:style-name="ce2" table:formula="of:=SUM([.C313:.H313])" office:value-type="float" office:value="420">
            <text:p>42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13]-[.N313]" office:value-type="float" office:value="390">
            <text:p>390</text:p>
          </table:table-cell>
          <table:table-cell table:formula="of:=MIN([.D313]; [.F313])" office:value-type="float" office:value="30">
            <text:p>30</text:p>
          </table:table-cell>
          <table:table-cell table:style-name="ce21" office:value-type="string">
            <text:p>ピンチ樹1.2倍</text:p>
          </table:table-cell>
          <table:table-cell table:style-name="ce21"/>
          <table:table-cell table:style-name="ce2" office:value-type="string">
            <text:p><text:a xlink:href="http://www14.atwiki.jp/tamakagura/pages/172.html">ちびユウカ</text:a></text:p>
          </table:table-cell>
          <table:table-cell table:number-columns-repeated="8"/>
          <table:table-cell table:style-name="ce2" office:value-type="string">
            <text:p><text:a xlink:href="http://www14.atwiki.jp/tamakagura/pages/172.html">ちびユウカ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2.html">ちびユウカ</text:a></text:p>
          </table:table-cell>
          <table:table-cell table:formula="of:=[.BB313]+[.BC313]" office:value-type="float" office:value="116820">
            <text:p>116820</text:p>
          </table:table-cell>
          <table:table-cell table:formula="of:=([.C313]*2+64+130)*([.E313]*2+25)" office:value-type="float" office:value="54870">
            <text:p>54870</text:p>
          </table:table-cell>
          <table:table-cell table:formula="of:=([.C313]*2+64+130)*([.G313]*2+25)" office:value-type="float" office:value="61950">
            <text:p>61950</text:p>
          </table:table-cell>
          <table:table-cell table:formula="of:=([.D313]*2+89)*([.H313]*2+89)" office:value-type="float" office:value="32631">
            <text:p>32631</text:p>
          </table:table-cell>
          <table:table-cell table:formula="of:=([.F313]*2+89)*([.H313]*2+89)" office:value-type="float" office:value="65481">
            <text:p>65481</text:p>
          </table:table-cell>
          <table:table-cell table:formula="of:=[.BA313]*(MAX([.D313]; [.F313])*2+89)" office:value-type="float" office:value="34929180">
            <text:p>34929180</text:p>
          </table:table-cell>
          <table:table-cell table:style-name="ce2" office:value-type="string">
            <text:p><text:a xlink:href="http://www14.atwiki.jp/tamakagura/pages/172.html">ちびユウカ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72.html">ちびユウカ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313">
            <text:p>313</text:p>
          </table:table-cell>
          <table:table-cell table:style-name="ce2" office:value-type="string">
            <text:p><text:a xlink:href="http://www14.atwiki.jp/tamakagura/pages/172.html">Aユウカ</text:a></text:p>
          </table:table-cell>
          <table:table-cell table:style-name="ce2" office:value-type="float" office:value="105">
            <text:p>105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314:.H314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314]-[.N314]" office:value-type="float" office:value="480">
            <text:p>480</text:p>
          </table:table-cell>
          <table:table-cell table:formula="of:=MIN([.D314]; [.F314])" office:value-type="float" office:value="80">
            <text:p>80</text:p>
          </table:table-cell>
          <table:table-cell table:style-name="ce21" office:value-type="string">
            <text:p>ピンチ樹1.2倍</text:p>
          </table:table-cell>
          <table:table-cell table:style-name="ce21" office:value-type="string">
            <text:p>被弾時50%AC↑</text:p>
          </table:table-cell>
          <table:table-cell table:style-name="ce2" office:value-type="string">
            <text:p><text:a xlink:href="http://www14.atwiki.jp/tamakagura/pages/172.html">Aユウカ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樹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314]*2+89)*[.X314]*IF(OR([.J314]=[.V314]; [.K314]=[.V314]); 1.5; 1)" office:value-type="float" office:value="22410">
            <text:p>22410</text:p>
          </table:table-cell>
          <table:table-cell table:style-name="ce2" office:value-type="string">
            <text:p><text:a xlink:href="http://www14.atwiki.jp/tamakagura/pages/172.html">Aユウカ</text:a></text:p>
          </table:table-cell>
          <table:table-cell office:value-type="string">
            <text:p>樹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5"/>
          <table:table-cell table:number-columns-repeated="2" table:style-name="ce26" office:value-type="string">
            <text:p>○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2.html">Aユウカ</text:a></text:p>
          </table:table-cell>
          <table:table-cell table:formula="of:=[.BB314]+[.BC314]" office:value-type="float" office:value="157560">
            <text:p>157560</text:p>
          </table:table-cell>
          <table:table-cell table:formula="of:=([.C314]*2+64+130)*([.E314]*2+25)" office:value-type="float" office:value="74740">
            <text:p>74740</text:p>
          </table:table-cell>
          <table:table-cell table:formula="of:=([.C314]*2+64+130)*([.G314]*2+25)" office:value-type="float" office:value="82820">
            <text:p>82820</text:p>
          </table:table-cell>
          <table:table-cell table:formula="of:=([.D314]*2+89)*([.H314]*2+89)" office:value-type="float" office:value="62001">
            <text:p>62001</text:p>
          </table:table-cell>
          <table:table-cell table:formula="of:=([.F314]*2+89)*([.H314]*2+89)" office:value-type="float" office:value="84411">
            <text:p>84411</text:p>
          </table:table-cell>
          <table:table-cell table:formula="of:=[.BA314]*(MAX([.D314]; [.F314])*2+89)" office:value-type="float" office:value="53412840">
            <text:p>53412840</text:p>
          </table:table-cell>
          <table:table-cell table:style-name="ce2" office:value-type="string">
            <text:p><text:a xlink:href="http://www14.atwiki.jp/tamakagura/pages/172.html">Aユウカ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72.html">Aユウカ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314">
            <text:p>314</text:p>
          </table:table-cell>
          <table:table-cell table:style-name="ce2" office:value-type="string">
            <text:p><text:a xlink:href="http://www14.atwiki.jp/tamakagura/pages/172.html">Sユウカ</text:a>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13" office:value-type="float" office:value="120">
            <text:p>120</text:p>
          </table:table-cell>
          <table:table-cell table:style-name="ce2" table:formula="of:=SUM([.C315:.H315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315]-[.N315]" office:value-type="float" office:value="480">
            <text:p>480</text:p>
          </table:table-cell>
          <table:table-cell table:formula="of:=MIN([.D315]; [.F315])" office:value-type="float" office:value="80">
            <text:p>80</text:p>
          </table:table-cell>
          <table:table-cell table:style-name="ce21" office:value-type="string">
            <text:p>ピンチ樹1.2倍</text:p>
          </table:table-cell>
          <table:table-cell table:style-name="ce21" office:value-type="string">
            <text:p>被弾時50%AC↑</text:p>
          </table:table-cell>
          <table:table-cell table:style-name="ce2" office:value-type="string">
            <text:p><text:a xlink:href="http://www14.atwiki.jp/tamakagura/pages/172.html">Sユウカ</text:a></text:p>
          </table:table-cell>
          <table:table-cell table:number-columns-repeated="8"/>
          <table:table-cell table:style-name="ce2" office:value-type="string">
            <text:p><text:a xlink:href="http://www14.atwiki.jp/tamakagura/pages/172.html">Sユウカ</text:a>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table:number-columns-repeated="4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2.html">Sユウカ</text:a></text:p>
          </table:table-cell>
          <table:table-cell table:formula="of:=[.BB315]+[.BC315]" office:value-type="float" office:value="138380">
            <text:p>138380</text:p>
          </table:table-cell>
          <table:table-cell table:formula="of:=([.C315]*2+64+130)*([.E315]*2+25)" office:value-type="float" office:value="69190">
            <text:p>69190</text:p>
          </table:table-cell>
          <table:table-cell table:formula="of:=([.C315]*2+64+130)*([.G315]*2+25)" office:value-type="float" office:value="69190">
            <text:p>69190</text:p>
          </table:table-cell>
          <table:table-cell table:style-name="ce26" table:formula="of:=([.D315]*2+89)*([.H315]*2+89)" office:value-type="float" office:value="81921">
            <text:p>81921</text:p>
          </table:table-cell>
          <table:table-cell table:style-name="ce26" table:formula="of:=([.F315]*2+89)*([.H315]*2+89)" office:value-type="float" office:value="101661">
            <text:p>101661</text:p>
          </table:table-cell>
          <table:table-cell table:formula="of:=[.BA315]*(MAX([.D315]; [.F315])*2+89)" office:value-type="float" office:value="42759420">
            <text:p>42759420</text:p>
          </table:table-cell>
          <table:table-cell table:style-name="ce2" office:value-type="string">
            <text:p><text:a xlink:href="http://www14.atwiki.jp/tamakagura/pages/172.html">Sユウカ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72.html">Sユウカ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315">
            <text:p>315</text:p>
          </table:table-cell>
          <table:table-cell table:style-name="ce2" office:value-type="string">
            <text:p><text:a xlink:href="http://www14.atwiki.jp/tamakagura/pages/173.html">ちびゆうぎ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0">
            <text:p>30</text:p>
          </table:table-cell>
          <table:table-cell table:style-name="ce2" table:formula="of:=SUM([.C316:.H316])" office:value-type="float" office:value="420">
            <text:p>42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16]-[.N316]" office:value-type="float" office:value="365">
            <text:p>365</text:p>
          </table:table-cell>
          <table:table-cell table:formula="of:=MIN([.D316]; [.F316])" office:value-type="float" office:value="55">
            <text:p>55</text:p>
          </table:table-cell>
          <table:table-cell table:style-name="ce21" office:value-type="string">
            <text:p>物理1.1倍</text:p>
          </table:table-cell>
          <table:table-cell table:style-name="ce21"/>
          <table:table-cell table:style-name="ce2" office:value-type="string">
            <text:p><text:a xlink:href="http://www14.atwiki.jp/tamakagura/pages/173.html">ちびゆうぎ</text:a></text:p>
          </table:table-cell>
          <table:table-cell table:number-columns-repeated="8"/>
          <table:table-cell table:style-name="ce2" office:value-type="string">
            <text:p><text:a xlink:href="http://www14.atwiki.jp/tamakagura/pages/173.html">ちびゆうぎ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73.html">ちびゆうぎ</text:a></text:p>
          </table:table-cell>
          <table:table-cell table:formula="of:=[.BB316]+[.BC316]" office:value-type="float" office:value="115940">
            <text:p>115940</text:p>
          </table:table-cell>
          <table:table-cell table:formula="of:=([.C316]*2+64+130)*([.E316]*2+25)" office:value-type="float" office:value="57970">
            <text:p>57970</text:p>
          </table:table-cell>
          <table:table-cell table:formula="of:=([.C316]*2+64+130)*([.G316]*2+25)" office:value-type="float" office:value="57970">
            <text:p>57970</text:p>
          </table:table-cell>
          <table:table-cell table:formula="of:=([.D316]*2+89)*([.H316]*2+89)" office:value-type="float" office:value="47531">
            <text:p>47531</text:p>
          </table:table-cell>
          <table:table-cell table:formula="of:=([.F316]*2+89)*([.H316]*2+89)" office:value-type="float" office:value="29651">
            <text:p>29651</text:p>
          </table:table-cell>
          <table:table-cell table:formula="of:=[.BA316]*(MAX([.D316]; [.F316])*2+89)" office:value-type="float" office:value="36984860">
            <text:p>36984860</text:p>
          </table:table-cell>
          <table:table-cell table:style-name="ce2" office:value-type="string">
            <text:p><text:a xlink:href="http://www14.atwiki.jp/tamakagura/pages/173.html">ちびゆうぎ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73.html">ちびゆうぎ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16">
            <text:p>316</text:p>
          </table:table-cell>
          <table:table-cell table:style-name="ce2" office:value-type="string">
            <text:p><text:a xlink:href="http://www14.atwiki.jp/tamakagura/pages/173.html">N勇儀</text:a></text:p>
          </table:table-cell>
          <table:table-cell table:style-name="ce2" office:value-type="float" office:value="110">
            <text:p>110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0">
            <text:p>40</text:p>
          </table:table-cell>
          <table:table-cell table:style-name="ce2" table:formula="of:=SUM([.C317:.H317])" office:value-type="float" office:value="560">
            <text:p>56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317]-[.N317]" office:value-type="float" office:value="500">
            <text:p>500</text:p>
          </table:table-cell>
          <table:table-cell table:formula="of:=MIN([.D317]; [.F317])" office:value-type="float" office:value="60">
            <text:p>60</text:p>
          </table:table-cell>
          <table:table-cell table:style-name="ce21" office:value-type="string">
            <text:p>物理1.1倍</text:p>
          </table:table-cell>
          <table:table-cell table:style-name="ce21" office:value-type="string">
            <text:p>50%A↓</text:p>
          </table:table-cell>
          <table:table-cell table:style-name="ce2" office:value-type="string">
            <text:p><text:a xlink:href="http://www14.atwiki.jp/tamakagura/pages/173.html">N勇儀</text:a></text:p>
          </table:table-cell>
          <table:table-cell table:number-columns-repeated="8"/>
          <table:table-cell table:style-name="ce2" office:value-type="string">
            <text:p><text:a xlink:href="http://www14.atwiki.jp/tamakagura/pages/173.html">N勇儀</text:a>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8"/>
          <table:table-cell table:style-name="ce26" office:value-type="string">
            <text:p>○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73.html">N勇儀</text:a></text:p>
          </table:table-cell>
          <table:table-cell table:formula="of:=[.BB317]+[.BC317]" office:value-type="float" office:value="186300">
            <text:p>186300</text:p>
          </table:table-cell>
          <table:table-cell table:style-name="ce26" table:formula="of:=([.C317]*2+64+130)*([.E317]*2+25)" office:value-type="float" office:value="101430">
            <text:p>101430</text:p>
          </table:table-cell>
          <table:table-cell table:formula="of:=([.C317]*2+64+130)*([.G317]*2+25)" office:value-type="float" office:value="84870">
            <text:p>84870</text:p>
          </table:table-cell>
          <table:table-cell table:formula="of:=([.D317]*2+89)*([.H317]*2+89)" office:value-type="float" office:value="65741">
            <text:p>65741</text:p>
          </table:table-cell>
          <table:table-cell table:formula="of:=([.F317]*2+89)*([.H317]*2+89)" office:value-type="float" office:value="35321">
            <text:p>35321</text:p>
          </table:table-cell>
          <table:table-cell table:style-name="ce26" table:formula="of:=[.BA317]*(MAX([.D317]; [.F317])*2+89)" office:value-type="float" office:value="72470700">
            <text:p>72470700</text:p>
          </table:table-cell>
          <table:table-cell table:style-name="ce2" office:value-type="string">
            <text:p><text:a xlink:href="http://www14.atwiki.jp/tamakagura/pages/173.html">N勇儀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173.html">N勇儀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17">
            <text:p>317</text:p>
          </table:table-cell>
          <table:table-cell table:style-name="ce2" office:value-type="string">
            <text:p><text:a xlink:href="http://www14.atwiki.jp/tamakagura/pages/173.html">A勇儀</text:a></text:p>
          </table:table-cell>
          <table:table-cell table:style-name="ce2" office:value-type="float" office:value="110">
            <text:p>110</text:p>
          </table:table-cell>
          <table:table-cell table:style-name="ce13" office:value-type="float" office:value="160">
            <text:p>160</text:p>
          </table:table-cell>
          <table:table-cell table:number-columns-repeated="3"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table:formula="of:=SUM([.C318:.H318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318]-[.N318]" office:value-type="float" office:value="480">
            <text:p>480</text:p>
          </table:table-cell>
          <table:table-cell table:formula="of:=MIN([.D318]; [.F318])" office:value-type="float" office:value="80">
            <text:p>80</text:p>
          </table:table-cell>
          <table:table-cell table:style-name="ce21" office:value-type="string">
            <text:p>物理1.1倍</text:p>
          </table:table-cell>
          <table:table-cell table:style-name="ce21" office:value-type="string">
            <text:p>50%A↓</text:p>
          </table:table-cell>
          <table:table-cell table:style-name="ce2" office:value-type="string">
            <text:p><text:a xlink:href="http://www14.atwiki.jp/tamakagura/pages/173.html">A勇儀</text:a></text:p>
          </table:table-cell>
          <table:table-cell table:number-columns-repeated="8"/>
          <table:table-cell table:style-name="ce2" office:value-type="string">
            <text:p><text:a xlink:href="http://www14.atwiki.jp/tamakagura/pages/173.html">A勇儀</text:a>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鋼</text:p>
          </table:table-cell>
          <table:table-cell table:number-columns-repeated="8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73.html">A勇儀</text:a></text:p>
          </table:table-cell>
          <table:table-cell table:formula="of:=[.BB318]+[.BC318]" office:value-type="float" office:value="153180">
            <text:p>153180</text:p>
          </table:table-cell>
          <table:table-cell table:formula="of:=([.C318]*2+64+130)*([.E318]*2+25)" office:value-type="float" office:value="76590">
            <text:p>76590</text:p>
          </table:table-cell>
          <table:table-cell table:formula="of:=([.C318]*2+64+130)*([.G318]*2+25)" office:value-type="float" office:value="76590">
            <text:p>76590</text:p>
          </table:table-cell>
          <table:table-cell table:formula="of:=([.D318]*2+89)*([.H318]*2+89)" office:value-type="float" office:value="77301">
            <text:p>77301</text:p>
          </table:table-cell>
          <table:table-cell table:formula="of:=([.F318]*2+89)*([.H318]*2+89)" office:value-type="float" office:value="47061">
            <text:p>47061</text:p>
          </table:table-cell>
          <table:table-cell table:style-name="ce26" table:formula="of:=[.BA318]*(MAX([.D318]; [.F318])*2+89)" office:value-type="float" office:value="62650620">
            <text:p>62650620</text:p>
          </table:table-cell>
          <table:table-cell table:style-name="ce2" office:value-type="string">
            <text:p><text:a xlink:href="http://www14.atwiki.jp/tamakagura/pages/173.html">A勇儀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73.html">A勇儀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18">
            <text:p>318</text:p>
          </table:table-cell>
          <table:table-cell table:style-name="ce2" office:value-type="string">
            <text:p><text:a xlink:href="http://www14.atwiki.jp/tamakagura/pages/173.html">T勇儀</text:a></text:p>
          </table:table-cell>
          <table:table-cell table:style-name="ce2" office:value-type="float" office:value="110">
            <text:p>110</text:p>
          </table:table-cell>
          <table:table-cell table:style-name="ce13" office:value-type="float" office:value="145">
            <text:p>14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5">
            <text:p>45</text:p>
          </table:table-cell>
          <table:table-cell table:style-name="ce2" table:formula="of:=SUM([.C319:.H319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319]-[.N319]" office:value-type="float" office:value="480">
            <text:p>480</text:p>
          </table:table-cell>
          <table:table-cell table:formula="of:=MIN([.D319]; [.F319])" office:value-type="float" office:value="80">
            <text:p>80</text:p>
          </table:table-cell>
          <table:table-cell table:style-name="ce21" office:value-type="string">
            <text:p>物理1.1倍</text:p>
          </table:table-cell>
          <table:table-cell table:style-name="ce21" office:value-type="string">
            <text:p>50%A↓</text:p>
          </table:table-cell>
          <table:table-cell table:style-name="ce2" office:value-type="string">
            <text:p><text:a xlink:href="http://www14.atwiki.jp/tamakagura/pages/173.html">T勇儀</text:a></text:p>
          </table:table-cell>
          <table:table-cell table:number-columns-repeated="8"/>
          <table:table-cell table:style-name="ce2" office:value-type="string">
            <text:p><text:a xlink:href="http://www14.atwiki.jp/tamakagura/pages/173.html">T勇儀</text:a></text:p>
          </table:table-cell>
          <table:table-cell office:value-type="string">
            <text:p>地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73.html">T勇儀</text:a></text:p>
          </table:table-cell>
          <table:table-cell table:formula="of:=[.BB319]+[.BC319]" office:value-type="float" office:value="169740">
            <text:p>169740</text:p>
          </table:table-cell>
          <table:table-cell table:formula="of:=([.C319]*2+64+130)*([.E319]*2+25)" office:value-type="float" office:value="84870">
            <text:p>84870</text:p>
          </table:table-cell>
          <table:table-cell table:formula="of:=([.C319]*2+64+130)*([.G319]*2+25)" office:value-type="float" office:value="84870">
            <text:p>84870</text:p>
          </table:table-cell>
          <table:table-cell table:formula="of:=([.D319]*2+89)*([.H319]*2+89)" office:value-type="float" office:value="67841">
            <text:p>67841</text:p>
          </table:table-cell>
          <table:table-cell table:formula="of:=([.F319]*2+89)*([.H319]*2+89)" office:value-type="float" office:value="44571">
            <text:p>44571</text:p>
          </table:table-cell>
          <table:table-cell table:style-name="ce26" table:formula="of:=[.BA319]*(MAX([.D319]; [.F319])*2+89)" office:value-type="float" office:value="64331460">
            <text:p>64331460</text:p>
          </table:table-cell>
          <table:table-cell table:style-name="ce2" office:value-type="string">
            <text:p><text:a xlink:href="http://www14.atwiki.jp/tamakagura/pages/173.html">T勇儀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73.html">T勇儀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19">
            <text:p>319</text:p>
          </table:table-cell>
          <table:table-cell table:style-name="ce2" office:value-type="string">
            <text:p><text:a xlink:href="http://www14.atwiki.jp/tamakagura/pages/176.html">ちびゆかり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5">
            <text:p>65</text:p>
          </table:table-cell>
          <table:table-cell table:style-name="ce2" table:formula="of:=SUM([.C320:.H320])" office:value-type="float" office:value="450">
            <text:p>45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20]-[.N320]" office:value-type="float" office:value="395">
            <text:p>395</text:p>
          </table:table-cell>
          <table:table-cell table:formula="of:=MIN([.D320]; [.F320])" office:value-type="float" office:value="55">
            <text:p>55</text:p>
          </table:table-cell>
          <table:table-cell table:style-name="ce21" office:value-type="string">
            <text:p>障壁破壊</text:p>
          </table:table-cell>
          <table:table-cell table:style-name="ce21"/>
          <table:table-cell table:style-name="ce2" office:value-type="string">
            <text:p><text:a xlink:href="http://www14.atwiki.jp/tamakagura/pages/176.html">ちびゆかり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76.html">ちびゆか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76.html">ちびゆかり</text:a></text:p>
          </table:table-cell>
          <table:table-cell table:formula="of:=[.BB320]+[.BC320]" office:value-type="float" office:value="130900">
            <text:p>130900</text:p>
          </table:table-cell>
          <table:table-cell table:formula="of:=([.C320]*2+64+130)*([.E320]*2+25)" office:value-type="float" office:value="57970">
            <text:p>57970</text:p>
          </table:table-cell>
          <table:table-cell table:formula="of:=([.C320]*2+64+130)*([.G320]*2+25)" office:value-type="float" office:value="72930">
            <text:p>72930</text:p>
          </table:table-cell>
          <table:table-cell table:formula="of:=([.D320]*2+89)*([.H320]*2+89)" office:value-type="float" office:value="43581">
            <text:p>43581</text:p>
          </table:table-cell>
          <table:table-cell table:formula="of:=([.F320]*2+89)*([.H320]*2+89)" office:value-type="float" office:value="58911">
            <text:p>58911</text:p>
          </table:table-cell>
          <table:table-cell table:formula="of:=[.BA320]*(MAX([.D320]; [.F320])*2+89)" office:value-type="float" office:value="35212100">
            <text:p>35212100</text:p>
          </table:table-cell>
          <table:table-cell table:style-name="ce2" office:value-type="string">
            <text:p><text:a xlink:href="http://www14.atwiki.jp/tamakagura/pages/176.html">ちびゆかり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76.html">ちびゆかり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20">
            <text:p>320</text:p>
          </table:table-cell>
          <table:table-cell table:style-name="ce2" office:value-type="string">
            <text:p><text:a xlink:href="http://www14.atwiki.jp/tamakagura/pages/176.html">A紫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13" table:formula="of:=SUM([.C321:.H321])" office:value-type="float" office:value="580">
            <text:p>58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21]-[.N321]" office:value-type="float" office:value="490">
            <text:p>490</text:p>
          </table:table-cell>
          <table:table-cell table:formula="of:=MIN([.D321]; [.F321])" office:value-type="float" office:value="90">
            <text:p>90</text:p>
          </table:table-cell>
          <table:table-cell table:style-name="ce21" office:value-type="string">
            <text:p>障壁破壊</text:p>
          </table:table-cell>
          <table:table-cell table:style-name="ce21" office:value-type="string">
            <text:p>25%先攻</text:p>
          </table:table-cell>
          <table:table-cell table:style-name="ce2" office:value-type="string">
            <text:p><text:a xlink:href="http://www14.atwiki.jp/tamakagura/pages/176.html">A紫</text:a>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闇・無</text:p>
          </table:table-cell>
          <table:table-cell office:value-type="string">
            <text:p>特殊・物理</text:p>
          </table:table-cell>
          <table:table-cell office:value-type="float" office:value="80">
            <text:p>80</text:p>
          </table:table-cell>
          <table:table-cell table:formula="of:=MAX(([.F321]*2+89)*80;([.D321]*2+89)*80*1.5)" office:value-type="float" office:value="32280">
            <text:p>32280</text:p>
          </table:table-cell>
          <table:table-cell table:style-name="ce2" office:value-type="string">
            <text:p><text:a xlink:href="http://www14.atwiki.jp/tamakagura/pages/176.html">A紫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9"/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6.html">A紫</text:a></text:p>
          </table:table-cell>
          <table:table-cell table:formula="of:=[.BB321]+[.BC321]" office:value-type="float" office:value="161460">
            <text:p>161460</text:p>
          </table:table-cell>
          <table:table-cell table:formula="of:=([.C321]*2+64+130)*([.E321]*2+25)" office:value-type="float" office:value="80730">
            <text:p>80730</text:p>
          </table:table-cell>
          <table:table-cell table:formula="of:=([.C321]*2+64+130)*([.G321]*2+25)" office:value-type="float" office:value="80730">
            <text:p>80730</text:p>
          </table:table-cell>
          <table:table-cell table:formula="of:=([.D321]*2+89)*([.H321]*2+89)" office:value-type="float" office:value="72361">
            <text:p>72361</text:p>
          </table:table-cell>
          <table:table-cell table:formula="of:=([.F321]*2+89)*([.H321]*2+89)" office:value-type="float" office:value="88501">
            <text:p>88501</text:p>
          </table:table-cell>
          <table:table-cell table:formula="of:=[.BA321]*(MAX([.D321]; [.F321])*2+89)" office:value-type="float" office:value="53120340">
            <text:p>53120340</text:p>
          </table:table-cell>
          <table:table-cell table:style-name="ce2" office:value-type="string">
            <text:p><text:a xlink:href="http://www14.atwiki.jp/tamakagura/pages/176.html">A紫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76.html">A紫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21">
            <text:p>321</text:p>
          </table:table-cell>
          <table:table-cell table:style-name="ce2" office:value-type="string">
            <text:p><text:a xlink:href="http://www14.atwiki.jp/tamakagura/pages/176.html">T紫</text:a></text:p>
          </table:table-cell>
          <table:table-cell table:number-columns-repeated="2" table:style-name="ce2" office:value-type="float" office:value="110">
            <text:p>11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13" table:formula="of:=SUM([.C322:.H322])" office:value-type="float" office:value="580">
            <text:p>58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★</text:p>
          </table:table-cell>
          <table:table-cell table:style-name="ce13" table:formula="of:=[.I322]-[.N322]" office:value-type="float" office:value="500">
            <text:p>500</text:p>
          </table:table-cell>
          <table:table-cell table:formula="of:=MIN([.D322]; [.F322])" office:value-type="float" office:value="80">
            <text:p>80</text:p>
          </table:table-cell>
          <table:table-cell table:style-name="ce21" office:value-type="string">
            <text:p>障壁破壊</text:p>
          </table:table-cell>
          <table:table-cell table:style-name="ce21" office:value-type="string">
            <text:p>能力低下防止</text:p>
          </table:table-cell>
          <table:table-cell table:style-name="ce2" office:value-type="string">
            <text:p><text:a xlink:href="http://www14.atwiki.jp/tamakagura/pages/176.html">T紫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76.html">T紫</text:a></text:p>
          </table:table-cell>
          <table:table-cell office:value-type="string">
            <text:p>鋼</text:p>
          </table:table-cell>
          <table:table-cell office:value-type="string">
            <text:p>虫</text:p>
          </table:table-cell>
          <table:table-cell office:value-type="string">
            <text:p>鋼</text:p>
          </table:table-cell>
          <table:table-cell office:value-type="string">
            <text:p>虫</text:p>
          </table:table-cell>
          <table:table-cell office:value-type="string">
            <text:p>無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0"/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76.html">T紫</text:a></text:p>
          </table:table-cell>
          <table:table-cell table:formula="of:=[.BB322]+[.BC322]" office:value-type="float" office:value="186300">
            <text:p>186300</text:p>
          </table:table-cell>
          <table:table-cell table:style-name="ce25" table:formula="of:=([.C322]*2+64+130)*([.E322]*2+25)" office:value-type="float" office:value="93150">
            <text:p>93150</text:p>
          </table:table-cell>
          <table:table-cell table:formula="of:=([.C322]*2+64+130)*([.G322]*2+25)" office:value-type="float" office:value="93150">
            <text:p>93150</text:p>
          </table:table-cell>
          <table:table-cell table:formula="of:=([.D322]*2+89)*([.H322]*2+89)" office:value-type="float" office:value="76941">
            <text:p>76941</text:p>
          </table:table-cell>
          <table:table-cell table:formula="of:=([.F322]*2+89)*([.H322]*2+89)" office:value-type="float" office:value="62001">
            <text:p>62001</text:p>
          </table:table-cell>
          <table:table-cell table:formula="of:=[.BA322]*(MAX([.D322]; [.F322])*2+89)" office:value-type="float" office:value="57566700">
            <text:p>57566700</text:p>
          </table:table-cell>
          <table:table-cell table:style-name="ce2" office:value-type="string">
            <text:p><text:a xlink:href="http://www14.atwiki.jp/tamakagura/pages/176.html">T紫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76.html">T紫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22">
            <text:p>322</text:p>
          </table:table-cell>
          <table:table-cell table:style-name="ce2" office:value-type="string">
            <text:p><text:a xlink:href="http://www14.atwiki.jp/tamakagura/pages/176.html">S紫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13" table:formula="of:=SUM([.C323:.H323])" office:value-type="float" office:value="580">
            <text:p>58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★</text:p>
          </table:table-cell>
          <table:table-cell table:style-name="ce2" table:formula="of:=[.I323]-[.N323]" office:value-type="float" office:value="475">
            <text:p>475</text:p>
          </table:table-cell>
          <table:table-cell table:formula="of:=MIN([.D323]; [.F323])" office:value-type="float" office:value="105">
            <text:p>105</text:p>
          </table:table-cell>
          <table:table-cell table:style-name="ce21" office:value-type="string">
            <text:p>障壁破壊</text:p>
          </table:table-cell>
          <table:table-cell table:style-name="ce21" office:value-type="string">
            <text:p>能力低下防止</text:p>
          </table:table-cell>
          <table:table-cell table:style-name="ce2" office:value-type="string">
            <text:p><text:a xlink:href="http://www14.atwiki.jp/tamakagura/pages/176.html">S紫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76.html">S紫</text:a>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10"/>
          <table:table-cell table:style-name="ce26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76.html">S紫</text:a></text:p>
          </table:table-cell>
          <table:table-cell table:formula="of:=[.BB323]+[.BC323]" office:value-type="float" office:value="145780">
            <text:p>145780</text:p>
          </table:table-cell>
          <table:table-cell table:formula="of:=([.C323]*2+64+130)*([.E323]*2+25)" office:value-type="float" office:value="65010">
            <text:p>65010</text:p>
          </table:table-cell>
          <table:table-cell table:formula="of:=([.C323]*2+64+130)*([.G323]*2+25)" office:value-type="float" office:value="80770">
            <text:p>80770</text:p>
          </table:table-cell>
          <table:table-cell table:style-name="ce26" table:formula="of:=([.D323]*2+89)*([.H323]*2+89)" office:value-type="float" office:value="92391">
            <text:p>92391</text:p>
          </table:table-cell>
          <table:table-cell table:style-name="ce26" table:formula="of:=([.F323]*2+89)*([.H323]*2+89)" office:value-type="float" office:value="92391">
            <text:p>92391</text:p>
          </table:table-cell>
          <table:table-cell table:formula="of:=[.BA323]*(MAX([.D323]; [.F323])*2+89)" office:value-type="float" office:value="43588220">
            <text:p>43588220</text:p>
          </table:table-cell>
          <table:table-cell table:style-name="ce2" office:value-type="string">
            <text:p><text:a xlink:href="http://www14.atwiki.jp/tamakagura/pages/176.html">S紫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76.html">S紫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23">
            <text:p>323</text:p>
          </table:table-cell>
          <table:table-cell table:style-name="ce2" office:value-type="string">
            <text:p><text:a xlink:href="http://www14.atwiki.jp/tamakagura/pages/176.html">H紫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13" table:formula="of:=SUM([.C324:.H324])" office:value-type="float" office:value="580">
            <text:p>58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13" table:formula="of:=[.I324]-[.N324]" office:value-type="float" office:value="500">
            <text:p>500</text:p>
          </table:table-cell>
          <table:table-cell table:formula="of:=MIN([.D324]; [.F324])" office:value-type="float" office:value="80">
            <text:p>80</text:p>
          </table:table-cell>
          <table:table-cell table:style-name="ce21" office:value-type="string">
            <text:p>障壁破壊</text:p>
          </table:table-cell>
          <table:table-cell table:style-name="ce21" office:value-type="string">
            <text:p>能力低下防止</text:p>
          </table:table-cell>
          <table:table-cell table:style-name="ce2" office:value-type="string">
            <text:p><text:a xlink:href="http://www14.atwiki.jp/tamakagura/pages/176.html">H紫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76.html">H紫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76.html">H紫</text:a></text:p>
          </table:table-cell>
          <table:table-cell table:formula="of:=[.BB324]+[.BC324]" office:value-type="float" office:value="178020">
            <text:p>178020</text:p>
          </table:table-cell>
          <table:table-cell table:style-name="ce25" table:formula="of:=([.C324]*2+64+130)*([.E324]*2+25)" office:value-type="float" office:value="84870">
            <text:p>84870</text:p>
          </table:table-cell>
          <table:table-cell table:formula="of:=([.C324]*2+64+130)*([.G324]*2+25)" office:value-type="float" office:value="93150">
            <text:p>93150</text:p>
          </table:table-cell>
          <table:table-cell table:formula="of:=([.D324]*2+89)*([.H324]*2+89)" office:value-type="float" office:value="66981">
            <text:p>66981</text:p>
          </table:table-cell>
          <table:table-cell table:formula="of:=([.F324]*2+89)*([.H324]*2+89)" office:value-type="float" office:value="83121">
            <text:p>83121</text:p>
          </table:table-cell>
          <table:table-cell table:formula="of:=[.BA324]*(MAX([.D324]; [.F324])*2+89)" office:value-type="float" office:value="55008180">
            <text:p>55008180</text:p>
          </table:table-cell>
          <table:table-cell table:style-name="ce2" office:value-type="string">
            <text:p><text:a xlink:href="http://www14.atwiki.jp/tamakagura/pages/176.html">H紫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76.html">H紫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24">
            <text:p>324</text:p>
          </table:table-cell>
          <table:table-cell table:style-name="ce2" office:value-type="string">
            <text:p><text:a xlink:href="http://www14.atwiki.jp/tamakagura/pages/176.html">AD紫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13" table:formula="of:=SUM([.C325:.H325])" office:value-type="float" office:value="580">
            <text:p>58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325]-[.N325]" office:value-type="float" office:value="460">
            <text:p>460</text:p>
          </table:table-cell>
          <table:table-cell table:formula="of:=MIN([.D325]; [.F325])" office:value-type="float" office:value="120">
            <text:p>120</text:p>
          </table:table-cell>
          <table:table-cell table:style-name="ce21" office:value-type="string">
            <text:p>障壁破壊</text:p>
          </table:table-cell>
          <table:table-cell table:style-name="ce21" office:value-type="string">
            <text:p>能力低下防止</text:p>
          </table:table-cell>
          <table:table-cell table:style-name="ce2" office:value-type="string">
            <text:p><text:a xlink:href="http://www14.atwiki.jp/tamakagura/pages/176.html">AD紫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闇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325]*2+89)*[.X325]*IF(OR([.J325]=[.V325]; [.K325]=[.V325]); 1.5; 1)" office:value-type="float" office:value="40680">
            <text:p>40680</text:p>
          </table:table-cell>
          <table:table-cell table:style-name="ce2" office:value-type="string">
            <text:p><text:a xlink:href="http://www14.atwiki.jp/tamakagura/pages/176.html">AD紫</text:a>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虫</text:p>
          </table:table-cell>
          <table:table-cell table:number-columns-repeated="13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6.html">AD紫</text:a></text:p>
          </table:table-cell>
          <table:table-cell table:formula="of:=[.BB325]+[.BC325]" office:value-type="float" office:value="145440">
            <text:p>145440</text:p>
          </table:table-cell>
          <table:table-cell table:formula="of:=([.C325]*2+64+130)*([.E325]*2+25)" office:value-type="float" office:value="66660">
            <text:p>66660</text:p>
          </table:table-cell>
          <table:table-cell table:formula="of:=([.C325]*2+64+130)*([.G325]*2+25)" office:value-type="float" office:value="78780">
            <text:p>78780</text:p>
          </table:table-cell>
          <table:table-cell table:formula="of:=([.D325]*2+89)*([.H325]*2+89)" office:value-type="float" office:value="78631">
            <text:p>78631</text:p>
          </table:table-cell>
          <table:table-cell table:formula="of:=([.F325]*2+89)*([.H325]*2+89)" office:value-type="float" office:value="81021">
            <text:p>81021</text:p>
          </table:table-cell>
          <table:table-cell table:formula="of:=[.BA325]*(MAX([.D325]; [.F325])*2+89)" office:value-type="float" office:value="49304160">
            <text:p>49304160</text:p>
          </table:table-cell>
          <table:table-cell table:style-name="ce2" office:value-type="string">
            <text:p><text:a xlink:href="http://www14.atwiki.jp/tamakagura/pages/176.html">AD紫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6.html">AD紫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25">
            <text:p>325</text:p>
          </table:table-cell>
          <table:table-cell table:style-name="ce2" office:value-type="string">
            <text:p><text:a xlink:href="http://www14.atwiki.jp/tamakagura/pages/177.html">ちびユキ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5">
            <text:p>75</text:p>
          </table:table-cell>
          <table:table-cell table:style-name="ce2" table:formula="of:=SUM([.C326:.H326])" office:value-type="float" office:value="380">
            <text:p>38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26]-[.N326]" office:value-type="float" office:value="350">
            <text:p>350</text:p>
          </table:table-cell>
          <table:table-cell table:formula="of:=MIN([.D326]; [.F326])" office:value-type="float" office:value="30">
            <text:p>30</text:p>
          </table:table-cell>
          <table:table-cell table:style-name="ce21" office:value-type="string">
            <text:p>50%敵A↓</text:p>
          </table:table-cell>
          <table:table-cell table:style-name="ce21"/>
          <table:table-cell table:style-name="ce2" office:value-type="string">
            <text:p><text:a xlink:href="http://www14.atwiki.jp/tamakagura/pages/177.html">ちびユキ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77.html">ちびユキ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7.html">ちびユキ</text:a></text:p>
          </table:table-cell>
          <table:table-cell table:formula="of:=[.BB326]+[.BC326]" office:value-type="float" office:value="95580">
            <text:p>95580</text:p>
          </table:table-cell>
          <table:table-cell table:formula="of:=([.C326]*2+64+130)*([.E326]*2+25)" office:value-type="float" office:value="44250">
            <text:p>44250</text:p>
          </table:table-cell>
          <table:table-cell table:formula="of:=([.C326]*2+64+130)*([.G326]*2+25)" office:value-type="float" office:value="51330">
            <text:p>51330</text:p>
          </table:table-cell>
          <table:table-cell table:formula="of:=([.D326]*2+89)*([.H326]*2+89)" office:value-type="float" office:value="35611">
            <text:p>35611</text:p>
          </table:table-cell>
          <table:table-cell table:formula="of:=([.F326]*2+89)*([.H326]*2+89)" office:value-type="float" office:value="61901">
            <text:p>61901</text:p>
          </table:table-cell>
          <table:table-cell table:formula="of:=[.BA326]*(MAX([.D326]; [.F326])*2+89)" office:value-type="float" office:value="24755220">
            <text:p>24755220</text:p>
          </table:table-cell>
          <table:table-cell table:style-name="ce2" office:value-type="string">
            <text:p><text:a xlink:href="http://www14.atwiki.jp/tamakagura/pages/177.html">ちびユキ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77.html">ちびユキ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26">
            <text:p>326</text:p>
          </table:table-cell>
          <table:table-cell table:style-name="ce2" office:value-type="string">
            <text:p><text:a xlink:href="http://www14.atwiki.jp/tamakagura/pages/177.html">Sユキ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table:formula="of:=SUM([.C327:.H327])" office:value-type="float" office:value="530">
            <text:p>53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327]-[.N327]" office:value-type="float" office:value="470">
            <text:p>470</text:p>
          </table:table-cell>
          <table:table-cell table:formula="of:=MIN([.D327]; [.F327])" office:value-type="float" office:value="60">
            <text:p>60</text:p>
          </table:table-cell>
          <table:table-cell table:style-name="ce21" office:value-type="string">
            <text:p>50%敵A↓</text:p>
          </table:table-cell>
          <table:table-cell table:style-name="ce21" office:value-type="string">
            <text:p>ピンチ炎1.2倍</text:p>
          </table:table-cell>
          <table:table-cell table:style-name="ce2" office:value-type="string">
            <text:p><text:a xlink:href="http://www14.atwiki.jp/tamakagura/pages/177.html">Sユキ</text:a></text:p>
          </table:table-cell>
          <table:table-cell table:number-columns-repeated="2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77.html">Sユキ</text:a>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7.html">Sユキ</text:a></text:p>
          </table:table-cell>
          <table:table-cell table:formula="of:=[.BB327]+[.BC327]" office:value-type="float" office:value="138380">
            <text:p>138380</text:p>
          </table:table-cell>
          <table:table-cell table:formula="of:=([.C327]*2+64+130)*([.E327]*2+25)" office:value-type="float" office:value="61710">
            <text:p>61710</text:p>
          </table:table-cell>
          <table:table-cell table:formula="of:=([.C327]*2+64+130)*([.G327]*2+25)" office:value-type="float" office:value="76670">
            <text:p>76670</text:p>
          </table:table-cell>
          <table:table-cell table:formula="of:=([.D327]*2+89)*([.H327]*2+89)" office:value-type="float" office:value="64581">
            <text:p>64581</text:p>
          </table:table-cell>
          <table:table-cell table:style-name="ce26" table:formula="of:=([.F327]*2+89)*([.H327]*2+89)" office:value-type="float" office:value="95481">
            <text:p>95481</text:p>
          </table:table-cell>
          <table:table-cell table:formula="of:=[.BA327]*(MAX([.D327]; [.F327])*2+89)" office:value-type="float" office:value="42759420">
            <text:p>42759420</text:p>
          </table:table-cell>
          <table:table-cell table:style-name="ce2" office:value-type="string">
            <text:p><text:a xlink:href="http://www14.atwiki.jp/tamakagura/pages/177.html">Sユキ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77.html">Sユキ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27">
            <text:p>327</text:p>
          </table:table-cell>
          <table:table-cell table:style-name="ce2" office:value-type="string">
            <text:p><text:a xlink:href="http://www14.atwiki.jp/tamakagura/pages/178.html">ちびゆめこ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5">
            <text:p>35</text:p>
          </table:table-cell>
          <table:table-cell table:style-name="ce2" table:formula="of:=SUM([.C328:.H328])" office:value-type="float" office:value="400">
            <text:p>40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28]-[.N328]" office:value-type="float" office:value="350">
            <text:p>350</text:p>
          </table:table-cell>
          <table:table-cell table:formula="of:=MIN([.D328]; [.F328])" office:value-type="float" office:value="50">
            <text:p>50</text:p>
          </table:table-cell>
          <table:table-cell table:style-name="ce21" office:value-type="string">
            <text:p>味方5%強化</text:p>
          </table:table-cell>
          <table:table-cell table:style-name="ce21"/>
          <table:table-cell table:style-name="ce2" office:value-type="string">
            <text:p><text:a xlink:href="http://www14.atwiki.jp/tamakagura/pages/178.html">ちびゆめこ</text:a></text:p>
          </table:table-cell>
          <table:table-cell table:number-columns-repeated="8"/>
          <table:table-cell table:style-name="ce2" office:value-type="string">
            <text:p><text:a xlink:href="http://www14.atwiki.jp/tamakagura/pages/178.html">ちびゆめこ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table:number-columns-repeated="19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78.html">ちびゆめこ</text:a></text:p>
          </table:table-cell>
          <table:table-cell table:formula="of:=[.BB328]+[.BC328]" office:value-type="float" office:value="123420">
            <text:p>123420</text:p>
          </table:table-cell>
          <table:table-cell table:formula="of:=([.C328]*2+64+130)*([.E328]*2+25)" office:value-type="float" office:value="65450">
            <text:p>65450</text:p>
          </table:table-cell>
          <table:table-cell table:formula="of:=([.C328]*2+64+130)*([.G328]*2+25)" office:value-type="float" office:value="57970">
            <text:p>57970</text:p>
          </table:table-cell>
          <table:table-cell table:formula="of:=([.D328]*2+89)*([.H328]*2+89)" office:value-type="float" office:value="41181">
            <text:p>41181</text:p>
          </table:table-cell>
          <table:table-cell table:formula="of:=([.F328]*2+89)*([.H328]*2+89)" office:value-type="float" office:value="30051">
            <text:p>30051</text:p>
          </table:table-cell>
          <table:table-cell table:formula="of:=[.BA328]*(MAX([.D328]; [.F328])*2+89)" office:value-type="float" office:value="31965780">
            <text:p>31965780</text:p>
          </table:table-cell>
          <table:table-cell table:style-name="ce2" office:value-type="string">
            <text:p><text:a xlink:href="http://www14.atwiki.jp/tamakagura/pages/178.html">ちびゆめこ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78.html">ちびゆめこ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28">
            <text:p>328</text:p>
          </table:table-cell>
          <table:table-cell table:style-name="ce2" office:value-type="string">
            <text:p><text:a xlink:href="http://www14.atwiki.jp/tamakagura/pages/178.html">H夢子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table:formula="of:=SUM([.C329:.H329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329]-[.N329]" office:value-type="float" office:value="475">
            <text:p>475</text:p>
          </table:table-cell>
          <table:table-cell table:formula="of:=MIN([.D329]; [.F329])" office:value-type="float" office:value="70">
            <text:p>70</text:p>
          </table:table-cell>
          <table:table-cell table:style-name="ce21" office:value-type="string">
            <text:p>味方5%強化</text:p>
          </table:table-cell>
          <table:table-cell table:style-name="ce21" office:value-type="string">
            <text:p>急所防止</text:p>
          </table:table-cell>
          <table:table-cell table:style-name="ce2" office:value-type="string">
            <text:p><text:a xlink:href="http://www14.atwiki.jp/tamakagura/pages/178.html">H夢子</text:a></text:p>
          </table:table-cell>
          <table:table-cell table:number-columns-repeated="8"/>
          <table:table-cell table:style-name="ce2" office:value-type="string">
            <text:p><text:a xlink:href="http://www14.atwiki.jp/tamakagura/pages/178.html">H夢子</text:a>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 table:style-name="ce26" office:value-type="string">
            <text:p>○</text:p>
          </table:table-cell>
          <table:table-cell table:style-name="ce2" office:value-type="string">
            <text:p><text:a xlink:href="http://www14.atwiki.jp/tamakagura/pages/178.html">H夢子</text:a></text:p>
          </table:table-cell>
          <table:table-cell table:formula="of:=[.BB329]+[.BC329]" office:value-type="float" office:value="190440">
            <text:p>190440</text:p>
          </table:table-cell>
          <table:table-cell table:style-name="ce25" table:formula="of:=([.C329]*2+64+130)*([.E329]*2+25)" office:value-type="float" office:value="97290">
            <text:p>97290</text:p>
          </table:table-cell>
          <table:table-cell table:formula="of:=([.C329]*2+64+130)*([.G329]*2+25)" office:value-type="float" office:value="93150">
            <text:p>93150</text:p>
          </table:table-cell>
          <table:table-cell table:formula="of:=([.D329]*2+89)*([.H329]*2+89)" office:value-type="float" office:value="60401">
            <text:p>60401</text:p>
          </table:table-cell>
          <table:table-cell table:formula="of:=([.F329]*2+89)*([.H329]*2+89)" office:value-type="float" office:value="47861">
            <text:p>47861</text:p>
          </table:table-cell>
          <table:table-cell table:formula="of:=[.BA329]*(MAX([.D329]; [.F329])*2+89)" office:value-type="float" office:value="55037160">
            <text:p>55037160</text:p>
          </table:table-cell>
          <table:table-cell table:style-name="ce2" office:value-type="string">
            <text:p><text:a xlink:href="http://www14.atwiki.jp/tamakagura/pages/178.html">H夢子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78.html">H夢子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29">
            <text:p>329</text:p>
          </table:table-cell>
          <table:table-cell table:style-name="ce2" office:value-type="string">
            <text:p><text:a xlink:href="http://www14.atwiki.jp/tamakagura/pages/180.html">ちびゆめみ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table:formula="of:=SUM([.C330:.H330])" office:value-type="float" office:value="420">
            <text:p>42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30]-[.N330]" office:value-type="float" office:value="365">
            <text:p>365</text:p>
          </table:table-cell>
          <table:table-cell table:formula="of:=MIN([.D330]; [.F330])" office:value-type="float" office:value="55">
            <text:p>55</text:p>
          </table:table-cell>
          <table:table-cell table:style-name="ce21" office:value-type="string">
            <text:p>VP吸収</text:p>
          </table:table-cell>
          <table:table-cell table:style-name="ce21"/>
          <table:table-cell table:style-name="ce2" office:value-type="string">
            <text:p><text:a xlink:href="http://www14.atwiki.jp/tamakagura/pages/180.html">ちびゆめみ</text:a></text:p>
          </table:table-cell>
          <table:table-cell table:number-columns-repeated="8"/>
          <table:table-cell table:style-name="ce2" office:value-type="string">
            <text:p><text:a xlink:href="http://www14.atwiki.jp/tamakagura/pages/180.html">ちびゆめみ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table:number-columns-repeated="7"/>
          <table:table-cell table:number-columns-repeated="2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80.html">ちびゆめみ</text:a></text:p>
          </table:table-cell>
          <table:table-cell table:formula="of:=[.BB330]+[.BC330]" office:value-type="float" office:value="92880">
            <text:p>92880</text:p>
          </table:table-cell>
          <table:table-cell table:formula="of:=([.C330]*2+64+130)*([.E330]*2+25)" office:value-type="float" office:value="43000">
            <text:p>43000</text:p>
          </table:table-cell>
          <table:table-cell table:formula="of:=([.C330]*2+64+130)*([.G330]*2+25)" office:value-type="float" office:value="49880">
            <text:p>49880</text:p>
          </table:table-cell>
          <table:table-cell table:formula="of:=([.D330]*2+89)*([.H330]*2+89)" office:value-type="float" office:value="45571">
            <text:p>45571</text:p>
          </table:table-cell>
          <table:table-cell table:formula="of:=([.F330]*2+89)*([.H330]*2+89)" office:value-type="float" office:value="70761">
            <text:p>70761</text:p>
          </table:table-cell>
          <table:table-cell table:formula="of:=[.BA330]*(MAX([.D330]; [.F330])*2+89)" office:value-type="float" office:value="28699920">
            <text:p>28699920</text:p>
          </table:table-cell>
          <table:table-cell table:style-name="ce2" office:value-type="string">
            <text:p><text:a xlink:href="http://www14.atwiki.jp/tamakagura/pages/180.html">ちびゆめみ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80.html">ちびゆめみ</text:a></text:p>
          </table:table-cell>
          <table:table-cell office:value-type="string">
            <text:p>赤</text:p>
          </table:table-cell>
        </table:table-row>
        <table:table-row table:style-name="ro5">
          <table:table-cell office:value-type="float" office:value="330">
            <text:p>330</text:p>
          </table:table-cell>
          <table:table-cell table:style-name="ce2" office:value-type="string">
            <text:p><text:a xlink:href="http://www14.atwiki.jp/tamakagura/pages/180.html">A夢美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5">
            <text:p>75</text:p>
          </table:table-cell>
          <table:table-cell table:style-name="ce13" office:value-type="float" office:value="130">
            <text:p>13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2" table:formula="of:=SUM([.C331:.H331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331]-[.N331]" office:value-type="float" office:value="490">
            <text:p>490</text:p>
          </table:table-cell>
          <table:table-cell table:formula="of:=MIN([.D331]; [.F331])" office:value-type="float" office:value="70">
            <text:p>70</text:p>
          </table:table-cell>
          <table:table-cell table:style-name="ce21" office:value-type="string">
            <text:p>VP吸収</text:p>
          </table:table-cell>
          <table:table-cell table:style-name="ce21" office:value-type="string">
            <text:p>敵追加発動5%↓</text:p>
          </table:table-cell>
          <table:table-cell table:style-name="ce2" office:value-type="string">
            <text:p><text:a xlink:href="http://www14.atwiki.jp/tamakagura/pages/180.html">A夢美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331]*2+89)*[.X331]*IF(OR([.J331]=[.V331]; [.K331]=[.V331]); 1.5; 1)" office:value-type="float" office:value="27480">
            <text:p>27480</text:p>
          </table:table-cell>
          <table:table-cell table:style-name="ce2" office:value-type="string">
            <text:p><text:a xlink:href="http://www14.atwiki.jp/tamakagura/pages/180.html">A夢美</text:a></text:p>
          </table:table-cell>
          <table:table-cell office:value-type="string">
            <text:p>理</text:p>
          </table:table-cell>
          <table:table-cell office:value-type="string">
            <text:p>氷</text:p>
          </table:table-cell>
          <table:table-cell office:value-type="string">
            <text:p>理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table:number-columns-repeated="5"/>
          <table:table-cell table:number-columns-repeated="2"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80.html">A夢美</text:a></text:p>
          </table:table-cell>
          <table:table-cell table:formula="of:=[.BB331]+[.BC331]" office:value-type="float" office:value="145780">
            <text:p>145780</text:p>
          </table:table-cell>
          <table:table-cell table:formula="of:=([.C331]*2+64+130)*([.E331]*2+25)" office:value-type="float" office:value="68950">
            <text:p>68950</text:p>
          </table:table-cell>
          <table:table-cell table:formula="of:=([.C331]*2+64+130)*([.G331]*2+25)" office:value-type="float" office:value="76830">
            <text:p>76830</text:p>
          </table:table-cell>
          <table:table-cell table:formula="of:=([.D331]*2+89)*([.H331]*2+89)" office:value-type="float" office:value="66181">
            <text:p>66181</text:p>
          </table:table-cell>
          <table:table-cell table:style-name="ce26" table:formula="of:=([.F331]*2+89)*([.H331]*2+89)" office:value-type="float" office:value="100861">
            <text:p>100861</text:p>
          </table:table-cell>
          <table:table-cell table:formula="of:=[.BA331]*(MAX([.D331]; [.F331])*2+89)" office:value-type="float" office:value="50877220">
            <text:p>50877220</text:p>
          </table:table-cell>
          <table:table-cell table:style-name="ce2" office:value-type="string">
            <text:p><text:a xlink:href="http://www14.atwiki.jp/tamakagura/pages/180.html">A夢美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80.html">A夢美</text:a></text:p>
          </table:table-cell>
          <table:table-cell office:value-type="string">
            <text:p>赤</text:p>
          </table:table-cell>
        </table:table-row>
        <table:table-row table:style-name="ro5">
          <table:table-cell office:value-type="float" office:value="331">
            <text:p>331</text:p>
          </table:table-cell>
          <table:table-cell table:style-name="ce2" office:value-type="string">
            <text:p><text:a xlink:href="http://www14.atwiki.jp/tamakagura/pages/182.html">ちびゆゆこ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5">
            <text:p>65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45">
            <text:p>45</text:p>
          </table:table-cell>
          <table:table-cell table:style-name="ce2" table:formula="of:=SUM([.C332:.H332])" office:value-type="float" office:value="420">
            <text:p>42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32]-[.N332]" office:value-type="float" office:value="370">
            <text:p>370</text:p>
          </table:table-cell>
          <table:table-cell table:formula="of:=MIN([.D332]; [.F332])" office:value-type="float" office:value="50">
            <text:p>50</text:p>
          </table:table-cell>
          <table:table-cell table:style-name="ce21" office:value-type="string">
            <text:p>敵消費VP40%増</text:p>
          </table:table-cell>
          <table:table-cell table:style-name="ce21"/>
          <table:table-cell table:style-name="ce2" office:value-type="string">
            <text:p><text:a xlink:href="http://www14.atwiki.jp/tamakagura/pages/182.html">ちびゆゆこ</text:a></text:p>
          </table:table-cell>
          <table:table-cell table:number-columns-repeated="8"/>
          <table:table-cell table:style-name="ce2" office:value-type="string">
            <text:p><text:a xlink:href="http://www14.atwiki.jp/tamakagura/pages/182.html">ちびゆゆこ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氷</text:p>
          </table:table-cell>
          <table:table-cell table:number-columns-repeated="7"/>
          <table:table-cell table:number-columns-repeated="2"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82.html">ちびゆゆこ</text:a></text:p>
          </table:table-cell>
          <table:table-cell table:formula="of:=[.BB332]+[.BC332]" office:value-type="float" office:value="133960">
            <text:p>133960</text:p>
          </table:table-cell>
          <table:table-cell table:formula="of:=([.C332]*2+64+130)*([.E332]*2+25)" office:value-type="float" office:value="61070">
            <text:p>61070</text:p>
          </table:table-cell>
          <table:table-cell table:formula="of:=([.C332]*2+64+130)*([.G332]*2+25)" office:value-type="float" office:value="72890">
            <text:p>72890</text:p>
          </table:table-cell>
          <table:table-cell table:formula="of:=([.D332]*2+89)*([.H332]*2+89)" office:value-type="float" office:value="33831">
            <text:p>33831</text:p>
          </table:table-cell>
          <table:table-cell table:formula="of:=([.F332]*2+89)*([.H332]*2+89)" office:value-type="float" office:value="44571">
            <text:p>44571</text:p>
          </table:table-cell>
          <table:table-cell table:formula="of:=[.BA332]*(MAX([.D332]; [.F332])*2+89)" office:value-type="float" office:value="33356040">
            <text:p>33356040</text:p>
          </table:table-cell>
          <table:table-cell table:style-name="ce2" office:value-type="string">
            <text:p><text:a xlink:href="http://www14.atwiki.jp/tamakagura/pages/182.html">ちびゆゆこ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82.html">ちびゆゆこ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332">
            <text:p>332</text:p>
          </table:table-cell>
          <table:table-cell table:style-name="ce2" office:value-type="string">
            <text:p><text:a xlink:href="http://www14.atwiki.jp/tamakagura/pages/182.html">N幽々子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table:formula="of:=SUM([.C333:.H333])" office:value-type="float" office:value="560">
            <text:p>56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333]-[.N333]" office:value-type="float" office:value="470">
            <text:p>470</text:p>
          </table:table-cell>
          <table:table-cell table:formula="of:=MIN([.D333]; [.F333])" office:value-type="float" office:value="90">
            <text:p>90</text:p>
          </table:table-cell>
          <table:table-cell table:style-name="ce21" office:value-type="string">
            <text:p>敵消費VP40%増</text:p>
          </table:table-cell>
          <table:table-cell table:style-name="ce21" office:value-type="string">
            <text:p>状態異常無効</text:p>
          </table:table-cell>
          <table:table-cell table:style-name="ce2" office:value-type="string">
            <text:p><text:a xlink:href="http://www14.atwiki.jp/tamakagura/pages/182.html">N幽々子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82.html">N幽々子</text:a>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虫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82.html">N幽々子</text:a></text:p>
          </table:table-cell>
          <table:table-cell table:formula="of:=[.BB333]+[.BC333]" office:value-type="float" office:value="165600">
            <text:p>165600</text:p>
          </table:table-cell>
          <table:table-cell table:formula="of:=([.C333]*2+64+130)*([.E333]*2+25)" office:value-type="float" office:value="80730">
            <text:p>80730</text:p>
          </table:table-cell>
          <table:table-cell table:formula="of:=([.C333]*2+64+130)*([.G333]*2+25)" office:value-type="float" office:value="84870">
            <text:p>84870</text:p>
          </table:table-cell>
          <table:table-cell table:formula="of:=([.D333]*2+89)*([.H333]*2+89)" office:value-type="float" office:value="64291">
            <text:p>64291</text:p>
          </table:table-cell>
          <table:table-cell table:formula="of:=([.F333]*2+89)*([.H333]*2+89)" office:value-type="float" office:value="73851">
            <text:p>73851</text:p>
          </table:table-cell>
          <table:table-cell table:formula="of:=[.BA333]*(MAX([.D333]; [.F333])*2+89)" office:value-type="float" office:value="51170400">
            <text:p>51170400</text:p>
          </table:table-cell>
          <table:table-cell table:style-name="ce2" office:value-type="string">
            <text:p><text:a xlink:href="http://www14.atwiki.jp/tamakagura/pages/182.html">N幽々子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182.html">N幽々子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333">
            <text:p>333</text:p>
          </table:table-cell>
          <table:table-cell table:style-name="ce2" office:value-type="string">
            <text:p><text:a xlink:href="http://www14.atwiki.jp/tamakagura/pages/182.html">A幽々子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25">
            <text:p>125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334:.H334])" office:value-type="float" office:value="560">
            <text:p>56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★</text:p>
          </table:table-cell>
          <table:table-cell table:style-name="ce2" table:formula="of:=[.I334]-[.N334]" office:value-type="float" office:value="480">
            <text:p>480</text:p>
          </table:table-cell>
          <table:table-cell table:formula="of:=MIN([.D334]; [.F334])" office:value-type="float" office:value="80">
            <text:p>80</text:p>
          </table:table-cell>
          <table:table-cell table:style-name="ce21" office:value-type="string">
            <text:p>敵消費VP40%増</text:p>
          </table:table-cell>
          <table:table-cell table:style-name="ce21" office:value-type="string">
            <text:p>状態異常無効</text:p>
          </table:table-cell>
          <table:table-cell table:style-name="ce2" office:value-type="string">
            <text:p><text:a xlink:href="http://www14.atwiki.jp/tamakagura/pages/182.html">A幽々子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82.html">A幽々子</text:a></text:p>
          </table:table-cell>
          <table:table-cell office:value-type="string">
            <text:p>霊</text:p>
          </table:table-cell>
          <table:table-cell office:value-type="string">
            <text:p>虫</text:p>
          </table:table-cell>
          <table:table-cell office:value-type="string">
            <text:p>霊</text:p>
          </table:table-cell>
          <table:table-cell office:value-type="string">
            <text:p>虫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82.html">A幽々子</text:a></text:p>
          </table:table-cell>
          <table:table-cell table:formula="of:=[.BB334]+[.BC334]" office:value-type="float" office:value="149480">
            <text:p>149480</text:p>
          </table:table-cell>
          <table:table-cell table:formula="of:=([.C334]*2+64+130)*([.E334]*2+25)" office:value-type="float" office:value="66660">
            <text:p>66660</text:p>
          </table:table-cell>
          <table:table-cell table:formula="of:=([.C334]*2+64+130)*([.G334]*2+25)" office:value-type="float" office:value="82820">
            <text:p>82820</text:p>
          </table:table-cell>
          <table:table-cell table:formula="of:=([.D334]*2+89)*([.H334]*2+89)" office:value-type="float" office:value="66981">
            <text:p>66981</text:p>
          </table:table-cell>
          <table:table-cell table:style-name="ce26" table:formula="of:=([.F334]*2+89)*([.H334]*2+89)" office:value-type="float" office:value="91191">
            <text:p>91191</text:p>
          </table:table-cell>
          <table:table-cell table:formula="of:=[.BA334]*(MAX([.D334]; [.F334])*2+89)" office:value-type="float" office:value="50673720">
            <text:p>50673720</text:p>
          </table:table-cell>
          <table:table-cell table:style-name="ce2" office:value-type="string">
            <text:p><text:a xlink:href="http://www14.atwiki.jp/tamakagura/pages/182.html">A幽々子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82.html">A幽々子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334">
            <text:p>334</text:p>
          </table:table-cell>
          <table:table-cell table:style-name="ce2" office:value-type="string">
            <text:p><text:a xlink:href="http://www14.atwiki.jp/tamakagura/pages/182.html">D幽々子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75">
            <text:p>75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table:formula="of:=SUM([.C335:.H335])" office:value-type="float" office:value="560">
            <text:p>56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335]-[.N335]" office:value-type="float" office:value="485">
            <text:p>485</text:p>
          </table:table-cell>
          <table:table-cell table:formula="of:=MIN([.D335]; [.F335])" office:value-type="float" office:value="75">
            <text:p>75</text:p>
          </table:table-cell>
          <table:table-cell table:style-name="ce21" office:value-type="string">
            <text:p>敵消費VP40%増</text:p>
          </table:table-cell>
          <table:table-cell table:style-name="ce21" office:value-type="string">
            <text:p>混乱無効</text:p>
          </table:table-cell>
          <table:table-cell table:style-name="ce2" office:value-type="string">
            <text:p><text:a xlink:href="http://www14.atwiki.jp/tamakagura/pages/182.html">D幽々子</text:a>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霊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335]*2+89)*[.X335]*IF(OR([.J335]=[.V335]; [.K335]=[.V335]); 1.5; 1)" office:value-type="float" office:value="26145">
            <text:p>26145</text:p>
          </table:table-cell>
          <table:table-cell table:style-name="ce2" office:value-type="string">
            <text:p><text:a xlink:href="http://www14.atwiki.jp/tamakagura/pages/182.html">D幽々子</text:a>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office:value-type="string">
            <text:p>虫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82.html">D幽々子</text:a></text:p>
          </table:table-cell>
          <table:table-cell table:style-name="ce26" table:formula="of:=[.BB335]+[.BC335]" office:value-type="float" office:value="226440">
            <text:p>226440</text:p>
          </table:table-cell>
          <table:table-cell table:style-name="ce26" table:formula="of:=([.C335]*2+64+130)*([.E335]*2+25)" office:value-type="float" office:value="108780">
            <text:p>108780</text:p>
          </table:table-cell>
          <table:table-cell table:style-name="ce26" table:formula="of:=([.C335]*2+64+130)*([.G335]*2+25)" office:value-type="float" office:value="117660">
            <text:p>117660</text:p>
          </table:table-cell>
          <table:table-cell table:formula="of:=([.D335]*2+89)*([.H335]*2+89)" office:value-type="float" office:value="45171">
            <text:p>45171</text:p>
          </table:table-cell>
          <table:table-cell table:formula="of:=([.F335]*2+89)*([.H335]*2+89)" office:value-type="float" office:value="47061">
            <text:p>47061</text:p>
          </table:table-cell>
          <table:table-cell table:formula="of:=[.BA335]*(MAX([.D335]; [.F335])*2+89)" office:value-type="float" office:value="56383560">
            <text:p>56383560</text:p>
          </table:table-cell>
          <table:table-cell table:style-name="ce2" office:value-type="string">
            <text:p><text:a xlink:href="http://www14.atwiki.jp/tamakagura/pages/182.html">D幽々子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82.html">D幽々子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335">
            <text:p>335</text:p>
          </table:table-cell>
          <table:table-cell table:style-name="ce2" office:value-type="string">
            <text:p><text:a xlink:href="http://www14.atwiki.jp/tamakagura/pages/182.html">S幽々子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20">
            <text:p>120</text:p>
          </table:table-cell>
          <table:table-cell table:style-name="ce2" table:formula="of:=SUM([.C336:.H336])" office:value-type="float" office:value="560">
            <text:p>56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336]-[.N336]" office:value-type="float" office:value="480">
            <text:p>480</text:p>
          </table:table-cell>
          <table:table-cell table:formula="of:=MIN([.D336]; [.F336])" office:value-type="float" office:value="80">
            <text:p>80</text:p>
          </table:table-cell>
          <table:table-cell table:style-name="ce21" office:value-type="string">
            <text:p>敵消費VP40%増</text:p>
          </table:table-cell>
          <table:table-cell table:style-name="ce21" office:value-type="string">
            <text:p>能力低下防止</text:p>
          </table:table-cell>
          <table:table-cell table:style-name="ce2" office:value-type="string">
            <text:p><text:a xlink:href="http://www14.atwiki.jp/tamakagura/pages/182.html">S幽々子</text:a></text:p>
          </table:table-cell>
          <table:table-cell table:number-columns-repeated="8"/>
          <table:table-cell table:style-name="ce2" office:value-type="string">
            <text:p><text:a xlink:href="http://www14.atwiki.jp/tamakagura/pages/182.html">S幽々子</text:a></text:p>
          </table:table-cell>
          <table:table-cell office:value-type="string">
            <text:p>虫</text:p>
          </table:table-cell>
          <table:table-cell office:value-type="string">
            <text:p>闘</text:p>
          </table:table-cell>
          <table:table-cell office:value-type="string">
            <text:p>虫</text:p>
          </table:table-cell>
          <table:table-cell office:value-type="string">
            <text:p>闘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table:style-name="ce2" office:value-type="string">
            <text:p>氷 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82.html">S幽々子</text:a></text:p>
          </table:table-cell>
          <table:table-cell table:formula="of:=[.BB336]+[.BC336]" office:value-type="float" office:value="153660">
            <text:p>153660</text:p>
          </table:table-cell>
          <table:table-cell table:formula="of:=([.C336]*2+64+130)*([.E336]*2+25)" office:value-type="float" office:value="72890">
            <text:p>72890</text:p>
          </table:table-cell>
          <table:table-cell table:formula="of:=([.C336]*2+64+130)*([.G336]*2+25)" office:value-type="float" office:value="80770">
            <text:p>80770</text:p>
          </table:table-cell>
          <table:table-cell table:formula="of:=([.D336]*2+89)*([.H336]*2+89)" office:value-type="float" office:value="88501">
            <text:p>88501</text:p>
          </table:table-cell>
          <table:table-cell table:formula="of:=([.F336]*2+89)*([.H336]*2+89)" office:value-type="float" office:value="81921">
            <text:p>81921</text:p>
          </table:table-cell>
          <table:table-cell table:formula="of:=[.BA336]*(MAX([.D336]; [.F336])*2+89)" office:value-type="float" office:value="41334540">
            <text:p>41334540</text:p>
          </table:table-cell>
          <table:table-cell table:style-name="ce2" office:value-type="string">
            <text:p><text:a xlink:href="http://www14.atwiki.jp/tamakagura/pages/182.html">S幽々子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82.html">S幽々子</text:a></text:p>
          </table:table-cell>
          <table:table-cell office:value-type="string">
            <text:p>ピンク</text:p>
          </table:table-cell>
        </table:table-row>
        <table:table-row table:style-name="ro5">
          <table:table-cell office:value-type="float" office:value="336">
            <text:p>336</text:p>
          </table:table-cell>
          <table:table-cell table:style-name="ce2" office:value-type="string">
            <text:p><text:a xlink:href="http://www14.atwiki.jp/tamakagura/pages/183.html">ちびようむ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number-columns-repeated="3" table:style-name="ce2" office:value-type="float" office:value="50">
            <text:p>50</text:p>
          </table:table-cell>
          <table:table-cell table:style-name="ce2" table:formula="of:=SUM([.C337:.H337])" office:value-type="float" office:value="400">
            <text:p>40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37]-[.N337]" office:value-type="float" office:value="350">
            <text:p>350</text:p>
          </table:table-cell>
          <table:table-cell table:formula="of:=MIN([.D337]; [.F337])" office:value-type="float" office:value="50">
            <text:p>50</text:p>
          </table:table-cell>
          <table:table-cell table:style-name="ce21" office:value-type="string">
            <text:p>ピンチ鋼1.2倍</text:p>
          </table:table-cell>
          <table:table-cell table:style-name="ce21"/>
          <table:table-cell table:style-name="ce2" office:value-type="string">
            <text:p><text:a xlink:href="http://www14.atwiki.jp/tamakagura/pages/183.html">ちびようむ</text:a></text:p>
          </table:table-cell>
          <table:table-cell table:number-columns-repeated="8"/>
          <table:table-cell table:style-name="ce2" office:value-type="string">
            <text:p><text:a xlink:href="http://www14.atwiki.jp/tamakagura/pages/183.html">ちびようむ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17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83.html">ちびようむ</text:a></text:p>
          </table:table-cell>
          <table:table-cell table:formula="of:=[.BB337]+[.BC337]" office:value-type="float" office:value="100200">
            <text:p>100200</text:p>
          </table:table-cell>
          <table:table-cell table:formula="of:=([.C337]*2+64+130)*([.E337]*2+25)" office:value-type="float" office:value="58450">
            <text:p>58450</text:p>
          </table:table-cell>
          <table:table-cell table:formula="of:=([.C337]*2+64+130)*([.G337]*2+25)" office:value-type="float" office:value="41750">
            <text:p>41750</text:p>
          </table:table-cell>
          <table:table-cell table:formula="of:=([.D337]*2+89)*([.H337]*2+89)" office:value-type="float" office:value="56511">
            <text:p>56511</text:p>
          </table:table-cell>
          <table:table-cell table:formula="of:=([.F337]*2+89)*([.H337]*2+89)" office:value-type="float" office:value="35721">
            <text:p>35721</text:p>
          </table:table-cell>
          <table:table-cell table:formula="of:=[.BA337]*(MAX([.D337]; [.F337])*2+89)" office:value-type="float" office:value="29959800">
            <text:p>29959800</text:p>
          </table:table-cell>
          <table:table-cell table:style-name="ce2" office:value-type="string">
            <text:p><text:a xlink:href="http://www14.atwiki.jp/tamakagura/pages/183.html">ちびようむ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83.html">ちびようむ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337">
            <text:p>337</text:p>
          </table:table-cell>
          <table:table-cell table:style-name="ce2" office:value-type="string">
            <text:p><text:a xlink:href="http://www14.atwiki.jp/tamakagura/pages/183.html">A妖夢</text:a>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30">
            <text:p>13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5">
            <text:p>75</text:p>
          </table:table-cell>
          <table:table-cell table:style-name="ce2" table:formula="of:=SUM([.C338:.H338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338]-[.N338]" office:value-type="float" office:value="455">
            <text:p>455</text:p>
          </table:table-cell>
          <table:table-cell table:formula="of:=MIN([.D338]; [.F338])" office:value-type="float" office:value="90">
            <text:p>90</text:p>
          </table:table-cell>
          <table:table-cell table:style-name="ce21" office:value-type="string">
            <text:p>ピンチ鋼1.2倍</text:p>
          </table:table-cell>
          <table:table-cell table:style-name="ce21" office:value-type="string">
            <text:p>登場時ダメージ</text:p>
          </table:table-cell>
          <table:table-cell table:style-name="ce2" office:value-type="string">
            <text:p><text:a xlink:href="http://www14.atwiki.jp/tamakagura/pages/183.html">A妖夢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スキル</text:p>
          </table:table-cell>
          <table:table-cell office:value-type="string">
            <text:p>1割固定</text:p>
          </table:table-cell>
          <table:table-cell table:number-columns-repeated="2"/>
          <table:table-cell table:style-name="ce2" office:value-type="string">
            <text:p><text:a xlink:href="http://www14.atwiki.jp/tamakagura/pages/183.html">A妖夢</text:a>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83.html">A妖夢</text:a></text:p>
          </table:table-cell>
          <table:table-cell table:formula="of:=[.BB338]+[.BC338]" office:value-type="float" office:value="138380">
            <text:p>138380</text:p>
          </table:table-cell>
          <table:table-cell table:style-name="ce25" table:formula="of:=([.C338]*2+64+130)*([.E338]*2+25)" office:value-type="float" office:value="84150">
            <text:p>84150</text:p>
          </table:table-cell>
          <table:table-cell table:formula="of:=([.C338]*2+64+130)*([.G338]*2+25)" office:value-type="float" office:value="54230">
            <text:p>54230</text:p>
          </table:table-cell>
          <table:table-cell table:formula="of:=([.D338]*2+89)*([.H338]*2+89)" office:value-type="float" office:value="83411">
            <text:p>83411</text:p>
          </table:table-cell>
          <table:table-cell table:formula="of:=([.F338]*2+89)*([.H338]*2+89)" office:value-type="float" office:value="64291">
            <text:p>64291</text:p>
          </table:table-cell>
          <table:table-cell table:formula="of:=[.BA338]*(MAX([.D338]; [.F338])*2+89)" office:value-type="float" office:value="48294620">
            <text:p>48294620</text:p>
          </table:table-cell>
          <table:table-cell table:style-name="ce2" office:value-type="string">
            <text:p><text:a xlink:href="http://www14.atwiki.jp/tamakagura/pages/183.html">A妖夢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83.html">A妖夢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338">
            <text:p>338</text:p>
          </table:table-cell>
          <table:table-cell table:style-name="ce2" office:value-type="string">
            <text:p><text:a xlink:href="http://www14.atwiki.jp/tamakagura/pages/183.html">D妖夢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5">
            <text:p>105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5">
            <text:p>55</text:p>
          </table:table-cell>
          <table:table-cell table:style-name="ce2" table:formula="of:=SUM([.C339:.H339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339]-[.N339]" office:value-type="float" office:value="470">
            <text:p>470</text:p>
          </table:table-cell>
          <table:table-cell table:formula="of:=MIN([.D339]; [.F339])" office:value-type="float" office:value="75">
            <text:p>75</text:p>
          </table:table-cell>
          <table:table-cell table:style-name="ce21" office:value-type="string">
            <text:p>ピンチ鋼1.2倍</text:p>
          </table:table-cell>
          <table:table-cell table:style-name="ce21" office:value-type="string">
            <text:p>20%状態回復</text:p>
          </table:table-cell>
          <table:table-cell table:style-name="ce2" office:value-type="string">
            <text:p><text:a xlink:href="http://www14.atwiki.jp/tamakagura/pages/183.html">D妖夢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霊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339]*2+89)*[.X339]*IF(OR([.J339]=[.V339]; [.K339]=[.V339]); 1.5; 1)" office:value-type="float" office:value="26910">
            <text:p>26910</text:p>
          </table:table-cell>
          <table:table-cell table:style-name="ce2" office:value-type="string">
            <text:p><text:a xlink:href="http://www14.atwiki.jp/tamakagura/pages/183.html">D妖夢</text:a>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17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83.html">D妖夢</text:a></text:p>
          </table:table-cell>
          <table:table-cell table:formula="of:=[.BB339]+[.BC339]" office:value-type="float" office:value="186300">
            <text:p>186300</text:p>
          </table:table-cell>
          <table:table-cell table:style-name="ce26" table:formula="of:=([.C339]*2+64+130)*([.E339]*2+25)" office:value-type="float" office:value="101430">
            <text:p>101430</text:p>
          </table:table-cell>
          <table:table-cell table:formula="of:=([.C339]*2+64+130)*([.G339]*2+25)" office:value-type="float" office:value="84870">
            <text:p>84870</text:p>
          </table:table-cell>
          <table:table-cell table:formula="of:=([.D339]*2+89)*([.H339]*2+89)" office:value-type="float" office:value="59501">
            <text:p>59501</text:p>
          </table:table-cell>
          <table:table-cell table:formula="of:=([.F339]*2+89)*([.H339]*2+89)" office:value-type="float" office:value="47561">
            <text:p>47561</text:p>
          </table:table-cell>
          <table:table-cell table:formula="of:=[.BA339]*(MAX([.D339]; [.F339])*2+89)" office:value-type="float" office:value="55703700">
            <text:p>55703700</text:p>
          </table:table-cell>
          <table:table-cell table:style-name="ce2" office:value-type="string">
            <text:p><text:a xlink:href="http://www14.atwiki.jp/tamakagura/pages/183.html">D妖夢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83.html">D妖夢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339">
            <text:p>339</text:p>
          </table:table-cell>
          <table:table-cell table:style-name="ce2" office:value-type="string">
            <text:p><text:a xlink:href="http://www14.atwiki.jp/tamakagura/pages/183.html">S妖夢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0">
            <text:p>110</text:p>
          </table:table-cell>
          <table:table-cell table:style-name="ce2" table:formula="of:=SUM([.C340:.H340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340]-[.N340]" office:value-type="float" office:value="480">
            <text:p>480</text:p>
          </table:table-cell>
          <table:table-cell table:formula="of:=MIN([.D340]; [.F340])" office:value-type="float" office:value="65">
            <text:p>65</text:p>
          </table:table-cell>
          <table:table-cell table:style-name="ce21" office:value-type="string">
            <text:p>ピンチ鋼1.2倍</text:p>
          </table:table-cell>
          <table:table-cell table:style-name="ce21" office:value-type="string">
            <text:p>20%状態回復</text:p>
          </table:table-cell>
          <table:table-cell table:style-name="ce2" office:value-type="string">
            <text:p><text:a xlink:href="http://www14.atwiki.jp/tamakagura/pages/183.html">S妖夢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340]*2+89)*[.X340]*IF(OR([.J340]=[.V340]; [.K340]=[.V340]); 1.5; 1)" office:value-type="float" office:value="39480">
            <text:p>39480</text:p>
          </table:table-cell>
          <table:table-cell table:style-name="ce2" office:value-type="string">
            <text:p><text:a xlink:href="http://www14.atwiki.jp/tamakagura/pages/183.html">S妖夢</text:a>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table:number-columns-repeated="12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83.html">S妖夢</text:a></text:p>
          </table:table-cell>
          <table:table-cell table:formula="of:=[.BB340]+[.BC340]" office:value-type="float" office:value="138380">
            <text:p>138380</text:p>
          </table:table-cell>
          <table:table-cell table:formula="of:=([.C340]*2+64+130)*([.E340]*2+25)" office:value-type="float" office:value="76670">
            <text:p>76670</text:p>
          </table:table-cell>
          <table:table-cell table:formula="of:=([.C340]*2+64+130)*([.G340]*2+25)" office:value-type="float" office:value="61710">
            <text:p>61710</text:p>
          </table:table-cell>
          <table:table-cell table:style-name="ce26" table:formula="of:=([.D340]*2+89)*([.H340]*2+89)" office:value-type="float" office:value="101661">
            <text:p>101661</text:p>
          </table:table-cell>
          <table:table-cell table:formula="of:=([.F340]*2+89)*([.H340]*2+89)" office:value-type="float" office:value="67671">
            <text:p>67671</text:p>
          </table:table-cell>
          <table:table-cell table:formula="of:=[.BA340]*(MAX([.D340]; [.F340])*2+89)" office:value-type="float" office:value="45527020">
            <text:p>45527020</text:p>
          </table:table-cell>
          <table:table-cell table:style-name="ce2" office:value-type="string">
            <text:p><text:a xlink:href="http://www14.atwiki.jp/tamakagura/pages/183.html">S妖夢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83.html">S妖夢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340">
            <text:p>340</text:p>
          </table:table-cell>
          <table:table-cell table:style-name="ce2" office:value-type="string">
            <text:p><text:a xlink:href="http://www14.atwiki.jp/tamakagura/pages/183.html">T妖夢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table:formula="of:=SUM([.C341:.H341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341]-[.N341]" office:value-type="float" office:value="475">
            <text:p>475</text:p>
          </table:table-cell>
          <table:table-cell table:formula="of:=MIN([.D341]; [.F341])" office:value-type="float" office:value="70">
            <text:p>70</text:p>
          </table:table-cell>
          <table:table-cell table:style-name="ce21" office:value-type="string">
            <text:p>ピンチ鋼1.2倍</text:p>
          </table:table-cell>
          <table:table-cell table:style-name="ce21" office:value-type="string">
            <text:p>20%状態回復</text:p>
          </table:table-cell>
          <table:table-cell table:style-name="ce2" office:value-type="string">
            <text:p><text:a xlink:href="http://www14.atwiki.jp/tamakagura/pages/183.html">T妖夢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樹</text:p>
          </table:table-cell>
          <table:table-cell office:value-type="string">
            <text:p>物理</text:p>
          </table:table-cell>
          <table:table-cell office:value-type="float" office:value="120">
            <text:p>120</text:p>
          </table:table-cell>
          <table:table-cell table:formula="of:=([.D341]*2+89)*[.X341]*IF(OR([.J341]=[.V341]; [.K341]=[.V341]); 1.5; 1)" office:value-type="float" office:value="59220">
            <text:p>59220</text:p>
          </table:table-cell>
          <table:table-cell table:style-name="ce2" office:value-type="string">
            <text:p><text:a xlink:href="http://www14.atwiki.jp/tamakagura/pages/183.html">T妖夢</text:a>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83.html">T妖夢</text:a></text:p>
          </table:table-cell>
          <table:table-cell table:formula="of:=[.BB341]+[.BC341]" office:value-type="float" office:value="173720">
            <text:p>173720</text:p>
          </table:table-cell>
          <table:table-cell table:style-name="ce25" table:formula="of:=([.C341]*2+64+130)*([.E341]*2+25)" office:value-type="float" office:value="94940">
            <text:p>94940</text:p>
          </table:table-cell>
          <table:table-cell table:formula="of:=([.C341]*2+64+130)*([.G341]*2+25)" office:value-type="float" office:value="78780">
            <text:p>78780</text:p>
          </table:table-cell>
          <table:table-cell table:formula="of:=([.D341]*2+89)*([.H341]*2+89)" office:value-type="float" office:value="68761">
            <text:p>68761</text:p>
          </table:table-cell>
          <table:table-cell table:formula="of:=([.F341]*2+89)*([.H341]*2+89)" office:value-type="float" office:value="47861">
            <text:p>47861</text:p>
          </table:table-cell>
          <table:table-cell table:formula="of:=[.BA341]*(MAX([.D341]; [.F341])*2+89)" office:value-type="float" office:value="57153880">
            <text:p>57153880</text:p>
          </table:table-cell>
          <table:table-cell table:style-name="ce2" office:value-type="string">
            <text:p><text:a xlink:href="http://www14.atwiki.jp/tamakagura/pages/183.html">T妖夢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83.html">T妖夢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341">
            <text:p>341</text:p>
          </table:table-cell>
          <table:table-cell table:style-name="ce2" office:value-type="string">
            <text:p><text:a xlink:href="http://www14.atwiki.jp/tamakagura/pages/386.html">ちびよしか</text:a>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5">
            <text:p>75</text:p>
          </table:table-cell>
          <table:table-cell table:number-columns-repeated="2" table:style-name="ce2" office:value-type="float" office:value="30">
            <text:p>30</text:p>
          </table:table-cell>
          <table:table-cell table:style-name="ce2" office:value-type="float" office:value="20">
            <text:p>20</text:p>
          </table:table-cell>
          <table:table-cell table:style-name="ce2" table:formula="of:=SUM([.C342:.H342])" office:value-type="float" office:value="380">
            <text:p>38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42]-[.N342]" office:value-type="float" office:value="350">
            <text:p>350</text:p>
          </table:table-cell>
          <table:table-cell table:formula="of:=MIN([.D342]; [.F342])" office:value-type="float" office:value="30">
            <text:p>30</text:p>
          </table:table-cell>
          <table:table-cell table:style-name="ce21" office:value-type="string">
            <text:p>１／１０ドレイン</text:p>
          </table:table-cell>
          <table:table-cell table:style-name="ce21"/>
          <table:table-cell table:style-name="ce2" office:value-type="string">
            <text:p><text:a xlink:href="http://www14.atwiki.jp/tamakagura/pages/386.html">ちびよしか</text:a></text:p>
          </table:table-cell>
          <table:table-cell table:number-columns-repeated="8"/>
          <table:table-cell table:style-name="ce2" office:value-type="string">
            <text:p><text:a xlink:href="http://www14.atwiki.jp/tamakagura/pages/386.html">ちびよしか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386.html">ちびよしか</text:a></text:p>
          </table:table-cell>
          <table:table-cell table:formula="of:=[.BB342]+[.BC342]" office:value-type="float" office:value="118040">
            <text:p>118040</text:p>
          </table:table-cell>
          <table:table-cell table:formula="of:=([.C342]*2+64+130)*([.E342]*2+25)" office:value-type="float" office:value="79450">
            <text:p>79450</text:p>
          </table:table-cell>
          <table:table-cell table:formula="of:=([.C342]*2+64+130)*([.G342]*2+25)" office:value-type="float" office:value="38590">
            <text:p>38590</text:p>
          </table:table-cell>
          <table:table-cell table:formula="of:=([.D342]*2+89)*([.H342]*2+89)" office:value-type="float" office:value="35991">
            <text:p>35991</text:p>
          </table:table-cell>
          <table:table-cell table:formula="of:=([.F342]*2+89)*([.H342]*2+89)" office:value-type="float" office:value="19221">
            <text:p>19221</text:p>
          </table:table-cell>
          <table:table-cell table:formula="of:=[.BA342]*(MAX([.D342]; [.F342])*2+89)" office:value-type="float" office:value="32933160">
            <text:p>32933160</text:p>
          </table:table-cell>
          <table:table-cell table:style-name="ce2" office:value-type="string">
            <text:p><text:a xlink:href="http://www14.atwiki.jp/tamakagura/pages/386.html">ちびよしか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386.html">ちびよしか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342">
            <text:p>342</text:p>
          </table:table-cell>
          <table:table-cell table:style-name="ce2" office:value-type="string">
            <text:p><text:a xlink:href="http://www14.atwiki.jp/tamakagura/pages/386.html">D芳香</text:a></text:p>
          </table:table-cell>
          <table:table-cell table:style-name="ce13" office:value-type="float" office:value="180">
            <text:p>1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number-columns-repeated="2" table:style-name="ce2" office:value-type="float" office:value="40">
            <text:p>40</text:p>
          </table:table-cell>
          <table:table-cell table:style-name="ce2" table:formula="of:=SUM([.C343:.H343])" office:value-type="float" office:value="530">
            <text:p>53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343]-[.N343]" office:value-type="float" office:value="470">
            <text:p>470</text:p>
          </table:table-cell>
          <table:table-cell table:formula="of:=MIN([.D343]; [.F343])" office:value-type="float" office:value="60">
            <text:p>60</text:p>
          </table:table-cell>
          <table:table-cell table:style-name="ce21" office:value-type="string">
            <text:p>１／１０ドレイン</text:p>
          </table:table-cell>
          <table:table-cell table:style-name="ce21" office:value-type="string">
            <text:p>麻痺無効</text:p>
          </table:table-cell>
          <table:table-cell table:style-name="ce2" office:value-type="string">
            <text:p><text:a xlink:href="http://www14.atwiki.jp/tamakagura/pages/386.html">D芳香</text:a></text:p>
          </table:table-cell>
          <table:table-cell table:number-columns-repeated="8"/>
          <table:table-cell table:style-name="ce2" office:value-type="string">
            <text:p><text:a xlink:href="http://www14.atwiki.jp/tamakagura/pages/386.html">D芳香</text:a></text:p>
          </table:table-cell>
          <table:table-cell office:value-type="string">
            <text:p>毒</text:p>
          </table:table-cell>
          <table:table-cell office:value-type="string">
            <text:p>霊</text:p>
          </table:table-cell>
          <table:table-cell office:value-type="string">
            <text:p>毒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386.html">D芳香</text:a></text:p>
          </table:table-cell>
          <table:table-cell table:formula="of:=[.BB343]+[.BC343]" office:value-type="float" office:value="182820">
            <text:p>182820</text:p>
          </table:table-cell>
          <table:table-cell table:style-name="ce26" table:formula="of:=([.C343]*2+64+130)*([.E343]*2+25)" office:value-type="float" office:value="124650">
            <text:p>124650</text:p>
          </table:table-cell>
          <table:table-cell table:formula="of:=([.C343]*2+64+130)*([.G343]*2+25)" office:value-type="float" office:value="58170">
            <text:p>58170</text:p>
          </table:table-cell>
          <table:table-cell table:formula="of:=([.D343]*2+89)*([.H343]*2+89)" office:value-type="float" office:value="52221">
            <text:p>52221</text:p>
          </table:table-cell>
          <table:table-cell table:formula="of:=([.F343]*2+89)*([.H343]*2+89)" office:value-type="float" office:value="35321">
            <text:p>35321</text:p>
          </table:table-cell>
          <table:table-cell table:formula="of:=[.BA343]*(MAX([.D343]; [.F343])*2+89)" office:value-type="float" office:value="56491380">
            <text:p>56491380</text:p>
          </table:table-cell>
          <table:table-cell table:style-name="ce2" office:value-type="string">
            <text:p><text:a xlink:href="http://www14.atwiki.jp/tamakagura/pages/386.html">D芳香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386.html">D芳香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343">
            <text:p>343</text:p>
          </table:table-cell>
          <table:table-cell table:style-name="ce2" office:value-type="string">
            <text:p><text:a xlink:href="http://www14.atwiki.jp/tamakagura/pages/184.html">ちびよりひめ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0">
            <text:p>60</text:p>
          </table:table-cell>
          <table:table-cell table:style-name="ce2" table:formula="of:=SUM([.C344:.H344])" office:value-type="float" office:value="450">
            <text:p>45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44]-[.N344]" office:value-type="float" office:value="355">
            <text:p>355</text:p>
          </table:table-cell>
          <table:table-cell table:formula="of:=MIN([.D344]; [.F344])" office:value-type="float" office:value="95">
            <text:p>95</text:p>
          </table:table-cell>
          <table:table-cell table:style-name="ce21" office:value-type="string">
            <text:p>混乱無効</text:p>
          </table:table-cell>
          <table:table-cell table:style-name="ce21"/>
          <table:table-cell table:style-name="ce2" office:value-type="string">
            <text:p><text:a xlink:href="http://www14.atwiki.jp/tamakagura/pages/184.html">ちびよりひめ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344]*2+89)*[.X344]*IF(OR([.J344]=[.V344]; [.K344]=[.V344]); 1.5; 1)" office:value-type="float" office:value="16740">
            <text:p>16740</text:p>
          </table:table-cell>
          <table:table-cell table:style-name="ce2" office:value-type="string">
            <text:p><text:a xlink:href="http://www14.atwiki.jp/tamakagura/pages/184.html">ちびよりひめ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2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84.html">ちびよりひめ</text:a></text:p>
          </table:table-cell>
          <table:table-cell table:formula="of:=[.BB344]+[.BC344]" office:value-type="float" office:value="103540">
            <text:p>103540</text:p>
          </table:table-cell>
          <table:table-cell table:formula="of:=([.C344]*2+64+130)*([.E344]*2+25)" office:value-type="float" office:value="48430">
            <text:p>48430</text:p>
          </table:table-cell>
          <table:table-cell table:formula="of:=([.C344]*2+64+130)*([.G344]*2+25)" office:value-type="float" office:value="55110">
            <text:p>55110</text:p>
          </table:table-cell>
          <table:table-cell table:formula="of:=([.D344]*2+89)*([.H344]*2+89)" office:value-type="float" office:value="58311">
            <text:p>58311</text:p>
          </table:table-cell>
          <table:table-cell table:formula="of:=([.F344]*2+89)*([.H344]*2+89)" office:value-type="float" office:value="58311">
            <text:p>58311</text:p>
          </table:table-cell>
          <table:table-cell table:formula="of:=[.BA344]*(MAX([.D344]; [.F344])*2+89)" office:value-type="float" office:value="28887660">
            <text:p>28887660</text:p>
          </table:table-cell>
          <table:table-cell table:style-name="ce2" office:value-type="string">
            <text:p><text:a xlink:href="http://www14.atwiki.jp/tamakagura/pages/184.html">ちびよりひめ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84.html">ちびよりひめ</text:a></text:p>
          </table:table-cell>
          <table:table-cell office:value-type="string">
            <text:p>薄紫</text:p>
          </table:table-cell>
        </table:table-row>
        <table:table-row table:style-name="ro5">
          <table:table-cell office:value-type="float" office:value="344">
            <text:p>344</text:p>
          </table:table-cell>
          <table:table-cell table:style-name="ce2" office:value-type="string">
            <text:p><text:a xlink:href="http://www14.atwiki.jp/tamakagura/pages/184.html">A依姫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13" table:formula="of:=SUM([.C345:.H345])" office:value-type="float" office:value="580">
            <text:p>5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345]-[.N345]" office:value-type="float" office:value="460">
            <text:p>460</text:p>
          </table:table-cell>
          <table:table-cell table:formula="of:=MIN([.D345]; [.F345])" office:value-type="float" office:value="120">
            <text:p>120</text:p>
          </table:table-cell>
          <table:table-cell table:style-name="ce21" office:value-type="string">
            <text:p>混乱無効</text:p>
          </table:table-cell>
          <table:table-cell table:style-name="ce21" office:value-type="string">
            <text:p>ピンチD1.1倍</text:p>
          </table:table-cell>
          <table:table-cell table:style-name="ce2" office:value-type="string">
            <text:p><text:a xlink:href="http://www14.atwiki.jp/tamakagura/pages/184.html">A依姫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345]*2+89)*[.X345]*IF(OR([.J345]=[.V345]; [.K345]=[.V345]); 1.5; 1)" office:value-type="float" office:value="21540">
            <text:p>21540</text:p>
          </table:table-cell>
          <table:table-cell table:style-name="ce2" office:value-type="string">
            <text:p><text:a xlink:href="http://www14.atwiki.jp/tamakagura/pages/184.html">A依姫</text:a>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table:style-name="ce2" office:value-type="string">
            <text:p>鋼 </text:p>
          </table:table-cell>
          <table:table-cell table:number-columns-repeated="2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84.html">A依姫</text:a></text:p>
          </table:table-cell>
          <table:table-cell table:formula="of:=[.BB345]+[.BC345]" office:value-type="float" office:value="134640">
            <text:p>134640</text:p>
          </table:table-cell>
          <table:table-cell table:formula="of:=([.C345]*2+64+130)*([.E345]*2+25)" office:value-type="float" office:value="61710">
            <text:p>61710</text:p>
          </table:table-cell>
          <table:table-cell table:formula="of:=([.C345]*2+64+130)*([.G345]*2+25)" office:value-type="float" office:value="72930">
            <text:p>72930</text:p>
          </table:table-cell>
          <table:table-cell table:formula="of:=([.D345]*2+89)*([.H345]*2+89)" office:value-type="float" office:value="81921">
            <text:p>81921</text:p>
          </table:table-cell>
          <table:table-cell table:formula="of:=([.F345]*2+89)*([.H345]*2+89)" office:value-type="float" office:value="89391">
            <text:p>89391</text:p>
          </table:table-cell>
          <table:table-cell table:formula="of:=[.BA345]*(MAX([.D345]; [.F345])*2+89)" office:value-type="float" office:value="48335760">
            <text:p>48335760</text:p>
          </table:table-cell>
          <table:table-cell table:style-name="ce2" office:value-type="string">
            <text:p><text:a xlink:href="http://www14.atwiki.jp/tamakagura/pages/184.html">A依姫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84.html">A依姫</text:a></text:p>
          </table:table-cell>
          <table:table-cell office:value-type="string">
            <text:p>薄紫</text:p>
          </table:table-cell>
        </table:table-row>
        <table:table-row table:style-name="ro5">
          <table:table-cell office:value-type="float" office:value="345">
            <text:p>345</text:p>
          </table:table-cell>
          <table:table-cell table:style-name="ce2" office:value-type="string">
            <text:p><text:a xlink:href="http://www14.atwiki.jp/tamakagura/pages/184.html">D依姫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13" table:formula="of:=SUM([.C346:.H346])" office:value-type="float" office:value="580">
            <text:p>5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346]-[.N346]" office:value-type="float" office:value="485">
            <text:p>485</text:p>
          </table:table-cell>
          <table:table-cell table:formula="of:=MIN([.D346]; [.F346])" office:value-type="float" office:value="95">
            <text:p>95</text:p>
          </table:table-cell>
          <table:table-cell table:style-name="ce21" office:value-type="string">
            <text:p>混乱無効</text:p>
          </table:table-cell>
          <table:table-cell table:style-name="ce21" office:value-type="string">
            <text:p>ピンチD1.1倍</text:p>
          </table:table-cell>
          <table:table-cell table:style-name="ce2" office:value-type="string">
            <text:p><text:a xlink:href="http://www14.atwiki.jp/tamakagura/pages/184.html">D依姫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346]*2+89)*[.X346]*IF(OR([.J346]=[.V346]; [.K346]=[.V346]); 1.5; 1)" office:value-type="float" office:value="16740">
            <text:p>16740</text:p>
          </table:table-cell>
          <table:table-cell table:style-name="ce2" office:value-type="string">
            <text:p><text:a xlink:href="http://www14.atwiki.jp/tamakagura/pages/184.html">D依姫</text:a>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84.html">D依姫</text:a></text:p>
          </table:table-cell>
          <table:table-cell table:formula="of:=[.BB346]+[.BC346]" office:value-type="float" office:value="177940">
            <text:p>177940</text:p>
          </table:table-cell>
          <table:table-cell table:style-name="ce25" table:formula="of:=([.C346]*2+64+130)*([.E346]*2+25)" office:value-type="float" office:value="97650">
            <text:p>97650</text:p>
          </table:table-cell>
          <table:table-cell table:formula="of:=([.C346]*2+64+130)*([.G346]*2+25)" office:value-type="float" office:value="80290">
            <text:p>80290</text:p>
          </table:table-cell>
          <table:table-cell table:formula="of:=([.D346]*2+89)*([.H346]*2+89)" office:value-type="float" office:value="73051">
            <text:p>73051</text:p>
          </table:table-cell>
          <table:table-cell table:formula="of:=([.F346]*2+89)*([.H346]*2+89)" office:value-type="float" office:value="63891">
            <text:p>63891</text:p>
          </table:table-cell>
          <table:table-cell table:formula="of:=[.BA346]*(MAX([.D346]; [.F346])*2+89)" office:value-type="float" office:value="56762860">
            <text:p>56762860</text:p>
          </table:table-cell>
          <table:table-cell table:style-name="ce2" office:value-type="string">
            <text:p><text:a xlink:href="http://www14.atwiki.jp/tamakagura/pages/184.html">D依姫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84.html">D依姫</text:a></text:p>
          </table:table-cell>
          <table:table-cell office:value-type="string">
            <text:p>薄紫</text:p>
          </table:table-cell>
        </table:table-row>
        <table:table-row table:style-name="ro5">
          <table:table-cell office:value-type="float" office:value="346">
            <text:p>346</text:p>
          </table:table-cell>
          <table:table-cell table:style-name="ce2" office:value-type="string">
            <text:p><text:a xlink:href="http://www14.atwiki.jp/tamakagura/pages/184.html">S依姫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13" table:formula="of:=SUM([.C347:.H347])" office:value-type="float" office:value="580">
            <text:p>58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347]-[.N347]" office:value-type="float" office:value="470">
            <text:p>470</text:p>
          </table:table-cell>
          <table:table-cell table:formula="of:=MIN([.D347]; [.F347])" office:value-type="float" office:value="110">
            <text:p>110</text:p>
          </table:table-cell>
          <table:table-cell table:style-name="ce21" office:value-type="string">
            <text:p>混乱無効</text:p>
          </table:table-cell>
          <table:table-cell table:style-name="ce21" office:value-type="string">
            <text:p>ピンチD1.1倍</text:p>
          </table:table-cell>
          <table:table-cell table:style-name="ce2" office:value-type="string">
            <text:p><text:a xlink:href="http://www14.atwiki.jp/tamakagura/pages/184.html">S依姫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347]*2+89)*[.X347]*IF(OR([.J347]=[.V347]; [.K347]=[.V347]); 1.5; 1)" office:value-type="float" office:value="18540">
            <text:p>18540</text:p>
          </table:table-cell>
          <table:table-cell table:style-name="ce2" office:value-type="string">
            <text:p><text:a xlink:href="http://www14.atwiki.jp/tamakagura/pages/184.html">S依姫</text:a>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table:number-columns-repeated="3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84.html">S依姫</text:a></text:p>
          </table:table-cell>
          <table:table-cell table:formula="of:=[.BB347]+[.BC347]" office:value-type="float" office:value="138380">
            <text:p>138380</text:p>
          </table:table-cell>
          <table:table-cell table:formula="of:=([.C347]*2+64+130)*([.E347]*2+25)" office:value-type="float" office:value="61710">
            <text:p>61710</text:p>
          </table:table-cell>
          <table:table-cell table:formula="of:=([.C347]*2+64+130)*([.G347]*2+25)" office:value-type="float" office:value="76670">
            <text:p>76670</text:p>
          </table:table-cell>
          <table:table-cell table:style-name="ce26" table:formula="of:=([.D347]*2+89)*([.H347]*2+89)" office:value-type="float" office:value="95481">
            <text:p>95481</text:p>
          </table:table-cell>
          <table:table-cell table:style-name="ce26" table:formula="of:=([.F347]*2+89)*([.H347]*2+89)" office:value-type="float" office:value="95481">
            <text:p>95481</text:p>
          </table:table-cell>
          <table:table-cell table:formula="of:=[.BA347]*(MAX([.D347]; [.F347])*2+89)" office:value-type="float" office:value="42759420">
            <text:p>42759420</text:p>
          </table:table-cell>
          <table:table-cell table:style-name="ce2" office:value-type="string">
            <text:p><text:a xlink:href="http://www14.atwiki.jp/tamakagura/pages/184.html">S依姫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84.html">S依姫</text:a></text:p>
          </table:table-cell>
          <table:table-cell office:value-type="string">
            <text:p>薄紫</text:p>
          </table:table-cell>
        </table:table-row>
        <table:table-row table:style-name="ro5">
          <table:table-cell office:value-type="float" office:value="347">
            <text:p>347</text:p>
          </table:table-cell>
          <table:table-cell table:style-name="ce2" office:value-type="string">
            <text:p><text:a xlink:href="http://www14.atwiki.jp/tamakagura/pages/185.html">らてぃおす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5">
            <text:p>125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table:formula="of:=SUM([.C348:.H348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13" table:formula="of:=[.I348]-[.N348]" office:value-type="float" office:value="500">
            <text:p>500</text:p>
          </table:table-cell>
          <table:table-cell table:formula="of:=MIN([.D348]; [.F348])" office:value-type="float" office:value="60">
            <text:p>60</text:p>
          </table:table-cell>
          <table:table-cell table:style-name="ce21" office:value-type="string">
            <text:p>25%回避↑</text:p>
          </table:table-cell>
          <table:table-cell table:style-name="ce21" office:value-type="string">
            <text:p>闇半減</text:p>
          </table:table-cell>
          <table:table-cell table:style-name="ce2" office:value-type="string">
            <text:p><text:a xlink:href="http://www14.atwiki.jp/tamakagura/pages/185.html">らてぃおす</text:a></text:p>
          </table:table-cell>
          <table:table-cell table:number-columns-repeated="8"/>
          <table:table-cell table:style-name="ce2" office:value-type="string">
            <text:p><text:a xlink:href="http://www14.atwiki.jp/tamakagura/pages/185.html">らてぃおす</text:a>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85.html">らてぃおす</text:a></text:p>
          </table:table-cell>
          <table:table-cell table:formula="of:=[.BB348]+[.BC348]" office:value-type="float" office:value="152880">
            <text:p>152880</text:p>
          </table:table-cell>
          <table:table-cell table:formula="of:=([.C348]*2+64+130)*([.E348]*2+25)" office:value-type="float" office:value="67340">
            <text:p>67340</text:p>
          </table:table-cell>
          <table:table-cell table:formula="of:=([.C348]*2+64+130)*([.G348]*2+25)" office:value-type="float" office:value="85540">
            <text:p>85540</text:p>
          </table:table-cell>
          <table:table-cell table:formula="of:=([.D348]*2+89)*([.H348]*2+89)" office:value-type="float" office:value="62491">
            <text:p>62491</text:p>
          </table:table-cell>
          <table:table-cell table:style-name="ce26" table:formula="of:=([.F348]*2+89)*([.H348]*2+89)" office:value-type="float" office:value="101361">
            <text:p>101361</text:p>
          </table:table-cell>
          <table:table-cell table:formula="of:=[.BA348]*(MAX([.D348]; [.F348])*2+89)" office:value-type="float" office:value="51826320">
            <text:p>51826320</text:p>
          </table:table-cell>
          <table:table-cell table:style-name="ce2" office:value-type="string">
            <text:p><text:a xlink:href="http://www14.atwiki.jp/tamakagura/pages/185.html">らてぃおす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85.html">らてぃおす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348">
            <text:p>348</text:p>
          </table:table-cell>
          <table:table-cell table:style-name="ce2" office:value-type="string">
            <text:p><text:a xlink:href="http://www14.atwiki.jp/tamakagura/pages/186.html">ちびらん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70">
            <text:p>70</text:p>
          </table:table-cell>
          <table:table-cell table:style-name="ce2" table:formula="of:=SUM([.C349:.H349])" office:value-type="float" office:value="420">
            <text:p>42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49]-[.N349]" office:value-type="float" office:value="370">
            <text:p>370</text:p>
          </table:table-cell>
          <table:table-cell table:formula="of:=MIN([.D349]; [.F349])" office:value-type="float" office:value="50">
            <text:p>50</text:p>
          </table:table-cell>
          <table:table-cell table:style-name="ce21" office:value-type="string">
            <text:p>怯み無効</text:p>
          </table:table-cell>
          <table:table-cell table:style-name="ce21"/>
          <table:table-cell table:style-name="ce2" office:value-type="string">
            <text:p><text:a xlink:href="http://www14.atwiki.jp/tamakagura/pages/186.html">ちびらん</text:a></text:p>
          </table:table-cell>
          <table:table-cell table:number-columns-repeated="8"/>
          <table:table-cell table:style-name="ce2" office:value-type="string">
            <text:p><text:a xlink:href="http://www14.atwiki.jp/tamakagura/pages/186.html">ちびらん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table:number-columns-repeated="13"/>
          <table:table-cell table:style-name="ce26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186.html">ちびらん</text:a></text:p>
          </table:table-cell>
          <table:table-cell table:formula="of:=[.BB349]+[.BC349]" office:value-type="float" office:value="109740">
            <text:p>109740</text:p>
          </table:table-cell>
          <table:table-cell table:formula="of:=([.C349]*2+64+130)*([.E349]*2+25)" office:value-type="float" office:value="51330">
            <text:p>51330</text:p>
          </table:table-cell>
          <table:table-cell table:formula="of:=([.C349]*2+64+130)*([.G349]*2+25)" office:value-type="float" office:value="58410">
            <text:p>58410</text:p>
          </table:table-cell>
          <table:table-cell table:formula="of:=([.D349]*2+89)*([.H349]*2+89)" office:value-type="float" office:value="43281">
            <text:p>43281</text:p>
          </table:table-cell>
          <table:table-cell table:formula="of:=([.F349]*2+89)*([.H349]*2+89)" office:value-type="float" office:value="61601">
            <text:p>61601</text:p>
          </table:table-cell>
          <table:table-cell table:formula="of:=[.BA349]*(MAX([.D349]; [.F349])*2+89)" office:value-type="float" office:value="29520060">
            <text:p>29520060</text:p>
          </table:table-cell>
          <table:table-cell table:style-name="ce2" office:value-type="string">
            <text:p><text:a xlink:href="http://www14.atwiki.jp/tamakagura/pages/186.html">ちびらん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86.html">ちびらん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49">
            <text:p>349</text:p>
          </table:table-cell>
          <table:table-cell table:style-name="ce2" office:value-type="string">
            <text:p><text:a xlink:href="http://www14.atwiki.jp/tamakagura/pages/186.html">A藍</text:a>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75">
            <text:p>75</text:p>
          </table:table-cell>
          <table:table-cell table:style-name="ce13" office:value-type="float" office:value="130">
            <text:p>13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table:formula="of:=SUM([.C350:.H350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350]-[.N350]" office:value-type="float" office:value="485">
            <text:p>485</text:p>
          </table:table-cell>
          <table:table-cell table:formula="of:=MIN([.D350]; [.F350])" office:value-type="float" office:value="75">
            <text:p>75</text:p>
          </table:table-cell>
          <table:table-cell table:style-name="ce21" office:value-type="string">
            <text:p>怯み無効</text:p>
          </table:table-cell>
          <table:table-cell table:style-name="ce21" office:value-type="string">
            <text:p>味方5%強化</text:p>
          </table:table-cell>
          <table:table-cell table:style-name="ce2" office:value-type="string">
            <text:p><text:a xlink:href="http://www14.atwiki.jp/tamakagura/pages/186.html">A藍</text:a></text:p>
          </table:table-cell>
          <table:table-cell table:number-columns-repeated="8"/>
          <table:table-cell table:style-name="ce2" office:value-type="string">
            <text:p><text:a xlink:href="http://www14.atwiki.jp/tamakagura/pages/186.html">A藍</text:a>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86.html">A藍</text:a></text:p>
          </table:table-cell>
          <table:table-cell table:formula="of:=[.BB350]+[.BC350]" office:value-type="float" office:value="157600">
            <text:p>157600</text:p>
          </table:table-cell>
          <table:table-cell table:formula="of:=([.C350]*2+64+130)*([.E350]*2+25)" office:value-type="float" office:value="68950">
            <text:p>68950</text:p>
          </table:table-cell>
          <table:table-cell table:formula="of:=([.C350]*2+64+130)*([.G350]*2+25)" office:value-type="float" office:value="88650">
            <text:p>88650</text:p>
          </table:table-cell>
          <table:table-cell table:formula="of:=([.D350]*2+89)*([.H350]*2+89)" office:value-type="float" office:value="59511">
            <text:p>59511</text:p>
          </table:table-cell>
          <table:table-cell table:formula="of:=([.F350]*2+89)*([.H350]*2+89)" office:value-type="float" office:value="86901">
            <text:p>86901</text:p>
          </table:table-cell>
          <table:table-cell table:formula="of:=[.BA350]*(MAX([.D350]; [.F350])*2+89)" office:value-type="float" office:value="55002400">
            <text:p>55002400</text:p>
          </table:table-cell>
          <table:table-cell table:style-name="ce2" office:value-type="string">
            <text:p><text:a xlink:href="http://www14.atwiki.jp/tamakagura/pages/186.html">A藍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86.html">A藍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50">
            <text:p>350</text:p>
          </table:table-cell>
          <table:table-cell table:style-name="ce2" office:value-type="string">
            <text:p><text:a xlink:href="http://www14.atwiki.jp/tamakagura/pages/186.html">T藍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2" table:formula="of:=SUM([.C351:.H351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351]-[.N351]" office:value-type="float" office:value="480">
            <text:p>480</text:p>
          </table:table-cell>
          <table:table-cell table:formula="of:=MIN([.D351]; [.F351])" office:value-type="float" office:value="80">
            <text:p>80</text:p>
          </table:table-cell>
          <table:table-cell table:style-name="ce21" office:value-type="string">
            <text:p>怯み無効</text:p>
          </table:table-cell>
          <table:table-cell table:style-name="ce21" office:value-type="string">
            <text:p>味方5%強化</text:p>
          </table:table-cell>
          <table:table-cell table:style-name="ce2" office:value-type="string">
            <text:p><text:a xlink:href="http://www14.atwiki.jp/tamakagura/pages/186.html">T藍</text:a></text:p>
          </table:table-cell>
          <table:table-cell table:number-columns-repeated="8"/>
          <table:table-cell table:style-name="ce2" office:value-type="string">
            <text:p><text:a xlink:href="http://www14.atwiki.jp/tamakagura/pages/186.html">T藍</text:a>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table:number-columns-repeated="11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86.html">T藍</text:a></text:p>
          </table:table-cell>
          <table:table-cell table:formula="of:=[.BB351]+[.BC351]" office:value-type="float" office:value="161460">
            <text:p>161460</text:p>
          </table:table-cell>
          <table:table-cell table:formula="of:=([.C351]*2+64+130)*([.E351]*2+25)" office:value-type="float" office:value="80730">
            <text:p>80730</text:p>
          </table:table-cell>
          <table:table-cell table:formula="of:=([.C351]*2+64+130)*([.G351]*2+25)" office:value-type="float" office:value="80730">
            <text:p>80730</text:p>
          </table:table-cell>
          <table:table-cell table:formula="of:=([.D351]*2+89)*([.H351]*2+89)" office:value-type="float" office:value="71961">
            <text:p>71961</text:p>
          </table:table-cell>
          <table:table-cell table:formula="of:=([.F351]*2+89)*([.H351]*2+89)" office:value-type="float" office:value="83521">
            <text:p>83521</text:p>
          </table:table-cell>
          <table:table-cell table:formula="of:=[.BA351]*(MAX([.D351]; [.F351])*2+89)" office:value-type="float" office:value="46661940">
            <text:p>46661940</text:p>
          </table:table-cell>
          <table:table-cell table:style-name="ce2" office:value-type="string">
            <text:p><text:a xlink:href="http://www14.atwiki.jp/tamakagura/pages/186.html">T藍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86.html">T藍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51">
            <text:p>351</text:p>
          </table:table-cell>
          <table:table-cell table:style-name="ce2" office:value-type="string">
            <text:p><text:a xlink:href="http://www14.atwiki.jp/tamakagura/pages/186.html">S藍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13" office:value-type="float" office:value="120">
            <text:p>120</text:p>
          </table:table-cell>
          <table:table-cell table:style-name="ce2" table:formula="of:=SUM([.C352:.H352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352]-[.N352]" office:value-type="float" office:value="465">
            <text:p>465</text:p>
          </table:table-cell>
          <table:table-cell table:formula="of:=MIN([.D352]; [.F352])" office:value-type="float" office:value="95">
            <text:p>95</text:p>
          </table:table-cell>
          <table:table-cell table:style-name="ce21" office:value-type="string">
            <text:p>怯み無効</text:p>
          </table:table-cell>
          <table:table-cell table:style-name="ce21" office:value-type="string">
            <text:p>味方5%強化</text:p>
          </table:table-cell>
          <table:table-cell table:style-name="ce2" office:value-type="string">
            <text:p><text:a xlink:href="http://www14.atwiki.jp/tamakagura/pages/186.html">S藍</text:a></text:p>
          </table:table-cell>
          <table:table-cell table:number-columns-repeated="8"/>
          <table:table-cell table:style-name="ce2" office:value-type="string">
            <text:p><text:a xlink:href="http://www14.atwiki.jp/tamakagura/pages/186.html">S藍</text:a>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氷</text:p>
          </table:table-cell>
          <table:table-cell table:number-columns-repeated="8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186.html">S藍</text:a></text:p>
          </table:table-cell>
          <table:table-cell table:formula="of:=[.BB352]+[.BC352]" office:value-type="float" office:value="130900">
            <text:p>130900</text:p>
          </table:table-cell>
          <table:table-cell table:formula="of:=([.C352]*2+64+130)*([.E352]*2+25)" office:value-type="float" office:value="61710">
            <text:p>61710</text:p>
          </table:table-cell>
          <table:table-cell table:formula="of:=([.C352]*2+64+130)*([.G352]*2+25)" office:value-type="float" office:value="69190">
            <text:p>69190</text:p>
          </table:table-cell>
          <table:table-cell table:style-name="ce26" table:formula="of:=([.D352]*2+89)*([.H352]*2+89)" office:value-type="float" office:value="91791">
            <text:p>91791</text:p>
          </table:table-cell>
          <table:table-cell table:style-name="ce26" table:formula="of:=([.F352]*2+89)*([.H352]*2+89)" office:value-type="float" office:value="98371">
            <text:p>98371</text:p>
          </table:table-cell>
          <table:table-cell table:formula="of:=[.BA352]*(MAX([.D352]; [.F352])*2+89)" office:value-type="float" office:value="39139100">
            <text:p>39139100</text:p>
          </table:table-cell>
          <table:table-cell table:style-name="ce2" office:value-type="string">
            <text:p><text:a xlink:href="http://www14.atwiki.jp/tamakagura/pages/186.html">S藍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86.html">S藍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52">
            <text:p>352</text:p>
          </table:table-cell>
          <table:table-cell table:style-name="ce2" office:value-type="string">
            <text:p><text:a xlink:href="http://www14.atwiki.jp/tamakagura/pages/186.html">H藍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">
            <text:p>80</text:p>
          </table:table-cell>
          <table:table-cell table:style-name="ce2" table:formula="of:=SUM([.C353:.H353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353]-[.N353]" office:value-type="float" office:value="480">
            <text:p>480</text:p>
          </table:table-cell>
          <table:table-cell table:formula="of:=MIN([.D353]; [.F353])" office:value-type="float" office:value="80">
            <text:p>80</text:p>
          </table:table-cell>
          <table:table-cell table:style-name="ce21" office:value-type="string">
            <text:p>怯み無効</text:p>
          </table:table-cell>
          <table:table-cell table:style-name="ce21" office:value-type="string">
            <text:p>味方5%強化</text:p>
          </table:table-cell>
          <table:table-cell table:style-name="ce2" office:value-type="string">
            <text:p><text:a xlink:href="http://www14.atwiki.jp/tamakagura/pages/186.html">H藍</text:a></text:p>
          </table:table-cell>
          <table:table-cell table:number-columns-repeated="8"/>
          <table:table-cell table:style-name="ce2" office:value-type="string">
            <text:p><text:a xlink:href="http://www14.atwiki.jp/tamakagura/pages/186.html">H藍</text:a></text:p>
          </table:table-cell>
          <table:table-cell office:value-type="string">
            <text:p>地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office:value-type="string">
            <text:p>鋼</text:p>
          </table:table-cell>
          <table:table-cell table:number-columns-repeated="12"/>
          <table:table-cell table:style-name="ce26"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86.html">H藍</text:a></text:p>
          </table:table-cell>
          <table:table-cell table:formula="of:=[.BB353]+[.BC353]" office:value-type="float" office:value="169740">
            <text:p>169740</text:p>
          </table:table-cell>
          <table:table-cell table:style-name="ce25" table:formula="of:=([.C353]*2+64+130)*([.E353]*2+25)" office:value-type="float" office:value="80730">
            <text:p>80730</text:p>
          </table:table-cell>
          <table:table-cell table:formula="of:=([.C353]*2+64+130)*([.G353]*2+25)" office:value-type="float" office:value="89010">
            <text:p>89010</text:p>
          </table:table-cell>
          <table:table-cell table:formula="of:=([.D353]*2+89)*([.H353]*2+89)" office:value-type="float" office:value="62001">
            <text:p>62001</text:p>
          </table:table-cell>
          <table:table-cell table:formula="of:=([.F353]*2+89)*([.H353]*2+89)" office:value-type="float" office:value="76941">
            <text:p>76941</text:p>
          </table:table-cell>
          <table:table-cell table:formula="of:=[.BA353]*(MAX([.D353]; [.F353])*2+89)" office:value-type="float" office:value="52449660">
            <text:p>52449660</text:p>
          </table:table-cell>
          <table:table-cell table:style-name="ce2" office:value-type="string">
            <text:p><text:a xlink:href="http://www14.atwiki.jp/tamakagura/pages/186.html">H藍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86.html">H藍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53">
            <text:p>353</text:p>
          </table:table-cell>
          <table:table-cell table:style-name="ce2" office:value-type="string">
            <text:p><text:a xlink:href="http://www14.atwiki.jp/tamakagura/pages/186.html">AD藍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13" table:formula="of:=SUM([.C354:.H354])" office:value-type="float" office:value="580">
            <text:p>58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354]-[.N354]" office:value-type="float" office:value="480">
            <text:p>480</text:p>
          </table:table-cell>
          <table:table-cell table:formula="of:=MIN([.D354]; [.F354])" office:value-type="float" office:value="100">
            <text:p>100</text:p>
          </table:table-cell>
          <table:table-cell table:style-name="ce21" office:value-type="string">
            <text:p>怯み無効</text:p>
          </table:table-cell>
          <table:table-cell table:style-name="ce21" office:value-type="string">
            <text:p>味方5%強化</text:p>
          </table:table-cell>
          <table:table-cell table:style-name="ce2" office:value-type="string">
            <text:p><text:a xlink:href="http://www14.atwiki.jp/tamakagura/pages/186.html">AD藍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86.html">AD藍</text:a>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table:number-columns-repeated="11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86.html">AD藍</text:a></text:p>
          </table:table-cell>
          <table:table-cell table:formula="of:=[.BB354]+[.BC354]" office:value-type="float" office:value="169260">
            <text:p>169260</text:p>
          </table:table-cell>
          <table:table-cell table:formula="of:=([.C354]*2+64+130)*([.E354]*2+25)" office:value-type="float" office:value="80290">
            <text:p>80290</text:p>
          </table:table-cell>
          <table:table-cell table:formula="of:=([.C354]*2+64+130)*([.G354]*2+25)" office:value-type="float" office:value="88970">
            <text:p>88970</text:p>
          </table:table-cell>
          <table:table-cell table:formula="of:=([.D354]*2+89)*([.H354]*2+89)" office:value-type="float" office:value="71961">
            <text:p>71961</text:p>
          </table:table-cell>
          <table:table-cell table:formula="of:=([.F354]*2+89)*([.H354]*2+89)" office:value-type="float" office:value="76941">
            <text:p>76941</text:p>
          </table:table-cell>
          <table:table-cell table:formula="of:=[.BA354]*(MAX([.D354]; [.F354])*2+89)" office:value-type="float" office:value="52301340">
            <text:p>52301340</text:p>
          </table:table-cell>
          <table:table-cell table:style-name="ce2" office:value-type="string">
            <text:p><text:a xlink:href="http://www14.atwiki.jp/tamakagura/pages/186.html">AD藍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86.html">AD藍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54">
            <text:p>354</text:p>
          </table:table-cell>
          <table:table-cell table:style-name="ce2" office:value-type="string">
            <text:p><text:a xlink:href="http://www14.atwiki.jp/tamakagura/pages/187.html">ちびりか</text:a>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20">
            <text:p>20</text:p>
          </table:table-cell>
          <table:table-cell table:style-name="ce2" table:formula="of:=SUM([.C355:.H355])" office:value-type="float" office:value="380">
            <text:p>38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55]-[.N355]" office:value-type="float" office:value="315">
            <text:p>315</text:p>
          </table:table-cell>
          <table:table-cell table:formula="of:=MIN([.D355]; [.F355])" office:value-type="float" office:value="65">
            <text:p>65</text:p>
          </table:table-cell>
          <table:table-cell table:style-name="ce21" office:value-type="string">
            <text:p>急所無効</text:p>
          </table:table-cell>
          <table:table-cell table:style-name="ce21"/>
          <table:table-cell table:style-name="ce2" office:value-type="string">
            <text:p><text:a xlink:href="http://www14.atwiki.jp/tamakagura/pages/187.html">ちびりか</text:a></text:p>
          </table:table-cell>
          <table:table-cell table:number-columns-repeated="8"/>
          <table:table-cell table:style-name="ce2" office:value-type="string">
            <text:p><text:a xlink:href="http://www14.atwiki.jp/tamakagura/pages/187.html">ちびりか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table:number-columns-repeated="16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87.html">ちびりか</text:a></text:p>
          </table:table-cell>
          <table:table-cell table:formula="of:=[.BB355]+[.BC355]" office:value-type="float" office:value="109900">
            <text:p>109900</text:p>
          </table:table-cell>
          <table:table-cell table:formula="of:=([.C355]*2+64+130)*([.E355]*2+25)" office:value-type="float" office:value="64370">
            <text:p>64370</text:p>
          </table:table-cell>
          <table:table-cell table:formula="of:=([.C355]*2+64+130)*([.G355]*2+25)" office:value-type="float" office:value="45530">
            <text:p>45530</text:p>
          </table:table-cell>
          <table:table-cell table:formula="of:=([.D355]*2+89)*([.H355]*2+89)" office:value-type="float" office:value="28251">
            <text:p>28251</text:p>
          </table:table-cell>
          <table:table-cell table:formula="of:=([.F355]*2+89)*([.H355]*2+89)" office:value-type="float" office:value="33411">
            <text:p>33411</text:p>
          </table:table-cell>
          <table:table-cell table:formula="of:=[.BA355]*(MAX([.D355]; [.F355])*2+89)" office:value-type="float" office:value="28464100">
            <text:p>28464100</text:p>
          </table:table-cell>
          <table:table-cell table:style-name="ce2" office:value-type="string">
            <text:p><text:a xlink:href="http://www14.atwiki.jp/tamakagura/pages/187.html">ちびりか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87.html">ちびりか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355">
            <text:p>355</text:p>
          </table:table-cell>
          <table:table-cell table:style-name="ce2" office:value-type="string">
            <text:p><text:a xlink:href="http://www14.atwiki.jp/tamakagura/pages/187.html">D里香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13" office:value-type="float" office:value="125">
            <text:p>12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356:.H356])" office:value-type="float" office:value="560">
            <text:p>56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356]-[.N356]" office:value-type="float" office:value="455">
            <text:p>455</text:p>
          </table:table-cell>
          <table:table-cell table:formula="of:=MIN([.D356]; [.F356])" office:value-type="float" office:value="105">
            <text:p>105</text:p>
          </table:table-cell>
          <table:table-cell table:style-name="ce21" office:value-type="string">
            <text:p>急所無効</text:p>
          </table:table-cell>
          <table:table-cell table:style-name="ce21" office:value-type="string">
            <text:p>地無効</text:p>
          </table:table-cell>
          <table:table-cell table:style-name="ce2" office:value-type="string">
            <text:p><text:a xlink:href="http://www14.atwiki.jp/tamakagura/pages/187.html">D里香</text:a></text:p>
          </table:table-cell>
          <table:table-cell table:number-columns-repeated="8"/>
          <table:table-cell table:style-name="ce2" office:value-type="string">
            <text:p><text:a xlink:href="http://www14.atwiki.jp/tamakagura/pages/187.html">D里香</text:a>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87.html">D里香</text:a></text:p>
          </table:table-cell>
          <table:table-cell table:formula="of:=[.BB356]+[.BC356]" office:value-type="float" office:value="160320">
            <text:p>160320</text:p>
          </table:table-cell>
          <table:table-cell table:style-name="ce25" table:formula="of:=([.C356]*2+64+130)*([.E356]*2+25)" office:value-type="float" office:value="91850">
            <text:p>91850</text:p>
          </table:table-cell>
          <table:table-cell table:formula="of:=([.C356]*2+64+130)*([.G356]*2+25)" office:value-type="float" office:value="68470">
            <text:p>68470</text:p>
          </table:table-cell>
          <table:table-cell table:formula="of:=([.D356]*2+89)*([.H356]*2+89)" office:value-type="float" office:value="62491">
            <text:p>62491</text:p>
          </table:table-cell>
          <table:table-cell table:formula="of:=([.F356]*2+89)*([.H356]*2+89)" office:value-type="float" office:value="64581">
            <text:p>64581</text:p>
          </table:table-cell>
          <table:table-cell table:formula="of:=[.BA356]*(MAX([.D356]; [.F356])*2+89)" office:value-type="float" office:value="49538880">
            <text:p>49538880</text:p>
          </table:table-cell>
          <table:table-cell table:style-name="ce2" office:value-type="string">
            <text:p><text:a xlink:href="http://www14.atwiki.jp/tamakagura/pages/187.html">D里香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87.html">D里香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356">
            <text:p>356</text:p>
          </table:table-cell>
          <table:table-cell table:style-name="ce2" office:value-type="string">
            <text:p><text:a xlink:href="http://www14.atwiki.jp/tamakagura/pages/188.html">ちびりかこ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0">
            <text:p>50</text:p>
          </table:table-cell>
          <table:table-cell table:style-name="ce2" table:formula="of:=SUM([.C357:.H357])" office:value-type="float" office:value="380">
            <text:p>38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57]-[.N357]" office:value-type="float" office:value="340">
            <text:p>340</text:p>
          </table:table-cell>
          <table:table-cell table:formula="of:=MIN([.D357]; [.F357])" office:value-type="float" office:value="40">
            <text:p>40</text:p>
          </table:table-cell>
          <table:table-cell table:style-name="ce21" office:value-type="string">
            <text:p>睡眠無効</text:p>
          </table:table-cell>
          <table:table-cell table:style-name="ce21"/>
          <table:table-cell table:style-name="ce2" office:value-type="string">
            <text:p><text:a xlink:href="http://www14.atwiki.jp/tamakagura/pages/188.html">ちびりかこ</text:a></text:p>
          </table:table-cell>
          <table:table-cell table:number-columns-repeated="8"/>
          <table:table-cell table:style-name="ce2" office:value-type="string">
            <text:p><text:a xlink:href="http://www14.atwiki.jp/tamakagura/pages/188.html">ちびりかこ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88.html">ちびりかこ</text:a></text:p>
          </table:table-cell>
          <table:table-cell table:formula="of:=[.BB357]+[.BC357]" office:value-type="float" office:value="96860">
            <text:p>96860</text:p>
          </table:table-cell>
          <table:table-cell table:formula="of:=([.C357]*2+64+130)*([.E357]*2+25)" office:value-type="float" office:value="41750">
            <text:p>41750</text:p>
          </table:table-cell>
          <table:table-cell table:formula="of:=([.C357]*2+64+130)*([.G357]*2+25)" office:value-type="float" office:value="55110">
            <text:p>55110</text:p>
          </table:table-cell>
          <table:table-cell table:formula="of:=([.D357]*2+89)*([.H357]*2+89)" office:value-type="float" office:value="31941">
            <text:p>31941</text:p>
          </table:table-cell>
          <table:table-cell table:formula="of:=([.F357]*2+89)*([.H357]*2+89)" office:value-type="float" office:value="54621">
            <text:p>54621</text:p>
          </table:table-cell>
          <table:table-cell table:formula="of:=[.BA357]*(MAX([.D357]; [.F357])*2+89)" office:value-type="float" office:value="27992540">
            <text:p>27992540</text:p>
          </table:table-cell>
          <table:table-cell table:style-name="ce2" office:value-type="string">
            <text:p><text:a xlink:href="http://www14.atwiki.jp/tamakagura/pages/188.html">ちびりかこ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88.html">ちびりかこ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357">
            <text:p>357</text:p>
          </table:table-cell>
          <table:table-cell table:style-name="ce2" office:value-type="string">
            <text:p><text:a xlink:href="http://www14.atwiki.jp/tamakagura/pages/188.html">A理香子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table:formula="of:=SUM([.C358:.H358])" office:value-type="float" office:value="530">
            <text:p>53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358]-[.N358]" office:value-type="float" office:value="450">
            <text:p>450</text:p>
          </table:table-cell>
          <table:table-cell table:formula="of:=MIN([.D358]; [.F358])" office:value-type="float" office:value="80">
            <text:p>80</text:p>
          </table:table-cell>
          <table:table-cell table:style-name="ce21" office:value-type="string">
            <text:p>睡眠無効</text:p>
          </table:table-cell>
          <table:table-cell table:style-name="ce21" office:value-type="string">
            <text:p>地無効</text:p>
          </table:table-cell>
          <table:table-cell table:style-name="ce2" office:value-type="string">
            <text:p><text:a xlink:href="http://www14.atwiki.jp/tamakagura/pages/188.html">A理香子</text:a></text:p>
          </table:table-cell>
          <table:table-cell table:number-columns-repeated="8"/>
          <table:table-cell table:style-name="ce2" office:value-type="string">
            <text:p><text:a xlink:href="http://www14.atwiki.jp/tamakagura/pages/188.html">A理香子</text:a>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88.html">A理香子</text:a></text:p>
          </table:table-cell>
          <table:table-cell table:formula="of:=[.BB358]+[.BC358]" office:value-type="float" office:value="149600">
            <text:p>149600</text:p>
          </table:table-cell>
          <table:table-cell table:formula="of:=([.C358]*2+64+130)*([.E358]*2+25)" office:value-type="float" office:value="65450">
            <text:p>65450</text:p>
          </table:table-cell>
          <table:table-cell table:formula="of:=([.C358]*2+64+130)*([.G358]*2+25)" office:value-type="float" office:value="84150">
            <text:p>84150</text:p>
          </table:table-cell>
          <table:table-cell table:formula="of:=([.D358]*2+89)*([.H358]*2+89)" office:value-type="float" office:value="52041">
            <text:p>52041</text:p>
          </table:table-cell>
          <table:table-cell table:formula="of:=([.F358]*2+89)*([.H358]*2+89)" office:value-type="float" office:value="70851">
            <text:p>70851</text:p>
          </table:table-cell>
          <table:table-cell table:formula="of:=[.BA358]*(MAX([.D358]; [.F358])*2+89)" office:value-type="float" office:value="50714400">
            <text:p>50714400</text:p>
          </table:table-cell>
          <table:table-cell table:style-name="ce2" office:value-type="string">
            <text:p><text:a xlink:href="http://www14.atwiki.jp/tamakagura/pages/188.html">A理香子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88.html">A理香子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358">
            <text:p>358</text:p>
          </table:table-cell>
          <table:table-cell table:style-name="ce2" office:value-type="string">
            <text:p><text:a xlink:href="http://www14.atwiki.jp/tamakagura/pages/190.html">ちびリグル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table:formula="of:=SUM([.C359:.H359])" office:value-type="float" office:value="380">
            <text:p>38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59]-[.N359]" office:value-type="float" office:value="350">
            <text:p>350</text:p>
          </table:table-cell>
          <table:table-cell table:formula="of:=MIN([.D359]; [.F359])" office:value-type="float" office:value="30">
            <text:p>30</text:p>
          </table:table-cell>
          <table:table-cell table:style-name="ce21" office:value-type="string">
            <text:p>被ダメージ10%減</text:p>
          </table:table-cell>
          <table:table-cell table:style-name="ce21"/>
          <table:table-cell table:style-name="ce2" office:value-type="string">
            <text:p><text:a xlink:href="http://www14.atwiki.jp/tamakagura/pages/190.html">ちびリグル</text:a></text:p>
          </table:table-cell>
          <table:table-cell table:number-columns-repeated="8"/>
          <table:table-cell table:style-name="ce2" office:value-type="string">
            <text:p><text:a xlink:href="http://www14.atwiki.jp/tamakagura/pages/190.html">ちびリグル</text:a></text:p>
          </table:table-cell>
          <table:table-cell office:value-type="string">
            <text:p>虫</text:p>
          </table:table-cell>
          <table:table-cell office:value-type="string">
            <text:p>-</text:p>
          </table:table-cell>
          <table:table-cell office:value-type="string">
            <text:p>虫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0.html">ちびリグル</text:a></text:p>
          </table:table-cell>
          <table:table-cell table:formula="of:=[.BB359]+[.BC359]" office:value-type="float" office:value="128822">
            <text:p>128822</text:p>
          </table:table-cell>
          <table:table-cell table:style-name="ce26" table:formula="of:=ROUND(([.C359]*2+64+130)*([.E359]*2+25)/0.9)" office:value-type="float" office:value="64411">
            <text:p>64411</text:p>
          </table:table-cell>
          <table:table-cell table:formula="of:=ROUND(([.C359]*2+64+130)*([.G359]*2+25)/0.9)" office:value-type="float" office:value="64411">
            <text:p>64411</text:p>
          </table:table-cell>
          <table:table-cell table:formula="of:=([.D359]*2+89)*([.H359]*2+89)" office:value-type="float" office:value="47061">
            <text:p>47061</text:p>
          </table:table-cell>
          <table:table-cell table:formula="of:=([.F359]*2+89)*([.H359]*2+89)" office:value-type="float" office:value="28161">
            <text:p>28161</text:p>
          </table:table-cell>
          <table:table-cell table:formula="of:=[.BA359]*(MAX([.D359]; [.F359])*2+89)" office:value-type="float" office:value="32076678">
            <text:p>32076678</text:p>
          </table:table-cell>
          <table:table-cell table:style-name="ce2" office:value-type="string">
            <text:p><text:a xlink:href="http://www14.atwiki.jp/tamakagura/pages/190.html">ちびリグル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90.html">ちびリグル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359">
            <text:p>359</text:p>
          </table:table-cell>
          <table:table-cell table:style-name="ce2" office:value-type="string">
            <text:p><text:a xlink:href="http://www14.atwiki.jp/tamakagura/pages/190.html">Nリグル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table:formula="of:=SUM([.C360:.H360])" office:value-type="float" office:value="530">
            <text:p>53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360]-[.N360]" office:value-type="float" office:value="480">
            <text:p>480</text:p>
          </table:table-cell>
          <table:table-cell table:formula="of:=MIN([.D360]; [.F360])" office:value-type="float" office:value="50">
            <text:p>50</text:p>
          </table:table-cell>
          <table:table-cell table:style-name="ce21" office:value-type="string">
            <text:p>被ダメージ10%減</text:p>
          </table:table-cell>
          <table:table-cell table:style-name="ce21" office:value-type="string">
            <text:p>ピンチ虫1.2倍</text:p>
          </table:table-cell>
          <table:table-cell table:style-name="ce2" office:value-type="string">
            <text:p><text:a xlink:href="http://www14.atwiki.jp/tamakagura/pages/190.html">Nリグル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360]*2+89)*[.X360]*IF(OR([.J360]=[.V360]; [.K360]=[.V360]); 1.5; 1)" office:value-type="float" office:value="28245">
            <text:p>28245</text:p>
          </table:table-cell>
          <table:table-cell table:style-name="ce2" office:value-type="string">
            <text:p><text:a xlink:href="http://www14.atwiki.jp/tamakagura/pages/190.html">Nリグル</text:a></text:p>
          </table:table-cell>
          <table:table-cell office:value-type="string">
            <text:p>虫</text:p>
          </table:table-cell>
          <table:table-cell office:value-type="string">
            <text:p>岩</text:p>
          </table:table-cell>
          <table:table-cell office:value-type="string">
            <text:p>虫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number-columns-repeated="2"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90.html">Nリグル</text:a></text:p>
          </table:table-cell>
          <table:table-cell table:style-name="ce26" table:formula="of:=[.BB360]+[.BC360]" office:value-type="float" office:value="212133">
            <text:p>212133</text:p>
          </table:table-cell>
          <table:table-cell table:style-name="ce26" table:formula="of:=ROUND(([.C360]*2+64+130)*([.E360]*2+25)/0.9)" office:value-type="float" office:value="111000">
            <text:p>111000</text:p>
          </table:table-cell>
          <table:table-cell table:style-name="ce26" table:formula="of:=ROUND(([.C360]*2+64+130)*([.G360]*2+25)/0.9)" office:value-type="float" office:value="101133">
            <text:p>101133</text:p>
          </table:table-cell>
          <table:table-cell table:formula="of:=([.D360]*2+89)*([.H360]*2+89)" office:value-type="float" office:value="64291">
            <text:p>64291</text:p>
          </table:table-cell>
          <table:table-cell table:formula="of:=([.F360]*2+89)*([.H360]*2+89)" office:value-type="float" office:value="45171">
            <text:p>45171</text:p>
          </table:table-cell>
          <table:table-cell table:formula="of:=[.BA360]*(MAX([.D360]; [.F360])*2+89)" office:value-type="float" office:value="57063777">
            <text:p>57063777</text:p>
          </table:table-cell>
          <table:table-cell table:style-name="ce2" office:value-type="string">
            <text:p><text:a xlink:href="http://www14.atwiki.jp/tamakagura/pages/190.html">Nリグル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190.html">Nリグル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360">
            <text:p>360</text:p>
          </table:table-cell>
          <table:table-cell table:style-name="ce2" office:value-type="string">
            <text:p><text:a xlink:href="http://www14.atwiki.jp/tamakagura/pages/190.html">Dリグル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">
            <text:p>40</text:p>
          </table:table-cell>
          <table:table-cell table:style-name="ce13" office:value-type="float" office:value="125">
            <text:p>125</text:p>
          </table:table-cell>
          <table:table-cell table:style-name="ce2" office:value-type="float" office:value="50">
            <text:p>50</text:p>
          </table:table-cell>
          <table:table-cell table:style-name="ce2" table:formula="of:=SUM([.C361:.H361])" office:value-type="float" office:value="530">
            <text:p>53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361]-[.N361]" office:value-type="float" office:value="490">
            <text:p>490</text:p>
          </table:table-cell>
          <table:table-cell table:formula="of:=MIN([.D361]; [.F361])" office:value-type="float" office:value="40">
            <text:p>40</text:p>
          </table:table-cell>
          <table:table-cell table:style-name="ce21" office:value-type="string">
            <text:p>被ダメージ10%減</text:p>
          </table:table-cell>
          <table:table-cell table:style-name="ce21" office:value-type="string">
            <text:p>ピンチ虫1.2倍</text:p>
          </table:table-cell>
          <table:table-cell table:style-name="ce2" office:value-type="string">
            <text:p><text:a xlink:href="http://www14.atwiki.jp/tamakagura/pages/190.html">Dリグル</text:a></text:p>
          </table:table-cell>
          <table:table-cell table:number-columns-repeated="8"/>
          <table:table-cell table:style-name="ce2" office:value-type="string">
            <text:p><text:a xlink:href="http://www14.atwiki.jp/tamakagura/pages/190.html">Dリグル</text:a></text:p>
          </table:table-cell>
          <table:table-cell office:value-type="string">
            <text:p>虫</text:p>
          </table:table-cell>
          <table:table-cell office:value-type="string">
            <text:p>雷</text:p>
          </table:table-cell>
          <table:table-cell office:value-type="string">
            <text:p>虫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90.html">Dリグル</text:a></text:p>
          </table:table-cell>
          <table:table-cell table:style-name="ce26" table:formula="of:=[.BB361]+[.BC361]" office:value-type="float" office:value="246667">
            <text:p>246667</text:p>
          </table:table-cell>
          <table:table-cell table:style-name="ce26" table:formula="of:=ROUND(([.C361]*2+64+130)*([.E361]*2+25)/0.9)" office:value-type="float" office:value="111000">
            <text:p>111000</text:p>
          </table:table-cell>
          <table:table-cell table:style-name="ce26" table:formula="of:=ROUND(([.C361]*2+64+130)*([.G361]*2+25)/0.9)" office:value-type="float" office:value="135667">
            <text:p>135667</text:p>
          </table:table-cell>
          <table:table-cell table:formula="of:=([.D361]*2+89)*([.H361]*2+89)" office:value-type="float" office:value="50841">
            <text:p>50841</text:p>
          </table:table-cell>
          <table:table-cell table:formula="of:=([.F361]*2+89)*([.H361]*2+89)" office:value-type="float" office:value="31941">
            <text:p>31941</text:p>
          </table:table-cell>
          <table:table-cell table:style-name="ce26" table:formula="of:=[.BA361]*(MAX([.D361]; [.F361])*2+89)" office:value-type="float" office:value="66353423">
            <text:p>66353423</text:p>
          </table:table-cell>
          <table:table-cell table:style-name="ce2" office:value-type="string">
            <text:p><text:a xlink:href="http://www14.atwiki.jp/tamakagura/pages/190.html">Dリグル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0.html">Dリグル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361">
            <text:p>361</text:p>
          </table:table-cell>
          <table:table-cell table:style-name="ce2" office:value-type="string">
            <text:p><text:a xlink:href="http://www14.atwiki.jp/tamakagura/pages/190.html">Sリグル</text:a>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table:formula="of:=SUM([.C362:.H362])" office:value-type="float" office:value="530">
            <text:p>53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362]-[.N362]" office:value-type="float" office:value="480">
            <text:p>480</text:p>
          </table:table-cell>
          <table:table-cell table:formula="of:=MIN([.D362]; [.F362])" office:value-type="float" office:value="50">
            <text:p>50</text:p>
          </table:table-cell>
          <table:table-cell table:style-name="ce21" office:value-type="string">
            <text:p>被ダメージ10%減</text:p>
          </table:table-cell>
          <table:table-cell table:style-name="ce21" office:value-type="string">
            <text:p>ピンチ虫1.2倍</text:p>
          </table:table-cell>
          <table:table-cell table:style-name="ce2" office:value-type="string">
            <text:p><text:a xlink:href="http://www14.atwiki.jp/tamakagura/pages/190.html">Sリグル</text:a></text:p>
          </table:table-cell>
          <table:table-cell table:number-columns-repeated="8"/>
          <table:table-cell table:style-name="ce2" office:value-type="string">
            <text:p><text:a xlink:href="http://www14.atwiki.jp/tamakagura/pages/190.html">Sリグル</text:a></text:p>
          </table:table-cell>
          <table:table-cell office:value-type="string">
            <text:p>虫</text:p>
          </table:table-cell>
          <table:table-cell office:value-type="string">
            <text:p>炎</text:p>
          </table:table-cell>
          <table:table-cell office:value-type="string">
            <text:p>虫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table:number-columns-repeated="2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90.html">Sリグル</text:a></text:p>
          </table:table-cell>
          <table:table-cell table:formula="of:=[.BB362]+[.BC362]" office:value-type="float" office:value="170577">
            <text:p>170577</text:p>
          </table:table-cell>
          <table:table-cell table:style-name="ce25" table:formula="of:=ROUND(([.C362]*2+64+130)*([.E362]*2+25)/0.9)" office:value-type="float" office:value="83044">
            <text:p>83044</text:p>
          </table:table-cell>
          <table:table-cell table:formula="of:=ROUND(([.C362]*2+64+130)*([.G362]*2+25)/0.9)" office:value-type="float" office:value="87533">
            <text:p>87533</text:p>
          </table:table-cell>
          <table:table-cell table:formula="of:=([.D362]*2+89)*([.H362]*2+89)" office:value-type="float" office:value="89401">
            <text:p>89401</text:p>
          </table:table-cell>
          <table:table-cell table:formula="of:=([.F362]*2+89)*([.H362]*2+89)" office:value-type="float" office:value="56511">
            <text:p>56511</text:p>
          </table:table-cell>
          <table:table-cell table:formula="of:=[.BA362]*(MAX([.D362]; [.F362])*2+89)" office:value-type="float" office:value="51002523">
            <text:p>51002523</text:p>
          </table:table-cell>
          <table:table-cell table:style-name="ce2" office:value-type="string">
            <text:p><text:a xlink:href="http://www14.atwiki.jp/tamakagura/pages/190.html">Sリグル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90.html">Sリグル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362">
            <text:p>362</text:p>
          </table:table-cell>
          <table:table-cell table:style-name="ce2" office:value-type="string">
            <text:p><text:a xlink:href="http://www14.atwiki.jp/tamakagura/pages/191.html">りざーどん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table:formula="of:=SUM([.C363:.H363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363]-[.N363]" office:value-type="float" office:value="480">
            <text:p>480</text:p>
          </table:table-cell>
          <table:table-cell table:formula="of:=MIN([.D363]; [.F363])" office:value-type="float" office:value="80">
            <text:p>80</text:p>
          </table:table-cell>
          <table:table-cell table:style-name="ce21" office:value-type="string">
            <text:p>25%スキル無効</text:p>
          </table:table-cell>
          <table:table-cell table:style-name="ce21" office:value-type="string">
            <text:p>水氷25%軽減</text:p>
          </table:table-cell>
          <table:table-cell table:style-name="ce2" office:value-type="string">
            <text:p><text:a xlink:href="http://www14.atwiki.jp/tamakagura/pages/191.html">りざーどん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1.html">りざーどん</text:a>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91.html">りざーどん</text:a></text:p>
          </table:table-cell>
          <table:table-cell table:formula="of:=[.BB363]+[.BC363]" office:value-type="float" office:value="169260">
            <text:p>169260</text:p>
          </table:table-cell>
          <table:table-cell table:style-name="ce25" table:formula="of:=([.C363]*2+64+130)*([.E363]*2+25)" office:value-type="float" office:value="88970">
            <text:p>88970</text:p>
          </table:table-cell>
          <table:table-cell table:formula="of:=([.C363]*2+64+130)*([.G363]*2+25)" office:value-type="float" office:value="80290">
            <text:p>80290</text:p>
          </table:table-cell>
          <table:table-cell table:formula="of:=([.D363]*2+89)*([.H363]*2+89)" office:value-type="float" office:value="71961">
            <text:p>71961</text:p>
          </table:table-cell>
          <table:table-cell table:formula="of:=([.F363]*2+89)*([.H363]*2+89)" office:value-type="float" office:value="77741">
            <text:p>77741</text:p>
          </table:table-cell>
          <table:table-cell table:formula="of:=[.BA363]*(MAX([.D363]; [.F363])*2+89)" office:value-type="float" office:value="45530940">
            <text:p>45530940</text:p>
          </table:table-cell>
          <table:table-cell table:style-name="ce2" office:value-type="string">
            <text:p><text:a xlink:href="http://www14.atwiki.jp/tamakagura/pages/191.html">りざーどん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91.html">りざーどん</text:a></text:p>
          </table:table-cell>
          <table:table-cell office:value-type="string">
            <text:p>赤</text:p>
          </table:table-cell>
        </table:table-row>
        <table:table-row table:style-name="ro5">
          <table:table-cell office:value-type="float" office:value="363">
            <text:p>363</text:p>
          </table:table-cell>
          <table:table-cell table:style-name="ce2" office:value-type="string">
            <text:p><text:a xlink:href="http://www14.atwiki.jp/tamakagura/pages/192.html">くろりりー</text:a></text:p>
          </table:table-cell>
          <table:table-cell table:number-columns-repeated="2" table:style-name="ce2" office:value-type="float" office:value="70">
            <text:p>7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0">
            <text:p>70</text:p>
          </table:table-cell>
          <table:table-cell table:style-name="ce2" table:formula="of:=SUM([.C364:.H364])" office:value-type="float" office:value="360">
            <text:p>3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64]-[.N364]" office:value-type="float" office:value="340">
            <text:p>340</text:p>
          </table:table-cell>
          <table:table-cell table:formula="of:=MIN([.D364]; [.F364])" office:value-type="float" office:value="20">
            <text:p>20</text:p>
          </table:table-cell>
          <table:table-cell table:style-name="ce21" office:value-type="string">
            <text:p>天候無視</text:p>
          </table:table-cell>
          <table:table-cell table:style-name="ce21"/>
          <table:table-cell table:style-name="ce2" office:value-type="string">
            <text:p><text:a xlink:href="http://www14.atwiki.jp/tamakagura/pages/192.html">くろりりー</text:a></text:p>
          </table:table-cell>
          <table:table-cell table:number-columns-repeated="8"/>
          <table:table-cell table:style-name="ce2" office:value-type="string">
            <text:p><text:a xlink:href="http://www14.atwiki.jp/tamakagura/pages/192.html">くろりりー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table:number-columns-repeated="20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92.html">くろりりー</text:a></text:p>
          </table:table-cell>
          <table:table-cell table:formula="of:=[.BB364]+[.BC364]" office:value-type="float" office:value="103540">
            <text:p>103540</text:p>
          </table:table-cell>
          <table:table-cell table:formula="of:=([.C364]*2+64+130)*([.E364]*2+25)" office:value-type="float" office:value="51770">
            <text:p>51770</text:p>
          </table:table-cell>
          <table:table-cell table:formula="of:=([.C364]*2+64+130)*([.G364]*2+25)" office:value-type="float" office:value="51770">
            <text:p>51770</text:p>
          </table:table-cell>
          <table:table-cell table:formula="of:=([.D364]*2+89)*([.H364]*2+89)" office:value-type="float" office:value="52441">
            <text:p>52441</text:p>
          </table:table-cell>
          <table:table-cell table:formula="of:=([.F364]*2+89)*([.H364]*2+89)" office:value-type="float" office:value="29541">
            <text:p>29541</text:p>
          </table:table-cell>
          <table:table-cell table:formula="of:=[.BA364]*(MAX([.D364]; [.F364])*2+89)" office:value-type="float" office:value="23710660">
            <text:p>23710660</text:p>
          </table:table-cell>
          <table:table-cell table:style-name="ce2" office:value-type="string">
            <text:p><text:a xlink:href="http://www14.atwiki.jp/tamakagura/pages/192.html">くろりりー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92.html">くろりりー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64">
            <text:p>364</text:p>
          </table:table-cell>
          <table:table-cell table:style-name="ce2" office:value-type="string">
            <text:p><text:a xlink:href="http://www14.atwiki.jp/tamakagura/pages/192.html">NリリーB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2" office:value-type="float" office:value="85">
            <text:p>85</text:p>
          </table:table-cell>
          <table:table-cell table:style-name="ce2" table:formula="of:=SUM([.C365:.H365])" office:value-type="float" office:value="500">
            <text:p>50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65]-[.N365]" office:value-type="float" office:value="470">
            <text:p>470</text:p>
          </table:table-cell>
          <table:table-cell table:formula="of:=MIN([.D365]; [.F365])" office:value-type="float" office:value="30">
            <text:p>30</text:p>
          </table:table-cell>
          <table:table-cell table:style-name="ce21" office:value-type="string">
            <text:p>天候無視</text:p>
          </table:table-cell>
          <table:table-cell table:style-name="ce21" office:value-type="string">
            <text:p>25%スキル無効</text:p>
          </table:table-cell>
          <table:table-cell table:style-name="ce2" office:value-type="string">
            <text:p><text:a xlink:href="http://www14.atwiki.jp/tamakagura/pages/192.html">NリリーB</text:a></text:p>
          </table:table-cell>
          <table:table-cell table:number-columns-repeated="8"/>
          <table:table-cell table:style-name="ce2" office:value-type="string">
            <text:p><text:a xlink:href="http://www14.atwiki.jp/tamakagura/pages/192.html">NリリーB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table:number-columns-repeated="20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92.html">NリリーB</text:a></text:p>
          </table:table-cell>
          <table:table-cell table:formula="of:=[.BB365]+[.BC365]" office:value-type="float" office:value="182280">
            <text:p>182280</text:p>
          </table:table-cell>
          <table:table-cell table:style-name="ce25" table:formula="of:=([.C365]*2+64+130)*([.E365]*2+25)" office:value-type="float" office:value="97650">
            <text:p>97650</text:p>
          </table:table-cell>
          <table:table-cell table:formula="of:=([.C365]*2+64+130)*([.G365]*2+25)" office:value-type="float" office:value="84630">
            <text:p>84630</text:p>
          </table:table-cell>
          <table:table-cell table:formula="of:=([.D365]*2+89)*([.H365]*2+89)" office:value-type="float" office:value="64491">
            <text:p>64491</text:p>
          </table:table-cell>
          <table:table-cell table:formula="of:=([.F365]*2+89)*([.H365]*2+89)" office:value-type="float" office:value="38591">
            <text:p>38591</text:p>
          </table:table-cell>
          <table:table-cell table:formula="of:=[.BA365]*(MAX([.D365]; [.F365])*2+89)" office:value-type="float" office:value="45387720">
            <text:p>45387720</text:p>
          </table:table-cell>
          <table:table-cell table:style-name="ce2" office:value-type="string">
            <text:p><text:a xlink:href="http://www14.atwiki.jp/tamakagura/pages/192.html">NリリーB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192.html">NリリーB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65">
            <text:p>365</text:p>
          </table:table-cell>
          <table:table-cell table:style-name="ce2" office:value-type="string">
            <text:p><text:a xlink:href="http://www14.atwiki.jp/tamakagura/pages/192.html">AリリーB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table:formula="of:=SUM([.C366:.H366])" office:value-type="float" office:value="500">
            <text:p>50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66]-[.N366]" office:value-type="float" office:value="470">
            <text:p>470</text:p>
          </table:table-cell>
          <table:table-cell table:formula="of:=MIN([.D366]; [.F366])" office:value-type="float" office:value="30">
            <text:p>30</text:p>
          </table:table-cell>
          <table:table-cell table:style-name="ce21" office:value-type="string">
            <text:p>天候無視</text:p>
          </table:table-cell>
          <table:table-cell table:style-name="ce21" office:value-type="string">
            <text:p>25%スキル無効</text:p>
          </table:table-cell>
          <table:table-cell table:style-name="ce2" office:value-type="string">
            <text:p><text:a xlink:href="http://www14.atwiki.jp/tamakagura/pages/192.html">AリリーB</text:a></text:p>
          </table:table-cell>
          <table:table-cell table:number-columns-repeated="8"/>
          <table:table-cell table:style-name="ce2" office:value-type="string">
            <text:p><text:a xlink:href="http://www14.atwiki.jp/tamakagura/pages/192.html">AリリーB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table:number-columns-repeated="20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92.html">AリリーB</text:a></text:p>
          </table:table-cell>
          <table:table-cell table:formula="of:=[.BB366]+[.BC366]" office:value-type="float" office:value="142120">
            <text:p>142120</text:p>
          </table:table-cell>
          <table:table-cell table:formula="of:=([.C366]*2+64+130)*([.E366]*2+25)" office:value-type="float" office:value="72930">
            <text:p>72930</text:p>
          </table:table-cell>
          <table:table-cell table:formula="of:=([.C366]*2+64+130)*([.G366]*2+25)" office:value-type="float" office:value="69190">
            <text:p>69190</text:p>
          </table:table-cell>
          <table:table-cell table:style-name="ce26" table:formula="of:=([.D366]*2+89)*([.H366]*2+89)" office:value-type="float" office:value="91191">
            <text:p>91191</text:p>
          </table:table-cell>
          <table:table-cell table:formula="of:=([.F366]*2+89)*([.H366]*2+89)" office:value-type="float" office:value="40081">
            <text:p>40081</text:p>
          </table:table-cell>
          <table:table-cell table:formula="of:=[.BA366]*(MAX([.D366]; [.F366])*2+89)" office:value-type="float" office:value="48178680">
            <text:p>48178680</text:p>
          </table:table-cell>
          <table:table-cell table:style-name="ce2" office:value-type="string">
            <text:p><text:a xlink:href="http://www14.atwiki.jp/tamakagura/pages/192.html">AリリーB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92.html">AリリーB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66">
            <text:p>366</text:p>
          </table:table-cell>
          <table:table-cell table:style-name="ce2" office:value-type="string">
            <text:p><text:a xlink:href="http://www14.atwiki.jp/tamakagura/pages/192.html">SリリーB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table:formula="of:=SUM([.C367:.H367])" office:value-type="float" office:value="500">
            <text:p>50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367]-[.N367]" office:value-type="float" office:value="470">
            <text:p>470</text:p>
          </table:table-cell>
          <table:table-cell table:formula="of:=MIN([.D367]; [.F367])" office:value-type="float" office:value="30">
            <text:p>30</text:p>
          </table:table-cell>
          <table:table-cell table:style-name="ce21" office:value-type="string">
            <text:p>天候無視</text:p>
          </table:table-cell>
          <table:table-cell table:style-name="ce21" office:value-type="string">
            <text:p>25%スキル無効</text:p>
          </table:table-cell>
          <table:table-cell table:style-name="ce2" office:value-type="string">
            <text:p><text:a xlink:href="http://www14.atwiki.jp/tamakagura/pages/192.html">SリリーB</text:a></text:p>
          </table:table-cell>
          <table:table-cell table:number-columns-repeated="8"/>
          <table:table-cell table:style-name="ce2" office:value-type="string">
            <text:p><text:a xlink:href="http://www14.atwiki.jp/tamakagura/pages/192.html">SリリーB</text:a>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13"/>
          <table:table-cell table:style-name="ce26"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92.html">SリリーB</text:a></text:p>
          </table:table-cell>
          <table:table-cell table:formula="of:=[.BB367]+[.BC367]" office:value-type="float" office:value="145920">
            <text:p>145920</text:p>
          </table:table-cell>
          <table:table-cell table:formula="of:=([.C367]*2+64+130)*([.E367]*2+25)" office:value-type="float" office:value="71040">
            <text:p>71040</text:p>
          </table:table-cell>
          <table:table-cell table:formula="of:=([.C367]*2+64+130)*([.G367]*2+25)" office:value-type="float" office:value="74880">
            <text:p>74880</text:p>
          </table:table-cell>
          <table:table-cell table:formula="of:=([.D367]*2+89)*([.H367]*2+89)" office:value-type="float" office:value="89301">
            <text:p>89301</text:p>
          </table:table-cell>
          <table:table-cell table:formula="of:=([.F367]*2+89)*([.H367]*2+89)" office:value-type="float" office:value="46041">
            <text:p>46041</text:p>
          </table:table-cell>
          <table:table-cell table:formula="of:=[.BA367]*(MAX([.D367]; [.F367])*2+89)" office:value-type="float" office:value="42170880">
            <text:p>42170880</text:p>
          </table:table-cell>
          <table:table-cell table:style-name="ce2" office:value-type="string">
            <text:p><text:a xlink:href="http://www14.atwiki.jp/tamakagura/pages/192.html">SリリーB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92.html">SリリーB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67">
            <text:p>367</text:p>
          </table:table-cell>
          <table:table-cell table:style-name="ce2" office:value-type="string">
            <text:p><text:a xlink:href="http://www14.atwiki.jp/tamakagura/pages/193.html">しろりりー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0">
            <text:p>40</text:p>
          </table:table-cell>
          <table:table-cell table:style-name="ce2" table:formula="of:=SUM([.C368:.H368])" office:value-type="float" office:value="360">
            <text:p>36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68]-[.N368]" office:value-type="float" office:value="340">
            <text:p>340</text:p>
          </table:table-cell>
          <table:table-cell table:formula="of:=MIN([.D368]; [.F368])" office:value-type="float" office:value="20">
            <text:p>20</text:p>
          </table:table-cell>
          <table:table-cell table:style-name="ce21" office:value-type="string">
            <text:p>天候無視</text:p>
          </table:table-cell>
          <table:table-cell table:style-name="ce21"/>
          <table:table-cell table:style-name="ce2" office:value-type="string">
            <text:p><text:a xlink:href="http://www14.atwiki.jp/tamakagura/pages/193.html">しろりりー</text:a></text:p>
          </table:table-cell>
          <table:table-cell table:number-columns-repeated="8"/>
          <table:table-cell table:style-name="ce2" office:value-type="string">
            <text:p><text:a xlink:href="http://www14.atwiki.jp/tamakagura/pages/193.html">しろりりー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16"/>
          <table:table-cell table:style-name="ce2" office:value-type="string">
            <text:p><text:a xlink:href="http://www14.atwiki.jp/tamakagura/pages/193.html">しろりりー</text:a></text:p>
          </table:table-cell>
          <table:table-cell table:formula="of:=[.BB368]+[.BC368]" office:value-type="float" office:value="120060">
            <text:p>120060</text:p>
          </table:table-cell>
          <table:table-cell table:formula="of:=([.C368]*2+64+130)*([.E368]*2+25)" office:value-type="float" office:value="60030">
            <text:p>60030</text:p>
          </table:table-cell>
          <table:table-cell table:formula="of:=([.C368]*2+64+130)*([.G368]*2+25)" office:value-type="float" office:value="60030">
            <text:p>60030</text:p>
          </table:table-cell>
          <table:table-cell table:formula="of:=([.D368]*2+89)*([.H368]*2+89)" office:value-type="float" office:value="38701">
            <text:p>38701</text:p>
          </table:table-cell>
          <table:table-cell table:formula="of:=([.F368]*2+89)*([.H368]*2+89)" office:value-type="float" office:value="21801">
            <text:p>21801</text:p>
          </table:table-cell>
          <table:table-cell table:formula="of:=[.BA368]*(MAX([.D368]; [.F368])*2+89)" office:value-type="float" office:value="27493740">
            <text:p>27493740</text:p>
          </table:table-cell>
          <table:table-cell table:style-name="ce2" office:value-type="string">
            <text:p><text:a xlink:href="http://www14.atwiki.jp/tamakagura/pages/193.html">しろりりー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93.html">しろりりー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68">
            <text:p>368</text:p>
          </table:table-cell>
          <table:table-cell table:style-name="ce2" office:value-type="string">
            <text:p><text:a xlink:href="http://www14.atwiki.jp/tamakagura/pages/193.html">NリリーW</text:a>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table:formula="of:=SUM([.C369:.H369])" office:value-type="float" office:value="500">
            <text:p>50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369]-[.N369]" office:value-type="float" office:value="470">
            <text:p>470</text:p>
          </table:table-cell>
          <table:table-cell table:formula="of:=MIN([.D369]; [.F369])" office:value-type="float" office:value="30">
            <text:p>30</text:p>
          </table:table-cell>
          <table:table-cell table:style-name="ce21" office:value-type="string">
            <text:p>天候無視</text:p>
          </table:table-cell>
          <table:table-cell table:style-name="ce21" office:value-type="string">
            <text:p>味15%状態回復</text:p>
          </table:table-cell>
          <table:table-cell table:style-name="ce2" office:value-type="string">
            <text:p><text:a xlink:href="http://www14.atwiki.jp/tamakagura/pages/193.html">NリリーW</text:a></text:p>
          </table:table-cell>
          <table:table-cell table:number-columns-repeated="2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93.html">NリリーW</text:a>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193.html">NリリーW</text:a></text:p>
          </table:table-cell>
          <table:table-cell table:formula="of:=[.BB369]+[.BC369]" office:value-type="float" office:value="171680">
            <text:p>171680</text:p>
          </table:table-cell>
          <table:table-cell table:style-name="ce25" table:formula="of:=([.C369]*2+64+130)*([.E369]*2+25)" office:value-type="float" office:value="85840">
            <text:p>85840</text:p>
          </table:table-cell>
          <table:table-cell table:formula="of:=([.C369]*2+64+130)*([.G369]*2+25)" office:value-type="float" office:value="85840">
            <text:p>85840</text:p>
          </table:table-cell>
          <table:table-cell table:formula="of:=([.D369]*2+89)*([.H369]*2+89)" office:value-type="float" office:value="69071">
            <text:p>69071</text:p>
          </table:table-cell>
          <table:table-cell table:formula="of:=([.F369]*2+89)*([.H369]*2+89)" office:value-type="float" office:value="35611">
            <text:p>35611</text:p>
          </table:table-cell>
          <table:table-cell table:formula="of:=[.BA369]*(MAX([.D369]; [.F369])*2+89)" office:value-type="float" office:value="49615520">
            <text:p>49615520</text:p>
          </table:table-cell>
          <table:table-cell table:style-name="ce2" office:value-type="string">
            <text:p><text:a xlink:href="http://www14.atwiki.jp/tamakagura/pages/193.html">NリリーW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193.html">NリリーW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69">
            <text:p>369</text:p>
          </table:table-cell>
          <table:table-cell table:style-name="ce2" office:value-type="string">
            <text:p><text:a xlink:href="http://www14.atwiki.jp/tamakagura/pages/193.html">DリリーW</text:a>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60">
            <text:p>60</text:p>
          </table:table-cell>
          <table:table-cell table:style-name="ce2" table:formula="of:=SUM([.C370:.H370])" office:value-type="float" office:value="500">
            <text:p>50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370]-[.N370]" office:value-type="float" office:value="470">
            <text:p>470</text:p>
          </table:table-cell>
          <table:table-cell table:formula="of:=MIN([.D370]; [.F370])" office:value-type="float" office:value="30">
            <text:p>30</text:p>
          </table:table-cell>
          <table:table-cell table:style-name="ce21" office:value-type="string">
            <text:p>天候無視</text:p>
          </table:table-cell>
          <table:table-cell table:style-name="ce21" office:value-type="string">
            <text:p>味15%状態回復</text:p>
          </table:table-cell>
          <table:table-cell table:style-name="ce2" office:value-type="string">
            <text:p><text:a xlink:href="http://www14.atwiki.jp/tamakagura/pages/193.html">DリリーW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93.html">DリリーW</text:a></text:p>
          </table:table-cell>
          <table:table-cell office:value-type="string">
            <text:p>無</text:p>
          </table:table-cell>
          <table:table-cell office:value-type="string">
            <text:p>風</text:p>
          </table:table-cell>
          <table:table-cell office:value-type="string">
            <text:p>無</text:p>
          </table:table-cell>
          <table:table-cell office:value-type="string">
            <text:p>風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93.html">DリリーW</text:a></text:p>
          </table:table-cell>
          <table:table-cell table:formula="of:=[.BB370]+[.BC370]" office:value-type="float" office:value="194340">
            <text:p>194340</text:p>
          </table:table-cell>
          <table:table-cell table:style-name="ce25" table:formula="of:=([.C370]*2+64+130)*([.E370]*2+25)" office:value-type="float" office:value="92430">
            <text:p>92430</text:p>
          </table:table-cell>
          <table:table-cell table:style-name="ce26" table:formula="of:=([.C370]*2+64+130)*([.G370]*2+25)" office:value-type="float" office:value="101910">
            <text:p>101910</text:p>
          </table:table-cell>
          <table:table-cell table:formula="of:=([.D370]*2+89)*([.H370]*2+89)" office:value-type="float" office:value="56221">
            <text:p>56221</text:p>
          </table:table-cell>
          <table:table-cell table:formula="of:=([.F370]*2+89)*([.H370]*2+89)" office:value-type="float" office:value="31141">
            <text:p>31141</text:p>
          </table:table-cell>
          <table:table-cell table:formula="of:=[.BA370]*(MAX([.D370]; [.F370])*2+89)" office:value-type="float" office:value="52277460">
            <text:p>52277460</text:p>
          </table:table-cell>
          <table:table-cell table:style-name="ce2" office:value-type="string">
            <text:p><text:a xlink:href="http://www14.atwiki.jp/tamakagura/pages/193.html">DリリーW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3.html">DリリーW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70">
            <text:p>370</text:p>
          </table:table-cell>
          <table:table-cell table:style-name="ce2" office:value-type="string">
            <text:p><text:a xlink:href="http://www14.atwiki.jp/tamakagura/pages/193.html">HリリーW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0">
            <text:p>50</text:p>
          </table:table-cell>
          <table:table-cell table:style-name="ce2" table:formula="of:=SUM([.C371:.H371])" office:value-type="float" office:value="500">
            <text:p>50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71]-[.N371]" office:value-type="float" office:value="460">
            <text:p>460</text:p>
          </table:table-cell>
          <table:table-cell table:formula="of:=MIN([.D371]; [.F371])" office:value-type="float" office:value="40">
            <text:p>40</text:p>
          </table:table-cell>
          <table:table-cell table:style-name="ce21" office:value-type="string">
            <text:p>天候無視</text:p>
          </table:table-cell>
          <table:table-cell table:style-name="ce21" office:value-type="string">
            <text:p>味15%状態回復</text:p>
          </table:table-cell>
          <table:table-cell table:style-name="ce2" office:value-type="string">
            <text:p><text:a xlink:href="http://www14.atwiki.jp/tamakagura/pages/193.html">HリリーW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93.html">HリリーW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16"/>
          <table:table-cell table:style-name="ce2" office:value-type="string">
            <text:p><text:a xlink:href="http://www14.atwiki.jp/tamakagura/pages/193.html">HリリーW</text:a></text:p>
          </table:table-cell>
          <table:table-cell table:formula="of:=[.BB371]+[.BC371]" office:value-type="float" office:value="195300">
            <text:p>195300</text:p>
          </table:table-cell>
          <table:table-cell table:style-name="ce26" table:formula="of:=([.C371]*2+64+130)*([.E371]*2+25)" office:value-type="float" office:value="106330">
            <text:p>106330</text:p>
          </table:table-cell>
          <table:table-cell table:formula="of:=([.C371]*2+64+130)*([.G371]*2+25)" office:value-type="float" office:value="88970">
            <text:p>88970</text:p>
          </table:table-cell>
          <table:table-cell table:formula="of:=([.D371]*2+89)*([.H371]*2+89)" office:value-type="float" office:value="50841">
            <text:p>50841</text:p>
          </table:table-cell>
          <table:table-cell table:formula="of:=([.F371]*2+89)*([.H371]*2+89)" office:value-type="float" office:value="31941">
            <text:p>31941</text:p>
          </table:table-cell>
          <table:table-cell table:formula="of:=[.BA371]*(MAX([.D371]; [.F371])*2+89)" office:value-type="float" office:value="52535700">
            <text:p>52535700</text:p>
          </table:table-cell>
          <table:table-cell table:style-name="ce2" office:value-type="string">
            <text:p><text:a xlink:href="http://www14.atwiki.jp/tamakagura/pages/193.html">HリリーW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3.html">HリリーW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71">
            <text:p>371</text:p>
          </table:table-cell>
          <table:table-cell table:style-name="ce2" office:value-type="string">
            <text:p><text:a xlink:href="http://www14.atwiki.jp/tamakagura/pages/194.html">ちびリリカ</text:a>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5">
            <text:p>55</text:p>
          </table:table-cell>
          <table:table-cell table:style-name="ce2" table:formula="of:=SUM([.C372:.H372])" office:value-type="float" office:value="370">
            <text:p>37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72]-[.N372]" office:value-type="float" office:value="340">
            <text:p>340</text:p>
          </table:table-cell>
          <table:table-cell table:formula="of:=MIN([.D372]; [.F372])" office:value-type="float" office:value="30">
            <text:p>30</text:p>
          </table:table-cell>
          <table:table-cell table:style-name="ce21" office:value-type="string">
            <text:p>味方5%強化</text:p>
          </table:table-cell>
          <table:table-cell table:style-name="ce21"/>
          <table:table-cell table:style-name="ce2" office:value-type="string">
            <text:p><text:a xlink:href="http://www14.atwiki.jp/tamakagura/pages/194.html">ちびリリカ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94.html">ちびリリカ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table:number-columns-repeated="18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4.html">ちびリリカ</text:a></text:p>
          </table:table-cell>
          <table:table-cell table:formula="of:=[.BB372]+[.BC372]" office:value-type="float" office:value="103620">
            <text:p>103620</text:p>
          </table:table-cell>
          <table:table-cell table:formula="of:=([.C372]*2+64+130)*([.E372]*2+25)" office:value-type="float" office:value="45530">
            <text:p>45530</text:p>
          </table:table-cell>
          <table:table-cell table:formula="of:=([.C372]*2+64+130)*([.G372]*2+25)" office:value-type="float" office:value="58090">
            <text:p>58090</text:p>
          </table:table-cell>
          <table:table-cell table:formula="of:=([.D372]*2+89)*([.H372]*2+89)" office:value-type="float" office:value="29651">
            <text:p>29651</text:p>
          </table:table-cell>
          <table:table-cell table:formula="of:=([.F372]*2+89)*([.H372]*2+89)" office:value-type="float" office:value="51541">
            <text:p>51541</text:p>
          </table:table-cell>
          <table:table-cell table:formula="of:=[.BA372]*(MAX([.D372]; [.F372])*2+89)" office:value-type="float" office:value="26837580">
            <text:p>26837580</text:p>
          </table:table-cell>
          <table:table-cell table:style-name="ce2" office:value-type="string">
            <text:p><text:a xlink:href="http://www14.atwiki.jp/tamakagura/pages/194.html">ちびリリカ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94.html">ちびリリカ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372">
            <text:p>372</text:p>
          </table:table-cell>
          <table:table-cell table:style-name="ce2" office:value-type="string">
            <text:p><text:a xlink:href="http://www14.atwiki.jp/tamakagura/pages/194.html">Nリリカ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0">
            <text:p>70</text:p>
          </table:table-cell>
          <table:table-cell table:style-name="ce2" table:formula="of:=SUM([.C373:.H373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373]-[.N373]" office:value-type="float" office:value="475">
            <text:p>475</text:p>
          </table:table-cell>
          <table:table-cell table:formula="of:=MIN([.D373]; [.F373])" office:value-type="float" office:value="40">
            <text:p>40</text:p>
          </table:table-cell>
          <table:table-cell table:style-name="ce21" office:value-type="string">
            <text:p>味方5%強化</text:p>
          </table:table-cell>
          <table:table-cell table:style-name="ce21" office:value-type="string">
            <text:p>味VP2%回復</text:p>
          </table:table-cell>
          <table:table-cell table:style-name="ce2" office:value-type="string">
            <text:p><text:a xlink:href="http://www14.atwiki.jp/tamakagura/pages/194.html">Nリリカ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4.html">Nリリカ</text:a></text:p>
          </table:table-cell>
          <table:table-cell office:value-type="string">
            <text:p>霊</text:p>
          </table:table-cell>
          <table:table-cell office:value-type="string">
            <text:p>地</text:p>
          </table:table-cell>
          <table:table-cell office:value-type="string">
            <text:p>霊</text:p>
          </table:table-cell>
          <table:table-cell office:value-type="string">
            <text:p>地</text:p>
          </table:table-cell>
          <table:table-cell table:number-columns-repeated="12"/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4.html">Nリリカ</text:a></text:p>
          </table:table-cell>
          <table:table-cell table:formula="of:=[.BB373]+[.BC373]" office:value-type="float" office:value="182160">
            <text:p>182160</text:p>
          </table:table-cell>
          <table:table-cell table:style-name="ce25" table:formula="of:=([.C373]*2+64+130)*([.E373]*2+25)" office:value-type="float" office:value="84870">
            <text:p>84870</text:p>
          </table:table-cell>
          <table:table-cell table:formula="of:=([.C373]*2+64+130)*([.G373]*2+25)" office:value-type="float" office:value="97290">
            <text:p>97290</text:p>
          </table:table-cell>
          <table:table-cell table:formula="of:=([.D373]*2+89)*([.H373]*2+89)" office:value-type="float" office:value="38701">
            <text:p>38701</text:p>
          </table:table-cell>
          <table:table-cell table:formula="of:=([.F373]*2+89)*([.H373]*2+89)" office:value-type="float" office:value="66181">
            <text:p>66181</text:p>
          </table:table-cell>
          <table:table-cell table:formula="of:=[.BA373]*(MAX([.D373]; [.F373])*2+89)" office:value-type="float" office:value="52644240">
            <text:p>52644240</text:p>
          </table:table-cell>
          <table:table-cell table:style-name="ce2" office:value-type="string">
            <text:p><text:a xlink:href="http://www14.atwiki.jp/tamakagura/pages/194.html">Nリリカ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194.html">Nリリカ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373">
            <text:p>373</text:p>
          </table:table-cell>
          <table:table-cell table:style-name="ce2" office:value-type="string">
            <text:p><text:a xlink:href="http://www14.atwiki.jp/tamakagura/pages/194.html">Hリリカ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table:formula="of:=SUM([.C374:.H374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★</text:p>
          </table:table-cell>
          <table:table-cell table:style-name="ce2" table:formula="of:=[.I374]-[.N374]" office:value-type="float" office:value="475">
            <text:p>475</text:p>
          </table:table-cell>
          <table:table-cell table:formula="of:=MIN([.D374]; [.F374])" office:value-type="float" office:value="40">
            <text:p>40</text:p>
          </table:table-cell>
          <table:table-cell table:style-name="ce21" office:value-type="string">
            <text:p>味方5%強化</text:p>
          </table:table-cell>
          <table:table-cell table:style-name="ce21" office:value-type="string">
            <text:p>50%敵A↓</text:p>
          </table:table-cell>
          <table:table-cell table:style-name="ce2" office:value-type="string">
            <text:p><text:a xlink:href="http://www14.atwiki.jp/tamakagura/pages/194.html">Hリリカ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4.html">Hリリカ</text:a></text:p>
          </table:table-cell>
          <table:table-cell office:value-type="string">
            <text:p>霊</text:p>
          </table:table-cell>
          <table:table-cell office:value-type="string">
            <text:p>毒</text:p>
          </table:table-cell>
          <table:table-cell office:value-type="string">
            <text:p>霊</text:p>
          </table:table-cell>
          <table:table-cell office:value-type="string">
            <text:p>毒</text:p>
          </table:table-cell>
          <table:table-cell table:number-columns-repeated="11"/>
          <table:table-cell table:style-name="ce26"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4.html">Hリリカ</text:a></text:p>
          </table:table-cell>
          <table:table-cell table:formula="of:=[.BB374]+[.BC374]" office:value-type="float" office:value="186300">
            <text:p>186300</text:p>
          </table:table-cell>
          <table:table-cell table:style-name="ce25" table:formula="of:=([.C374]*2+64+130)*([.E374]*2+25)" office:value-type="float" office:value="84870">
            <text:p>84870</text:p>
          </table:table-cell>
          <table:table-cell table:style-name="ce26" table:formula="of:=([.C374]*2+64+130)*([.G374]*2+25)" office:value-type="float" office:value="101430">
            <text:p>101430</text:p>
          </table:table-cell>
          <table:table-cell table:formula="of:=([.D374]*2+89)*([.H374]*2+89)" office:value-type="float" office:value="35321">
            <text:p>35321</text:p>
          </table:table-cell>
          <table:table-cell table:formula="of:=([.F374]*2+89)*([.H374]*2+89)" office:value-type="float" office:value="62491">
            <text:p>62491</text:p>
          </table:table-cell>
          <table:table-cell table:formula="of:=[.BA374]*(MAX([.D374]; [.F374])*2+89)" office:value-type="float" office:value="55703700">
            <text:p>55703700</text:p>
          </table:table-cell>
          <table:table-cell table:style-name="ce2" office:value-type="string">
            <text:p><text:a xlink:href="http://www14.atwiki.jp/tamakagura/pages/194.html">Hリリカ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4.html">Hリリカ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374">
            <text:p>374</text:p>
          </table:table-cell>
          <table:table-cell table:style-name="ce2" office:value-type="string">
            <text:p><text:a xlink:href="http://www14.atwiki.jp/tamakagura/pages/194.html">Tリリカ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table:formula="of:=SUM([.C375:.H375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375]-[.N375]" office:value-type="float" office:value="475">
            <text:p>475</text:p>
          </table:table-cell>
          <table:table-cell table:formula="of:=MIN([.D375]; [.F375])" office:value-type="float" office:value="40">
            <text:p>40</text:p>
          </table:table-cell>
          <table:table-cell table:style-name="ce21" office:value-type="string">
            <text:p>味方5%強化</text:p>
          </table:table-cell>
          <table:table-cell table:style-name="ce21" office:value-type="string">
            <text:p>50%敵A↓</text:p>
          </table:table-cell>
          <table:table-cell table:style-name="ce2" office:value-type="string">
            <text:p><text:a xlink:href="http://www14.atwiki.jp/tamakagura/pages/194.html">Tリリカ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4.html">Tリリカ</text:a>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table:number-columns-repeated="9"/>
          <table:table-cell table:style-name="ce26"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4.html">Tリリカ</text:a></text:p>
          </table:table-cell>
          <table:table-cell table:formula="of:=[.BB375]+[.BC375]" office:value-type="float" office:value="182160">
            <text:p>182160</text:p>
          </table:table-cell>
          <table:table-cell table:style-name="ce25" table:formula="of:=([.C375]*2+64+130)*([.E375]*2+25)" office:value-type="float" office:value="80730">
            <text:p>80730</text:p>
          </table:table-cell>
          <table:table-cell table:style-name="ce26" table:formula="of:=([.C375]*2+64+130)*([.G375]*2+25)" office:value-type="float" office:value="101430">
            <text:p>101430</text:p>
          </table:table-cell>
          <table:table-cell table:formula="of:=([.D375]*2+89)*([.H375]*2+89)" office:value-type="float" office:value="42081">
            <text:p>42081</text:p>
          </table:table-cell>
          <table:table-cell table:formula="of:=([.F375]*2+89)*([.H375]*2+89)" office:value-type="float" office:value="66981">
            <text:p>66981</text:p>
          </table:table-cell>
          <table:table-cell table:formula="of:=[.BA375]*(MAX([.D375]; [.F375])*2+89)" office:value-type="float" office:value="49001040">
            <text:p>49001040</text:p>
          </table:table-cell>
          <table:table-cell table:style-name="ce2" office:value-type="string">
            <text:p><text:a xlink:href="http://www14.atwiki.jp/tamakagura/pages/194.html">Tリリカ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94.html">Tリリカ</text:a></text:p>
          </table:table-cell>
          <table:table-cell office:value-type="string">
            <text:p>茶</text:p>
          </table:table-cell>
        </table:table-row>
        <table:table-row table:style-name="ro5">
          <table:table-cell office:value-type="float" office:value="375">
            <text:p>375</text:p>
          </table:table-cell>
          <table:table-cell table:style-name="ce2" office:value-type="string">
            <text:p><text:a xlink:href="http://www14.atwiki.jp/tamakagura/pages/195.html">ちびりん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5">
            <text:p>75</text:p>
          </table:table-cell>
          <table:table-cell table:style-name="ce2" table:formula="of:=SUM([.C376:.H376])" office:value-type="float" office:value="400">
            <text:p>40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76]-[.N376]" office:value-type="float" office:value="370">
            <text:p>370</text:p>
          </table:table-cell>
          <table:table-cell table:formula="of:=MIN([.D376]; [.F376])" office:value-type="float" office:value="30">
            <text:p>30</text:p>
          </table:table-cell>
          <table:table-cell table:style-name="ce21" office:value-type="string">
            <text:p>撃破時VP回収</text:p>
          </table:table-cell>
          <table:table-cell table:style-name="ce21"/>
          <table:table-cell table:style-name="ce2" office:value-type="string">
            <text:p><text:a xlink:href="http://www14.atwiki.jp/tamakagura/pages/195.html">ちびりん</text:a></text:p>
          </table:table-cell>
          <table:table-cell table:number-columns-repeated="8"/>
          <table:table-cell table:style-name="ce2" office:value-type="string">
            <text:p><text:a xlink:href="http://www14.atwiki.jp/tamakagura/pages/195.html">ちびりん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10"/>
          <table:table-cell table:number-columns-repeated="2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5.html">ちびりん</text:a></text:p>
          </table:table-cell>
          <table:table-cell table:formula="of:=[.BB376]+[.BC376]" office:value-type="float" office:value="106640">
            <text:p>106640</text:p>
          </table:table-cell>
          <table:table-cell table:formula="of:=([.C376]*2+64+130)*([.E376]*2+25)" office:value-type="float" office:value="49880">
            <text:p>49880</text:p>
          </table:table-cell>
          <table:table-cell table:formula="of:=([.C376]*2+64+130)*([.G376]*2+25)" office:value-type="float" office:value="56760">
            <text:p>56760</text:p>
          </table:table-cell>
          <table:table-cell table:formula="of:=([.D376]*2+89)*([.H376]*2+89)" office:value-type="float" office:value="35611">
            <text:p>35611</text:p>
          </table:table-cell>
          <table:table-cell table:formula="of:=([.F376]*2+89)*([.H376]*2+89)" office:value-type="float" office:value="64291">
            <text:p>64291</text:p>
          </table:table-cell>
          <table:table-cell table:formula="of:=[.BA376]*(MAX([.D376]; [.F376])*2+89)" office:value-type="float" office:value="28686160">
            <text:p>28686160</text:p>
          </table:table-cell>
          <table:table-cell table:style-name="ce2" office:value-type="string">
            <text:p><text:a xlink:href="http://www14.atwiki.jp/tamakagura/pages/195.html">ちびりん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95.html">ちびりん</text:a></text:p>
          </table:table-cell>
          <table:table-cell office:value-type="string">
            <text:p>赤</text:p>
          </table:table-cell>
        </table:table-row>
        <table:table-row table:style-name="ro5">
          <table:table-cell office:value-type="float" office:value="376">
            <text:p>376</text:p>
          </table:table-cell>
          <table:table-cell table:style-name="ce2" office:value-type="string">
            <text:p><text:a xlink:href="http://www14.atwiki.jp/tamakagura/pages/195.html">A燐</text:a>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table:formula="of:=SUM([.C377:.H377])" office:value-type="float" office:value="545">
            <text:p>545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377]-[.N377]" office:value-type="float" office:value="465">
            <text:p>465</text:p>
          </table:table-cell>
          <table:table-cell table:formula="of:=MIN([.D377]; [.F377])" office:value-type="float" office:value="80">
            <text:p>80</text:p>
          </table:table-cell>
          <table:table-cell table:style-name="ce21" office:value-type="string">
            <text:p>撃破時VP回収</text:p>
          </table:table-cell>
          <table:table-cell table:style-name="ce21" office:value-type="string">
            <text:p>攻撃時20%火傷</text:p>
          </table:table-cell>
          <table:table-cell table:style-name="ce2" office:value-type="string">
            <text:p><text:a xlink:href="http://www14.atwiki.jp/tamakagura/pages/195.html">A燐</text:a></text:p>
          </table:table-cell>
          <table:table-cell table:number-columns-repeated="8"/>
          <table:table-cell table:style-name="ce2" office:value-type="string">
            <text:p><text:a xlink:href="http://www14.atwiki.jp/tamakagura/pages/195.html">A燐</text:a>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5.html">A燐</text:a></text:p>
          </table:table-cell>
          <table:table-cell table:formula="of:=[.BB377]+[.BC377]" office:value-type="float" office:value="130980">
            <text:p>130980</text:p>
          </table:table-cell>
          <table:table-cell table:formula="of:=([.C377]*2+64+130)*([.E377]*2+25)" office:value-type="float" office:value="61950">
            <text:p>61950</text:p>
          </table:table-cell>
          <table:table-cell table:formula="of:=([.C377]*2+64+130)*([.G377]*2+25)" office:value-type="float" office:value="69030">
            <text:p>69030</text:p>
          </table:table-cell>
          <table:table-cell table:formula="of:=([.D377]*2+89)*([.H377]*2+89)" office:value-type="float" office:value="66981">
            <text:p>66981</text:p>
          </table:table-cell>
          <table:table-cell table:style-name="ce26" table:formula="of:=([.F377]*2+89)*([.H377]*2+89)" office:value-type="float" office:value="96571">
            <text:p>96571</text:p>
          </table:table-cell>
          <table:table-cell table:formula="of:=[.BA377]*(MAX([.D377]; [.F377])*2+89)" office:value-type="float" office:value="47021820">
            <text:p>47021820</text:p>
          </table:table-cell>
          <table:table-cell table:style-name="ce2" office:value-type="string">
            <text:p><text:a xlink:href="http://www14.atwiki.jp/tamakagura/pages/195.html">A燐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95.html">A燐</text:a></text:p>
          </table:table-cell>
          <table:table-cell office:value-type="string">
            <text:p>赤</text:p>
          </table:table-cell>
        </table:table-row>
        <table:table-row table:style-name="ro5">
          <table:table-cell office:value-type="float" office:value="377">
            <text:p>377</text:p>
          </table:table-cell>
          <table:table-cell table:style-name="ce2" office:value-type="string">
            <text:p><text:a xlink:href="http://www14.atwiki.jp/tamakagura/pages/195.html">S燐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13" office:value-type="float" office:value="115">
            <text:p>115</text:p>
          </table:table-cell>
          <table:table-cell table:style-name="ce2" table:formula="of:=SUM([.C378:.H378])" office:value-type="float" office:value="545">
            <text:p>545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378]-[.N378]" office:value-type="float" office:value="475">
            <text:p>475</text:p>
          </table:table-cell>
          <table:table-cell table:formula="of:=MIN([.D378]; [.F378])" office:value-type="float" office:value="70">
            <text:p>70</text:p>
          </table:table-cell>
          <table:table-cell table:style-name="ce21" office:value-type="string">
            <text:p>撃破時VP回収</text:p>
          </table:table-cell>
          <table:table-cell table:style-name="ce21" office:value-type="string">
            <text:p>攻撃時20%火傷</text:p>
          </table:table-cell>
          <table:table-cell table:style-name="ce2" office:value-type="string">
            <text:p><text:a xlink:href="http://www14.atwiki.jp/tamakagura/pages/195.html">S燐</text:a></text:p>
          </table:table-cell>
          <table:table-cell table:number-columns-repeated="8"/>
          <table:table-cell table:style-name="ce2" office:value-type="string">
            <text:p><text:a xlink:href="http://www14.atwiki.jp/tamakagura/pages/195.html">S燐</text:a>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office:value-type="string">
            <text:p>地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5.html">S燐</text:a></text:p>
          </table:table-cell>
          <table:table-cell table:formula="of:=[.BB378]+[.BC378]" office:value-type="float" office:value="142080">
            <text:p>142080</text:p>
          </table:table-cell>
          <table:table-cell table:formula="of:=([.C378]*2+64+130)*([.E378]*2+25)" office:value-type="float" office:value="67200">
            <text:p>67200</text:p>
          </table:table-cell>
          <table:table-cell table:formula="of:=([.C378]*2+64+130)*([.G378]*2+25)" office:value-type="float" office:value="74880">
            <text:p>74880</text:p>
          </table:table-cell>
          <table:table-cell table:formula="of:=([.D378]*2+89)*([.H378]*2+89)" office:value-type="float" office:value="73051">
            <text:p>73051</text:p>
          </table:table-cell>
          <table:table-cell table:style-name="ce26" table:formula="of:=([.F378]*2+89)*([.H378]*2+89)" office:value-type="float" office:value="95381">
            <text:p>95381</text:p>
          </table:table-cell>
          <table:table-cell table:formula="of:=[.BA378]*(MAX([.D378]; [.F378])*2+89)" office:value-type="float" office:value="42481920">
            <text:p>42481920</text:p>
          </table:table-cell>
          <table:table-cell table:style-name="ce2" office:value-type="string">
            <text:p><text:a xlink:href="http://www14.atwiki.jp/tamakagura/pages/195.html">S燐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95.html">S燐</text:a></text:p>
          </table:table-cell>
          <table:table-cell office:value-type="string">
            <text:p>＼にゃーん／</text:p>
          </table:table-cell>
        </table:table-row>
        <table:table-row table:style-name="ro5">
          <table:table-cell office:value-type="float" office:value="378">
            <text:p>378</text:p>
          </table:table-cell>
          <table:table-cell table:style-name="ce2" office:value-type="string">
            <text:p><text:a xlink:href="http://www14.atwiki.jp/tamakagura/pages/195.html">H燐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5">
            <text:p>95</text:p>
          </table:table-cell>
          <table:table-cell table:style-name="ce2" table:formula="of:=SUM([.C379:.H379])" office:value-type="float" office:value="545">
            <text:p>545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379]-[.N379]" office:value-type="float" office:value="480">
            <text:p>480</text:p>
          </table:table-cell>
          <table:table-cell table:formula="of:=MIN([.D379]; [.F379])" office:value-type="float" office:value="65">
            <text:p>65</text:p>
          </table:table-cell>
          <table:table-cell table:style-name="ce21" office:value-type="string">
            <text:p>撃破時VP回収</text:p>
          </table:table-cell>
          <table:table-cell table:style-name="ce21" office:value-type="string">
            <text:p>攻撃時20%火傷</text:p>
          </table:table-cell>
          <table:table-cell table:style-name="ce2" office:value-type="string">
            <text:p><text:a xlink:href="http://www14.atwiki.jp/tamakagura/pages/195.html">H燐</text:a></text:p>
          </table:table-cell>
          <table:table-cell table:number-columns-repeated="8"/>
          <table:table-cell table:style-name="ce2" office:value-type="string">
            <text:p><text:a xlink:href="http://www14.atwiki.jp/tamakagura/pages/195.html">H燐</text:a>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5.html">H燐</text:a></text:p>
          </table:table-cell>
          <table:table-cell table:formula="of:=[.BB379]+[.BC379]" office:value-type="float" office:value="161540">
            <text:p>161540</text:p>
          </table:table-cell>
          <table:table-cell table:formula="of:=([.C379]*2+64+130)*([.E379]*2+25)" office:value-type="float" office:value="72890">
            <text:p>72890</text:p>
          </table:table-cell>
          <table:table-cell table:formula="of:=([.C379]*2+64+130)*([.G379]*2+25)" office:value-type="float" office:value="88650">
            <text:p>88650</text:p>
          </table:table-cell>
          <table:table-cell table:formula="of:=([.D379]*2+89)*([.H379]*2+89)" office:value-type="float" office:value="61101">
            <text:p>61101</text:p>
          </table:table-cell>
          <table:table-cell table:formula="of:=([.F379]*2+89)*([.H379]*2+89)" office:value-type="float" office:value="83421">
            <text:p>83421</text:p>
          </table:table-cell>
          <table:table-cell table:formula="of:=[.BA379]*(MAX([.D379]; [.F379])*2+89)" office:value-type="float" office:value="48300460">
            <text:p>48300460</text:p>
          </table:table-cell>
          <table:table-cell table:style-name="ce2" office:value-type="string">
            <text:p><text:a xlink:href="http://www14.atwiki.jp/tamakagura/pages/195.html">H燐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5.html">H燐</text:a></text:p>
          </table:table-cell>
          <table:table-cell office:value-type="string">
            <text:p>赤</text:p>
          </table:table-cell>
        </table:table-row>
        <table:table-row table:style-name="ro5">
          <table:table-cell office:value-type="float" office:value="379">
            <text:p>379</text:p>
          </table:table-cell>
          <table:table-cell table:style-name="ce2" office:value-type="string">
            <text:p><text:a xlink:href="http://www14.atwiki.jp/tamakagura/pages/196.html">霖之助</text:a></text:p>
          </table:table-cell>
          <table:table-cell table:number-columns-repeated="5"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table:formula="of:=SUM([.C380:.H380])" office:value-type="float" office:value="460">
            <text:p>46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80]-[.N380]" office:value-type="float" office:value="380">
            <text:p>380</text:p>
          </table:table-cell>
          <table:table-cell table:formula="of:=MIN([.D380]; [.F380])" office:value-type="float" office:value="80">
            <text:p>80</text:p>
          </table:table-cell>
          <table:table-cell table:style-name="ce21" office:value-type="string">
            <text:p>追加効果確定</text:p>
          </table:table-cell>
          <table:table-cell table:style-name="ce21" office:value-type="string">
            <text:p>混乱無効</text:p>
          </table:table-cell>
          <table:table-cell table:style-name="ce2" office:value-type="string">
            <text:p><text:a xlink:href="http://www14.atwiki.jp/tamakagura/pages/196.html">霖之助</text:a></text:p>
          </table:table-cell>
          <table:table-cell table:number-columns-repeated="8"/>
          <table:table-cell table:style-name="ce2" office:value-type="string">
            <text:p><text:a xlink:href="http://www14.atwiki.jp/tamakagura/pages/196.html">霖之助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office:value-type="string">
            <text:p>雷鋼</text:p>
          </table:table-cell>
          <table:table-cell/>
          <table:table-cell table:number-columns-repeated="3" office:value-type="string">
            <text:p>○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96.html">霖之助</text:a></text:p>
          </table:table-cell>
          <table:table-cell table:formula="of:=[.BB380]+[.BC380]" office:value-type="float" office:value="130980">
            <text:p>130980</text:p>
          </table:table-cell>
          <table:table-cell table:formula="of:=([.C380]*2+64+130)*([.E380]*2+25)" office:value-type="float" office:value="65490">
            <text:p>65490</text:p>
          </table:table-cell>
          <table:table-cell table:formula="of:=([.C380]*2+64+130)*([.G380]*2+25)" office:value-type="float" office:value="65490">
            <text:p>65490</text:p>
          </table:table-cell>
          <table:table-cell table:formula="of:=([.D380]*2+89)*([.H380]*2+89)" office:value-type="float" office:value="52041">
            <text:p>52041</text:p>
          </table:table-cell>
          <table:table-cell table:formula="of:=([.F380]*2+89)*([.H380]*2+89)" office:value-type="float" office:value="52041">
            <text:p>52041</text:p>
          </table:table-cell>
          <table:table-cell table:formula="of:=[.BA380]*(MAX([.D380]; [.F380])*2+89)" office:value-type="float" office:value="32614020">
            <text:p>32614020</text:p>
          </table:table-cell>
          <table:table-cell table:style-name="ce2" office:value-type="string">
            <text:p><text:a xlink:href="http://www14.atwiki.jp/tamakagura/pages/196.html">霖之助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96.html">霖之助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380">
            <text:p>380</text:p>
          </table:table-cell>
          <table:table-cell table:style-name="ce2" office:value-type="string">
            <text:p><text:a xlink:href="http://www14.atwiki.jp/tamakagura/pages/59.html">輪妖精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table:formula="of:=SUM([.C381:.H381])" office:value-type="float" office:value="500">
            <text:p>50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381]-[.N381]" office:value-type="float" office:value="460">
            <text:p>460</text:p>
          </table:table-cell>
          <table:table-cell table:formula="of:=MIN([.D381]; [.F381])" office:value-type="float" office:value="40">
            <text:p>40</text:p>
          </table:table-cell>
          <table:table-cell table:style-name="ce21" office:value-type="string">
            <text:p>天候無視</text:p>
          </table:table-cell>
          <table:table-cell table:style-name="ce21" office:value-type="string">
            <text:p>テトラバースト</text:p>
          </table:table-cell>
          <table:table-cell table:style-name="ce2" office:value-type="string">
            <text:p><text:a xlink:href="http://www14.atwiki.jp/tamakagura/pages/59.html">輪妖精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9.html">輪妖精</text:a></text:p>
          </table:table-cell>
          <table:table-cell office:value-type="string">
            <text:p>雷</text:p>
          </table:table-cell>
          <table:table-cell office:value-type="string">
            <text:p>氷</text:p>
          </table:table-cell>
          <table:table-cell office:value-type="string">
            <text:p>雷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table:number-columns-repeated="6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59.html">輪妖精</text:a></text:p>
          </table:table-cell>
          <table:table-cell table:formula="of:=[.BB381]+[.BC381]" office:value-type="float" office:value="145440">
            <text:p>145440</text:p>
          </table:table-cell>
          <table:table-cell table:formula="of:=([.C381]*2+64+130)*([.E381]*2+25)" office:value-type="float" office:value="74740">
            <text:p>74740</text:p>
          </table:table-cell>
          <table:table-cell table:formula="of:=([.C381]*2+64+130)*([.G381]*2+25)" office:value-type="float" office:value="70700">
            <text:p>70700</text:p>
          </table:table-cell>
          <table:table-cell table:formula="of:=([.D381]*2+89)*([.H381]*2+89)" office:value-type="float" office:value="45461">
            <text:p>45461</text:p>
          </table:table-cell>
          <table:table-cell table:formula="of:=([.F381]*2+89)*([.H381]*2+89)" office:value-type="float" office:value="83121">
            <text:p>83121</text:p>
          </table:table-cell>
          <table:table-cell table:formula="of:=[.BA381]*(MAX([.D381]; [.F381])*2+89)" office:value-type="float" office:value="44940960">
            <text:p>44940960</text:p>
          </table:table-cell>
          <table:table-cell table:style-name="ce2" office:value-type="string">
            <text:p><text:a xlink:href="http://www14.atwiki.jp/tamakagura/pages/59.html">輪妖精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5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59.html">輪妖精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81">
            <text:p>381</text:p>
          </table:table-cell>
          <table:table-cell table:style-name="ce2" office:value-type="string">
            <text:p><text:a xlink:href="http://www14.atwiki.jp/tamakagura/pages/163.html">る～こと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60">
            <text:p>60</text:p>
          </table:table-cell>
          <table:table-cell table:style-name="ce2" table:formula="of:=SUM([.C382:.H382])" office:value-type="float" office:value="475">
            <text:p>47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82]-[.N382]" office:value-type="float" office:value="430">
            <text:p>430</text:p>
          </table:table-cell>
          <table:table-cell table:formula="of:=MIN([.D382]; [.F382])" office:value-type="float" office:value="45">
            <text:p>45</text:p>
          </table:table-cell>
          <table:table-cell table:style-name="ce21" office:value-type="string">
            <text:p>味方5%強化</text:p>
          </table:table-cell>
          <table:table-cell table:style-name="ce21" office:value-type="string">
            <text:p>気絶時25%D</text:p>
          </table:table-cell>
          <table:table-cell table:style-name="ce2" office:value-type="string">
            <text:p><text:a xlink:href="http://www14.atwiki.jp/tamakagura/pages/163.html">る～こと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63.html">る～こと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1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63.html">る～こと</text:a></text:p>
          </table:table-cell>
          <table:table-cell table:formula="of:=[.BB382]+[.BC382]" office:value-type="float" office:value="166380">
            <text:p>166380</text:p>
          </table:table-cell>
          <table:table-cell table:formula="of:=([.C382]*2+64+130)*([.E382]*2+25)" office:value-type="float" office:value="58410">
            <text:p>58410</text:p>
          </table:table-cell>
          <table:table-cell table:style-name="ce26" table:formula="of:=([.C382]*2+64+130)*([.G382]*2+25)" office:value-type="float" office:value="107970">
            <text:p>107970</text:p>
          </table:table-cell>
          <table:table-cell table:formula="of:=([.D382]*2+89)*([.H382]*2+89)" office:value-type="float" office:value="37411">
            <text:p>37411</text:p>
          </table:table-cell>
          <table:table-cell table:formula="of:=([.F382]*2+89)*([.H382]*2+89)" office:value-type="float" office:value="52041">
            <text:p>52041</text:p>
          </table:table-cell>
          <table:table-cell table:formula="of:=[.BA382]*(MAX([.D382]; [.F382])*2+89)" office:value-type="float" office:value="41428620">
            <text:p>41428620</text:p>
          </table:table-cell>
          <table:table-cell table:style-name="ce2" office:value-type="string">
            <text:p><text:a xlink:href="http://www14.atwiki.jp/tamakagura/pages/163.html">る～こと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63.html">る～こと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382">
            <text:p>382</text:p>
          </table:table-cell>
          <table:table-cell table:style-name="ce2" office:value-type="string">
            <text:p><text:a xlink:href="http://www14.atwiki.jp/tamakagura/pages/197.html">ちびルイズ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5">
            <text:p>45</text:p>
          </table:table-cell>
          <table:table-cell table:style-name="ce2" table:formula="of:=SUM([.C383:.H383])" office:value-type="float" office:value="380">
            <text:p>38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83]-[.N383]" office:value-type="float" office:value="340">
            <text:p>340</text:p>
          </table:table-cell>
          <table:table-cell table:formula="of:=MIN([.D383]; [.F383])" office:value-type="float" office:value="40">
            <text:p>40</text:p>
          </table:table-cell>
          <table:table-cell table:style-name="ce21" office:value-type="string">
            <text:p>混乱無効</text:p>
          </table:table-cell>
          <table:table-cell table:style-name="ce21"/>
          <table:table-cell table:style-name="ce2" office:value-type="string">
            <text:p><text:a xlink:href="http://www14.atwiki.jp/tamakagura/pages/197.html">ちびルイズ</text:a></text:p>
          </table:table-cell>
          <table:table-cell table:number-columns-repeated="8"/>
          <table:table-cell table:style-name="ce2" office:value-type="string">
            <text:p><text:a xlink:href="http://www14.atwiki.jp/tamakagura/pages/197.html">ちびルイズ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12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97.html">ちびルイズ</text:a></text:p>
          </table:table-cell>
          <table:table-cell table:formula="of:=[.BB383]+[.BC383]" office:value-type="float" office:value="112840">
            <text:p>112840</text:p>
          </table:table-cell>
          <table:table-cell table:formula="of:=([.C383]*2+64+130)*([.E383]*2+25)" office:value-type="float" office:value="60060">
            <text:p>60060</text:p>
          </table:table-cell>
          <table:table-cell table:formula="of:=([.C383]*2+64+130)*([.G383]*2+25)" office:value-type="float" office:value="52780">
            <text:p>52780</text:p>
          </table:table-cell>
          <table:table-cell table:formula="of:=([.D383]*2+89)*([.H383]*2+89)" office:value-type="float" office:value="44571">
            <text:p>44571</text:p>
          </table:table-cell>
          <table:table-cell table:formula="of:=([.F383]*2+89)*([.H383]*2+89)" office:value-type="float" office:value="30251">
            <text:p>30251</text:p>
          </table:table-cell>
          <table:table-cell table:formula="of:=[.BA383]*(MAX([.D383]; [.F383])*2+89)" office:value-type="float" office:value="28097160">
            <text:p>28097160</text:p>
          </table:table-cell>
          <table:table-cell table:style-name="ce2" office:value-type="string">
            <text:p><text:a xlink:href="http://www14.atwiki.jp/tamakagura/pages/197.html">ちびルイズ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97.html">ちびルイズ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83">
            <text:p>383</text:p>
          </table:table-cell>
          <table:table-cell table:style-name="ce2" office:value-type="string">
            <text:p><text:a xlink:href="http://www14.atwiki.jp/tamakagura/pages/197.html">Hルイズ</text:a></text:p>
          </table:table-cell>
          <table:table-cell table:style-name="ce2" office:value-type="float" office:value="120">
            <text:p>12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75">
            <text:p>75</text:p>
          </table:table-cell>
          <table:table-cell table:style-name="ce2" table:formula="of:=SUM([.C384:.H384])" office:value-type="float" office:value="530">
            <text:p>53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384]-[.N384]" office:value-type="float" office:value="450">
            <text:p>450</text:p>
          </table:table-cell>
          <table:table-cell table:formula="of:=MIN([.D384]; [.F384])" office:value-type="float" office:value="80">
            <text:p>80</text:p>
          </table:table-cell>
          <table:table-cell table:style-name="ce21" office:value-type="string">
            <text:p>混乱無効</text:p>
          </table:table-cell>
          <table:table-cell table:style-name="ce21" office:value-type="string">
            <text:p>怯み無効</text:p>
          </table:table-cell>
          <table:table-cell table:style-name="ce2" office:value-type="string">
            <text:p><text:a xlink:href="http://www14.atwiki.jp/tamakagura/pages/197.html">Hルイズ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地</text:p>
          </table:table-cell>
          <table:table-cell office:value-type="string">
            <text:p>物理</text:p>
          </table:table-cell>
          <table:table-cell office:value-type="float" office:value="90">
            <text:p>90</text:p>
          </table:table-cell>
          <table:table-cell table:formula="of:=([.D384]*2+89)*[.X384]*IF(OR([.J384]=[.V384]; [.K384]=[.V384]); 1.5; 1)" office:value-type="float" office:value="36315">
            <text:p>36315</text:p>
          </table:table-cell>
          <table:table-cell table:style-name="ce2" office:value-type="string">
            <text:p><text:a xlink:href="http://www14.atwiki.jp/tamakagura/pages/197.html">Hルイズ</text:a>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12"/>
          <table:table-cell table:number-columns-repeated="2"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97.html">Hルイズ</text:a></text:p>
          </table:table-cell>
          <table:table-cell table:formula="of:=[.BB384]+[.BC384]" office:value-type="float" office:value="164920">
            <text:p>164920</text:p>
          </table:table-cell>
          <table:table-cell table:style-name="ce25" table:formula="of:=([.C384]*2+64+130)*([.E384]*2+25)" office:value-type="float" office:value="88970">
            <text:p>88970</text:p>
          </table:table-cell>
          <table:table-cell table:formula="of:=([.C384]*2+64+130)*([.G384]*2+25)" office:value-type="float" office:value="75950">
            <text:p>75950</text:p>
          </table:table-cell>
          <table:table-cell table:formula="of:=([.D384]*2+89)*([.H384]*2+89)" office:value-type="float" office:value="64291">
            <text:p>64291</text:p>
          </table:table-cell>
          <table:table-cell table:formula="of:=([.F384]*2+89)*([.H384]*2+89)" office:value-type="float" office:value="59511">
            <text:p>59511</text:p>
          </table:table-cell>
          <table:table-cell table:formula="of:=[.BA384]*(MAX([.D384]; [.F384])*2+89)" office:value-type="float" office:value="44363480">
            <text:p>44363480</text:p>
          </table:table-cell>
          <table:table-cell table:style-name="ce2" office:value-type="string">
            <text:p><text:a xlink:href="http://www14.atwiki.jp/tamakagura/pages/197.html">Hルイズ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7.html">Hルイズ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84">
            <text:p>384</text:p>
          </table:table-cell>
          <table:table-cell table:style-name="ce2" office:value-type="string">
            <text:p><text:a xlink:href="http://www14.atwiki.jp/tamakagura/pages/198.html">るーみゃ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35">
            <text:p>35</text:p>
          </table:table-cell>
          <table:table-cell table:style-name="ce2" table:formula="of:=SUM([.C385:.H385])" office:value-type="float" office:value="380">
            <text:p>38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★</text:p>
          </table:table-cell>
          <table:table-cell table:style-name="ce2" table:formula="of:=[.I385]-[.N385]" office:value-type="float" office:value="340">
            <text:p>340</text:p>
          </table:table-cell>
          <table:table-cell table:formula="of:=MIN([.D385]; [.F385])" office:value-type="float" office:value="40">
            <text:p>40</text:p>
          </table:table-cell>
          <table:table-cell table:style-name="ce21" office:value-type="string">
            <text:p>50%回避↑</text:p>
          </table:table-cell>
          <table:table-cell table:style-name="ce21"/>
          <table:table-cell table:style-name="ce2" office:value-type="string">
            <text:p><text:a xlink:href="http://www14.atwiki.jp/tamakagura/pages/198.html">るーみゃ</text:a></text:p>
          </table:table-cell>
          <table:table-cell table:number-columns-repeated="8"/>
          <table:table-cell table:style-name="ce2" office:value-type="string">
            <text:p><text:a xlink:href="http://www14.atwiki.jp/tamakagura/pages/198.html">るーみゃ</text:a>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table:style-name="ce26"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98.html">るーみゃ</text:a></text:p>
          </table:table-cell>
          <table:table-cell table:formula="of:=[.BB385]+[.BC385]" office:value-type="float" office:value="126720">
            <text:p>126720</text:p>
          </table:table-cell>
          <table:table-cell table:formula="of:=([.C385]*2+64+130)*([.E385]*2+25)" office:value-type="float" office:value="59520">
            <text:p>59520</text:p>
          </table:table-cell>
          <table:table-cell table:formula="of:=([.C385]*2+64+130)*([.G385]*2+25)" office:value-type="float" office:value="67200">
            <text:p>67200</text:p>
          </table:table-cell>
          <table:table-cell table:formula="of:=([.D385]*2+89)*([.H385]*2+89)" office:value-type="float" office:value="36411">
            <text:p>36411</text:p>
          </table:table-cell>
          <table:table-cell table:formula="of:=([.F385]*2+89)*([.H385]*2+89)" office:value-type="float" office:value="26871">
            <text:p>26871</text:p>
          </table:table-cell>
          <table:table-cell table:formula="of:=[.BA385]*(MAX([.D385]; [.F385])*2+89)" office:value-type="float" office:value="29018880">
            <text:p>29018880</text:p>
          </table:table-cell>
          <table:table-cell table:style-name="ce2" office:value-type="string">
            <text:p><text:a xlink:href="http://www14.atwiki.jp/tamakagura/pages/198.html">るーみゃ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98.html">るーみゃ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85">
            <text:p>385</text:p>
          </table:table-cell>
          <table:table-cell table:style-name="ce2" office:value-type="string">
            <text:p><text:a xlink:href="http://www14.atwiki.jp/tamakagura/pages/198.html">Nルーミア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table:formula="of:=SUM([.C386:.H386])" office:value-type="float" office:value="530">
            <text:p>53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★</text:p>
          </table:table-cell>
          <table:table-cell table:style-name="ce2" table:formula="of:=[.I386]-[.N386]" office:value-type="float" office:value="455">
            <text:p>455</text:p>
          </table:table-cell>
          <table:table-cell table:formula="of:=MIN([.D386]; [.F386])" office:value-type="float" office:value="75">
            <text:p>75</text:p>
          </table:table-cell>
          <table:table-cell table:style-name="ce21" office:value-type="string">
            <text:p>50%回避↑</text:p>
          </table:table-cell>
          <table:table-cell table:style-name="ce21" office:value-type="string">
            <text:p>急所無効</text:p>
          </table:table-cell>
          <table:table-cell table:style-name="ce2" office:value-type="string">
            <text:p><text:a xlink:href="http://www14.atwiki.jp/tamakagura/pages/198.html">Nルーミ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8.html">Nルーミア</text:a>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table:style-name="ce26"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98.html">Nルーミア</text:a></text:p>
          </table:table-cell>
          <table:table-cell table:formula="of:=[.BB386]+[.BC386]" office:value-type="float" office:value="177760">
            <text:p>177760</text:p>
          </table:table-cell>
          <table:table-cell table:style-name="ce25" table:formula="of:=([.C386]*2+64+130)*([.E386]*2+25)" office:value-type="float" office:value="94940">
            <text:p>94940</text:p>
          </table:table-cell>
          <table:table-cell table:formula="of:=([.C386]*2+64+130)*([.G386]*2+25)" office:value-type="float" office:value="82820">
            <text:p>82820</text:p>
          </table:table-cell>
          <table:table-cell table:formula="of:=([.D386]*2+89)*([.H386]*2+89)" office:value-type="float" office:value="59311">
            <text:p>59311</text:p>
          </table:table-cell>
          <table:table-cell table:formula="of:=([.F386]*2+89)*([.H386]*2+89)" office:value-type="float" office:value="54731">
            <text:p>54731</text:p>
          </table:table-cell>
          <table:table-cell table:formula="of:=[.BA386]*(MAX([.D386]; [.F386])*2+89)" office:value-type="float" office:value="46039840">
            <text:p>46039840</text:p>
          </table:table-cell>
          <table:table-cell table:style-name="ce2" office:value-type="string">
            <text:p><text:a xlink:href="http://www14.atwiki.jp/tamakagura/pages/198.html">Nルーミア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198.html">Nルーミア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86">
            <text:p>386</text:p>
          </table:table-cell>
          <table:table-cell table:style-name="ce2" office:value-type="string">
            <text:p><text:a xlink:href="http://www14.atwiki.jp/tamakagura/pages/198.html">Dルーミア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table:formula="of:=SUM([.C387:.H387])" office:value-type="float" office:value="530">
            <text:p>53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87]-[.N387]" office:value-type="float" office:value="465">
            <text:p>465</text:p>
          </table:table-cell>
          <table:table-cell table:formula="of:=MIN([.D387]; [.F387])" office:value-type="float" office:value="65">
            <text:p>65</text:p>
          </table:table-cell>
          <table:table-cell table:style-name="ce21" office:value-type="string">
            <text:p>50%回避↑</text:p>
          </table:table-cell>
          <table:table-cell table:style-name="ce21" office:value-type="string">
            <text:p>急所無効</text:p>
          </table:table-cell>
          <table:table-cell table:style-name="ce2" office:value-type="string">
            <text:p><text:a xlink:href="http://www14.atwiki.jp/tamakagura/pages/198.html">Dルーミ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8.html">Dルーミア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98.html">Dルーミア</text:a></text:p>
          </table:table-cell>
          <table:table-cell table:style-name="ce26" table:formula="of:=[.BB387]+[.BC387]" office:value-type="float" office:value="203980">
            <text:p>203980</text:p>
          </table:table-cell>
          <table:table-cell table:style-name="ce26" table:formula="of:=([.C387]*2+64+130)*([.E387]*2+25)" office:value-type="float" office:value="101990">
            <text:p>101990</text:p>
          </table:table-cell>
          <table:table-cell table:style-name="ce26" table:formula="of:=([.C387]*2+64+130)*([.G387]*2+25)" office:value-type="float" office:value="101990">
            <text:p>101990</text:p>
          </table:table-cell>
          <table:table-cell table:formula="of:=([.D387]*2+89)*([.H387]*2+89)" office:value-type="float" office:value="49951">
            <text:p>49951</text:p>
          </table:table-cell>
          <table:table-cell table:formula="of:=([.F387]*2+89)*([.H387]*2+89)" office:value-type="float" office:value="45771">
            <text:p>45771</text:p>
          </table:table-cell>
          <table:table-cell table:formula="of:=[.BA387]*(MAX([.D387]; [.F387])*2+89)" office:value-type="float" office:value="48751220">
            <text:p>48751220</text:p>
          </table:table-cell>
          <table:table-cell table:style-name="ce2" office:value-type="string">
            <text:p><text:a xlink:href="http://www14.atwiki.jp/tamakagura/pages/198.html">Dルーミア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8.html">Dルーミア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87">
            <text:p>387</text:p>
          </table:table-cell>
          <table:table-cell table:style-name="ce2" office:value-type="string">
            <text:p><text:a xlink:href="http://www14.atwiki.jp/tamakagura/pages/198.html">Tルーミア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table:formula="of:=SUM([.C388:.H388])" office:value-type="float" office:value="530">
            <text:p>53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★</text:p>
          </table:table-cell>
          <table:table-cell table:style-name="ce2" table:formula="of:=[.I388]-[.N388]" office:value-type="float" office:value="460">
            <text:p>460</text:p>
          </table:table-cell>
          <table:table-cell table:formula="of:=MIN([.D388]; [.F388])" office:value-type="float" office:value="70">
            <text:p>70</text:p>
          </table:table-cell>
          <table:table-cell table:style-name="ce21" office:value-type="string">
            <text:p>50%回避↑</text:p>
          </table:table-cell>
          <table:table-cell table:style-name="ce21" office:value-type="string">
            <text:p>急所無効</text:p>
          </table:table-cell>
          <table:table-cell table:style-name="ce2" office:value-type="string">
            <text:p><text:a xlink:href="http://www14.atwiki.jp/tamakagura/pages/198.html">Tルーミ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8.html">Tルーミア</text:a>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table:style-name="ce26"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98.html">Tルーミア</text:a></text:p>
          </table:table-cell>
          <table:table-cell table:formula="of:=[.BB388]+[.BC388]" office:value-type="float" office:value="182280">
            <text:p>182280</text:p>
          </table:table-cell>
          <table:table-cell table:style-name="ce25" table:formula="of:=([.C388]*2+64+130)*([.E388]*2+25)" office:value-type="float" office:value="84630">
            <text:p>84630</text:p>
          </table:table-cell>
          <table:table-cell table:formula="of:=([.C388]*2+64+130)*([.G388]*2+25)" office:value-type="float" office:value="97650">
            <text:p>97650</text:p>
          </table:table-cell>
          <table:table-cell table:formula="of:=([.D388]*2+89)*([.H388]*2+89)" office:value-type="float" office:value="59511">
            <text:p>59511</text:p>
          </table:table-cell>
          <table:table-cell table:formula="of:=([.F388]*2+89)*([.H388]*2+89)" office:value-type="float" office:value="57021">
            <text:p>57021</text:p>
          </table:table-cell>
          <table:table-cell table:formula="of:=[.BA388]*(MAX([.D388]; [.F388])*2+89)" office:value-type="float" office:value="43564920">
            <text:p>43564920</text:p>
          </table:table-cell>
          <table:table-cell table:style-name="ce2" office:value-type="string">
            <text:p><text:a xlink:href="http://www14.atwiki.jp/tamakagura/pages/198.html">Tルーミア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98.html">Tルーミア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88">
            <text:p>388</text:p>
          </table:table-cell>
          <table:table-cell table:style-name="ce2" office:value-type="string">
            <text:p><text:a xlink:href="http://www14.atwiki.jp/tamakagura/pages/198.html">Eルーミア</text:a></text:p>
          </table:table-cell>
          <table:table-cell table:style-name="ce2" office:value-type="float" office:value="110">
            <text:p>110</text:p>
          </table:table-cell>
          <table:table-cell table:style-name="ce13" office:value-type="float" office:value="130">
            <text:p>13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389:.H389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389]-[.N389]" office:value-type="float" office:value="460">
            <text:p>460</text:p>
          </table:table-cell>
          <table:table-cell table:formula="of:=MIN([.D389]; [.F389])" office:value-type="float" office:value="100">
            <text:p>100</text:p>
          </table:table-cell>
          <table:table-cell table:style-name="ce21" office:value-type="string">
            <text:p>50%回避↑</text:p>
          </table:table-cell>
          <table:table-cell table:style-name="ce21" office:value-type="string">
            <text:p>急所率30%↑</text:p>
          </table:table-cell>
          <table:table-cell table:style-name="ce2" office:value-type="string">
            <text:p><text:a xlink:href="http://www14.atwiki.jp/tamakagura/pages/198.html">Eルーミ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8.html">Eルーミア</text:a>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毒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7"/>
          <table:table-cell table:number-columns-repeated="2" table:style-name="ce26" office:value-type="string">
            <text:p>○</text:p>
          </table:table-cell>
          <table:table-cell table:style-name="ce2" office:value-type="string">
            <text:p><text:a xlink:href="http://www14.atwiki.jp/tamakagura/pages/198.html">Eルーミア</text:a></text:p>
          </table:table-cell>
          <table:table-cell table:formula="of:=[.BB389]+[.BC389]" office:value-type="float" office:value="153180">
            <text:p>153180</text:p>
          </table:table-cell>
          <table:table-cell table:formula="of:=([.C389]*2+64+130)*([.E389]*2+25)" office:value-type="float" office:value="68310">
            <text:p>68310</text:p>
          </table:table-cell>
          <table:table-cell table:formula="of:=([.C389]*2+64+130)*([.G389]*2+25)" office:value-type="float" office:value="84870">
            <text:p>84870</text:p>
          </table:table-cell>
          <table:table-cell table:formula="of:=([.D389]*2+89)*([.H389]*2+89)" office:value-type="float" office:value="72941">
            <text:p>72941</text:p>
          </table:table-cell>
          <table:table-cell table:formula="of:=([.F389]*2+89)*([.H389]*2+89)" office:value-type="float" office:value="60401">
            <text:p>60401</text:p>
          </table:table-cell>
          <table:table-cell table:formula="of:=[.BA389]*(MAX([.D389]; [.F389])*2+89)" office:value-type="float" office:value="53459820">
            <text:p>53459820</text:p>
          </table:table-cell>
          <table:table-cell table:style-name="ce2" office:value-type="string">
            <text:p><text:a xlink:href="http://www14.atwiki.jp/tamakagura/pages/198.html">Eルーミア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5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98.html">Eルーミア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89">
            <text:p>389</text:p>
          </table:table-cell>
          <table:table-cell table:style-name="ce2" office:value-type="string">
            <text:p><text:a xlink:href="http://www14.atwiki.jp/tamakagura/pages/199.html">ちびルナ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SUM([.C390:.H390])" office:value-type="float" office:value="360">
            <text:p>36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90]-[.N390]" office:value-type="float" office:value="340">
            <text:p>340</text:p>
          </table:table-cell>
          <table:table-cell table:formula="of:=MIN([.D390]; [.F390])" office:value-type="float" office:value="20">
            <text:p>20</text:p>
          </table:table-cell>
          <table:table-cell table:style-name="ce21" office:value-type="string">
            <text:p>35%回避↑</text:p>
          </table:table-cell>
          <table:table-cell table:style-name="ce21"/>
          <table:table-cell table:style-name="ce2" office:value-type="string">
            <text:p><text:a xlink:href="http://www14.atwiki.jp/tamakagura/pages/199.html">ちびルナ</text:a></text:p>
          </table:table-cell>
          <table:table-cell table:number-columns-repeated="8"/>
          <table:table-cell table:style-name="ce2" office:value-type="string">
            <text:p><text:a xlink:href="http://www14.atwiki.jp/tamakagura/pages/199.html">ちびルナ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table:number-columns-repeated="7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199.html">ちびルナ</text:a></text:p>
          </table:table-cell>
          <table:table-cell table:formula="of:=[.BB390]+[.BC390]" office:value-type="float" office:value="102660">
            <text:p>102660</text:p>
          </table:table-cell>
          <table:table-cell table:formula="of:=([.C390]*2+64+130)*([.E390]*2+25)" office:value-type="float" office:value="51330">
            <text:p>51330</text:p>
          </table:table-cell>
          <table:table-cell table:formula="of:=([.C390]*2+64+130)*([.G390]*2+25)" office:value-type="float" office:value="51330">
            <text:p>51330</text:p>
          </table:table-cell>
          <table:table-cell table:formula="of:=([.D390]*2+89)*([.H390]*2+89)" office:value-type="float" office:value="26961">
            <text:p>26961</text:p>
          </table:table-cell>
          <table:table-cell table:formula="of:=([.F390]*2+89)*([.H390]*2+89)" office:value-type="float" office:value="52041">
            <text:p>52041</text:p>
          </table:table-cell>
          <table:table-cell table:formula="of:=[.BA390]*(MAX([.D390]; [.F390])*2+89)" office:value-type="float" office:value="25562340">
            <text:p>25562340</text:p>
          </table:table-cell>
          <table:table-cell table:style-name="ce2" office:value-type="string">
            <text:p><text:a xlink:href="http://www14.atwiki.jp/tamakagura/pages/199.html">ちびルナ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199.html">ちびルナ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90">
            <text:p>390</text:p>
          </table:table-cell>
          <table:table-cell table:style-name="ce2" office:value-type="string">
            <text:p><text:a xlink:href="http://www14.atwiki.jp/tamakagura/pages/199.html">Nルナ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table:formula="of:=SUM([.C391:.H391])" office:value-type="float" office:value="500">
            <text:p>50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391]-[.N391]" office:value-type="float" office:value="460">
            <text:p>460</text:p>
          </table:table-cell>
          <table:table-cell table:formula="of:=MIN([.D391]; [.F391])" office:value-type="float" office:value="40">
            <text:p>40</text:p>
          </table:table-cell>
          <table:table-cell table:style-name="ce21" office:value-type="string">
            <text:p>35%回避↑</text:p>
          </table:table-cell>
          <table:table-cell table:style-name="ce21" office:value-type="string">
            <text:p>雷被弾時C↑</text:p>
          </table:table-cell>
          <table:table-cell table:style-name="ce2" office:value-type="string">
            <text:p><text:a xlink:href="http://www14.atwiki.jp/tamakagura/pages/199.html">Nルナ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9.html">Nルナ</text:a>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table:number-columns-repeated="6"/>
          <table:table-cell table:number-columns-repeated="2" table:style-name="ce2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99.html">Nルナ</text:a></text:p>
          </table:table-cell>
          <table:table-cell table:formula="of:=[.BB391]+[.BC391]" office:value-type="float" office:value="160580">
            <text:p>160580</text:p>
          </table:table-cell>
          <table:table-cell table:formula="of:=([.C391]*2+64+130)*([.E391]*2+25)" office:value-type="float" office:value="75950">
            <text:p>75950</text:p>
          </table:table-cell>
          <table:table-cell table:formula="of:=([.C391]*2+64+130)*([.G391]*2+25)" office:value-type="float" office:value="84630">
            <text:p>84630</text:p>
          </table:table-cell>
          <table:table-cell table:formula="of:=([.D391]*2+89)*([.H391]*2+89)" office:value-type="float" office:value="40391">
            <text:p>40391</text:p>
          </table:table-cell>
          <table:table-cell table:formula="of:=([.F391]*2+89)*([.H391]*2+89)" office:value-type="float" office:value="71461">
            <text:p>71461</text:p>
          </table:table-cell>
          <table:table-cell table:formula="of:=[.BA391]*(MAX([.D391]; [.F391])*2+89)" office:value-type="float" office:value="48013420">
            <text:p>48013420</text:p>
          </table:table-cell>
          <table:table-cell table:style-name="ce2" office:value-type="string">
            <text:p><text:a xlink:href="http://www14.atwiki.jp/tamakagura/pages/199.html">Nルナ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199.html">Nルナ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91">
            <text:p>391</text:p>
          </table:table-cell>
          <table:table-cell table:style-name="ce2" office:value-type="string">
            <text:p><text:a xlink:href="http://www14.atwiki.jp/tamakagura/pages/199.html">Hルナ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table:formula="of:=SUM([.C392:.H392])" office:value-type="float" office:value="500">
            <text:p>50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392]-[.N392]" office:value-type="float" office:value="460">
            <text:p>460</text:p>
          </table:table-cell>
          <table:table-cell table:formula="of:=MIN([.D392]; [.F392])" office:value-type="float" office:value="40">
            <text:p>40</text:p>
          </table:table-cell>
          <table:table-cell table:style-name="ce21" office:value-type="string">
            <text:p>35%回避↑</text:p>
          </table:table-cell>
          <table:table-cell table:style-name="ce21" office:value-type="string">
            <text:p>雷被弾時C↑</text:p>
          </table:table-cell>
          <table:table-cell table:style-name="ce2" office:value-type="string">
            <text:p><text:a xlink:href="http://www14.atwiki.jp/tamakagura/pages/199.html">Hルナ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99.html">Hルナ</text:a>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table:number-columns-repeated="4"/>
          <table:table-cell table:number-columns-repeated="2"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199.html">Hルナ</text:a></text:p>
          </table:table-cell>
          <table:table-cell table:formula="of:=[.BB392]+[.BC392]" office:value-type="float" office:value="157600">
            <text:p>157600</text:p>
          </table:table-cell>
          <table:table-cell table:formula="of:=([.C392]*2+64+130)*([.E392]*2+25)" office:value-type="float" office:value="76830">
            <text:p>76830</text:p>
          </table:table-cell>
          <table:table-cell table:formula="of:=([.C392]*2+64+130)*([.G392]*2+25)" office:value-type="float" office:value="80770">
            <text:p>80770</text:p>
          </table:table-cell>
          <table:table-cell table:formula="of:=([.D392]*2+89)*([.H392]*2+89)" office:value-type="float" office:value="43771">
            <text:p>43771</text:p>
          </table:table-cell>
          <table:table-cell table:formula="of:=([.F392]*2+89)*([.H392]*2+89)" office:value-type="float" office:value="74851">
            <text:p>74851</text:p>
          </table:table-cell>
          <table:table-cell table:formula="of:=[.BA392]*(MAX([.D392]; [.F392])*2+89)" office:value-type="float" office:value="45546400">
            <text:p>45546400</text:p>
          </table:table-cell>
          <table:table-cell table:style-name="ce2" office:value-type="string">
            <text:p><text:a xlink:href="http://www14.atwiki.jp/tamakagura/pages/199.html">Hルナ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9.html">Hルナ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92">
            <text:p>392</text:p>
          </table:table-cell>
          <table:table-cell table:style-name="ce2" office:value-type="string">
            <text:p><text:a xlink:href="http://www14.atwiki.jp/tamakagura/pages/199.html">Tルナ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table:formula="of:=SUM([.C393:.H393])" office:value-type="float" office:value="500">
            <text:p>50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393]-[.N393]" office:value-type="float" office:value="480">
            <text:p>480</text:p>
          </table:table-cell>
          <table:table-cell table:formula="of:=MIN([.D393]; [.F393])" office:value-type="float" office:value="20">
            <text:p>20</text:p>
          </table:table-cell>
          <table:table-cell table:style-name="ce21" office:value-type="string">
            <text:p>35%回避↑</text:p>
          </table:table-cell>
          <table:table-cell table:style-name="ce21" office:value-type="string">
            <text:p>雷被弾時C↑</text:p>
          </table:table-cell>
          <table:table-cell table:style-name="ce2" office:value-type="string">
            <text:p><text:a xlink:href="http://www14.atwiki.jp/tamakagura/pages/199.html">Tルナ</text:a></text:p>
          </table:table-cell>
          <table:table-cell table:number-columns-repeated="8"/>
          <table:table-cell table:style-name="ce2" office:value-type="string">
            <text:p><text:a xlink:href="http://www14.atwiki.jp/tamakagura/pages/199.html">Tルナ</text:a>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table:number-columns-repeated="3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99.html">Tルナ</text:a></text:p>
          </table:table-cell>
          <table:table-cell table:formula="of:=[.BB393]+[.BC393]" office:value-type="float" office:value="153180">
            <text:p>153180</text:p>
          </table:table-cell>
          <table:table-cell table:formula="of:=([.C393]*2+64+130)*([.E393]*2+25)" office:value-type="float" office:value="76590">
            <text:p>76590</text:p>
          </table:table-cell>
          <table:table-cell table:formula="of:=([.C393]*2+64+130)*([.G393]*2+25)" office:value-type="float" office:value="76590">
            <text:p>76590</text:p>
          </table:table-cell>
          <table:table-cell table:formula="of:=([.D393]*2+89)*([.H393]*2+89)" office:value-type="float" office:value="34701">
            <text:p>34701</text:p>
          </table:table-cell>
          <table:table-cell table:formula="of:=([.F393]*2+89)*([.H393]*2+89)" office:value-type="float" office:value="88501">
            <text:p>88501</text:p>
          </table:table-cell>
          <table:table-cell table:formula="of:=[.BA393]*(MAX([.D393]; [.F393])*2+89)" office:value-type="float" office:value="50396220">
            <text:p>50396220</text:p>
          </table:table-cell>
          <table:table-cell table:style-name="ce2" office:value-type="string">
            <text:p><text:a xlink:href="http://www14.atwiki.jp/tamakagura/pages/199.html">Tルナ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99.html">Tルナ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93">
            <text:p>393</text:p>
          </table:table-cell>
          <table:table-cell table:style-name="ce2" office:value-type="string">
            <text:p><text:a xlink:href="http://www14.atwiki.jp/tamakagura/pages/201.html">ちびルナサ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40">
            <text:p>40</text:p>
          </table:table-cell>
          <table:table-cell table:style-name="ce2" table:formula="of:=SUM([.C394:.H394])" office:value-type="float" office:value="370">
            <text:p>37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94]-[.N394]" office:value-type="float" office:value="350">
            <text:p>350</text:p>
          </table:table-cell>
          <table:table-cell table:formula="of:=MIN([.D394]; [.F394])" office:value-type="float" office:value="20">
            <text:p>20</text:p>
          </table:table-cell>
          <table:table-cell table:style-name="ce21" office:value-type="string">
            <text:p>味方5%強化</text:p>
          </table:table-cell>
          <table:table-cell table:style-name="ce21"/>
          <table:table-cell table:style-name="ce2" office:value-type="string">
            <text:p><text:a xlink:href="http://www14.atwiki.jp/tamakagura/pages/201.html">ちびルナサ</text:a></text:p>
          </table:table-cell>
          <table:table-cell table:number-columns-repeated="8"/>
          <table:table-cell table:style-name="ce2" office:value-type="string">
            <text:p><text:a xlink:href="http://www14.atwiki.jp/tamakagura/pages/201.html">ちびルナサ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1.html">ちびルナサ</text:a></text:p>
          </table:table-cell>
          <table:table-cell table:formula="of:=[.BB394]+[.BC394]" office:value-type="float" office:value="122880">
            <text:p>122880</text:p>
          </table:table-cell>
          <table:table-cell table:formula="of:=([.C394]*2+64+130)*([.E394]*2+25)" office:value-type="float" office:value="63360">
            <text:p>63360</text:p>
          </table:table-cell>
          <table:table-cell table:formula="of:=([.C394]*2+64+130)*([.G394]*2+25)" office:value-type="float" office:value="59520">
            <text:p>59520</text:p>
          </table:table-cell>
          <table:table-cell table:formula="of:=([.D394]*2+89)*([.H394]*2+89)" office:value-type="float" office:value="21801">
            <text:p>21801</text:p>
          </table:table-cell>
          <table:table-cell table:formula="of:=([.F394]*2+89)*([.H394]*2+89)" office:value-type="float" office:value="42081">
            <text:p>42081</text:p>
          </table:table-cell>
          <table:table-cell table:formula="of:=[.BA394]*(MAX([.D394]; [.F394])*2+89)" office:value-type="float" office:value="30597120">
            <text:p>30597120</text:p>
          </table:table-cell>
          <table:table-cell table:style-name="ce2" office:value-type="string">
            <text:p><text:a xlink:href="http://www14.atwiki.jp/tamakagura/pages/201.html">ちびルナサ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201.html">ちびルナサ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94">
            <text:p>394</text:p>
          </table:table-cell>
          <table:table-cell table:style-name="ce2" office:value-type="string">
            <text:p><text:a xlink:href="http://www14.atwiki.jp/tamakagura/pages/201.html">Nルナサ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table:formula="of:=SUM([.C395:.H395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2" table:formula="of:=[.I395]-[.N395]" office:value-type="float" office:value="475">
            <text:p>475</text:p>
          </table:table-cell>
          <table:table-cell table:formula="of:=MIN([.D395]; [.F395])" office:value-type="float" office:value="40">
            <text:p>40</text:p>
          </table:table-cell>
          <table:table-cell table:style-name="ce21" office:value-type="string">
            <text:p>味方5%強化</text:p>
          </table:table-cell>
          <table:table-cell table:style-name="ce21" office:value-type="string">
            <text:p>敵追加発動5%↓</text:p>
          </table:table-cell>
          <table:table-cell table:style-name="ce2" office:value-type="string">
            <text:p><text:a xlink:href="http://www14.atwiki.jp/tamakagura/pages/201.html">Nルナサ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01.html">Nルナサ</text:a>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1.html">Nルナサ</text:a></text:p>
          </table:table-cell>
          <table:table-cell table:formula="of:=[.BB395]+[.BC395]" office:value-type="float" office:value="169260">
            <text:p>169260</text:p>
          </table:table-cell>
          <table:table-cell table:style-name="ce25" table:formula="of:=([.C395]*2+64+130)*([.E395]*2+25)" office:value-type="float" office:value="84630">
            <text:p>84630</text:p>
          </table:table-cell>
          <table:table-cell table:formula="of:=([.C395]*2+64+130)*([.G395]*2+25)" office:value-type="float" office:value="84630">
            <text:p>84630</text:p>
          </table:table-cell>
          <table:table-cell table:formula="of:=([.D395]*2+89)*([.H395]*2+89)" office:value-type="float" office:value="40391">
            <text:p>40391</text:p>
          </table:table-cell>
          <table:table-cell table:formula="of:=([.F395]*2+89)*([.H395]*2+89)" office:value-type="float" office:value="73851">
            <text:p>73851</text:p>
          </table:table-cell>
          <table:table-cell table:formula="of:=[.BA395]*(MAX([.D395]; [.F395])*2+89)" office:value-type="float" office:value="52301340">
            <text:p>52301340</text:p>
          </table:table-cell>
          <table:table-cell table:style-name="ce2" office:value-type="string">
            <text:p><text:a xlink:href="http://www14.atwiki.jp/tamakagura/pages/201.html">Nルナサ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201.html">Nルナサ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95">
            <text:p>395</text:p>
          </table:table-cell>
          <table:table-cell table:style-name="ce2" office:value-type="string">
            <text:p><text:a xlink:href="http://www14.atwiki.jp/tamakagura/pages/201.html">Hルナサ</text:a>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5">
            <text:p>55</text:p>
          </table:table-cell>
          <table:table-cell table:style-name="ce2" table:formula="of:=SUM([.C396:.H396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396]-[.N396]" office:value-type="float" office:value="475">
            <text:p>475</text:p>
          </table:table-cell>
          <table:table-cell table:formula="of:=MIN([.D396]; [.F396])" office:value-type="float" office:value="40">
            <text:p>40</text:p>
          </table:table-cell>
          <table:table-cell table:style-name="ce21" office:value-type="string">
            <text:p>味方5%強化</text:p>
          </table:table-cell>
          <table:table-cell table:style-name="ce21" office:value-type="string">
            <text:p>敵追加発動5%↓</text:p>
          </table:table-cell>
          <table:table-cell table:style-name="ce2" office:value-type="string">
            <text:p><text:a xlink:href="http://www14.atwiki.jp/tamakagura/pages/201.html">Hルナサ</text:a>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樹</text:p>
          </table:table-cell>
          <table:table-cell office:value-type="string">
            <text:p>特殊</text:p>
          </table:table-cell>
          <table:table-cell office:value-type="float" office:value="100">
            <text:p>100</text:p>
          </table:table-cell>
          <table:table-cell table:formula="of:=([.F396]*2+89)*[.X396]*IF(OR([.J396]=[.V396]; [.K396]=[.V396]); 1.5; 1)" office:value-type="float" office:value="44850">
            <text:p>44850</text:p>
          </table:table-cell>
          <table:table-cell table:style-name="ce2" office:value-type="string">
            <text:p><text:a xlink:href="http://www14.atwiki.jp/tamakagura/pages/201.html">Hルナサ</text:a>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1.html">Hルナサ</text:a></text:p>
          </table:table-cell>
          <table:table-cell table:formula="of:=[.BB396]+[.BC396]" office:value-type="float" office:value="189600">
            <text:p>189600</text:p>
          </table:table-cell>
          <table:table-cell table:style-name="ce25" table:formula="of:=([.C396]*2+64+130)*([.E396]*2+25)" office:value-type="float" office:value="97170">
            <text:p>97170</text:p>
          </table:table-cell>
          <table:table-cell table:formula="of:=([.C396]*2+64+130)*([.G396]*2+25)" office:value-type="float" office:value="92430">
            <text:p>92430</text:p>
          </table:table-cell>
          <table:table-cell table:formula="of:=([.D396]*2+89)*([.H396]*2+89)" office:value-type="float" office:value="33631">
            <text:p>33631</text:p>
          </table:table-cell>
          <table:table-cell table:formula="of:=([.F396]*2+89)*([.H396]*2+89)" office:value-type="float" office:value="59501">
            <text:p>59501</text:p>
          </table:table-cell>
          <table:table-cell table:formula="of:=[.BA396]*(MAX([.D396]; [.F396])*2+89)" office:value-type="float" office:value="56690400">
            <text:p>56690400</text:p>
          </table:table-cell>
          <table:table-cell table:style-name="ce2" office:value-type="string">
            <text:p><text:a xlink:href="http://www14.atwiki.jp/tamakagura/pages/201.html">Hルナサ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1.html">Hルナサ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96">
            <text:p>396</text:p>
          </table:table-cell>
          <table:table-cell table:style-name="ce2" office:value-type="string">
            <text:p><text:a xlink:href="http://www14.atwiki.jp/tamakagura/pages/201.html">Tルナサ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table:formula="of:=SUM([.C397:.H397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397]-[.N397]" office:value-type="float" office:value="475">
            <text:p>475</text:p>
          </table:table-cell>
          <table:table-cell table:formula="of:=MIN([.D397]; [.F397])" office:value-type="float" office:value="40">
            <text:p>40</text:p>
          </table:table-cell>
          <table:table-cell table:style-name="ce21" office:value-type="string">
            <text:p>味方5%強化</text:p>
          </table:table-cell>
          <table:table-cell table:style-name="ce21" office:value-type="string">
            <text:p>50%敵C↓</text:p>
          </table:table-cell>
          <table:table-cell table:style-name="ce2" office:value-type="string">
            <text:p><text:a xlink:href="http://www14.atwiki.jp/tamakagura/pages/201.html">Tルナサ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01.html">Tルナサ</text:a>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7"/>
          <table:table-cell table:number-columns-repeated="2"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1.html">Tルナサ</text:a></text:p>
          </table:table-cell>
          <table:table-cell table:formula="of:=[.BB397]+[.BC397]" office:value-type="float" office:value="164920">
            <text:p>164920</text:p>
          </table:table-cell>
          <table:table-cell table:style-name="ce25" table:formula="of:=([.C397]*2+64+130)*([.E397]*2+25)" office:value-type="float" office:value="84630">
            <text:p>84630</text:p>
          </table:table-cell>
          <table:table-cell table:formula="of:=([.C397]*2+64+130)*([.G397]*2+25)" office:value-type="float" office:value="80290">
            <text:p>80290</text:p>
          </table:table-cell>
          <table:table-cell table:formula="of:=([.D397]*2+89)*([.H397]*2+89)" office:value-type="float" office:value="42081">
            <text:p>42081</text:p>
          </table:table-cell>
          <table:table-cell table:formula="of:=([.F397]*2+89)*([.H397]*2+89)" office:value-type="float" office:value="76941">
            <text:p>76941</text:p>
          </table:table-cell>
          <table:table-cell table:formula="of:=[.BA397]*(MAX([.D397]; [.F397])*2+89)" office:value-type="float" office:value="50960280">
            <text:p>50960280</text:p>
          </table:table-cell>
          <table:table-cell table:style-name="ce2" office:value-type="string">
            <text:p><text:a xlink:href="http://www14.atwiki.jp/tamakagura/pages/201.html">Tルナサ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201.html">Tルナサ</text:a></text:p>
          </table:table-cell>
          <table:table-cell office:value-type="string">
            <text:p>金</text:p>
          </table:table-cell>
        </table:table-row>
        <table:table-row table:style-name="ro5">
          <table:table-cell office:value-type="float" office:value="397">
            <text:p>397</text:p>
          </table:table-cell>
          <table:table-cell table:style-name="ce2" office:value-type="string">
            <text:p><text:a xlink:href="http://www14.atwiki.jp/tamakagura/pages/202.html">ちびれいせん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5">
            <text:p>75</text:p>
          </table:table-cell>
          <table:table-cell table:style-name="ce2" table:formula="of:=SUM([.C398:.H398])" office:value-type="float" office:value="400">
            <text:p>40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98]-[.N398]" office:value-type="float" office:value="380">
            <text:p>380</text:p>
          </table:table-cell>
          <table:table-cell table:formula="of:=MIN([.D398]; [.F398])" office:value-type="float" office:value="20">
            <text:p>20</text:p>
          </table:table-cell>
          <table:table-cell table:style-name="ce21" office:value-type="string">
            <text:p>10%混乱</text:p>
          </table:table-cell>
          <table:table-cell table:style-name="ce21"/>
          <table:table-cell table:style-name="ce2" office:value-type="string">
            <text:p><text:a xlink:href="http://www14.atwiki.jp/tamakagura/pages/202.html">ちびれいせん</text:a></text:p>
          </table:table-cell>
          <table:table-cell table:number-columns-repeated="8"/>
          <table:table-cell table:style-name="ce2" office:value-type="string">
            <text:p><text:a xlink:href="http://www14.atwiki.jp/tamakagura/pages/202.html">ちびれいせん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table:number-columns-repeated="13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2.html">ちびれいせん</text:a></text:p>
          </table:table-cell>
          <table:table-cell table:formula="of:=[.BB398]+[.BC398]" office:value-type="float" office:value="106200">
            <text:p>106200</text:p>
          </table:table-cell>
          <table:table-cell table:formula="of:=([.C398]*2+64+130)*([.E398]*2+25)" office:value-type="float" office:value="51330">
            <text:p>51330</text:p>
          </table:table-cell>
          <table:table-cell table:formula="of:=([.C398]*2+64+130)*([.G398]*2+25)" office:value-type="float" office:value="54870">
            <text:p>54870</text:p>
          </table:table-cell>
          <table:table-cell table:formula="of:=([.D398]*2+89)*([.H398]*2+89)" office:value-type="float" office:value="30831">
            <text:p>30831</text:p>
          </table:table-cell>
          <table:table-cell table:formula="of:=([.F398]*2+89)*([.H398]*2+89)" office:value-type="float" office:value="69071">
            <text:p>69071</text:p>
          </table:table-cell>
          <table:table-cell table:formula="of:=[.BA398]*(MAX([.D398]; [.F398])*2+89)" office:value-type="float" office:value="30691800">
            <text:p>30691800</text:p>
          </table:table-cell>
          <table:table-cell table:style-name="ce2" office:value-type="string">
            <text:p><text:a xlink:href="http://www14.atwiki.jp/tamakagura/pages/202.html">ちびれいせん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202.html">ちびれいせん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398">
            <text:p>398</text:p>
          </table:table-cell>
          <table:table-cell table:style-name="ce2" office:value-type="string">
            <text:p><text:a xlink:href="http://www14.atwiki.jp/tamakagura/pages/202.html">A鈴仙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5">
            <text:p>75</text:p>
          </table:table-cell>
          <table:table-cell table:style-name="ce13" office:value-type="float" office:value="140">
            <text:p>14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399:.H399])" office:value-type="float" office:value="545">
            <text:p>54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399]-[.N399]" office:value-type="float" office:value="495">
            <text:p>495</text:p>
          </table:table-cell>
          <table:table-cell table:formula="of:=MIN([.D399]; [.F399])" office:value-type="float" office:value="50">
            <text:p>50</text:p>
          </table:table-cell>
          <table:table-cell table:style-name="ce21" office:value-type="string">
            <text:p>10%混乱</text:p>
          </table:table-cell>
          <table:table-cell table:style-name="ce21" office:value-type="string">
            <text:p>状態シンクロ</text:p>
          </table:table-cell>
          <table:table-cell table:style-name="ce2" office:value-type="string">
            <text:p><text:a xlink:href="http://www14.atwiki.jp/tamakagura/pages/202.html">A鈴仙</text:a></text:p>
          </table:table-cell>
          <table:table-cell table:number-columns-repeated="8"/>
          <table:table-cell table:style-name="ce2" office:value-type="string">
            <text:p><text:a xlink:href="http://www14.atwiki.jp/tamakagura/pages/202.html">A鈴仙</text:a>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2.html">A鈴仙</text:a></text:p>
          </table:table-cell>
          <table:table-cell table:formula="of:=[.BB399]+[.BC399]" office:value-type="float" office:value="149720">
            <text:p>149720</text:p>
          </table:table-cell>
          <table:table-cell table:formula="of:=([.C399]*2+64+130)*([.E399]*2+25)" office:value-type="float" office:value="68950">
            <text:p>68950</text:p>
          </table:table-cell>
          <table:table-cell table:formula="of:=([.C399]*2+64+130)*([.G399]*2+25)" office:value-type="float" office:value="80770">
            <text:p>80770</text:p>
          </table:table-cell>
          <table:table-cell table:formula="of:=([.D399]*2+89)*([.H399]*2+89)" office:value-type="float" office:value="50841">
            <text:p>50841</text:p>
          </table:table-cell>
          <table:table-cell table:style-name="ce26" table:formula="of:=([.F399]*2+89)*([.H399]*2+89)" office:value-type="float" office:value="99261">
            <text:p>99261</text:p>
          </table:table-cell>
          <table:table-cell table:formula="of:=[.BA399]*(MAX([.D399]; [.F399])*2+89)" office:value-type="float" office:value="55246680">
            <text:p>55246680</text:p>
          </table:table-cell>
          <table:table-cell table:style-name="ce2" office:value-type="string">
            <text:p><text:a xlink:href="http://www14.atwiki.jp/tamakagura/pages/202.html">A鈴仙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02.html">A鈴仙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399">
            <text:p>399</text:p>
          </table:table-cell>
          <table:table-cell table:style-name="ce2" office:value-type="string">
            <text:p><text:a xlink:href="http://www14.atwiki.jp/tamakagura/pages/202.html">T鈴仙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table:formula="of:=SUM([.C400:.H400])" office:value-type="float" office:value="545">
            <text:p>545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13" table:formula="of:=[.I400]-[.N400]" office:value-type="float" office:value="505">
            <text:p>505</text:p>
          </table:table-cell>
          <table:table-cell table:formula="of:=MIN([.D400]; [.F400])" office:value-type="float" office:value="40">
            <text:p>40</text:p>
          </table:table-cell>
          <table:table-cell table:style-name="ce21" office:value-type="string">
            <text:p>10%混乱</text:p>
          </table:table-cell>
          <table:table-cell table:style-name="ce21" office:value-type="string">
            <text:p>状態シンクロ</text:p>
          </table:table-cell>
          <table:table-cell table:style-name="ce2" office:value-type="string">
            <text:p><text:a xlink:href="http://www14.atwiki.jp/tamakagura/pages/202.html">T鈴仙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400]*2+89)*[.X400]*IF(OR([.J400]=[.V400]; [.K400]=[.V400]); 1.5; 1)" office:value-type="float" office:value="35595">
            <text:p>35595</text:p>
          </table:table-cell>
          <table:table-cell table:style-name="ce2" office:value-type="string">
            <text:p><text:a xlink:href="http://www14.atwiki.jp/tamakagura/pages/202.html">T鈴仙</text:a>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table:number-columns-repeated="13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202.html">T鈴仙</text:a></text:p>
          </table:table-cell>
          <table:table-cell table:formula="of:=[.BB400]+[.BC400]" office:value-type="float" office:value="169680">
            <text:p>169680</text:p>
          </table:table-cell>
          <table:table-cell table:formula="of:=([.C400]*2+64+130)*([.E400]*2+25)" office:value-type="float" office:value="74740">
            <text:p>74740</text:p>
          </table:table-cell>
          <table:table-cell table:formula="of:=([.C400]*2+64+130)*([.G400]*2+25)" office:value-type="float" office:value="94940">
            <text:p>94940</text:p>
          </table:table-cell>
          <table:table-cell table:formula="of:=([.D400]*2+89)*([.H400]*2+89)" office:value-type="float" office:value="45461">
            <text:p>45461</text:p>
          </table:table-cell>
          <table:table-cell table:style-name="ce26" table:formula="of:=([.F400]*2+89)*([.H400]*2+89)" office:value-type="float" office:value="91191">
            <text:p>91191</text:p>
          </table:table-cell>
          <table:table-cell table:formula="of:=[.BA400]*(MAX([.D400]; [.F400])*2+89)" office:value-type="float" office:value="57521520">
            <text:p>57521520</text:p>
          </table:table-cell>
          <table:table-cell table:style-name="ce2" office:value-type="string">
            <text:p><text:a xlink:href="http://www14.atwiki.jp/tamakagura/pages/202.html">T鈴仙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202.html">T鈴仙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400">
            <text:p>400</text:p>
          </table:table-cell>
          <table:table-cell table:style-name="ce2" office:value-type="string">
            <text:p><text:a xlink:href="http://www14.atwiki.jp/tamakagura/pages/202.html">S鈴仙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table:formula="of:=SUM([.C401:.H401])" office:value-type="float" office:value="545">
            <text:p>54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13" table:formula="of:=[.I401]-[.N401]" office:value-type="float" office:value="505">
            <text:p>505</text:p>
          </table:table-cell>
          <table:table-cell table:formula="of:=MIN([.D401]; [.F401])" office:value-type="float" office:value="40">
            <text:p>40</text:p>
          </table:table-cell>
          <table:table-cell table:style-name="ce21" office:value-type="string">
            <text:p>10%混乱</text:p>
          </table:table-cell>
          <table:table-cell table:style-name="ce21" office:value-type="string">
            <text:p>状態シンクロ</text:p>
          </table:table-cell>
          <table:table-cell table:style-name="ce2" office:value-type="string">
            <text:p><text:a xlink:href="http://www14.atwiki.jp/tamakagura/pages/202.html">S鈴仙</text:a></text:p>
          </table:table-cell>
          <table:table-cell table:number-columns-repeated="8"/>
          <table:table-cell table:style-name="ce2" office:value-type="string">
            <text:p><text:a xlink:href="http://www14.atwiki.jp/tamakagura/pages/202.html">S鈴仙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2.html">S鈴仙</text:a></text:p>
          </table:table-cell>
          <table:table-cell table:formula="of:=[.BB401]+[.BC401]" office:value-type="float" office:value="169680">
            <text:p>169680</text:p>
          </table:table-cell>
          <table:table-cell table:formula="of:=([.C401]*2+64+130)*([.E401]*2+25)" office:value-type="float" office:value="78780">
            <text:p>78780</text:p>
          </table:table-cell>
          <table:table-cell table:formula="of:=([.C401]*2+64+130)*([.G401]*2+25)" office:value-type="float" office:value="90900">
            <text:p>90900</text:p>
          </table:table-cell>
          <table:table-cell table:formula="of:=([.D401]*2+89)*([.H401]*2+89)" office:value-type="float" office:value="50531">
            <text:p>50531</text:p>
          </table:table-cell>
          <table:table-cell table:style-name="ce26" table:formula="of:=([.F401]*2+89)*([.H401]*2+89)" office:value-type="float" office:value="92391">
            <text:p>92391</text:p>
          </table:table-cell>
          <table:table-cell table:formula="of:=[.BA401]*(MAX([.D401]; [.F401])*2+89)" office:value-type="float" office:value="52431120">
            <text:p>52431120</text:p>
          </table:table-cell>
          <table:table-cell table:style-name="ce2" office:value-type="string">
            <text:p><text:a xlink:href="http://www14.atwiki.jp/tamakagura/pages/202.html">S鈴仙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02.html">S鈴仙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401">
            <text:p>401</text:p>
          </table:table-cell>
          <table:table-cell table:style-name="ce2" office:value-type="string">
            <text:p><text:a xlink:href="http://www14.atwiki.jp/tamakagura/pages/202.html">D鈴仙</text:a>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table:formula="of:=SUM([.C402:.H402])" office:value-type="float" office:value="545">
            <text:p>545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★</text:p>
          </table:table-cell>
          <table:table-cell table:style-name="ce13" table:formula="of:=[.I402]-[.N402]" office:value-type="float" office:value="515">
            <text:p>515</text:p>
          </table:table-cell>
          <table:table-cell table:formula="of:=MIN([.D402]; [.F402])" office:value-type="float" office:value="30">
            <text:p>30</text:p>
          </table:table-cell>
          <table:table-cell table:style-name="ce21" office:value-type="string">
            <text:p>10%混乱</text:p>
          </table:table-cell>
          <table:table-cell table:style-name="ce21" office:value-type="string">
            <text:p>状態シンクロ</text:p>
          </table:table-cell>
          <table:table-cell table:style-name="ce2" office:value-type="string">
            <text:p><text:a xlink:href="http://www14.atwiki.jp/tamakagura/pages/202.html">D鈴仙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202.html">D鈴仙</text:a></text:p>
          </table:table-cell>
          <table:table-cell office:value-type="string">
            <text:p>岩</text:p>
          </table:table-cell>
          <table:table-cell office:value-type="string">
            <text:p>毒</text:p>
          </table:table-cell>
          <table:table-cell office:value-type="string">
            <text:p>岩</text:p>
          </table:table-cell>
          <table:table-cell office:value-type="string">
            <text:p>毒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table:number-columns-repeated="9"/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2.html">D鈴仙</text:a></text:p>
          </table:table-cell>
          <table:table-cell table:formula="of:=[.BB402]+[.BC402]" office:value-type="float" office:value="199760">
            <text:p>199760</text:p>
          </table:table-cell>
          <table:table-cell table:style-name="ce25" table:formula="of:=([.C402]*2+64+130)*([.E402]*2+25)" office:value-type="float" office:value="93070">
            <text:p>93070</text:p>
          </table:table-cell>
          <table:table-cell table:style-name="ce26" table:formula="of:=([.C402]*2+64+130)*([.G402]*2+25)" office:value-type="float" office:value="106690">
            <text:p>106690</text:p>
          </table:table-cell>
          <table:table-cell table:formula="of:=([.D402]*2+89)*([.H402]*2+89)" office:value-type="float" office:value="37101">
            <text:p>37101</text:p>
          </table:table-cell>
          <table:table-cell table:formula="of:=([.F402]*2+89)*([.H402]*2+89)" office:value-type="float" office:value="76941">
            <text:p>76941</text:p>
          </table:table-cell>
          <table:table-cell table:style-name="ce26" table:formula="of:=[.BA402]*(MAX([.D402]; [.F402])*2+89)" office:value-type="float" office:value="61725840">
            <text:p>61725840</text:p>
          </table:table-cell>
          <table:table-cell table:style-name="ce2" office:value-type="string">
            <text:p><text:a xlink:href="http://www14.atwiki.jp/tamakagura/pages/202.html">D鈴仙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202.html">D鈴仙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402">
            <text:p>402</text:p>
          </table:table-cell>
          <table:table-cell table:style-name="ce2" office:value-type="string">
            <text:p><text:a xlink:href="http://www14.atwiki.jp/tamakagura/pages/202.html">ADレイセン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table:formula="of:=SUM([.C403:.H403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403]-[.N403]" office:value-type="float" office:value="490">
            <text:p>490</text:p>
          </table:table-cell>
          <table:table-cell table:formula="of:=MIN([.D403]; [.F403])" office:value-type="float" office:value="70">
            <text:p>70</text:p>
          </table:table-cell>
          <table:table-cell table:style-name="ce21" office:value-type="string">
            <text:p>10%混乱</text:p>
          </table:table-cell>
          <table:table-cell table:style-name="ce21" office:value-type="string">
            <text:p>状態シンクロ</text:p>
          </table:table-cell>
          <table:table-cell table:style-name="ce2" office:value-type="string">
            <text:p><text:a xlink:href="http://www14.atwiki.jp/tamakagura/pages/202.html">ADレイセン</text:a></text:p>
          </table:table-cell>
          <table:table-cell table:number-columns-repeated="8"/>
          <table:table-cell table:style-name="ce2" office:value-type="string">
            <text:p><text:a xlink:href="http://www14.atwiki.jp/tamakagura/pages/202.html">ADレイセン</text:a>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table:number-columns-repeated="13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202.html">ADレイセン</text:a></text:p>
          </table:table-cell>
          <table:table-cell table:formula="of:=[.BB403]+[.BC403]" office:value-type="float" office:value="161540">
            <text:p>161540</text:p>
          </table:table-cell>
          <table:table-cell table:formula="of:=([.C403]*2+64+130)*([.E403]*2+25)" office:value-type="float" office:value="72890">
            <text:p>72890</text:p>
          </table:table-cell>
          <table:table-cell table:formula="of:=([.C403]*2+64+130)*([.G403]*2+25)" office:value-type="float" office:value="88650">
            <text:p>88650</text:p>
          </table:table-cell>
          <table:table-cell table:formula="of:=([.D403]*2+89)*([.H403]*2+89)" office:value-type="float" office:value="61601">
            <text:p>61601</text:p>
          </table:table-cell>
          <table:table-cell table:formula="of:=([.F403]*2+89)*([.H403]*2+89)" office:value-type="float" office:value="88501">
            <text:p>88501</text:p>
          </table:table-cell>
          <table:table-cell table:formula="of:=[.BA403]*(MAX([.D403]; [.F403])*2+89)" office:value-type="float" office:value="53146660">
            <text:p>53146660</text:p>
          </table:table-cell>
          <table:table-cell table:style-name="ce2" office:value-type="string">
            <text:p><text:a xlink:href="http://www14.atwiki.jp/tamakagura/pages/202.html">ADレイセン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02.html">ADレイセン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403">
            <text:p>403</text:p>
          </table:table-cell>
          <table:table-cell table:style-name="ce2" office:value-type="string">
            <text:p><text:a xlink:href="http://www14.atwiki.jp/tamakagura/pages/421.html">ちびレイセン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0">
            <text:p>70</text:p>
          </table:table-cell>
          <table:table-cell table:style-name="ce2" table:formula="of:=SUM([.C404:.H404])" office:value-type="float" office:value="370">
            <text:p>37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04]-[.N404]" office:value-type="float" office:value="340">
            <text:p>340</text:p>
          </table:table-cell>
          <table:table-cell table:formula="of:=MIN([.D404]; [.F404])" office:value-type="float" office:value="30">
            <text:p>30</text:p>
          </table:table-cell>
          <table:table-cell table:style-name="ce21" office:value-type="string">
            <text:p>10%混乱</text:p>
          </table:table-cell>
          <table:table-cell table:style-name="ce21"/>
          <table:table-cell table:style-name="ce2" office:value-type="string">
            <text:p><text:a xlink:href="http://www14.atwiki.jp/tamakagura/pages/421.html">ちびレイセン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404]*2+89)*[.X404]*IF(OR([.J404]=[.V404]; [.K404]=[.V404]); 1.5; 1)" office:value-type="float" office:value="24045">
            <text:p>24045</text:p>
          </table:table-cell>
          <table:table-cell table:style-name="ce2" office:value-type="string">
            <text:p><text:a xlink:href="http://www14.atwiki.jp/tamakagura/pages/421.html">ちびレイセン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421.html">ちびレイセン</text:a></text:p>
          </table:table-cell>
          <table:table-cell table:formula="of:=[.BB404]+[.BC404]" office:value-type="float" office:value="103200">
            <text:p>103200</text:p>
          </table:table-cell>
          <table:table-cell table:formula="of:=([.C404]*2+64+130)*([.E404]*2+25)" office:value-type="float" office:value="49880">
            <text:p>49880</text:p>
          </table:table-cell>
          <table:table-cell table:formula="of:=([.C404]*2+64+130)*([.G404]*2+25)" office:value-type="float" office:value="53320">
            <text:p>53320</text:p>
          </table:table-cell>
          <table:table-cell table:formula="of:=([.D404]*2+89)*([.H404]*2+89)" office:value-type="float" office:value="34121">
            <text:p>34121</text:p>
          </table:table-cell>
          <table:table-cell table:formula="of:=([.F404]*2+89)*([.H404]*2+89)" office:value-type="float" office:value="52441">
            <text:p>52441</text:p>
          </table:table-cell>
          <table:table-cell table:formula="of:=[.BA404]*(MAX([.D404]; [.F404])*2+89)" office:value-type="float" office:value="23632800">
            <text:p>23632800</text:p>
          </table:table-cell>
          <table:table-cell table:style-name="ce2" office:value-type="string">
            <text:p><text:a xlink:href="http://www14.atwiki.jp/tamakagura/pages/421.html">ちびレイセン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421.html">ちびレイセン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404">
            <text:p>404</text:p>
          </table:table-cell>
          <table:table-cell table:style-name="ce2" office:value-type="string">
            <text:p><text:a xlink:href="http://www14.atwiki.jp/tamakagura/pages/421.html">Nレイセン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table:formula="of:=SUM([.C405:.H405])" office:value-type="float" office:value="515">
            <text:p>515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405]-[.N405]" office:value-type="float" office:value="485">
            <text:p>485</text:p>
          </table:table-cell>
          <table:table-cell table:formula="of:=MIN([.D405]; [.F405])" office:value-type="float" office:value="30">
            <text:p>30</text:p>
          </table:table-cell>
          <table:table-cell table:style-name="ce21" office:value-type="string">
            <text:p>10%混乱</text:p>
          </table:table-cell>
          <table:table-cell table:style-name="ce21" office:value-type="string">
            <text:p>状態シンクロ</text:p>
          </table:table-cell>
          <table:table-cell table:style-name="ce2" office:value-type="string">
            <text:p><text:a xlink:href="http://www14.atwiki.jp/tamakagura/pages/421.html">Nレイセン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405]*2+89)*[.X405]*IF(OR([.J405]=[.V405]; [.K405]=[.V405]); 1.5; 1)" office:value-type="float" office:value="32445">
            <text:p>32445</text:p>
          </table:table-cell>
          <table:table-cell table:style-name="ce2" office:value-type="string">
            <text:p><text:a xlink:href="http://www14.atwiki.jp/tamakagura/pages/421.html">Nレイセン</text:a></text:p>
          </table:table-cell>
          <table:table-cell office:value-type="string">
            <text:p>岩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421.html">Nレイセン</text:a></text:p>
          </table:table-cell>
          <table:table-cell table:formula="of:=[.BB405]+[.BC405]" office:value-type="float" office:value="157560">
            <text:p>157560</text:p>
          </table:table-cell>
          <table:table-cell table:formula="of:=([.C405]*2+64+130)*([.E405]*2+25)" office:value-type="float" office:value="74740">
            <text:p>74740</text:p>
          </table:table-cell>
          <table:table-cell table:formula="of:=([.C405]*2+64+130)*([.G405]*2+25)" office:value-type="float" office:value="82820">
            <text:p>82820</text:p>
          </table:table-cell>
          <table:table-cell table:formula="of:=([.D405]*2+89)*([.H405]*2+89)" office:value-type="float" office:value="43061">
            <text:p>43061</text:p>
          </table:table-cell>
          <table:table-cell table:formula="of:=([.F405]*2+89)*([.H405]*2+89)" office:value-type="float" office:value="89301">
            <text:p>89301</text:p>
          </table:table-cell>
          <table:table-cell table:formula="of:=[.BA405]*(MAX([.D405]; [.F405])*2+89)" office:value-type="float" office:value="48686040">
            <text:p>48686040</text:p>
          </table:table-cell>
          <table:table-cell table:style-name="ce2" office:value-type="string">
            <text:p><text:a xlink:href="http://www14.atwiki.jp/tamakagura/pages/421.html">Nレイセン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421.html">Nレイセン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405">
            <text:p>405</text:p>
          </table:table-cell>
          <table:table-cell table:style-name="ce2" office:value-type="string">
            <text:p><text:a xlink:href="http://www14.atwiki.jp/tamakagura/pages/421.html">Sレイセン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table:formula="of:=SUM([.C406:.H406])" office:value-type="float" office:value="515">
            <text:p>515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406]-[.N406]" office:value-type="float" office:value="475">
            <text:p>475</text:p>
          </table:table-cell>
          <table:table-cell table:formula="of:=MIN([.D406]; [.F406])" office:value-type="float" office:value="40">
            <text:p>40</text:p>
          </table:table-cell>
          <table:table-cell table:style-name="ce21" office:value-type="string">
            <text:p>10%混乱</text:p>
          </table:table-cell>
          <table:table-cell table:style-name="ce21" office:value-type="string">
            <text:p>状態シンクロ</text:p>
          </table:table-cell>
          <table:table-cell table:style-name="ce2" office:value-type="string">
            <text:p><text:a xlink:href="http://www14.atwiki.jp/tamakagura/pages/421.html">Sレイセン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406]*2+89)*[.X406]*IF(OR([.J406]=[.V406]; [.K406]=[.V406]); 1.5; 1)" office:value-type="float" office:value="30345">
            <text:p>30345</text:p>
          </table:table-cell>
          <table:table-cell table:style-name="ce2" office:value-type="string">
            <text:p><text:a xlink:href="http://www14.atwiki.jp/tamakagura/pages/421.html">Sレイセン</text:a>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421.html">Sレイセン</text:a></text:p>
          </table:table-cell>
          <table:table-cell table:formula="of:=[.BB406]+[.BC406]" office:value-type="float" office:value="149480">
            <text:p>149480</text:p>
          </table:table-cell>
          <table:table-cell table:formula="of:=([.C406]*2+64+130)*([.E406]*2+25)" office:value-type="float" office:value="70700">
            <text:p>70700</text:p>
          </table:table-cell>
          <table:table-cell table:formula="of:=([.C406]*2+64+130)*([.G406]*2+25)" office:value-type="float" office:value="78780">
            <text:p>78780</text:p>
          </table:table-cell>
          <table:table-cell table:formula="of:=([.D406]*2+89)*([.H406]*2+89)" office:value-type="float" office:value="52221">
            <text:p>52221</text:p>
          </table:table-cell>
          <table:table-cell table:formula="of:=([.F406]*2+89)*([.H406]*2+89)" office:value-type="float" office:value="89301">
            <text:p>89301</text:p>
          </table:table-cell>
          <table:table-cell table:formula="of:=[.BA406]*(MAX([.D406]; [.F406])*2+89)" office:value-type="float" office:value="43199720">
            <text:p>43199720</text:p>
          </table:table-cell>
          <table:table-cell table:style-name="ce2" office:value-type="string">
            <text:p><text:a xlink:href="http://www14.atwiki.jp/tamakagura/pages/421.html">Sレイセン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421.html">Sレイセン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406">
            <text:p>406</text:p>
          </table:table-cell>
          <table:table-cell table:style-name="ce2" office:value-type="string">
            <text:p><text:a xlink:href="http://www14.atwiki.jp/tamakagura/pages/204.html">ちびれいむ</text:a>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table:formula="of:=SUM([.C407:.H407])" office:value-type="float" office:value="450">
            <text:p>45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07]-[.N407]" office:value-type="float" office:value="410">
            <text:p>410</text:p>
          </table:table-cell>
          <table:table-cell table:formula="of:=MIN([.D407]; [.F407])" office:value-type="float" office:value="40">
            <text:p>40</text:p>
          </table:table-cell>
          <table:table-cell table:style-name="ce21" office:value-type="string">
            <text:p>混乱無効</text:p>
          </table:table-cell>
          <table:table-cell table:style-name="ce21"/>
          <table:table-cell table:style-name="ce2" office:value-type="string">
            <text:p><text:a xlink:href="http://www14.atwiki.jp/tamakagura/pages/204.html">ちびれいむ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04.html">ちびれいむ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風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04.html">ちびれいむ</text:a></text:p>
          </table:table-cell>
          <table:table-cell table:formula="of:=[.BB407]+[.BC407]" office:value-type="float" office:value="138380">
            <text:p>138380</text:p>
          </table:table-cell>
          <table:table-cell table:formula="of:=([.C407]*2+64+130)*([.E407]*2+25)" office:value-type="float" office:value="69190">
            <text:p>69190</text:p>
          </table:table-cell>
          <table:table-cell table:formula="of:=([.C407]*2+64+130)*([.G407]*2+25)" office:value-type="float" office:value="69190">
            <text:p>69190</text:p>
          </table:table-cell>
          <table:table-cell table:formula="of:=([.D407]*2+89)*([.H407]*2+89)" office:value-type="float" office:value="61601">
            <text:p>61601</text:p>
          </table:table-cell>
          <table:table-cell table:formula="of:=([.F407]*2+89)*([.H407]*2+89)" office:value-type="float" office:value="38701">
            <text:p>38701</text:p>
          </table:table-cell>
          <table:table-cell table:formula="of:=[.BA407]*(MAX([.D407]; [.F407])*2+89)" office:value-type="float" office:value="37224220">
            <text:p>37224220</text:p>
          </table:table-cell>
          <table:table-cell table:style-name="ce2" office:value-type="string">
            <text:p><text:a xlink:href="http://www14.atwiki.jp/tamakagura/pages/204.html">ちびれいむ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204.html">ちびれいむ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407">
            <text:p>407</text:p>
          </table:table-cell>
          <table:table-cell table:style-name="ce2" office:value-type="string">
            <text:p><text:a xlink:href="http://www14.atwiki.jp/tamakagura/pages/204.html">N霊夢</text:a></text:p>
          </table:table-cell>
          <table:table-cell table:number-columns-repeated="2"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13" table:formula="of:=SUM([.C408:.H408])" office:value-type="float" office:value="580">
            <text:p>58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08]-[.N408]" office:value-type="float" office:value="490">
            <text:p>490</text:p>
          </table:table-cell>
          <table:table-cell table:formula="of:=MIN([.D408]; [.F408])" office:value-type="float" office:value="90">
            <text:p>90</text:p>
          </table:table-cell>
          <table:table-cell table:style-name="ce21" office:value-type="string">
            <text:p>混乱無効</text:p>
          </table:table-cell>
          <table:table-cell table:style-name="ce21" office:value-type="string">
            <text:p>地無効</text:p>
          </table:table-cell>
          <table:table-cell table:style-name="ce2" office:value-type="string">
            <text:p><text:a xlink:href="http://www14.atwiki.jp/tamakagura/pages/204.html">N霊夢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04.html">N霊夢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04.html">N霊夢</text:a></text:p>
          </table:table-cell>
          <table:table-cell table:formula="of:=[.BB408]+[.BC408]" office:value-type="float" office:value="161460">
            <text:p>161460</text:p>
          </table:table-cell>
          <table:table-cell table:formula="of:=([.C408]*2+64+130)*([.E408]*2+25)" office:value-type="float" office:value="80730">
            <text:p>80730</text:p>
          </table:table-cell>
          <table:table-cell table:formula="of:=([.C408]*2+64+130)*([.G408]*2+25)" office:value-type="float" office:value="80730">
            <text:p>80730</text:p>
          </table:table-cell>
          <table:table-cell table:formula="of:=([.D408]*2+89)*([.H408]*2+89)" office:value-type="float" office:value="89301">
            <text:p>89301</text:p>
          </table:table-cell>
          <table:table-cell table:formula="of:=([.F408]*2+89)*([.H408]*2+89)" office:value-type="float" office:value="77741">
            <text:p>77741</text:p>
          </table:table-cell>
          <table:table-cell table:formula="of:=[.BA408]*(MAX([.D408]; [.F408])*2+89)" office:value-type="float" office:value="49891140">
            <text:p>49891140</text:p>
          </table:table-cell>
          <table:table-cell table:style-name="ce2" office:value-type="string">
            <text:p><text:a xlink:href="http://www14.atwiki.jp/tamakagura/pages/204.html">N霊夢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204.html">N霊夢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408">
            <text:p>408</text:p>
          </table:table-cell>
          <table:table-cell table:style-name="ce2" office:value-type="string">
            <text:p><text:a xlink:href="http://www14.atwiki.jp/tamakagura/pages/204.html">A霊夢</text:a>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30">
            <text:p>130</text:p>
          </table:table-cell>
          <table:table-cell table:number-columns-repeated="4" table:style-name="ce2" office:value-type="float" office:value="90">
            <text:p>90</text:p>
          </table:table-cell>
          <table:table-cell table:style-name="ce13" table:formula="of:=SUM([.C409:.H409])" office:value-type="float" office:value="580">
            <text:p>5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09]-[.N409]" office:value-type="float" office:value="490">
            <text:p>490</text:p>
          </table:table-cell>
          <table:table-cell table:formula="of:=MIN([.D409]; [.F409])" office:value-type="float" office:value="90">
            <text:p>90</text:p>
          </table:table-cell>
          <table:table-cell table:style-name="ce21" office:value-type="string">
            <text:p>混乱無効</text:p>
          </table:table-cell>
          <table:table-cell table:style-name="ce21" office:value-type="string">
            <text:p>味VP2%回復</text:p>
          </table:table-cell>
          <table:table-cell table:style-name="ce2" office:value-type="string">
            <text:p><text:a xlink:href="http://www14.atwiki.jp/tamakagura/pages/204.html">A霊夢</text:a>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霊</text:p>
          </table:table-cell>
          <table:table-cell office:value-type="string">
            <text:p>物理</text:p>
          </table:table-cell>
          <table:table-cell office:value-type="float" office:value="40">
            <text:p>40</text:p>
          </table:table-cell>
          <table:table-cell table:formula="of:=([.D409]*2+89)*[.X409]*IF(OR([.J409]=[.V409]; [.K409]=[.V409]); 1.5; 1)" office:value-type="float" office:value="13960">
            <text:p>13960</text:p>
          </table:table-cell>
          <table:table-cell table:style-name="ce2" office:value-type="string">
            <text:p><text:a xlink:href="http://www14.atwiki.jp/tamakagura/pages/204.html">A霊夢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無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204.html">A霊夢</text:a></text:p>
          </table:table-cell>
          <table:table-cell table:formula="of:=[.BB409]+[.BC409]" office:value-type="float" office:value="153340">
            <text:p>153340</text:p>
          </table:table-cell>
          <table:table-cell table:formula="of:=([.C409]*2+64+130)*([.E409]*2+25)" office:value-type="float" office:value="76670">
            <text:p>76670</text:p>
          </table:table-cell>
          <table:table-cell table:formula="of:=([.C409]*2+64+130)*([.G409]*2+25)" office:value-type="float" office:value="76670">
            <text:p>76670</text:p>
          </table:table-cell>
          <table:table-cell table:style-name="ce26" table:formula="of:=([.D409]*2+89)*([.H409]*2+89)" office:value-type="float" office:value="93881">
            <text:p>93881</text:p>
          </table:table-cell>
          <table:table-cell table:formula="of:=([.F409]*2+89)*([.H409]*2+89)" office:value-type="float" office:value="72361">
            <text:p>72361</text:p>
          </table:table-cell>
          <table:table-cell table:formula="of:=[.BA409]*(MAX([.D409]; [.F409])*2+89)" office:value-type="float" office:value="53515660">
            <text:p>53515660</text:p>
          </table:table-cell>
          <table:table-cell table:style-name="ce2" office:value-type="string">
            <text:p><text:a xlink:href="http://www14.atwiki.jp/tamakagura/pages/204.html">A霊夢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04.html">A霊夢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409">
            <text:p>409</text:p>
          </table:table-cell>
          <table:table-cell table:style-name="ce2" office:value-type="string">
            <text:p><text:a xlink:href="http://www14.atwiki.jp/tamakagura/pages/204.html">D霊夢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13" table:formula="of:=SUM([.C410:.H410])" office:value-type="float" office:value="580">
            <text:p>58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410]-[.N410]" office:value-type="float" office:value="490">
            <text:p>490</text:p>
          </table:table-cell>
          <table:table-cell table:formula="of:=MIN([.D410]; [.F410])" office:value-type="float" office:value="90">
            <text:p>90</text:p>
          </table:table-cell>
          <table:table-cell table:style-name="ce21" office:value-type="string">
            <text:p>混乱無効</text:p>
          </table:table-cell>
          <table:table-cell table:style-name="ce21" office:value-type="string">
            <text:p>味VP2%回復</text:p>
          </table:table-cell>
          <table:table-cell table:style-name="ce2" office:value-type="string">
            <text:p><text:a xlink:href="http://www14.atwiki.jp/tamakagura/pages/204.html">D霊夢</text:a></text:p>
          </table:table-cell>
          <table:table-cell/>
          <table:table-cell table:number-columns-repeated="3" office:value-type="string">
            <text:p>○</text:p>
          </table:table-cell>
          <table:table-cell office:value-type="string">
            <text:p>霊</text:p>
          </table:table-cell>
          <table:table-cell office:value-type="string">
            <text:p>物理</text:p>
          </table:table-cell>
          <table:table-cell office:value-type="float" office:value="40">
            <text:p>40</text:p>
          </table:table-cell>
          <table:table-cell table:formula="of:=([.D410]*2+89)*[.X410]*IF(OR([.J410]=[.V410]; [.K410]=[.V410]); 1.5; 1)" office:value-type="float" office:value="16140">
            <text:p>16140</text:p>
          </table:table-cell>
          <table:table-cell table:style-name="ce2" office:value-type="string">
            <text:p><text:a xlink:href="http://www14.atwiki.jp/tamakagura/pages/204.html">D霊夢</text:a></text:p>
          </table:table-cell>
          <table:table-cell office:value-type="string">
            <text:p>無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霊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12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4.html">D霊夢</text:a></text:p>
          </table:table-cell>
          <table:table-cell table:style-name="ce25" table:formula="of:=[.BB410]+[.BC410]" office:value-type="float" office:value="195300">
            <text:p>195300</text:p>
          </table:table-cell>
          <table:table-cell table:style-name="ce25" table:formula="of:=([.C410]*2+64+130)*([.E410]*2+25)" office:value-type="float" office:value="97650">
            <text:p>97650</text:p>
          </table:table-cell>
          <table:table-cell table:formula="of:=([.C410]*2+64+130)*([.G410]*2+25)" office:value-type="float" office:value="97650">
            <text:p>97650</text:p>
          </table:table-cell>
          <table:table-cell table:formula="of:=([.D410]*2+89)*([.H410]*2+89)" office:value-type="float" office:value="66981">
            <text:p>66981</text:p>
          </table:table-cell>
          <table:table-cell table:formula="of:=([.F410]*2+89)*([.H410]*2+89)" office:value-type="float" office:value="66981">
            <text:p>66981</text:p>
          </table:table-cell>
          <table:table-cell table:formula="of:=[.BA410]*(MAX([.D410]; [.F410])*2+89)" office:value-type="float" office:value="52535700">
            <text:p>52535700</text:p>
          </table:table-cell>
          <table:table-cell table:style-name="ce2" office:value-type="string">
            <text:p><text:a xlink:href="http://www14.atwiki.jp/tamakagura/pages/204.html">D霊夢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204.html">D霊夢</text:a></text:p>
          </table:table-cell>
          <table:table-cell office:value-type="string">
            <text:p>黒</text:p>
          </table:table-cell>
        </table:table-row>
        <table:table-row table:style-name="ro5">
          <table:table-cell office:value-type="float" office:value="410">
            <text:p>410</text:p>
          </table:table-cell>
          <table:table-cell table:style-name="ce2" office:value-type="string">
            <text:p><text:a xlink:href="http://www14.atwiki.jp/tamakagura/pages/419.html">ちび靈夢</text:a></text:p>
          </table:table-cell>
          <table:table-cell table:style-name="ce2" office:value-type="float" office:value="95">
            <text:p>95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table:formula="of:=SUM([.C411:.H411])" office:value-type="float" office:value="450">
            <text:p>45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11]-[.N411]" office:value-type="float" office:value="385">
            <text:p>385</text:p>
          </table:table-cell>
          <table:table-cell table:formula="of:=MIN([.D411]; [.F411])" office:value-type="float" office:value="65">
            <text:p>65</text:p>
          </table:table-cell>
          <table:table-cell table:style-name="ce21" office:value-type="string">
            <text:p>混乱無効</text:p>
          </table:table-cell>
          <table:table-cell table:style-name="ce21"/>
          <table:table-cell table:style-name="ce2" office:value-type="string">
            <text:p><text:a xlink:href="http://www14.atwiki.jp/tamakagura/pages/419.html">ちび靈夢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19.html">ちび靈夢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19.html">ちび靈夢</text:a></text:p>
          </table:table-cell>
          <table:table-cell table:formula="of:=[.BB411]+[.BC411]" office:value-type="float" office:value="149760">
            <text:p>149760</text:p>
          </table:table-cell>
          <table:table-cell table:formula="of:=([.C411]*2+64+130)*([.E411]*2+25)" office:value-type="float" office:value="78720">
            <text:p>78720</text:p>
          </table:table-cell>
          <table:table-cell table:formula="of:=([.C411]*2+64+130)*([.G411]*2+25)" office:value-type="float" office:value="71040">
            <text:p>71040</text:p>
          </table:table-cell>
          <table:table-cell table:formula="of:=([.D411]*2+89)*([.H411]*2+89)" office:value-type="float" office:value="40081">
            <text:p>40081</text:p>
          </table:table-cell>
          <table:table-cell table:formula="of:=([.F411]*2+89)*([.H411]*2+89)" office:value-type="float" office:value="32631">
            <text:p>32631</text:p>
          </table:table-cell>
          <table:table-cell table:formula="of:=[.BA411]*(MAX([.D411]; [.F411])*2+89)" office:value-type="float" office:value="40285440">
            <text:p>40285440</text:p>
          </table:table-cell>
          <table:table-cell table:style-name="ce2" office:value-type="string">
            <text:p><text:a xlink:href="http://www14.atwiki.jp/tamakagura/pages/419.html">ちび靈夢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419.html">ちび靈夢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411">
            <text:p>411</text:p>
          </table:table-cell>
          <table:table-cell table:style-name="ce2" office:value-type="string">
            <text:p><text:a xlink:href="http://www14.atwiki.jp/tamakagura/pages/419.html">S靈夢</text:a>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13" office:value-type="float" office:value="120">
            <text:p>120</text:p>
          </table:table-cell>
          <table:table-cell table:style-name="ce13" table:formula="of:=SUM([.C412:.H412])" office:value-type="float" office:value="580">
            <text:p>5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13" table:formula="of:=[.I412]-[.N412]" office:value-type="float" office:value="500">
            <text:p>500</text:p>
          </table:table-cell>
          <table:table-cell table:formula="of:=MIN([.D412]; [.F412])" office:value-type="float" office:value="80">
            <text:p>80</text:p>
          </table:table-cell>
          <table:table-cell table:style-name="ce21" office:value-type="string">
            <text:p>混乱無効</text:p>
          </table:table-cell>
          <table:table-cell table:style-name="ce21" office:value-type="string">
            <text:p>味VP2%回復</text:p>
          </table:table-cell>
          <table:table-cell table:style-name="ce2" office:value-type="string">
            <text:p><text:a xlink:href="http://www14.atwiki.jp/tamakagura/pages/419.html">S靈夢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19.html">S靈夢</text:a>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9"/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19.html">S靈夢</text:a></text:p>
          </table:table-cell>
          <table:table-cell table:formula="of:=[.BB412]+[.BC412]" office:value-type="float" office:value="169420">
            <text:p>169420</text:p>
          </table:table-cell>
          <table:table-cell table:style-name="ce25" table:formula="of:=([.C412]*2+64+130)*([.E412]*2+25)" office:value-type="float" office:value="80770">
            <text:p>80770</text:p>
          </table:table-cell>
          <table:table-cell table:formula="of:=([.C412]*2+64+130)*([.G412]*2+25)" office:value-type="float" office:value="88650">
            <text:p>88650</text:p>
          </table:table-cell>
          <table:table-cell table:formula="of:=([.D412]*2+89)*([.H412]*2+89)" office:value-type="float" office:value="88501">
            <text:p>88501</text:p>
          </table:table-cell>
          <table:table-cell table:formula="of:=([.F412]*2+89)*([.H412]*2+89)" office:value-type="float" office:value="81921">
            <text:p>81921</text:p>
          </table:table-cell>
          <table:table-cell table:formula="of:=[.BA412]*(MAX([.D412]; [.F412])*2+89)" office:value-type="float" office:value="45573980">
            <text:p>45573980</text:p>
          </table:table-cell>
          <table:table-cell table:style-name="ce2" office:value-type="string">
            <text:p><text:a xlink:href="http://www14.atwiki.jp/tamakagura/pages/419.html">S靈夢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419.html">S靈夢</text:a></text:p>
          </table:table-cell>
          <table:table-cell office:value-type="string">
            <text:p>紫</text:p>
          </table:table-cell>
        </table:table-row>
        <table:table-row table:style-name="ro5">
          <table:table-cell office:value-type="float" office:value="412">
            <text:p>412</text:p>
          </table:table-cell>
          <table:table-cell table:style-name="ce2" office:value-type="string">
            <text:p><text:a xlink:href="http://www14.atwiki.jp/tamakagura/pages/205.html">ちびレイラ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25">
            <text:p>25</text:p>
          </table:table-cell>
          <table:table-cell table:style-name="ce2" table:formula="of:=SUM([.C413:.H413])" office:value-type="float" office:value="370">
            <text:p>37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13]-[.N413]" office:value-type="float" office:value="350">
            <text:p>350</text:p>
          </table:table-cell>
          <table:table-cell table:formula="of:=MIN([.D413]; [.F413])" office:value-type="float" office:value="20">
            <text:p>20</text:p>
          </table:table-cell>
          <table:table-cell table:style-name="ce21" office:value-type="string">
            <text:p>味方5%強化</text:p>
          </table:table-cell>
          <table:table-cell table:style-name="ce21"/>
          <table:table-cell table:style-name="ce2" office:value-type="string">
            <text:p><text:a xlink:href="http://www14.atwiki.jp/tamakagura/pages/205.html">ちびレイラ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05.html">ちびレイラ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table:number-columns-repeated="14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5.html">ちびレイラ</text:a></text:p>
          </table:table-cell>
          <table:table-cell table:formula="of:=[.BB413]+[.BC413]" office:value-type="float" office:value="130020">
            <text:p>130020</text:p>
          </table:table-cell>
          <table:table-cell table:formula="of:=([.C413]*2+64+130)*([.E413]*2+25)" office:value-type="float" office:value="61070">
            <text:p>61070</text:p>
          </table:table-cell>
          <table:table-cell table:formula="of:=([.C413]*2+64+130)*([.G413]*2+25)" office:value-type="float" office:value="68950">
            <text:p>68950</text:p>
          </table:table-cell>
          <table:table-cell table:formula="of:=([.D413]*2+89)*([.H413]*2+89)" office:value-type="float" office:value="17931">
            <text:p>17931</text:p>
          </table:table-cell>
          <table:table-cell table:formula="of:=([.F413]*2+89)*([.H413]*2+89)" office:value-type="float" office:value="36001">
            <text:p>36001</text:p>
          </table:table-cell>
          <table:table-cell table:formula="of:=[.BA413]*(MAX([.D413]; [.F413])*2+89)" office:value-type="float" office:value="33675180">
            <text:p>33675180</text:p>
          </table:table-cell>
          <table:table-cell table:style-name="ce2" office:value-type="string">
            <text:p><text:a xlink:href="http://www14.atwiki.jp/tamakagura/pages/205.html">ちびレイラ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205.html">ちびレイラ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413">
            <text:p>413</text:p>
          </table:table-cell>
          <table:table-cell table:style-name="ce2" office:value-type="string">
            <text:p><text:a xlink:href="http://www14.atwiki.jp/tamakagura/pages/205.html">Hレイラ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table:formula="of:=SUM([.C414:.H414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414]-[.N414]" office:value-type="float" office:value="475">
            <text:p>475</text:p>
          </table:table-cell>
          <table:table-cell table:formula="of:=MIN([.D414]; [.F414])" office:value-type="float" office:value="40">
            <text:p>40</text:p>
          </table:table-cell>
          <table:table-cell table:style-name="ce21" office:value-type="string">
            <text:p>味方5%強化</text:p>
          </table:table-cell>
          <table:table-cell table:style-name="ce21" office:value-type="string">
            <text:p>味追加発動5%↑</text:p>
          </table:table-cell>
          <table:table-cell table:style-name="ce2" office:value-type="string">
            <text:p><text:a xlink:href="http://www14.atwiki.jp/tamakagura/pages/205.html">Hレイラ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05.html">Hレイラ</text:a>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table:number-columns-repeated="14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5.html">Hレイラ</text:a></text:p>
          </table:table-cell>
          <table:table-cell table:formula="of:=[.BB414]+[.BC414]" office:value-type="float" office:value="169260">
            <text:p>169260</text:p>
          </table:table-cell>
          <table:table-cell table:formula="of:=([.C414]*2+64+130)*([.E414]*2+25)" office:value-type="float" office:value="80290">
            <text:p>80290</text:p>
          </table:table-cell>
          <table:table-cell table:formula="of:=([.C414]*2+64+130)*([.G414]*2+25)" office:value-type="float" office:value="88970">
            <text:p>88970</text:p>
          </table:table-cell>
          <table:table-cell table:formula="of:=([.D414]*2+89)*([.H414]*2+89)" office:value-type="float" office:value="40391">
            <text:p>40391</text:p>
          </table:table-cell>
          <table:table-cell table:formula="of:=([.F414]*2+89)*([.H414]*2+89)" office:value-type="float" office:value="73851">
            <text:p>73851</text:p>
          </table:table-cell>
          <table:table-cell table:formula="of:=[.BA414]*(MAX([.D414]; [.F414])*2+89)" office:value-type="float" office:value="52301340">
            <text:p>52301340</text:p>
          </table:table-cell>
          <table:table-cell table:style-name="ce2" office:value-type="string">
            <text:p><text:a xlink:href="http://www14.atwiki.jp/tamakagura/pages/205.html">Hレイラ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5.html">Hレイラ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414">
            <text:p>414</text:p>
          </table:table-cell>
          <table:table-cell table:style-name="ce2" office:value-type="string">
            <text:p><text:a xlink:href="http://www14.atwiki.jp/tamakagura/pages/205.html">Dレイラ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table:formula="of:=SUM([.C415:.H415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2" table:formula="of:=[.I415]-[.N415]" office:value-type="float" office:value="475">
            <text:p>475</text:p>
          </table:table-cell>
          <table:table-cell table:formula="of:=MIN([.D415]; [.F415])" office:value-type="float" office:value="40">
            <text:p>40</text:p>
          </table:table-cell>
          <table:table-cell table:style-name="ce21" office:value-type="string">
            <text:p>味方5%強化</text:p>
          </table:table-cell>
          <table:table-cell table:style-name="ce21" office:value-type="string">
            <text:p>味追加発動5%↑</text:p>
          </table:table-cell>
          <table:table-cell table:style-name="ce2" office:value-type="string">
            <text:p><text:a xlink:href="http://www14.atwiki.jp/tamakagura/pages/205.html">Dレイラ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05.html">Dレイラ</text:a>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理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5.html">Dレイラ</text:a></text:p>
          </table:table-cell>
          <table:table-cell table:style-name="ce26" table:formula="of:=[.BB415]+[.BC415]" office:value-type="float" office:value="217000">
            <text:p>217000</text:p>
          </table:table-cell>
          <table:table-cell table:style-name="ce26" table:formula="of:=([.C415]*2+64+130)*([.E415]*2+25)" office:value-type="float" office:value="101990">
            <text:p>101990</text:p>
          </table:table-cell>
          <table:table-cell table:style-name="ce26" table:formula="of:=([.C415]*2+64+130)*([.G415]*2+25)" office:value-type="float" office:value="115010">
            <text:p>115010</text:p>
          </table:table-cell>
          <table:table-cell table:formula="of:=([.D415]*2+89)*([.H415]*2+89)" office:value-type="float" office:value="28561">
            <text:p>28561</text:p>
          </table:table-cell>
          <table:table-cell table:formula="of:=([.F415]*2+89)*([.H415]*2+89)" office:value-type="float" office:value="45461">
            <text:p>45461</text:p>
          </table:table-cell>
          <table:table-cell table:style-name="ce26" table:formula="of:=[.BA415]*(MAX([.D415]; [.F415])*2+89)" office:value-type="float" office:value="58373000">
            <text:p>58373000</text:p>
          </table:table-cell>
          <table:table-cell table:style-name="ce2" office:value-type="string">
            <text:p><text:a xlink:href="http://www14.atwiki.jp/tamakagura/pages/205.html">Dレイラ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205.html">Dレイラ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415">
            <text:p>415</text:p>
          </table:table-cell>
          <table:table-cell table:style-name="ce2" office:value-type="string">
            <text:p><text:a xlink:href="http://www14.atwiki.jp/tamakagura/pages/206.html">れっくうざ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2" table:formula="of:=SUM([.C416:.H416])" office:value-type="float" office:value="560">
            <text:p>56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416]-[.N416]" office:value-type="float" office:value="475">
            <text:p>475</text:p>
          </table:table-cell>
          <table:table-cell table:formula="of:=MIN([.D416]; [.F416])" office:value-type="float" office:value="85">
            <text:p>85</text:p>
          </table:table-cell>
          <table:table-cell table:style-name="ce21" office:value-type="string">
            <text:p>状態異常無効</text:p>
          </table:table-cell>
          <table:table-cell table:style-name="ce21" office:value-type="string">
            <text:p>天候無視</text:p>
          </table:table-cell>
          <table:table-cell table:style-name="ce2" office:value-type="string">
            <text:p><text:a xlink:href="http://www14.atwiki.jp/tamakagura/pages/206.html">れっくうざ</text:a></text:p>
          </table:table-cell>
          <table:table-cell table:number-columns-repeated="8"/>
          <table:table-cell table:style-name="ce2" office:value-type="string">
            <text:p><text:a xlink:href="http://www14.atwiki.jp/tamakagura/pages/206.html">れっくうざ</text:a>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06.html">れっくうざ</text:a></text:p>
          </table:table-cell>
          <table:table-cell table:formula="of:=[.BB416]+[.BC416]" office:value-type="float" office:value="190960">
            <text:p>190960</text:p>
          </table:table-cell>
          <table:table-cell table:style-name="ce25" table:formula="of:=([.C416]*2+64+130)*([.E416]*2+25)" office:value-type="float" office:value="88970">
            <text:p>88970</text:p>
          </table:table-cell>
          <table:table-cell table:style-name="ce26" table:formula="of:=([.C416]*2+64+130)*([.G416]*2+25)" office:value-type="float" office:value="101990">
            <text:p>101990</text:p>
          </table:table-cell>
          <table:table-cell table:formula="of:=([.D416]*2+89)*([.H416]*2+89)" office:value-type="float" office:value="61901">
            <text:p>61901</text:p>
          </table:table-cell>
          <table:table-cell table:formula="of:=([.F416]*2+89)*([.H416]*2+89)" office:value-type="float" office:value="61901">
            <text:p>61901</text:p>
          </table:table-cell>
          <table:table-cell table:formula="of:=[.BA416]*(MAX([.D416]; [.F416])*2+89)" office:value-type="float" office:value="49458640">
            <text:p>49458640</text:p>
          </table:table-cell>
          <table:table-cell table:style-name="ce2" office:value-type="string">
            <text:p><text:a xlink:href="http://www14.atwiki.jp/tamakagura/pages/206.html">れっくうざ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206.html">れっくうざ</text:a></text:p>
          </table:table-cell>
          <table:table-cell office:value-type="string">
            <text:p>緑</text:p>
          </table:table-cell>
        </table:table-row>
        <table:table-row table:style-name="ro5">
          <table:table-cell office:value-type="float" office:value="416">
            <text:p>416</text:p>
          </table:table-cell>
          <table:table-cell table:style-name="ce2" office:value-type="string">
            <text:p><text:a xlink:href="http://www14.atwiki.jp/tamakagura/pages/207.html">ちびレティ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0">
            <text:p>60</text:p>
          </table:table-cell>
          <table:table-cell table:style-name="ce2" table:formula="of:=SUM([.C417:.H417])" office:value-type="float" office:value="380">
            <text:p>38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17]-[.N417]" office:value-type="float" office:value="360">
            <text:p>360</text:p>
          </table:table-cell>
          <table:table-cell table:formula="of:=MIN([.D417]; [.F417])" office:value-type="float" office:value="20">
            <text:p>20</text:p>
          </table:table-cell>
          <table:table-cell table:style-name="ce21" office:value-type="string">
            <text:p>35%敵S↓</text:p>
          </table:table-cell>
          <table:table-cell table:style-name="ce21"/>
          <table:table-cell table:style-name="ce2" office:value-type="string">
            <text:p><text:a xlink:href="http://www14.atwiki.jp/tamakagura/pages/207.html">ちびレティ</text:a></text:p>
          </table:table-cell>
          <table:table-cell table:number-columns-repeated="8"/>
          <table:table-cell table:style-name="ce2" office:value-type="string">
            <text:p><text:a xlink:href="http://www14.atwiki.jp/tamakagura/pages/207.html">ちびレティ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table:number-columns-repeated="7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7.html">ちびレティ</text:a></text:p>
          </table:table-cell>
          <table:table-cell table:formula="of:=[.BB417]+[.BC417]" office:value-type="float" office:value="116820">
            <text:p>116820</text:p>
          </table:table-cell>
          <table:table-cell table:formula="of:=([.C417]*2+64+130)*([.E417]*2+25)" office:value-type="float" office:value="58410">
            <text:p>58410</text:p>
          </table:table-cell>
          <table:table-cell table:formula="of:=([.C417]*2+64+130)*([.G417]*2+25)" office:value-type="float" office:value="58410">
            <text:p>58410</text:p>
          </table:table-cell>
          <table:table-cell table:formula="of:=([.D417]*2+89)*([.H417]*2+89)" office:value-type="float" office:value="26961">
            <text:p>26961</text:p>
          </table:table-cell>
          <table:table-cell table:formula="of:=([.F417]*2+89)*([.H417]*2+89)" office:value-type="float" office:value="52041">
            <text:p>52041</text:p>
          </table:table-cell>
          <table:table-cell table:formula="of:=[.BA417]*(MAX([.D417]; [.F417])*2+89)" office:value-type="float" office:value="29088180">
            <text:p>29088180</text:p>
          </table:table-cell>
          <table:table-cell table:style-name="ce2" office:value-type="string">
            <text:p><text:a xlink:href="http://www14.atwiki.jp/tamakagura/pages/207.html">ちびレティ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207.html">ちびレティ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417">
            <text:p>417</text:p>
          </table:table-cell>
          <table:table-cell table:style-name="ce2" office:value-type="string">
            <text:p><text:a xlink:href="http://www14.atwiki.jp/tamakagura/pages/207.html">Nレティ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418:.H418])" office:value-type="float" office:value="530">
            <text:p>53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18]-[.N418]" office:value-type="float" office:value="450">
            <text:p>450</text:p>
          </table:table-cell>
          <table:table-cell table:formula="of:=MIN([.D418]; [.F418])" office:value-type="float" office:value="80">
            <text:p>80</text:p>
          </table:table-cell>
          <table:table-cell table:style-name="ce21" office:value-type="string">
            <text:p>35%敵S↓</text:p>
          </table:table-cell>
          <table:table-cell table:style-name="ce21" office:value-type="string">
            <text:p>霰降らし</text:p>
          </table:table-cell>
          <table:table-cell table:style-name="ce2" office:value-type="string">
            <text:p><text:a xlink:href="http://www14.atwiki.jp/tamakagura/pages/207.html">Nレティ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418]*2+89)*[.X418]*IF(OR([.J418]=[.V418]; [.K418]=[.V418]); 1.5; 1)" office:value-type="float" office:value="22410">
            <text:p>22410</text:p>
          </table:table-cell>
          <table:table-cell table:style-name="ce2" office:value-type="string">
            <text:p><text:a xlink:href="http://www14.atwiki.jp/tamakagura/pages/207.html">Nレティ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table:number-columns-repeated="6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7.html">Nレティ</text:a></text:p>
          </table:table-cell>
          <table:table-cell table:formula="of:=[.BB418]+[.BC418]" office:value-type="float" office:value="161540">
            <text:p>161540</text:p>
          </table:table-cell>
          <table:table-cell table:style-name="ce25" table:formula="of:=([.C418]*2+64+130)*([.E418]*2+25)" office:value-type="float" office:value="80770">
            <text:p>80770</text:p>
          </table:table-cell>
          <table:table-cell table:formula="of:=([.C418]*2+64+130)*([.G418]*2+25)" office:value-type="float" office:value="80770">
            <text:p>80770</text:p>
          </table:table-cell>
          <table:table-cell table:formula="of:=([.D418]*2+89)*([.H418]*2+89)" office:value-type="float" office:value="66981">
            <text:p>66981</text:p>
          </table:table-cell>
          <table:table-cell table:formula="of:=([.F418]*2+89)*([.H418]*2+89)" office:value-type="float" office:value="66981">
            <text:p>66981</text:p>
          </table:table-cell>
          <table:table-cell table:formula="of:=[.BA418]*(MAX([.D418]; [.F418])*2+89)" office:value-type="float" office:value="40223460">
            <text:p>40223460</text:p>
          </table:table-cell>
          <table:table-cell table:style-name="ce2" office:value-type="string">
            <text:p><text:a xlink:href="http://www14.atwiki.jp/tamakagura/pages/207.html">Nレティ</text:a></text:p>
          </table:table-cell>
          <table:table-cell table:number-columns-repeated="2" office:value-type="string">
            <text:p>○</text:p>
          </table:table-cell>
          <table:table-cell table:style-name="ce2"/>
          <table:table-cell table:number-columns-repeated="6"/>
          <table:table-cell table:style-name="ce2" office:value-type="string">
            <text:p><text:a xlink:href="http://www14.atwiki.jp/tamakagura/pages/207.html">Nレティ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418">
            <text:p>418</text:p>
          </table:table-cell>
          <table:table-cell table:style-name="ce2" office:value-type="string">
            <text:p><text:a xlink:href="http://www14.atwiki.jp/tamakagura/pages/207.html">Dレティ</text:a>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table:formula="of:=SUM([.C419:.H419])" office:value-type="float" office:value="530">
            <text:p>53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13" table:formula="of:=[.I419]-[.N419]" office:value-type="float" office:value="510">
            <text:p>510</text:p>
          </table:table-cell>
          <table:table-cell table:formula="of:=MIN([.D419]; [.F419])" office:value-type="float" office:value="20">
            <text:p>20</text:p>
          </table:table-cell>
          <table:table-cell table:style-name="ce21" office:value-type="string">
            <text:p>35%敵S↓</text:p>
          </table:table-cell>
          <table:table-cell table:style-name="ce21" office:value-type="string">
            <text:p>敵VP2%減少</text:p>
          </table:table-cell>
          <table:table-cell table:style-name="ce2" office:value-type="string">
            <text:p><text:a xlink:href="http://www14.atwiki.jp/tamakagura/pages/207.html">Dレティ</text:a></text:p>
          </table:table-cell>
          <table:table-cell table:number-columns-repeated="8"/>
          <table:table-cell table:style-name="ce2" office:value-type="string">
            <text:p><text:a xlink:href="http://www14.atwiki.jp/tamakagura/pages/207.html">Dレティ</text:a>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table:number-columns-repeated="6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7.html">Dレティ</text:a></text:p>
          </table:table-cell>
          <table:table-cell table:style-name="ce26" table:formula="of:=[.BB419]+[.BC419]" office:value-type="float" office:value="213300">
            <text:p>213300</text:p>
          </table:table-cell>
          <table:table-cell table:style-name="ce26" table:formula="of:=([.C419]*2+64+130)*([.E419]*2+25)" office:value-type="float" office:value="106650">
            <text:p>106650</text:p>
          </table:table-cell>
          <table:table-cell table:style-name="ce26" table:formula="of:=([.C419]*2+64+130)*([.G419]*2+25)" office:value-type="float" office:value="106650">
            <text:p>106650</text:p>
          </table:table-cell>
          <table:table-cell table:formula="of:=([.D419]*2+89)*([.H419]*2+89)" office:value-type="float" office:value="26961">
            <text:p>26961</text:p>
          </table:table-cell>
          <table:table-cell table:formula="of:=([.F419]*2+89)*([.H419]*2+89)" office:value-type="float" office:value="64581">
            <text:p>64581</text:p>
          </table:table-cell>
          <table:table-cell table:style-name="ce26" table:formula="of:=[.BA419]*(MAX([.D419]; [.F419])*2+89)" office:value-type="float" office:value="65909700">
            <text:p>65909700</text:p>
          </table:table-cell>
          <table:table-cell table:style-name="ce2" office:value-type="string">
            <text:p><text:a xlink:href="http://www14.atwiki.jp/tamakagura/pages/207.html">Dレティ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207.html">Dレティ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419">
            <text:p>419</text:p>
          </table:table-cell>
          <table:table-cell table:style-name="ce2" office:value-type="string">
            <text:p><text:a xlink:href="http://www14.atwiki.jp/tamakagura/pages/207.html">Sレティ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0">
            <text:p>110</text:p>
          </table:table-cell>
          <table:table-cell table:style-name="ce2" table:formula="of:=SUM([.C420:.H420])" office:value-type="float" office:value="530">
            <text:p>53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420]-[.N420]" office:value-type="float" office:value="470">
            <text:p>470</text:p>
          </table:table-cell>
          <table:table-cell table:formula="of:=MIN([.D420]; [.F420])" office:value-type="float" office:value="60">
            <text:p>60</text:p>
          </table:table-cell>
          <table:table-cell table:style-name="ce21" office:value-type="string">
            <text:p>35%敵S↓</text:p>
          </table:table-cell>
          <table:table-cell table:style-name="ce21" office:value-type="string">
            <text:p>敵VP2%減少</text:p>
          </table:table-cell>
          <table:table-cell table:style-name="ce2" office:value-type="string">
            <text:p><text:a xlink:href="http://www14.atwiki.jp/tamakagura/pages/207.html">Sレティ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07.html">Sレティ</text:a>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table:number-columns-repeated="6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7.html">Sレティ</text:a></text:p>
          </table:table-cell>
          <table:table-cell table:formula="of:=[.BB420]+[.BC420]" office:value-type="float" office:value="138380">
            <text:p>138380</text:p>
          </table:table-cell>
          <table:table-cell table:formula="of:=([.C420]*2+64+130)*([.E420]*2+25)" office:value-type="float" office:value="76670">
            <text:p>76670</text:p>
          </table:table-cell>
          <table:table-cell table:formula="of:=([.C420]*2+64+130)*([.G420]*2+25)" office:value-type="float" office:value="61710">
            <text:p>61710</text:p>
          </table:table-cell>
          <table:table-cell table:formula="of:=([.D420]*2+89)*([.H420]*2+89)" office:value-type="float" office:value="64581">
            <text:p>64581</text:p>
          </table:table-cell>
          <table:table-cell table:style-name="ce26" table:formula="of:=([.F420]*2+89)*([.H420]*2+89)" office:value-type="float" office:value="95481">
            <text:p>95481</text:p>
          </table:table-cell>
          <table:table-cell table:formula="of:=[.BA420]*(MAX([.D420]; [.F420])*2+89)" office:value-type="float" office:value="42759420">
            <text:p>42759420</text:p>
          </table:table-cell>
          <table:table-cell table:style-name="ce2" office:value-type="string">
            <text:p><text:a xlink:href="http://www14.atwiki.jp/tamakagura/pages/207.html">Sレティ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07.html">Sレティ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420">
            <text:p>420</text:p>
          </table:table-cell>
          <table:table-cell table:style-name="ce2" office:value-type="string">
            <text:p><text:a xlink:href="http://www14.atwiki.jp/tamakagura/pages/207.html">Hレティ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421:.H421])" office:value-type="float" office:value="530">
            <text:p>53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421]-[.N421]" office:value-type="float" office:value="480">
            <text:p>480</text:p>
          </table:table-cell>
          <table:table-cell table:formula="of:=MIN([.D421]; [.F421])" office:value-type="float" office:value="50">
            <text:p>50</text:p>
          </table:table-cell>
          <table:table-cell table:style-name="ce21" office:value-type="string">
            <text:p>35%敵S↓</text:p>
          </table:table-cell>
          <table:table-cell table:style-name="ce21" office:value-type="string">
            <text:p>霰降らし</text:p>
          </table:table-cell>
          <table:table-cell table:style-name="ce2" office:value-type="string">
            <text:p><text:a xlink:href="http://www14.atwiki.jp/tamakagura/pages/207.html">Hレティ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07.html">Hレティ</text:a>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table:number-columns-repeated="7"/>
          <table:table-cell table:number-columns-repeated="2" table:style-name="ce26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7.html">Hレティ</text:a></text:p>
          </table:table-cell>
          <table:table-cell table:formula="of:=[.BB421]+[.BC421]" office:value-type="float" office:value="169260">
            <text:p>169260</text:p>
          </table:table-cell>
          <table:table-cell table:formula="of:=([.C421]*2+64+130)*([.E421]*2+25)" office:value-type="float" office:value="80290">
            <text:p>80290</text:p>
          </table:table-cell>
          <table:table-cell table:formula="of:=([.C421]*2+64+130)*([.G421]*2+25)" office:value-type="float" office:value="88970">
            <text:p>88970</text:p>
          </table:table-cell>
          <table:table-cell table:formula="of:=([.D421]*2+89)*([.H421]*2+89)" office:value-type="float" office:value="50841">
            <text:p>50841</text:p>
          </table:table-cell>
          <table:table-cell table:formula="of:=([.F421]*2+89)*([.H421]*2+89)" office:value-type="float" office:value="77741">
            <text:p>77741</text:p>
          </table:table-cell>
          <table:table-cell table:formula="of:=[.BA421]*(MAX([.D421]; [.F421])*2+89)" office:value-type="float" office:value="48916140">
            <text:p>48916140</text:p>
          </table:table-cell>
          <table:table-cell table:style-name="ce2" office:value-type="string">
            <text:p><text:a xlink:href="http://www14.atwiki.jp/tamakagura/pages/207.html">Hレティ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7.html">Hレティ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421">
            <text:p>421</text:p>
          </table:table-cell>
          <table:table-cell table:style-name="ce2" office:value-type="string">
            <text:p><text:a xlink:href="http://www14.atwiki.jp/tamakagura/pages/207.html">ADレティ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25">
            <text:p>125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422:.H422])" office:value-type="float" office:value="560">
            <text:p>56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422]-[.N422]" office:value-type="float" office:value="490">
            <text:p>490</text:p>
          </table:table-cell>
          <table:table-cell table:formula="of:=MIN([.D422]; [.F422])" office:value-type="float" office:value="70">
            <text:p>70</text:p>
          </table:table-cell>
          <table:table-cell table:style-name="ce21" office:value-type="string">
            <text:p>35%敵S↓</text:p>
          </table:table-cell>
          <table:table-cell table:style-name="ce21" office:value-type="string">
            <text:p>敵追加発動5%↓</text:p>
          </table:table-cell>
          <table:table-cell table:style-name="ce2" office:value-type="string">
            <text:p><text:a xlink:href="http://www14.atwiki.jp/tamakagura/pages/207.html">ADレティ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422]*2+89)*[.X422]*IF(OR([.J422]=[.V422]; [.K422]=[.V422]); 1.5; 1)" office:value-type="float" office:value="20610">
            <text:p>20610</text:p>
          </table:table-cell>
          <table:table-cell table:style-name="ce2" office:value-type="string">
            <text:p><text:a xlink:href="http://www14.atwiki.jp/tamakagura/pages/207.html">ADレティ</text:a>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table:number-columns-repeated="6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207.html">ADレティ</text:a></text:p>
          </table:table-cell>
          <table:table-cell table:formula="of:=[.BB422]+[.BC422]" office:value-type="float" office:value="157600">
            <text:p>157600</text:p>
          </table:table-cell>
          <table:table-cell table:formula="of:=([.C422]*2+64+130)*([.E422]*2+25)" office:value-type="float" office:value="76830">
            <text:p>76830</text:p>
          </table:table-cell>
          <table:table-cell table:formula="of:=([.C422]*2+64+130)*([.G422]*2+25)" office:value-type="float" office:value="80770">
            <text:p>80770</text:p>
          </table:table-cell>
          <table:table-cell table:formula="of:=([.D422]*2+89)*([.H422]*2+89)" office:value-type="float" office:value="61601">
            <text:p>61601</text:p>
          </table:table-cell>
          <table:table-cell table:style-name="ce26" table:formula="of:=([.F422]*2+89)*([.H422]*2+89)" office:value-type="float" office:value="91191">
            <text:p>91191</text:p>
          </table:table-cell>
          <table:table-cell table:formula="of:=[.BA422]*(MAX([.D422]; [.F422])*2+89)" office:value-type="float" office:value="53426400">
            <text:p>53426400</text:p>
          </table:table-cell>
          <table:table-cell table:style-name="ce2" office:value-type="string">
            <text:p><text:a xlink:href="http://www14.atwiki.jp/tamakagura/pages/207.html">ADレティ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07.html">ADレティ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422">
            <text:p>422</text:p>
          </table:table-cell>
          <table:table-cell table:style-name="ce2" office:value-type="string">
            <text:p><text:a xlink:href="http://www14.atwiki.jp/tamakagura/pages/208.html">ちびレミィ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0">
            <text:p>50</text:p>
          </table:table-cell>
          <table:table-cell table:style-name="ce2" table:formula="of:=SUM([.C423:.H423])" office:value-type="float" office:value="420">
            <text:p>42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23]-[.N423]" office:value-type="float" office:value="380">
            <text:p>380</text:p>
          </table:table-cell>
          <table:table-cell table:formula="of:=MIN([.D423]; [.F423])" office:value-type="float" office:value="40">
            <text:p>40</text:p>
          </table:table-cell>
          <table:table-cell table:style-name="ce21" office:value-type="string">
            <text:p>敵消費VP20%増</text:p>
          </table:table-cell>
          <table:table-cell table:style-name="ce21"/>
          <table:table-cell table:style-name="ce2" office:value-type="string">
            <text:p><text:a xlink:href="http://www14.atwiki.jp/tamakagura/pages/208.html">ちびレミィ</text:a></text:p>
          </table:table-cell>
          <table:table-cell table:number-columns-repeated="8"/>
          <table:table-cell table:style-name="ce2" office:value-type="string">
            <text:p><text:a xlink:href="http://www14.atwiki.jp/tamakagura/pages/208.html">ちびレミィ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table:number-columns-repeated="20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08.html">ちびレミィ</text:a></text:p>
          </table:table-cell>
          <table:table-cell table:formula="of:=[.BB423]+[.BC423]" office:value-type="float" office:value="130020">
            <text:p>130020</text:p>
          </table:table-cell>
          <table:table-cell table:formula="of:=([.C423]*2+64+130)*([.E423]*2+25)" office:value-type="float" office:value="65010">
            <text:p>65010</text:p>
          </table:table-cell>
          <table:table-cell table:formula="of:=([.C423]*2+64+130)*([.G423]*2+25)" office:value-type="float" office:value="65010">
            <text:p>65010</text:p>
          </table:table-cell>
          <table:table-cell table:formula="of:=([.D423]*2+89)*([.H423]*2+89)" office:value-type="float" office:value="50841">
            <text:p>50841</text:p>
          </table:table-cell>
          <table:table-cell table:formula="of:=([.F423]*2+89)*([.H423]*2+89)" office:value-type="float" office:value="31941">
            <text:p>31941</text:p>
          </table:table-cell>
          <table:table-cell table:formula="of:=[.BA423]*(MAX([.D423]; [.F423])*2+89)" office:value-type="float" office:value="34975380">
            <text:p>34975380</text:p>
          </table:table-cell>
          <table:table-cell table:style-name="ce2" office:value-type="string">
            <text:p><text:a xlink:href="http://www14.atwiki.jp/tamakagura/pages/208.html">ちびレミィ</text:a></text:p>
          </table:table-cell>
          <table:table-cell/>
          <table:table-cell table:style-name="ce2" table:number-columns-repeated="2"/>
          <table:table-cell table:number-columns-repeated="6"/>
          <table:table-cell table:style-name="ce2" office:value-type="string">
            <text:p><text:a xlink:href="http://www14.atwiki.jp/tamakagura/pages/208.html">ちびレミィ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423">
            <text:p>423</text:p>
          </table:table-cell>
          <table:table-cell table:style-name="ce2" office:value-type="string">
            <text:p><text:a xlink:href="http://www14.atwiki.jp/tamakagura/pages/208.html">Aレミリア</text:a></text:p>
          </table:table-cell>
          <table:table-cell table:style-name="ce2" office:value-type="float" office:value="100">
            <text:p>100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table:formula="of:=SUM([.C424:.H424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424]-[.N424]" office:value-type="float" office:value="480">
            <text:p>480</text:p>
          </table:table-cell>
          <table:table-cell table:formula="of:=MIN([.D424]; [.F424])" office:value-type="float" office:value="80">
            <text:p>80</text:p>
          </table:table-cell>
          <table:table-cell table:style-name="ce21" office:value-type="string">
            <text:p>敵消費VP20%増</text:p>
          </table:table-cell>
          <table:table-cell table:style-name="ce21" office:value-type="string">
            <text:p>敵追加発動10%↓</text:p>
          </table:table-cell>
          <table:table-cell table:style-name="ce2" office:value-type="string">
            <text:p><text:a xlink:href="http://www14.atwiki.jp/tamakagura/pages/208.html">Aレミリア</text:a></text:p>
          </table:table-cell>
          <table:table-cell table:number-columns-repeated="8"/>
          <table:table-cell table:style-name="ce2" office:value-type="string">
            <text:p><text:a xlink:href="http://www14.atwiki.jp/tamakagura/pages/208.html">Aレミリア</text:a>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table:number-columns-repeated="10"/>
          <table:table-cell table:style-name="ce26" office:value-type="string">
            <text:p>○</text:p>
          </table:table-cell>
          <table:table-cell table:number-columns-repeated="8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08.html">Aレミリア</text:a></text:p>
          </table:table-cell>
          <table:table-cell table:formula="of:=[.BB424]+[.BC424]" office:value-type="float" office:value="153660">
            <text:p>153660</text:p>
          </table:table-cell>
          <table:table-cell table:style-name="ce25" table:formula="of:=([.C424]*2+64+130)*([.E424]*2+25)" office:value-type="float" office:value="80770">
            <text:p>80770</text:p>
          </table:table-cell>
          <table:table-cell table:formula="of:=([.C424]*2+64+130)*([.G424]*2+25)" office:value-type="float" office:value="72890">
            <text:p>72890</text:p>
          </table:table-cell>
          <table:table-cell table:formula="of:=([.D424]*2+89)*([.H424]*2+89)" office:value-type="float" office:value="84501">
            <text:p>84501</text:p>
          </table:table-cell>
          <table:table-cell table:formula="of:=([.F424]*2+89)*([.H424]*2+89)" office:value-type="float" office:value="57021">
            <text:p>57021</text:p>
          </table:table-cell>
          <table:table-cell table:formula="of:=[.BA424]*(MAX([.D424]; [.F424])*2+89)" office:value-type="float" office:value="56700540">
            <text:p>56700540</text:p>
          </table:table-cell>
          <table:table-cell table:style-name="ce2" office:value-type="string">
            <text:p><text:a xlink:href="http://www14.atwiki.jp/tamakagura/pages/208.html">Aレミリア</text:a></text:p>
          </table:table-cell>
          <table:table-cell office:value-type="string">
            <text:p>○</text:p>
          </table:table-cell>
          <table:table-cell table:style-name="ce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08.html">Aレミリア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424">
            <text:p>424</text:p>
          </table:table-cell>
          <table:table-cell table:style-name="ce2" office:value-type="string">
            <text:p><text:a xlink:href="http://www14.atwiki.jp/tamakagura/pages/208.html">Tレミリア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table:formula="of:=SUM([.C425:.H425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425]-[.N425]" office:value-type="float" office:value="470">
            <text:p>470</text:p>
          </table:table-cell>
          <table:table-cell table:formula="of:=MIN([.D425]; [.F425])" office:value-type="float" office:value="90">
            <text:p>90</text:p>
          </table:table-cell>
          <table:table-cell table:style-name="ce21" office:value-type="string">
            <text:p>敵消費VP20%増</text:p>
          </table:table-cell>
          <table:table-cell table:style-name="ce21" office:value-type="string">
            <text:p>敵追加発動10%↓</text:p>
          </table:table-cell>
          <table:table-cell table:style-name="ce2" office:value-type="string">
            <text:p><text:a xlink:href="http://www14.atwiki.jp/tamakagura/pages/208.html">Tレミリア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425]*2+89)*[.X425]*IF(OR([.J425]=[.V425]; [.K425]=[.V425]); 1.5; 1)" office:value-type="float" office:value="34545">
            <text:p>34545</text:p>
          </table:table-cell>
          <table:table-cell table:style-name="ce2" office:value-type="string">
            <text:p><text:a xlink:href="http://www14.atwiki.jp/tamakagura/pages/208.html">Tレミリア</text:a>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13"/>
          <table:table-cell table:style-name="ce26"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08.html">Tレミリア</text:a></text:p>
          </table:table-cell>
          <table:table-cell table:formula="of:=[.BB425]+[.BC425]" office:value-type="float" office:value="156880">
            <text:p>156880</text:p>
          </table:table-cell>
          <table:table-cell table:formula="of:=([.C425]*2+64+130)*([.E425]*2+25)" office:value-type="float" office:value="78440">
            <text:p>78440</text:p>
          </table:table-cell>
          <table:table-cell table:formula="of:=([.C425]*2+64+130)*([.G425]*2+25)" office:value-type="float" office:value="78440">
            <text:p>78440</text:p>
          </table:table-cell>
          <table:table-cell table:formula="of:=([.D425]*2+89)*([.H425]*2+89)" office:value-type="float" office:value="78631">
            <text:p>78631</text:p>
          </table:table-cell>
          <table:table-cell table:formula="of:=([.F425]*2+89)*([.H425]*2+89)" office:value-type="float" office:value="64291">
            <text:p>64291</text:p>
          </table:table-cell>
          <table:table-cell table:formula="of:=[.BA425]*(MAX([.D425]; [.F425])*2+89)" office:value-type="float" office:value="51613520">
            <text:p>51613520</text:p>
          </table:table-cell>
          <table:table-cell table:style-name="ce2" office:value-type="string">
            <text:p><text:a xlink:href="http://www14.atwiki.jp/tamakagura/pages/208.html">Tレミリア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208.html">Tレミリア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425">
            <text:p>425</text:p>
          </table:table-cell>
          <table:table-cell table:style-name="ce2" office:value-type="string">
            <text:p><text:a xlink:href="http://www14.atwiki.jp/tamakagura/pages/208.html">Sレミリア</text:a></text:p>
          </table:table-cell>
          <table:table-cell table:style-name="ce2" office:value-type="float" office:value="120">
            <text:p>12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table:formula="of:=SUM([.C426:.H426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13" table:formula="of:=[.I426]-[.N426]" office:value-type="float" office:value="500">
            <text:p>500</text:p>
          </table:table-cell>
          <table:table-cell table:formula="of:=MIN([.D426]; [.F426])" office:value-type="float" office:value="60">
            <text:p>60</text:p>
          </table:table-cell>
          <table:table-cell table:style-name="ce21" office:value-type="string">
            <text:p>敵消費VP20%増</text:p>
          </table:table-cell>
          <table:table-cell table:style-name="ce21" office:value-type="string">
            <text:p>敵追加発動10%↓</text:p>
          </table:table-cell>
          <table:table-cell table:style-name="ce2" office:value-type="string">
            <text:p><text:a xlink:href="http://www14.atwiki.jp/tamakagura/pages/208.html">Sレミリア</text:a></text:p>
          </table:table-cell>
          <table:table-cell table:number-columns-repeated="8"/>
          <table:table-cell table:style-name="ce2" office:value-type="string">
            <text:p><text:a xlink:href="http://www14.atwiki.jp/tamakagura/pages/208.html">Sレミリア</text:a>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table:number-columns-repeated="10"/>
          <table:table-cell table:style-name="ce26" office:value-type="string">
            <text:p>○</text:p>
          </table:table-cell>
          <table:table-cell table:number-columns-repeated="8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08.html">Sレミリア</text:a></text:p>
          </table:table-cell>
          <table:table-cell table:formula="of:=[.BB426]+[.BC426]" office:value-type="float" office:value="177940">
            <text:p>177940</text:p>
          </table:table-cell>
          <table:table-cell table:style-name="ce25" table:formula="of:=([.C426]*2+64+130)*([.E426]*2+25)" office:value-type="float" office:value="88970">
            <text:p>88970</text:p>
          </table:table-cell>
          <table:table-cell table:formula="of:=([.C426]*2+64+130)*([.G426]*2+25)" office:value-type="float" office:value="88970">
            <text:p>88970</text:p>
          </table:table-cell>
          <table:table-cell table:formula="of:=([.D426]*2+89)*([.H426]*2+89)" office:value-type="float" office:value="83121">
            <text:p>83121</text:p>
          </table:table-cell>
          <table:table-cell table:formula="of:=([.F426]*2+89)*([.H426]*2+89)" office:value-type="float" office:value="64581">
            <text:p>64581</text:p>
          </table:table-cell>
          <table:table-cell table:formula="of:=[.BA426]*(MAX([.D426]; [.F426])*2+89)" office:value-type="float" office:value="47865860">
            <text:p>47865860</text:p>
          </table:table-cell>
          <table:table-cell table:style-name="ce2" office:value-type="string">
            <text:p><text:a xlink:href="http://www14.atwiki.jp/tamakagura/pages/208.html">Sレミリア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08.html">Sレミリア</text:a></text:p>
          </table:table-cell>
          <table:table-cell office:value-type="string">
            <text:p>銀</text:p>
          </table:table-cell>
        </table:table-row>
        <table:table-row table:style-name="ro5">
          <table:table-cell office:value-type="float" office:value="426">
            <text:p>426</text:p>
          </table:table-cell>
          <table:table-cell table:style-name="ce2" office:value-type="string">
            <text:p><text:a xlink:href="http://www14.atwiki.jp/tamakagura/pages/208.html">Dレミリア</text:a></text:p>
          </table:table-cell>
          <table:table-cell table:number-columns-repeated="2" table:style-name="ce2" office:value-type="float" office:value="100">
            <text:p>100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table:formula="of:=SUM([.C427:.H427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27]-[.N427]" office:value-type="float" office:value="480">
            <text:p>480</text:p>
          </table:table-cell>
          <table:table-cell table:formula="of:=MIN([.D427]; [.F427])" office:value-type="float" office:value="80">
            <text:p>80</text:p>
          </table:table-cell>
          <table:table-cell table:style-name="ce21" office:value-type="string">
            <text:p>敵消費VP20%増</text:p>
          </table:table-cell>
          <table:table-cell table:style-name="ce21" office:value-type="string">
            <text:p>敵追加発動10%↓</text:p>
          </table:table-cell>
          <table:table-cell table:style-name="ce2" office:value-type="string">
            <text:p><text:a xlink:href="http://www14.atwiki.jp/tamakagura/pages/208.html">Dレミリア</text:a></text:p>
          </table:table-cell>
          <table:table-cell table:number-columns-repeated="8"/>
          <table:table-cell table:style-name="ce2" office:value-type="string">
            <text:p><text:a xlink:href="http://www14.atwiki.jp/tamakagura/pages/208.html">Dレミリア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table:number-columns-repeated="19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8.html">Dレミリア</text:a></text:p>
          </table:table-cell>
          <table:table-cell table:style-name="ce26" table:formula="of:=[.BB427]+[.BC427]" office:value-type="float" office:value="200940">
            <text:p>200940</text:p>
          </table:table-cell>
          <table:table-cell table:style-name="ce26" table:formula="of:=([.C427]*2+64+130)*([.E427]*2+25)" office:value-type="float" office:value="104410">
            <text:p>104410</text:p>
          </table:table-cell>
          <table:table-cell table:formula="of:=([.C427]*2+64+130)*([.G427]*2+25)" office:value-type="float" office:value="96530">
            <text:p>96530</text:p>
          </table:table-cell>
          <table:table-cell table:formula="of:=([.D427]*2+89)*([.H427]*2+89)" office:value-type="float" office:value="54621">
            <text:p>54621</text:p>
          </table:table-cell>
          <table:table-cell table:formula="of:=([.F427]*2+89)*([.H427]*2+89)" office:value-type="float" office:value="47061">
            <text:p>47061</text:p>
          </table:table-cell>
          <table:table-cell table:formula="of:=[.BA427]*(MAX([.D427]; [.F427])*2+89)" office:value-type="float" office:value="58071660">
            <text:p>58071660</text:p>
          </table:table-cell>
          <table:table-cell table:style-name="ce2" office:value-type="string">
            <text:p><text:a xlink:href="http://www14.atwiki.jp/tamakagura/pages/208.html">Dレミリア</text:a></text:p>
          </table:table-cell>
          <table:table-cell office:value-type="string">
            <text:p>○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208.html">Dレミリア</text:a></text:p>
          </table:table-cell>
          <table:table-cell office:value-type="string">
            <text:p>青</text:p>
          </table:table-cell>
        </table:table-row>
        <table:table-row table:style-name="ro5">
          <table:table-cell office:value-type="float" office:value="427">
            <text:p>427</text:p>
          </table:table-cell>
          <table:table-cell office:value-type="string">
            <text:p>平均値</text:p>
          </table:table-cell>
          <table:table-cell office:value-type="float" office:value="103">
            <text:p>103</text:p>
          </table:table-cell>
          <table:table-cell office:value-type="float" office:value="74">
            <text:p>74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71">
            <text:p>71</text:p>
          </table:table-cell>
          <table:table-cell office:value-type="float" office:value="503">
            <text:p>503</text:p>
          </table:table-cell>
          <table:table-cell table:number-columns-repeated="3"/>
          <table:table-cell office:value-type="float" office:value="445">
            <text:p>445</text:p>
          </table:table-cell>
          <table:table-cell/>
          <table:table-cell table:style-name="Default" table:number-columns-repeated="2"/>
          <table:table-cell office:value-type="string">
            <text:p>平均値</text:p>
          </table:table-cell>
          <table:table-cell table:number-columns-repeated="8"/>
          <table:table-cell office:value-type="string">
            <text:p>平均値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7"/>
          <table:table-cell office:value-type="string">
            <text:p>平均値</text:p>
          </table:table-cell>
          <table:table-cell office:value-type="float" office:value="155590">
            <text:p>155590</text:p>
          </table:table-cell>
          <table:table-cell office:value-type="float" office:value="76261">
            <text:p>76261</text:p>
          </table:table-cell>
          <table:table-cell table:style-name="Default" office:value-type="float" office:value="79329">
            <text:p>79329</text:p>
          </table:table-cell>
          <table:table-cell table:style-name="Default" office:value-type="float" office:value="55406">
            <text:p>55406</text:p>
          </table:table-cell>
          <table:table-cell table:style-name="Default" office:value-type="float" office:value="61729">
            <text:p>61729</text:p>
          </table:table-cell>
          <table:table-cell table:style-name="Default" office:value-type="float" office:value="46273014">
            <text:p>46273014</text:p>
          </table:table-cell>
          <table:table-cell office:value-type="string">
            <text:p>平均値</text:p>
          </table:table-cell>
          <table:table-cell table:number-columns-repeated="9"/>
          <table:table-cell office:value-type="string">
            <text:p>平均値</text:p>
          </table:table-cell>
          <table:table-cell/>
        </table:table-row>
        <table:table-row table:style-name="ro5">
          <table:table-cell office:value-type="float" office:value="428">
            <text:p>428</text:p>
          </table:table-cell>
          <table:table-cell office:value-type="string">
            <text:p>ちび抜き平均</text:p>
          </table:table-cell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78">
            <text:p>78</text:p>
          </table:table-cell>
          <table:table-cell office:value-type="float" office:value="542">
            <text:p>542</text:p>
          </table:table-cell>
          <table:table-cell table:number-columns-repeated="3"/>
          <table:table-cell office:value-type="float" office:value="475">
            <text:p>475</text:p>
          </table:table-cell>
          <table:table-cell/>
          <table:table-cell table:style-name="Default" table:number-columns-repeated="2"/>
          <table:table-cell office:value-type="string">
            <text:p>ちび抜き平均</text:p>
          </table:table-cell>
          <table:table-cell table:number-columns-repeated="8"/>
          <table:table-cell office:value-type="string">
            <text:p>ちび抜き平均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7"/>
          <table:table-cell office:value-type="string">
            <text:p>ちび抜き平均</text:p>
          </table:table-cell>
          <table:table-cell office:value-type="float" office:value="168609">
            <text:p>168609</text:p>
          </table:table-cell>
          <table:table-cell office:value-type="float" office:value="82575">
            <text:p>82575</text:p>
          </table:table-cell>
          <table:table-cell table:style-name="Default" office:value-type="float" office:value="86034">
            <text:p>86034</text:p>
          </table:table-cell>
          <table:table-cell table:style-name="Default" office:value-type="float" office:value="61733">
            <text:p>61733</text:p>
          </table:table-cell>
          <table:table-cell table:style-name="Default" office:value-type="float" office:value="68111">
            <text:p>68111</text:p>
          </table:table-cell>
          <table:table-cell table:style-name="Default" table:formula="of:=[.BA429]*(MAX([.D429]; [.F429])*2+89)" office:value-type="float" office:value="46704693">
            <text:p>46704693</text:p>
          </table:table-cell>
          <table:table-cell office:value-type="string">
            <text:p>ちび抜き平均</text:p>
          </table:table-cell>
          <table:table-cell office:value-type="string">
            <text:p>○</text:p>
          </table:table-cell>
          <table:table-cell table:number-columns-repeated="8"/>
          <table:table-cell office:value-type="string">
            <text:p>ちび抜き平均</text:p>
          </table:table-cell>
          <table:table-cell/>
        </table:table-row>
        <table:table-row table:style-name="ro5" table:number-rows-repeated="1048146">
          <table:table-cell table:number-columns-repeated="70"/>
        </table:table-row>
        <table:table-row table:style-name="ro6">
          <table:table-cell table:number-columns-repeated="70"/>
        </table:table-row>
      </table:table>
      <table:table table:name="BP計算機" table:style-name="ta1" table:print="false">
        <office:forms form:automatic-focus="false" form:apply-design-mode="false"/>
        <table:table-column table:style-name="co14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14" table:number-columns-repeated="3" table:default-cell-style-name="Default"/>
        <table:table-row table:style-name="ro3">
          <table:table-cell table:number-columns-repeated="12"/>
        </table:table-row>
        <table:table-row table:style-name="ro4">
          <table:table-cell table:number-columns-repeated="2"/>
          <table:table-cell office:value-type="string">
            <text:p>実値</text:p>
          </table:table-cell>
          <table:table-cell office:value-type="string">
            <text:p>BP</text:p>
          </table:table-cell>
          <table:table-cell table:number-columns-repeated="2"/>
          <table:table-cell office:value-type="string">
            <text:p>実値</text:p>
          </table:table-cell>
          <table:table-cell office:value-type="string">
            <text:p>BP</text:p>
          </table:table-cell>
          <table:table-cell office:value-type="string">
            <text:p>BP差分</text:p>
          </table:table-cell>
          <table:table-cell table:number-columns-repeated="2"/>
          <table:table-cell office:value-type="string">
            <text:p>過剰BP</text:p>
          </table:table-cell>
        </table:table-row>
        <table:table-row table:style-name="ro4">
          <table:table-cell/>
          <table:table-cell office:value-type="string">
            <text:p>ボーナス(1)</text:p>
          </table:table-cell>
          <table:table-cell table:style-name="ce15" office:value-type="float" office:value="60">
            <text:p>60</text:p>
          </table:table-cell>
          <table:table-cell table:formula="of:=([.C3]+1)*15*[.C3]/2" office:value-type="float" office:value="27450">
            <text:p>27450</text:p>
          </table:table-cell>
          <table:table-cell/>
          <table:table-cell office:value-type="string">
            <text:p>理想ボーナス1</text:p>
          </table:table-cell>
          <table:table-cell table:style-name="ce15" office:value-type="float" office:value="32">
            <text:p>32</text:p>
          </table:table-cell>
          <table:table-cell table:formula="of:=([.G3]+1)*15*[.G3]/2" office:value-type="float" office:value="7920">
            <text:p>7920</text:p>
          </table:table-cell>
          <table:table-cell table:formula="of:=[.H3]-[.D3]" office:value-type="float" office:value="-19530">
            <text:p>-19530</text:p>
          </table:table-cell>
          <table:table-cell table:number-columns-repeated="2"/>
          <table:table-cell table:formula="of:=[.C3]-[.G3]" office:value-type="float" office:value="28">
            <text:p>28</text:p>
          </table:table-cell>
        </table:table-row>
        <table:table-row table:style-name="ro4">
          <table:table-cell/>
          <table:table-cell office:value-type="string">
            <text:p>ボーナス(2)</text:p>
          </table:table-cell>
          <table:table-cell table:style-name="ce15" office:value-type="float" office:value="50">
            <text:p>50</text:p>
          </table:table-cell>
          <table:table-cell table:formula="of:=([.C4]+1)*15*[.C4]/2" office:value-type="float" office:value="19125">
            <text:p>19125</text:p>
          </table:table-cell>
          <table:table-cell/>
          <table:table-cell office:value-type="string">
            <text:p>理想ボーナス2</text:p>
          </table:table-cell>
          <table:table-cell table:style-name="ce15" office:value-type="float" office:value="64">
            <text:p>64</text:p>
          </table:table-cell>
          <table:table-cell table:formula="of:=([.G4]+1)*15*[.G4]/2" office:value-type="float" office:value="31200">
            <text:p>31200</text:p>
          </table:table-cell>
          <table:table-cell table:formula="of:=[.H4]-[.D4]" office:value-type="float" office:value="12075">
            <text:p>12075</text:p>
          </table:table-cell>
          <table:table-cell table:number-columns-repeated="2"/>
          <table:table-cell table:formula="of:=[.C4]-[.G4]" office:value-type="float" office:value="-14">
            <text:p>-14</text:p>
          </table:table-cell>
        </table:table-row>
        <table:table-row table:style-name="ro4">
          <table:table-cell/>
          <table:table-cell office:value-type="string">
            <text:p>ボーナス(3)</text:p>
          </table:table-cell>
          <table:table-cell table:style-name="ce15" office:value-type="float" office:value="0">
            <text:p>0</text:p>
          </table:table-cell>
          <table:table-cell table:formula="of:=([.C5]+1)*15*[.C5]/2" office:value-type="float" office:value="0">
            <text:p>0</text:p>
          </table:table-cell>
          <table:table-cell/>
          <table:table-cell office:value-type="string">
            <text:p>理想ボーナス3</text:p>
          </table:table-cell>
          <table:table-cell table:style-name="ce15" office:value-type="float" office:value="32">
            <text:p>32</text:p>
          </table:table-cell>
          <table:table-cell table:formula="of:=([.G5]+1)*15*[.G5]/2" office:value-type="float" office:value="7920">
            <text:p>7920</text:p>
          </table:table-cell>
          <table:table-cell table:formula="of:=[.H5]-[.D5]" office:value-type="float" office:value="7920">
            <text:p>7920</text:p>
          </table:table-cell>
          <table:table-cell table:number-columns-repeated="2"/>
          <table:table-cell table:formula="of:=[.C5]-[.G5]" office:value-type="float" office:value="-32">
            <text:p>-32</text:p>
          </table:table-cell>
        </table:table-row>
        <table:table-row table:style-name="ro4">
          <table:table-cell/>
          <table:table-cell office:value-type="string">
            <text:p>ボーナス(4)</text:p>
          </table:table-cell>
          <table:table-cell table:style-name="ce15"/>
          <table:table-cell table:formula="of:=([.C6]+1)*15*[.C6]/2" office:value-type="float" office:value="0">
            <text:p>0</text:p>
          </table:table-cell>
          <table:table-cell/>
          <table:table-cell office:value-type="string">
            <text:p>理想ボーナス4</text:p>
          </table:table-cell>
          <table:table-cell table:style-name="ce15"/>
          <table:table-cell table:formula="of:=([.G6]+1)*15*[.G6]/2" office:value-type="float" office:value="0">
            <text:p>0</text:p>
          </table:table-cell>
          <table:table-cell table:formula="of:=[.H6]-[.D6]" office:value-type="float" office:value="0">
            <text:p>0</text:p>
          </table:table-cell>
          <table:table-cell table:number-columns-repeated="2"/>
          <table:table-cell table:formula="of:=[.C6]-[.G6]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ボーナス(5)</text:p>
          </table:table-cell>
          <table:table-cell table:style-name="ce15"/>
          <table:table-cell table:formula="of:=([.C7]+1)*15*[.C7]/2" office:value-type="float" office:value="0">
            <text:p>0</text:p>
          </table:table-cell>
          <table:table-cell/>
          <table:table-cell office:value-type="string">
            <text:p>理想ボーナス5</text:p>
          </table:table-cell>
          <table:table-cell table:style-name="ce15"/>
          <table:table-cell table:formula="of:=([.G7]+1)*15*[.G7]/2" office:value-type="float" office:value="0">
            <text:p>0</text:p>
          </table:table-cell>
          <table:table-cell table:formula="of:=[.H7]-[.D7]" office:value-type="float" office:value="0">
            <text:p>0</text:p>
          </table:table-cell>
          <table:table-cell table:number-columns-repeated="2"/>
          <table:table-cell table:formula="of:=[.C7]-[.G7]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ボーナス(6)</text:p>
          </table:table-cell>
          <table:table-cell table:style-name="ce15"/>
          <table:table-cell table:formula="of:=([.C8]+1)*15*[.C8]/2" office:value-type="float" office:value="0">
            <text:p>0</text:p>
          </table:table-cell>
          <table:table-cell/>
          <table:table-cell office:value-type="string">
            <text:p>理想ボーナス6</text:p>
          </table:table-cell>
          <table:table-cell table:style-name="ce15"/>
          <table:table-cell table:formula="of:=([.G8]+1)*15*[.G8]/2" office:value-type="float" office:value="0">
            <text:p>0</text:p>
          </table:table-cell>
          <table:table-cell table:formula="of:=[.H8]-[.D8]" office:value-type="float" office:value="0">
            <text:p>0</text:p>
          </table:table-cell>
          <table:table-cell office:value-type="string">
            <text:p>正合計</text:p>
          </table:table-cell>
          <table:table-cell/>
          <table:table-cell table:formula="of:=[.C8]-[.G8]" office:value-type="float" office:value="0">
            <text:p>0</text:p>
          </table:table-cell>
        </table:table-row>
        <table:table-row table:style-name="ro3">
          <table:table-cell/>
          <table:table-cell office:value-type="string">
            <text:p>合計</text:p>
          </table:table-cell>
          <table:table-cell table:formula="of:=SUM([.C$3:.C$8])" office:value-type="float" office:value="110">
            <text:p>110</text:p>
          </table:table-cell>
          <table:table-cell table:formula="of:=SUM([.D$3:.D$8])" office:value-type="float" office:value="46575">
            <text:p>46575</text:p>
          </table:table-cell>
          <table:table-cell/>
          <table:table-cell office:value-type="string">
            <text:p>合計</text:p>
          </table:table-cell>
          <table:table-cell table:formula="of:=SUM([.G$3:.G$8])" office:value-type="float" office:value="128">
            <text:p>128</text:p>
          </table:table-cell>
          <table:table-cell table:formula="of:=SUM([.H$3:.H$8])" office:value-type="float" office:value="47040">
            <text:p>47040</text:p>
          </table:table-cell>
          <table:table-cell table:formula="of:=SUM([.I3:.I8])" office:value-type="float" office:value="465">
            <text:p>465</text:p>
          </table:table-cell>
          <table:table-cell table:formula="of:=SUMIF([.I3:.I8];&quot;&gt;0&quot;)" office:value-type="float" office:value="19995">
            <text:p>19995</text:p>
          </table:table-cell>
          <table:table-cell office:value-type="string">
            <text:p>合計</text:p>
          </table:table-cell>
          <table:table-cell table:style-name="ce16" table:formula="of:=SUMIF([.L3:.L8];&quot;&gt;0&quot;)" office:value-type="float" office:value="28">
            <text:p>28</text:p>
          </table:table-cell>
        </table:table-row>
        <table:table-row table:style-name="ro3">
          <table:table-cell/>
          <table:table-cell office:value-type="string">
            <text:p>不足分</text:p>
          </table:table-cell>
          <table:table-cell table:style-name="ce15" table:formula="of:=[.$G$9]-[.$C$9]" office:value-type="float" office:value="18">
            <text:p>18</text:p>
          </table:table-cell>
          <table:table-cell table:style-name="ce15" table:formula="of:=[.I9]" office:value-type="float" office:value="465">
            <text:p>465</text:p>
          </table:table-cell>
          <table:table-cell table:number-columns-repeated="6"/>
          <table:table-cell office:value-type="string">
            <text:p>酒代</text:p>
          </table:table-cell>
          <table:table-cell table:formula="of:=[.L9]*480" office:value-type="float" office:value="13440">
            <text:p>13440</text:p>
          </table:table-cell>
        </table:table-row>
        <table:table-row table:style-name="ro4">
          <table:table-cell/>
          <table:table-cell office:value-type="string">
            <text:p>お金に直すと(R)</text:p>
          </table:table-cell>
          <table:table-cell/>
          <table:table-cell table:formula="of:=[.$D$10]*40" office:value-type="float" office:value="18600">
            <text:p>18600</text:p>
          </table:table-cell>
          <table:table-cell/>
          <table:table-cell office:value-type="string">
            <text:p>リバースで戻る金</text:p>
          </table:table-cell>
          <table:table-cell/>
          <table:table-cell table:formula="of:=[.D9]*40" office:value-type="float" office:value="1863000">
            <text:p>1863000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お金に直すと(地道)</text:p>
          </table:table-cell>
          <table:table-cell/>
          <table:table-cell table:formula="of:=[.J9]*40+[.L10]" office:value-type="float" office:value="813240">
            <text:p>813240</text:p>
          </table:table-cell>
          <table:table-cell/>
          <table:table-cell office:value-type="string">
            <text:p>1から振りなおすと</text:p>
          </table:table-cell>
          <table:table-cell/>
          <table:table-cell table:formula="of:=[.H9]*40" office:value-type="float" office:value="1881600">
            <text:p>1881600</text:p>
          </table:table-cell>
          <table:table-cell table:number-columns-repeated="4"/>
        </table:table-row>
        <table:table-row table:style-name="ro3" table:number-rows-repeated="2">
          <table:table-cell table:number-columns-repeated="12"/>
        </table:table-row>
        <table:table-row table:style-name="ro3">
          <table:table-cell/>
          <table:table-cell office:value-type="string">
            <text:p>申し訳程度の使い方メモ</text:p>
          </table:table-cell>
          <table:table-cell table:number-columns-repeated="10"/>
        </table:table-row>
        <table:table-row table:style-name="ro4">
          <table:table-cell/>
          <table:table-cell office:value-type="string">
            <text:p>１．左の6つの四角に現在のBPを入力します</text:p>
          </table:table-cell>
          <table:table-cell table:number-columns-repeated="10"/>
        </table:table-row>
        <table:table-row table:style-name="ro4">
          <table:table-cell/>
          <table:table-cell office:value-type="string">
            <text:p>２．右の6つの四角に目標BPを入力します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３．大体必要な金が分かります</text:p>
          </table:table-cell>
          <table:table-cell table:number-columns-repeated="10"/>
        </table:table-row>
        <table:table-row table:style-name="ro4">
          <table:table-cell/>
          <table:table-cell office:value-type="string">
            <text:p>４．（地道）より（R）の方が安い場合は吐かせた方がお得です</text:p>
          </table:table-cell>
          <table:table-cell table:number-columns-repeated="10"/>
        </table:table-row>
      </table:table>
      <table:table table:name="BP計算(複数)" table:style-name="ta1" table:print="false">
        <office:forms form:automatic-focus="false" form:apply-design-mode="false"/>
        <table:table-column table:style-name="co14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3" table:default-cell-style-name="ce15"/>
        <table:table-column table:style-name="co11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3" table:default-cell-style-name="ce15"/>
        <table:table-column table:style-name="co11" table:default-cell-style-name="Default"/>
        <table:table-column table:style-name="co20" table:default-cell-style-name="Default"/>
        <table:table-column table:style-name="co14" table:number-columns-repeated="3" table:default-cell-style-name="Default"/>
        <table:table-row table:style-name="ro3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4">
          <table:table-cell/>
          <table:table-cell office:value-type="string">
            <text:p>BP計算機(業務用)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/>
          <table:table-cell office:value-type="string">
            <text:p>まだ枠が必要な場合は下に伸ばしてね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4">
          <table:table-cell/>
          <table:table-cell office:value-type="string">
            <text:p>メンバー</text:p>
          </table:table-cell>
          <table:table-cell office:value-type="string">
            <text:p>箇所</text:p>
          </table:table-cell>
          <table:table-cell/>
          <table:table-cell table:style-name="Default" office:value-type="string">
            <text:p>実値</text:p>
          </table:table-cell>
          <table:table-cell office:value-type="string">
            <text:p>BP</text:p>
          </table:table-cell>
          <table:table-cell table:number-columns-repeated="2"/>
          <table:table-cell table:style-name="Default" office:value-type="string">
            <text:p>実値</text:p>
          </table:table-cell>
          <table:table-cell office:value-type="string">
            <text:p>BP</text:p>
          </table:table-cell>
          <table:table-cell office:value-type="string">
            <text:p>BP差分</text:p>
          </table:table-cell>
          <table:table-cell table:number-columns-repeated="2"/>
          <table:table-cell office:value-type="string">
            <text:p>過剰BP</text:p>
          </table:table-cell>
        </table:table-row>
        <table:table-row table:style-name="ro3">
          <table:table-cell/>
          <table:table-cell table:style-name="ce2"/>
          <table:table-cell/>
          <table:table-cell office:value-type="string">
            <text:p>ボーナス</text:p>
          </table:table-cell>
          <table:table-cell/>
          <table:table-cell table:formula="of:=([.E6]+1)*15*[.E6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6]+1)*15*[.I6]/2" office:value-type="float" office:value="0">
            <text:p>0</text:p>
          </table:table-cell>
          <table:table-cell table:formula="of:=[.J6]-[.F6]" office:value-type="float" office:value="0">
            <text:p>0</text:p>
          </table:table-cell>
          <table:table-cell table:number-columns-repeated="2"/>
          <table:table-cell table:formula="of:=[.E6]-[.I6]" office:value-type="float" office:value="0">
            <text:p>0</text:p>
          </table:table-cell>
        </table:table-row>
        <table:table-row table:style-name="ro3">
          <table:table-cell/>
          <table:table-cell table:style-name="ce2"/>
          <table:table-cell/>
          <table:table-cell office:value-type="string">
            <text:p>ボーナス</text:p>
          </table:table-cell>
          <table:table-cell/>
          <table:table-cell table:formula="of:=([.E7]+1)*15*[.E7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7]+1)*15*[.I7]/2" office:value-type="float" office:value="0">
            <text:p>0</text:p>
          </table:table-cell>
          <table:table-cell table:formula="of:=[.J7]-[.F7]" office:value-type="float" office:value="0">
            <text:p>0</text:p>
          </table:table-cell>
          <table:table-cell table:number-columns-repeated="2"/>
          <table:table-cell table:formula="of:=[.E7]-[.I7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8]+1)*15*[.E8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8]+1)*15*[.I8]/2" office:value-type="float" office:value="0">
            <text:p>0</text:p>
          </table:table-cell>
          <table:table-cell table:formula="of:=[.J8]-[.F8]" office:value-type="float" office:value="0">
            <text:p>0</text:p>
          </table:table-cell>
          <table:table-cell table:number-columns-repeated="2"/>
          <table:table-cell table:formula="of:=[.E8]-[.I8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9]+1)*15*[.E9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9]+1)*15*[.I9]/2" office:value-type="float" office:value="0">
            <text:p>0</text:p>
          </table:table-cell>
          <table:table-cell table:formula="of:=[.J9]-[.F9]" office:value-type="float" office:value="0">
            <text:p>0</text:p>
          </table:table-cell>
          <table:table-cell table:number-columns-repeated="2"/>
          <table:table-cell table:formula="of:=[.E9]-[.I9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0]+1)*15*[.E10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0]+1)*15*[.I10]/2" office:value-type="float" office:value="0">
            <text:p>0</text:p>
          </table:table-cell>
          <table:table-cell table:formula="of:=[.J10]-[.F10]" office:value-type="float" office:value="0">
            <text:p>0</text:p>
          </table:table-cell>
          <table:table-cell table:number-columns-repeated="2"/>
          <table:table-cell table:formula="of:=[.E10]-[.I10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1]+1)*15*[.E11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1]+1)*15*[.I11]/2" office:value-type="float" office:value="0">
            <text:p>0</text:p>
          </table:table-cell>
          <table:table-cell table:formula="of:=[.J11]-[.F11]" office:value-type="float" office:value="0">
            <text:p>0</text:p>
          </table:table-cell>
          <table:table-cell table:number-columns-repeated="2"/>
          <table:table-cell table:formula="of:=[.E11]-[.I11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2]+1)*15*[.E12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2]+1)*15*[.I12]/2" office:value-type="float" office:value="0">
            <text:p>0</text:p>
          </table:table-cell>
          <table:table-cell table:formula="of:=[.J12]-[.F12]" office:value-type="float" office:value="0">
            <text:p>0</text:p>
          </table:table-cell>
          <table:table-cell table:number-columns-repeated="2"/>
          <table:table-cell table:formula="of:=[.E12]-[.I12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3]+1)*15*[.E13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3]+1)*15*[.I13]/2" office:value-type="float" office:value="0">
            <text:p>0</text:p>
          </table:table-cell>
          <table:table-cell table:formula="of:=[.J13]-[.F13]" office:value-type="float" office:value="0">
            <text:p>0</text:p>
          </table:table-cell>
          <table:table-cell table:number-columns-repeated="2"/>
          <table:table-cell table:formula="of:=[.E13]-[.I13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4]+1)*15*[.E14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4]+1)*15*[.I14]/2" office:value-type="float" office:value="0">
            <text:p>0</text:p>
          </table:table-cell>
          <table:table-cell table:formula="of:=[.J14]-[.F14]" office:value-type="float" office:value="0">
            <text:p>0</text:p>
          </table:table-cell>
          <table:table-cell table:number-columns-repeated="2"/>
          <table:table-cell table:formula="of:=[.E14]-[.I14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5]+1)*15*[.E15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5]+1)*15*[.I15]/2" office:value-type="float" office:value="0">
            <text:p>0</text:p>
          </table:table-cell>
          <table:table-cell table:formula="of:=[.J15]-[.F15]" office:value-type="float" office:value="0">
            <text:p>0</text:p>
          </table:table-cell>
          <table:table-cell table:number-columns-repeated="2"/>
          <table:table-cell table:formula="of:=[.E15]-[.I15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6]+1)*15*[.E16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6]+1)*15*[.I16]/2" office:value-type="float" office:value="0">
            <text:p>0</text:p>
          </table:table-cell>
          <table:table-cell table:formula="of:=[.J16]-[.F16]" office:value-type="float" office:value="0">
            <text:p>0</text:p>
          </table:table-cell>
          <table:table-cell table:number-columns-repeated="2"/>
          <table:table-cell table:formula="of:=[.E16]-[.I16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7]+1)*15*[.E17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7]+1)*15*[.I17]/2" office:value-type="float" office:value="0">
            <text:p>0</text:p>
          </table:table-cell>
          <table:table-cell table:formula="of:=[.J17]-[.F17]" office:value-type="float" office:value="0">
            <text:p>0</text:p>
          </table:table-cell>
          <table:table-cell table:number-columns-repeated="2"/>
          <table:table-cell table:formula="of:=[.E17]-[.I17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8]+1)*15*[.E18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8]+1)*15*[.I18]/2" office:value-type="float" office:value="0">
            <text:p>0</text:p>
          </table:table-cell>
          <table:table-cell table:formula="of:=[.J18]-[.F18]" office:value-type="float" office:value="0">
            <text:p>0</text:p>
          </table:table-cell>
          <table:table-cell table:number-columns-repeated="2"/>
          <table:table-cell table:formula="of:=[.E18]-[.I18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9]+1)*15*[.E19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9]+1)*15*[.I19]/2" office:value-type="float" office:value="0">
            <text:p>0</text:p>
          </table:table-cell>
          <table:table-cell table:formula="of:=[.J19]-[.F19]" office:value-type="float" office:value="0">
            <text:p>0</text:p>
          </table:table-cell>
          <table:table-cell table:number-columns-repeated="2"/>
          <table:table-cell table:formula="of:=[.E19]-[.I19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0]+1)*15*[.E20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0]+1)*15*[.I20]/2" office:value-type="float" office:value="0">
            <text:p>0</text:p>
          </table:table-cell>
          <table:table-cell table:formula="of:=[.J20]-[.F20]" office:value-type="float" office:value="0">
            <text:p>0</text:p>
          </table:table-cell>
          <table:table-cell table:number-columns-repeated="2"/>
          <table:table-cell table:formula="of:=[.E20]-[.I20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1]+1)*15*[.E21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1]+1)*15*[.I21]/2" office:value-type="float" office:value="0">
            <text:p>0</text:p>
          </table:table-cell>
          <table:table-cell table:formula="of:=[.J21]-[.F21]" office:value-type="float" office:value="0">
            <text:p>0</text:p>
          </table:table-cell>
          <table:table-cell table:number-columns-repeated="2"/>
          <table:table-cell table:formula="of:=[.E21]-[.I21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2]+1)*15*[.E22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2]+1)*15*[.I22]/2" office:value-type="float" office:value="0">
            <text:p>0</text:p>
          </table:table-cell>
          <table:table-cell table:formula="of:=[.J22]-[.F22]" office:value-type="float" office:value="0">
            <text:p>0</text:p>
          </table:table-cell>
          <table:table-cell table:number-columns-repeated="2"/>
          <table:table-cell table:formula="of:=[.E22]-[.I22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3]+1)*15*[.E23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3]+1)*15*[.I23]/2" office:value-type="float" office:value="0">
            <text:p>0</text:p>
          </table:table-cell>
          <table:table-cell table:formula="of:=[.J23]-[.F23]" office:value-type="float" office:value="0">
            <text:p>0</text:p>
          </table:table-cell>
          <table:table-cell table:number-columns-repeated="2"/>
          <table:table-cell table:formula="of:=[.E23]-[.I23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4]+1)*15*[.E24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4]+1)*15*[.I24]/2" office:value-type="float" office:value="0">
            <text:p>0</text:p>
          </table:table-cell>
          <table:table-cell table:formula="of:=[.J24]-[.F24]" office:value-type="float" office:value="0">
            <text:p>0</text:p>
          </table:table-cell>
          <table:table-cell table:number-columns-repeated="2"/>
          <table:table-cell table:formula="of:=[.E24]-[.I24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5]+1)*15*[.E25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5]+1)*15*[.I25]/2" office:value-type="float" office:value="0">
            <text:p>0</text:p>
          </table:table-cell>
          <table:table-cell table:formula="of:=[.J25]-[.F25]" office:value-type="float" office:value="0">
            <text:p>0</text:p>
          </table:table-cell>
          <table:table-cell office:value-type="string">
            <text:p>正合計</text:p>
          </table:table-cell>
          <table:table-cell/>
          <table:table-cell table:formula="of:=[.E25]-[.I25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合計</text:p>
          </table:table-cell>
          <table:table-cell table:style-name="Default" table:formula="of:=SUM([.E$6:.E$25])" office:value-type="float" office:value="0">
            <text:p>0</text:p>
          </table:table-cell>
          <table:table-cell table:formula="of:=SUM([.F$6:.F$25])" office:value-type="float" office:value="0">
            <text:p>0</text:p>
          </table:table-cell>
          <table:table-cell/>
          <table:table-cell office:value-type="string">
            <text:p>合計</text:p>
          </table:table-cell>
          <table:table-cell table:style-name="Default" table:formula="of:=SUM([.I$6:.I$25])" office:value-type="float" office:value="0">
            <text:p>0</text:p>
          </table:table-cell>
          <table:table-cell table:formula="of:=SUM([.J$6:.J$25])" office:value-type="float" office:value="0">
            <text:p>0</text:p>
          </table:table-cell>
          <table:table-cell table:formula="of:=SUM([.K6:.K25])" office:value-type="float" office:value="0">
            <text:p>0</text:p>
          </table:table-cell>
          <table:table-cell table:formula="of:=SUMIF([.K6:.K25];&quot;&gt;0&quot;)" office:value-type="float" office:value="0">
            <text:p>0</text:p>
          </table:table-cell>
          <table:table-cell office:value-type="string">
            <text:p>合計</text:p>
          </table:table-cell>
          <table:table-cell table:style-name="ce16" table:formula="of:=SUMIF([.N6:.N25];&quot;&gt;0&quot;)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不足分</text:p>
          </table:table-cell>
          <table:table-cell table:formula="of:=[.$I$26]-[.$E$26]" office:value-type="float" office:value="0">
            <text:p>0</text:p>
          </table:table-cell>
          <table:table-cell table:style-name="ce15" table:formula="of:=[.K26]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3"/>
          <table:table-cell office:value-type="string">
            <text:p>酒代</text:p>
          </table:table-cell>
          <table:table-cell table:formula="of:=[.N26]*480" office:value-type="float" office:value="0">
            <text:p>0</text:p>
          </table:table-cell>
        </table:table-row>
        <table:table-row table:style-name="ro4">
          <table:table-cell table:number-columns-repeated="3"/>
          <table:table-cell office:value-type="string">
            <text:p>お金に直すと(R)</text:p>
          </table:table-cell>
          <table:table-cell table:style-name="Default"/>
          <table:table-cell table:formula="of:=[.$F$27]*40" office:value-type="float" office:value="0">
            <text:p>0</text:p>
          </table:table-cell>
          <table:table-cell/>
          <table:table-cell office:value-type="string">
            <text:p>リバースで戻る金</text:p>
          </table:table-cell>
          <table:table-cell table:style-name="Default"/>
          <table:table-cell table:formula="of:=[.F26]*40" office:value-type="float" office:value="0">
            <text:p>0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>
            <text:p>お金に直すと(地道)</text:p>
          </table:table-cell>
          <table:table-cell table:style-name="Default"/>
          <table:table-cell table:formula="of:=[.L26]*40+[.N27]" office:value-type="float" office:value="0">
            <text:p>0</text:p>
          </table:table-cell>
          <table:table-cell/>
          <table:table-cell office:value-type="string">
            <text:p>1から振りなおすと</text:p>
          </table:table-cell>
          <table:table-cell table:style-name="Default"/>
          <table:table-cell table:formula="of:=[.J26]*40" office:value-type="float" office:value="0">
            <text:p>0</text:p>
          </table:table-cell>
          <table:table-cell table:number-columns-repeated="4"/>
        </table:table-row>
      </table:table>
      <table:table table:name="D計算ツール" table:style-name="ta1" table:print="false">
        <office:forms form:automatic-focus="false" form:apply-design-mode="false"/>
        <table:table-column table:style-name="co14" table:number-columns-repeated="2" table:default-cell-style-name="Default"/>
        <table:table-column table:style-name="co14" table:default-cell-style-name="ce15"/>
        <table:table-column table:style-name="co14" table:default-cell-style-name="Default"/>
        <table:table-column table:style-name="co14" table:default-cell-style-name="ce15"/>
        <table:table-column table:style-name="co14" table:number-columns-repeated="4" table:default-cell-style-name="Default"/>
        <table:table-column table:style-name="co14" table:default-cell-style-name="ce15"/>
        <table:table-column table:style-name="co14" table:default-cell-style-name="Default"/>
        <table:table-column table:style-name="co14" table:default-cell-style-name="ce15"/>
        <table:table-column table:style-name="co14" table:number-columns-repeated="2" table:default-cell-style-name="Default"/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4">
          <table:table-cell/>
          <table:table-cell office:value-type="string">
            <text:p>使い方：必要なデータを入力してｯﾀｰﾝ!するだけです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掛け算の補正は敢えて値を手入力できるようにしてあります。あしからず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ステータスが分からない時は下で計算してね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攻め側</text:p>
          </table:table-cell>
          <table:table-cell table:style-name="Default"/>
          <table:table-cell office:value-type="string">
            <text:p>受け側</text:p>
          </table:table-cell>
          <table:table-cell table:style-name="Default"/>
          <table:table-cell table:number-columns-repeated="3"/>
          <table:table-cell office:value-type="string">
            <text:p>攻め側</text:p>
          </table:table-cell>
          <table:table-cell table:style-name="Default"/>
          <table:table-cell office:value-type="string">
            <text:p>受け側</text:p>
          </table:table-cell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レベル</text:p>
          </table:table-cell>
          <table:table-cell office:value-type="float" office:value="100">
            <text:p>100</text:p>
          </table:table-cell>
          <table:table-cell office:value-type="string">
            <text:p>HP</text:p>
          </table:table-cell>
          <table:table-cell office:value-type="float" office:value="340">
            <text:p>340</text:p>
          </table:table-cell>
          <table:table-cell office:value-type="string">
            <text:p>ダメージ下限</text:p>
          </table:table-cell>
          <table:table-cell table:formula="of:=ROUND([.G8]*0.85)" office:value-type="float" office:value="122">
            <text:p>122</text:p>
          </table:table-cell>
          <table:table-cell/>
          <table:table-cell office:value-type="string">
            <text:p>レベル</text:p>
          </table:table-cell>
          <table:table-cell office:value-type="float" office:value="100">
            <text:p>100</text:p>
          </table:table-cell>
          <table:table-cell office:value-type="string">
            <text:p>HP</text:p>
          </table:table-cell>
          <table:table-cell office:value-type="float" office:value="404">
            <text:p>404</text:p>
          </table:table-cell>
          <table:table-cell office:value-type="string">
            <text:p>ダメージ下限</text:p>
          </table:table-cell>
          <table:table-cell table:formula="of:=ROUND([.N8]*0.85)" office:value-type="float" office:value="179">
            <text:p>179</text:p>
          </table:table-cell>
        </table:table-row>
        <table:table-row table:style-name="ro3">
          <table:table-cell/>
          <table:table-cell office:value-type="string">
            <text:p>攻撃・特攻</text:p>
          </table:table-cell>
          <table:table-cell office:value-type="float" office:value="245">
            <text:p>245</text:p>
          </table:table-cell>
          <table:table-cell office:value-type="string">
            <text:p>防御・特防</text:p>
          </table:table-cell>
          <table:table-cell office:value-type="float" office:value="265">
            <text:p>265</text:p>
          </table:table-cell>
          <table:table-cell office:value-type="string">
            <text:p>ダメージ上限</text:p>
          </table:table-cell>
          <table:table-cell table:formula="of:=ROUND(ROUND((ROUND(ROUND((ROUND([.C7]*2/5)+2)*[.C9]*[.C8]/[.E8])/50)+2)*[.E9])*[.C17]/[.E17])" office:value-type="float" office:value="143">
            <text:p>143</text:p>
          </table:table-cell>
          <table:table-cell/>
          <table:table-cell office:value-type="string">
            <text:p>攻撃・特攻</text:p>
          </table:table-cell>
          <table:table-cell office:value-type="float" office:value="369">
            <text:p>369</text:p>
          </table:table-cell>
          <table:table-cell office:value-type="string">
            <text:p>防御・特防</text:p>
          </table:table-cell>
          <table:table-cell office:value-type="float" office:value="225">
            <text:p>225</text:p>
          </table:table-cell>
          <table:table-cell office:value-type="string">
            <text:p>ダメージ上限</text:p>
          </table:table-cell>
          <table:table-cell table:formula="of:=ROUND(ROUND((ROUND(ROUND((ROUND([.J7]*2/5)+2)*[.J9]*[.J8]/[.L8])/50)+2)*[.L9])*[.J17]/[.L17])" office:value-type="float" office:value="210">
            <text:p>210</text:p>
          </table:table-cell>
        </table:table-row>
        <table:table-row table:style-name="ro3">
          <table:table-cell/>
          <table:table-cell office:value-type="string">
            <text:p>技の威力</text:p>
          </table:table-cell>
          <table:table-cell office:value-type="float" office:value="120">
            <text:p>120</text:p>
          </table:table-cell>
          <table:table-cell office:value-type="string">
            <text:p>相性</text:p>
          </table:table-cell>
          <table:table-cell office:value-type="float" office:value="1">
            <text:p>1</text:p>
          </table:table-cell>
          <table:table-cell office:value-type="string">
            <text:p>ダメージ平均</text:p>
          </table:table-cell>
          <table:table-cell table:formula="of:=ROUND(([.G7]+[.G8])/2)" office:value-type="float" office:value="133">
            <text:p>133</text:p>
          </table:table-cell>
          <table:table-cell/>
          <table:table-cell office:value-type="string">
            <text:p>技の威力</text:p>
          </table:table-cell>
          <table:table-cell office:value-type="float" office:value="100">
            <text:p>100</text:p>
          </table:table-cell>
          <table:table-cell office:value-type="string">
            <text:p>相性</text:p>
          </table:table-cell>
          <table:table-cell office:value-type="float" office:value="1">
            <text:p>1</text:p>
          </table:table-cell>
          <table:table-cell office:value-type="string">
            <text:p>ダメージ平均</text:p>
          </table:table-cell>
          <table:table-cell table:formula="of:=ROUND(([.N7]+[.N8])/2)" office:value-type="float" office:value="195">
            <text:p>195</text:p>
          </table:table-cell>
        </table:table-row>
        <table:table-row table:style-name="ro4">
          <table:table-cell/>
          <table:table-cell office:value-type="string">
            <text:p>補正1</text:p>
          </table:table-cell>
          <table:table-cell office:value-type="float" office:value="1.5">
            <text:p>1.5</text:p>
          </table:table-cell>
          <table:table-cell office:value-type="string">
            <text:p>補正1</text:p>
          </table:table-cell>
          <table:table-cell office:value-type="float" office:value="1">
            <text:p>1</text:p>
          </table:table-cell>
          <table:table-cell office:value-type="string">
            <text:p>回数の期待値</text:p>
          </table:table-cell>
          <table:table-cell table:formula="of:=[.E7]/[.G9]" office:value-type="float" office:value="2.55639097744361">
            <text:p>2.5563909774</text:p>
          </table:table-cell>
          <table:table-cell/>
          <table:table-cell office:value-type="string">
            <text:p>補正1</text:p>
          </table:table-cell>
          <table:table-cell office:value-type="float" office:value="1.5">
            <text:p>1.5</text:p>
          </table:table-cell>
          <table:table-cell office:value-type="string">
            <text:p>補正1</text:p>
          </table:table-cell>
          <table:table-cell office:value-type="float" office:value="1.2">
            <text:p>1.2</text:p>
          </table:table-cell>
          <table:table-cell office:value-type="string">
            <text:p>回数の期待値</text:p>
          </table:table-cell>
          <table:table-cell table:formula="of:=[.L7]/[.N9]" office:value-type="float" office:value="2.07179487179487">
            <text:p>2.0717948718</text:p>
          </table:table-cell>
        </table:table-row>
        <table:table-row table:style-name="ro4">
          <table:table-cell/>
          <table:table-cell office:value-type="string">
            <text:p>補正2</text:p>
          </table:table-cell>
          <table:table-cell office:value-type="float" office:value="1">
            <text:p>1</text:p>
          </table:table-cell>
          <table:table-cell office:value-type="string">
            <text:p>補正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補正2</text:p>
          </table:table-cell>
          <table:table-cell office:value-type="float" office:value="1.2">
            <text:p>1.2</text:p>
          </table:table-cell>
          <table:table-cell office:value-type="string">
            <text:p>補正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補正3</text:p>
          </table:table-cell>
          <table:table-cell office:value-type="float" office:value="1">
            <text:p>1</text:p>
          </table:table-cell>
          <table:table-cell office:value-type="string">
            <text:p>補正3</text:p>
          </table:table-cell>
          <table:table-cell office:value-type="float" office:value="1">
            <text:p>1</text:p>
          </table:table-cell>
          <table:table-cell office:value-type="string">
            <text:p>確定</text:p>
          </table:table-cell>
          <table:table-cell table:formula="of:=IF(ROUNDUP([.E7]/[.G7])=ROUNDUP([.E7]/[.G8]); &quot;○&quot;; &quot;×&quot;)" office:value-type="string" office:string-value="○">
            <text:p>○</text:p>
          </table:table-cell>
          <table:table-cell/>
          <table:table-cell office:value-type="string">
            <text:p>補正3</text:p>
          </table:table-cell>
          <table:table-cell office:value-type="float" office:value="1">
            <text:p>1</text:p>
          </table:table-cell>
          <table:table-cell office:value-type="string">
            <text:p>補正3</text:p>
          </table:table-cell>
          <table:table-cell office:value-type="float" office:value="1">
            <text:p>1</text:p>
          </table:table-cell>
          <table:table-cell office:value-type="string">
            <text:p>確定</text:p>
          </table:table-cell>
          <table:table-cell table:formula="of:=IF(ROUNDUP([.L7]/[.N7])=ROUNDUP([.L7]/[.N8]); &quot;○&quot;; &quot;×&quot;)" office:value-type="string" office:string-value="×">
            <text:p>×</text:p>
          </table:table-cell>
        </table:table-row>
        <table:table-row table:style-name="ro4">
          <table:table-cell/>
          <table:table-cell office:value-type="string">
            <text:p>補正4</text:p>
          </table:table-cell>
          <table:table-cell office:value-type="float" office:value="1">
            <text:p>1</text:p>
          </table:table-cell>
          <table:table-cell office:value-type="string">
            <text:p>補正4</text:p>
          </table:table-cell>
          <table:table-cell office:value-type="float" office:value="1">
            <text:p>1</text:p>
          </table:table-cell>
          <table:table-cell office:value-type="string">
            <text:p>攻撃回数</text:p>
          </table:table-cell>
          <table:table-cell table:formula="of:=ROUNDUP([.E7]/[.G8])" office:value-type="float" office:value="3">
            <text:p>3</text:p>
          </table:table-cell>
          <table:table-cell/>
          <table:table-cell office:value-type="string">
            <text:p>補正4</text:p>
          </table:table-cell>
          <table:table-cell office:value-type="float" office:value="1">
            <text:p>1</text:p>
          </table:table-cell>
          <table:table-cell office:value-type="string">
            <text:p>補正4</text:p>
          </table:table-cell>
          <table:table-cell office:value-type="float" office:value="1">
            <text:p>1</text:p>
          </table:table-cell>
          <table:table-cell office:value-type="string">
            <text:p>攻撃回数</text:p>
          </table:table-cell>
          <table:table-cell table:formula="of:=ROUNDUP([.L7]/[.N8])" office:value-type="float" office:value="2">
            <text:p>2</text:p>
          </table:table-cell>
        </table:table-row>
        <table:table-row table:style-name="ro4">
          <table:table-cell/>
          <table:table-cell office:value-type="string">
            <text:p>補正5</text:p>
          </table:table-cell>
          <table:table-cell office:value-type="float" office:value="1">
            <text:p>1</text:p>
          </table:table-cell>
          <table:table-cell office:value-type="string">
            <text:p>補正5</text:p>
          </table:table-cell>
          <table:table-cell office:value-type="float" office:value="1">
            <text:p>1</text:p>
          </table:table-cell>
          <table:table-cell office:value-type="string">
            <text:p>乱数</text:p>
          </table:table-cell>
          <table:table-cell table:formula="of:=IF([.G12]=&quot;×&quot;; ROUND((1-([.E7]-[.G7]*[.G13])/([.G8]*[.G13]-[.G7]*[.G13]))*100); 100)" office:value-type="float" office:value="100">
            <text:p>100</text:p>
          </table:table-cell>
          <table:table-cell/>
          <table:table-cell office:value-type="string">
            <text:p>補正5</text:p>
          </table:table-cell>
          <table:table-cell office:value-type="float" office:value="1">
            <text:p>1</text:p>
          </table:table-cell>
          <table:table-cell office:value-type="string">
            <text:p>補正5</text:p>
          </table:table-cell>
          <table:table-cell office:value-type="float" office:value="1">
            <text:p>1</text:p>
          </table:table-cell>
          <table:table-cell office:value-type="string">
            <text:p>乱数</text:p>
          </table:table-cell>
          <table:table-cell table:formula="of:=IF([.N12]=&quot;×&quot;; ROUND((1-([.L7]-[.N7]*[.N13])/([.N8]*[.N13]-[.N7]*[.N13]))*100); 100)" office:value-type="float" office:value="26">
            <text:p>26</text:p>
          </table:table-cell>
        </table:table-row>
        <table:table-row table:style-name="ro4">
          <table:table-cell/>
          <table:table-cell office:value-type="string">
            <text:p>補正6</text:p>
          </table:table-cell>
          <table:table-cell office:value-type="float" office:value="1">
            <text:p>1</text:p>
          </table:table-cell>
          <table:table-cell office:value-type="string">
            <text:p>補正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補正6</text:p>
          </table:table-cell>
          <table:table-cell office:value-type="float" office:value="1">
            <text:p>1</text:p>
          </table:table-cell>
          <table:table-cell office:value-type="string">
            <text:p>補正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補正7</text:p>
          </table:table-cell>
          <table:table-cell office:value-type="float" office:value="1">
            <text:p>1</text:p>
          </table:table-cell>
          <table:table-cell office:value-type="string">
            <text:p>補正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補正7</text:p>
          </table:table-cell>
          <table:table-cell office:value-type="float" office:value="1">
            <text:p>1</text:p>
          </table:table-cell>
          <table:table-cell office:value-type="string">
            <text:p>補正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合計補正</text:p>
          </table:table-cell>
          <table:table-cell table:style-name="Default" table:formula="of:=PRODUCT([.C10:.C16])" office:value-type="float" office:value="1.5">
            <text:p>1.5</text:p>
          </table:table-cell>
          <table:table-cell office:value-type="string">
            <text:p>合計補正</text:p>
          </table:table-cell>
          <table:table-cell table:style-name="Default" table:formula="of:=PRODUCT([.E10:.E16])" office:value-type="float" office:value="1">
            <text:p>1</text:p>
          </table:table-cell>
          <table:table-cell table:number-columns-repeated="3"/>
          <table:table-cell office:value-type="string">
            <text:p>合計補正</text:p>
          </table:table-cell>
          <table:table-cell table:style-name="Default" table:formula="of:=PRODUCT([.J10:.J16])" office:value-type="float" office:value="1.8">
            <text:p>1.8</text:p>
          </table:table-cell>
          <table:table-cell office:value-type="string">
            <text:p>合計補正</text:p>
          </table:table-cell>
          <table:table-cell table:style-name="Default" table:formula="of:=PRODUCT([.L10:.L16])" office:value-type="float" office:value="1.2">
            <text:p>1.2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4">
          <table:table-cell/>
          <table:table-cell office:value-type="string">
            <text:p>HP</text:p>
          </table:table-cell>
          <table:table-cell table:style-name="Default"/>
          <table:table-cell office:value-type="string">
            <text:p>HP以外</text:p>
          </table:table-cell>
          <table:table-cell table:style-name="Default"/>
          <table:table-cell office:value-type="string">
            <text:p>HP以外</text:p>
          </table:table-cell>
          <table:table-cell table:number-columns-repeated="2"/>
          <table:table-cell office:value-type="string">
            <text:p>HP</text:p>
          </table:table-cell>
          <table:table-cell table:style-name="Default"/>
          <table:table-cell office:value-type="string">
            <text:p>HP以外</text:p>
          </table:table-cell>
          <table:table-cell table:style-name="Default"/>
          <table:table-cell office:value-type="string">
            <text:p>HP以外</text:p>
          </table:table-cell>
          <table:table-cell/>
        </table:table-row>
        <table:table-row table:style-name="ro3">
          <table:table-cell/>
          <table:table-cell office:value-type="string">
            <text:p>種族値</text:p>
          </table:table-cell>
          <table:table-cell office:value-type="float" office:value="120">
            <text:p>120</text:p>
          </table:table-cell>
          <table:table-cell office:value-type="string">
            <text:p>種族値</text:p>
          </table:table-cell>
          <table:table-cell office:value-type="float" office:value="120">
            <text:p>120</text:p>
          </table:table-cell>
          <table:table-cell office:value-type="string">
            <text:p>種族値</text:p>
          </table:table-cell>
          <table:table-cell table:style-name="ce15" office:value-type="float" office:value="140">
            <text:p>140</text:p>
          </table:table-cell>
          <table:table-cell/>
          <table:table-cell office:value-type="string">
            <text:p>種族値</text:p>
          </table:table-cell>
          <table:table-cell office:value-type="float" office:value="105">
            <text:p>105</text:p>
          </table:table-cell>
          <table:table-cell office:value-type="string">
            <text:p>種族値</text:p>
          </table:table-cell>
          <table:table-cell office:value-type="float" office:value="100">
            <text:p>100</text:p>
          </table:table-cell>
          <table:table-cell office:value-type="string">
            <text:p>種族値</text:p>
          </table:table-cell>
          <table:table-cell table:style-name="ce15" office:value-type="float" office:value="120">
            <text:p>120</text:p>
          </table:table-cell>
        </table:table-row>
        <table:table-row table:style-name="ro3">
          <table:table-cell/>
          <table:table-cell office:value-type="string">
            <text:p>BP</text:p>
          </table:table-cell>
          <table:table-cell office:value-type="float" office:value="64">
            <text:p>64</text:p>
          </table:table-cell>
          <table:table-cell office:value-type="string">
            <text:p>BP</text:p>
          </table:table-cell>
          <table:table-cell office:value-type="float" office:value="64">
            <text:p>64</text:p>
          </table:table-cell>
          <table:table-cell office:value-type="string">
            <text:p>BP</text:p>
          </table:table-cell>
          <table:table-cell table:style-name="ce15" office:value-type="float" office:value="64">
            <text:p>64</text:p>
          </table:table-cell>
          <table:table-cell/>
          <table:table-cell office:value-type="string">
            <text:p>BP</text:p>
          </table:table-cell>
          <table:table-cell office:value-type="float" office:value="64">
            <text:p>64</text:p>
          </table:table-cell>
          <table:table-cell office:value-type="string">
            <text:p>BP</text:p>
          </table:table-cell>
          <table:table-cell office:value-type="float" office:value="15">
            <text:p>15</text:p>
          </table:table-cell>
          <table:table-cell office:value-type="string">
            <text:p>BP</text:p>
          </table:table-cell>
          <table:table-cell table:style-name="ce15" office:value-type="float" office:value="64">
            <text:p>64</text:p>
          </table:table-cell>
        </table:table-row>
        <table:table-row table:style-name="ro3">
          <table:table-cell/>
          <table:table-cell office:value-type="string">
            <text:p>ステータス</text:p>
          </table:table-cell>
          <table:table-cell table:style-name="Default" table:formula="of:=[.C20]*2+[.C21]+130" office:value-type="float" office:value="434">
            <text:p>434</text:p>
          </table:table-cell>
          <table:table-cell office:value-type="string">
            <text:p>ステータス</text:p>
          </table:table-cell>
          <table:table-cell table:style-name="Default" table:formula="of:=[.E20]*2+[.E21]+25" office:value-type="float" office:value="329">
            <text:p>329</text:p>
          </table:table-cell>
          <table:table-cell office:value-type="string">
            <text:p>ステータス</text:p>
          </table:table-cell>
          <table:table-cell table:formula="of:=[.G20]*2+[.G21]+25" office:value-type="float" office:value="369">
            <text:p>369</text:p>
          </table:table-cell>
          <table:table-cell/>
          <table:table-cell office:value-type="string">
            <text:p>ステータス</text:p>
          </table:table-cell>
          <table:table-cell table:style-name="Default" table:formula="of:=[.J20]*2+[.J21]+130" office:value-type="float" office:value="404">
            <text:p>404</text:p>
          </table:table-cell>
          <table:table-cell office:value-type="string">
            <text:p>ステータス</text:p>
          </table:table-cell>
          <table:table-cell table:style-name="Default" table:formula="of:=[.L20]*2+[.L21]+25" office:value-type="float" office:value="240">
            <text:p>240</text:p>
          </table:table-cell>
          <table:table-cell office:value-type="string">
            <text:p>ステータス</text:p>
          </table:table-cell>
          <table:table-cell table:formula="of:=[.N20]*2+[.N21]+25" office:value-type="float" office:value="329">
            <text:p>329</text:p>
          </table:table-cell>
        </table:table-row>
      </table:table>
      <table:table table:name="種族値判定" table:style-name="ta1" table:print="false">
        <office:forms form:automatic-focus="false" form:apply-design-mode="false"/>
        <table:table-column table:style-name="co14" table:default-cell-style-name="Default"/>
        <table:table-column table:style-name="co14" table:default-cell-style-name="ce11"/>
        <table:table-column table:style-name="co14" table:default-cell-style-name="ce12"/>
        <table:table-column table:style-name="co14" table:default-cell-style-name="Default"/>
        <table:table-row table:style-name="ro4">
          <table:table-cell/>
          <table:table-cell table:style-name="Default" office:value-type="string">
            <text:p>ステータス</text:p>
          </table:table-cell>
          <table:table-cell table:style-name="Default" office:value-type="string">
            <text:p>BP</text:p>
          </table:table-cell>
          <table:table-cell office:value-type="string">
            <text:p>種族値(5単位)</text:p>
          </table:table-cell>
        </table:table-row>
        <table:table-row table:style-name="ro3">
          <table:table-cell office:value-type="string">
            <text:p>HP</text:p>
          </table:table-cell>
          <table:table-cell table:style-name="ce17" office:value-type="float" office:value="330">
            <text:p>330</text:p>
          </table:table-cell>
          <table:table-cell table:style-name="ce19" office:value-type="float" office:value="0">
            <text:p>0</text:p>
          </table:table-cell>
          <table:table-cell table:formula="of:=ROUNDUP((50*([.B2]-10-[.$B$9])/[.$B$9]-10-[.C2]/2)/5)*5" office:value-type="float" office:value="100">
            <text:p>100</text:p>
          </table:table-cell>
        </table:table-row>
        <table:table-row table:style-name="ro3">
          <table:table-cell office:value-type="string">
            <text:p>攻撃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ROUNDUP((50*([.B3]-5)/[.$B$9]-10-[.C3]/2)/5)*5" office:value-type="float" office:value="100">
            <text:p>100</text:p>
          </table:table-cell>
        </table:table-row>
        <table:table-row table:style-name="ro3">
          <table:table-cell office:value-type="string">
            <text:p>防御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ROUNDUP((50*([.B4]-5)/[.$B$9]-10-[.C4]/2)/5)*5" office:value-type="float" office:value="100">
            <text:p>100</text:p>
          </table:table-cell>
        </table:table-row>
        <table:table-row table:style-name="ro3">
          <table:table-cell office:value-type="string">
            <text:p>特攻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ROUNDUP((50*([.B5]-5)/[.$B$9]-10-[.C5]/2)/5)*5" office:value-type="float" office:value="100">
            <text:p>100</text:p>
          </table:table-cell>
        </table:table-row>
        <table:table-row table:style-name="ro3">
          <table:table-cell office:value-type="string">
            <text:p>特防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ROUNDUP((50*([.B6]-5)/[.$B$9]-10-[.C6]/2)/5)*5" office:value-type="float" office:value="100">
            <text:p>100</text:p>
          </table:table-cell>
        </table:table-row>
        <table:table-row table:style-name="ro3">
          <table:table-cell office:value-type="string">
            <text:p>速度</text:p>
          </table:table-cell>
          <table:table-cell table:style-name="ce18" office:value-type="float" office:value="225">
            <text:p>225</text:p>
          </table:table-cell>
          <table:table-cell table:style-name="ce20" office:value-type="float" office:value="0">
            <text:p>0</text:p>
          </table:table-cell>
          <table:table-cell table:formula="of:=ROUNDUP((50*([.B7]-5)/[.$B$9]-10-[.C7]/2)/5)*5" office:value-type="float" office:value="100">
            <text:p>100</text:p>
          </table:table-cell>
        </table:table-row>
        <table:table-row table:style-name="ro3">
          <table:table-cell/>
          <table:table-cell table:style-name="Default" table:number-columns-repeated="2"/>
          <table:table-cell table:formula="of:=SUM([.D2:.D7])" office:value-type="float" office:value="600">
            <text:p>600</text:p>
          </table:table-cell>
        </table:table-row>
        <table:table-row table:style-name="ro3">
          <table:table-cell office:value-type="string">
            <text:p>Lv</text:p>
          </table:table-cell>
          <table:table-cell table:style-name="ce15" office:value-type="float" office:value="100">
            <text:p>100</text:p>
          </table:table-cell>
          <table:table-cell table:style-name="Default"/>
          <table:table-cell/>
        </table:table-row>
      </table:table>
      <table:database-ranges>
        <table:database-range table:target-range-address="種族表.A1:種族表.BF42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8">2013/01/28</text:date>, <text:time>02:16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6T03:57:20.95</meta:creation-date>
    <dc:date>2013-01-28T02:16:06.85</dc:date>
    <meta:editing-duration>P20DT8H3M9S</meta:editing-duration>
    <meta:editing-cycles>226</meta:editing-cycles>
    <meta:generator>OpenOffice.org/3.4.1$Win32 OpenOffice.org_project/341m1$Build-9593</meta:generator>
    <meta:document-statistic meta:table-count="5" meta:cell-count="17058" meta:object-count="0"/>
  </office:meta>
</office:document-meta>
</file>